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4-22</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English</text:span>
</text:h>
      <text:h text:style-name="P10" text:outline-level="1">
<text:span text:style-name="T4">
At Caurus Directory Russia Army Shellled Krasche Perche, NovoMilnsk, Yardnica, West Ande ...</text:span>
</text:h>
      <text:p text:style-name="P4">
Authors: liveuamap (Language: en)</text:p>
      <text:p text:style-name="P4">
Time: 2023-04-21T-48:05:00</text:p>
      <text:p text:style-name="P4">
Location: Svatove (Latitude:49.5447 Longtitude:37.89253)</text:p>
      <text:p text:style-name="P4">
Videos: []</text:p>
      <text:p text:style-name="P4">
Images: []</text:p>
      <text:p text:style-name="P4">
Tags: ["Russia"]</text:p>
      <text:p text:style-name="P4">
Id: 22557648</text:p>
      <!--METADATA-->
      <text:p text:style-name="P4">
At Kupiansk direction Russian army shelled Krasne Pershe, Novomlynsk,Dvorichna, Zapadne and Berestove of Kharkiv region, - General Staff of ArmedForces of Ukraine says in the morning report</text:p>
      <text:p text:style-name="P4">
News Collection Link: <text:a xlink:type="simple" xlink:href="https://liveuamap.com/en/2023/21-april-at-kupiansk-direction-russian-army-shelled-krasne" text:style-name="Internet_20_link" text:visited-style-name="Visited_20_Internet_20_Link">
https://liveuamap.com/en/2023/21-april-at-kupiansk-direction-russian-army-shelled-krasne</text:a>
</text:p>
      <text:p text:style-name="P4">
News Source: <text:a xlink:type="simple" xlink:href="https://t.me/lumsrc/4550" text:style-name="Internet_20_link" text:visited-style-name="Visited_20_Internet_20_Link">
https://t.me/lumsrc/4550</text:a>
</text:p>
      <!--NEWS-->
      <text:h text:style-name="P10" text:outline-level="1">
<text:span text:style-name="T4">
At Lyman direction Russian army shelled Stelmakhivka, Nevske, Dibrova and Bilohorivka of Luha...</text:span>
</text:h>
      <text:p text:style-name="P4">
Authors: liveuamap (Language: en)</text:p>
      <text:p text:style-name="P4">
Time: 2023-04-21T-50:05:00</text:p>
      <text:p text:style-name="P4">
Location: Bakhmut (Latitude:48.80652 Longtitude:38.23963)</text:p>
      <text:p text:style-name="P4">
Videos: []</text:p>
      <text:p text:style-name="P4">
Images: []</text:p>
      <text:p text:style-name="P4">
Tags: ["Russia"]</text:p>
      <text:p text:style-name="P4">
Id: 22557647</text:p>
      <!--METADATA-->
      <text:p text:style-name="P4">
At Lyman direction Russian army shelled Stelmakhivka, Nevske, Dibrova andBilohorivka of Luhansk region and Ivanivka, Verkhnokamyanske and Spirne ofDonetsk region, - General Staff of Armed Forces of Ukraine says in the morningreport</text:p>
      <text:p text:style-name="P4">
News Collection Link: <text:a xlink:type="simple" xlink:href="https://liveuamap.com/en/2023/21-april-at-lyman-direction-russian-army-shelled-stelmakhivka" text:style-name="Internet_20_link" text:visited-style-name="Visited_20_Internet_20_Link">
https://liveuamap.com/en/2023/21-april-at-lyman-direction-russian-army-shelled-stelmakhivka</text:a>
</text:p>
      <text:p text:style-name="P4">
News Source: <text:a xlink:type="simple" xlink:href="https://t.me/lumsrc/4551" text:style-name="Internet_20_link" text:visited-style-name="Visited_20_Internet_20_Link">
https://t.me/lumsrc/4551</text:a>
</text:p>
      <!--NEWS-->
      <text:h text:style-name="P10" text:outline-level="1">
<text:span text:style-name="T4">
JSU Bakhmut Directio Rusian of the Army Shelled Vasukivka, Minkivka, Zaliznyanske, Orikhovo-Basil ...</text:span>
</text:h>
      <text:p text:style-name="P4">
Authors: liveuamap (Language: en)</text:p>
      <text:p text:style-name="P4">
Time: 2023-04-21T-52:05:00</text:p>
      <text:p text:style-name="P4">
Location: Novhorods'ke, Donetsk Oblast (Latitude:48.32498 Longtitude:37.84344)</text:p>
      <text:p text:style-name="P4">
Videos: []</text:p>
      <text:p text:style-name="P4">
Images: []</text:p>
      <text:p text:style-name="P4">
Tags: ["Russia"]</text:p>
      <text:p text:style-name="P4">
Id: 22557646</text:p>
      <!--METADATA-->
      <text:p text:style-name="P4">
At Bakhmut Direction Russian Army Shelled Vasukivka, Minkivka, Zaliznyanske, Orikhovo-Vasylivka, Novomarkove, Hryhorivka, Bakhkhivka, Ivanut, Ivanut, IVANTKACA A and New York of Donetskregion, - General Staff of Armed Forces of Ukraine Says in the Morning Report</text:p>
      <text:p text:style-name="P4">
News Collection Link:(https://liveuamap.com/en/2023/21-april-at-bakhmut-direction-russian-army-shelled-vasukivka)</text:p>
      <text:p text:style-name="P4">
News Source: <text:a xlink:type="simple" xlink:href="https://t.me/lumsrc/4552" text:style-name="Internet_20_link" text:visited-style-name="Visited_20_Internet_20_Link">
https://t.me/lumsrc/4552</text:a>
</text:p>
      <!--NEWS-->
      <text:h text:style-name="P10" text:outline-level="1">
<text:span text:style-name="T4">
JSC Avdiivka Directioz Rusyan Army Shelled Ceramics, Steppe, Kamyanka, Tonne, Severe, K ...</text:span>
</text:h>
      <text:p text:style-name="P4">
Authors: liveuamap (Language: en)</text:p>
      <text:p text:style-name="P4">
Time: 2023-04-21T-54:05:00</text:p>
      <text:p text:style-name="P4">
Location: Donetsk Oblast (Latitude:48.05376 Longtitude:37.57221)</text:p>
      <text:p text:style-name="P4">
Videos: []</text:p>
      <text:p text:style-name="P4">
Images: []</text:p>
      <text:p text:style-name="P4">
Tags: ["Russia"]</text:p>
      <text:p text:style-name="P4">
Id: 22557645</text:p>
      <!--METADATA-->
      <text:p text:style-name="P4">
At Avdiyivka directions Russian army shelled Keramik, Stepove, Kamyanka,Tonenke, Syeverne, Karlivka, Pervomayske and Nevelske, - General Staff ofArmed Forces of Ukraine says in the morning report</text:p>
      <text:p text:style-name="P4">
News Collection Link: <text:a xlink:type="simple" xlink:href="https://liveuamap.com/en/2023/21-april-at-avdiyivka-directions-russian-army-shelled-keramik" text:style-name="Internet_20_link" text:visited-style-name="Visited_20_Internet_20_Link">
https://liveuamap.com/en/2023/21-april-at-avdiyivka-directions-russian-army-shelled-keramik</text:a>
</text:p>
      <text:p text:style-name="P4">
News Source: <text:a xlink:type="simple" xlink:href="https://t.me/lumsrc/4553" text:style-name="Internet_20_link" text:visited-style-name="Visited_20_Internet_20_Link">
https://t.me/lumsrc/4553</text:a>
</text:p>
      <!--NEWS-->
      <text:h text:style-name="P10" text:outline-level="1">
<text:span text:style-name="T4">
JSC Marinka Direcion Rusian Army Shelled Krasnogorivka, Maximilyanivka, St. George, Marie ...</text:span>
</text:h>
      <text:p text:style-name="P4">
Authors: liveuamap (Language: en)</text:p>
      <text:p text:style-name="P4">
Time: 2023-04-21T-56:05:00</text:p>
      <text:p text:style-name="P4">
Location: Donetsk (Latitude:47.8536 Longtitude:37.48158)</text:p>
      <text:p text:style-name="P4">
Videos: []</text:p>
      <text:p text:style-name="P4">
Images: []</text:p>
      <text:p text:style-name="P4">
Tags: ["Russia"]</text:p>
      <text:p text:style-name="P4">
Id: 22557644</text:p>
      <!--METADATA-->
      <text:p text:style-name="P4">
At Maryinka direction Russian army shelled Krasnohorivka, Maksymilyanivka,Heorhiyivka, Maryinka, Pobyeda and Novomykhaylivka, - General Staff of ArmedForces of Ukraine says in the morning report</text:p>
      <text:p text:style-name="P4">
News Collection Link: <text:a xlink:type="simple" xlink:href="https://liveuamap.com/en/2023/21-april-at-maryinka-direction-russian-army-shelled-krasnohorivka" text:style-name="Internet_20_link" text:visited-style-name="Visited_20_Internet_20_Link">
https://liveuamap.com/en/2023/21-april-at-maryinka-direction-russian-army-shelled-krasnohorivka</text:a>
</text:p>
      <text:p text:style-name="P4">
News Source: <text:a xlink:type="simple" xlink:href="https://t.me/lumsrc/4554" text:style-name="Internet_20_link" text:visited-style-name="Visited_20_Internet_20_Link">
https://t.me/lumsrc/4554</text:a>
</text:p>
      <!--NEWS-->
      <text:h text:style-name="P10" text:outline-level="1">
<text:span text:style-name="T4">
JSC Shaktarske Directio Rusian Army Shelled Novoukrainka, Greater Novosilka, Golden Niva, PR ...</text:span>
</text:h>
      <text:p text:style-name="P4">
Authors: liveuamap (Language: en)</text:p>
      <text:p text:style-name="P4">
Time: 2023-04-21T-58:05:00</text:p>
      <text:p text:style-name="P4">
Location: Vuhledar (Latitude:47.84277 Longtitude:37.11164)</text:p>
      <text:p text:style-name="P4">
Videos: []</text:p>
      <text:p text:style-name="P4">
Images: []</text:p>
      <text:p text:style-name="P4">
Tags: ["Russia"]</text:p>
      <text:p text:style-name="P4">
Id: 22557643</text:p>
      <!--METADATA-->
      <text:p text:style-name="P4">
At Shaktarske direction Russian army shelled Novoukrayinka, Velyka Novosilka,Zolota Nyva, Prechystivka and Vuhledar of Donetsk region, - General Staff ofArmed Forces of Ukraine says in the morning report</text:p>
      <text:p text:style-name="P4">
News Collection Link: <text:a xlink:type="simple" xlink:href="https://liveuamap.com/en/2023/21-april-at-shaktarske-direction-russian-army-shelled-novoukrayinka" text:style-name="Internet_20_link" text:visited-style-name="Visited_20_Internet_20_Link">
https://liveuamap.com/en/2023/21-april-at-shaktarske-direction-russian-army-shelled-novoukrayinka</text:a>
</text:p>
      <text:p text:style-name="P4">
News Source: <text:a xlink:type="simple" xlink:href="https://t.me/lumsrc/4555" text:style-name="Internet_20_link" text:visited-style-name="Visited_20_Internet_20_Link">
https://t.me/lumsrc/4555</text:a>
</text:p>
      <!--NEWS-->
      <text:h text:style-name="P10" text:outline-level="1">
<text:span text:style-name="T4">
At Zaporizhzhia and Kherson directions Russian army shelled Olhivske, Malynivka, Orikhiv, Nov...</text:span>
</text:h>
      <text:p text:style-name="P4">
Authors: liveuamap (Language: en)</text:p>
      <text:p text:style-name="P4">
Time: 2023-04-21T-60:05:00</text:p>
      <text:p text:style-name="P4">
Location: Kherson (Latitude:46.63765 Longtitude:32.60931)</text:p>
      <text:p text:style-name="P4">
Videos: []</text:p>
      <text:p text:style-name="P4">
Images: []</text:p>
      <text:p text:style-name="P4">
Tags: ["Russia"]</text:p>
      <text:p text:style-name="P4">
Id: 22557642</text:p>
      <!--METADATA-->
      <text:p text:style-name="P4">
At Zaporizhzhia and Kherson directions Russian army shelled Olhivske,Malynivka, Orikhiv, Novodanylivka and Novoandriyivka of Zaporizhzhia region;Dudchany, Kachkarivka, Zmiyivka, Ivanivka, Inzhenerne, Dniprovske of Khersonregion and Kherson city, - General Staff of Armed Forces of Ukraine says inthe morning report</text:p>
      <text:p text:style-name="P4">
News Collection Link: <text:a xlink:type="simple" xlink:href="https://liveuamap.com/en/2023/21-april-at-zaporizhzhia-and-kherson-directions-russian-army" text:style-name="Internet_20_link" text:visited-style-name="Visited_20_Internet_20_Link">
https://liveuamap.com/en/2023/21-april-at-zaporizhzhia-and-kherson-directions-russian-army</text:a>
</text:p>
      <text:p text:style-name="P4">
News Source: <text:a xlink:type="simple" xlink:href="https://t.me/lumsrc/4556" text:style-name="Internet_20_link" text:visited-style-name="Visited_20_Internet_20_Link">
https://t.me/lumsrc/4556</text:a>
</text:p>
      <!--NEWS-->
      <text:h text:style-name="P10" text:outline-level="1">
<text:span text:style-name="T4">
Ukrainian air defense shot down 8 of 12 Shahed drones overnight, reportedly there are hits in...</text:span>
</text:h>
      <text:p text:style-name="P4">
Authors: liveuamap (Language: en)</text:p>
      <text:p text:style-name="P4">
Time: 2023-04-21T01:52:00</text:p>
      <text:p text:style-name="P4">
Location: Poltava (Latitude:48.91528 Longtitude:33.76099)</text:p>
      <text:p text:style-name="P4">
Videos: []</text:p>
      <text:p text:style-name="P4">
Images: ["<text:a xlink:type="simple" xlink:href="https://liveuamap.com/pics/2023/04/21/22557633_0.jpg" text:style-name="Internet_20_link" text:visited-style-name="Visited_20_Internet_20_Link">
22557633_0.jpg</text:a>
", "<text:a xlink:type="simple" xlink:href="https://liveuamap.com/pics/2023/04/21/22557633_1.jpg" text:style-name="Internet_20_link" text:visited-style-name="Visited_20_Internet_20_Link">
22557633_1.jpg</text:a>
"]</text:p>
      <text:p text:style-name="P4">
Tags: ["Europe", "Central and Eastern Europe"]</text:p>
      <text:p text:style-name="P4">
Id: 22557633</text:p>
      <!--METADATA-->
      <text:p text:style-name="P4">
Ukrainian air defense shot down 8 of 12 Shahed drones overnight, reportedlythere are hits in Vinnytsia and Poltava regions</text:p>
      <text:p text:style-name="P4">
<draw:frame draw:style-name="fr1" draw:name="Image2" text:anchor-type="as-char" svg:width="6.9236in" svg:height="4.615733in" draw:z-index="0">
<draw:image xlink:href="../Images/liveuamap/2023-04-21T01-52-00/22557633_0.jpg" xlink:type="simple" xlink:show="embed" xlink:actuate="onLoad" draw:mime-type="image/jpeg"/>
</draw:frame>
<draw:frame draw:style-name="fr1" draw:name="Image3" text:anchor-type="as-char" svg:width="6.9236in" svg:height="6.9236in" draw:z-index="0">
<draw:image xlink:href="../Images/liveuamap/2023-04-21T01-52-00/22557633_1.jpg" xlink:type="simple" xlink:show="embed" xlink:actuate="onLoad" draw:mime-type="image/jpeg"/>
</draw:frame>
News Collection Link: <text:a xlink:type="simple" xlink:href="https://liveuamap.com/en/2023/21-april-ukrainian-air-defense-shot-down-8-of-12-shahed-drones" text:style-name="Internet_20_link" text:visited-style-name="Visited_20_Internet_20_Link">
https://liveuamap.com/en/2023/21-april-ukrainian-air-defense-shot-down-8-of-12-shahed-drones</text:a>
</text:p>
      <text:p text:style-name="P4">
News Source: <text:a xlink:type="simple" xlink:href="https://t.me/channel24_ua/85301" text:style-name="Internet_20_link" text:visited-style-name="Visited_20_Internet_20_Link">
https://t.me/channel24_ua/85301</text:a>
</text:p>
      <!--NEWS-->
      <text:h text:style-name="P10" text:outline-level="1">
<text:span text:style-name="T4">
Explosive drone crashed near Guevo village of Kursk region</text:span>
</text:h>
      <text:p text:style-name="P4">
Authors: liveuamap (Language: en)</text:p>
      <text:p text:style-name="P4">
Time: 2023-04-21T01:53:00</text:p>
      <text:p text:style-name="P4">
Location: Kursk (Latitude:51.08933 Longtitude:35.25836)</text:p>
      <text:p text:style-name="P4">
Videos: []</text:p>
      <text:p text:style-name="P4">
Images: []</text:p>
      <text:p text:style-name="P4">
Tags: ["Russia", "Europe"]</text:p>
      <text:p text:style-name="P4">
Id: 22557634</text:p>
      <!--METADATA-->
      <text:p text:style-name="P4">
Explosive drone crashed near Guevo village of Kursk region</text:p>
      <text:p text:style-name="P4">
News Collection Link: <text:a xlink:type="simple" xlink:href="https://liveuamap.com/en/2023/21-april-explosive-drone-crashed-near-guevo-village-of-kursk" text:style-name="Internet_20_link" text:visited-style-name="Visited_20_Internet_20_Link">
https://liveuamap.com/en/2023/21-april-explosive-drone-crashed-near-guevo-village-of-kursk</text:a>
</text:p>
      <text:p text:style-name="P4">
News Source: <text:a xlink:type="simple" xlink:href="https://t.me/rusbrief/110832" text:style-name="Internet_20_link" text:visited-style-name="Visited_20_Internet_20_Link">
https://t.me/rusbrief/110832</text:a>
</text:p>
      <!--NEWS-->
      <text:h text:style-name="P10" text:outline-level="1">
<text:span text:style-name="T4">
Kherson, Khersonska Oblast(20:21). Red Alert: aerial threat. Sirens sounding. Take cover now!</text:span>
</text:h>
      <text:p text:style-name="P4">
Authors: liveuamap (Language: en)</text:p>
      <text:p text:style-name="P4">
Time: 2023-04-21T14:22:00</text:p>
      <text:p text:style-name="P4">
Location: Kherson (Latitude:46.65581000 Longtitude:32.61780000)</text:p>
      <text:p text:style-name="P4">
Videos: []</text:p>
      <text:p text:style-name="P4">
Images: []</text:p>
      <text:p text:style-name="P4">
Tags: ["Europe", "Central and Eastern Europe"]</text:p>
      <text:p text:style-name="P4">
Id: 22557767</text:p>
      <!--METADATA-->
      <text:p text:style-name="P4">
Kherson, Kherson region(20:21). Red Alert: aerial threat. Sirens sounding.Take cover now!</text:p>
      <text:p text:style-name="P4">
News Collection Link: <text:a xlink:type="simple" xlink:href="https://liveuamap.com/en/2023/21-april-kherson-khersonska-oblast2021-red-alg" text:style-name="Internet_20_link" text:visited-style-name="Visited_20_Internet_20_Link">
https://liveuamap.com/en/2023/21-april-kherson-khersonska-oblast2021-red-alg</text:a>
</text:p>
      <text:p text:style-name="P4">
News Source: <text:a xlink:type="simple" xlink:href="https://t.me/air_alert_ua/43534" text:style-name="Internet_20_link" text:visited-style-name="Visited_20_Internet_20_Link">
https://t.me/air_alert_ua/43534</text:a>
</text:p>
      <!--NEWS-->
      <text:h text:style-name="P10" text:outline-level="1">
<text:span text:style-name="T4">
Mykolaiv, Mykolayivska Oblast(20:22). Red Alert: aerial threat. Sirens sounding. Take cover now!</text:span>
</text:h>
      <text:p text:style-name="P4">
Authors: liveuamap (Language: en)</text:p>
      <text:p text:style-name="P4">
Time: 2023-04-21T14:24:00</text:p>
      <text:p text:style-name="P4">
Location: Mykolaiv (Latitude:46.94866 Longtitude:32.00639)</text:p>
      <text:p text:style-name="P4">
Videos: []</text:p>
      <text:p text:style-name="P4">
Images: []</text:p>
      <text:p text:style-name="P4">
Tags: ["Europe", "Central and Eastern Europe"]</text:p>
      <text:p text:style-name="P4">
Id: 22557768</text:p>
      <!--METADATA-->
      <text:p text:style-name="P4">
Nikolaev, Mykolaiv region(20:22). Red Alert: aerial threat. Sirenssounding. Take cover now!</text:p>
      <text:p text:style-name="P4">
News Collection Link: <text:a xlink:type="simple" xlink:href="https://liveuamap.com/en/2023/21-april-mykolaiv-mykolayivska-oblast2022-redg" text:style-name="Internet_20_link" text:visited-style-name="Visited_20_Internet_20_Link">
https://liveuamap.com/en/2023/21-april-mykolaiv-mykolayivska-oblast2022-redg</text:a>
</text:p>
      <text:p text:style-name="P4">
News Source: <text:a xlink:type="simple" xlink:href="https://t.me/air_alert_ua/43535" text:style-name="Internet_20_link" text:visited-style-name="Visited_20_Internet_20_Link">
https://t.me/air_alert_ua/43535</text:a>
</text:p>
      <!--NEWS-->
      <text:h text:style-name="P10" text:outline-level="1">
<text:span text:style-name="T4">
Donetsk Oblast(21:02). Red Alert: aerial threat. Sirens sounding. Take cover now!</text:span>
</text:h>
      <text:p text:style-name="P4">
Authors: liveuamap (Language: en)</text:p>
      <text:p text:style-name="P4">
Time: 2023-04-21T15:04:00</text:p>
      <text:p text:style-name="P4">
Location: Donetsk Oblast (Latitude:48.72795 Longtitude:37.5776)</text:p>
      <text:p text:style-name="P4">
Videos: []</text:p>
      <text:p text:style-name="P4">
Images: []</text:p>
      <text:p text:style-name="P4">
Tags: ["Europe", "Central and Eastern Europe"]</text:p>
      <text:p text:style-name="P4">
Id: 22557775</text:p>
      <!--METADATA-->
      <text:p text:style-name="P4">
Donetsk Oblast(21:02). Red Alert: aerial threat. Sirens sounding. Take covernow!</text:p>
      <text:p text:style-name="P4">
News Collection Link: <text:a xlink:type="simple" xlink:href="https://liveuamap.com/en/2023/21-april-donetsk-oblast2102-red-alert-aerial-g" text:style-name="Internet_20_link" text:visited-style-name="Visited_20_Internet_20_Link">
https://liveuamap.com/en/2023/21-april-donetsk-oblast2102-red-alert-aerial-g</text:a>
</text:p>
      <text:p text:style-name="P4">
News Source: <text:a xlink:type="simple" xlink:href="https://t.me/air_alert_ua/43536" text:style-name="Internet_20_link" text:visited-style-name="Visited_20_Internet_20_Link">
https://t.me/air_alert_ua/43536</text:a>
</text:p>
      <!--NEWS-->
      <text:h text:style-name="P10" text:outline-level="1">
<text:span text:style-name="T4">
Kharkiv, Kharkivska Oblast(21:07). Red Alert: aerial threat. Sirens sounding. Take cover now!</text:span>
</text:h>
      <text:p text:style-name="P4">
Authors: liveuamap (Language: en)</text:p>
      <text:p text:style-name="P4">
Time: 2023-04-21T15:08:00</text:p>
      <text:p text:style-name="P4">
Location: Kharkiv (Latitude:49.98132 Longtitude:36.2529)</text:p>
      <text:p text:style-name="P4">
Videos: []</text:p>
      <text:p text:style-name="P4">
Images: []</text:p>
      <text:p text:style-name="P4">
Tags: ["Europe", "Central and Eastern Europe"]</text:p>
      <text:p text:style-name="P4">
Id: 22557776</text:p>
      <!--METADATA-->
      <text:p text:style-name="P4">
Kharkiv, Kharkiv region(21:07). Red Alert: aerial threat. Sirens sounding.Take cover now!</text:p>
      <text:p text:style-name="P4">
News Collection Link: <text:a xlink:type="simple" xlink:href="https://liveuamap.com/en/2023/21-april-kharkiv-kharkivska-oblast2107-red-alg" text:style-name="Internet_20_link" text:visited-style-name="Visited_20_Internet_20_Link">
https://liveuamap.com/en/2023/21-april-kharkiv-kharkivska-oblast2107-red-alg</text:a>
</text:p>
      <text:p text:style-name="P4">
News Source: <text:a xlink:type="simple" xlink:href="https://t.me/air_alert_ua/43539" text:style-name="Internet_20_link" text:visited-style-name="Visited_20_Internet_20_Link">
https://t.me/air_alert_ua/43539</text:a>
</text:p>
      <!--NEWS-->
      <text:h text:style-name="P10" text:outline-level="1">
<text:span text:style-name="T4">
Poltavska Oblast(21:27). Red Alert: aerial threat. Sirens sounding. Take cover now!</text:span>
</text:h>
      <text:p text:style-name="P4">
Authors: liveuamap (Language: en)</text:p>
      <text:p text:style-name="P4">
Time: 2023-04-21T15:28:00</text:p>
      <text:p text:style-name="P4">
Location: Poltavska Oblast (Latitude:49.47693 Longtitude:33.81776)</text:p>
      <text:p text:style-name="P4">
Videos: []</text:p>
      <text:p text:style-name="P4">
Images: []</text:p>
      <text:p text:style-name="P4">
Tags: ["Europe", "Central and Eastern Europe"]</text:p>
      <text:p text:style-name="P4">
Id: 22557780</text:p>
      <!--METADATA-->
      <text:p text:style-name="P4">
Poltava(21:27). Red Alert: aerial threat. Sirens sounding. Take covernow!</text:p>
      <text:p text:style-name="P4">
News Collection Link: <text:a xlink:type="simple" xlink:href="https://liveuamap.com/en/2023/21-april-poltavska-oblast2127-red-alert-aeriag" text:style-name="Internet_20_link" text:visited-style-name="Visited_20_Internet_20_Link">
https://liveuamap.com/en/2023/21-april-poltavska-oblast2127-red-alert-aeriag</text:a>
</text:p>
      <text:p text:style-name="P4">
News Source: <text:a xlink:type="simple" xlink:href="https://t.me/air_alert_ua/43540" text:style-name="Internet_20_link" text:visited-style-name="Visited_20_Internet_20_Link">
https://t.me/air_alert_ua/43540</text:a>
</text:p>
      <!--NEWS-->
      <text:h text:style-name="P10" text:outline-level="1">
<text:span text:style-name="T4">
Kharkiv, Kharkivska Oblast(23:06). Red Alert: aerial threat. Sirens sounding. Take cover now!</text:span>
</text:h>
      <text:p text:style-name="P4">
Authors: liveuamap (Language: en)</text:p>
      <text:p text:style-name="P4">
Time: 2023-04-21T17:07:00</text:p>
      <text:p text:style-name="P4">
Location: Kharkiv (Latitude:49.98107 Longtitude:36.25154)</text:p>
      <text:p text:style-name="P4">
Videos: []</text:p>
      <text:p text:style-name="P4">
Images: []</text:p>
      <text:p text:style-name="P4">
Tags: ["Europe", "Central and Eastern Europe"]</text:p>
      <text:p text:style-name="P4">
Id: 22557789</text:p>
      <!--METADATA-->
      <text:p text:style-name="P4">
Kharkiv, Kharkiv region(23:06). Red Alert: aerial threat. Sirens sounding.Take cover now!</text:p>
      <text:p text:style-name="P4">
News Collection Link: <text:a xlink:type="simple" xlink:href="https://liveuamap.com/en/2023/21-april-kharkiv-kharkivska-oblast2306-red-alg" text:style-name="Internet_20_link" text:visited-style-name="Visited_20_Internet_20_Link">
https://liveuamap.com/en/2023/21-april-kharkiv-kharkivska-oblast2306-red-alg</text:a>
</text:p>
      <text:p text:style-name="P4">
News Source: <text:a xlink:type="simple" xlink:href="https://t.me/suspilnekharkiv/24097" text:style-name="Internet_20_link" text:visited-style-name="Visited_20_Internet_20_Link">
https://t.me/suspilnekharkiv/24097</text:a>
</text:p>
      <!--NEWS-->
      <text:h text:style-name="P10" text:outline-level="1">
<text:span text:style-name="T4">
Donetsk Oblast, Dnipro, Dnipropetrovska Oblast(23:07). Red Alert: aerial threat. Sirens sound...</text:span>
</text:h>
      <text:p text:style-name="P4">
Authors: liveuamap (Language: en)</text:p>
      <text:p text:style-name="P4">
Time: 2023-04-21T17:08:00</text:p>
      <text:p text:style-name="P4">
Location: Donetsk Oblast (Latitude:48.72868 Longtitude:37.57705)</text:p>
      <text:p text:style-name="P4">
Videos: []</text:p>
      <text:p text:style-name="P4">
Images: []</text:p>
      <text:p text:style-name="P4">
Tags: ["Europe", "Central and Eastern Europe"]</text:p>
      <text:p text:style-name="P4">
Id: 22557790</text:p>
      <!--METADATA-->
      <text:p text:style-name="P4">
Donetsk region, Dnipro, Dnipropetrovsk region(23:07). Red Alert: aerialthreat. Sirens sounding. Take cover now!</text:p>
      <text:p text:style-name="P4">
News Collection Link: <text:a xlink:type="simple" xlink:href="https://liveuamap.com/en/2023/21-april-donetsk-oblast-dnipro-dnipropetrovskg" text:style-name="Internet_20_link" text:visited-style-name="Visited_20_Internet_20_Link">
https://liveuamap.com/en/2023/21-april-donetsk-oblast-dnipro-dnipropetrovskg</text:a>
</text:p>
      <text:p text:style-name="P4">
News Source: <text:a xlink:type="simple" xlink:href="https://t.me/air_alert_ua/43547" text:style-name="Internet_20_link" text:visited-style-name="Visited_20_Internet_20_Link">
https://t.me/air_alert_ua/43547</text:a>
</text:p>
      <!--NEWS-->
      <text:h text:style-name="P10" text:outline-level="1">
<text:span text:style-name="T4">
Sumy region, Kharkiv, Kharkiv region (00:00). Red Alrt: Aerial Tchretate. Sirens Sounding. ...</text:span>
</text:h>
      <text:p text:style-name="P4">
Authors: liveuamap (Language: en)</text:p>
      <text:p text:style-name="P4">
Time: 2023-04-21T18:01:00</text:p>
      <text:p text:style-name="P4">
Location: Sumska Oblast (Latitude:50.99984 Longtitude:34.0011)</text:p>
      <text:p text:style-name="P4">
Videos: []</text:p>
      <text:p text:style-name="P4">
Images: []</text:p>
      <text:p text:style-name="P4">
Tags: ["Europe", "Central and Eastern Europe"]</text:p>
      <text:p text:style-name="P4">
Id: 22557791</text:p>
      <!--METADATA-->
      <text:p text:style-name="P4">
Sumy region, Kharkiv, Kharkiv region(00:00). Red Alert: aerial threat.Sirens sounding. Take cover now!</text:p>
      <text:p text:style-name="P4">
News Collection Link: <text:a xlink:type="simple" xlink:href="https://liveuamap.com/en/2023/21-april-sumska-oblast-kharkiv-kharkivska-oblg" text:style-name="Internet_20_link" text:visited-style-name="Visited_20_Internet_20_Link">
https://liveuamap.com/en/2023/21-april-sumska-oblast-kharkiv-kharkivska-oblg</text:a>
</text:p>
      <text:p text:style-name="P4">
News Source: <text:a xlink:type="simple" xlink:href="https://t.me/air_alert_ua/43553" text:style-name="Internet_20_link" text:visited-style-name="Visited_20_Internet_20_Link">
https://t.me/air_alert_ua/43553</text:a>
</text:p>
      <!--NEWS-->
      <text:h text:style-name="P10" text:outline-level="1">
<text:span text:style-name="T4">
Chernihivska Oblast(00:04). Red Alert: aerial threat. Sirens sounding. Take cover now!</text:span>
</text:h>
      <text:p text:style-name="P4">
Authors: liveuamap (Language: en)</text:p>
      <text:p text:style-name="P4">
Time: 2023-04-21T18:04:00</text:p>
      <text:p text:style-name="P4">
Location: Chernihivska Oblast (Latitude:51.33333000 Longtitude:32.00000000)</text:p>
      <text:p text:style-name="P4">
Videos: []</text:p>
      <text:p text:style-name="P4">
Images: []</text:p>
      <text:p text:style-name="P4">
Tags: ["Europe", "Central and Eastern Europe"]</text:p>
      <text:p text:style-name="P4">
Id: 22557792</text:p>
      <!--METADATA-->
      <text:p text:style-name="P4">
Chernihiv region(00:04). Red Alert: aerial threat. Sirens sounding. Takecover now!</text:p>
      <text:p text:style-name="P4">
News Collection Link: <text:a xlink:type="simple" xlink:href="https://liveuamap.com/en/2023/21-april-chernihivska-oblast0004-red-alert-aeg" text:style-name="Internet_20_link" text:visited-style-name="Visited_20_Internet_20_Link">
https://liveuamap.com/en/2023/21-april-chernihivska-oblast0004-red-alert-aeg</text:a>
</text:p>
      <text:p text:style-name="P4">
News Source: <text:a xlink:type="simple" xlink:href="https://t.me/suspilnechernihiv/17823" text:style-name="Internet_20_link" text:visited-style-name="Visited_20_Internet_20_Link">
https://t.me/suspilnechernihiv/17823</text:a>
</text:p>
      <!--NEWS-->
      <text:h text:style-name="P10" text:outline-level="1">
<text:span text:style-name="T4">
Kharkiv, Kharkivska Oblast(00:46). Red Alert: aerial threat. Sirens sounding. Take cover now!</text:span>
</text:h>
      <text:p text:style-name="P4">
Authors: liveuamap (Language: en)</text:p>
      <text:p text:style-name="P4">
Time: 2023-04-21T18:51:00</text:p>
      <text:p text:style-name="P4">
Location: Kharkiv (Latitude:49.98053 Longtitude:36.2526)</text:p>
      <text:p text:style-name="P4">
Videos: []</text:p>
      <text:p text:style-name="P4">
Images: []</text:p>
      <text:p text:style-name="P4">
Tags: ["Europe", "Central and Eastern Europe"]</text:p>
      <text:p text:style-name="P4">
Id: 22557793</text:p>
      <!--METADATA-->
      <text:p text:style-name="P4">
Kharkiv, Kharkiv region(00:46). Red Alert: aerial threat. Sirens sounding.Take cover now!</text:p>
      <text:p text:style-name="P4">
News Collection Link: <text:a xlink:type="simple" xlink:href="https://liveuamap.com/en/2023/21-april-kharkiv-kharkivska-oblast0046-red-alg" text:style-name="Internet_20_link" text:visited-style-name="Visited_20_Internet_20_Link">
https://liveuamap.com/en/2023/21-april-kharkiv-kharkivska-oblast0046-red-alg</text:a>
</text:p>
      <text:p text:style-name="P4">
News Source: <text:a xlink:type="simple" xlink:href="https://t.me/air_alert_ua/43556" text:style-name="Internet_20_link" text:visited-style-name="Visited_20_Internet_20_Link">
https://t.me/air_alert_ua/43556</text:a>
</text:p>
      <!--NEWS-->
      <text:h text:style-name="P10" text:outline-level="1">
<text:span text:style-name="T4">
The mangush taxpayers who collect "tribute" for the occupiers - DBR</text:span>
</text:h>
      <text:p text:style-name="P4">
Author: ['АРМІЯINFORM']</text:p>
      <text:p text:style-name="P4">
Time: 2023-04-21T27:00:00-04:00</text:p>
      <text:p text:style-name="P4">
Description: The DBR pratsikhniki in absentia moved about the Pydozra with the sovereignty of the girls for the pratsіvniks ... the war with Ukraine 2022, the war with Ukraine is the latest news today, the news war with Ukraine 2022 is the last for today, will there be a war between Ukraine and Russia and when,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2/13047b9-1bd0830-dbr-pidozryue-golovu-miskrajonnogo-sudu-odeshhini-ta-advokata-u-shahrajstvi-2.jpg" text:style-name="Internet_20_link" text:visited-style-name="Visited_20_Internet_20_Link">
13047b9-1bd0830-dbr-pidozryue-golovu-miskrajonnogo-sudu-odeshhini-ta-advokata-u-shahrajstvi-2.jpg</text:a>
']</text:p>
      <text:p text:style-name="P4">
Tags: ['STOPRUSSIA', 'АГРЕСІЯ РФ', 'ВІЙНА', 'ВТОРГНЕННЯ РФ', 'ДЕРЖАВНЕ БЮРО РОЗСЛІДУВАНЬ']</text:p>
      <text:p text:style-name="P4">
Category: News</text:p>
      <!--METADATA-->
      <text:p text:style-name="P4">
<draw:frame draw:style-name="fr1" draw:name="Image4" text:anchor-type="as-char" svg:width="6.9236in" svg:height="3.883237in" draw:z-index="0">
<draw:image xlink:href="../Images/AРМІЯINFORM/2023-04-21T27-00-00-04-00/13047b9-1bd0830-dbr-pidozryue-golovu-miskrajonnogo-sudu-odeshhini-ta-advokata-u-shahrajstvi-2.jpg" xlink:type="simple" xlink:show="embed" xlink:actuate="onLoad" draw:mime-type="image/jpeg"/>
</draw:frame>
Illustrative photo</text:p>
      <text:p text:style-name="P4">
DBR employees informed about suspicion of treason for nine employees of the Mangush tax village in Donetsk region. They help the occupiers to raise money from the population and merchants in the temporarily occupied territories of Ukraine.</text:p>
      <text:p text:style-name="P4">
This is stated in <text:a xlink:type="simple" xlink:href="https://dbr.gov.ua/news/dbr-vikrilo-podatkivciv-z-mangusha-yaki-zbirayut-daninu-dlya-okupantiv" text:style-name="Internet_20_link" text:visited-style-name="Visited_20_Internet_20_Link">
message</text:a>
State Bureau Investigations.</text:p>
      <text:p text:style-name="P4">
The law enforcement agencies state that after the capture of part of the Donetsk region, nine tax service workers contributed to the illegal creation of the so -called "Mangush Association of Republican Nalogkan Inspectorate of the Ministry of Revenue and Sborovrov DNR". The illegal institution has already been determined by the occupying power for the establishment of a "first trade union organization" in "liberated territories".</text:p>
      <text:p text:style-name="P4">
Three of the traitors occupied leadership positions in the newly created Inspectorate. They made illegal registration of natural persons-entrepreneurs under the law of such a "DNR" in order to establish cash receipts in favor of the public.</text:p>
      <text:p text:style-name="P4">
Another suspect, the former state auditor of the tax inspection, embraced the "chief of the control and provisional work". A woman of controlling the state checks of entrepreneurs and the timeliness of payment of taxes to the "treasury" of the invaders.</text:p>
      <text:p text:style-name="P4">
The former chief state auditor-inspector became "the launching sector-locating of the subaccurrents and registration of raschetric operations". It organized the taxation of excise goods and controlled the payment of "taxes" in accordance with the current legislation of the so -called "DNR". Others suspected were less "influential" positions.</text:p>
      <text:p text:style-name="P4">
Currently, the persons are hiding in the temporarily occupied territory and are sedation to the invaders. They are suspected of treason(2 tbsp. 111 of the Criminal Code of Ukraine). Санкція статті передбачає покарання у вигляді довічного позбавленняволі з конфіскацію майна.</text:p>
      <text:p text:style-name="P4">
News Source: <text:a xlink:type="simple" xlink:href="https://armyinform.com.ua/2023/04/21/vykryto-podatkivcziv-z-mangusha-yaki-zbyrayut-danynu-dlya-okupantiv-dbr/" text:style-name="Internet_20_link" text:visited-style-name="Visited_20_Internet_20_Link">
https://armyinform.com.ua/2023/04/21/vykryto-podatkivcziv-z-mangusha-yaki-zbyrayut-danynu-dlya-okupantiv-dbr/</text:a>
</text:p>
      <!--NEWS-->
      <text:h text:style-name="P10" text:outline-level="1">
<text:span text:style-name="T4">
American senators and congressmen have submitted a resolution that condemns Russia's abduction of Ukrainian children</text:span>
</text:h>
      <text:p text:style-name="P4">
Author: ['АРМІЯINFORM']</text:p>
      <text:p text:style-name="P4">
Time: 2023-04-21T28:00:00-04:00</text:p>
      <text:p text:style-name="P4">
Description: General Prosecutor Andriy Kostіn praised the senators of Emi Klobushar Tu Lendsі Gremu,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photo-5334840765001617080-y.jpg" text:style-name="Internet_20_link" text:visited-style-name="Visited_20_Internet_20_Link">
photo-5334840765001617080-y.jpg</text:a>
']</text:p>
      <text:p text:style-name="P4">
Tags: ['STOPRUSSIA', 'АГРЕСІЯ РФ', 'ВІЙНА', 'ВТОРГНЕННЯ РФ', 'ОФІС ГЕНЕРАЛЬНОГО ПРОКУРОРА УКРАЇНИ']</text:p>
      <text:p text:style-name="P4">
Category: News</text:p>
      <!--METADATA-->
      <text:p text:style-name="P4">
<draw:frame draw:style-name="fr1" draw:name="Image5" text:anchor-type="as-char" svg:width="6.9236in" svg:height="5.937668in" draw:z-index="0">
<draw:image xlink:href="../Images/AРМІЯINFORM/2023-04-21T28-00-00-04-00/photo-5334840765001617080-y.jpg" xlink:type="simple" xlink:show="embed" xlink:actuate="onLoad" draw:mime-type="image/jpeg"/>
</draw:frame>
Prosecutor General Andriy Kostin thanked Senators Ami Klobushar and Lindsigrem, Congressmen of Don Bacon and Jimmy Panthe for submission of a resolution that disappears by Russia's abduction of Ukrainian children.</text:p>
      <text:p text:style-name="P4">
This is stated in the office of the Attorney General.</text:p>
      <text:p text:style-name="P4">
In Ukraine, more than 19,000 cases of forced deportations have been documented. The primary task is to return them home. 361 baby has now managed to return.</text:p>
      <text:p text:style-name="P4">
The next step is to hold all the involvement, organization and implementation of this criminal strategy, including the Warm-political and political leadership of the Russian Federation.</text:p>
      <text:p text:style-name="P4">
“A real victory is possible only when international mechanisms are created that will make it impossible to repetition these crimes. I believe that Ukraine's Tasha is sharing this goal. And I also believe that our unity will lead us to this joint victory, ”Andrei Kostin stressed.</text:p>
      <text:p text:style-name="P4">
News Source: <text:a xlink:type="simple" xlink:href="https://armyinform.com.ua/2023/04/21/amerykanski-senatory-ta-kongresmeny-podaly-rezolyucziyu-yaka-zasudzhuye-vykradennya-rosiyeyu-ukrayinskyh-ditej/" text:style-name="Internet_20_link" text:visited-style-name="Visited_20_Internet_20_Link">
https://armyinform.com.ua/2023/04/21/amerykanski-senatory-ta-kongresmeny-podaly-rezolyucziyu-yaka-zasudzhuye-vykradennya-rosiyeyu-ukrayinskyh-ditej/</text:a>
</text:p>
      <!--NEWS-->
      <text:h text:style-name="P10" text:outline-level="1">
<text:span text:style-name="T4">
Our defenders will be able to apply their military skills in civilian life - Ministry of Veterans</text:span>
</text:h>
      <text:p text:style-name="P4">
Author: ['АРМІЯINFORM']</text:p>
      <text:p text:style-name="P4">
Time: 2023-04-21T29:00:00-04:00</text:p>
      <text:p text:style-name="P4">
Description: Our Zahisniki I Zakhisnitzi Matima Zmoma Zhamovyuvati Navichiki Navichiki U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2/08/censornet_news_528.jpg" text:style-name="Internet_20_link" text:visited-style-name="Visited_20_Internet_20_Link">
censornet_news_528.jpg</text:a>
', '<text:a xlink:type="simple" xlink:href="https://armyinform.com.ua/wp-content/uploads/2023/04/whatsapp-data-2023-04-20-o-094750.jpg" text:style-name="Internet_20_link" text:visited-style-name="Visited_20_Internet_20_Link">
whatsapp-data-2023-04-20-o-094750.jpg</text:a>
']</text:p>
      <text:p text:style-name="P4">
Tags: ['МІНВЕТЕРАНІВ', 'СОЦІАЛЬНА ПІДТРИМКА']</text:p>
      <text:p text:style-name="P4">
Category: News</text:p>
      <!--METADATA-->
      <text:p text:style-name="P4">
<draw:frame draw:style-name="fr1" draw:name="Image6" text:anchor-type="as-char" svg:width="6.9236in" svg:height="4.32725in" draw:z-index="0">
<draw:image xlink:href="../Images/AРМІЯINFORM/2023-04-21T29-00-00-04-00/censornet_news_528.jpg" xlink:type="simple" xlink:show="embed" xlink:actuate="onLoad" draw:mime-type="image/jpeg"/>
</draw:frame>
Photo illustrative</text:p>
      <text:p text:style-name="P4">
Our defenders and defenders will be able to apply their military skills in civilian life. This was emphasized by the Director General of the Directorate of Planning and European Integration of the Ministry of Veterans of Svetlana Berezin during the live broadcast of the TV channel "Rada", <text:a xlink:type="simple" xlink:href="https://www.kmu.gov.ua/news/minveteraniv-nashi-zakhysnyky-i-zakhysnytsi-matymut-zmohu-zastosovuvaty-svoi-viiskovi-navychky-u-tsyvilnomu-zhytti" text:style-name="Internet_20_link" text:visited-style-name="Visited_20_Internet_20_Link">
reports</text:a>
Government portal.</text:p>
      <text:p text:style-name="P4">
She noted that at the Institute of Assistant Veterans, who soon to implement Ministry of Veterans will be involved, career advisers will be involved. They will help to summarize veterans and veterans, taking into account the acquired new skills and experience in the war for successful employment in peaceful life.</text:p>
      <text:p text:style-name="P4">
“The combat experience will come in handy in civilian life. For example, an entry in a resume about driving experience will help a veteran who is looking for a robot in the agrosphere using drones. Or, if our defender was managing a certain unit, then it is the level of manager, or eventopsum, and the acquired organizational abilities should be obliged to be applied in civilian life. Currently, work on adaptation of programs from military specialties to civilians is underway, ”Svetlanaberina said.</text:p>
      <text:p text:style-name="P4">
<draw:frame draw:style-name="fr1" draw:name="Image7" text:anchor-type="as-char" svg:width="6.9236in" svg:height="3.392564in" draw:z-index="0">
<draw:image xlink:href="../Images/AРМІЯINFORM/2023-04-21T29-00-00-04-00/whatsapp-data-2023-04-20-o-094750.jpg" xlink:type="simple" xlink:show="embed" xlink:actuate="onLoad" draw:mime-type="image/jpeg"/>
</draw:frame>
</text:p>
      <text:p text:style-name="P4">
News Source: <text:a xlink:type="simple" xlink:href="https://armyinform.com.ua/2023/04/21/nashi-zahysnyky-matymut-zmogu-zastosovuvaty-svoyi-vijskovi-navychky-u-czyvilnomu-zhytti-minveteraniv/" text:style-name="Internet_20_link" text:visited-style-name="Visited_20_Internet_20_Link">
https://armyinform.com.ua/2023/04/21/nashi-zahysnyky-matymut-zmogu-zastosovuvaty-svoyi-vijskovi-navychky-u-czyvilnomu-zhytti-minveteraniv/</text:a>
</text:p>
      <!--NEWS-->
      <text:h text:style-name="P10" text:outline-level="1">
<text:span text:style-name="T4">
From Bakhmut "Wagnerivtsi" forcibly deported children - the office of the Prosecutor General</text:span>
</text:h>
      <text:p text:style-name="P4">
Author: ['АРМІЯINFORM']</text:p>
      <text:p text:style-name="P4">
Time: 2023-04-21T30:00:00-04:00</text:p>
      <text:p text:style-name="P4">
Description: Rospochato Prevudov ROZSLIDUVANNA for the facts of Vorushennya Vorushennya Tu Zvichav Viyn PVK ... War with Ukraine 2022, War with Ukraine Latest News today, News War with Ukraine 2022 Last today, will there be a war between Ukraine and Russia and when, a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whatsapp-image-2023-04-20-at-110423-1.jpeg" text:style-name="Internet_20_link" text:visited-style-name="Visited_20_Internet_20_Link">
whatsapp-image-2023-04-20-at-110423-1.jpeg</text:a>
']</text:p>
      <text:p text:style-name="P4">
Tags: ['АГРЕСІЯ РФ', 'БАХМУТ', 'ДЕПОРТАЦІЯ УКРАЇНСЬКИХ ДІТЕЙ', 'ОФІС ГЕНЕРАЛЬНОГО ПРОКУРОРА', 'ПВК "ВАГНЕР"']</text:p>
      <text:p text:style-name="P4">
Category: News</text:p>
      <!--METADATA-->
      <text:p text:style-name="P4">
<draw:frame draw:style-name="fr1" draw:name="Image8" text:anchor-type="as-char" svg:width="6.9236in" svg:height="3.992609in" draw:z-index="0">
<draw:image xlink:href="../Images/AРМІЯINFORM/2023-04-21T30-00-00-04-00/whatsapp-image-2023-04-20-at-110423-1.jpeg" xlink:type="simple" xlink:show="embed" xlink:actuate="onLoad" draw:mime-type="image/jpeg"/>
</draw:frame>
A pre -trial investigation into the facts of violation of the laws and customs of the Wagner War. During the monitoring of the media and pro-Russian Telegram channels revealed, at which representatives of the so-called Wagner PEC headed with their leader on April 16, 2023 were illegally deported from Bakhmut by two families of local permits together with two minors.</text:p>
      <text:p text:style-name="P4">
About it <text:a xlink:type="simple" xlink:href="https://gp.gov.ua/ua/posts/primusovo-deportuvali-ditei-iz-baxmutu-prokurorami-zafiksovano-cergovi-zlocini-ucasnikiv-tak-zvanoyi-pvk-vagner" text:style-name="Internet_20_link" text:visited-style-name="Visited_20_Internet_20_Link">
reports</text:a>
Office of the Prosecutor General of Ukraine.</text:p>
      <text:p text:style-name="P4">
In the second story, a representative of Wagner PEC communicates with one of these families Taditin at the place of temporary stay.</text:p>
      <text:p text:style-name="P4">
It was also found that during April 17-18, 2023, two more family family with young children were taken out of this inhabited statement from this inhabited statement. In total, three boys were illegally deported.</text:p>
      <text:p text:style-name="P4">
Currently, priority investigative actions are being conducted to establish all the hilly criminal offenses, the search for Ukrainian children and to return them to the way.</text:p>
      <text:p text:style-name="P4">
The pre -trial investigation is ongoing.</text:p>
      <text:p text:style-name="P4">
News Source: <text:a xlink:type="simple" xlink:href="https://armyinform.com.ua/2023/04/21/iz-bahmutu-vagnerivczi-prymusovo-deportuvaly-ditej-ofis-genprokurora/" text:style-name="Internet_20_link" text:visited-style-name="Visited_20_Internet_20_Link">
https://armyinform.com.ua/2023/04/21/iz-bahmutu-vagnerivczi-prymusovo-deportuvaly-ditej-ofis-genprokurora/</text:a>
</text:p>
      <!--NEWS-->
      <text:h text:style-name="P10" text:outline-level="1">
<text:span text:style-name="T4">
More than 110 athletes took part in fencing competitions at the CSC of the Armed Forces</text:span>
</text:h>
      <text:p text:style-name="P4">
Author: ['АРМІЯINFORM']</text:p>
      <text:p text:style-name="P4">
Time: 2023-04-21T31:00:00-04:00</text:p>
      <text:p text:style-name="P4">
Description: At the BAS of the Central Sports Club of ZSU Proyshov ETAP of the Ukrainian Cup of Fechtvannya on ... War with Ukraine 2022, War with Ukraine Latest News today, News War with Ukraine 2022 Last for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4/342494056_1894873214226484_1399542592564464634_n.jpg" text:style-name="Internet_20_link" text:visited-style-name="Visited_20_Internet_20_Link">
342494056_1894873214226484_1399542592564464634_n.jpg</text:a>
', '<text:a xlink:type="simple" xlink:href="https://armyinform.com.ua/wp-content/uploads/2023/04/342517139_1264769521129811_6403682792626058342_n-150x150.jpg" text:style-name="Internet_20_link" text:visited-style-name="Visited_20_Internet_20_Link">
342517139_1264769521129811_6403682792626058342_n-150x150.jpg</text:a>
']</text:p>
      <text:p text:style-name="P4">
Tags: ['ФЕХТУВАННЯ', 'ЦСК ЗСУ']</text:p>
      <text:p text:style-name="P4">
Category: News</text:p>
      <!--METADATA-->
      <text:p text:style-name="P4">
<draw:frame draw:style-name="fr1" draw:name="Image9" text:anchor-type="as-char" svg:width="6.9236in" svg:height="4.540728in" draw:z-index="0">
<draw:image xlink:href="../Images/AРМІЯINFORM/2023-04-21T31-00-00-04-00/342494056_1894873214226484_1399542592564464634_n.jpg" xlink:type="simple" xlink:show="embed" xlink:actuate="onLoad" draw:mime-type="image/jpeg"/>
</draw:frame>
On the basis of the Central Sports Club of the Armed Forces, the stage of the Cup of Ukraine Felt on swords among men in memory of I. Velichko was held.</text:p>
      <text:p text:style-name="P4">
About it <text:a xlink:type="simple" xlink:href="https%3A%2F%2Fwww.facebook.com%2FCSKA1992%2Fposts%2Fpfbid0dR3RTxdTgYhsbQ9eHv2HR3u1zWnAqT4wDn9p9PqbK8iQzgbf4ChxsHPPhSxPJKTRl&amp;show_text=true&amp;width=500" text:style-name="Internet_20_link" text:visited-style-name="Visited_20_Internet_20_Link">
reports</text:a>
CSC of the Armed Forces on Facebook.</text:p>
      <text:p text:style-name="P4">
It is noted that more than 110 athletes took part in the competition.</text:p>
      <text:p text:style-name="P4">
<text:a xlink:type="simple" xlink:href="https://armyinform.com.ua/wp-content/uploads/2023/04/342517139_1264769521129811_6403682792626058342_n.jpg" text:style-name="Internet_20_link" text:visited-style-name="Visited_20_Internet_20_Link">
!(Images/AРМІЯINFORM/2023-04-21T31-00-00-04-00/342517139_1264769521129811_6403682792626058342_n-150x150.jpg)</text:a>
Earlier, the Armyinform reported that three female athletes, representatives of the CSC of the Armed Forces, <text:a xlink:type="simple" xlink:href="https://armyinform.com.ua/2023/04/17/try-armijski-sportsmenky-vyboroly-medali-na-zmagannyah-z-fehtuvannya/" text:style-name="Internet_20_link" text:visited-style-name="Visited_20_Internet_20_Link">
won</text:a>
Medals at the Cup of Ukraine for Fencing on Shades of Women.</text:p>
      <text:p text:style-name="P4">
News Source: <text:a xlink:type="simple" xlink:href="https://armyinform.com.ua/2023/04/21/ponad-110-sportsmeniv-vzyaly-uchast-u-zmagannyah-z-fehtuvannya-na-bazi-czsk-zsu/" text:style-name="Internet_20_link" text:visited-style-name="Visited_20_Internet_20_Link">
https://armyinform.com.ua/2023/04/21/ponad-110-sportsmeniv-vzyaly-uchast-u-zmagannyah-z-fehtuvannya-na-bazi-czsk-zsu/</text:a>
</text:p>
      <!--NEWS-->
      <text:h text:style-name="P10" text:outline-level="1">
<text:span text:style-name="T4">
Belarusian volunteers continue to defend Ukraine - GUR</text:span>
</text:h>
      <text:p text:style-name="P4">
Author: ['АРМІЯINFORM']</text:p>
      <text:p text:style-name="P4">
Time: 2023-04-21T32:00:00-04:00</text:p>
      <text:p text:style-name="P4">
Description: https://youtu.be/q4nkiyzzzbje regiment Imeni Kastuya Kalinovsky Buvs of formations ... War with Ukraine 2022, War with Ukraine Latest News today, War with Ukraine 2022 Last today, there will be a war between Ukraine and Russia and when, war With Ukraine in 2022 it will be or not, will there be a war with Ukraine in the near future, they say, the war with Ukraine, Ukrainian news today, Ukrainian news in Ukrainian media in Russian</text:p>
      <text:p text:style-name="P4">
Images: []</text:p>
      <text:p text:style-name="P4">
Tags: ['STOPRUSSIA', 'АГРЕСІЯ РФ', 'ВІЙНА', 'ВТОРГНЕННЯ РФ', 'ГОЛОВНЕ УПРАВЛІННЯ РОЗВІДКИ МО УКРАЇНИ', 'ДОБРОВОЛЬЦІ']</text:p>
      <text:p text:style-name="P4">
Category: News</text:p>
      <!--METADATA-->
      <text:p text:style-name="P4">
The Kalinovsky Castus Regiment was formed in March 2022 in honor of one of the leaders of the uprising of Belarusians, Poles, Lithuanians of the Tukrains against the Russian Empire in 1863.</text:p>
      <text:p text:style-name="P4">
About it <text:a xlink:type="simple" xlink:href="https://gur.gov.ua/content/biloruski-dobrovoltsi-prodovzhuiut-zakhyshchaty-ukrainu-u-skladi-polku-imeni-kastusia-kalynovskoho-biloruskoi-viiskovoi-chastyny-zbroinykh-syl-ukrainy.html" text:style-name="Internet_20_link" text:visited-style-name="Visited_20_Internet_20_Link">
reports</text:a>
Main Department of Intelligence of the Ministry of Defense of Ukraine.</text:p>
      <text:p text:style-name="P4">
“Volunteers participated in the battles for Bucha, Irpin, Vorzel, as well as liberated other settlements of Ukraine from Russian invaders.</text:p>
      <text:p text:style-name="P4">
The regiment is now in the Bakhmut direction. Volunteers are those who have been protected by the borders of Ukraine since 2014, ”the report said.</text:p>
      <text:p text:style-name="P4">
News Source: <text:a xlink:type="simple" xlink:href="https://armyinform.com.ua/2023/04/21/biloruski-dobrovolczi-prodovzhuyut-zahyshhaty-ukrayinu-gur/" text:style-name="Internet_20_link" text:visited-style-name="Visited_20_Internet_20_Link">
https://armyinform.com.ua/2023/04/21/biloruski-dobrovolczi-prodovzhuyut-zahyshhaty-ukrayinu-gur/</text:a>
</text:p>
      <!--NEWS-->
      <text:h text:style-name="P10" text:outline-level="1">
<text:span text:style-name="T4">
Representatives of the Security Sector of Ukraine, the USA, Norway and Estonia discussed the counteraction to cyber threats</text:span>
</text:h>
      <text:p text:style-name="P4">
Author: ['АРМІЯINFORM']</text:p>
      <text:p text:style-name="P4">
Time: 2023-04-21T33:00:00-04:00</text:p>
      <text:p text:style-name="P4">
Description: Representatives of the Sector of the Bezpeques of the defense of Ukraine, the USA, Norwegia, that fate took a fate from ... the war with Ukraine 2022, the war with Ukraine is the latest news today, the News War with Ukraine 2022 Last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4/photo_5249335203158147472_y.jpg" text:style-name="Internet_20_link" text:visited-style-name="Visited_20_Internet_20_Link">
photo_5249335203158147472_y.jpg</text:a>
']</text:p>
      <text:p text:style-name="P4">
Tags: ['КІБЕРБЕЗПЕКА', 'РНБО']</text:p>
      <text:p text:style-name="P4">
Category: News</text:p>
      <!--METADATA-->
      <text:p text:style-name="P4">
<draw:frame draw:style-name="fr1" draw:name="Image10" text:anchor-type="as-char" svg:width="6.9236in" svg:height="3.893007in" draw:z-index="0">
<draw:image xlink:href="../Images/AРМІЯINFORM/2023-04-21T33-00-00-04-00/photo_5249335203158147472_y.jpg" xlink:type="simple" xlink:show="embed" xlink:actuate="onLoad" draw:mime-type="image/jpeg"/>
</draw:frame>
Representatives of the Security and Defense Sector of Ukraine, the United States, Norway and Estoniv have participated in the International Conference "Cyberbortion: Intelligence, Protection Tapotidia" and discussed the issues of counteracting cyber threats.</text:p>
      <text:p text:style-name="P4">
About it <text:a xlink:type="simple" xlink:href="https://www.rnbo.gov.ua/ua/Diialnist/6277.html" text:style-name="Internet_20_link" text:visited-style-name="Visited_20_Internet_20_Link">
reports</text:a>
Radanational Security and Defense of Ukraine.</text:p>
      <text:p text:style-name="P4">
The parties discussed the issues of cybersecurity cryptographic decisions, intellectual analysis of incidents and signaling structures in cyberspace, support for cyber defense decisions and more.</text:p>
      <text:p text:style-name="P4">
As it is noted, the purpose of the conference is to analyze ways of cooperation between scientific collectives of European countries in modern projects of peace and safety, as well as the use of modern educational cyberspooligons and platforms for the teaching of cybersecurity professionals.</text:p>
      <text:p text:style-name="P4">
As part of the conference, its participants will be able to participate in clips and test their knowledge and skills to counteract modern threats in cyberspace.</text:p>
      <text:p text:style-name="P4">
The event was organized by the Military Institute of Telecommunications and Informatization of Kruty Heroes with the support of the National Coordination Center for NSDC Ukraine, Command Communications and Cybersecurity Command Shift International Partners CRDF Global, E-Governance Academy.(Estonia), Regional Cyber Defence Center(Lithuania)and nikola vaptsarov naval academy(Bulgaria).</text:p>
      <text:p text:style-name="P4">
News Source: <text:a xlink:type="simple" xlink:href="https://armyinform.com.ua/2023/04/21/predstavnyky-sektoru-bezpeky-ukrayiny-ssha-norvegiyi-ta-estoniyi-obgovoryly-protydiyu-kiberzagrozam/" text:style-name="Internet_20_link" text:visited-style-name="Visited_20_Internet_20_Link">
https://armyinform.com.ua/2023/04/21/predstavnyky-sektoru-bezpeky-ukrayiny-ssha-norvegiyi-ta-estoniyi-obgovoryly-protydiyu-kiberzagrozam/</text:a>
</text:p>
      <!--NEWS-->
      <text:h text:style-name="P10" text:outline-level="1">
<text:span text:style-name="T4">
Our aviation during the day struck six blows on the enemy</text:span>
</text:h>
      <text:p text:style-name="P4">
Author: ['АРМІЯINFORM']</text:p>
      <text:p text:style-name="P4">
Time: 2023-04-21T34:00:00-04:00</text:p>
      <text:p text:style-name="P4">
Description: Avіaatsіya forces of the defense of Ukraine for Doba took 6 strokes in the areas of Zserdzhennya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2/avicziya_udar-e1680493056934.jpg" text:style-name="Internet_20_link" text:visited-style-name="Visited_20_Internet_20_Link">
avicziya_udar-e1680493056934.jpg</text:a>
']</text:p>
      <text:p text:style-name="P4">
Tags: ['STOPRUSSIA', 'АГРЕСІЯ РФ', 'ВІЙНА', 'ВТОРГНЕННЯ РФ', 'ГЕНЕРАЛЬНИЙ ШТАБ ЗС УКРАЇНИ', 'ОПЕРАТИВНА ІНФОРМАЦІЯ', 'ХРОНІКА ОБОРОНИ']</text:p>
      <text:p text:style-name="P4">
Category: News</text:p>
      <!--METADATA-->
      <text:p text:style-name="P4">
<draw:frame draw:style-name="fr1" draw:name="Image11" text:anchor-type="as-char" svg:width="6.9236in" svg:height="4.658699in" draw:z-index="0">
<draw:image xlink:href="../Images/AРМІЯINFORM/2023-04-21T34-00-00-04-00/avicziya_udar-e1680493056934.jpg" xlink:type="simple" xlink:show="embed" xlink:actuate="onLoad" draw:mime-type="image/jpeg"/>
</draw:frame>
Illustrative Photo <text:span text:style-name="T4">
 🔥 Situation on Russian invasion </text:span>
</text:p>
      <text:p text:style-name="P4">
The aviation of the Defense Forces of Ukraine per day made 6 beats in the areas of concentration of personal staff and military equipment of the invaders.</text:p>
      <text:p text:style-name="P4">
About this <text:a xlink:type="simple" xlink:href="https://www.facebook.com/GeneralStaff.ua/posts/pfbid02vigXyFk7xzkHd2xcNCpnsAKmocjaaxmNnFxBcCzoJy4vVZRqEBR6kbMGRZPfSnnPl" text:style-name="Internet_20_link" text:visited-style-name="Visited_20_Internet_20_Link">
it is referred</text:a>
In the operational information of the General Staff of the Armed Forces of Ukraine.</text:p>
      <text:p text:style-name="P4">
"Units of rocket troops and artillery during the day were struck by 5 points of the enemy management," the message reads.</text:p>
      <text:p text:style-name="P4">
The General Staff of the Armed Forces of Ukraine states that information on the loss of the enemy is constantly consistent.</text:p>
      <text:p text:style-name="P4">
News Source: <text:a xlink:type="simple" xlink:href="https://armyinform.com.ua/2023/04/21/nasha-aviacziya-protyagom-doby-zavdala-shist-udariv-po-vorogu-3/" text:style-name="Internet_20_link" text:visited-style-name="Visited_20_Internet_20_Link">
https://armyinform.com.ua/2023/04/21/nasha-aviacziya-protyagom-doby-zavdala-shist-udariv-po-vorogu-3/</text:a>
</text:p>
      <!--NEWS-->
      <text:h text:style-name="P10" text:outline-level="1">
<text:span text:style-name="T4">
The General Staff of the Armed Forces reported about the number of shaped Russian "shamed"</text:span>
</text:h>
      <text:p text:style-name="P4">
Author: ['АРМІЯINFORM']</text:p>
      <text:p text:style-name="P4">
Time: 2023-04-21T35:00:00-04:00</text:p>
      <text:p text:style-name="P4">
Description: About the General Headquarters of the ZS Ukrainian. - Sogodni Vnochi, Having staged ... War with Ukraine 2022, War with Ukraine Latest news today, News War with Ukraine 2022 The last for today, will there be a war between Ukraine and Russia and when, there will be a war with Ukraine in 2022, will be or not, will be or not. whether the war with Ukraine in the near future says, the war with Ukraine, Ukrainian news today, Ukrainian news in Ukrainian media in Russian</text:p>
      <text:p text:style-name="P4">
Images: ['<text:a xlink:type="simple" xlink:href="https://armyinform.com.ua/wp-content/uploads/2023/04/q1mrhkx4r.webp" text:style-name="Internet_20_link" text:visited-style-name="Visited_20_Internet_20_Link">
q1mrhkx4r.webp</text:a>
']</text:p>
      <text:p text:style-name="P4">
Tags: ['STOPRUSSIA', 'АГРЕСІЯ РФ', 'ВТОРГНЕННЯ РФ', 'ГШ ЗСУ']</text:p>
      <text:p text:style-name="P4">
Category: News</text:p>
      <!--METADATA-->
      <text:p text:style-name="P4">
<draw:frame draw:style-name="fr1" draw:name="Image12" text:anchor-type="as-char" svg:width="6.9236in" svg:height="3.692587in" draw:z-index="0">
<draw:image xlink:href="../ConvertedIMGs/AРМІЯINFORM/2023-04-21T35-00-00-04-00/q1mrhkx4r.png" xlink:type="simple" xlink:show="embed" xlink:actuate="onLoad" draw:mime-type="image/png"/>
</draw:frame>
Illustrative photo</text:p>
      <text:p text:style-name="P4">
<text:span text:style-name="T4">
 🔥 Situation on Russian invasion </text:span>
</text:p>
      <text:p text:style-name="P4">
About it <text:a xlink:type="simple" xlink:href="https://www.facebook.com/GeneralStaff.ua/posts/pfbid02vigXyFk7xzkHd2xcNCpnsAKmocjaaxmNnFxBcCzoJy4vVZRqEBR6kbMGRZPfSnnPl" text:style-name="Internet_20_link" text:visited-style-name="Visited_20_Internet_20_Link">
reports</text:a>
The General Staff of the Armed Forces of Ukraine.</text:p>
      <text:p text:style-name="P4">
-Tonight, the enemy applied about 10 Shakhaned-136 UAVs(The information is detailed), 8 of which - destroyed by our defenders. Russian aggressorizoris also had 49 shells of rocket launchers on the positions of our military and settlements. There are killed and injured among the civilians, private dwellings and other civilian infrastructure have been destroyed and damaged, - the message reads.</text:p>
      <text:p text:style-name="P4">
News Source: <text:a xlink:type="simple" xlink:href="https://armyinform.com.ua/2023/04/21/cziyeyi-nochi-rashysty-zastosuvaly-blyzko-10-bpla-typu-shahed-136/" text:style-name="Internet_20_link" text:visited-style-name="Visited_20_Internet_20_Link">
https://armyinform.com.ua/2023/04/21/cziyeyi-nochi-rashysty-zastosuvaly-blyzko-10-bpla-typu-shahed-136/</text:a>
</text:p>
      <!--NEWS-->
      <text:h text:style-name="P10" text:outline-level="1">
<text:span text:style-name="T4">
The Armed Forces reflected more than 60 invaders attacks</text:span>
</text:h>
      <text:p text:style-name="P4">
Author: ['АРМІЯINFORM']</text:p>
      <text:p text:style-name="P4">
Time: 2023-04-21T36:00:00-04:00</text:p>
      <text:p text:style-name="P4">
Description: About the General Headquarters of the ZS Ukrainian. - The enemy, the Great Tsins of the Great, ... the war with Ukraine 2022, the war with Ukraine is the latest news today, the news of the war with Ukraine 2022 is the latest for today, will there be a war between Ukraine and Russia and when, the war with Ukraine in 2022 will be or not , Will there be a war with Ukraine in the near future, they say, the war with Ukraine, Ukrainian news today, Ukrainian news in Ukrainian media in Russian</text:p>
      <text:p text:style-name="P4">
Images: ['<text:a xlink:type="simple" xlink:href="https://armyinform.com.ua/wp-content/uploads/2022/11/316291145_461855632794187_3997898045081184413_n.jpg" text:style-name="Internet_20_link" text:visited-style-name="Visited_20_Internet_20_Link">
316291145_461855632794187_3997898045081184413_n.jpg</text:a>
']</text:p>
      <text:p text:style-name="P4">
Tags: ['STOPRUSSIA', 'АГРЕСІЯ РФ', 'ВТОРГНЕННЯ РФ', 'ГШ ЗСУ', 'ХРОНІКА ОБОРОНИ']</text:p>
      <text:p text:style-name="P4">
Category: News</text:p>
      <!--METADATA-->
      <text:p text:style-name="P4">
<draw:frame draw:style-name="fr1" draw:name="Image13" text:anchor-type="as-char" svg:width="6.9236in" svg:height="4.603112in" draw:z-index="0">
<draw:image xlink:href="../Images/AРМІЯINFORM/2023-04-21T36-00-00-04-00/316291145_461855632794187_3997898045081184413_n.jpg" xlink:type="simple" xlink:show="embed" xlink:actuate="onLoad" draw:mime-type="image/jpeg"/>
</draw:frame>
Illustrative photo</text:p>
      <text:p text:style-name="P4">
<text:span text:style-name="T4">
 🔥 Situation on Russian invasion </text:span>
</text:p>
      <text:p text:style-name="P4">
About it <text:a xlink:type="simple" xlink:href="https://www.facebook.com/GeneralStaff.ua/posts/pfbid02vigXyFk7xzkHd2xcNCpnsAKmocjaaxmNnFxBcCzoJy4vVZRqEBR6kbMGRZPfSnnPl" text:style-name="Internet_20_link" text:visited-style-name="Visited_20_Internet_20_Link">
reports</text:a>
The General Staff of the Armed Forces of Ukraine.</text:p>
      <ul>
        <li>
The enemy, at the cost of great losses, main efforts focuses on the preservative actions on Lyman, Bakhmut, Avdiiv and Marinskaya. More than 60 enemy attacks have been reflected in them during the last day. The most baked battles are being conducted outside the city of Bakhmut, - it is noted in the rank.</li>
      </ul>
      <text:p text:style-name="P4">
News Source: <text:a xlink:type="simple" xlink:href="https://armyinform.com.ua/2023/04/21/zsu-vidbyly-ponad-60-atak-okupantiv/" text:style-name="Internet_20_link" text:visited-style-name="Visited_20_Internet_20_Link">
https://armyinform.com.ua/2023/04/21/zsu-vidbyly-ponad-60-atak-okupantiv/</text:a>
</text:p>
      <!--NEWS-->
      <text:h text:style-name="P10" text:outline-level="1">
<text:span text:style-name="T4">
I will put any post on the Internet, by accident, I will press somewhere-I will come to me-intercepting GUR</text:span>
</text:h>
      <text:p text:style-name="P4">
Author: ['АРМІЯINFORM']</text:p>
      <text:p text:style-name="P4">
Time: 2023-04-21T37:00:00-04:00</text:p>
      <text:p text:style-name="P4">
Description: https://youtu.be/wuegcgo_0ak girlfriend Abo is a squad Viexkovo Service of the Russian Federation Rospovіdu about ... War with Ukraine 2022, War with Ukraine Latest News today, War with Ukraine 2022 The last ones today, will there be a war between Ukraine and Russia and when, when, when, when, when, when, when, when, when, when, when, when The war with Ukraine in 2022 will be or not, will there be a war with Ukraine in the near future, the war with Ukraine, Ukraine’s news today, Ukrainian news in Ukrainian media in Russian</text:p>
      <text:p text:style-name="P4">
Images: []</text:p>
      <text:p text:style-name="P4">
Tags: []</text:p>
      <text:p text:style-name="P4">
Category: News</text:p>
      <!--METADATA-->
      <text:p text:style-name="P4">
The girlfriend or wife of a Russian serviceman tells about a new law that makes it up to comment or discuss the events of the war in Ukraine and threaten up to 12 years of imprisonment.</text:p>
      <text:p text:style-name="P4">
About this <text:a xlink:type="simple" xlink:href="https://gur.gov.ua/content/post-v-ynternete-vystavliu-kakoi-nybud-nechaino-laik-kuda-nybud-nazhmu---ko-mne-v-hosty-pryedut.html" text:style-name="Internet_20_link" text:visited-style-name="Visited_20_Internet_20_Link">
it is referred</text:a>
Crossing the Main Directorate of Intelligence of the Ministry of Defense of Ukraine.</text:p>
      <text:p text:style-name="P4">
"If I am still a neighbor, though I will tell someone, something like this ... And he will just take someone in the organs that I am not so good - they will come to visit me," - says Zhinka to the Russian occupier during a conversation.</text:p>
      <text:p text:style-name="P4">
News Source: <text:a xlink:type="simple" xlink:href="https://armyinform.com.ua/2023/04/21/post-v-interneti-vystavlyu-yakyj-nebud-vypadkovo-lajk-des-natysnu-do-mene-v-gosti-pryyidut-perehoplennya-gur/" text:style-name="Internet_20_link" text:visited-style-name="Visited_20_Internet_20_Link">
https://armyinform.com.ua/2023/04/21/post-v-interneti-vystavlyu-yakyj-nebud-vypadkovo-lajk-des-natysnu-do-mene-v-gosti-pryyidut-perehoplennya-gur/</text:a>
</text:p>
      <!--NEWS-->
      <text:h text:style-name="P10" text:outline-level="1">
<text:span text:style-name="T4">
Defense forces eliminated more than 600 invaders, destroyed 8 UAVs and 6 BBM</text:span>
</text:h>
      <text:p text:style-name="P4">
Author: ['АРМІЯINFORM']</text:p>
      <text:p text:style-name="P4">
Time: 2023-04-21T38:00:00-04:00</text:p>
      <text:p text:style-name="P4">
Description: Zagalni Boyov, take the enemy on 02.24.22 to 04/21/23 Orintovo to become: ... War with Ukraine 2022, war with Ukraine Latest news today, News War with Ukraine 2022 Last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4/vtraty_04-21-2023-scaled.jpg" text:style-name="Internet_20_link" text:visited-style-name="Visited_20_Internet_20_Link">
vtraty_04-21-2023-scaled.jpg</text:a>
']</text:p>
      <text:p text:style-name="P4">
Tags: ['STOPRUSSIA', 'АГРЕСІЯ РФ', 'ВІЙНА', 'ВТОРГНЕННЯ РФ', 'ВТРАТИ ВОРОГА', 'НАЧАЛЬНИК ГЕНЕРАЛЬНОГО ШТАБУ ЗС УКРАЇНИ']</text:p>
      <text:p text:style-name="P4">
Category: News</text:p>
      <!--METADATA-->
      <text:p text:style-name="P4">
<draw:frame draw:style-name="fr1" draw:name="Image14" text:anchor-type="as-char" svg:width="6.9236in" svg:height="6.975527in" draw:z-index="0">
<draw:image xlink:href="../Images/AРМІЯINFORM/2023-04-21T38-00-00-04-00/vtraty_04-21-2023-scaled.jpg" xlink:type="simple" xlink:show="embed" xlink:actuate="onLoad" draw:mime-type="image/jpeg"/>
</draw:frame>
The total fighting loss of the enemy from 24.02.22 to 21.04.23 will be assigned to:</text:p>
      <text:p text:style-name="P4">
<text:span text:style-name="T4">
<text:span text:style-name="T5">
 Personnel - </text:span>
* 185050(+630)persons eliminated</text:span>
<text:span text:style-name="T5">
 tanks - </text:span>
<text:span text:style-name="T5">
 3668(+1)</text:span>
<text:span text:style-name="T4">
 combat armored vehicles - </text:span>
 7126(+6)<text:span text:style-name="T4">
<text:span text:style-name="T5">
 Artillery Systems - </text:span>
<text:span text:style-name="T5">
 2827(+2)</text:span>
 </text:span>
 RSZV - <text:span text:style-name="T4">
 539(0)</text:span>
<text:span text:style-name="T5">
 air defense means - </text:span>
<text:span text:style-name="T5">
 285(0)</text:span>
<text:span text:style-name="T4">
 aircraft - </text:span>
 308(0)<text:span text:style-name="T4">
<text:span text:style-name="T5">
 helicopters - </text:span>
* 293(0)</text:span>
<text:span text:style-name="T5">
 UAV Operative-tactical level-</text:span>
<text:span text:style-name="T5">
 2394(+8)</text:span>
<text:span text:style-name="T4">
 Winged missiles - </text:span>
 911(0)<text:span text:style-name="T4">
<text:span text:style-name="T5">
 ships / boats - </text:span>
* 18(0)</text:span>
<text:span text:style-name="T5">
 Automobile equipment and tanks - </text:span>
<text:span text:style-name="T5">
 5713(+6)</text:span>
<text:span text:style-name="T4">
 Special Technique - </text:span>
 334(+2)The data is specified ...</text:p>
      <text:p text:style-name="P4">
Beat the occupier!Let's win together!Our power is in truth!</text:p>
      <text:p text:style-name="P4">
<text:span text:style-name="T4">
 Source: </text:span>
 <text:a xlink:type="simple" xlink:href="https://www.facebook.com/GeneralStaff.ua" text:style-name="Internet_20_link" text:visited-style-name="Visited_20_Internet_20_Link">
General Staff of Armed Forces</text:a>
As of 21.04.23.</text:p>
      <text:p text:style-name="P4">
News Source: <text:a xlink:type="simple" xlink:href="https://armyinform.com.ua/2023/04/21/syly-oborony-likviduvaly-ponad-600-okupantiv-znyshhyly-8-bpla-ta-6-bbm/" text:style-name="Internet_20_link" text:visited-style-name="Visited_20_Internet_20_Link">
https://armyinform.com.ua/2023/04/21/syly-oborony-likviduvaly-ponad-600-okupantiv-znyshhyly-8-bpla-ta-6-bbm/</text:a>
</text:p>
      <!--NEWS-->
      <text:h text:style-name="P10" text:outline-level="1">
<text:span text:style-name="T4">
The coordination headquarters took place with the Marines Families</text:span>
</text:h>
      <text:p text:style-name="P4">
Author: ['АРМІЯINFORM']</text:p>
      <text:p text:style-name="P4">
Time: 2023-04-21T39:00:00-04:00</text:p>
      <text:p text:style-name="P4">
Description: At the coordinating headquarters of Putin, the picli -lodge was billed Zustychych Iz ... The war with Ukraine 2022, the war with Ukraine is the latest news today, the News War with Ukraine 2022 is the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z1678801384a237i.jpg" text:style-name="Internet_20_link" text:visited-style-name="Visited_20_Internet_20_Link">
z1678801384a237i.jpg</text:a>
', '<text:a xlink:type="simple" xlink:href="https://armyinform.com.ua/wp-content/uploads/2023/04/photo_5912416057023377510_w.jpg" text:style-name="Internet_20_link" text:visited-style-name="Visited_20_Internet_20_Link">
photo_5912416057023377510_w.jpg</text:a>
']</text:p>
      <text:p text:style-name="P4">
Tags: ['STOPRUSSIA', 'АГРЕСІЯ РФ', 'ВІЙНА', 'ВТОРГНЕННЯ РФ', 'КООРДИНАЦІЙНИЙ ШТАБ З ПИТАНЬ ПОВОДЖЕННЯ З ВІЙСЬКОВОПОЛОНЕНИМИ']</text:p>
      <text:p text:style-name="P4">
Category: News</text:p>
      <!--METADATA-->
      <text:p text:style-name="P4">
<draw:frame draw:style-name="fr1" draw:name="Image15" text:anchor-type="as-char" svg:width="6.9236in" svg:height="4.312067in" draw:z-index="0">
<draw:image xlink:href="../Images/AРМІЯINFORM/2023-04-21T39-00-00-04-00/z1678801384a237i.jpg" xlink:type="simple" xlink:show="embed" xlink:actuate="onLoad" draw:mime-type="image/jpeg"/>
</draw:frame>
The Coordination Headquarters on the Defense of Prisoners of Pursuing took place with the families of military personnel of the Separate Marine Infantry Brigade named after Mikhail Bilynsky.</text:p>
      <text:p text:style-name="P4">
About this coordination headquarters <text:a xlink:type="simple" xlink:href="https://t.me/Koord_shtab/869" text:style-name="Internet_20_link" text:visited-style-name="Visited_20_Internet_20_Link">
reports</text:a>
Nastym official Telegram channel.</text:p>
      <text:p text:style-name="P4">
The relatives expressed concern for information about the conditions of detention of military servicemen in captivity.</text:p>
      <text:p text:style-name="P4">
"Those who have returned from captivity are interviewed by law enforcement," said the representative of the coordination headquarters. "These testimonies will underpin the international lawsuits of Dorosya and everyone who mocked our prisoners."</text:p>
      <text:p text:style-name="P4">
The meeting also raised the topic of rehabilitation and treatment of defenders from captivity: many aspects need improvement. In addition, they considered possible ways of gathering information about military personnel in captivity.</text:p>
      <text:p text:style-name="P4">
"This is extremely important to achieve our common goal - a return of a good Ukrainian from captivity," they added to the headquarters.</text:p>
      <text:p text:style-name="P4">
<draw:frame draw:style-name="fr1" draw:name="Image16" text:anchor-type="as-char" svg:width="6.9236in" svg:height="4.615733in" draw:z-index="0">
<draw:image xlink:href="../Images/AРМІЯINFORM/2023-04-21T39-00-00-04-00/photo_5912416057023377510_w.jpg" xlink:type="simple" xlink:show="embed" xlink:actuate="onLoad" draw:mime-type="image/jpeg"/>
</draw:frame>
</text:p>
      <text:p text:style-name="P4">
News Source: <text:a xlink:type="simple" xlink:href="https://armyinform.com.ua/2023/04/21/u-koordynaczijnomu-shtabi-vidbulasya-zustrich-iz-rodynamy-morpihiv/" text:style-name="Internet_20_link" text:visited-style-name="Visited_20_Internet_20_Link">
https://armyinform.com.ua/2023/04/21/u-koordynaczijnomu-shtabi-vidbulasya-zustrich-iz-rodynamy-morpihiv/</text:a>
</text:p>
      <!--NEWS-->
      <text:h text:style-name="P10" text:outline-level="1">
<text:span text:style-name="T4">
Presidents of the United States and France have conducted a telephone conversation - confirmed the adamant support of Ukraine</text:span>
</text:h>
      <text:p text:style-name="P4">
Author: ['АРМІЯINFORM']</text:p>
      <text:p text:style-name="P4">
Time: 2023-04-21T40:00:00-04:00</text:p>
      <text:p text:style-name="P4">
Description: US President Joseph Biden Mav Klovemov Rozmov wref French King King Emmanuel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biden_macron.jpg" text:style-name="Internet_20_link" text:visited-style-name="Visited_20_Internet_20_Link">
biden_macron.jpg</text:a>
']</text:p>
      <text:p text:style-name="P4">
Tags: ['ДЖО БАЙДЕН', 'ЕММАНЮЕЛЬ МАКРОН', 'СВІТ ПІДТРИМУЄ УКРАЇНУ']</text:p>
      <text:p text:style-name="P4">
Category: News</text:p>
      <!--METADATA-->
      <text:p text:style-name="P4">
<draw:frame draw:style-name="fr1" draw:name="Image17" text:anchor-type="as-char" svg:width="6.9236in" svg:height="3.894525in" draw:z-index="0">
<draw:image xlink:href="../Images/AРМІЯINFORM/2023-04-21T40-00-00-04-00/biden_macron.jpg" xlink:type="simple" xlink:show="embed" xlink:actuate="onLoad" draw:mime-type="image/jpeg"/>
</draw:frame>
US President Joseph Biden had a telephone conversation with French Collegummanuel Macron.</text:p>
      <text:p text:style-name="P4">
About it <text:a xlink:type="simple" xlink:href="https://www.whitehouse.gov/briefing-room/statements-releases/2023/04/20/readout-of-president-joe-bidens-call-with-president-emmanuel-macron-of-france-3/" text:style-name="Internet_20_link" text:visited-style-name="Visited_20_Internet_20_Link">
reports</text:a>
The White House press service.</text:p>
      <text:p text:style-name="P4">
In the conversation, the leaders of the countries confirmed their adamant support for Ukraine in the conditions of Russia's aggression.</text:p>
      <text:p text:style-name="P4">
Two leaders also discussed President Macron's recent trip to the Chinese People's Republic and their current efforts to promote security, joint values and based on international order rules in the Indian-Pacific.</text:p>
      <text:p text:style-name="P4">
News Source: <text:a xlink:type="simple" xlink:href="https://armyinform.com.ua/2023/04/21/prezydenty-ssha-ta-francziyi-provely-telefonnu-rozmovu-pidtverdyly-nepohytnu-pidtrymku-ukrayiny/" text:style-name="Internet_20_link" text:visited-style-name="Visited_20_Internet_20_Link">
https://armyinform.com.ua/2023/04/21/prezydenty-ssha-ta-francziyi-provely-telefonnu-rozmovu-pidtverdyly-nepohytnu-pidtrymku-ukrayiny/</text:a>
</text:p>
      <!--NEWS-->
      <text:h text:style-name="P10" text:outline-level="1">
<text:span text:style-name="T4">
The Armed Forces of the Armed Forces have destroyed 8 Shahd-136/131 at night</text:span>
</text:h>
      <text:p text:style-name="P4">
Author: ['АРМІЯINFORM']</text:p>
      <text:p text:style-name="P4">
Time: 2023-04-21T41:00:00-04:00</text:p>
      <text:p text:style-name="P4">
Description: Syogodnі, 21 kvіnynya, Rosіyskі puptepatzіynі tiezka attacked the Ukrainian intendedness ... War with Ukraine 2022, war with Ukraine Latest news today, War with Ukraine 2022 Last for today, will there be a war between Ukraine and Russia and when,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2/drony-1.jpg" text:style-name="Internet_20_link" text:visited-style-name="Visited_20_Internet_20_Link">
drony-1.jpg</text:a>
']</text:p>
      <text:p text:style-name="P4">
Tags: ['SHAHED-136/131', 'STOPRUSSIA', 'АГРЕСІЯ РФ', 'ВТОРГНЕННЯ РФ', 'КОМАНДУВАННЯ ПОВІТРЯНИХ СИЛ ЗСУ']</text:p>
      <text:p text:style-name="P4">
Category: News</text:p>
      <!--METADATA-->
      <text:p text:style-name="P4">
<draw:frame draw:style-name="fr1" draw:name="Image18" text:anchor-type="as-char" svg:width="6.9236in" svg:height="3.894525in" draw:z-index="0">
<draw:image xlink:href="../Images/AРМІЯINFORM/2023-04-21T41-00-00-04-00/drony-1.jpg" xlink:type="simple" xlink:show="embed" xlink:actuate="onLoad" draw:mime-type="image/jpeg"/>
</draw:frame>
Illustrative photo</text:p>
      <text:p text:style-name="P4">
Today, April 21, Russian occupation troops attacked Ukraine from a no surrounding direction(Bryansk region)Kamikadze shock drones. Up to 12 shock drones Shahd-136/131 were occupied.</text:p>
      <text:p text:style-name="P4">
About it <text:a xlink:type="simple" xlink:href="https://t.me/kpszsu/2479" text:style-name="Internet_20_link" text:visited-style-name="Visited_20_Internet_20_Link">
reports</text:a>
Armed Forces Command.</text:p>
      <text:p text:style-name="P4">
The forces and means of air defense of the Air Force Air Command in cooperation with the air defense troops of the Armed Forces of Ukraine destroyed eight "Shahmed".</text:p>
      <text:p text:style-name="P4">
News Source: <text:a xlink:type="simple" xlink:href="https://armyinform.com.ua/2023/04/21/syly-ppo-zsu-vnochi-znyshhyly-8-shahed-136-131/" text:style-name="Internet_20_link" text:visited-style-name="Visited_20_Internet_20_Link">
https://armyinform.com.ua/2023/04/21/syly-ppo-zsu-vnochi-znyshhyly-8-shahed-136-131/</text:a>
</text:p>
      <!--NEWS-->
      <text:h text:style-name="P10" text:outline-level="1">
<text:span text:style-name="T4">
Ramstin's participants in the year provided Ukraine with $ 55 billion safety assistance - Lloyd Austin</text:span>
</text:h>
      <text:p text:style-name="P4">
Author: ['Ольга Мосьондз']</text:p>
      <text:p text:style-name="P4">
Time: 2023-04-21T57:00:00-04:00</text:p>
      <text:p text:style-name="P4">
Description: Country-employees of the contact sorpinals of the defense of Ukrainian, so the format in format ... the war with Ukraine 2022, the war with Ukraine is the latest news today, the News War with Ukraine 2022 The last ones for today, will there be a war between Ukraine and Russia and when,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3/petriot.jpg" text:style-name="Internet_20_link" text:visited-style-name="Visited_20_Internet_20_Link">
petriot.jpg</text:a>
']</text:p>
      <text:p text:style-name="P4">
Tags: ['ЛЛОЙД ОСТІН', 'РАМШТАЙН']</text:p>
      <text:p text:style-name="P4">
Category: News</text:p>
      <!--METADATA-->
      <text:p text:style-name="P4">
<draw:frame draw:style-name="fr1" draw:name="Image19" text:anchor-type="as-char" svg:width="6.9236in" svg:height="3.894525in" draw:z-index="0">
<draw:image xlink:href="../Images/AРМІЯINFORM/2023-04-21T57-00-00-04-00/petriot.jpg" xlink:type="simple" xlink:show="embed" xlink:actuate="onLoad" draw:mime-type="image/jpeg"/>
</draw:frame>
The participants of the contact group on defense of Ukraine, the so-called meeting of Ramstein format, have already provided Ukraine with $ 55 billion in security assistance, which is ten times more than since the first meeting in Ramstein.</text:p>
      <text:p text:style-name="P4">
About it <text:a xlink:type="simple" xlink:href="https://www.defense.gov/News/Live-Events/#/" text:style-name="Internet_20_link" text:visited-style-name="Visited_20_Internet_20_Link">
stated</text:a>
US Secretary of Defense Lloyd Austin during the discovery of the next meeting of the Defense Group of Ukraine NABAZ USA Ramstein Air Force in Germany today, April 21.</text:p>
      <text:p text:style-name="P4">
He noted that he had passed almost a year since this group first met here, Uramtein, and that the participants returned to it again is a confirmation of "common unity in determination." He also noted that for more than a year, Ukraine has been fighting against a large -scale invasion of the Russian Federation and the same amount of time supporting partners remains unchanged.</text:p>
      <ul>
        <li>
Our support has not swayed, and I am proud of the progress we have achieved. In total, ** members of this contact group provided more than $ 55 million in security assistance, which is ten times more than from the momentary first meeting. who have everything necessary to hold the position on the battlefield.</li>
      </ul>
      <text:p text:style-name="P4">
The European Union transmits leopard tanks to countries that continue to coordinate through a contact group of ammunition and technical service for these tanks.</text:p>
      <text:p text:style-name="P4">
This contact group also provided key air defense systems for the defense of the sky of Ukraine, its citizens and critically important infrastructure. There are Patriot systems from the United States of America, from Germany Tandeerland. The SAMP-T Dental Anti-aircraft missile complex from Italy, as well as NASAMS from Canada and Norway. We also improved the preparation and support of our industrial bases. And throughout the time, our unity and determination have been disappeared. <text:span text:style-name="T4">
 Our efforts have a vast manner for Ukraine's defenders on the battlefield and emphasize how Kremlin was earning </text:span>
, ”said Lloyd Austin.</text:p>
      <text:p text:style-name="P4">
News Source: <text:a xlink:type="simple" xlink:href="https://armyinform.com.ua/2023/04/21/uchasnyky-ramshtajnu-za-rik-nadaly-ukrayini-55-milyardiv-bezpekovoyi-dopomogy-llojd-ostin/" text:style-name="Internet_20_link" text:visited-style-name="Visited_20_Internet_20_Link">
https://armyinform.com.ua/2023/04/21/uchasnyky-ramshtajnu-za-rik-nadaly-ukrayini-55-milyardiv-bezpekovoyi-dopomogy-llojd-ostin/</text:a>
</text:p>
      <!--NEWS-->
      <text:h text:style-name="P10" text:outline-level="1">
<text:span text:style-name="T4">
Real won Celt</text:span>
</text:h>
      <text:p text:style-name="P4">
Authors: Ukrinform (Person)</text:p>
      <text:p text:style-name="P4">
Publisher: Укринформ (Organization)</text:p>
      <text:p text:style-name="P4">
Published Time: 2023-04-22T-10:57:09+03:00</text:p>
      <text:p text:style-name="P4">
Modified Time: 2023-04-22T23:57:09+03:00</text:p>
      <text:p text:style-name="P4">
Description: The Real Madrid won the 20th match in the Spanish Football Championships of the 20122/33. - Ukrinform.</text:p>
      <text:p text:style-name="P4">
Images: ["<text:a xlink:type="simple" xlink:href="https://static.ukrinform.com/photos/2023_04/thumb_files/630_360_1682196514-352.jpg" text:style-name="Internet_20_link" text:visited-style-name="Visited_20_Internet_20_Link">
630_360_16821...</text:a>
"]</text:p>
      <text:p text:style-name="P4">
Tags: ['Футбол', 'Реал Мадрид']</text:p>
      <text:p text:style-name="P4">
Type: Article</text:p>
      <!--METADATA-->
      <text:p text:style-name="P4">
<draw:frame draw:style-name="fr1" draw:name="Image20" text:anchor-type="as-char" svg:width="6.9236in" svg:height="3.956343in" draw:z-index="0">
<draw:image xlink:href="../Images/yкринформ/2023-04-22T-10-57-09-03-00/630_360_1682196514-352.jpg" xlink:type="simple" xlink:show="embed" xlink:actuate="onLoad" draw:mime-type="image/jpeg"/>
</draw:frame>
The Real Madrid won the 20th match in the Spanish Championships in the 20122/23 football-season.</text:p>
      <text:p text:style-name="P4">
In the match of the 30th round on Santiago Bernabeu in Madrid, "Vyshkov" won over "Vigo Creep" - 2-0, reports Ukrinform.</text:p>
      <text:p text:style-name="P4">
The first ball was scored by Marco Asensio, who was assisted by Vinisiuszhunor in the 42nd minute. After the break, the account doubled by Eder Militan(48).</text:p>
      <text:p text:style-name="P4">
У турнірній таблиці Ла Ліги лідирує «Барселона», в активі якої 73 очки. «Реал»(65)goes second, in third place - "Athletico"(60), which will play Varcelon on April 23.</text:p>
      <text:p text:style-name="P4">
<text:span text:style-name="T4">
 Read also: </text:span>
 <text:a xlink:type="simple" xlink:href="https://www.ukrinform.ua/rubric-sports/3699409-valadolid-obigrav-zironu-cigankova-u-matci-la-ligi.html" text:style-name="Internet_20_link" text:visited-style-name="Visited_20_Internet_20_Link">
<text:span text:style-name="T4">
 Giron </text:span>
</text:a>
It should be noted that in the 31st round on April 25, Real will meet with Viktor Tsygankov on the away.</text:p>
      <text:p text:style-name="P4">
Photo: AFP.</text:p>
      <text:p text:style-name="P4">
News Source: <text:a xlink:type="simple" xlink:href="https://www.ukrinform.ua/rubric-sports/3699434-real-peremig-seltu-u-matci-ispanskoi-la-ligi.html" text:style-name="Internet_20_link" text:visited-style-name="Visited_20_Internet_20_Link">
https://www.ukrinform.ua/rubric-sports/3699434-real-peremig-seltu-u-matci-ispanskoi-la-ligi.html</text:a>
</text:p>
      <!--NEWS-->
      <text:h text:style-name="P10" text:outline-level="1">
<text:span text:style-name="T4">
JSC Shaktarske Directio Rusian of the Army Shelled Color, Novoukrainka, Golden Niva, Great ...</text:span>
</text:h>
      <text:p text:style-name="P4">
Authors: liveuamap (Language: en)</text:p>
      <text:p text:style-name="P4">
Time: 2023-04-22T-11:24:00</text:p>
      <text:p text:style-name="P4">
Location: Velyka Novosilka (Latitude:47.83298 Longtitude:36.83664)</text:p>
      <text:p text:style-name="P4">
Videos: []</text:p>
      <text:p text:style-name="P4">
Images: []</text:p>
      <text:p text:style-name="P4">
Tags: ["Russia"]</text:p>
      <text:p text:style-name="P4">
Id: 22557880</text:p>
      <!--METADATA-->
      <text:p text:style-name="P4">
At Shaktarske direction Russian army shelled Prechystivka, Novoukrayinka,Zolota Nyva, Velyka Novosilka, - General Staff of Armed Forces of Ukraine saysin the morning report</text:p>
      <text:p text:style-name="P4">
News Collection Link: <text:a xlink:type="simple" xlink:href="https://liveuamap.com/en/2023/22-april-at-shaktarske-direction-russian-army-shelled-prechystivka" text:style-name="Internet_20_link" text:visited-style-name="Visited_20_Internet_20_Link">
https://liveuamap.com/en/2023/22-april-at-shaktarske-direction-russian-army-shelled-prechystivka</text:a>
</text:p>
      <text:p text:style-name="P4">
News Source: <text:a xlink:type="simple" xlink:href="https://t.me/lumsrc/4564" text:style-name="Internet_20_link" text:visited-style-name="Visited_20_Internet_20_Link">
https://t.me/lumsrc/4564</text:a>
</text:p>
      <!--NEWS-->
      <text:h text:style-name="P10" text:outline-level="1">
<text:span text:style-name="T4">
The President put the NSDC decision on a number of individuals and legal entities</text:span>
</text:h>
      <text:p text:style-name="P4">
Authors: Ukrinform (Person)</text:p>
      <text:p text:style-name="P4">
Publisher: Укринформ (Organization)</text:p>
      <text:p text:style-name="P4">
Published Time: 2023-04-22T-120:13:00+03:00</text:p>
      <text:p text:style-name="P4">
Modified Time: 2023-04-22T14:13:00+03:00</text:p>
      <text:p text:style-name="P4">
Description: President of Ukraine Volodymyr Zelensky introduced the decisions of the National Security and Defense Council of Ukraine on the use of personal special economic and other restrictive measures up to 40 natural and 382 legal entities. - Ukrinform.</text:p>
      <text:p text:style-name="P4">
Images: ["<text:a xlink:type="simple" xlink:href="https://static.ukrinform.com/photos/2022_12/thumb_files/630_360_1671115306-366.jpeg" text:style-name="Internet_20_link" text:visited-style-name="Visited_20_Internet_20_Link">
630_360_16711...</text:a>
"]</text:p>
      <text:p text:style-name="P4">
Tags: ['РНБО', 'Санкції', 'Зеленський']</text:p>
      <text:p text:style-name="P4">
Type: Article</text:p>
      <!--METADATA-->
      <text:p text:style-name="P4">
<draw:frame draw:style-name="fr1" draw:name="Image21" text:anchor-type="as-char" svg:width="6.9236in" svg:height="3.956343in" draw:z-index="0">
<draw:image xlink:href="../Images/yкринформ/2023-04-22T-120-13-00-03-00/630_360_1671115306-366.jpeg" xlink:type="simple" xlink:show="embed" xlink:actuate="onLoad" draw:mime-type="image/jpeg"/>
</draw:frame>
President of Ukraine Volodymyr Zelensky introduced the decisions of the Radinational Security and Defense of Ukraine on the use of personal special economic and other restrictive measures up to 40 natural and 382 legal entities.</text:p>
      <text:p text:style-name="P4">
According to Ukrinform, the relevant documents were published on the website of the Head of State.</text:p>
      <text:p text:style-name="P4">
Yes, according to the decree <text:a xlink:type="simple" xlink:href="http://www.president.gov.ua/documents/2352023-46561" text:style-name="Internet_20_link" text:visited-style-name="Visited_20_Internet_20_Link">
</text:a>
, The President put the decision of the National Security and Defense Council of Ukraine dated April 22, 2023 "On the use of personal special economic and other restrictive measures(sanctions)"Against natural persons - a citizen of Switzerland, Iran and the Republic of Mali. In total, 40 people were in a total of 40 people.</text:p>
      <text:p text:style-name="P4">
Also, according to this decree, 60 legal entities were submitted to economic and other restrictive measures, including the Limited Company "Airlines Far Eastern KSM", the Rosbank Public Joint Stock Company, the so -called "Ministry of Civic Defense, Emergency Situations and Emergency Situations People's Republic ", Central Election Commission of the Russian Federation. In addition, this list included legal entities registered in France, Switzerland, Taiwan, Germany, Armenia.</text:p>
      <text:p text:style-name="P4">
By decree <text:a xlink:type="simple" xlink:href="http://www.president.gov.ua/documents/2362023-46565" text:style-name="Internet_20_link" text:visited-style-name="Visited_20_Internet_20_Link">
</text:a>
The President of Introduction The Decision on the Application of Personal Sanctions to 322 Russian legal persons, including joint-stock company "Space-Production Corporation" Space-Corporation of Monitoring, Information and Current Taeltromechanical Complexes "and the State Unit of the Rostovsky-Doctor. ".</text:p>
      <text:p text:style-name="P4">
<text:span text:style-name="T4">
 Read also: </text:span>
 <text:a xlink:type="simple" xlink:href="https://www.ukrinform.ua/rubric-economy/3699138-kraini-g7-rozgladaut-majze-povnu-zaboronu-ihnogo-eksportu-do-rosii.html" text:style-name="Internet_20_link" text:visited-style-name="Visited_20_Internet_20_Link">
<text:span text:style-name="T4">
 Export </text:span>
</text:a>
As reported by Ukrinform, President of Ukraine Volodymyr Zelenskyy with his decrees <text:a xlink:type="simple" xlink:href="https://www.ukrinform.ua/rubric-economy/3696337-zelenskij-uviv-u-diu-risenna-rnbo-pro-zastosuvanna-sankcij-do-692-fizicnih-i-uridicnih-osib.html" text:style-name="Internet_20_link" text:visited-style-name="Visited_20_Internet_20_Link">
</text:a>
National Security and Defense Council of Ukraine of April 15, 2023, the proposal of personal special economic and other restrictive measures up to 438 individuals and 254 legal entities.</text:p>
      <text:p text:style-name="P4">
<text:span text:style-name="T5">
Foto: op</text:span>
</text:p>
      <text:p text:style-name="P4">
News Source: <text:a xlink:type="simple" xlink:href="https://www.ukrinform.ua/rubric-polytics/3699292-prezident-vviv-u-diu-risenna-rnbo-pro-sankcii-proti-radu-fizicnih-ta-uridicnih-osib.html" text:style-name="Internet_20_link" text:visited-style-name="Visited_20_Internet_20_Link">
https://www.ukrinform.ua/rubric-polytics/3699292-prezident-vviv-u-diu-risenna-rnbo-pro-sankcii-proti-radu-fizicnih-ta-uridicnih-osib.html</text:a>
</text:p>
      <!--NEWS-->
      <text:h text:style-name="P10" text:outline-level="1">
<text:span text:style-name="T4">
The enemy fired at five communities of Sumy region in a day - 64 "arrivals"</text:span>
</text:h>
      <text:p text:style-name="P4">
Authors: Ukrinform (Person)</text:p>
      <text:p text:style-name="P4">
Publisher: Укринформ (Organization)</text:p>
      <text:p text:style-name="P4">
Published Time: 2023-04-22T-12:39:00+03:00</text:p>
      <text:p text:style-name="P4">
Modified Time: 2023-04-22T23:39:00+03:00</text:p>
      <text:p text:style-name="P4">
Description: The Russian Federation troops on April 22 struck five territorial communities of Sumy region, having a total of 64 trains. - Ukrinform.</text:p>
      <text:p text:style-name="P4">
Images: ["<text:a xlink:type="simple" xlink:href="https://static.ukrinform.com/photos/2022_10/thumb_files/630_360_1667124180-530.jpg" text:style-name="Internet_20_link" text:visited-style-name="Visited_20_Internet_20_Link">
630_360_16671...</text:a>
"]</text:p>
      <text:p text:style-name="P4">
Tags: ['Обстріл', 'Сумщина', 'Війна з росією']</text:p>
      <text:p text:style-name="P4">
Type: Article</text:p>
      <!--METADATA-->
      <text:p text:style-name="P4">
<draw:frame draw:style-name="fr1" draw:name="Image22" text:anchor-type="as-char" svg:width="6.9236in" svg:height="3.956343in" draw:z-index="0">
<draw:image xlink:href="../Images/yкринформ/2023-04-22T-12-39-00-03-00/630_360_1667124180-530.jpg" xlink:type="simple" xlink:show="embed" xlink:actuate="onLoad" draw:mime-type="image/jpeg"/>
</draw:frame>
On April 22, the military Federation was struck by five territorial communities of the Sumy region, having a total of 64 trains.</text:p>
      <text:p text:style-name="P4">
According to Ukrinform, the Sumy Regional Military Administration reported in <text:a xlink:type="simple" xlink:href="https://t.me/Sumy_news_ODA/15592" text:style-name="Internet_20_link" text:visited-style-name="Visited_20_Internet_20_Link">
</text:a>
.</text:p>
      <text:p text:style-name="P4">
In particular, the Esman community twice has shot from enemy artillery - the nine hits in a total of nine hits. As a result of the first tube, a field with corn was lit.</text:p>
      <text:p text:style-name="P4">
The Belopil community attacked the invaders from mortars, making 32 hit. In its territory, the enemy struck an artillery blow, hitting once.</text:p>
      <text:p text:style-name="P4">
From mortars and artillery Russian <text:a xlink:type="simple" xlink:href="https://www.ukrinform.ua/tag-obstril" text:style-name="Internet_20_link" text:visited-style-name="Visited_20_Internet_20_Link">
</text:a>
The Novoslobid community - four and ten hits took place, respectively.</text:p>
      <text:p text:style-name="P4">
From the self -propelled artillery installations, the troops of the Russian Federation were hit by a young community, having committed four trains.</text:p>
      <text:p text:style-name="P4">
<text:span text:style-name="T4">
 Read also: </text:span>
 <text:a xlink:type="simple" xlink:href="https://www.ukrinform.ua/rubric-ato/3699389-vijskovi-rf-obstrilali-park-u-hersoni-e-poranenij.html" text:style-name="Internet_20_link" text:visited-style-name="Visited_20_Internet_20_Link">
<text:span text:style-name="T4">
 firing </text:span>
</text:a>
The invaders struck the mortar stroke through the Miropil community, hitting four times.</text:p>
      <text:p text:style-name="P4">
"According to the military, there were currently no enemy offensive groups near the state border," Ova added.</text:p>
      <text:p text:style-name="P4">
As reported <text:a xlink:type="simple" xlink:href="https://www.ukrinform.ua/rubric-ato/3699094-rosiani-protagom-dna-obstrilali-cotiri-gromadi-sumsini.html" text:style-name="Internet_20_link" text:visited-style-name="Visited_20_Internet_20_Link">
</text:a>
, April 21, Russian -owned fired at four territorial communities of Sumy region.</text:p>
      <text:p text:style-name="P4">
<text:span text:style-name="T5">
Foto: dpsu.gov.ua</text:span>
</text:p>
      <text:p text:style-name="P4">
News Source: <text:a xlink:type="simple" xlink:href="https://www.ukrinform.ua/rubric-ato/3699422-vorog-za-dobu-obstrilav-pat-gromad-sumsini-64-priloti.html" text:style-name="Internet_20_link" text:visited-style-name="Visited_20_Internet_20_Link">
https://www.ukrinform.ua/rubric-ato/3699422-vorog-za-dobu-obstrilav-pat-gromad-sumsini-64-priloti.html</text:a>
</text:p>
      <!--NEWS-->
      <text:h text:style-name="P10" text:outline-level="1">
<text:span text:style-name="T4">
At Zaporizhzhia and Kherson directions Russian army shelled Olhivske, Pavlivka, Malynivka, Hu...</text:span>
</text:h>
      <text:p text:style-name="P4">
Authors: liveuamap (Language: en)</text:p>
      <text:p text:style-name="P4">
Time: 2023-04-22T-13:24:00</text:p>
      <text:p text:style-name="P4">
Location: Kherson (Latitude:46.63317 Longtitude:32.61858)</text:p>
      <text:p text:style-name="P4">
Videos: []</text:p>
      <text:p text:style-name="P4">
Images: []</text:p>
      <text:p text:style-name="P4">
Tags: ["Russia"]</text:p>
      <text:p text:style-name="P4">
Id: 22557878</text:p>
      <!--METADATA-->
      <text:p text:style-name="P4">
At Zaporizhzhia and Kherson directions Russian army shelled Olhivske,Pavlivka, Malynivka, Huliaipole, Huliaipilske, Orikhiv, Novodanylivka andNovoandriyivka of Zaporizhzhia region, also Antonivka of Kherson region andKherson city, - General Staff of Armed Forces of Ukraine says in the morningreport</text:p>
      <text:p text:style-name="P4">
News Collection Link: <text:a xlink:type="simple" xlink:href="https://liveuamap.com/en/2023/22-april-at-zaporizhzhia-and-kherson-directions-russian-army" text:style-name="Internet_20_link" text:visited-style-name="Visited_20_Internet_20_Link">
https://liveuamap.com/en/2023/22-april-at-zaporizhzhia-and-kherson-directions-russian-army</text:a>
</text:p>
      <text:p text:style-name="P4">
News Source: <text:a xlink:type="simple" xlink:href="https://t.me/lumsrc/4565" text:style-name="Internet_20_link" text:visited-style-name="Visited_20_Internet_20_Link">
https://t.me/lumsrc/4565</text:a>
</text:p>
      <!--NEWS-->
      <text:h text:style-name="P10" text:outline-level="1">
<text:span text:style-name="T4">
The EU is preparing to ban the transit of many goods by the territory of Russia - Bloomberg</text:span>
</text:h>
      <text:p text:style-name="P4">
Authors: Ukrinform (Person)</text:p>
      <text:p text:style-name="P4">
Publisher: Укринформ (Organization)</text:p>
      <text:p text:style-name="P4">
Published Time: 2023-04-22T-14:17:00+03:00</text:p>
      <text:p text:style-name="P4">
Modified Time: 2023-04-22T23:17:00+03:00</text:p>
      <text:p text:style-name="P4">
Description: The European Union intends to prohibit the transit of many goods in Russia, trying to increase the compliance with the previously imposed sanctions. - Ukrinform.</text:p>
      <text:p text:style-name="P4">
Images: ["<text:a xlink:type="simple" xlink:href="https://static.ukrinform.com/photos/2023_04/thumb_files/630_360_1681461745-184.jpg" text:style-name="Internet_20_link" text:visited-style-name="Visited_20_Internet_20_Link">
630_360_16814...</text:a>
"]</text:p>
      <text:p text:style-name="P4">
Tags: ['Антиросійські санкції', 'Євросоюз', 'Агресія РФ', 'Війна з росією']</text:p>
      <text:p text:style-name="P4">
Type: Article</text:p>
      <!--METADATA-->
      <text:p text:style-name="P4">
<draw:frame draw:style-name="fr1" draw:name="Image23" text:anchor-type="as-char" svg:width="6.9236in" svg:height="3.956343in" draw:z-index="0">
<draw:image xlink:href="../Images/yкринформ/2023-04-22T-14-17-00-03-00/630_360_1681461745-184.jpg" xlink:type="simple" xlink:show="embed" xlink:actuate="onLoad" draw:mime-type="image/jpeg"/>
</draw:frame>
The European Union has the intention to impose a ban on the transit of many goods by the territory of Russia, trying to strengthen compliance with the previously imposed sanctions.</text:p>
      <text:p text:style-name="P4">
According to Ukrinform, it writes <text:a xlink:type="simple" xlink:href="https://www.bloomberg.com/news/articles/2023-04-22/eu-set-to-propose-banning-many-goods-from-transiting-via-russia" text:style-name="Internet_20_link" text:visited-style-name="Visited_20_Internet_20_Link">
</text:a>
With reference to your own informed sources.</text:p>
      <text:p text:style-name="P4">
"The European Union is preparing to propose a ban on the transit of many turns through Russia against the background of how the block tries to strengthen the regime of compliance with the observations introduced over the past year," the material reads.</text:p>
      <text:p text:style-name="P4">
<text:span text:style-name="T4">
 Read also: </text:span>
 <text:span text:style-name="T4">
 <text:a xlink:type="simple" xlink:href="https://www.ukrinform.ua/rubric-economy/3698488-ssa-i-souzniki-rozgladaut-majze-povnu-zaboronu-eksportu-do-rf-bloomberg.html" text:style-name="Internet_20_link" text:visited-style-name="Visited_20_Internet_20_Link">
</text:a>
</text:span>
</text:p>
      <text:p text:style-name="P4">
It is noted that the ban will affect many technologies and other goods, including several types of cars that will go by the territory of Russia.</text:p>
      <text:p text:style-name="P4">
"The ban will be included in a new package of sanctions prepared by the European Commission," Bloomberg is established.</text:p>
      <text:p text:style-name="P4">
<text:span text:style-name="T4">
 Read also: </text:span>
 <text:span text:style-name="T4">
 <text:a xlink:type="simple" xlink:href="https://www.ukrinform.ua/rubric-economy/3699420-pocalas-globalna-robota-z-obmezenna-rosijskoi-atomnoi-galuzi-zelenskij.html" text:style-name="Internet_20_link" text:visited-style-name="Visited_20_Internet_20_Link">
</text:a>
</text:span>
</text:p>
      <text:p text:style-name="P4">
The publication notes that Poland, Lithuania and Estonia are led by the EU to the ban on the ban through Russia and technologies that can be used by Russian military, aviation or space industries or to help improve Russian industrial capacity.</text:p>
      <text:p text:style-name="P4">
"A new package of suggested sanctions, which will be for the EU 11th since the Russian Time to Ukraine in February 2022, may also affect Tasudna tankers that do not turn on navigation systems that allow them to track them," Bloomberg adds.</text:p>
      <text:p text:style-name="P4">
<text:span text:style-name="T4">
 Read also: </text:span>
 <text:span text:style-name="T4">
 <text:a xlink:type="simple" xlink:href="https://www.ukrinform.ua/rubric-ato/3699413-cim-zorstkisi-sankcii-proti-rf-tim-svidsim-bude-zaversenna-agresii-prezident.html" text:style-name="Internet_20_link" text:visited-style-name="Visited_20_Internet_20_Link">
</text:a>
</text:span>
</text:p>
      <text:p text:style-name="P4">
At the same time, Rosatom, who played a key role in the capture of the ZPP, will not be released under sanctions, as too many EU members are opposite to the imposition of restrictions on Russia's nuclear industry.</text:p>
      <text:p text:style-name="P4">
“The main attention in the package <text:span text:style-name="T4">
 <text:a xlink:type="simple" xlink:href="https://www.ukrinform.ua/tag-antirossijskie-sankcii" text:style-name="Internet_20_link" text:visited-style-name="Visited_20_Internet_20_Link">
</text:a>
</text:span>
 prepared by the EU executive power will be given to the elimination of a loophole fight against evasion of compliance with current restrictions, including third -countries companies, ”the article concludes.As the agency reported earlier, countries _ <text:span text:style-name="T4">
 <text:a xlink:type="simple" xlink:href="https://www.ukrinform.ua/rubric-economy/3699138-kraini-g7-rozgladaut-majze-povnu-zaboronu-ihnogo-eksportu-do-rosii.html" text:style-name="Internet_20_link" text:visited-style-name="Visited_20_Internet_20_Link">
</text:a>
</text:span>
 _ as limited to Moscow's regulations due to its invasion of Ukraine.</text:p>
      <text:p text:style-name="P4">
News Source: <text:a xlink:type="simple" xlink:href="https://www.ukrinform.ua/rubric-economy/3699431-es-gotuetsa-zaboroniti-tranzit-bagatoh-tovariv-teritorieu-rosii-bloomberg.html" text:style-name="Internet_20_link" text:visited-style-name="Visited_20_Internet_20_Link">
https://www.ukrinform.ua/rubric-economy/3699431-es-gotuetsa-zaboroniti-tranzit-bagatoh-tovariv-teritorieu-rosii-bloomberg.html</text:a>
</text:p>
      <!--NEWS-->
      <text:h text:style-name="P10" text:outline-level="1">
<text:span text:style-name="T4">
The Ukrainian House will show the theatrical performance "Azovstal. Voice ”</text:span>
</text:h>
      <text:p text:style-name="P4">
Authors: Ukrinform (Person)</text:p>
      <text:p text:style-name="P4">
Publisher: Укринформ (Organization)</text:p>
      <text:p text:style-name="P4">
Published Time: 2023-04-22T-16:09:00+03:00</text:p>
      <text:p text:style-name="P4">
Modified Time: 2023-04-22T23:09:00+03:00</text:p>
      <text:p text:style-name="P4">
Description: On May 20, the Ukrainian House will show a multimedia theatrical performance "Azovstal. Voices. " - Ukrinform.</text:p>
      <text:p text:style-name="P4">
Images: ["<text:a xlink:type="simple" xlink:href="https://static.ukrinform.com/photos/2017_11/thumb_files/630_360_1511103332-1781-ukrainskij-dom.jpg" text:style-name="Internet_20_link" text:visited-style-name="Visited_20_Internet_20_Link">
630_360_15111...</text:a>
", "<text:a xlink:type="simple" xlink:href="https://static.ukrinform.com/photos/2023_04/1682193935-407.jpg" text:style-name="Internet_20_link" text:visited-style-name="Visited_20_Internet_20_Link">
1682193935-40...</text:a>
"]</text:p>
      <text:p text:style-name="P4">
Tags: ['Азовсталь', 'Театр', 'Український дім', 'МКІП ']</text:p>
      <text:p text:style-name="P4">
Type: Article</text:p>
      <!--METADATA-->
      <text:p text:style-name="P4">
<draw:frame draw:style-name="fr1" draw:name="Image24" text:anchor-type="as-char" svg:width="6.9236in" svg:height="3.956343in" draw:z-index="0">
<draw:image xlink:href="../Images/yкринформ/2023-04-22T-16-09-00-03-00/630_360_1511103332-1781-ukrainskij-dom.jpg" xlink:type="simple" xlink:show="embed" xlink:actuate="onLoad" draw:mime-type="image/jpeg"/>
</draw:frame>
On May 20, the Ukrainian House will show a multimedia theater "Azovstal. Voices. "</text:p>
      <text:p text:style-name="P4">
According to Ukrinform, the press service of the Ministry of Culture of and Information Policy in [] reports it(https://t.me/mkipu/5669).</text:p>
      <text:p text:style-name="P4">
"Azovstal. Voices are light and inspiring story about defense <text:a xlink:type="simple" xlink:href="https://www.ukrinform.ua/tag-mariupol" text:style-name="Internet_20_link" text:visited-style-name="Visited_20_Internet_20_Link">
</text:a>
consisting of monologues the produce values of each person. The performance uses collective images, but those that remind you of specific characters: bird, orestes, helicopter pilot, etc. ", - the message reads.</text:p>
      <text:p text:style-name="P4">
<draw:frame draw:style-name="fr1" draw:name="Image25" text:anchor-type="as-char" svg:width="6.9236in" svg:height="9.800636in" draw:z-index="0">
<draw:image xlink:href="../Images/yкринформ/2023-04-22T-16-09-00-03-00/1682193935-407.jpg" xlink:type="simple" xlink:show="embed" xlink:actuate="onLoad" draw:mime-type="image/jpeg"/>
</draw:frame>
As it is noted, the performance will take place on May 20, on the day when the year turns as Ukrainian defenders of Mariupol and Azovstal are in the Russian militia.</text:p>
      <text:p text:style-name="P4">
The multimedia theatrical performance will be held with the support of the MKIP.</text:p>
      <text:p text:style-name="P4">
<text:span text:style-name="T4">
 Read also: </text:span>
 <text:a xlink:type="simple" xlink:href="https://www.ukrinform.ua/rubric-culture/3698973-v-uzgorodi-startuvav-miznarodnij-teatralnij-festival-svoboda.html" text:style-name="Internet_20_link" text:visited-style-name="Visited_20_Internet_20_Link">
</text:a>
As it was reported, on July 29 in Kiev presented the play "Azovstal. Thevoices". The project was created in support of the captives of the Azovstal fighters. The main manifestation is not to forget about the captured defenders of Azovstal and to do everything possible for their return home.</text:p>
      <text:p text:style-name="P4">
News Source: <text:a xlink:type="simple" xlink:href="https://www.ukrinform.ua/rubric-culture/3699430-v-ukrainskomu-domi-pokazut-teatralnu-vistavu-azovstal-golosi.html" text:style-name="Internet_20_link" text:visited-style-name="Visited_20_Internet_20_Link">
https://www.ukrinform.ua/rubric-culture/3699430-v-ukrainskomu-domi-pokazut-teatralnu-vistavu-azovstal-golosi.html</text:a>
</text:p>
      <!--NEWS-->
      <text:h text:style-name="P10" text:outline-level="1">
<text:span text:style-name="T4">
The Russians hit Kharkiv region C-300 rockets: at least five hits</text:span>
</text:h>
      <text:p text:style-name="P4">
Authors: Ukrinform (Person)</text:p>
      <text:p text:style-name="P4">
Publisher: Укринформ (Organization)</text:p>
      <text:p text:style-name="P4">
Published Time: 2023-04-22T-19:58:00+03:00</text:p>
      <text:p text:style-name="P4">
Modified Time: 2023-04-22T22:58:00+03:00</text:p>
      <text:p text:style-name="P4">
Description: The army of the Russian Federation on the evening of Saturday, April 22, fired at Kharkiv and the area of C-300 missiles, at least 5 "arrivals"-Ukrinform were recorded.</text:p>
      <text:p text:style-name="P4">
Images: ["<text:a xlink:type="simple" xlink:href="https://static.ukrinform.com/photos/2023_03/thumb_files/630_360_1680222040-343.jpg" text:style-name="Internet_20_link" text:visited-style-name="Visited_20_Internet_20_Link">
630_360_16802...</text:a>
"]</text:p>
      <text:p text:style-name="P4">
Tags: ['Обстріл', 'Ракета', 'Харків', 'Війна з росією']</text:p>
      <text:p text:style-name="P4">
Type: Article</text:p>
      <!--METADATA-->
      <text:p text:style-name="P4">
<draw:frame draw:style-name="fr1" draw:name="Image26" text:anchor-type="as-char" svg:width="6.9236in" svg:height="3.956343in" draw:z-index="0">
<draw:image xlink:href="../Images/yкринформ/2023-04-22T-19-58-00-03-00/630_360_1680222040-343.jpg" xlink:type="simple" xlink:show="embed" xlink:actuate="onLoad" draw:mime-type="image/jpeg"/>
</draw:frame>
The Rfuvet Army on Saturday, April 22, fired at Kharkiv and the area of C-300 missiles, at least 5 "arrivals" were recorded</text:p>
      <text:p text:style-name="P4">
About it in <text:a xlink:type="simple" xlink:href="https://t.me/kharkivoda/9940" text:style-name="Internet_20_link" text:visited-style-name="Visited_20_Internet_20_Link">
</text:a>
Informs Kharkiv Ova, reports Ukrinform.</text:p>
      <text:p text:style-name="P4">
“Under the blow of the invaders was m. <text:a xlink:type="simple" xlink:href="https://www.ukrinform.ua/tag-harkiv" text:style-name="Internet_20_link" text:visited-style-name="Visited_20_Internet_20_Link">
</text:a>
Taharkiv district. Previously, the enemy beat the C -300 missiles, ”the testimony said.</text:p>
      <text:p text:style-name="P4">
The extent of destruction and information about the victims is clarified.</text:p>
      <text:p text:style-name="P4">
<text:span text:style-name="T4">
 Read also: </text:span>
 <text:span text:style-name="T4">
 <text:a xlink:type="simple" xlink:href="https://www.ukrinform.ua/rubric-ato/3699389-vijskovi-rf-obstrilali-park-u-hersoni-e-poranenij.html" text:style-name="Internet_20_link" text:visited-style-name="Visited_20_Internet_20_Link">
</text:a>
</text:span>
</text:p>
      <text:p text:style-name="P4">
As the head of Kharkiv Ova Oleg Synigubov in [] reported(https://t.me/synegubov/6019?fbclid=IwAR0W0Q2CHHoji22aw3A6fAxT6THvUR_bjzxM1GwtCE87H1pS5FDp7MBTCpA)at least 5 hits were recorded in Kharkiv and the region.</text:p>
      <text:p text:style-name="P4">
“Unfortunately, one of the hostile missiles hit the private sector in the village. Kotlyarkivsky district. Rescuers and emergency medical assistance work on the spot. The parts are installed. Kharkiv has <text:span text:style-name="T4">
 <text:a xlink:type="simple" xlink:href="https://www.ukrinform.ua/tag-obstril" text:style-name="Internet_20_link" text:visited-style-name="Visited_20_Internet_20_Link">
</text:a>
</text:span>
 In the object of civil infrastructure, rescuers curb a large -scale fire. At least 5 arrivals in the city and the region have been recorded before, Synigubov said.</text:p>
      <text:p text:style-name="P4">
<text:span text:style-name="T4">
 Read also: </text:span>
 <text:span text:style-name="T4">
 <text:a xlink:type="simple" xlink:href="https://www.ukrinform.ua/rubric-regions/3699423-ziteliv-harkivsini-poperedzaut-pro-vorozi-udari.html" text:style-name="Internet_20_link" text:visited-style-name="Visited_20_Internet_20_Link">
</text:a>
</text:span>
</text:p>
      <text:p text:style-name="P4">
The mayor of the city Igor Terekhov reported that in the Novobavar district a fire at the object of civil infrastructure. SES work on the spot. Information about the victims is specified.</text:p>
      <text:p text:style-name="P4">
According to him, blows on the Slobid and Basic districts were also recorded. In both cases, civilian objects were fired.</text:p>
      <text:p text:style-name="P4">
Currently, information about the victims is clarified.</text:p>
      <text:p text:style-name="P4">
As the agency reported earlier, the Russian army in the evening on Saturday, April 22, _ <text:span text:style-name="T4">
 <text:a xlink:type="simple" xlink:href="https://www.ukrinform.ua/rubric-regions/3699423-ziteliv-harkivsini-poperedzaut-pro-vorozi-udari.html" text:style-name="Internet_20_link" text:visited-style-name="Visited_20_Internet_20_Link">
</text:a>
</text:span>
 _</text:p>
      <text:p text:style-name="P4">
News Source: <text:a xlink:type="simple" xlink:href="https://www.ukrinform.ua/rubric-ato/3699428-rosiani-vdarili-po-harkivsini-raketami-s300-sonajmense-5-vlucan.html" text:style-name="Internet_20_link" text:visited-style-name="Visited_20_Internet_20_Link">
https://www.ukrinform.ua/rubric-ato/3699428-rosiani-vdarili-po-harkivsini-raketami-s300-sonajmense-5-vlucan.html</text:a>
</text:p>
      <!--NEWS-->
      <text:h text:style-name="P10" text:outline-level="1">
<text:span text:style-name="T4">
AT Kupyansk Directive Russian Army Sheled Krasno Pershe, Novomolinsk, Dvorichny, West, Cat ...</text:span>
</text:h>
      <text:p text:style-name="P4">
Authors: liveuamap (Language: en)</text:p>
      <text:p text:style-name="P4">
Time: 2023-04-22T-1:24:00</text:p>
      <text:p text:style-name="P4">
Location: Svatove (Latitude:49.54292 Longtitude:37.88893)</text:p>
      <text:p text:style-name="P4">
Videos: []</text:p>
      <text:p text:style-name="P4">
Images: []</text:p>
      <text:p text:style-name="P4">
Tags: ["Russia"]</text:p>
      <text:p text:style-name="P4">
Id: 22557901</text:p>
      <!--METADATA-->
      <text:p text:style-name="P4">
At Kupiansk direction Russian army shelled Krasne Pershe, Novomlynsk,Dvorichna, Zapadne, Kotlyarivka and Berestove of Kharkiv region, - GeneralStaff of Armed Forces of Ukraine says in the morning report</text:p>
      <text:p text:style-name="P4">
News Collection Link: <text:a xlink:type="simple" xlink:href="https://liveuamap.com/en/2023/22-april-at-kupiansk-direction-russian-army-shelled-krasne" text:style-name="Internet_20_link" text:visited-style-name="Visited_20_Internet_20_Link">
https://liveuamap.com/en/2023/22-april-at-kupiansk-direction-russian-army-shelled-krasne</text:a>
</text:p>
      <text:p text:style-name="P4">
News Source: <text:a xlink:type="simple" xlink:href="https://t.me/lumsrc/4559" text:style-name="Internet_20_link" text:visited-style-name="Visited_20_Internet_20_Link">
https://t.me/lumsrc/4559</text:a>
</text:p>
      <!--NEWS-->
      <text:h text:style-name="P10" text:outline-level="1">
<text:span text:style-name="T4">
Marines showed the destruction of the Russian tank</text:span>
</text:h>
      <text:p text:style-name="P4">
Authors: Ukrinform (Person)</text:p>
      <text:p text:style-name="P4">
Publisher: Укринформ (Organization)</text:p>
      <text:p text:style-name="P4">
Published Time: 2023-04-22T-21:44:00+03:00</text:p>
      <text:p text:style-name="P4">
Modified Time: 2023-04-22T22:44:00+03:00</text:p>
      <text:p text:style-name="P4">
Description: The soldiers of the Navy of the Armed Forces of Ukraine destroyed the Russian tank together with the crew. - Ukrinform.</text:p>
      <text:p text:style-name="P4">
Images: ["<text:a xlink:type="simple" xlink:href="https://static.ukrinform.com/photos/2022_12/thumb_files/630_360_1669987737-966.jpg" text:style-name="Internet_20_link" text:visited-style-name="Visited_20_Internet_20_Link">
630_360_16699...</text:a>
"]</text:p>
      <text:p text:style-name="P4">
Tags: ['Танк', 'Військові', 'Війна з росією']</text:p>
      <text:p text:style-name="P4">
Type: Article</text:p>
      <!--METADATA-->
      <text:p text:style-name="P4">
<draw:frame draw:style-name="fr1" draw:name="Image27" text:anchor-type="as-char" svg:width="6.9236in" svg:height="3.956343in" draw:z-index="0">
<draw:image xlink:href="../Images/yкринформ/2023-04-22T-21-44-00-03-00/630_360_1669987737-966.jpg" xlink:type="simple" xlink:show="embed" xlink:actuate="onLoad" draw:mime-type="image/jpeg"/>
</draw:frame>
The military-naval forces of the Armed Forces of Ukraine destroyed the Russian tank together with a ziping.</text:p>
      <text:p text:style-name="P4">
The relevant video press service of the Navy was published in <text:a xlink:type="simple" xlink:href="https://www.facebook.com/watch/" text:style-name="Internet_20_link" text:visited-style-name="Visited_20_Internet_20_Link">
</text:a>
, reports Ukrinform.</text:p>
      <text:p text:style-name="P4">
"Ukrainian Marines destroyed Russian <text:a xlink:type="simple" xlink:href="https://www.ukrinform.ua/tag-tank" text:style-name="Internet_20_link" text:visited-style-name="Visited_20_Internet_20_Link">
</text:a>
, which he made the guys "Nervi". After the successful work of the air intelligence and the artillery tank, together with the crew, they paid for their activities, " - said UMS.</text:p>
      <text:p text:style-name="P4">
<text:span text:style-name="T5">
Viso: <text:a xlink:type="simple" xlink:href="https://t.me/ukrainian_navy/2813" text:style-name="Internet_20_link" text:visited-style-name="Visited_20_Internet_20_Link">
</text:a>
</text:span>
</text:p>
      <text:p text:style-name="P4">
<text:span text:style-name="T4">
 Read also: </text:span>
 <text:a xlink:type="simple" xlink:href="https://www.ukrinform.ua/rubric-ato/3698665-mikolaivski-desantniki-znisili-vorozij-tank-t90-z-minnim-tralom.html" text:style-name="Internet_20_link" text:visited-style-name="Visited_20_Internet_20_Link">
<text:span text:style-name="T4">
 tank </text:span>
</text:a>
As reported <text:a xlink:type="simple" xlink:href="https://www.ukrinform.ua/rubric-ato/3699160-sili-oboroni-znisili-185-730-rosijskih-zagarbnikiv.html" text:style-name="Internet_20_link" text:visited-style-name="Visited_20_Internet_20_Link">
</text:a>
, in the Full -Scale War, 3672 enemy tanks, 7130 combustible vehicles, 539 rocket launchers and thousands of single -different military equipment of the Russian Federation were already destroyed by the full -scale war.</text:p>
      <text:p text:style-name="P4">
News Source: <text:a xlink:type="simple" xlink:href="https://www.ukrinform.ua/rubric-ato/3699425-morski-pihotinci-pokazali-znisenna-rosijskogo-tanka.html" text:style-name="Internet_20_link" text:visited-style-name="Visited_20_Internet_20_Link">
https://www.ukrinform.ua/rubric-ato/3699425-morski-pihotinci-pokazali-znisenna-rosijskogo-tanka.html</text:a>
</text:p>
      <!--NEWS-->
      <text:h text:style-name="P10" text:outline-level="1">
<text:span text:style-name="T4">
IAEA has released a report on the situation at the Zaporozhye NPP</text:span>
</text:h>
      <text:p text:style-name="P4">
Authors: Ukrinform (Person)</text:p>
      <text:p text:style-name="P4">
Publisher: Укринформ (Organization)</text:p>
      <text:p text:style-name="P4">
Published Time: 2023-04-22T-23:37:00+03:00</text:p>
      <text:p text:style-name="P4">
Modified Time: 2023-04-22T22:37:00+03:00</text:p>
      <text:p text:style-name="P4">
Description: Representatives of the International Atomic Energy Agency present at the Zaporozhye NPPs heard the sounds of shelling almost daily over the last week. - Ukrinform.</text:p>
      <text:p text:style-name="P4">
Images: ["<text:a xlink:type="simple" xlink:href="https://static.ukrinform.com/photos/2022_08/thumb_files/630_360_1659707865-297.jpg" text:style-name="Internet_20_link" text:visited-style-name="Visited_20_Internet_20_Link">
630_360_16597...</text:a>
"]</text:p>
      <text:p text:style-name="P4">
Tags: ['МАГАТЕ', 'Запорізька АЕС', 'Війна з росією']</text:p>
      <text:p text:style-name="P4">
Type: Article</text:p>
      <!--METADATA-->
      <text:p text:style-name="P4">
<draw:frame draw:style-name="fr1" draw:name="Image28" text:anchor-type="as-char" svg:width="6.9236in" svg:height="3.956343in" draw:z-index="0">
<draw:image xlink:href="../Images/yкринформ/2023-04-22T-23-37-00-03-00/630_360_1659707865-297.jpg" xlink:type="simple" xlink:show="embed" xlink:actuate="onLoad" draw:mime-type="image/jpeg"/>
</draw:frame>
Representatives of the International Atomic Energy Agency, present at Zaporizhzhya, heard the sounds of shelling almost daily over the last week.</text:p>
      <text:p text:style-name="P4">
This was stated by CEO of IAEA Rafael Mariano Grossi, reporting to the Zaporizhzhya NPP, Ukrinform reports with reference to <text:span text:style-name="T4">
 <text:a xlink:type="simple" xlink:href="https://www.iaea.org/newscenter/pressreleases/update-154-iaea-director-general-statement-on-situation-in-ukraine" text:style-name="Internet_20_link" text:visited-style-name="Visited_20_Internet_20_Link">
</text:a>
</text:span>
.</text:p>
      <text:p text:style-name="P4">
“I saw clear signs of military preparations in the area, when a visiting nuclear power plant was visited just over three weeks ago. Since then, our experts have often reported that they have heard explosions while assuming(They are giving away)Intense shelling nearby. I am deeply concerned about the station, ”Grossi said.</text:p>
      <text:p text:style-name="P4">
<text:span text:style-name="T4">
 Read also: </text:span>
 <text:span text:style-name="T4">
 <text:a xlink:type="simple" xlink:href="https://www.ukrinform.ua/rubric-world/3696115-gendirektor-magate-obgovoriv-zahist-zaporizkoi-aes-iz-glavou-mzs-tureccini.html" text:style-name="Internet_20_link" text:visited-style-name="Visited_20_Internet_20_Link">
</text:a>
</text:span>
</text:p>
      <text:p text:style-name="P4">
According to him, once the IAEA experts were ordered to be hidden by the ground because of the potential danger in connection with combat actions.</text:p>
      <text:p text:style-name="P4">
The CEO noted the serious risks to the nuclear safety and safety with which the NPP is.</text:p>
      <text:p text:style-name="P4">
According to him, <text:span text:style-name="T4">
 <text:a xlink:type="simple" xlink:href="https://www.ukrinform.ua/tag-zaporizka-aes" text:style-name="Internet_20_link" text:visited-style-name="Visited_20_Internet_20_Link">
</text:a>
</text:span>
 Lays on one 750 kV power transmission, which still operates and supplies the external electricity required to cool the reactors and other important functions of nuclear safety and protection. Prior to the start of the full -scale war, the station had four lines of external power.</text:p>
      <text:p text:style-name="P4">
<text:span text:style-name="T4">
 Read also: </text:span>
 <text:span text:style-name="T4">
 <text:a xlink:type="simple" xlink:href="https://www.ukrinform.ua/rubric-regions/3696575-v-energodari-rosiani-gotuut-vikradenna-ditej-hocut-vivezti-v-krim-na-avtobusah-zaes.html" text:style-name="Internet_20_link" text:visited-style-name="Visited_20_Internet_20_Link">
</text:a>
</text:span>
</text:p>
      <text:p text:style-name="P4">
The station management reported that the volume of maintenance during downtime on all power units in 2022 was reduced with a reduction of the technical staff, the absence of external contractors of the pelvicate parts. Currently, only about a quarter of staff is working at the ZPP, and there is no technical service plan at the station.</text:p>
      <text:p text:style-name="P4">
The IAEA experts also found significant damage to the windows in the machine hall of the 4th power unit in a place, which is obviously not corresponding to the mines, which was reported earlier. The agency's team tries to find out the cause of the harm.</text:p>
      <text:p text:style-name="P4">
<text:span text:style-name="T4">
 Read also: </text:span>
 <text:span text:style-name="T4">
 <text:a xlink:type="simple" xlink:href="https://www.ukrinform.ua/rubric-ato/3692008-glava-magate-u-kaliningradi-obgovoriv-bezpeku-zaporizkoi-aes.html" text:style-name="Internet_20_link" text:visited-style-name="Visited_20_Internet_20_Link">
</text:a>
 </text:span>
</text:p>
      <text:p text:style-name="P4">
ZPP, the largest nuclear power plant in Europe, since March 4, 2022, captured by the Russian military, since then on the station of the station, the invaders have placed military equipment and ammunition, firing the surrounding area.</text:p>
      <text:p text:style-name="P4">
<text:span text:style-name="T4">
 Read also: </text:span>
 <text:span text:style-name="T4">
 <text:a xlink:type="simple" xlink:href="https://www.ukrinform.ua/rubric-economy/3695727-galusenko-pro-vibuh-mini-bila-zaes-poki-rosiani-ne-zalisat-stanciu-nebezpeka-isnue.html" text:style-name="Internet_20_link" text:visited-style-name="Visited_20_Internet_20_Link">
</text:a>
</text:span>
</text:p>
      <text:p text:style-name="P4">
According to the Minister of Energy of Ukraine Herman Galushchenko, the Ukrainian side has signals that the Russians are incorrectly operating the equipment of the NPP.</text:p>
      <text:p text:style-name="P4">
News Source: <text:a xlink:type="simple" xlink:href="https://www.ukrinform.ua/rubric-ato/3699424-magate-opriludnilo-zvit-sodo-situacii-na-zaporizkij-aes.html" text:style-name="Internet_20_link" text:visited-style-name="Visited_20_Internet_20_Link">
https://www.ukrinform.ua/rubric-ato/3699424-magate-opriludnilo-zvit-sodo-situacii-na-zaporizkij-aes.html</text:a>
</text:p>
      <!--NEWS-->
      <text:h text:style-name="P10" text:outline-level="1">
<text:span text:style-name="T4">
The invaders are firing Kharkiv</text:span>
</text:h>
      <text:p text:style-name="P4">
Authors: Ukrinform (Person)</text:p>
      <text:p text:style-name="P4">
Publisher: Укринформ (Organization)</text:p>
      <text:p text:style-name="P4">
Published Time: 2023-04-22T-25:24:00+03:00</text:p>
      <text:p text:style-name="P4">
Modified Time: 2023-04-22T22:24:00+03:00</text:p>
      <text:p text:style-name="P4">
Description: The army of the Russian Federation on Saturday, April 22, fired at Kharkiv. - Ukrinform.</text:p>
      <text:p text:style-name="P4">
Images: ["<text:a xlink:type="simple" xlink:href="https://static.ukrinform.com/photos/2023_02/thumb_files/630_360_1677573461-244.jpg" text:style-name="Internet_20_link" text:visited-style-name="Visited_20_Internet_20_Link">
630_360_16775...</text:a>
"]</text:p>
      <text:p text:style-name="P4">
Tags: ['Обстріл', 'Харків', 'Війна з росією', 'Повітряна тривога']</text:p>
      <text:p text:style-name="P4">
Type: Article</text:p>
      <!--METADATA-->
      <text:p text:style-name="P4">
<draw:frame draw:style-name="fr1" draw:name="Image29" text:anchor-type="as-char" svg:width="6.9236in" svg:height="3.956343in" draw:z-index="0">
<draw:image xlink:href="../Images/yкринформ/2023-04-22T-25-24-00-03-00/630_360_1677573461-244.jpg" xlink:type="simple" xlink:show="embed" xlink:actuate="onLoad" draw:mime-type="image/jpeg"/>
</draw:frame>
The army of the Rfuvee evening on Saturday, April 22, fired at Kharkiv.</text:p>
      <text:p text:style-name="P4">
This was reported by Mayor Igor Terekhov in <text:a xlink:type="simple" xlink:href="https://t.me/ihor_terekhov/636" text:style-name="Internet_20_link" text:visited-style-name="Visited_20_Internet_20_Link">
</text:a>
, reports Ukrinform.</text:p>
      <text:p text:style-name="P4">
"<text:a xlink:type="simple" xlink:href="https://www.ukrinform.ua/tag-harkiv" text:style-name="Internet_20_link" text:visited-style-name="Visited_20_Internet_20_Link">
</text:a>
Under shelling, "Terekhov wrote.</text:p>
      <text:p text:style-name="P4">
Air anxiety has been announced in the city and region.</text:p>
      <text:p text:style-name="P4">
Head of Kharkiv Ova Oleg Synigubov <text:a xlink:type="simple" xlink:href="https://t.me/synegubov/6017" text:style-name="Internet_20_link" text:visited-style-name="Visited_20_Internet_20_Link">
</text:a>
Kharkiv residents and the areas that the invaders again struck, and urged to ignore the alarm signals and stay in shelters.</text:p>
      <text:p text:style-name="P4">
<text:span text:style-name="T4">
 Read also: </text:span>
 <text:a xlink:type="simple" xlink:href="https://www.ukrinform.ua/rubric-regions/3699134-u-harkovi-dozvolili-masovi-zahodi-lise-na-troh-lokaciah.html" text:style-name="Internet_20_link" text:visited-style-name="Visited_20_Internet_20_Link">
<text:span text:style-name="T4">
 Kharkiv </text:span>
 <text:span text:style-name="T4">
 </text:span>
 allowed <text:span text:style-name="T4">
 </text:span>
 mass <text:span text:style-name="T4">
 </text:span>
 <text:span text:style-name="T4">
 measures </text:span>
 <text:span text:style-name="T4">
 </text:span>
 only <text:span text:style-name="T4">
<text:span text:style-name="T5">
* three </text:span>
* </text:span>
 <text:span text:style-name="T4">
 locations </text:span>
</text:a>
The police of the region <text:a xlink:type="simple" xlink:href="https://t.me/police_kh_region/16813" text:style-name="Internet_20_link" text:visited-style-name="Visited_20_Internet_20_Link">
</text:a>
Citizens to report to the special line 102.  Photo: Getty Images_</text:p>
      <text:p text:style-name="P4">
News Source: <text:a xlink:type="simple" xlink:href="https://www.ukrinform.ua/rubric-regions/3699423-ziteliv-harkivsini-poperedzaut-pro-vorozi-udari.html" text:style-name="Internet_20_link" text:visited-style-name="Visited_20_Internet_20_Link">
https://www.ukrinform.ua/rubric-regions/3699423-ziteliv-harkivsini-poperedzaut-pro-vorozi-udari.html</text:a>
</text:p>
      <!--NEWS-->
      <text:h text:style-name="P10" text:outline-level="1">
<text:span text:style-name="T4">
Brazil President on the invasion of the Russian Federation into Ukraine: "I want to find a third alternative"</text:span>
</text:h>
      <text:p text:style-name="P4">
Authors: Ukrinform (Person)</text:p>
      <text:p text:style-name="P4">
Publisher: Укринформ (Organization)</text:p>
      <text:p text:style-name="P4">
Published Time: 2023-04-22T-27:13:00+03:00</text:p>
      <text:p text:style-name="P4">
Modified Time: 2023-04-22T22:13:00+03:00</text:p>
      <text:p text:style-name="P4">
Description: Brazil's President Luis Inasio Lula Da Silva stated that he did not want to "please anyone" in the issue of the war that Russia has solved in Ukraine. - Ukrinform.</text:p>
      <text:p text:style-name="P4">
Images: ["<text:a xlink:type="simple" xlink:href="https://static.ukrinform.com/photos/2016_03/thumb_files/630_360_1457097747-9021-luis-inasio-lula-da-silva.jpg" text:style-name="Internet_20_link" text:visited-style-name="Visited_20_Internet_20_Link">
630_360_14570...</text:a>
"]</text:p>
      <text:p text:style-name="P4">
Tags: ['Бразилія', 'Україна', 'Агресія РФ', 'Війна з росією']</text:p>
      <text:p text:style-name="P4">
Type: Article</text:p>
      <!--METADATA-->
      <text:p text:style-name="P4">
<draw:frame draw:style-name="fr1" draw:name="Image30" text:anchor-type="as-char" svg:width="6.9236in" svg:height="3.956343in" draw:z-index="0">
<draw:image xlink:href="../Images/yкринформ/2023-04-22T-27-13-00-03-00/630_360_1457097747-9021-luis-inasio-lula-da-silva.jpg" xlink:type="simple" xlink:show="embed" xlink:actuate="onLoad" draw:mime-type="image/jpeg"/>
</draw:frame>
Brazil's President Luis Inasio Lula Da Silva stated that it was bad to "please no one" in the issue of the war that Russia has solved in Ukraine.</text:p>
      <text:p text:style-name="P4">
He said this in Lisbon(Portugal)Against the backdrop of criticism of his statements about the war of the Russian Federation against Ukraine, reports Ukrinform with reference to <text:a xlink:type="simple" xlink:href="https://www.reuters.com/world/brazils-lula-doesnt-want-please-anyone-over-ukraine-stance-2023-04-22/" text:style-name="Internet_20_link" text:visited-style-name="Visited_20_Internet_20_Link">
</text:a>
.</text:p>
      <text:p text:style-name="P4">
In particular, the Brazilian leader, who was criticized for the assumption that Kyiv -part was "guilty" in the war, at a press conference in Lisbon stated that his goal was to "find a way to plant them both(Russia and Ukraine - Ed.)at the negotiating table. "</text:p>
      <text:p text:style-name="P4">
"I want to find a third alternative(Conflict settlement - ed.)which was to build peace, "said Lula da Silva.</text:p>
      <text:p text:style-name="P4">
<text:span text:style-name="T4">
 Read also: </text:span>
 <text:span text:style-name="T4">
 <text:a xlink:type="simple" xlink:href="https://www.ukrinform.ua/rubric-polytics/3699220-prezident-brazilii-vidreaguvav-na-zaprosenna-vidvidati-ukrainu-vidpravit-pomicnika.html" text:style-name="Internet_20_link" text:visited-style-name="Visited_20_Internet_20_Link">
</text:a>
</text:span>
</text:p>
      <text:p text:style-name="P4">
As it was reported, Ukrainians staged a demonstration near the Brazil Embassy of Portugal Lisboni in order to protest against the recent expanses(https://www.ukrinform.ua/tag-vijna-z-rosieu)** Russia against Ukraine.</text:p>
      <text:p text:style-name="P4">
The Brazilian leader, who arrived on Portugal on a five -day visit on Friday, suggested that both Ukraine and the Russian Federation were equally guilty of the beginning in February 2022.</text:p>
      <text:p text:style-name="P4">
<text:span text:style-name="T4">
 Read also: </text:span>
 <text:span text:style-name="T4">
 <text:a xlink:type="simple" xlink:href="https://www.ukrinform.ua/rubric-diaspora/3699211-ukrainci-vlastuvali-akciu-protestu-u-lisaboni-pid-cas-vizitu-prezidenta-brazilii.html" text:style-name="Internet_20_link" text:visited-style-name="Visited_20_Internet_20_Link">
</text:a>
</text:span>
</text:p>
      <text:p text:style-name="P4">
On April 16, Lula Da Silva stated that he wanted to speak with China and the UAE intermediary to achieve peace in Russia's aggressive war against Ukraine.</text:p>
      <text:p text:style-name="P4">
News Source: <text:a xlink:type="simple" xlink:href="https://www.ukrinform.ua/rubric-polytics/3699419-prezident-brazilii-pro-vtorgnenna-rf-v-ukrainu-hocu-znajti-tretu-alternativu.html" text:style-name="Internet_20_link" text:visited-style-name="Visited_20_Internet_20_Link">
https://www.ukrinform.ua/rubric-polytics/3699419-prezident-brazilii-pro-vtorgnenna-rf-v-ukrainu-hocu-znajti-tretu-alternativu.html</text:a>
</text:p>
      <!--NEWS-->
      <text:h text:style-name="P10" text:outline-level="1">
<text:span text:style-name="T4">
Global work on the restriction of the Russian atomic industry - Zelensky</text:span>
</text:h>
      <text:p text:style-name="P4">
Authors: Ukrinform (Person)</text:p>
      <text:p text:style-name="P4">
Publisher: Укринформ (Organization)</text:p>
      <text:p text:style-name="P4">
Published Time: 2023-04-22T-29:02:00+03:00</text:p>
      <text:p text:style-name="P4">
Modified Time: 2023-04-22T22:02:00+03:00</text:p>
      <text:p text:style-name="P4">
Description: It is very important for Ukraine that global restrictive work on the Russian nuclear industry has begun. It is the segment that generates funds for the aggressor budget and puts other countries dependent. - Ukrinform.</text:p>
      <text:p text:style-name="P4">
Images: ["<text:a xlink:type="simple" xlink:href="https://static.ukrinform.com/photos/2023_02/thumb_files/630_360_1677260137-955.jpeg" text:style-name="Internet_20_link" text:visited-style-name="Visited_20_Internet_20_Link">
630_360_16772...</text:a>
"]</text:p>
      <text:p text:style-name="P4">
Tags: ['Атомна енергетика', 'Зеленський', 'Війна з росією']</text:p>
      <text:p text:style-name="P4">
Type: Article</text:p>
      <!--METADATA-->
      <text:p text:style-name="P4">
<draw:frame draw:style-name="fr1" draw:name="Image31" text:anchor-type="as-char" svg:width="6.9236in" svg:height="3.956343in" draw:z-index="0">
<draw:image xlink:href="../Images/yкринформ/2023-04-22T-29-02-00-03-00/630_360_1677260137-955.jpeg" xlink:type="simple" xlink:show="embed" xlink:actuate="onLoad" draw:mime-type="image/jpeg"/>
</draw:frame>
Very important for Ukraine is that the global restrictive work on the Russian nuclear industry has begun. After all, this is the segment that generates the funds of the aggressor and puts other states dependent.</text:p>
      <text:p text:style-name="P4">
Volodymyr Zelenskyy said this in <text:a xlink:type="simple" xlink:href="https://www.facebook.com/watch/" text:style-name="Internet_20_link" text:visited-style-name="Visited_20_Internet_20_Link">
</text:a>
, reports Ukrinform.</text:p>
      <text:p text:style-name="P4">
“It is important that global restrictive work on the Russian atomic industry has begun. This industry not only generates funds for the budget of the aggressor, but also helps to depend on other states in which the territory is being implemented allegedly "<text:a xlink:type="simple" xlink:href="https://www.ukrinform.ua/tag-energetika" text:style-name="Internet_20_link" text:visited-style-name="Visited_20_Internet_20_Link">
</text:a>
»Atomic projects. Any Kremlin energy is a weapon. Nuclear power is also a weapon for them, ”the President said.</text:p>
      <text:p text:style-name="P4">
<text:span text:style-name="T5">
Viso: <text:a xlink:type="simple" xlink:href="https://t.me/OP_UA/9309" text:style-name="Internet_20_link" text:visited-style-name="Visited_20_Internet_20_Link">
</text:a>
</text:span>
</text:p>
      <text:p text:style-name="P4">
The head of Ukraine recalled that the Russians use the Zaporizhzhya Nuclear Station as weapons for blackmail of the world, and therefore "it is good that Britain, America, France, Japan, Canada formed an alliance that should remove the atomic Galum of the terrorist state from the global market."</text:p>
      <text:p text:style-name="P4">
“The next week in relationships with partners is prepared no less effective than this one. Every such result for Ukraine is the lives of our people. It is the ability of our warriors to protect life, to reflect Russian assaults to prepare Ukrainian active actions, ”Zelensky added.</text:p>
      <text:p text:style-name="P4">
<text:span text:style-name="T4">
 Read also: </text:span>
 <text:a xlink:type="simple" xlink:href="https://www.ukrinform.ua/rubric-ato/3699413-cim-zorstkisi-sankcii-proti-rf-tim-svidsim-bude-zaversenna-agresii-prezident.html" text:style-name="Internet_20_link" text:visited-style-name="Visited_20_Internet_20_Link">
</text:a>
It was reported that on April 22, three new sanction decisions were coming into force on and supporting Russian aggression. First of all, it is a regular package of sanctions against the Russian MIC - enterprises that provide the army of the Russian Federation. 322 companies have been added to the lists: weapons manufacturers, components and the like.</text:p>
      <text:p text:style-name="P4">
The other two sanctions lists are natural and legal persons that help sanctions against Russia, hold the property of military criminals and involve the reduction of freedom both in the territory of the Russian Federation itself and Ukraine.</text:p>
      <text:p text:style-name="P4">
<text:span text:style-name="T5">
Foto: op</text:span>
</text:p>
      <text:p text:style-name="P4">
News Source: <text:a xlink:type="simple" xlink:href="https://www.ukrinform.ua/rubric-economy/3699420-pocalas-globalna-robota-z-obmezenna-rosijskoi-atomnoi-galuzi-zelenskij.html" text:style-name="Internet_20_link" text:visited-style-name="Visited_20_Internet_20_Link">
https://www.ukrinform.ua/rubric-economy/3699420-pocalas-globalna-robota-z-obmezenna-rosijskoi-atomnoi-galuzi-zelenskij.html</text:a>
</text:p>
      <!--NEWS-->
      <text:h text:style-name="P10" text:outline-level="1">
<text:span text:style-name="T4">
Ukrainian Manevskaya became a silver medalist of the European weightlifting championship</text:span>
</text:h>
      <text:p text:style-name="P4">
Authors: Ukrinform (Person)</text:p>
      <text:p text:style-name="P4">
Publisher: Укринформ (Organization)</text:p>
      <text:p text:style-name="P4">
Published Time: 2023-04-22T-32:58:00+03:00</text:p>
      <text:p text:style-name="P4">
Modified Time: 2023-04-22T21:58:00+03:00</text:p>
      <text:p text:style-name="P4">
Description: In Yerevan (Armenia), the European weightlifting Championship is ongoing. - Ukrinform.</text:p>
      <text:p text:style-name="P4">
Images: ["<text:a xlink:type="simple" xlink:href="https://static.ukrinform.com/photos/2023_04/thumb_files/630_360_1682188989-248.jpg" text:style-name="Internet_20_link" text:visited-style-name="Visited_20_Internet_20_Link">
630_360_16821...</text:a>
"]</text:p>
      <text:p text:style-name="P4">
Tags: ['Важка атлетика']</text:p>
      <text:p text:style-name="P4">
Type: Article</text:p>
      <!--METADATA-->
      <text:p text:style-name="P4">
<draw:frame draw:style-name="fr1" draw:name="Image32" text:anchor-type="as-char" svg:width="6.9236in" svg:height="3.956343in" draw:z-index="0">
<draw:image xlink:href="../Images/yкринформ/2023-04-22T-32-58-00-03-00/630_360_1682188989-248.jpg" xlink:type="simple" xlink:show="embed" xlink:actuate="onLoad" draw:mime-type="image/jpeg"/>
</draw:frame>
In Yerevan(Armenia)The European weightlifting championship is ongoing.</text:p>
      <text:p text:style-name="P4">
On the penultimate day of the competition, the silver award was won by Ukrainian Anastasiamanevskaya, Ukrinform reports.</text:p>
      <text:p text:style-name="P4">
The 24-year-old weightlifter from Zaporozhye took 2nd place in the weight category to 87kg, raising in the amount of doubled 238 kg(108 - jerk + 130 - push).</text:p>
      <text:p text:style-name="P4">
Перемогла норвежка Сольфрід Коанда - 272 кг (117 + 155), Bronze Gotspysim Hurshudyan from Armenia - 227 kg(107 + 120).</text:p>
      <text:p text:style-name="P4">
<text:span text:style-name="T4">
Читайте також:</text:span>
 <text:a xlink:type="simple" xlink:href="https://www.ukrinform.ua/rubric-sports/3699012-irina-deha-stala-absolutnou-cempionkou-evropi-z-vazkoi-atletiki.html" text:style-name="Internet_20_link" text:visited-style-name="Visited_20_Internet_20_Link">
 <text:span text:style-name="T4">
атлетики</text:span>
 </text:a>
As reported, the absolute champions of Europe in Yerevan became Ukrainianciirin Deha(81 kg)And Kamila Konotop(59 kg), Silver in weight up to 55 kg also appeared to Svetlana Samuliak.</text:p>
      <text:p text:style-name="P4">
Photo: FVA.</text:p>
      <text:p text:style-name="P4">
News Source: <text:a xlink:type="simple" xlink:href="https://www.ukrinform.ua/rubric-sports/3699416-ukrainka-manevska-stala-sribnou-prizerkou-cempionatu-evropi-z-vazkoi-atletiki.html" text:style-name="Internet_20_link" text:visited-style-name="Visited_20_Internet_20_Link">
https://www.ukrinform.ua/rubric-sports/3699416-ukrainka-manevska-stala-sribnou-prizerkou-cempionatu-evropi-z-vazkoi-atletiki.html</text:a>
</text:p>
      <!--NEWS-->
      <text:h text:style-name="P10" text:outline-level="1">
<text:span text:style-name="T4">
In the UN Council on Monday there will be a debate under the chairmanship of Lavrov</text:span>
</text:h>
      <text:p text:style-name="P4">
Authors: Ukrinform (Person)</text:p>
      <text:p text:style-name="P4">
Publisher: Укринформ (Organization)</text:p>
      <text:p text:style-name="P4">
Published Time: 2023-04-22T-34:54:00+03:00</text:p>
      <text:p text:style-name="P4">
Modified Time: 2023-04-22T21:54:00+03:00</text:p>
      <text:p text:style-name="P4">
Description: On Monday, April 24, the UN Security Council under the chairmanship of the Russian Foreign Minister, Sergei Lavrov, will be held by Russia open debate on "Effective Multilaterality by Protecting the Principles of the UN Charter". - Ukrinform.</text:p>
      <text:p text:style-name="P4">
Images: ["<text:a xlink:type="simple" xlink:href="https://static.ukrinform.com/photos/2021_03/thumb_files/630_360_1616487436-945.jpg" text:style-name="Internet_20_link" text:visited-style-name="Visited_20_Internet_20_Link">
630_360_16164...</text:a>
"]</text:p>
      <text:p text:style-name="P4">
Tags: ['Дебати', 'лавров', 'ООН', 'Війна з росією']</text:p>
      <text:p text:style-name="P4">
Type: Article</text:p>
      <!--METADATA-->
      <text:p text:style-name="P4">
<draw:frame draw:style-name="fr1" draw:name="Image33" text:anchor-type="as-char" svg:width="6.9236in" svg:height="3.956343in" draw:z-index="0">
<draw:image xlink:href="../Images/yкринформ/2023-04-22T-34-54-00-03-00/630_360_1616487436-945.jpg" xlink:type="simple" xlink:show="embed" xlink:actuate="onLoad" draw:mime-type="image/jpeg"/>
</draw:frame>
In the April 24, the UN Security Council under the chairmanship of the Russian Foreign Minister Sergei Lavrov will take place by Russia open debate on "Effective Multilaterality by Protecting the Principles of the UN Charter".</text:p>
      <text:p text:style-name="P4">
Ukrinform was informed at the Secretariat of the Radbeza.</text:p>
      <text:p text:style-name="P4">
In Russia, previously announced an event as a "high-level debate", but most Ukrainian member owners will be presented at a mission diplomat at <text:a xlink:type="simple" xlink:href="https://www.ukrinform.ua/tag-oon" text:style-name="Internet_20_link" text:visited-style-name="Visited_20_Internet_20_Link">
</text:a>
not foreign ministers by any official officials.</text:p>
      <text:p text:style-name="P4">
Russia is expected to try to convince the Radbez of its commitment to the UN, but democratic countries, in the example of the Russian war, will prove that Moscow is rudely violating it.</text:p>
      <text:p text:style-name="P4">
RB meeting will start at 10:00 local time(17:00 for Kiev).Українська делегація не братиме участі в дебатах.</text:p>
      <text:p text:style-name="P4">
<text:span text:style-name="T4">
Читайте також:</text:span>
 <text:a xlink:type="simple" xlink:href="https://www.ukrinform.ua/rubric-ato/3697225-lavrov-zaaviv-so-rosia-zacikavlena-u-najskorisomu-zaversenni-vijni.html" text:style-name="Internet_20_link" text:visited-style-name="Visited_20_Internet_20_Link">
 <text:span text:style-name="T4">
лавров</text:span>
 </text:a>
As it was reported, in April, Russia is presiding on the UN Security Council. The presidency of this body changes every month between its members. In May, this role will be done by Switzerland, in June - the UAE.</text:p>
      <text:p text:style-name="P4">
The Radbeza includes five permanent members of the United Nations - USA, United Kingdom, France, China and Russia(on the site of the Soviet Union), vetoed by 10 member states on a rotary basis.</text:p>
      <text:p text:style-name="P4">
News Source: <text:a xlink:type="simple" xlink:href="https://www.ukrinform.ua/rubric-world/3699417-u-radbezi-oon-u-ponedilok-vidbudutsa-debati-pid-golovuvannam-lavrova.html" text:style-name="Internet_20_link" text:visited-style-name="Visited_20_Internet_20_Link">
https://www.ukrinform.ua/rubric-world/3699417-u-radbezi-oon-u-ponedilok-vidbudutsa-debati-pid-golovuvannam-lavrova.html</text:a>
</text:p>
      <!--NEWS-->
      <text:h text:style-name="P10" text:outline-level="1">
<text:span text:style-name="T4">
The Ministry of Foreign Affairs of Estonia and Latvia will summon Chinese diplomats through statements by the People's Republic of China to France</text:span>
</text:h>
      <text:p text:style-name="P4">
Authors: Ukrinform (Person)</text:p>
      <text:p text:style-name="P4">
Publisher: Укринформ (Organization)</text:p>
      <text:p text:style-name="P4">
Published Time: 2023-04-22T-36:49:00+03:00</text:p>
      <text:p text:style-name="P4">
Modified Time: 2023-04-22T21:49:00+03:00</text:p>
      <text:p text:style-name="P4">
Description: Estonian Foreign Minister Margus Tsakhkn will call the China Ambassador to Tallinn because of the statements of China in France, Lu Swash, who expressed doubts about the sovereignty of former USSR member countries. - Ukrinform.</text:p>
      <text:p text:style-name="P4">
Images: ["<text:a xlink:type="simple" xlink:href="https://static.ukrinform.com/photos/2023_04/thumb_files/630_360_1682180584-684.jpeg" text:style-name="Internet_20_link" text:visited-style-name="Visited_20_Internet_20_Link">
630_360_16821...</text:a>
"]</text:p>
      <text:p text:style-name="P4">
Tags: ['Естонія', 'Китай', 'Латвія', 'Скандал', 'СРСР']</text:p>
      <text:p text:style-name="P4">
Type: Article</text:p>
      <!--METADATA-->
      <text:p text:style-name="P4">
<draw:frame draw:style-name="fr1" draw:name="Image34" text:anchor-type="as-char" svg:width="6.9236in" svg:height="3.956343in" draw:z-index="0">
<draw:image xlink:href="../Images/yкринформ/2023-04-22T-36-49-00-03-00/630_360_1682180584-684.jpeg" xlink:type="simple" xlink:show="embed" xlink:actuate="onLoad" draw:mime-type="image/jpeg"/>
</draw:frame>
Estonia Minister of Law Margus Tsakhn will call the Chinese Ambassador to Tallinn through China Ambassador in France, Lu Swash, who expressed doubts about the sovereignty of the USSR member states.</text:p>
      <text:p text:style-name="P4">
About it reports <text:a xlink:type="simple" xlink:href="https://rus.postimees.ee/7759477/glava-mid-estonii-vyzval-na-kover-kitayskogo-diplomata" text:style-name="Internet_20_link" text:visited-style-name="Visited_20_Internet_20_Link">
</text:a>
, reports Ukrinform.</text:p>
      <text:p text:style-name="P4">
“The statement of the Chinese diplomat(Lu sets - ed.)It is incomprehensible, and we are condemning the like comments towards an independent and sovereign country, ”Tsakhkna said.</text:p>
      <text:p text:style-name="P4">
He added that Estonia's Foreign Ministry plans to call a representative of the PRC and "if it is necessary, to inform him about our history."</text:p>
      <text:p text:style-name="P4">
"Our goal is to make it clear that such views are unacceptable and that Estonia is a convex state," the Foreign Minister emphasized.</text:p>
      <text:p text:style-name="P4">
<text:span text:style-name="T4">
 Read also: </text:span>
 <text:span text:style-name="T4">
 <text:a xlink:type="simple" xlink:href="https://www.ukrinform.ua/rubric-world/3699322-ministr-oboroni-italii-vistupae-za-peregovori-miz-ukrainou-ta-rf-i-poserednictvo-kitau.html" text:style-name="Internet_20_link" text:visited-style-name="Visited_20_Internet_20_Link">
</text:a>
</text:span>
</text:p>
      <text:p text:style-name="P4">
The statement of Lu sets also was commented by the Minister of Foreign Affairs of Latvia Edgarsrinkevich. He said that the Ambassador of the People's Republic of China to France on the international law and sovereignty of nations is "absolutely unacceptable", and the Latvian side "awaits the Chinese side and complete refutation of this statement."</text:p>
      <text:p text:style-name="P4">
“Given the unacceptable statements of China's ambassador to France on international law Tanational sovereignty, the Latvian Foreign Ministry has summoned the Commissioner for China's Embassy in Riga to provide explanations on Monday. This crocific with Lithuania and Estonia, ”the minister wrote on Twitter.</text:p>
      <text:p text:style-name="P4">
<text:span text:style-name="T4">
 Read also: </text:span>
 <text:span text:style-name="T4">
 <text:a xlink:type="simple" xlink:href="https://www.ukrinform.ua/rubric-world/3698843-kitaj-zaaviv-so-tajvan-nalezit-jomu-istoricno-na-sprobi-otrimati-nezaleznist-bude-reakcia.html" text:style-name="Internet_20_link" text:visited-style-name="Visited_20_Internet_20_Link">
</text:a>
</text:span>
</text:p>
      <text:p text:style-name="P4">
According to Ukrinform, the Ambassador of China in France Lu sets into question the audience of the former Soviet republics, including Ukraine, and criticized.</text:p>
      <text:p text:style-name="P4">
In particular, the Ambassador of Ukraine to France Vadim Omelchenko suggested that Lu sets the problems with geography, and reminded that such statements contradict China's official position.</text:p>
      <text:p text:style-name="P4">
The Foreign Minister of Lithuania Gabrielus Landsbergis said that the statement of China's ambassador to France proves the validity of why the Baltic countries do not trust China "mediation in Ukraine."</text:p>
      <text:p text:style-name="P4">
<text:span text:style-name="T4">
 Read also: </text:span>
 <text:span text:style-name="T4">
 <text:a xlink:type="simple" xlink:href="https://www.ukrinform.ua/rubric-world/3699378-posol-kitau-u-francii-postaviv-pid-sumniv-suverenitet-kolisnih-radanskih-respublik.html" text:style-name="Internet_20_link" text:visited-style-name="Visited_20_Internet_20_Link">
</text:a>
 </text:span>
</text:p>
      <text:p text:style-name="P4">
<text:span text:style-name="T5">
Foto: era</text:span>
</text:p>
      <text:p text:style-name="P4">
News Source: <text:a xlink:type="simple" xlink:href="https://www.ukrinform.ua/rubric-world/3699418-u-mzs-estonii-ta-latvii-viklicut-kitajskih-diplomativ-cerez-zaavi-posla-knr-u-francii.html" text:style-name="Internet_20_link" text:visited-style-name="Visited_20_Internet_20_Link">
https://www.ukrinform.ua/rubric-world/3699418-u-mzs-estonii-ta-latvii-viklicut-kitajskih-diplomativ-cerez-zaavi-posla-knr-u-francii.html</text:a>
</text:p>
      <!--NEWS-->
      <text:h text:style-name="P10" text:outline-level="1">
<text:span text:style-name="T4">
The more tougher sanctions against the Russian Federation, the faster the completion of aggression - the president</text:span>
</text:h>
      <text:p text:style-name="P4">
Authors: Ukrinform (Person)</text:p>
      <text:p text:style-name="P4">
Publisher: Укринформ (Organization)</text:p>
      <text:p text:style-name="P4">
Published Time: 2023-04-22T-38:35:00+03:00</text:p>
      <text:p text:style-name="P4">
Modified Time: 2023-04-22T21:35:00+03:00</text:p>
      <text:p text:style-name="P4">
Description: One of the key common tasks of Ukraine and its allies is to remove any opportunities for Russia to circumvent sanctions, because every scheme that allows the Russian Federation to bypass sanctions, adds time to this war and the capabilities of the aggressor. - Ukrinform.</text:p>
      <text:p text:style-name="P4">
Images: ["<text:a xlink:type="simple" xlink:href="https://static.ukrinform.com/photos/2023_02/thumb_files/630_360_1677565804-504.jpeg" text:style-name="Internet_20_link" text:visited-style-name="Visited_20_Internet_20_Link">
630_360_16775...</text:a>
"]</text:p>
      <text:p text:style-name="P4">
Tags: ['Антиросійські санкції', 'Звернення', 'Агресія РФ', 'Зеленський', 'Війна з росією']</text:p>
      <text:p text:style-name="P4">
Type: Article</text:p>
      <!--METADATA-->
      <text:p text:style-name="P4">
<draw:frame draw:style-name="fr1" draw:name="Image35" text:anchor-type="as-char" svg:width="6.9236in" svg:height="3.956343in" draw:z-index="0">
<draw:image xlink:href="../Images/yкринформ/2023-04-22T-38-35-00-03-00/630_360_1677565804-504.jpeg" xlink:type="simple" xlink:show="embed" xlink:actuate="onLoad" draw:mime-type="image/jpeg"/>
</draw:frame>
One of Ukraine's joint common tasks and its allies is to remove any possible sanctions for Russia, because every scheme that enables the overgrowth of sanctions, adds time to this war and the capabilities of the aggressor.</text:p>
      <text:p text:style-name="P4">
About it in your <text:a xlink:type="simple" xlink:href="https://www.youtube.com/watch" text:style-name="Internet_20_link" text:visited-style-name="Visited_20_Internet_20_Link">
</text:a>
President Volodymyr Zelenskyy said at the end of the 423rd day of the war, reports.</text:p>
      <text:p text:style-name="P4">
<text:span text:style-name="T5">
Video:<text:a xlink:type="simple" xlink:href="https://t.me/V_Zelenskiy_official/5958" text:style-name="Internet_20_link" text:visited-style-name="Visited_20_Internet_20_Link">
</text:a>
</text:span>
</text:p>
      <text:p text:style-name="P4">
_ <text:span text:style-name="T4">
 I wish health, dear Ukrainians!</text:span>
 _</text:p>
      <text:p text:style-name="P4">
Today, three new sanctioning decisions have come into force on and supported Russian aggression.</text:p>
      <text:p text:style-name="P4">
First of all, it is another package of sanctions against the Russian MIC-enterprises that provide a terrorist army. This time, 322 companies were added to the sanctions lists - weapons, accessories and more.</text:p>
      <text:p text:style-name="P4">
The other two sanctions lists are natural and legal persons that help sanctions against Russia, hold the property of military criminals and involved the leisure of freedom both in the territory of Russia itself and in our land.</text:p>
      <text:p text:style-name="P4">
Our sanction packages are elaborated in detail, in particular, to synchronization by the correspondents. This is one of our common tasks - absolutely everyone who will end the faster end of the war, faster than our victory. The task is to remove any opportunities for Russia to circumvent sanctions. Each Russian scheme that gives the sanction to overcomes this war, adds the opportunities to the aggressor.</text:p>
      <text:p text:style-name="P4">
Accordingly, the stricter sanction regime against Russia, which is more restrictions in front of the terrorist state and all the persons related to it, against the whole Russian economy of war, the faster will be the completion of aggression. And I thank everyone in the world who understands it.</text:p>
      <text:p text:style-name="P4">
It is important that global restrictive work on the Russian atomic industry has begun.</text:p>
      <text:p text:style-name="P4">
This industry not only generates funds for the aggressor budget, but also helps to depend on other states in the territory of which "energy" atomic projects are being realized. Any Kremlin energy is a weapon. The nuclear power of them is also a weapon.</text:p>
      <text:p text:style-name="P4">
And this, by the way, happens at the Zaporizhzhya nuclear power plant, which is used as weapons for blackmail of the world. For blackmail by catastrophe.</text:p>
      <text:p text:style-name="P4">
And it is good that Britain, America, France, Japan, Canada formed an alliance that can remove the atomic industry of the terrorist state from the global market.The Netherlands - thank you for increasing the air defense and for joint with Denmarks on tanks.</text:p>
      <text:p text:style-name="P4">
Thank you to Germany. There are new steps that will provide more peace in our sky, and ... can be new steps that will bring more peace to our earth. We expect this.</text:p>
      <text:p text:style-name="P4">
I thank Estonia, Finland for new defensive packages. Thank you Slovakia for aviation.</text:p>
      <text:p text:style-name="P4">
I thank Switzerland for new sanctions against Russian terrorists.</text:p>
      <text:p text:style-name="P4">
Next week we prepare in relations with partners no less effective than this one. Each such result for Ukraine is the lives of our people. It is the ability of our warriors to protect their lives, to reflect Russian assaults to prepare Ukrainian active actions.</text:p>
      <text:p text:style-name="P4">
I thank all our soldiers who are in battle now!Especially to those who are now the most winged places of the front line - Marinka and Bakhmut, Avdiivka, Lymanskaya. It is there the most fierce.</text:p>
      <text:p text:style-name="P4">
Thank you to the Armed Forces, National Guard, Border Guards ...</text:p>
      <text:p text:style-name="P4">
Today I will celebrate the unit of the GUR MO Timur, which is fighting in Bakhmut. Thank you guys for your courage and efficiency!</text:p>
      <text:p text:style-name="P4">
Glory to all our soldiers!</text:p>
      <text:p text:style-name="P4">
Glory to all our heroes of different times who fought for our independence!</text:p>
      <text:p text:style-name="P4">
Ukraine will always be free!</text:p>
      <text:p text:style-name="P4">
_<text:span text:style-name="T4">
Glory to Ukraine!</text:span>
 _</text:p>
      <text:p text:style-name="P4">
News Source: <text:a xlink:type="simple" xlink:href="https://www.ukrinform.ua/rubric-ato/3699413-cim-zorstkisi-sankcii-proti-rf-tim-svidsim-bude-zaversenna-agresii-prezident.html" text:style-name="Internet_20_link" text:visited-style-name="Visited_20_Internet_20_Link">
https://www.ukrinform.ua/rubric-ato/3699413-cim-zorstkisi-sankcii-proti-rf-tim-svidsim-bude-zaversenna-agresii-prezident.html</text:a>
</text:p>
      <!--NEWS-->
      <text:h text:style-name="P10" text:outline-level="1">
<text:span text:style-name="T4">
AT LIMAN DIRETIIN RUSSIAN Army Shelled Stelmakhivka, Makeevka, Nezek, Dibrova And Bilohori ...</text:span>
</text:h>
      <text:p text:style-name="P4">
Authors: liveuamap (Language: en)</text:p>
      <text:p text:style-name="P4">
Time: 2023-04-22T-3:24:00</text:p>
      <text:p text:style-name="P4">
Location: Donetsk (Latitude:48.8089 Longtitude:38.07604)</text:p>
      <text:p text:style-name="P4">
Videos: []</text:p>
      <text:p text:style-name="P4">
Images: []</text:p>
      <text:p text:style-name="P4">
Tags: ["Russia"]</text:p>
      <text:p text:style-name="P4">
Id: 22557895</text:p>
      <!--METADATA-->
      <text:p text:style-name="P4">
At Lyman direction Russian army shelled Stelmakhivka, Makiyivka, Nevske,Dibrova and Bilohorivka of Luhansk region and Ivanivka, Verkhnokamyanske,Spirne and Zvanivka of Donetsk region, - General Staff of Armed Forces ofUkraine says in the morning report</text:p>
      <text:p text:style-name="P4">
News Collection Link: <text:a xlink:type="simple" xlink:href="https://liveuamap.com/en/2023/22-april-at-lyman-direction-russian-army-shelled-stelmakhivka" text:style-name="Internet_20_link" text:visited-style-name="Visited_20_Internet_20_Link">
https://liveuamap.com/en/2023/22-april-at-lyman-direction-russian-army-shelled-stelmakhivka</text:a>
</text:p>
      <text:p text:style-name="P4">
News Source: <text:a xlink:type="simple" xlink:href="https://t.me/lumsrc/4560" text:style-name="Internet_20_link" text:visited-style-name="Visited_20_Internet_20_Link">
https://t.me/lumsrc/4560</text:a>
</text:p>
      <!--NEWS-->
      <text:h text:style-name="P10" text:outline-level="1">
<text:span text:style-name="T4">
US upgrade f/a-18 fighters</text:span>
</text:h>
      <text:p text:style-name="P4">
Authors: Ukrinform (Person)</text:p>
      <text:p text:style-name="P4">
Publisher: Укринформ (Organization)</text:p>
      <text:p text:style-name="P4">
Published Time: 2023-04-22T-40:33:00+03:00</text:p>
      <text:p text:style-name="P4">
Modified Time: 2023-04-22T21:33:00+03:00</text:p>
      <text:p text:style-name="P4">
Description: Boeing has received an order for $ 313.4 million, which involves the modernization of 25 F/A-18 fighters "Super Hornet" to extend the life of 4,000 flight hours. - Ukrinform.</text:p>
      <text:p text:style-name="P4">
Images: ["<text:a xlink:type="simple" xlink:href="https://static.ukrinform.com/photos/2023_04/thumb_files/630_360_1682188907-440.jpg" text:style-name="Internet_20_link" text:visited-style-name="Visited_20_Internet_20_Link">
630_360_16821...</text:a>
"]</text:p>
      <text:p text:style-name="P4">
Tags: ['Літак', 'США', 'Винищувач']</text:p>
      <text:p text:style-name="P4">
Type: Article</text:p>
      <!--METADATA-->
      <text:p text:style-name="P4">
<draw:frame draw:style-name="fr1" draw:name="Image36" text:anchor-type="as-char" svg:width="6.9236in" svg:height="3.956343in" draw:z-index="0">
<draw:image xlink:href="../Images/yкринформ/2023-04-22T-40-33-00-03-00/630_360_1682188907-440.jpg" xlink:type="simple" xlink:show="embed" xlink:actuate="onLoad" draw:mime-type="image/jpeg"/>
</draw:frame>
Boeing has received an order for $ 313.4 million, which provides for the modernization of 25-fashioers F/A-18 "Super Hornet" to extend the service life for 4,000 hours.</text:p>
      <text:p text:style-name="P4">
According to Ukrinform, it is reported on the official <text:a xlink:type="simple" xlink:href="https://www.defense.gov/News/Contracts/Contract/Article/3368381/" text:style-name="Internet_20_link" text:visited-style-name="Visited_20_Internet_20_Link">
</text:a>
.</text:p>
      <text:p text:style-name="P4">
“After updating the life span <text:a xlink:type="simple" xlink:href="https://www.ukrinform.ua/tag-litak" text:style-name="Internet_20_link" text:visited-style-name="Visited_20_Internet_20_Link">
</text:a>
Budge from 6000 to 10,000 flight hours. Modernization also provides for the establishment of new Aviation Electronics Block III. The work of the law will take place in Texas and will end in February 2025, according to the previous plan, ”the message reads.</text:p>
      <text:p text:style-name="P4">
F/A-18E/F "SUPER HORNET" is equipped with two turbopannersf414-ge-400, which allow you to develop a speed of 2 222 km/h(1.8 Maha). Літакє носієм ракет AIM-7 Sparrow, AIM-9 Sidewinder, Harpoon, а також обладнанийгарматою Vulcan калібру 20 мм.</text:p>
      <text:p text:style-name="P4">
<text:span text:style-name="T4">
Читайте також:</text:span>
 <text:a xlink:type="simple" xlink:href="https://www.ukrinform.ua/rubric-ato/3699110-pistorius-vvazae-nimecki-vinisuvaci-nepridatnimi-dla-ukraini.html" text:style-name="Internet_20_link" text:visited-style-name="Visited_20_Internet_20_Link">
 <text:span text:style-name="T4">
винищувач</text:span>
 </text:a>
As reported <text:a xlink:type="simple" xlink:href="https://www.ukrinform.ua/rubric-technology/3698646-bezpilotnij-vinisuvac-kzlelma-uspisno-projsov-cergove-viprobuvanna.html" text:style-name="Internet_20_link" text:visited-style-name="Visited_20_Internet_20_Link">
</text:a>
, Kızılelma, which developed Baykar Makina, has successfully passed the eight -flight test, completing the testimers at a speed of 630 km/h.</text:p>
      <text:p text:style-name="P4">
News Source: <text:a xlink:type="simple" xlink:href="https://www.ukrinform.ua/rubric-world/3699414-ssa-modernizuut-vinisuvaci-fa18.html" text:style-name="Internet_20_link" text:visited-style-name="Visited_20_Internet_20_Link">
https://www.ukrinform.ua/rubric-world/3699414-ssa-modernizuut-vinisuvaci-fa18.html</text:a>
</text:p>
      <!--NEWS-->
      <text:h text:style-name="P10" text:outline-level="1">
<text:span text:style-name="T4">
Validolide beat Tsigankov's "Laigon" in the match of La League</text:span>
</text:h>
      <text:p text:style-name="P4">
Authors: Ukrinform (Person)</text:p>
      <text:p text:style-name="P4">
Publisher: Укринформ (Organization)</text:p>
      <text:p text:style-name="P4">
Published Time: 2023-04-22T-42:29:00+03:00</text:p>
      <text:p text:style-name="P4">
Modified Time: 2023-04-22T21:29:00+03:00</text:p>
      <text:p text:style-name="P4">
Description: The team of Ukrainian Viktor Tsigankov "Girona" gave way to Validolid in the outskirts of the 30th round of the Spanish Football Championship. - Ukrinform.</text:p>
      <text:p text:style-name="P4">
Images: ["<text:a xlink:type="simple" xlink:href="https://static.ukrinform.com/photos/2023_04/thumb_files/630_360_1682187811-136.jpg" text:style-name="Internet_20_link" text:visited-style-name="Visited_20_Internet_20_Link">
630_360_16821...</text:a>
"]</text:p>
      <text:p text:style-name="P4">
Tags: ['Футбол', 'Віктор Циганков']</text:p>
      <text:p text:style-name="P4">
Type: Article</text:p>
      <!--METADATA-->
      <text:p text:style-name="P4">
<draw:frame draw:style-name="fr1" draw:name="Image37" text:anchor-type="as-char" svg:width="6.9236in" svg:height="3.956343in" draw:z-index="0">
<draw:image xlink:href="../Images/yкринформ/2023-04-22T-42-29-00-03-00/630_360_1682187811-136.jpg" xlink:type="simple" xlink:show="embed" xlink:actuate="onLoad" draw:mime-type="image/jpeg"/>
</draw:frame>
Viktor Tsigankov's team "Girona" gave way to Validolid in the outgoing pole of the 30th round of the Spanish Football Championship.</text:p>
      <text:p text:style-name="P4">
The duel on Estadio Jose Sorilla in Validolid ended victories with a score of 1-0, Ukrinform reports.</text:p>
      <text:p text:style-name="P4">
The only ball scored Monch, who was assisted by Gonzalo in the 24th minute.</text:p>
      <text:p text:style-name="P4">
Tsigankov came out in the starting lineup and spent the whole match on the field.</text:p>
      <text:p text:style-name="P4">
<text:span text:style-name="T4">
 Read also: </text:span>
 <text:a xlink:type="simple" xlink:href="https://www.ukrinform.ua/rubric-sports/3688036-trener-zironi-cigankov-gravec-najvisogo-rivna.html" text:style-name="Internet_20_link" text:visited-style-name="Visited_20_Internet_20_Link">
<text:span text:style-name="T4">
 Tsigankov </text:span>
</text:a>
The La League tournament is headed by Barcelona, which has 73 points. The second Ydemadrid "Real"(62). «Жирона» (38 очок)It remains in 10th place.</text:p>
      <text:p text:style-name="P4">
In the photo: Monch(AFP).</text:p>
      <text:p text:style-name="P4">
News Source: <text:a xlink:type="simple" xlink:href="https://www.ukrinform.ua/rubric-sports/3699409-valadolid-obigrav-zironu-cigankova-u-matci-la-ligi.html" text:style-name="Internet_20_link" text:visited-style-name="Visited_20_Internet_20_Link">
https://www.ukrinform.ua/rubric-sports/3699409-valadolid-obigrav-zironu-cigankova-u-matci-la-ligi.html</text:a>
</text:p>
      <!--NEWS-->
      <text:h text:style-name="P10" text:outline-level="1">
<text:span text:style-name="T4">
Zelensky: Our task is to remove any opportunities for Russia to bypass sanctions</text:span>
</text:h>
      <text:p text:style-name="P4">
Authors: Ukrinform (Person)</text:p>
      <text:p text:style-name="P4">
Publisher: Укринформ (Organization)</text:p>
      <text:p text:style-name="P4">
Published Time: 2023-04-22T-44:24:00+03:00</text:p>
      <text:p text:style-name="P4">
Modified Time: 2023-04-22T21:24:00+03:00</text:p>
      <text:p text:style-name="P4">
Description: Today, the key task of Ukraine and anyone who seeks faster to end the war, to increase the sanction pressure on Russia, as well as to remove any opportunities for the aggressor country to bypass these sanctions. - Ukrinform.</text:p>
      <text:p text:style-name="P4">
Images: ["<text:a xlink:type="simple" xlink:href="https://static.ukrinform.com/photos/2023_03/thumb_files/630_360_1678962741-175.jpeg" text:style-name="Internet_20_link" text:visited-style-name="Visited_20_Internet_20_Link">
630_360_16789...</text:a>
"]</text:p>
      <text:p text:style-name="P4">
Tags: ['Антиросійські санкції', 'Звернення', 'Зеленський', 'Війна з росією']</text:p>
      <text:p text:style-name="P4">
Type: Article</text:p>
      <!--METADATA-->
      <text:p text:style-name="P4">
<draw:frame draw:style-name="fr1" draw:name="Image38" text:anchor-type="as-char" svg:width="6.9236in" svg:height="3.956343in" draw:z-index="0">
<draw:image xlink:href="../Images/yкринформ/2023-04-22T-44-24-00-03-00/630_360_1678962741-175.jpeg" xlink:type="simple" xlink:show="embed" xlink:actuate="onLoad" draw:mime-type="image/jpeg"/>
</draw:frame>
Today, the key task of Ukraine and anyone who seeks faster completion of the state, to increase the sanction pressure on Russia, as well as to remove any possible aggressor country to bypass these sanctions.</text:p>
      <text:p text:style-name="P4">
President of Ukraine Volodymyr Zelenskyy said this in <text:a xlink:type="simple" xlink:href="https://t.me/V_Zelenskiy_official/5958" text:style-name="Internet_20_link" text:visited-style-name="Visited_20_Internet_20_Link">
</text:a>
, reports Ukrinform.</text:p>
      <text:p text:style-name="P4">
<text:span text:style-name="T5">
Video:<text:a xlink:type="simple" xlink:href="https://t.me/V_Zelenskiy_official/5958" text:style-name="Internet_20_link" text:visited-style-name="Visited_20_Internet_20_Link">
</text:a>
</text:span>
</text:p>
      <text:p text:style-name="P4">
“Our sanction packages are elaborated in detail, and in particular - for synchronization from partners. This is one of our common tasks - absolutely everyone who will end the faster end of the war, faster than our victory. The task is to remove any opportunities for Russia to circumstance. Every Russian scheme, which makes it possible to bypass sanctions, adds time to this war, adds opportunities to the aggressor, ”Zelensky said.</text:p>
      <text:p text:style-name="P4">
<text:span text:style-name="T4">
 Read also: </text:span>
 <text:span text:style-name="T4">
 <text:a xlink:type="simple" xlink:href="https://www.ukrinform.ua/rubric-polytics/3699292-prezident-vviv-u-diu-risenna-rnbo-pro-sankcii-proti-radu-fizicnih-ta-uridicnih-osib.html" text:style-name="Internet_20_link" text:visited-style-name="Visited_20_Internet_20_Link">
</text:a>
</text:span>
</text:p>
      <text:p text:style-name="P4">
The Head of State said that three new sanctioning decisions of those who are invested in and supporting Russian aggression have already come into force. First of all, this is a bundle of sanctions against the Russian MIC-enterprises that provide a terrorist army. 322 companies have been added to the lists: weapons, components and the like.</text:p>
      <text:p text:style-name="P4">
The other two <text:span text:style-name="T4">
 <text:a xlink:type="simple" xlink:href="https://www.ukrinform.ua/tag-antirossijskie-sankcii" text:style-name="Internet_20_link" text:visited-style-name="Visited_20_Internet_20_Link">
</text:a>
</text:span>
 Lists are natural and legal persons that help to circumvent sanctions against Russia, hold the property of war criminals and are involved in the destruction of freedom both in the territory of the Russian Federation and our land.</text:p>
      <text:p text:style-name="P4">
“Accordingly, the sanction regime against Russia, which is more restricted over the state-terrorist and all related persons, against all Russian economics of war, will be more restricted. And I thank everyone in the world who understands it, ”Zelensky summarized.</text:p>
      <text:p text:style-name="P4">
<text:span text:style-name="T4">
 Read also: </text:span>
 <text:span text:style-name="T4">
 <text:a xlink:type="simple" xlink:href="https://www.ukrinform.ua/rubric-economy/3699174-ukraina-vnesla-irlandsku-kompaniu-peninsula-petroleum-do-pereliku-sponsoriv-vijni.html" text:style-name="Internet_20_link" text:visited-style-name="Visited_20_Internet_20_Link">
</text:a>
</text:span>
</text:p>
      <text:p text:style-name="P4">
As it was reported, Poland, Lithuania, Latvia and Estonia came out in the initiative to predict in the 11th package of EU sanctions against Russia _ <text:span text:style-name="T4">
 <text:a xlink:type="simple" xlink:href="https://www.ukrinform.ua/rubric-economy/3698775-sankcii-proti-rf-polsa-i-kraini-baltii-proponuut-vidkluciti-gazprombank-vid-swift.html" text:style-name="Internet_20_link" text:visited-style-name="Visited_20_Internet_20_Link">
</text:a>
</text:span>
 _ or pre -free freeze his assets.</text:p>
      <text:p text:style-name="P4">
News Source: <text:a xlink:type="simple" xlink:href="https://www.ukrinform.ua/rubric-economy/3699410-zelenskij-nase-zavdanna-pribrati-budaki-mozlivosti-rosii-obhoditi-sankcii.html" text:style-name="Internet_20_link" text:visited-style-name="Visited_20_Internet_20_Link">
https://www.ukrinform.ua/rubric-economy/3699410-zelenskij-nase-zavdanna-pribrati-budaki-mozlivosti-rosii-obhoditi-sankcii.html</text:a>
</text:p>
      <!--NEWS-->
      <text:h text:style-name="P10" text:outline-level="1">
<text:span text:style-name="T4">
Lucescu goes to the hospital, Dynamo will control Shovkovsky</text:span>
</text:h>
      <text:p text:style-name="P4">
Authors: Ukrinform (Person)</text:p>
      <text:p text:style-name="P4">
Publisher: Укринформ (Organization)</text:p>
      <text:p text:style-name="P4">
Published Time: 2023-04-22T-46:17:00+03:00</text:p>
      <text:p text:style-name="P4">
Modified Time: 2023-04-22T21:17:00+03:00</text:p>
      <text:p text:style-name="P4">
Description: Dynamo head coach Mircha Lucescu at a press conference after a match with Shakhtar Donetsk players (1: 1) confirmed that through a surgery on his foot, he transfers the duties of a team mentor Alexander Shovkowski. - Ukrinform.</text:p>
      <text:p text:style-name="P4">
Images: ["<text:a xlink:type="simple" xlink:href="https://static.ukrinform.com/photos/2023_04/thumb_files/630_360_1682186921-647.jpg" text:style-name="Internet_20_link" text:visited-style-name="Visited_20_Internet_20_Link">
630_360_16821...</text:a>
"]</text:p>
      <text:p text:style-name="P4">
Tags: ['Динамо', 'Футбол', 'Мірча Луческу']</text:p>
      <text:p text:style-name="P4">
Type: Article</text:p>
      <!--METADATA-->
      <text:p text:style-name="P4">
<draw:frame draw:style-name="fr1" draw:name="Image39" text:anchor-type="as-char" svg:width="6.9236in" svg:height="3.956343in" draw:z-index="0">
<draw:image xlink:href="../Images/yкринформ/2023-04-22T-46-17-00-03-00/630_360_1682186921-647.jpg" xlink:type="simple" xlink:show="embed" xlink:actuate="onLoad" draw:mime-type="image/jpeg"/>
</draw:frame>
Dynamo Chief Trainer Mircea Lucescu at a press conference after the match of the Shakhtar Donetsk Zh.(1:1)He confirmed that through surgical operation on the leg, he conveys the duties of the team mentor Alexander Shovkovsky.</text:p>
      <text:p text:style-name="P4">
“From now on, I go to the hospital through joint surgery. From this moment, Shovkovsky - Acting Coach. We control the emotion together. I will do the operation in Kiev, although I could do it in another country, but I think it is important to stay with the team, stay in Ukraine, ”Lucescu -quotes <text:a xlink:type="simple" xlink:href="https://fcdynamo.com/news/luchesku-zroblyat-operaciyu-dinamo-pracyuvatime-pid-kerivnictvom-shovkovskogo" text:style-name="Internet_20_link" text:visited-style-name="Visited_20_Internet_20_Link">
</text:a>
"White-blue", reports Ukrinform.</text:p>
      <text:p text:style-name="P4">
<text:span text:style-name="T4">
 Read also: </text:span>
 <text:a xlink:type="simple" xlink:href="https://www.ukrinform.ua/rubric-sports/3693497-lucesku-moze-znadobitisa-operacia.html" text:style-name="Internet_20_link" text:visited-style-name="Visited_20_Internet_20_Link">
</text:a>
It should be noted that Alexander Shovkovsky entered the coaching staff of Dynamo.</text:p>
      <text:p text:style-name="P4">
Photo: fcDynamo.com.</text:p>
      <text:p text:style-name="P4">
News Source: <text:a xlink:type="simple" xlink:href="https://www.ukrinform.ua/rubric-sports/3699404-lucesku-jde-na-likarnanij-dinamo-keruvatime-sovkovskij.html" text:style-name="Internet_20_link" text:visited-style-name="Visited_20_Internet_20_Link">
https://www.ukrinform.ua/rubric-sports/3699404-lucesku-jde-na-likarnanij-dinamo-keruvatime-sovkovskij.html</text:a>
</text:p>
      <!--NEWS-->
      <text:h text:style-name="P10" text:outline-level="1">
<text:span text:style-name="T4">
Reznikov discussed with Wallace further training of Ukrainian military</text:span>
</text:h>
      <text:p text:style-name="P4">
Authors: Ukrinform (Person)</text:p>
      <text:p text:style-name="P4">
Publisher: Укринформ (Organization)</text:p>
      <text:p text:style-name="P4">
Published Time: 2023-04-22T-48:03:51+03:00</text:p>
      <text:p text:style-name="P4">
Modified Time: 2023-04-22T21:03:51+03:00</text:p>
      <text:p text:style-name="P4">
Description: The Minister of Defense of Ukraine Oleksiy Reznikov reported on Saturday that he had discussed further strengthening the capabilities of the Ukrainian army with the Minister of Defense of the United Kingdom Ben Volles. - Ukrinform.</text:p>
      <text:p text:style-name="P4">
Images: ["<text:a xlink:type="simple" xlink:href="https://static.ukrinform.com/photos/2023_04/thumb_files/630_360_1682186421-138.jpg" text:style-name="Internet_20_link" text:visited-style-name="Visited_20_Internet_20_Link">
630_360_16821...</text:a>
"]</text:p>
      <text:p text:style-name="P4">
Tags: ['Британія', 'Військові', 'Резніков', 'Зустріч Рамштайн']</text:p>
      <text:p text:style-name="P4">
Type: Article</text:p>
      <!--METADATA-->
      <text:p text:style-name="P4">
<draw:frame draw:style-name="fr1" draw:name="Image40" text:anchor-type="as-char" svg:width="6.9236in" svg:height="3.956343in" draw:z-index="0">
<draw:image xlink:href="../Images/yкринформ/2023-04-22T-48-03-51-03-00/630_360_1682186421-138.jpg" xlink:type="simple" xlink:show="embed" xlink:actuate="onLoad" draw:mime-type="image/jpeg"/>
</draw:frame>
The Ministry of Ministry of Ukraine Oleksiy Reznikov reported on Saturday that he had discussed further the capabilities of the Ukrainian army with the Minister of Defense of the UK British Volles.</text:p>
      <text:p text:style-name="P4">
Reznikov wrote about this on his page in <text:a xlink:type="simple" xlink:href="http://twitter.com/oleksiireznikov/status/1649811446111391747" text:style-name="Internet_20_link" text:visited-style-name="Visited_20_Internet_20_Link">
</text:a>
, reports Ukrinform.</text:p>
      <text:p text:style-name="P4">
“It is always nice to see the colleague and great friend of Ukraine Ben Wallace to meet Ramstein. We discussed the further strengthening of the capabilities of the Ukrainian army, in particular our teaching <text:a xlink:type="simple" xlink:href="https://www.ukrinform.ua/tag-vijskovi" text:style-name="Internet_20_link" text:visited-style-name="Visited_20_Internet_20_Link">
</text:a>
”, - the Ukrainian minister wrote.</text:p>
      <text:p text:style-name="P4">
Earlier on Saturday Reznikov <text:a xlink:type="simple" xlink:href="https://www.ukrinform.ua/rubric-polytics/3699312-reznikov-pro-rezultati-ramstajnu-rosia-nablizaetsa-do-nurnbergaii.html" text:style-name="Internet_20_link" text:visited-style-name="Visited_20_Internet_20_Link">
</text:a>
that the eleventh meeting of the Contact Group on Defense of Ukraine brought the prosecution of Russia accountable.</text:p>
      <text:p text:style-name="P4">
<text:span text:style-name="T4">
 Read also: </text:span>
 <text:a xlink:type="simple" xlink:href="https://www.ukrinform.ua/rubric-ato/3699006-volles-na-ramstajni-zaklikav-priskoriti-dostavku-vijskovoi-dopomogi-ukraini.html" text:style-name="Internet_20_link" text:visited-style-name="Visited_20_Internet_20_Link">
<text:span text:style-name="T4">
 Wallace </text:span>
</text:a>
As it was reported, on April 21, the 11th meeting of the Defense Group on Defense of Ukraine was reported at the US Air Force Ramstein Air Force. During the time, the issue of air defense, ammunition, and means of providing were discussed, in particular.</text:p>
      <text:p text:style-name="P4">
News Source: <text:a xlink:type="simple" xlink:href="https://www.ukrinform.ua/rubric-ato/3699403-reznikov-obgovoriv-z-vollesom-podalse-navcanna-ukrainskih-vijskovih.html" text:style-name="Internet_20_link" text:visited-style-name="Visited_20_Internet_20_Link">
https://www.ukrinform.ua/rubric-ato/3699403-reznikov-obgovoriv-z-vollesom-podalse-navcanna-ukrainskih-vijskovih.html</text:a>
</text:p>
      <!--NEWS-->
      <text:h text:style-name="P10" text:outline-level="1">
<text:span text:style-name="T4">
In Mali there was a triple terrorist attack - nine dead and over 60 wounded</text:span>
</text:h>
      <text:p text:style-name="P4">
Authors: Ukrinform (Person)</text:p>
      <text:p text:style-name="P4">
Publisher: Укринформ (Organization)</text:p>
      <text:p text:style-name="P4">
Published Time: 2023-04-22T-51:48:00+03:00</text:p>
      <text:p text:style-name="P4">
Modified Time: 2023-04-22T20:48:00+03:00</text:p>
      <text:p text:style-name="P4">
Description: In the central part of Mali, in Sevary, there was a triple terrorist attack, which killed at least nine people and more than 60 were injured, about 20 buildings were destroyed. - Ukrinform.</text:p>
      <text:p text:style-name="P4">
Images: ["<text:a xlink:type="simple" xlink:href="https://static.ukrinform.com/photos/2021_12/thumb_files/630_360_1638605539-490.jpg" text:style-name="Internet_20_link" text:visited-style-name="Visited_20_Internet_20_Link">
630_360_16386...</text:a>
"]</text:p>
      <text:p text:style-name="P4">
Tags: ['Малі', 'Поранені', 'Теракт', 'Загибель']</text:p>
      <text:p text:style-name="P4">
Type: Article</text:p>
      <!--METADATA-->
      <text:p text:style-name="P4">
<draw:frame draw:style-name="fr1" draw:name="Image41" text:anchor-type="as-char" svg:width="6.9236in" svg:height="3.956343in" draw:z-index="0">
<draw:image xlink:href="../Images/yкринформ/2023-04-22T-51-48-00-03-00/630_360_1638605539-490.jpg" xlink:type="simple" xlink:show="embed" xlink:actuate="onLoad" draw:mime-type="image/jpeg"/>
</draw:frame>
The hunting part of Mali, in Sevary, had a triple terrorist attack, at least nine people were killed and more than 60 were injured, about 20 buildings were destroyed.</text:p>
      <text:p text:style-name="P4">
About it reports <text:a xlink:type="simple" xlink:href="https://www.reuters.com/world/africa/least-nine-killed-triple-suicide-bombing-central-mali-official-2023-04-22/" text:style-name="Internet_20_link" text:visited-style-name="Visited_20_Internet_20_Link">
</text:a>
, reports Ukrinform.</text:p>
      <text:p text:style-name="P4">
As noted, the attack committed <text:a xlink:type="simple" xlink:href="https://www.ukrinform.ua/tag-terorizm" text:style-name="Internet_20_link" text:visited-style-name="Visited_20_Internet_20_Link">
</text:a>
-Masters.</text:p>
      <text:p text:style-name="P4">
The spokesman of the Governor Yakub Mayaga reported that all those who were killed and wounded were brought.</text:p>
      <text:p text:style-name="P4">
At present, no one has taken responsibility for the attack.</text:p>
      <text:p text:style-name="P4">
Earlier on Saturday, the Mali government stated that the army stopped the "terrorist attack".</text:p>
      <text:p text:style-name="P4">
"Three cars made by explosives were destroyed by fire from the army -freezer," the statement said.</text:p>
      <text:p text:style-name="P4">
<text:span text:style-name="T4">
 Read also: </text:span>
 <text:a xlink:type="simple" xlink:href="https://www.ukrinform.ua/rubric-world/3697346-v-erusalimi-vnaslidok-teraktu-postrazdali-dvoe-colovikiv.html" text:style-name="Internet_20_link" text:visited-style-name="Visited_20_Internet_20_Link">
<text:span text:style-name="T4">
 terrorist </text:span>
</text:a>
As reported <text:a xlink:type="simple" xlink:href="https://www.ukrinform.ua/rubric-world/3696550-u-meksici-bojoviki-vbili-simoh-ludej-u-gromadskomu-basejni.html" text:style-name="Internet_20_link" text:visited-style-name="Visited_20_Internet_20_Link">
</text:a>
In Mexico, at least seven people were killed in a shooting in the public pool.  <text:span text:style-name="T5">
Foto: Getty Images</text:span>
</text:p>
      <text:p text:style-name="P4">
News Source: <text:a xlink:type="simple" xlink:href="https://www.ukrinform.ua/rubric-world/3699397-u-mali-stavsa-potrijnij-terakt-devatero-zagiblih-i-ponad-60-poranenih.html" text:style-name="Internet_20_link" text:visited-style-name="Visited_20_Internet_20_Link">
https://www.ukrinform.ua/rubric-world/3699397-u-mali-stavsa-potrijnij-terakt-devatero-zagiblih-i-ponad-60-poranenih.html</text:a>
</text:p>
      <!--NEWS-->
      <text:h text:style-name="P10" text:outline-level="1">
<text:span text:style-name="T4">
Manchester City defeated "Sheffield United" and will play in the Final of the Cup of England</text:span>
</text:h>
      <text:p text:style-name="P4">
Authors: Ukrinform (Person)</text:p>
      <text:p text:style-name="P4">
Publisher: Укринформ (Organization)</text:p>
      <text:p text:style-name="P4">
Published Time: 2023-04-22T-53:32:00+03:00</text:p>
      <text:p text:style-name="P4">
Modified Time: 2023-04-22T20:32:00+03:00</text:p>
      <text:p text:style-name="P4">
Description: Manchester City players reached the final of the Cup of England. - Ukrinform.</text:p>
      <text:p text:style-name="P4">
Images: ["<text:a xlink:type="simple" xlink:href="https://static.ukrinform.com/photos/2023_04/thumb_files/630_360_1682184726-521.jpg" text:style-name="Internet_20_link" text:visited-style-name="Visited_20_Internet_20_Link">
630_360_16821...</text:a>
"]</text:p>
      <text:p text:style-name="P4">
Tags: ['Футбол', 'Манчестер Сіті']</text:p>
      <text:p text:style-name="P4">
Type: Article</text:p>
      <!--METADATA-->
      <text:p text:style-name="P4">
<draw:frame draw:style-name="fr1" draw:name="Image42" text:anchor-type="as-char" svg:width="6.9236in" svg:height="3.956343in" draw:z-index="0">
<draw:image xlink:href="../Images/yкринформ/2023-04-22T-53-32-00-03-00/630_360_1682184726-521.jpg" xlink:type="simple" xlink:show="embed" xlink:actuate="onLoad" draw:mime-type="image/jpeg"/>
</draw:frame>
Manchester City players reached the final of the Cup of England.</text:p>
      <text:p text:style-name="P4">
In the semifinals of the drawing -2022/23 "Manchester City" at the Wembley stadium in Londnovately played "Sheffld United" - 3: 0, reports Ukrinform.</text:p>
      <text:p text:style-name="P4">
In the presence of nearly 70,000 spectators, a hat-trick was drawn by Algerian forward Rijad Marez, who scored in the 43rd minute from a penalty, 61 and 66-thus.</text:p>
      <text:p text:style-name="P4">
In the decisive match "Manchester City" will meet with the winner "Manchester United" - "Brighton".</text:p>
      <text:p text:style-name="P4">
<text:span text:style-name="T4">
 Read also: </text:span>
 <text:a xlink:type="simple" xlink:href="https://www.ukrinform.ua/rubric-sports/3699120-apl-arsenal-iz-zincenkom-unik-porazki-vid-sautgemptona.html" text:style-name="Internet_20_link" text:visited-style-name="Visited_20_Internet_20_Link">
<text:span text:style-name="T4">
 APL </text:span>
</text:a>
We will remind, last year the Cup of England won Liverpool, which this time lost in the 1st/16th finals of "Brighton"(1:2).</text:p>
      <text:p text:style-name="P4">
Фото: AFP.</text:p>
      <text:p text:style-name="P4">
News Source: <text:a xlink:type="simple" xlink:href="https://www.ukrinform.ua/rubric-sports/3699396-mancester-siti-rozgromiv-seffld-unajted-i-zigrae-u-finali-kubka-anglii.html" text:style-name="Internet_20_link" text:visited-style-name="Visited_20_Internet_20_Link">
https://www.ukrinform.ua/rubric-sports/3699396-mancester-siti-rozgromiv-seffld-unajted-i-zigrae-u-finali-kubka-anglii.html</text:a>
</text:p>
      <!--NEWS-->
      <text:h text:style-name="P10" text:outline-level="1">
<text:span text:style-name="T4">
Defense forces knocked down Russian Mi-24</text:span>
</text:h>
      <text:p text:style-name="P4">
Authors: Ukrinform (Person)</text:p>
      <text:p text:style-name="P4">
Publisher: Укринформ (Organization)</text:p>
      <text:p text:style-name="P4">
Published Time: 2023-04-22T-55:30:11+03:00</text:p>
      <text:p text:style-name="P4">
Modified Time: 2023-04-22T20:30:11+03:00</text:p>
      <text:p text:style-name="P4">
Description: The Defense Forces of Ukraine on Saturday, April 22, shot down the Mi-24s of Russian invaders and four enemy drones. - Ukrinform.</text:p>
      <text:p text:style-name="P4">
Images: ["<text:a xlink:type="simple" xlink:href="https://static.ukrinform.com/photos/2022_06/thumb_files/630_360_1654364991-228.jpg" text:style-name="Internet_20_link" text:visited-style-name="Visited_20_Internet_20_Link">
630_360_16543...</text:a>
"]</text:p>
      <text:p text:style-name="P4">
Tags: ['Генштаб', 'Вертоліт', 'Війна з росією']</text:p>
      <text:p text:style-name="P4">
Type: Article</text:p>
      <!--METADATA-->
      <text:p text:style-name="P4">
<draw:frame draw:style-name="fr1" draw:name="Image43" text:anchor-type="as-char" svg:width="6.9236in" svg:height="3.956343in" draw:z-index="0">
<draw:image xlink:href="../Images/yкринформ/2023-04-22T-55-30-11-03-00/630_360_1654364991-228.jpg" xlink:type="simple" xlink:show="embed" xlink:actuate="onLoad" draw:mime-type="image/jpeg"/>
</draw:frame>
Ukraine's forces on Saturday, April 22, were shot down by Mi-24 combat helicopter and four enemy drones.</text:p>
      <text:p text:style-name="P4">
According to Ukrinform, the General Staff of the Armed Forces of Ukraine reported in <text:a xlink:type="simple" xlink:href="http://www.facebook.com/GeneralStaff.ua/posts/pfbid0G3wpUCKqvQCaoiD9hB8m8p7EJffxJ9uTxDqPqWaT4ywbGntJ1uUbLhjzCiAAE5hYl" text:style-name="Internet_20_link" text:visited-style-name="Visited_20_Internet_20_Link">
</text:a>
.</text:p>
      <text:p text:style-name="P4">
"Сьогодні наші воїни збили 1 ворожий гелікоптер Мі-24 та 4 <text:a xlink:type="simple" xlink:href="https://www.ukrinform.ua/tag-bezpilotnik" text:style-name="Internet_20_link" text:visited-style-name="Visited_20_Internet_20_Link">
</text:a>
 (2 intelligence-"Orlan-10" and Zala, as well as 2 drones-Kamikadze type "Lancet"), - the message reads.</text:p>
      <text:p text:style-name="P4">
<text:span text:style-name="T4">
 Read also: </text:span>
 <text:a xlink:type="simple" xlink:href="https://www.ukrinform.ua/rubric-ato/3689386-prikordonniki-pokazali-ak-prizemlili-dronkamikadze-poblizu-cernigova.html" text:style-name="Internet_20_link" text:visited-style-name="Visited_20_Internet_20_Link">
<text:span text:style-name="T4">
 landed </text:span>
</text:a>
As reported by Ukrinform, in a full -scale war -solved against Ukraine <text:a xlink:type="simple" xlink:href="https://www.ukrinform.ua/rubric-ato/3699160-sili-oboroni-znisili-185-730-rosijskih-zagarbnikiv.html" text:style-name="Internet_20_link" text:visited-style-name="Visited_20_Internet_20_Link">
</text:a>
Already 3672 their tanks, 7130 combustible vehicles, 539 rocket launchers and thousands of single more equipment.</text:p>
      <text:p text:style-name="P4">
News Source: <text:a xlink:type="simple" xlink:href="https://www.ukrinform.ua/rubric-ato/3699395-sili-oboroni-zbili-rosijskij-mi24.html" text:style-name="Internet_20_link" text:visited-style-name="Visited_20_Internet_20_Link">
https://www.ukrinform.ua/rubric-ato/3699395-sili-oboroni-zbili-rosijskij-mi24.html</text:a>
</text:p>
      <!--NEWS-->
      <text:h text:style-name="P10" text:outline-level="1">
<text:span text:style-name="T4">
Japan gives the World Bank $ 471 million to rebuild Ukraine</text:span>
</text:h>
      <text:p text:style-name="P4">
Authors: Ukrinform (Person)</text:p>
      <text:p text:style-name="P4">
Publisher: Укринформ (Organization)</text:p>
      <text:p text:style-name="P4">
Published Time: 2023-04-22T-57:21:00+03:00</text:p>
      <text:p text:style-name="P4">
Modified Time: 2023-04-22T20:21:00+03:00</text:p>
      <text:p text:style-name="P4">
Description: The Government of Japan has announced a contribution of $ 471 million to the trust fund, restoration, reform and reform of Ukraine (URTF). - Ukrinform.</text:p>
      <text:p text:style-name="P4">
Images: ["<text:a xlink:type="simple" xlink:href="https://static.ukrinform.com/photos/2019_09/thumb_files/630_360_1568725858-695.jpg" text:style-name="Internet_20_link" text:visited-style-name="Visited_20_Internet_20_Link">
630_360_15687...</text:a>
"]</text:p>
      <text:p text:style-name="P4">
Tags: ['Японія', 'Україна', 'Світовий банк', 'допомога']</text:p>
      <text:p text:style-name="P4">
Type: Article</text:p>
      <!--METADATA-->
      <text:p text:style-name="P4">
<draw:frame draw:style-name="fr1" draw:name="Image44" text:anchor-type="as-char" svg:width="6.9236in" svg:height="3.956343in" draw:z-index="0">
<draw:image xlink:href="../Images/yкринформ/2023-04-22T-57-21-00-03-00/630_360_1568725858-695.jpg" xlink:type="simple" xlink:show="embed" xlink:actuate="onLoad" draw:mime-type="image/jpeg"/>
</draw:frame>
Government has announced a contribution of $ 471 million to the targeted fund support, restoration, reform and reform of Ukraine(URTF).</text:p>
      <text:p text:style-name="P4">
Про це повідомляє Укрінформ з посиланням на пресслужбу <text:a xlink:type="simple" xlink:href="https://www.worldbank.org/uk/news/press-release/2023/04/21/japan-contributes-us-471-million-to-the-world-bank-in-support-of-ukraine-relief-efforts" text:style-name="Internet_20_link" text:visited-style-name="Visited_20_Internet_20_Link">
</text:a>
.</text:p>
      <text:p text:style-name="P4">
Ці кошти є частиною зобов’язань в розмірі 5,5 млрд доларів, які Японія взяла влютому, щоб допомогти у відновленні зруйнованої інфраструктури та підтриматинарод України у відбудові.</text:p>
      <text:p text:style-name="P4">
« <text:a xlink:type="simple" xlink:href="https://www.ukrinform.ua/tag-aponia" text:style-name="Internet_20_link" text:visited-style-name="Visited_20_Internet_20_Link">
 </text:a>
It continues to support Ukraine of the Tukrakian people. We work closely with the World Bank to support Ukraine. We expect that our contributions will be effectively used to meet the most urgent needs for repairing critically important infrastructure. We are looking forward to further deepening our work with the World Bank group, ”said the Deputy Minister of Finance on International Affairs.</text:p>
      <text:p text:style-name="P4">
It is specified that this grant contribution is more than doubled by URTF. Now the total amount of grant resources for urgent work on repair of energy infrastructure, roads, bridges, housing, schools and hospitals in Ukraine is over $ 850 million.</text:p>
      <text:p text:style-name="P4">
Now URTF supports the project for the restoration of energy resources and preparing for winter, the project "Restoration of the main logistics infrastructure and network accession"(Railway) та Проєкт «Зміцнення системи охорони здоров'я тазбереження життя» (HEAL).</text:p>
      <text:p text:style-name="P4">
URTF - це багатосторонній донорський фонд, який створений у грудні 2022 року.Він підтримує екстрені операції Світового банку в Україні у ключових галузях,зокрема транспорт, охорона здоров'я та енергетика. Ці проєкти відображаютьпотреби країни в надзвичайній допомозі, викладені в оновленій Швидкій оцінцізавданої шкоди та потреб на відновлення (RDNA).</text:p>
      <text:p text:style-name="P4">
<text:span text:style-name="T4">
Читайте також:</text:span>
 <text:a xlink:type="simple" xlink:href="https://www.ukrinform.ua/rubric-economy/3697576-investicii-v-ukrainu-aponia-persou-vidilae-23-miljoni-dla-pokritta-voennih-rizikiv.html" text:style-name="Internet_20_link" text:visited-style-name="Visited_20_Internet_20_Link">
 <text:span text:style-name="T4">
Японія</text:span>
 </text:a>
The projects are designed in such a way that they can be adapted to the events of the landlords, while providing rapid impact and rapid allocation of funds.</text:p>
      <text:p text:style-name="P4">
News Source: <text:a xlink:type="simple" xlink:href="https://www.ukrinform.ua/rubric-vidbudova/3699394-aponia-dae-svitovomu-banku-471-miljon-dla-vidbudovi-ukraini.html" text:style-name="Internet_20_link" text:visited-style-name="Visited_20_Internet_20_Link">
https://www.ukrinform.ua/rubric-vidbudova/3699394-aponia-dae-svitovomu-banku-471-miljon-dla-vidbudovi-ukraini.html</text:a>
</text:p>
      <!--NEWS-->
      <text:h text:style-name="P10" text:outline-level="1">
<text:span text:style-name="T4">
Professor from Canada was condemned in absentia for life in Paris in 1980</text:span>
</text:h>
      <text:p text:style-name="P4">
Authors: Ukrinform (Person)</text:p>
      <text:p text:style-name="P4">
Publisher: Укринформ (Organization)</text:p>
      <text:p text:style-name="P4">
Published Time: 2023-04-22T-59:10:47+03:00</text:p>
      <text:p text:style-name="P4">
Modified Time: 2023-04-22T20:10:47+03:00</text:p>
      <text:p text:style-name="P4">
Description: The court in Paris found guilty of a terrorist attack in the Paris synagogue of 1980, a professor from Canada Hassan Diab, who has the Livan-Canadian citizenship. - Ukrinform.</text:p>
      <text:p text:style-name="P4">
Images: ["<text:a xlink:type="simple" xlink:href="https://static.ukrinform.com/photos/2018_07/thumb_files/630_360_1532017869-1678.jpg" text:style-name="Internet_20_link" text:visited-style-name="Visited_20_Internet_20_Link">
630_360_15320...</text:a>
"]</text:p>
      <text:p text:style-name="P4">
Tags: ['Франція', 'Канада', 'Теракт', 'Вирок']</text:p>
      <text:p text:style-name="P4">
Type: Article</text:p>
      <!--METADATA-->
      <text:p text:style-name="P4">
<draw:frame draw:style-name="fr1" draw:name="Image45" text:anchor-type="as-char" svg:width="6.9236in" svg:height="3.956343in" draw:z-index="0">
<draw:image xlink:href="../Images/yкринформ/2023-04-22T-59-10-47-03-00/630_360_1532017869-1678.jpg" xlink:type="simple" xlink:show="embed" xlink:actuate="onLoad" draw:mime-type="image/jpeg"/>
</draw:frame>
The Uparizh Court found guilty of a terrorist attack in the Paris Synagogue in 1980 by a professional from Canada Hassan Diab, who has a Lebanon-Canadian citizenship.</text:p>
      <text:p text:style-name="P4">
About it reports <text:a xlink:type="simple" xlink:href="https://www.bbc.com/news/world-europe-65347584" text:style-name="Internet_20_link" text:visited-style-name="Visited_20_Internet_20_Link">
</text:a>
, reports Ukrinform.</text:p>
      <text:p text:style-name="P4">
The court acknowledged that a dab, who is now 69 years old, on October 3, 1980, struck a bomb near the Synagogue of the Bomb, which was in a motorcycle bag. Four people were explosive and 38 were injured.</text:p>
      <text:p text:style-name="P4">
The court decided to condemn the diabetes in absentia to life imprisonment.</text:p>
      <text:p text:style-name="P4">
The accused refused to participate in court sessions. He does not consult himself.</text:p>
      <text:p text:style-name="P4">
Prime Minister Justin Trudeau has stated that his government "will look carefully at the background steps, to decide to take the French government, to make French courts."</text:p>
      <text:p text:style-name="P4">
"But we will always ... in defense of Canadians and their rights," he added.</text:p>
      <text:p text:style-name="P4">
Hassan Dab is a Livanets of Palestinian descent, who received Canadian civic in 1993 and taught sociology in Ottawa.</text:p>
      <text:p text:style-name="P4">
<text:span text:style-name="T4">
 Read also: </text:span>
 <text:a xlink:type="simple" xlink:href="https://www.ukrinform.ua/rubric-world/3697346-v-erusalimi-vnaslidok-teraktu-postrazdali-dvoe-colovikiv.html" text:style-name="Internet_20_link" text:visited-style-name="Visited_20_Internet_20_Link">
<text:span text:style-name="T4">
 terrorist </text:span>
</text:a>
As <text:a xlink:type="simple" xlink:href="https://www.ukrinform.ua/rubric-world/3691184-u-francii-pocavsa-proces-u-spravi-pro-terakt-bila-sinagogi-skoenij-1980-roku.html" text:style-name="Internet_20_link" text:visited-style-name="Visited_20_Internet_20_Link">
 </text:a>
Ukrinform, <text:a xlink:type="simple" xlink:href="https://www.ukrinform.ua/tag-kanada" text:style-name="Internet_20_link" text:visited-style-name="Visited_20_Internet_20_Link">
</text:a>
At the end of 2014, the diabetes member to France. He served three years in prison, but the judge decided to release him from arrest due to lack of evidence. After that, the diab returned to Canada.</text:p>
      <text:p text:style-name="P4">
In January 2021, the Court of Appeal of France ruled that the diab should have been awarded the court on terrorism.</text:p>
      <text:p text:style-name="P4">
News Source: <text:a xlink:type="simple" xlink:href="https://www.ukrinform.ua/rubric-world/3699391-profesora-z-kanadi-zaocno-zasudili-na-dovicne-za-terakt-u-parizi-1980-roku.html" text:style-name="Internet_20_link" text:visited-style-name="Visited_20_Internet_20_Link">
https://www.ukrinform.ua/rubric-world/3699391-profesora-z-kanadi-zaocno-zasudili-na-dovicne-za-terakt-u-parizi-1980-roku.html</text:a>
</text:p>
      <!--NEWS-->
      <text:h text:style-name="P10" text:outline-level="1">
<text:span text:style-name="T4">
Bakhmut Directio Rusian Army Shelled Rozdolivka, Vasukivka, Orikhovo-Vasylivka, Novomark ...</text:span>
</text:h>
      <text:p text:style-name="P4">
Authors: liveuamap (Language: en)</text:p>
      <text:p text:style-name="P4">
Time: 2023-04-22T-5:24:00</text:p>
      <text:p text:style-name="P4">
Location: Novhorods'ke, Donetsk Oblast (Latitude:48.33411 Longtitude:37.84653)</text:p>
      <text:p text:style-name="P4">
Videos: []</text:p>
      <text:p text:style-name="P4">
Images: []</text:p>
      <text:p text:style-name="P4">
Tags: ["Russia"]</text:p>
      <text:p text:style-name="P4">
Id: 22557892</text:p>
      <!--METADATA-->
      <text:p text:style-name="P4">
At Bakhmut Direction Russian Army Shelled Rozdolivka, Vasukivka, Orikhovo-Vasylivka, Novomarkove, Hryhorivka, Bakhmut, Ivaniv, Chaske, Chaske, Chaske, Chaske, Ivanivka Ne, Pivdenne andnew York of Donetsk Region, - General Staff of Armed Forces of Ukraine Says inthe morning report</text:p>
      <text:p text:style-name="P4">
News Collection Link:(https://liveuamap.com/en/2023/22-april-at-bakhmut-direction-russian-army-shelled-rozdolivka)</text:p>
      <text:p text:style-name="P4">
News Source: <text:a xlink:type="simple" xlink:href="https://t.me/lumsrc/4561" text:style-name="Internet_20_link" text:visited-style-name="Visited_20_Internet_20_Link">
https://t.me/lumsrc/4561</text:a>
</text:p>
      <!--NEWS-->
      <text:h text:style-name="P10" text:outline-level="1">
<text:span text:style-name="T4">
The Russian military fired a park in Kherson, there is a wounded</text:span>
</text:h>
      <text:p text:style-name="P4">
Authors: Ukrinform (Person)</text:p>
      <text:p text:style-name="P4">
Publisher: Укринформ (Organization)</text:p>
      <text:p text:style-name="P4">
Published Time: 2023-04-22T-61:00:00+03:00</text:p>
      <text:p text:style-name="P4">
Modified Time: 2023-04-22T20:00:00+03:00</text:p>
      <text:p text:style-name="P4">
Description: The Russian military on Saturday, April 22, was fired at one of Kherson's parks, a peaceful resident of a hostile fire. - Ukrinform.</text:p>
      <text:p text:style-name="P4">
Images: ["<text:a xlink:type="simple" xlink:href="https://static.ukrinform.com/photos/2023_04/thumb_files/630_360_1682182723-641.jpg" text:style-name="Internet_20_link" text:visited-style-name="Visited_20_Internet_20_Link">
630_360_16821...</text:a>
"]</text:p>
      <text:p text:style-name="P4">
Tags: ['Херсон', 'Обстріл', 'Парк', 'Війна з росією']</text:p>
      <text:p text:style-name="P4">
Type: Article</text:p>
      <!--METADATA-->
      <text:p text:style-name="P4">
<draw:frame draw:style-name="fr1" draw:name="Image46" text:anchor-type="as-char" svg:width="6.9236in" svg:height="3.956343in" draw:z-index="0">
<draw:image xlink:href="../Images/yкринформ/2023-04-22T-61-00-00-03-00/630_360_1682182723-641.jpg" xlink:type="simple" xlink:show="embed" xlink:actuate="onLoad" draw:mime-type="image/jpeg"/>
</draw:frame>
On Saturday, April 22, Russian fired one of Kherson's parks on Saturday, April 22, a peaceful resident of a hostile fire.</text:p>
      <text:p text:style-name="P4">
This was reported by the head of the prescription of the Kherson Regional Military Administration Alexander Tolokonnikov, Ukrinform reports with reference to <text:a xlink:type="simple" xlink:href="https://suspilne.media/453747-rosijski-vijskovi-obstrilali-odin-z-parkiv-hersona-poranenij-colovik/" text:style-name="Internet_20_link" text:visited-style-name="Visited_20_Internet_20_Link">
</text:a>
.</text:p>
      <text:p text:style-name="P4">
"Hit one of the coastal parks in <text:a xlink:type="simple" xlink:href="https://www.ukrinform.ua/tag-herson" text:style-name="Internet_20_link" text:visited-style-name="Visited_20_Internet_20_Link">
</text:a>
. The 46-year-old man was injured in the lower leg, as well as the headman of the head, "-said Ova representative.</text:p>
      <text:p text:style-name="P4">
The wounded was taken to the city hospital. He is provided with the necessary help.</text:p>
      <text:p text:style-name="P4">
<text:span text:style-name="T4">
 Read also: </text:span>
 <text:a xlink:type="simple" xlink:href="https://www.ukrinform.ua/rubric-regions/3699384-na-hersonsini-cerez-rosijsku-vibuhivku-zaginuv-civilnij.html" text:style-name="Internet_20_link" text:visited-style-name="Visited_20_Internet_20_Link">
<text:span text:style-name="T4">
 Kherson </text:span>
</text:a>
As reported <text:a xlink:type="simple" xlink:href="https://www.ukrinform.ua/rubric-regions/3699170-rosiani-za-dobu-45-raziv-obstrilali-hersonsinu.html" text:style-name="Internet_20_link" text:visited-style-name="Visited_20_Internet_20_Link">
</text:a>
, over the past 24 hours, the invaders were fired 45 times the Kherson region, releasing 235 units across its territory.</text:p>
      <text:p text:style-name="P4">
<text:span text:style-name="T5">
Foto: Kherson MBA / Telegram</text:span>
</text:p>
      <text:p text:style-name="P4">
News Source: <text:a xlink:type="simple" xlink:href="https://www.ukrinform.ua/rubric-ato/3699389-vijskovi-rf-obstrilali-park-u-hersoni-e-poranenij.html" text:style-name="Internet_20_link" text:visited-style-name="Visited_20_Internet_20_Link">
https://www.ukrinform.ua/rubric-ato/3699389-vijskovi-rf-obstrilali-park-u-hersoni-e-poranenij.html</text:a>
</text:p>
      <!--NEWS-->
      <text:h text:style-name="P10" text:outline-level="1">
<text:span text:style-name="T4">
Ukraine needs 10 times more weapons to end the war this year - the Foreign Ministry</text:span>
</text:h>
      <text:p text:style-name="P4">
Authors: Ukrinform (Person)</text:p>
      <text:p text:style-name="P4">
Publisher: Укринформ (Organization)</text:p>
      <text:p text:style-name="P4">
Published Time: 2023-04-22T-64:56:00+03:00</text:p>
      <text:p text:style-name="P4">
Modified Time: 2023-04-22T19:56:00+03:00</text:p>
      <text:p text:style-name="P4">
Description: Ukraine is grateful to the Allies for the military assistance provided, but to finish the war this year, the Armed Forces requires 10 times more weapons. - Ukrinform.</text:p>
      <text:p text:style-name="P4">
Images: ["<text:a xlink:type="simple" xlink:href="https://static.ukrinform.com/photos/2022_01/thumb_files/630_360_1642416721-518.jpg" text:style-name="Internet_20_link" text:visited-style-name="Visited_20_Internet_20_Link">
630_360_16424...</text:a>
"]</text:p>
      <text:p text:style-name="P4">
Tags: ['МЗС', 'Україна', 'Зброя']</text:p>
      <text:p text:style-name="P4">
Type: Article</text:p>
      <!--METADATA-->
      <text:p text:style-name="P4">
<draw:frame draw:style-name="fr1" draw:name="Image47" text:anchor-type="as-char" svg:width="6.9236in" svg:height="3.956343in" draw:z-index="0">
<draw:image xlink:href="../Images/yкринформ/2023-04-22T-64-56-00-03-00/630_360_1642416721-518.jpg" xlink:type="simple" xlink:show="embed" xlink:actuate="onLoad" draw:mime-type="image/jpeg"/>
</draw:frame>
Ukrainian and Operations for military assistance provided, but to finish the war this year, the Armed Forces requires 10 times more weapons.</text:p>
      <text:p text:style-name="P4">
The Deputy Minister of Foreign Affairs Andriy Melnyk reported about it in <text:a xlink:type="simple" xlink:href="http://twitter.com/MelnykAndrij/status/1649782042555498500" text:style-name="Internet_20_link" text:visited-style-name="Visited_20_Internet_20_Link">
</text:a>
, reports Ukrinform.</text:p>
      <text:p text:style-name="P4">
“We are grateful to our allies for military assistance. But this is not enough. Ukraine needs 10 times more to end the Russian aggression this year, ”Melnyk wrote.</text:p>
      <text:p text:style-name="P4">
He also urged partners to cross "Artificial Red Lines" and allocate 1% of GDPN's delivery <text:a xlink:type="simple" xlink:href="https://www.ukrinform.ua/tag-zbroa" text:style-name="Internet_20_link" text:visited-style-name="Visited_20_Internet_20_Link">
</text:a>
Ukraine.</text:p>
      <text:p text:style-name="P4">
<text:span text:style-name="T4">
 Read also: </text:span>
 <text:a xlink:type="simple" xlink:href="https://www.ukrinform.ua/rubric-ato/3699101-gensek-nato-pro-ramstajn-ukraina-teper-gotova-zvilniti-se-bilse-okupovanih-teritorij.html" text:style-name="Internet_20_link" text:visited-style-name="Visited_20_Internet_20_Link">
<text:span text:style-name="T4">
 Ramstein </text:span>
</text:a>
According to Ukrinform, US Defense Minister Lloyd Austin <text:a xlink:type="simple" xlink:href="https://www.ukrinform.ua/rubric-ato/3699004-kraini-formatu-ramstajn-postavili-v-ukrainu-ponad-230-tankiv-ostin.html" text:style-name="Internet_20_link" text:visited-style-name="Visited_20_Internet_20_Link">
</text:a>
On Friday, the participating countries of the Contact Group on Defense of Ukraine provided the Armed Forces of Ukraine, as well as thousands of units of other military equipment and ammunition and 55 billions. security assistance.</text:p>
      <text:p text:style-name="P4">
News Source: <text:a xlink:type="simple" xlink:href="https://www.ukrinform.ua/rubric-polytics/3699388-ukraini-potribno-u-10-raziv-bilse-zbroi-sob-zakinciti-vijnu-cogoric-mzs.html" text:style-name="Internet_20_link" text:visited-style-name="Visited_20_Internet_20_Link">
https://www.ukrinform.ua/rubric-polytics/3699388-ukraini-potribno-u-10-raziv-bilse-zbroi-sob-zakinciti-vijnu-cogoric-mzs.html</text:a>
</text:p>
      <!--NEWS-->
      <text:h text:style-name="P10" text:outline-level="1">
<text:span text:style-name="T4">
Ukrainian Filchakov reached the finals of the European Championship in Greco-Roman Wrestling</text:span>
</text:h>
      <text:p text:style-name="P4">
Authors: Ukrinform (Person)</text:p>
      <text:p text:style-name="P4">
Publisher: Укринформ (Organization)</text:p>
      <text:p text:style-name="P4">
Published Time: 2023-04-22T-66:55:59+03:00</text:p>
      <text:p text:style-name="P4">
Modified Time: 2023-04-22T19:55:59+03:00</text:p>
      <text:p text:style-name="P4">
Description: At the European Championships in Zagreb (Croatia), the primacy of Greco-Roman style is ongoing. - Ukrinform.</text:p>
      <text:p text:style-name="P4">
Images: ["<text:a xlink:type="simple" xlink:href="https://static.ukrinform.com/photos/2023_04/thumb_files/630_360_1682182517-278.jpg" text:style-name="Internet_20_link" text:visited-style-name="Visited_20_Internet_20_Link">
630_360_16821...</text:a>
"]</text:p>
      <text:p text:style-name="P4">
Tags: ['Греко-римська боротьба']</text:p>
      <text:p text:style-name="P4">
Type: Article</text:p>
      <!--METADATA-->
      <text:p text:style-name="P4">
<draw:frame draw:style-name="fr1" draw:name="Image48" text:anchor-type="as-char" svg:width="6.9236in" svg:height="3.956343in" draw:z-index="0">
<draw:image xlink:href="../Images/yкринформ/2023-04-22T-66-55-59-03-00/630_360_1682182517-278.jpg" xlink:type="simple" xlink:show="embed" xlink:actuate="onLoad" draw:mime-type="image/jpeg"/>
</draw:frame>
The European Homeland Wrestling in Zagreb(Croatia)The championship among the representatives of the Greco-Roman style continues.</text:p>
      <text:p text:style-name="P4">
The place on the pedestal of the competition was provided by the Ukrainian Yaroslav Filchakov, who was tried to the final of the weight category up to 82 kg, Ukrinform reports.</text:p>
      <text:p text:style-name="P4">
In the clash for "gold", the Filchakov will come together with Burhan Abudak from Turkey.</text:p>
      <text:p text:style-name="P4">
The chances of bronze awards keep Parvis Nasibov(67 kg)and Andrey Kulik(72 kg).</text:p>
      <text:p text:style-name="P4">
<text:span text:style-name="T4">
Читайте також:</text:span>
 <text:a xlink:type="simple" xlink:href="https://www.ukrinform.ua/rubric-sports/3699123-zinoca-zbirna-ukraini-z-borotbi-vigrala-komandnij-zalik-cempionatu-evropi.html" text:style-name="Internet_20_link" text:visited-style-name="Visited_20_Internet_20_Link">
 <text:span text:style-name="T4">
боротьби</text:span>
 </text:a>
The European Championship will end on April 23.</text:p>
      <text:p text:style-name="P4">
Photo: uww.org.</text:p>
      <text:p text:style-name="P4">
News Source: <text:a xlink:type="simple" xlink:href="https://www.ukrinform.ua/rubric-sports/3699386-ukrainec-filcakov-vijsov-u-final-cempionatu-evropi-z-grekorimskoi-borotbi.html" text:style-name="Internet_20_link" text:visited-style-name="Visited_20_Internet_20_Link">
https://www.ukrinform.ua/rubric-sports/3699386-ukrainec-filcakov-vijsov-u-final-cempionatu-evropi-z-grekorimskoi-borotbi.html</text:a>
</text:p>
      <!--NEWS-->
      <text:h text:style-name="P10" text:outline-level="1">
<text:span text:style-name="T4">
In Kherson region, a civilian died through Russian explosive</text:span>
</text:h>
      <text:p text:style-name="P4">
Authors: Ukrinform (Person)</text:p>
      <text:p text:style-name="P4">
Publisher: Укринформ (Organization)</text:p>
      <text:p text:style-name="P4">
Published Time: 2023-04-22T-68:53:00+03:00</text:p>
      <text:p text:style-name="P4">
Modified Time: 2023-04-22T19:53:00+03:00</text:p>
      <text:p text:style-name="P4">
Description: A 30-year-old peaceful resident was killed in the Greater Alexander community of Kherson region. - Ukrinform.</text:p>
      <text:p text:style-name="P4">
Images: ["<text:a xlink:type="simple" xlink:href="https://static.ukrinform.com/photos/2021_12/thumb_files/630_360_1640330796-210.jpeg" text:style-name="Internet_20_link" text:visited-style-name="Visited_20_Internet_20_Link">
630_360_16403...</text:a>
"]</text:p>
      <text:p text:style-name="P4">
Tags: ['Херсонщина', 'Вибухівка', 'Загибель', 'Війна з росією']</text:p>
      <text:p text:style-name="P4">
Type: Article</text:p>
      <!--METADATA-->
      <text:p text:style-name="P4">
<draw:frame draw:style-name="fr1" draw:name="Image49" text:anchor-type="as-char" svg:width="6.9236in" svg:height="3.956343in" draw:z-index="0">
<draw:image xlink:href="../Images/yкринформ/2023-04-22T-68-53-00-03-00/630_360_1640330796-210.jpeg" xlink:type="simple" xlink:show="embed" xlink:actuate="onLoad" draw:mime-type="image/jpeg"/>
</draw:frame>
A 30-year-old peaceful resident was killed by a 30-year-old resident.</text:p>
      <text:p text:style-name="P4">
According to Ukrinform, the Kherson Regional Military Administration reported in <text:a xlink:type="simple" xlink:href="https://t.me/khersonskaODA/5332" text:style-name="Internet_20_link" text:visited-style-name="Visited_20_Internet_20_Link">
</text:a>
.</text:p>
      <text:p text:style-name="P4">
According to Ova, the man came across an explosive object on the river bank between the villages of David Brid and the White. The victim was injured, incompatible with life.</text:p>
      <text:p text:style-name="P4">
The regional administration urges citizens to remember that <text:a xlink:type="simple" xlink:href="https://www.ukrinform.ua/tag-mina" text:style-name="Internet_20_link" text:visited-style-name="Visited_20_Internet_20_Link">
</text:a>
The danger in the Kherson region is extremely high. The area of high danger is the coast of reservoirs, fields, forest strips, roadsides and wasteland.</text:p>
      <text:p text:style-name="P4">
<text:span text:style-name="T4">
 Read also: </text:span>
 <text:a xlink:type="simple" xlink:href="https://www.ukrinform.ua/rubric-regions/3697559-u-centri-balaklii-zinka-nastupila-na-minupelustku.html" text:style-name="Internet_20_link" text:visited-style-name="Visited_20_Internet_20_Link">
</text:a>
As reported <text:a xlink:type="simple" xlink:href="https://www.ukrinform.ua/rubric-regions/3699357-na-mikolaivsini-gribnik-pidirvavsa-na-mini.html" text:style-name="Internet_20_link" text:visited-style-name="Visited_20_Internet_20_Link">
</text:a>
, in the Nikolaev area, Namini exploded the mushroom, a man of mine-explosive injuries.</text:p>
      <text:p text:style-name="P4">
News Source: <text:a xlink:type="simple" xlink:href="https://www.ukrinform.ua/rubric-regions/3699384-na-hersonsini-cerez-rosijsku-vibuhivku-zaginuv-civilnij.html" text:style-name="Internet_20_link" text:visited-style-name="Visited_20_Internet_20_Link">
https://www.ukrinform.ua/rubric-regions/3699384-na-hersonsini-cerez-rosijsku-vibuhivku-zaginuv-civilnij.html</text:a>
</text:p>
      <!--NEWS-->
      <text:h text:style-name="P10" text:outline-level="1">
<text:span text:style-name="T4">
JSC Avdiivka Directiones Rusian Army Shelled Novokalin, Steppe, Avdiivka, Tonyne, First ...</text:span>
</text:h>
      <text:p text:style-name="P4">
Authors: liveuamap (Language: en)</text:p>
      <text:p text:style-name="P4">
Time: 2023-04-22T-7:24:00</text:p>
      <text:p text:style-name="P4">
Location: Avdiyivka (Latitude:48.2488 Longtitude:37.6898)</text:p>
      <text:p text:style-name="P4">
Videos: []</text:p>
      <text:p text:style-name="P4">
Images: []</text:p>
      <text:p text:style-name="P4">
Tags: ["Russia"]</text:p>
      <text:p text:style-name="P4">
Id: 22557883</text:p>
      <!--METADATA-->
      <text:p text:style-name="P4">
At Avdiyivka directions Russian army shelled Novokalynove, Stepove, Avdiyivka,Tonenke, Pervomayske, Nevelske of Donetsk region, - General Staff of ArmedForces of Ukraine says in the morning report</text:p>
      <text:p text:style-name="P4">
News Collection Link: <text:a xlink:type="simple" xlink:href="https://liveuamap.com/en/2023/22-april-at-avdiyivka-directions-russian-army-shelled-novokalynove" text:style-name="Internet_20_link" text:visited-style-name="Visited_20_Internet_20_Link">
https://liveuamap.com/en/2023/22-april-at-avdiyivka-directions-russian-army-shelled-novokalynove</text:a>
</text:p>
      <text:p text:style-name="P4">
News Source: <text:a xlink:type="simple" xlink:href="https://t.me/lumsrc/4562" text:style-name="Internet_20_link" text:visited-style-name="Visited_20_Internet_20_Link">
https://t.me/lumsrc/4562</text:a>
</text:p>
      <!--NEWS-->
      <text:h text:style-name="P10" text:outline-level="1">
<text:span text:style-name="T4">
At Maryinka direction Russian army shelled Krasnohorivka, Maryinka, Pobyeda and Novomykhayliv...</text:span>
</text:h>
      <text:p text:style-name="P4">
Authors: liveuamap (Language: en)</text:p>
      <text:p text:style-name="P4">
Time: 2023-04-22T-9:24:00</text:p>
      <text:p text:style-name="P4">
Location: Donetsk (Latitude:47.84911 Longtitude:37.49067)</text:p>
      <text:p text:style-name="P4">
Videos: []</text:p>
      <text:p text:style-name="P4">
Images: []</text:p>
      <text:p text:style-name="P4">
Tags: ["Russia"]</text:p>
      <text:p text:style-name="P4">
Id: 22557881</text:p>
      <!--METADATA-->
      <text:p text:style-name="P4">
At Maryinka direction Russian army shelled Krasnohorivka, Maryinka, Pobyedaand Novomykhaylivka of Donetsk region, - General Staff of Armed Forces ofUkraine says in the morning report</text:p>
      <text:p text:style-name="P4">
News Collection Link: <text:a xlink:type="simple" xlink:href="https://liveuamap.com/en/2023/22-april-at-maryinka-direction-russian-army-shelled-krasnohorivka" text:style-name="Internet_20_link" text:visited-style-name="Visited_20_Internet_20_Link">
https://liveuamap.com/en/2023/22-april-at-maryinka-direction-russian-army-shelled-krasnohorivka</text:a>
</text:p>
      <text:p text:style-name="P4">
News Source: <text:a xlink:type="simple" xlink:href="https://t.me/lumsrc/4563" text:style-name="Internet_20_link" text:visited-style-name="Visited_20_Internet_20_Link">
https://t.me/lumsrc/4563</text:a>
</text:p>
      <!--NEWS-->
      <text:h text:style-name="P10" text:outline-level="1">
<text:span text:style-name="T4">
1 person killed as result of shelling in Ocheretyne</text:span>
</text:h>
      <text:p text:style-name="P4">
Authors: liveuamap (Language: en)</text:p>
      <text:p text:style-name="P4">
Time: 2023-04-22T02:50:00</text:p>
      <text:p text:style-name="P4">
Location: Ocheretyne, Donetsk Oblast (Latitude:48.24388 Longtitude:37.61238)</text:p>
      <text:p text:style-name="P4">
Videos: []</text:p>
      <text:p text:style-name="P4">
Images: ["<text:a xlink:type="simple" xlink:href="https://liveuamap.com/pics/2023/04/22/22557908_0.jpg" text:style-name="Internet_20_link" text:visited-style-name="Visited_20_Internet_20_Link">
22557908_0.jpg</text:a>
", "<text:a xlink:type="simple" xlink:href="https://liveuamap.com/pics/2023/04/22/22557908_1.jpg" text:style-name="Internet_20_link" text:visited-style-name="Visited_20_Internet_20_Link">
22557908_1.jpg</text:a>
", "<text:a xlink:type="simple" xlink:href="https://liveuamap.com/pics/2023/04/22/22557908_2.jpg" text:style-name="Internet_20_link" text:visited-style-name="Visited_20_Internet_20_Link">
22557908_2.jpg</text:a>
", "<text:a xlink:type="simple" xlink:href="https://liveuamap.com/pics/2023/04/22/22557908_3.jpg" text:style-name="Internet_20_link" text:visited-style-name="Visited_20_Internet_20_Link">
22557908_3.jpg</text:a>
", "<text:a xlink:type="simple" xlink:href="https://liveuamap.com/pics/2023/04/22/22557908_4.jpg" text:style-name="Internet_20_link" text:visited-style-name="Visited_20_Internet_20_Link">
22557908_4.jpg</text:a>
", "<text:a xlink:type="simple" xlink:href="https://liveuamap.com/pics/2023/04/22/22557908_5.jpg" text:style-name="Internet_20_link" text:visited-style-name="Visited_20_Internet_20_Link">
22557908_5.jpg</text:a>
", "<text:a xlink:type="simple" xlink:href="https://liveuamap.com/pics/2023/04/22/22557908_6.jpg" text:style-name="Internet_20_link" text:visited-style-name="Visited_20_Internet_20_Link">
22557908_6.jpg</text:a>
", "<text:a xlink:type="simple" xlink:href="https://liveuamap.com/pics/2023/04/22/22557908_7.jpg" text:style-name="Internet_20_link" text:visited-style-name="Visited_20_Internet_20_Link">
22557908_7.jpg</text:a>
"]</text:p>
      <text:p text:style-name="P4">
Tags: ["Minsk Monitor", "Europe"]</text:p>
      <text:p text:style-name="P4">
Id: 22557908</text:p>
      <!--METADATA-->
      <text:p text:style-name="P4">
1 person killed as result of shelling in Ocheretyne</text:p>
      <text:p text:style-name="P4">
<draw:frame draw:style-name="fr1" draw:name="Image50" text:anchor-type="as-char" svg:width="6.9236in" svg:height="5.1927in" draw:z-index="0">
<draw:image xlink:href="../Images/liveuamap/2023-04-22T02-50-00/22557908_0.jpg" xlink:type="simple" xlink:show="embed" xlink:actuate="onLoad" draw:mime-type="image/jpeg"/>
</draw:frame>
<draw:frame draw:style-name="fr1" draw:name="Image51" text:anchor-type="as-char" svg:width="6.9236in" svg:height="9.231467in" draw:z-index="0">
<draw:image xlink:href="../Images/liveuamap/2023-04-22T02-50-00/22557908_1.jpg" xlink:type="simple" xlink:show="embed" xlink:actuate="onLoad" draw:mime-type="image/jpeg"/>
</draw:frame>
<draw:frame draw:style-name="fr1" draw:name="Image52" text:anchor-type="as-char" svg:width="6.9236in" svg:height="5.1927in" draw:z-index="0">
<draw:image xlink:href="../Images/liveuamap/2023-04-22T02-50-00/22557908_2.jpg" xlink:type="simple" xlink:show="embed" xlink:actuate="onLoad" draw:mime-type="image/jpeg"/>
</draw:frame>
<draw:frame draw:style-name="fr1" draw:name="Image53" text:anchor-type="as-char" svg:width="6.9236in" svg:height="5.1927in" draw:z-index="0">
<draw:image xlink:href="../Images/liveuamap/2023-04-22T02-50-00/22557908_3.jpg" xlink:type="simple" xlink:show="embed" xlink:actuate="onLoad" draw:mime-type="image/jpeg"/>
</draw:frame>
<draw:frame draw:style-name="fr1" draw:name="Image54" text:anchor-type="as-char" svg:width="6.9236in" svg:height="5.1927in" draw:z-index="0">
<draw:image xlink:href="../Images/liveuamap/2023-04-22T02-50-00/22557908_4.jpg" xlink:type="simple" xlink:show="embed" xlink:actuate="onLoad" draw:mime-type="image/jpeg"/>
</draw:frame>
<draw:frame draw:style-name="fr1" draw:name="Image55" text:anchor-type="as-char" svg:width="6.9236in" svg:height="9.231467in" draw:z-index="0">
<draw:image xlink:href="../Images/liveuamap/2023-04-22T02-50-00/22557908_5.jpg" xlink:type="simple" xlink:show="embed" xlink:actuate="onLoad" draw:mime-type="image/jpeg"/>
</draw:frame>
<draw:frame draw:style-name="fr1" draw:name="Image56" text:anchor-type="as-char" svg:width="6.9236in" svg:height="9.262341in" draw:z-index="0">
<draw:image xlink:href="../Images/liveuamap/2023-04-22T02-50-00/22557908_6.jpg" xlink:type="simple" xlink:show="embed" xlink:actuate="onLoad" draw:mime-type="image/jpeg"/>
</draw:frame>
<draw:frame draw:style-name="fr1" draw:name="Image57" text:anchor-type="as-char" svg:width="6.9236in" svg:height="9.262341in" draw:z-index="0">
<draw:image xlink:href="../Images/liveuamap/2023-04-22T02-50-00/22557908_7.jpg" xlink:type="simple" xlink:show="embed" xlink:actuate="onLoad" draw:mime-type="image/jpeg"/>
</draw:frame>
News Collection Link: <text:a xlink:type="simple" xlink:href="https://liveuamap.com/en/2023/22-april-1-person-killed-as-result-of-shelling-in-ocheretyne" text:style-name="Internet_20_link" text:visited-style-name="Visited_20_Internet_20_Link">
https://liveuamap.com/en/2023/22-april-1-person-killed-as-result-of-shelling-in-ocheretyne</text:a>
</text:p>
      <text:p text:style-name="P4">
News Source: <text:a xlink:type="simple" xlink:href="https://t.me/pavlokyrylenko_donoda/7651" text:style-name="Internet_20_link" text:visited-style-name="Visited_20_Internet_20_Link">
https://t.me/pavlokyrylenko_donoda/7651</text:a>
</text:p>
      <!--NEWS-->
      <text:h text:style-name="P10" text:outline-level="1">
<text:span text:style-name="T4">
3 villages in Kursk region without power as result of shelling</text:span>
</text:h>
      <text:p text:style-name="P4">
Authors: liveuamap (Language: en)</text:p>
      <text:p text:style-name="P4">
Time: 2023-04-22T02:55:33</text:p>
      <text:p text:style-name="P4">
Location: Krupets, Kursk (Latitude:51.67128 Longtitude:34.22705)</text:p>
      <text:p text:style-name="P4">
Videos: []</text:p>
      <text:p text:style-name="P4">
Images: []</text:p>
      <text:p text:style-name="P4">
Tags: ["Russia", "Central and Eastern Europe"]</text:p>
      <text:p text:style-name="P4">
Id: 22557802</text:p>
      <!--METADATA-->
      <text:p text:style-name="P4">
3 villages in Kursk region without power as result of shelling</text:p>
      <text:p text:style-name="P4">
News Collection Link: <text:a xlink:type="simple" xlink:href="https://liveuamap.com/en/2023/22-april-3-villages-in-kursk-region-without-power-as-result" text:style-name="Internet_20_link" text:visited-style-name="Visited_20_Internet_20_Link">
https://liveuamap.com/en/2023/22-april-3-villages-in-kursk-region-without-power-as-result</text:a>
</text:p>
      <text:p text:style-name="P4">
News Source: <text:a xlink:type="simple" xlink:href="https://t.me/interfaxonline/31563" text:style-name="Internet_20_link" text:visited-style-name="Visited_20_Internet_20_Link">
https://t.me/interfaxonline/31563</text:a>
</text:p>
      <!--NEWS-->
      <text:h text:style-name="P10" text:outline-level="1">
<text:span text:style-name="T4">
Russian Su-35 conducted air strike at Orlykivka village of Chernihiv region overnight</text:span>
</text:h>
      <text:p text:style-name="P4">
Authors: liveuamap (Language: en)</text:p>
      <text:p text:style-name="P4">
Time: 2023-04-22T03:12:02</text:p>
      <text:p text:style-name="P4">
Location: Chernihiv (Latitude:52.06853 Longtitude:32.41465)</text:p>
      <text:p text:style-name="P4">
Videos: []</text:p>
      <text:p text:style-name="P4">
Images: []</text:p>
      <text:p text:style-name="P4">
Tags: ["Europe", "Central and Eastern Europe"]</text:p>
      <text:p text:style-name="P4">
Id: 22557817</text:p>
      <!--METADATA-->
      <text:p text:style-name="P4">
Russian Su-35 conducted air strike at Orlykivka village of Chernihiv regionovernight</text:p>
      <text:p text:style-name="P4">
News Collection Link: <text:a xlink:type="simple" xlink:href="https://liveuamap.com/en/2023/22-april-russian-su35-conducted-air-strike-at-orlykivka-village" text:style-name="Internet_20_link" text:visited-style-name="Visited_20_Internet_20_Link">
https://liveuamap.com/en/2023/22-april-russian-su35-conducted-air-strike-at-orlykivka-village</text:a>
</text:p>
      <text:p text:style-name="P4">
News Source: <text:a xlink:type="simple" xlink:href="https://t.me/liganet/26437" text:style-name="Internet_20_link" text:visited-style-name="Visited_20_Internet_20_Link">
https://t.me/liganet/26437</text:a>
</text:p>
      <!--NEWS-->
      <text:h text:style-name="P10" text:outline-level="1">
<text:span text:style-name="T4">
Air defense was active in Crimea, - according to occupation authorities</text:span>
</text:h>
      <text:p text:style-name="P4">
Authors: liveuamap (Language: en)</text:p>
      <text:p text:style-name="P4">
Time: 2023-04-22T03:16:26</text:p>
      <text:p text:style-name="P4">
Location: Simferopol, Crimea (Latitude:44.95071 Longtitude:34.10877)</text:p>
      <text:p text:style-name="P4">
Videos: []</text:p>
      <text:p text:style-name="P4">
Images: []</text:p>
      <text:p text:style-name="P4">
Tags: ["Europe", "Central and Eastern Europe"]</text:p>
      <text:p text:style-name="P4">
Id: 22557826</text:p>
      <!--METADATA-->
      <text:p text:style-name="P4">
Air defense was active in Crimea, - according to occupation authorities</text:p>
      <text:p text:style-name="P4">
News Collection Link: <text:a xlink:type="simple" xlink:href="https://liveuamap.com/en/2023/22-april-air-defense-was-active-in-crimea--according-to-occupation" text:style-name="Internet_20_link" text:visited-style-name="Visited_20_Internet_20_Link">
https://liveuamap.com/en/2023/22-april-air-defense-was-active-in-crimea--according-to-occupation</text:a>
</text:p>
      <text:p text:style-name="P4">
News Source: <text:a xlink:type="simple" xlink:href="https://t.me/bbbreaking/153559" text:style-name="Internet_20_link" text:visited-style-name="Visited_20_Internet_20_Link">
https://t.me/bbbreaking/153559</text:a>
</text:p>
      <!--NEWS-->
      <text:h text:style-name="P10" text:outline-level="1">
<text:span text:style-name="T4">
At Sivershchyna and Slobozhanschyna directions Russian army shelled Leonivka and Hremyach of ...</text:span>
</text:h>
      <text:p text:style-name="P4">
Authors: liveuamap (Language: en)</text:p>
      <text:p text:style-name="P4">
Time: 2023-04-22T03:24:00</text:p>
      <text:p text:style-name="P4">
Location: Kupiansk (Latitude:50.29789 Longtitude:37.03053)</text:p>
      <text:p text:style-name="P4">
Videos: []</text:p>
      <text:p text:style-name="P4">
Images: []</text:p>
      <text:p text:style-name="P4">
Tags: ["Russia"]</text:p>
      <text:p text:style-name="P4">
Id: 22557907</text:p>
      <!--METADATA-->
      <text:p text:style-name="P4">
At Sivershchyna and Slobozhanschyna directions Russian army shelled Leonivkaand Hremyach of Chernihiv region; Shalyhyne, Volfyne and Kindrativka of Sumyregion, also Hoptivka and Vovchanski Khutory of Kharkiv region, - GeneralStaff of Armed Forces of Ukraine says in the morning report</text:p>
      <text:p text:style-name="P4">
News Collection Link: <text:a xlink:type="simple" xlink:href="https://liveuamap.com/en/2023/22-april-at-sivershchyna-and-slobozhanschyna-directions-russian" text:style-name="Internet_20_link" text:visited-style-name="Visited_20_Internet_20_Link">
https://liveuamap.com/en/2023/22-april-at-sivershchyna-and-slobozhanschyna-directions-russian</text:a>
</text:p>
      <text:p text:style-name="P4">
News Source: <text:a xlink:type="simple" xlink:href="https://t.me/lumsrc/4558" text:style-name="Internet_20_link" text:visited-style-name="Visited_20_Internet_20_Link">
https://t.me/lumsrc/4558</text:a>
</text:p>
      <!--NEWS-->
      <text:h text:style-name="P10" text:outline-level="1">
<text:span text:style-name="T4">
Russian forces conducting offensive actions at Lyman, Bakhmut, Avdiivka and Maryinka directio...</text:span>
</text:h>
      <text:p text:style-name="P4">
Authors: liveuamap (Language: en)</text:p>
      <text:p text:style-name="P4">
Time: 2023-04-22T03:38:08</text:p>
      <text:p text:style-name="P4">
Location: Marinka, Donetsk Oblast (Latitude:47.76933000 Longtitude:37.24709000)</text:p>
      <text:p text:style-name="P4">
Videos: []</text:p>
      <text:p text:style-name="P4">
Images: []</text:p>
      <text:p text:style-name="P4">
Tags: ["Russia"]</text:p>
      <text:p text:style-name="P4">
Id: 22557871</text:p>
      <!--METADATA-->
      <text:p text:style-name="P4">
Russian forces conducting offensive actions at Lyman, Bakhmut, Avdiivka andMaryinka directions. Ukrainian military repelled 53 Russian attacks. Russianforces attempting to advance near Lyman Pershyy, Bilohorivka at Lyman axis,Bakhmut, Hryhorivka and Bohdanivka, Novokalynove, Stepove, Pervomayske andNevelske, Maryinka, Vuhledar, - General Staff of Armed Forces of Ukraine saysin the morning report</text:p>
      <text:p text:style-name="P4">
News Collection Link: <text:a xlink:type="simple" xlink:href="https://liveuamap.com/en/2023/22-april-russian-forces-conducting-offensive-actions-at-lyman" text:style-name="Internet_20_link" text:visited-style-name="Visited_20_Internet_20_Link">
https://liveuamap.com/en/2023/22-april-russian-forces-conducting-offensive-actions-at-lyman</text:a>
</text:p>
      <text:p text:style-name="P4">
News Source: <text:a xlink:type="simple" xlink:href="https://t.me/lumsrc/4566" text:style-name="Internet_20_link" text:visited-style-name="Visited_20_Internet_20_Link">
https://t.me/lumsrc/4566</text:a>
</text:p>
      <!--NEWS-->
      <text:h text:style-name="P10" text:outline-level="1">
<text:span text:style-name="T4">
Evacuation of district in Belgorod, due to explosive device(a bomb) found on the site of Su-3...</text:span>
</text:h>
      <text:p text:style-name="P4">
Authors: liveuamap (Language: en)</text:p>
      <text:p text:style-name="P4">
Time: 2023-04-22T06:01:58</text:p>
      <text:p text:style-name="P4">
Location: Belgorod (Latitude:50.55674 Longtitude:36.5628)</text:p>
      <text:p text:style-name="P4">
Videos: []</text:p>
      <text:p text:style-name="P4">
Images: []</text:p>
      <text:p text:style-name="P4">
Tags: ["Russia"]</text:p>
      <text:p text:style-name="P4">
Id: 22557914</text:p>
      <!--METADATA-->
      <text:p text:style-name="P4">
Evacuation of district in Belgorod, due to explosive device(a bomb)found onthe site of Su-34 dropped a bomb</text:p>
      <text:p text:style-name="P4">
News Collection Link: <text:a xlink:type="simple" xlink:href="https://liveuamap.com/en/2023/22-april-evacuation-of-district-in-belgorod-due-to-explosive" text:style-name="Internet_20_link" text:visited-style-name="Visited_20_Internet_20_Link">
https://liveuamap.com/en/2023/22-april-evacuation-of-district-in-belgorod-due-to-explosive</text:a>
</text:p>
      <text:p text:style-name="P4">
News Source: <text:a xlink:type="simple" xlink:href="https://t.me/rusbrief/111157" text:style-name="Internet_20_link" text:visited-style-name="Visited_20_Internet_20_Link">
https://t.me/rusbrief/111157</text:a>
</text:p>
      <!--NEWS-->
      <text:h text:style-name="P10" text:outline-level="1">
<text:span text:style-name="T4">
Ukrainian Yulia Starodubtseva stopped at the Quarter Finals of the ITF tournament in the United States</text:span>
</text:h>
      <text:p text:style-name="P4">
Authors: Ukrinform (Person)</text:p>
      <text:p text:style-name="P4">
Publisher: Укринформ (Organization)</text:p>
      <text:p text:style-name="P4">
Published Time: 2023-04-22T08:58:00+03:00</text:p>
      <text:p text:style-name="P4">
Modified Time: 2023-04-22T08:58:00+03:00</text:p>
      <text:p text:style-name="P4">
Description: Ukrainian tennis player Yulia Starodubtseva stuck a racket after the 1/4 finals of ITF competitions in the US city of Zefirgls with a $ 25,000 prize fund. - Ukrinform.</text:p>
      <text:p text:style-name="P4">
Images: ["<text:a xlink:type="simple" xlink:href="https://static.ukrinform.com/photos/2023_04/thumb_files/630_360_1682142417-837.jpg" text:style-name="Internet_20_link" text:visited-style-name="Visited_20_Internet_20_Link">
630_360_16821...</text:a>
"]</text:p>
      <text:p text:style-name="P4">
Tags: ['США', 'Теніс', 'Україна', 'Жінки']</text:p>
      <text:p text:style-name="P4">
Type: Article</text:p>
      <!--METADATA-->
      <text:p text:style-name="P4">
<draw:frame draw:style-name="fr1" draw:name="Image58" text:anchor-type="as-char" svg:width="6.9236in" svg:height="3.956343in" draw:z-index="0">
<draw:image xlink:href="../Images/yкринформ/2023-04-22T08-58-00-03-00/630_360_1682142417-837.jpg" xlink:type="simple" xlink:show="embed" xlink:actuate="onLoad" draw:mime-type="image/jpeg"/>
</draw:frame>
Ukrainian -year -old Yulia Starodubtseva mowed a racket after 1/4 of the ITF in the American city of Zefirgills with a $ 25,000 prize fund.</text:p>
      <text:p text:style-name="P4">
23-year-old native of a new kakhovka(№617 WTA)In the intense struggle gave way to three parties more highly rating Makenni Jones(487)From the USA, reports Ukrinform.</text:p>
      <text:p text:style-name="P4">
The result of the match is 6: 4, 4: 6, 4: 6.</text:p>
      <text:p text:style-name="P4">
<text:span text:style-name="T4">
 Read also: </text:span>
 <text:a xlink:type="simple" xlink:href="https://www.ukrinform.ua/rubric-sports/3699051-ukrainka-zavacka-vijsla-do-pivfinalu-turniru-itf-v-italii-obigravsi-rosianku.html" text:style-name="Internet_20_link" text:visited-style-name="Visited_20_Internet_20_Link">
</text:a>
As it was reported, in the previous match, Julia won the sixth "racket" of Kudashav tournament(neutral status, 395)- 7: 5, 6: 2.</text:p>
      <text:p text:style-name="P4">
Photo: Tennisua.org.</text:p>
      <text:p text:style-name="P4">
News Source: <text:a xlink:type="simple" xlink:href="https://www.ukrinform.ua/rubric-sports/3699173-ukrainka-ulia-starodubceva-zupinilasa-u-cvertfinalu-turniru-itf-u-ssa.html" text:style-name="Internet_20_link" text:visited-style-name="Visited_20_Internet_20_Link">
https://www.ukrinform.ua/rubric-sports/3699173-ukrainka-ulia-starodubceva-zupinilasa-u-cvertfinalu-turniru-itf-u-ssa.html</text:a>
</text:p>
      <!--NEWS-->
      <text:h text:style-name="P10" text:outline-level="1">
<text:span text:style-name="T4">
The memory of the National Guard Dmitry Neumat</text:span>
</text:h>
      <text:p text:style-name="P4">
Authors: Ukrinform (Person)</text:p>
      <text:p text:style-name="P4">
Publisher: Укринформ (Organization)</text:p>
      <text:p text:style-name="P4">
Published Time: 2023-04-22T09:00:00+03:00</text:p>
      <text:p text:style-name="P4">
Modified Time: 2023-04-22T09:00:00+03:00</text:p>
      <text:p text:style-name="P4">
Description: The headquarters together with the brothers heroically kept defense at Azovstal</text:p>
      <text:p text:style-name="P4">
— Укрінформ.: </text:p>
      <text:p text:style-name="P4">
Images: ["<text:a xlink:type="simple" xlink:href="https://static.ukrinform.com/photos/2023_04/thumb_files/630_360_1681553665-188.jpg" text:style-name="Internet_20_link" text:visited-style-name="Visited_20_Internet_20_Link">
630_360_16815...</text:a>
", "<text:a xlink:type="simple" xlink:href="https://static.ukrinform.com/photos/2023_04/1681556601-115.jpg" text:style-name="Internet_20_link" text:visited-style-name="Visited_20_Internet_20_Link">
1681556601-11...</text:a>
", "<text:a xlink:type="simple" xlink:href="https://static.ukrinform.com/photos/2023_04/1681554714-952.jpg" text:style-name="Internet_20_link" text:visited-style-name="Visited_20_Internet_20_Link">
1681554714-95...</text:a>
", "<text:a xlink:type="simple" xlink:href="https://static.ukrinform.com/photos/2023_04/1681553665-949.jpg" text:style-name="Internet_20_link" text:visited-style-name="Visited_20_Internet_20_Link">
1681553665-94...</text:a>
", "<text:a xlink:type="simple" xlink:href="https://static.ukrinform.com/photos/2023_04/1681553665-106.jpg" text:style-name="Internet_20_link" text:visited-style-name="Visited_20_Internet_20_Link">
1681553665-10...</text:a>
", "<text:a xlink:type="simple" xlink:href="https://static.ukrinform.com/photos/2023_04/1681553665-521.jpg" text:style-name="Internet_20_link" text:visited-style-name="Visited_20_Internet_20_Link">
1681553665-52...</text:a>
", "<text:a xlink:type="simple" xlink:href="https://static.ukrinform.com/photos/2023_04/1681553664-415.jpg" text:style-name="Internet_20_link" text:visited-style-name="Visited_20_Internet_20_Link">
1681553664-41...</text:a>
", "<text:a xlink:type="simple" xlink:href="https://static.ukrinform.com/photos/2023_04/1681553664-706.jpg" text:style-name="Internet_20_link" text:visited-style-name="Visited_20_Internet_20_Link">
1681553664-70...</text:a>
"]</text:p>
      <text:p text:style-name="P4">
Tags: ["Пам'ять", 'Війна з росією', '#stoprussia']</text:p>
      <text:p text:style-name="P4">
Type: Article</text:p>
      <!--METADATA-->
      <text:p text:style-name="P4">
<draw:frame draw:style-name="fr1" draw:name="Image59" text:anchor-type="as-char" svg:width="6.9236in" svg:height="3.956343in" draw:z-index="0">
<draw:image xlink:href="../Images/yкринформ/2023-04-22T09-00-00-03-00/630_360_1681553665-188.jpg" xlink:type="simple" xlink:show="embed" xlink:actuate="onLoad" draw:mime-type="image/jpeg"/>
</draw:frame>
The headquarters together with the brothers heroically kept defense at Azovstal</text:p>
      <text:p text:style-name="P4">
The defender of Azovstali, a fighter of the National Guard of Ukraine Headquarters Dmitrynejat died on April 19, 2022. The reliable circumstances of his death are unknown. It was 29 years old.</text:p>
      <text:p text:style-name="P4">
Dmitry was born on October 26, 1992 in Kryvyi Rih, and studied - the Bryvyi Rih comprehensive school № 52. In 2008, the guy graduated from the school Ivstu at the Kryvyi Rih Technical College of the National Metallurgical Academy of Ukraine. In 2013, he served in the army in Rivne, and in 2014 became the NSU.</text:p>
      <text:p text:style-name="P4">
<draw:frame draw:style-name="fr1" draw:name="Image60" text:anchor-type="as-char" svg:width="5.19389in" svg:height="10.0in" draw:z-index="0">
<draw:image xlink:href="../Images/yкринформ/2023-04-22T09-00-00-03-00/1681556601-115.jpg" xlink:type="simple" xlink:show="embed" xlink:actuate="onLoad" draw:mime-type="image/jpeg"/>
</draw:frame>
In 2019, the man won the candidate for the masters of sports in the shooting of anzboy weapon. The National Guard fighter traveled to the shooting championships once a year.</text:p>
      <text:p text:style-name="P4">
<draw:frame draw:style-name="fr1" draw:name="Image61" text:anchor-type="as-char" svg:width="6.9236in" svg:height="3.4618in" draw:z-index="0">
<draw:image xlink:href="../Images/yкринформ/2023-04-22T09-00-00-03-00/1681554714-952.jpg" xlink:type="simple" xlink:show="embed" xlink:actuate="onLoad" draw:mime-type="image/jpeg"/>
</draw:frame>
<text:span text:style-name="T5">
Foto: Military unit 3011 of the National Guard of Ukraine</text:span>
</text:p>
      <text:p text:style-name="P4">
And also Dmitry loved his work very much, she was his hobby. The service was handing all himself.</text:p>
      <text:p text:style-name="P4">
On February 8, 2022, Dmitry went to Mariupol. He has been a city from the beginning of a full -scale war with Russia.</text:p>
      <text:p text:style-name="P4">
<draw:frame draw:style-name="fr1" draw:name="Image62" text:anchor-type="as-char" svg:width="6.9236in" svg:height="6.9236in" draw:z-index="0">
<draw:image xlink:href="../Images/yкринформ/2023-04-22T09-00-00-03-00/1681553665-949.jpg" xlink:type="simple" xlink:show="embed" xlink:actuate="onLoad" draw:mime-type="image/jpeg"/>
</draw:frame>
"This was the first to call me on February 24 and said that it began full -scale. Soon he began to disappear with him, and the last time he called me on April 19 - congratulated on his birthday ...</text:p>
      <text:p text:style-name="P4">
However, the death of a man became known only on July 30, 2022.</text:p>
      <text:p text:style-name="P4">
In the last way, Dmitry was spent the next day in Kryvyi Rih. The alignment ceremony was held in the Pokrovsky Women's Monastery. About 100 citizens gathered in the last way, including relatives, friends, combat companions, as well as indifferent.</text:p>
      <text:p text:style-name="P4">
<draw:frame draw:style-name="fr1" draw:name="Image63" text:anchor-type="as-char" svg:width="6.9236in" svg:height="4.364878in" draw:z-index="0">
<draw:image xlink:href="../Images/yкринформ/2023-04-22T09-00-00-03-00/1681553665-106.jpg" xlink:type="simple" xlink:show="embed" xlink:actuate="onLoad" draw:mime-type="image/jpeg"/>
</draw:frame>
<draw:frame draw:style-name="fr1" draw:name="Image64" text:anchor-type="as-char" svg:width="6.9236in" svg:height="5.1927in" draw:z-index="0">
<draw:image xlink:href="../Images/yкринформ/2023-04-22T09-00-00-03-00/1681553665-521.jpg" xlink:type="simple" xlink:show="embed" xlink:actuate="onLoad" draw:mime-type="image/jpeg"/>
</draw:frame>
</text:p>
      <text:p text:style-name="P4">
<text:a xlink:type="simple" xlink:href="https://www.president.gov.ua/documents/6722022-44217" text:style-name="Internet_20_link" text:visited-style-name="Visited_20_Internet_20_Link">
</text:a>
Volodymyr Zelensky №672/2022 of September 28, 2022, Neutat was posthumanized by the Order of Courage of the 3rd degree.</text:p>
      <text:p text:style-name="P4">
And on behalf of the Acting Mayor of Kryvyi Rih Yuri Vilkul, the soldier was awarded the badge "For Merit to the City" of the III degree - was handed over to his wife of the dead National Guard.According to Tatiana, she and her son are very sad for Dmitry. The woman says that a very gritter man for a baby is the most important thing in her life, and notes that he will live and remember his bright smile.</text:p>
      <text:p text:style-name="P4">
<draw:frame draw:style-name="fr1" draw:name="Image65" text:anchor-type="as-char" svg:width="6.9236in" svg:height="9.231467in" draw:z-index="0">
<draw:image xlink:href="../Images/yкринформ/2023-04-22T09-00-00-03-00/1681553664-706.jpg" xlink:type="simple" xlink:show="embed" xlink:actuate="onLoad" draw:mime-type="image/jpeg"/>
</draw:frame>
“You were a very great support in my life, thank you for being a clear grove in it. My love for life, my dear, thank you that I was nearby. I am grateful to you every second, spent together ... You will stay in my memory bright and kind ... Sleep calmly, my hero, ”Tatiana said.</text:p>
      <text:p text:style-name="P4">
<text:span text:style-name="T5">
Foto: Tatiana Neutat and Dmitry Neumata</text:span>
 Facebook pages</text:p>
      <text:p text:style-name="P4">
News Source: <text:a xlink:type="simple" xlink:href="https://www.ukrinform.ua/rubric-ato/3696187-pamati-nacgvardijca-dmitra-nejmata.html" text:style-name="Internet_20_link" text:visited-style-name="Visited_20_Internet_20_Link">
https://www.ukrinform.ua/rubric-ato/3696187-pamati-nacgvardijca-dmitra-nejmata.html</text:a>
</text:p>
      <!--NEWS-->
      <text:h text:style-name="P10" text:outline-level="1">
<text:span text:style-name="T4">
Ukraine has introduced the Irish company Peninsula Petroleum to the list of sponsors of war</text:span>
</text:h>
      <text:p text:style-name="P4">
Authors: Ukrinform (Person)</text:p>
      <text:p text:style-name="P4">
Publisher: Укринформ (Organization)</text:p>
      <text:p text:style-name="P4">
Published Time: 2023-04-22T09:01:45+03:00</text:p>
      <text:p text:style-name="P4">
Modified Time: 2023-04-22T09:01:45+03:00</text:p>
      <text:p text:style-name="P4">
Description: The National Anti -Corruption Agency has submitted a leading world company for the supply of Peninsula Petroleum Limited to the List of International War Sponsors. - Ukrinform.</text:p>
      <text:p text:style-name="P4">
Images: ["<text:a xlink:type="simple" xlink:href="https://static.ukrinform.com/photos/2023_04/thumb_files/630_360_1682143067-908.jpg" text:style-name="Internet_20_link" text:visited-style-name="Visited_20_Internet_20_Link">
630_360_16821...</text:a>
"]</text:p>
      <text:p text:style-name="P4">
Tags: ['Бізнес', 'Ірландія', 'нафта', 'НАЗК', 'Війна з росією']</text:p>
      <text:p text:style-name="P4">
Type: Article</text:p>
      <!--METADATA-->
      <text:p text:style-name="P4">
<draw:frame draw:style-name="fr1" draw:name="Image66" text:anchor-type="as-char" svg:width="6.9236in" svg:height="3.956343in" draw:z-index="0">
<draw:image xlink:href="../Images/yкринформ/2023-04-22T09-01-45-03-00/630_360_1682143067-908.jpg" xlink:type="simple" xlink:show="embed" xlink:actuate="onLoad" draw:mime-type="image/jpeg"/>
</draw:frame>
The National Anti -Corruption Agency has introduced a leading World Company for the supply of Peninsula Petroleum Limited to the List of International Sponsors of War.</text:p>
      <text:p text:style-name="P4">
This was reported in <text:a xlink:type="simple" xlink:href="http://nazk.gov.ua/uk/novyny/do-pereliku-mizhnarodnyh-sponsoriv-vijny-vneseno-peninsula-petroleum-limited-shho-zapravlyaye-ta-obslugovuye-tankery-z-rosijskoyu-naftoyu/" text:style-name="Internet_20_link" text:visited-style-name="Visited_20_Internet_20_Link">
</text:a>
, reports Ukrinform.</text:p>
      <text:p text:style-name="P4">
“While Russia, earnings on oil exports, supports its economy, Peninsula Petroleum Limited continues to earn extra profits and deliver it for ships transporting this Russian oil. Large tankers daily rose through the Baltic Sea despite the fact that <text:a xlink:type="simple" xlink:href="https://www.ukrinform.ua/tag-evrosouz" text:style-name="Internet_20_link" text:visited-style-name="Visited_20_Internet_20_Link">
</text:a>
Introduced the embargo on the importers of oil after a full -scale invasion of Ukraine, ”the Verification said.</text:p>
      <text:p text:style-name="P4">
It is noted that the Irish company Peninsula Petroleum operates as a global supplier of bunker fuel, provides more than 25,000 deliveries a year and proceeds services for resale fuel, technical expertise, fleet management of yachting services.</text:p>
      <text:p text:style-name="P4">
<text:span text:style-name="T4">
 Read also: </text:span>
 <text:a xlink:type="simple" xlink:href="https://www.ukrinform.ua/rubric-economy/3693029-ukraina-vnesla-najbilsu-v-sviti-naftopromislovu-kompaniu-slb-do-spisku-sponsoriv-vijni.html" text:style-name="Internet_20_link" text:visited-style-name="Visited_20_Internet_20_Link">
<text:span text:style-name="T4">
 sponsors </text:span>
 <text:span text:style-name="T4">
 wars </text:span>
</text:a>
As the NAPC emphasized, despite the fact that several companies that supply bunker-fuel stopped cooperation with the aggressor country companies, Irish Peninsulapetroleum consciously continues to supply fuel to the tankers in the waters Russian Federation.</text:p>
      <text:p text:style-name="P4">
This allows the company to set higher prices for sales of fuel tankers that transport Russian oil.</text:p>
      <text:p text:style-name="P4">
According to the message, AIS data review(System Identification of ships)In this district, it shows that Peninsula Petroleum supplies a large number of fuel tankers every week who are heading to or from a terrorist state.</text:p>
      <text:p text:style-name="P4">
At the same time, the company states that sanctions have never intended to completely cut Russian oil from the world market, as it will increase the prices of nanaft and damage the world economy.<text:span text:style-name="T4">
 Read also: </text:span>
 <text:a xlink:type="simple" xlink:href="https://www.ukrinform.ua/rubric-technology/3695917-xiaomi-pro-vnesenna-do-spisku-miznarodnih-sponsoriv-vijni-mi-za-mir-u-vsomu-sviti.html" text:style-name="Internet_20_link" text:visited-style-name="Visited_20_Internet_20_Link">
<text:span text:style-name="T4">
 sponsors </text:span>
 <text:span text:style-name="T4">
 wars </text:span>
</text:a>
It has been reported that the National Anti -Corruption Agency <text:a xlink:type="simple" xlink:href="https://www.ukrinform.ua/rubric-economy/3695576-ukraina-vnesla-kompaniu-xiaomi-do-pereliku-miznarodnih-sponsoriv-vijni.html" text:style-name="Internet_20_link" text:visited-style-name="Visited_20_Internet_20_Link">
</text:a>
to the list of international warfare.</text:p>
      <text:p text:style-name="P4">
In total, there are already 22 companies that support the war of the Russian Federation with anti -Ukraine. All of them have already been included in the World-Check Database-High-risk Iorganization Databases used worldwide to show and manage financial, regulatory and reputational risks. So, all world companies and investors see that such companies are dangerous and risky to work with such companies. .</text:p>
      <text:p text:style-name="P4">
News Source: <text:a xlink:type="simple" xlink:href="https://www.ukrinform.ua/rubric-economy/3699174-ukraina-vnesla-irlandsku-kompaniu-peninsula-petroleum-do-pereliku-sponsoriv-vijni.html" text:style-name="Internet_20_link" text:visited-style-name="Visited_20_Internet_20_Link">
https://www.ukrinform.ua/rubric-economy/3699174-ukraina-vnesla-irlandsku-kompaniu-peninsula-petroleum-do-pereliku-sponsoriv-vijni.html</text:a>
</text:p>
      <!--NEWS-->
      <text:h text:style-name="P10" text:outline-level="1">
<text:span text:style-name="T4">
The rivals of Ukrainian women at the stage of the 3x3 basketball series were determined</text:span>
</text:h>
      <text:p text:style-name="P4">
Authors: Ukrinform (Person)</text:p>
      <text:p text:style-name="P4">
Publisher: Укринформ (Organization)</text:p>
      <text:p text:style-name="P4">
Published Time: 2023-04-22T09:14:50+03:00</text:p>
      <text:p text:style-name="P4">
Modified Time: 2023-04-22T09:14:50+03:00</text:p>
      <text:p text:style-name="P4">
Description: The well -known composition of participants in the second stage of competitions of the women's world series in basketball 3x3 in Azerbaijani city of Astara. - Ukrinform.</text:p>
      <text:p text:style-name="P4">
Images: ["<text:a xlink:type="simple" xlink:href="https://static.ukrinform.com/photos/2023_04/thumb_files/630_360_1682143658-740.jpeg" text:style-name="Internet_20_link" text:visited-style-name="Visited_20_Internet_20_Link">
630_360_16821...</text:a>
"]</text:p>
      <text:p text:style-name="P4">
Tags: ['Азербайджан', 'Баскетбол', 'Збірна України', 'Жінки']</text:p>
      <text:p text:style-name="P4">
Type: Article</text:p>
      <!--METADATA-->
      <text:p text:style-name="P4">
<draw:frame draw:style-name="fr1" draw:name="Image67" text:anchor-type="as-char" svg:width="6.9236in" svg:height="3.956343in" draw:z-index="0">
<draw:image xlink:href="../Images/yкринформ/2023-04-22T09-14-50-03-00/630_360_1682143658-740.jpeg" xlink:type="simple" xlink:show="embed" xlink:actuate="onLoad" draw:mime-type="image/jpeg"/>
</draw:frame>
The composition of participants of the second stage of competitions of the women's world series of lasquetball 3x3 in the Azerbaijani city of Astara.</text:p>
      <text:p text:style-name="P4">
Among the 11 teams - female <text:a xlink:type="simple" xlink:href="http://https://fbu.ua/news/stali-vdom-superniki-zbrno-ukrani-3h3-na-etap-zhnocho-svtovo-ser-u-astar" text:style-name="Internet_20_link" text:visited-style-name="Visited_20_Internet_20_Link">
</text:a>
. Protsyuk's wards received the 7th sowing room, Ukrinform reports.</text:p>
      <text:p text:style-name="P4">
The rivals of the national team of the national team of Ukraine will be national teams of Germany, China, Poland, Czech Republic, Hungary, Romania, Austria, Azerbaijan, as well as Yuanda teams(China)and "neftchi" Azerbaijan.</text:p>
      <text:p text:style-name="P4">
We will add that for Germany, Hungary and Chinese teams the stage in Astari Budedrugim in the season. The first stage took place in the Chinese city of Uhan on May 6-7.</text:p>
      <text:p text:style-name="P4">
<text:span text:style-name="T4">
 Read also: </text:span>
 <text:a xlink:type="simple" xlink:href="https://www.ukrinform.ua/rubric-sports/3698266-viznacilasa-simvolicna-zbirna-sezonu-ukrainskoi-zinocoi-basketbolnoi-ligi.html" text:style-name="Internet_20_link" text:visited-style-name="Visited_20_Internet_20_Link">
</text:a>
According to the format, the teams will be divided into 4 groups, which will take the group stage in one circle on the first day and identify the playoffs, where two best teams from the group will have. The next day of the competition will take place mats.</text:p>
      <text:p text:style-name="P4">
Photo: facebook.com/ukrbasket.</text:p>
      <text:p text:style-name="P4">
News Source: <text:a xlink:type="simple" xlink:href="https://www.ukrinform.ua/rubric-sports/3699178-viznacilisa-supernici-ukrainok-na-etapi-svitovoi-serii-z-basketbolu-3h3.html" text:style-name="Internet_20_link" text:visited-style-name="Visited_20_Internet_20_Link">
https://www.ukrinform.ua/rubric-sports/3699178-viznacilisa-supernici-ukrainok-na-etapi-svitovoi-serii-z-basketbolu-3h3.html</text:a>
</text:p>
      <!--NEWS-->
      <text:h text:style-name="P10" text:outline-level="1">
<text:span text:style-name="T4">
In the Donetsk region a man was killed in a day as a result of Russian shelling, two more were injured</text:span>
</text:h>
      <text:p text:style-name="P4">
Authors: Ukrinform (Person)</text:p>
      <text:p text:style-name="P4">
Publisher: Укринформ (Organization)</text:p>
      <text:p text:style-name="P4">
Published Time: 2023-04-22T09:15:56+03:00</text:p>
      <text:p text:style-name="P4">
Modified Time: 2023-04-22T09:15:56+03:00</text:p>
      <text:p text:style-name="P4">
Description: Over the past 24 hours, one resident of Donetsk region was killed by shelling by Russian invaders, and two more were injured. - Ukrinform.</text:p>
      <text:p text:style-name="P4">
Images: ["<text:a xlink:type="simple" xlink:href="https://static.ukrinform.com/photos/2023_04/thumb_files/630_360_1681215331-619.jpg" text:style-name="Internet_20_link" text:visited-style-name="Visited_20_Internet_20_Link">
630_360_16812...</text:a>
", "<text:a xlink:type="simple" xlink:href="https://static.ukrinform.com/photos/2023_04/1682143793-823.jpg" text:style-name="Internet_20_link" text:visited-style-name="Visited_20_Internet_20_Link">
1682143793-82...</text:a>
"]</text:p>
      <text:p text:style-name="P4">
Tags: ['Донеччина', 'Загибель', 'Війна з росією']</text:p>
      <text:p text:style-name="P4">
Type: Article</text:p>
      <!--METADATA-->
      <text:p text:style-name="P4">
<draw:frame draw:style-name="fr1" draw:name="Image68" text:anchor-type="as-char" svg:width="6.9236in" svg:height="3.956343in" draw:z-index="0">
<draw:image xlink:href="../Images/yкринформ/2023-04-22T09-15-56-03-00/630_360_1681215331-619.jpg" xlink:type="simple" xlink:show="embed" xlink:actuate="onLoad" draw:mime-type="image/jpeg"/>
</draw:frame>
As a result of shelling by Russian invaders, one resident was killed by the past, two more were injured.</text:p>
      <text:p text:style-name="P4">
About it in <text:a xlink:type="simple" xlink:href="https://t.me/pavlokyrylenko_donoda/7649" text:style-name="Internet_20_link" text:visited-style-name="Visited_20_Internet_20_Link">
</text:a>
Pavel Kirilenko, the head of Donetsk Ova, reported, Ukrinform reports.</text:p>
      <text:p text:style-name="P4">
<draw:frame draw:style-name="fr1" draw:name="Image69" text:anchor-type="as-char" svg:width="6.9236in" svg:height="4.942681in" draw:z-index="0">
<draw:image xlink:href="../Images/yкринформ/2023-04-22T09-15-56-03-00/1682143793-823.jpg" xlink:type="simple" xlink:show="embed" xlink:actuate="onLoad" draw:mime-type="image/jpeg"/>
</draw:frame>
“On April 21, the Russians killed 1 inhabitant <text:a xlink:type="simple" xlink:href="https://www.ukrinform.ua/tag-doneccina" text:style-name="Internet_20_link" text:visited-style-name="Visited_20_Internet_20_Link">
</text:a>
- In the reed. 2 more people in the region were injured, ”Kirilenko wrote.</text:p>
      <text:p text:style-name="P4">
According to him, it is impossible to establish the exact number of victims in Mariupolit Volnovas.</text:p>
      <text:p text:style-name="P4">
<text:span text:style-name="T4">
 Read also: </text:span>
 <text:a xlink:type="simple" xlink:href="https://www.ukrinform.ua/rubric-regions/3699170-rosiani-za-dobu-45-raziv-obstrilali-hersonsinu.html" text:style-name="Internet_20_link" text:visited-style-name="Visited_20_Internet_20_Link">
<text:span text:style-name="T4">
 firing </text:span>
</text:a>
As it was reported, on April 20, Russian troops killed one and wounded a ward of Donetsk region.</text:p>
      <text:p text:style-name="P4">
_ Photo illustrative_</text:p>
      <text:p text:style-name="P4">
News Source: <text:a xlink:type="simple" xlink:href="https://www.ukrinform.ua/rubric-regions/3699179-na-doneccini-za-dobu-vnaslidok-obstriliv-rf-zaginula-ludina-se-dvoe-poraneni.html" text:style-name="Internet_20_link" text:visited-style-name="Visited_20_Internet_20_Link">
https://www.ukrinform.ua/rubric-regions/3699179-na-doneccini-za-dobu-vnaslidok-obstriliv-rf-zaginula-ludina-se-dvoe-poraneni.html</text:a>
</text:p>
      <!--NEWS-->
      <text:h text:style-name="P10" text:outline-level="1">
<text:span text:style-name="T4">
The Russians dumped a managed bomb at the Chernihiv region at night</text:span>
</text:h>
      <text:p text:style-name="P4">
Authors: Ukrinform (Person)</text:p>
      <text:p text:style-name="P4">
Publisher: Укринформ (Organization)</text:p>
      <text:p text:style-name="P4">
Published Time: 2023-04-22T09:20:14+03:00</text:p>
      <text:p text:style-name="P4">
Modified Time: 2023-04-22T09:20:14+03:00</text:p>
      <text:p text:style-name="P4">
Description: Russian troops dropped a managed bomb from the airplane to the village of Orlykivka of Chernihiv region at night. - Ukrinform.</text:p>
      <text:p text:style-name="P4">
Images: ["<text:a xlink:type="simple" xlink:href="https://static.ukrinform.com/photos/2016_02/thumb_files/630_360_1454323584-3169.jpg" text:style-name="Internet_20_link" text:visited-style-name="Visited_20_Internet_20_Link">
630_360_14543...</text:a>
"]</text:p>
      <text:p text:style-name="P4">
Tags: ['Обстріл', 'Чернігівщина', 'Війна з росією']</text:p>
      <text:p text:style-name="P4">
Type: Article</text:p>
      <!--METADATA-->
      <text:p text:style-name="P4">
<draw:frame draw:style-name="fr1" draw:name="Image70" text:anchor-type="as-char" svg:width="6.9236in" svg:height="3.956343in" draw:z-index="0">
<draw:image xlink:href="../Images/yкринформ/2023-04-22T09-20-14-03-00/630_360_1454323584-3169.jpg" xlink:type="simple" xlink:show="embed" xlink:actuate="onLoad" draw:mime-type="image/jpeg"/>
</draw:frame>
Ruskivskaya at night they dropped a managed bomb from the aircraft to the area of the village of Orlyk Chernyhiv region.</text:p>
      <text:p text:style-name="P4">
According to Ukrinform, the Operational Command "North" reports in <text:a xlink:type="simple" xlink:href="https://t.me/ok_pivnich1/2004" text:style-name="Internet_20_link" text:visited-style-name="Visited_20_Internet_20_Link">
</text:a>
 .</text:p>
      <text:p text:style-name="P4">
«Минулої ночі російська авіація вчергове обстріляла прикордоння Чернігівщиниза допомогою керованої бомби. Близько 01:35 зафіксовано один вибух (probably the cabin run from <text:a xlink:type="simple" xlink:href="https://www.ukrinform.ua/tag-litak" text:style-name="Internet_20_link" text:visited-style-name="Visited_20_Internet_20_Link">
</text:a>
enemy "SU-35")Urny NP Orlykivka, ”the message reads.</text:p>
      <text:p text:style-name="P4">
Information on losses among the local population or damage to civil infrastructure was not received.</text:p>
      <text:p text:style-name="P4">
<text:span text:style-name="T4">
 Read also: </text:span>
 <text:a xlink:type="simple" xlink:href="https://www.ukrinform.ua/rubric-regions/3699170-rosiani-za-dobu-45-raziv-obstrilali-hersonsinu.html" text:style-name="Internet_20_link" text:visited-style-name="Visited_20_Internet_20_Link">
<text:span text:style-name="T4">
 firing </text:span>
</text:a>
As reported by Ukrinform, Russian troops fired on April 21 <text:a xlink:type="simple" xlink:href="https://www.ukrinform.ua/rubric-ato/3698720-zagarbniki-vranci-obstrilali-prikordonna-cernigivsini-zafiksuvali-34-udari.html" text:style-name="Internet_20_link" text:visited-style-name="Visited_20_Internet_20_Link">
</text:a>
And from mortar artillery, 34 beats were recorded.</text:p>
      <text:p text:style-name="P4">
<text:span text:style-name="T5">
Foto: Baltnews.lv</text:span>
</text:p>
      <text:p text:style-name="P4">
News Source: <text:a xlink:type="simple" xlink:href="https://www.ukrinform.ua/rubric-ato/3699183-rosiani-vnoci-skinuli-kerovanu-bombu-na-cernigivsinu.html" text:style-name="Internet_20_link" text:visited-style-name="Visited_20_Internet_20_Link">
https://www.ukrinform.ua/rubric-ato/3699183-rosiani-vnoci-skinuli-kerovanu-bombu-na-cernigivsinu.html</text:a>
</text:p>
      <!--NEWS-->
      <text:h text:style-name="P10" text:outline-level="1">
<text:span text:style-name="T4">
Russians keep two submarines with "caliber" in the Black Sea</text:span>
</text:h>
      <text:p text:style-name="P4">
Authors: Ukrinform (Person)</text:p>
      <text:p text:style-name="P4">
Publisher: Укринформ (Organization)</text:p>
      <text:p text:style-name="P4">
Published Time: 2023-04-22T09:23:25+03:00</text:p>
      <text:p text:style-name="P4">
Modified Time: 2023-04-22T09:23:25+03:00</text:p>
      <text:p text:style-name="P4">
Description: Russian troops keep 11 ships in the Black Sea, including 2 underwater rockets with Caliber missiles. - Ukrinform.</text:p>
      <text:p text:style-name="P4">
Images: ["<text:a xlink:type="simple" xlink:href="https://static.ukrinform.com/photos/2017_11/thumb_files/630_360_1509493085-3383.jpg" text:style-name="Internet_20_link" text:visited-style-name="Visited_20_Internet_20_Link">
630_360_15094...</text:a>
"]</text:p>
      <text:p text:style-name="P4">
Tags: ['Ракета', ' Чорне море', 'Війна з росією']</text:p>
      <text:p text:style-name="P4">
Type: Article</text:p>
      <!--METADATA-->
      <text:p text:style-name="P4">
<draw:frame draw:style-name="fr1" draw:name="Image71" text:anchor-type="as-char" svg:width="6.9236in" svg:height="3.956343in" draw:z-index="0">
<draw:image xlink:href="../Images/yкринформ/2023-04-22T09-23-25-03-00/630_360_1509493085-3383.jpg" xlink:type="simple" xlink:show="embed" xlink:actuate="onLoad" draw:mime-type="image/jpeg"/>
</draw:frame>
Ruskivskaya is kept on a combat duty in the Black Sea of 11 ships, including 2 underwater rocket launchers with Caliber missiles.</text:p>
      <text:p text:style-name="P4">
As Ukrinform reports, about it in <text:a xlink:type="simple" xlink:href="https://www.facebook.com/OperationalCommandSouth/posts/556245059969074" text:style-name="Internet_20_link" text:visited-style-name="Visited_20_Internet_20_Link">
</text:a>
The press service of the OK "South" reports.</text:p>
      <text:p text:style-name="P4">
“The situation in the area of responsibility of the South Defense Forces remains difficult, the Alema continues our combat work. In the Black Sea, hostile shipping consists of 11 units, including 2 underwater rocket launchers, equipped with 8 "calibers", - the message reads.</text:p>
      <text:p text:style-name="P4">
<text:span text:style-name="T4">
 Read also: </text:span>
 <text:a xlink:type="simple" xlink:href="https://www.ukrinform.ua/rubric-ato/3697461-rosia-moze-gotuvati-raketnij-udar-na-travnevi-svata-gumenuk.html" text:style-name="Internet_20_link" text:visited-style-name="Visited_20_Internet_20_Link">
<text:span text:style-name="T4">
 Humeniuk </text:span>
</text:a>
As reported by Ukrinform, on the eve of <text:a xlink:type="simple" xlink:href="https://www.ukrinform.ua/tag-corne-more" text:style-name="Internet_20_link" text:visited-style-name="Visited_20_Internet_20_Link">
</text:a>
There were nine enemy ships on the battle duty, including the two of the carbon rockets.</text:p>
      <text:p text:style-name="P4">
News Source: <text:a xlink:type="simple" xlink:href="https://www.ukrinform.ua/rubric-ato/3699184-rosiani-trimaut-u-cornomu-mori-dva-pidvodnih-covni-z-kalibrami.html" text:style-name="Internet_20_link" text:visited-style-name="Visited_20_Internet_20_Link">
https://www.ukrinform.ua/rubric-ato/3699184-rosiani-trimaut-u-cornomu-mori-dva-pidvodnih-covni-z-kalibrami.html</text:a>
</text:p>
      <!--NEWS-->
      <text:h text:style-name="P10" text:outline-level="1">
<text:span text:style-name="T4">
Denmark and Sweden fighters for the first time jointly accompanied the Russian plane over the Baltic Sea</text:span>
</text:h>
      <text:p text:style-name="P4">
Authors: Ukrinform (Person)</text:p>
      <text:p text:style-name="P4">
Publisher: Укринформ (Organization)</text:p>
      <text:p text:style-name="P4">
Published Time: 2023-04-22T09:24:48+03:00</text:p>
      <text:p text:style-name="P4">
Modified Time: 2023-04-22T09:24:48+03:00</text:p>
      <text:p text:style-name="P4">
Description: On April 20, Denmark and Sweden's fighters found and accompanied a Russian military aircraft over the Baltic Sea. - Ukrinform.</text:p>
      <text:p text:style-name="P4">
Images: ["<text:a xlink:type="simple" xlink:href="https://static.ukrinform.com/photos/2023_04/thumb_files/630_360_1682144529-542.jpg" text:style-name="Internet_20_link" text:visited-style-name="Visited_20_Internet_20_Link">
630_360_16821...</text:a>
"]</text:p>
      <text:p text:style-name="P4">
Tags: ['Данія', 'Швеція', 'росія', 'Балтійське море']</text:p>
      <text:p text:style-name="P4">
Type: Article</text:p>
      <!--METADATA-->
      <text:p text:style-name="P4">
<draw:frame draw:style-name="fr1" draw:name="Image72" text:anchor-type="as-char" svg:width="6.9236in" svg:height="3.956343in" draw:z-index="0">
<draw:image xlink:href="../Images/yкринформ/2023-04-22T09-24-48-03-00/630_360_1682144529-542.jpg" xlink:type="simple" xlink:show="embed" xlink:actuate="onLoad" draw:mime-type="image/jpeg"/>
</draw:frame>
On April 20, the fighter of the gate and Sweden found and accompanied the Russian military aircraft with a streamline over the Baltic Sea.</text:p>
      <text:p text:style-name="P4">
As Ukrinform reports, this is reported on <text:a xlink:type="simple" xlink:href="http://www.forsvaret.dk/en/news/2023/danmark-og-sverige-moder-russisk-fly-i-fallesskab/" text:style-name="Internet_20_link" text:visited-style-name="Visited_20_Internet_20_Link">
</text:a>
Denmark's Ministry of Defense.</text:p>
      <text:p text:style-name="P4">
As it is noted, this is the first case of such cooperation between two -Momanda countries.</text:p>
      <text:p text:style-name="P4">
The Russian aircraft Kut-A was heading from Kaliningrad to the west in the international air space. Denmark fighters and Sweden were jointly traced to the course aircraft. Then they split and returned to their bases.</text:p>
      <text:p text:style-name="P4">
The Denmark Ministry of Defense notes that it was a routine operation, because Russian healers regularly patrol the space over the Baltic Sea, which prompts Danieu to lift the fighter in the sky.</text:p>
      <text:p text:style-name="P4">
"We live in a non -peculiar time that is fundamentally affected by aggressive behavior <text:a xlink:type="simple" xlink:href="https://www.ukrinform.ua/tag-rosia" text:style-name="Internet_20_link" text:visited-style-name="Visited_20_Internet_20_Link">
</text:a>
. We need to expect that the territory of the Baltic Sea will be characterized by a higher level of tension than we are used to us. We are close and strong cooperation with Sweden, so we look very positively at Sweden's superiority in NATO, which will strengthen security in the Scandinavian region, Vevrop and in the whole transatlantic region. , - said the Acting Defense Minister of Denmark, Troyels Lund Polesen.</text:p>
      <text:p text:style-name="P4">
<text:span text:style-name="T4">
 Read also: </text:span>
 <text:a xlink:type="simple" xlink:href="https://www.ukrinform.ua/rubric-world/3698209-amerikanski-vinisuvaci-perehopili-strategicni-bombarduvalniki-rf-bila-alaski.html" text:style-name="Internet_20_link" text:visited-style-name="Visited_20_Internet_20_Link">
<text:span text:style-name="T4">
 intercepted </text:span>
</text:a>
As reported by Ukrinform, on April 17, British aircraft Raf Typhoon intercepted Russian fighter jets and a reconnaissance aircraft flying near NATO Air Force over the Baltic Sea.</text:p>
      <text:p text:style-name="P4">
<text:span text:style-name="T5">
Foto: The Danish Armed Forces</text:span>
</text:p>
      <text:p text:style-name="P4">
News Source: <text:a xlink:type="simple" xlink:href="https://www.ukrinform.ua/rubric-world/3699185-vinisuvaci-danii-ta-svecii-vperse-spilno-suprovodzuvali-rosijskij-litak-nad-baltijskim-morem.html" text:style-name="Internet_20_link" text:visited-style-name="Visited_20_Internet_20_Link">
https://www.ukrinform.ua/rubric-world/3699185-vinisuvaci-danii-ta-svecii-vperse-spilno-suprovodzuvali-rosijskij-litak-nad-baltijskim-morem.html</text:a>
</text:p>
      <!--NEWS-->
      <text:h text:style-name="P10" text:outline-level="1">
<text:span text:style-name="T4">
The Russian army injured 949 children in Ukraine</text:span>
</text:h>
      <text:p text:style-name="P4">
Authors: Ukrinform (Person)</text:p>
      <text:p text:style-name="P4">
Publisher: Укринформ (Organization)</text:p>
      <text:p text:style-name="P4">
Published Time: 2023-04-22T09:32:50+03:00</text:p>
      <text:p text:style-name="P4">
Modified Time: 2023-04-22T09:32:50+03:00</text:p>
      <text:p text:style-name="P4">
Description: In Ukraine, as of April 22, 470 children were killed in full -scale aggression of the Russian Federation, and another 949 were injured. - Ukrinform.</text:p>
      <text:p text:style-name="P4">
Images: ["<text:a xlink:type="simple" xlink:href="https://static.ukrinform.com/photos/2023_04/thumb_files/630_360_1681205523-955.jpg" text:style-name="Internet_20_link" text:visited-style-name="Visited_20_Internet_20_Link">
630_360_16812...</text:a>
"]</text:p>
      <text:p text:style-name="P4">
Tags: ['Діти', 'Поранені', 'Загибель', 'Війна з росією']</text:p>
      <text:p text:style-name="P4">
Type: Article</text:p>
      <!--METADATA-->
      <text:p text:style-name="P4">
<draw:frame draw:style-name="fr1" draw:name="Image73" text:anchor-type="as-char" svg:width="6.9236in" svg:height="3.956343in" draw:z-index="0">
<draw:image xlink:href="../Images/yкринформ/2023-04-22T09-32-50-03-00/630_360_1681205523-955.jpg" xlink:type="simple" xlink:show="embed" xlink:actuate="onLoad" draw:mime-type="image/jpeg"/>
</draw:frame>
In the morning of April 22, 470 children were killed in full -scale aggression of Russian federation, and another 949 were injured.</text:p>
      <text:p text:style-name="P4">
According to Ukrinform, the prosecutor general's office reports in <text:a xlink:type="simple" xlink:href="https://t.me/pgo_gov_ua/11498" text:style-name="Internet_20_link" text:visited-style-name="Visited_20_Internet_20_Link">
</text:a>
.</text:p>
      <text:p text:style-name="P4">
“As of the morning of April 22, 2023 more than 1419 <text:a xlink:type="simple" xlink:href="https://www.ukrinform.ua/tag-diti" text:style-name="Internet_20_link" text:visited-style-name="Visited_20_Internet_20_Link">
</text:a>
They were injured in Ukraine as a result of full -scale armed aggression of the Russian Federation. According to official information of juvenile prosecutors, 470 children were killed and more than 949 were injured in varying degrees, ”the message reads.</text:p>
      <text:p text:style-name="P4">
The data is not final, since work continues to be installed in places of maintenance, in temporarily occupied and liberated territories.</text:p>
      <text:p text:style-name="P4">
<text:span text:style-name="T4">
 Read also: </text:span>
 <text:a xlink:type="simple" xlink:href="https://www.ukrinform.ua/rubric-ato/3691646-lubinec-rf-zalucae-specsluzbi-sob-ukrainski-diti-ne-mogli-povernutisa-dodomu.html" text:style-name="Internet_20_link" text:visited-style-name="Visited_20_Internet_20_Link">
</text:a>
Children were most affected in Donetsk region - 452, Kharkiv - 275, Kiev - 127, Kherson - 94, Zaporizhia - 89, Mykolaivska - 86, Chernihiv - 68, Lugansk - 66, Dnipropetrovsk - 66.</text:p>
      <text:p text:style-name="P4">
On April 21, a 9-year-old boy was harvested as a result of the shelling of the Russians of the New York Donetsk region.</text:p>
      <text:p text:style-name="P4">
<text:span text:style-name="T4">
 Read also: </text:span>
 <text:a xlink:type="simple" xlink:href="https://www.ukrinform.ua/rubric-world/3698295-deportacia-ukrainskih-ditej-senat-francii-zaklikav-es-zibrati-dokazi-ta-pokarati-pricetnih.html" text:style-name="Internet_20_link" text:visited-style-name="Visited_20_Internet_20_Link">
<text:span text:style-name="T4">
 Deportation </text:span>
</text:a>
As reported by Ukrinform, as of April 12 in Ukraine are considered to be missing - 405 children, deported - 19 384 children.</text:p>
      <text:p text:style-name="P4">
News Source: <text:a xlink:type="simple" xlink:href="https://www.ukrinform.ua/rubric-ato/3699188-rosijska-armia-poranila-v-ukraini-949-ditej.html" text:style-name="Internet_20_link" text:visited-style-name="Visited_20_Internet_20_Link">
https://www.ukrinform.ua/rubric-ato/3699188-rosijska-armia-poranila-v-ukraini-949-ditej.html</text:a>
</text:p>
      <!--NEWS-->
      <text:h text:style-name="P10" text:outline-level="1">
<text:span text:style-name="T4">
In anticipation of the counter -offensive, the invaders intensified the inspections of Ukrainians in Energodar</text:span>
</text:h>
      <text:p text:style-name="P4">
Authors: Ukrinform (Person)</text:p>
      <text:p text:style-name="P4">
Publisher: Укринформ (Organization)</text:p>
      <text:p text:style-name="P4">
Published Time: 2023-04-22T09:39:31+03:00</text:p>
      <text:p text:style-name="P4">
Modified Time: 2023-04-22T09:39:31+03:00</text:p>
      <text:p text:style-name="P4">
Description: Russian troops intensified the inspections of Ukrainians in the temporarily captured energy of Zaporizhzhya region. - Ukrinform.</text:p>
      <text:p text:style-name="P4">
Images: ["<text:a xlink:type="simple" xlink:href="https://static.ukrinform.com/photos/2022_03/thumb_files/630_360_1648023835-362.jpg" text:style-name="Internet_20_link" text:visited-style-name="Visited_20_Internet_20_Link">
630_360_16480...</text:a>
"]</text:p>
      <text:p text:style-name="P4">
Tags: ['Окупація', 'Війна з росією', 'Енергодар']</text:p>
      <text:p text:style-name="P4">
Type: Article</text:p>
      <!--METADATA-->
      <text:p text:style-name="P4">
<draw:frame draw:style-name="fr1" draw:name="Image74" text:anchor-type="as-char" svg:width="6.9236in" svg:height="3.956343in" draw:z-index="0">
<draw:image xlink:href="../Images/yкринформ/2023-04-22T09-39-31-03-00/630_360_1648023835-362.jpg" xlink:type="simple" xlink:show="embed" xlink:actuate="onLoad" draw:mime-type="image/jpeg"/>
</draw:frame>
Ruskivska intensified the inspections of Ukrainians in a temporarily captured energy</text:p>
      <text:p text:style-name="P4">
As Ukrinform reports, it reports <text:a xlink:type="simple" xlink:href="http://sprotyv.mod.gov.ua/2023/04/21/rosiyany-posylyuyut-perevirky-v-energodari/" text:style-name="Internet_20_link" text:visited-style-name="Visited_20_Internet_20_Link">
</text:a>
.</text:p>
      <text:p text:style-name="P4">
“In Energodar, cases of checks on checkpoints of local residents have increased, including checking mobile phones for the presence of Ukrainian applications with a taphotography. They also check the existence of a Russian passport, ”the Verification says.</text:p>
      <text:p text:style-name="P4">
The enemy also selectively searches apartments, looking for "saboteurs". "Gadgets are checked and even looking for" extremist literature. "</text:p>
      <text:p text:style-name="P4">
<text:span text:style-name="T4">
 Read also: </text:span>
 <text:a xlink:type="simple" xlink:href="https://www.ukrinform.ua/rubric-ato/3699183-rosiani-vnoci-skinuli-kerovanu-bombu-na-cernigivsinu.html" text:style-name="Internet_20_link" text:visited-style-name="Visited_20_Internet_20_Link">
</text:a>
As reported by Ukrinform, the residents of Energodar record that Russian militaryvinami <text:a xlink:type="simple" xlink:href="https://www.ukrinform.ua/rubric-regions/3694464-zagarbniki-namagautsa-zaminuvati-vse-navkolo-energodara-sela-ta-lisosmugi.html" text:style-name="Internet_20_link" text:visited-style-name="Visited_20_Internet_20_Link">
</text:a>
The corner.</text:p>
      <text:p text:style-name="P4">
News Source: <text:a xlink:type="simple" xlink:href="https://www.ukrinform.ua/rubric-regions/3699190-v-ocikuvanni-kontrnastupu-zagarbniki-posilili-perevirki-ukrainciv-v-energodari.html" text:style-name="Internet_20_link" text:visited-style-name="Visited_20_Internet_20_Link">
https://www.ukrinform.ua/rubric-regions/3699190-v-ocikuvanni-kontrnastupu-zagarbniki-posilili-perevirki-ukrainciv-v-energodari.html</text:a>
</text:p>
      <!--NEWS-->
      <text:h text:style-name="P10" text:outline-level="1">
<text:span text:style-name="T4">
The enemy in the morning fired at the community in Sumy region</text:span>
</text:h>
      <text:p text:style-name="P4">
Authors: Ukrinform (Person)</text:p>
      <text:p text:style-name="P4">
Publisher: Укринформ (Organization)</text:p>
      <text:p text:style-name="P4">
Published Time: 2023-04-22T09:47:07+03:00</text:p>
      <text:p text:style-name="P4">
Modified Time: 2023-04-22T09:47:07+03:00</text:p>
      <text:p text:style-name="P4">
Description: Russian troops in the morning of Saturday, April 22, fired twice from mortars and artillery, the Belopil community in Sumy region. - Ukrinform.</text:p>
      <text:p text:style-name="P4">
Images: ["<text:a xlink:type="simple" xlink:href="https://static.ukrinform.com/photos/2023_04/thumb_files/630_360_1682146011-805.jpg" text:style-name="Internet_20_link" text:visited-style-name="Visited_20_Internet_20_Link">
630_360_16821...</text:a>
"]</text:p>
      <text:p text:style-name="P4">
Tags: ['Обстріл', 'Сумщина', 'Війна з росією']</text:p>
      <text:p text:style-name="P4">
Type: Article</text:p>
      <!--METADATA-->
      <text:p text:style-name="P4">
<draw:frame draw:style-name="fr1" draw:name="Image75" text:anchor-type="as-char" svg:width="6.9236in" svg:height="3.956343in" draw:z-index="0">
<draw:image xlink:href="../Images/yкринформ/2023-04-22T09-47-07-03-00/630_360_1682146011-805.jpg" xlink:type="simple" xlink:show="embed" xlink:actuate="onLoad" draw:mime-type="image/jpeg"/>
</draw:frame>
Ruskivska in the morning of Saturday, April 22, twice fired at mortars and artillery bilopol community in Sumy region.</text:p>
      <text:p text:style-name="P4">
About it in <text:a xlink:type="simple" xlink:href="http://t.me/Sumy_news_ODA/15579" text:style-name="Internet_20_link" text:visited-style-name="Visited_20_Internet_20_Link">
</text:a>
The Sumy Ova reports.</text:p>
      <text:p text:style-name="P4">
“The situation is at 9.00. In the morning, the Russians made two shelling of the Bilopilian community, ”the message reads.</text:p>
      <text:p text:style-name="P4">
According to Ova, the enemy beat the community from mortars, 22 "arrivals" were recorded. In addition, there were six “arrivals” as a result of artillery shelling(Healthy).</text:p>
      <text:p text:style-name="P4">
Жертв та поранених унаслідок обстрілів не зафіксовано.</text:p>
      <text:p text:style-name="P4">
Ніч на <text:a xlink:type="simple" xlink:href="https://www.ukrinform.ua/tag-sumsina" text:style-name="Internet_20_link" text:visited-style-name="Visited_20_Internet_20_Link">
 </text:a>
passed without shelling.</text:p>
      <text:p text:style-name="P4">
<text:span text:style-name="T4">
 Read also: </text:span>
 <text:a xlink:type="simple" xlink:href="https://www.ukrinform.ua/rubric-ato/3699183-rosiani-vnoci-skinuli-kerovanu-bombu-na-cernigivsinu.html" text:style-name="Internet_20_link" text:visited-style-name="Visited_20_Internet_20_Link">
</text:a>
As it was reported, on April 20, the Russians fired at mortars, artillery, grenade launchers of four border communities of Sumy region - Khotyn, Belopilsk, Shaliginsk and Novoslobidskaya. 114 "arrivals" were recorded.</text:p>
      <text:p text:style-name="P4">
News Source: <text:a xlink:type="simple" xlink:href="https://www.ukrinform.ua/rubric-ato/3699196-vorog-zranku-dvici-obstrilav-gromadu-na-sumsini.html" text:style-name="Internet_20_link" text:visited-style-name="Visited_20_Internet_20_Link">
https://www.ukrinform.ua/rubric-ato/3699196-vorog-zranku-dvici-obstrilav-gromadu-na-sumsini.html</text:a>
</text:p>
      <!--NEWS-->
      <text:h text:style-name="P10" text:outline-level="1">
<text:span text:style-name="T4">
Football: On Saturday, the 3rd round of the second stage of the First League of Ukraine starts</text:span>
</text:h>
      <text:p text:style-name="P4">
Authors: Ukrinform (Person)</text:p>
      <text:p text:style-name="P4">
Publisher: Укринформ (Organization)</text:p>
      <text:p text:style-name="P4">
Published Time: 2023-04-22T09:50:29+03:00</text:p>
      <text:p text:style-name="P4">
Modified Time: 2023-04-22T09:50:29+03:00</text:p>
      <text:p text:style-name="P4">
Description: On Saturday, April 22, the football fields of Ukraine start matches of the 3rd round of the second stage of the first league. - Ukrinform.</text:p>
      <text:p text:style-name="P4">
Images: ["<text:a xlink:type="simple" xlink:href="https://static.ukrinform.com/photos/2023_04/thumb_files/630_360_1682144482-641.jpeg" text:style-name="Internet_20_link" text:visited-style-name="Visited_20_Internet_20_Link">
630_360_16821...</text:a>
"]</text:p>
      <text:p text:style-name="P4">
Tags: ['Футбол', 'Україна', 'перша ліга', 'Тернопіль']</text:p>
      <text:p text:style-name="P4">
Type: Article</text:p>
      <!--METADATA-->
      <text:p text:style-name="P4">
<draw:frame draw:style-name="fr1" draw:name="Image76" text:anchor-type="as-char" svg:width="6.9236in" svg:height="3.956343in" draw:z-index="0">
<draw:image xlink:href="../Images/yкринформ/2023-04-22T09-50-29-03-00/630_360_1682144482-641.jpeg" xlink:type="simple" xlink:show="embed" xlink:actuate="onLoad" draw:mime-type="image/jpeg"/>
</draw:frame>
On Saturday, April 22, the matches of the 3rd round of the second stage of the first league start in the football fields of Ukraine.</text:p>
      <text:p text:style-name="P4">
There will be three matches in the championship group. Ternopil "Niva" is accepted by Kremenchuk "Kremin", "Epicenter" from Kamianets -Podilskyi - Zaporizhzhya "Metallurg", and Lviv "Carpathians" - Cherkasy LNZ, reports Ukrinform.</text:p>
      <text:p text:style-name="P4">
Leaders' position: "Polesie"(Zhytomyr)- 19 points(After 8 games), “Obolon”(Kyiv)- 18(8), LNZ - 14(8), Carpathians - 12(8).</text:p>
      <text:p text:style-name="P4">
У групі Вибування пройдуть матчі «Чернігів-ШВСМ» - «Діназ» (Vyshgorod)and "Poltava" - "Prykarpattya"(Івано-Франківськ).</text:p>
      <text:p text:style-name="P4">
Лідери: «Буковина» - 14 (8), Chernihiv -SHVSM - 14, Skoruk - 13(8), Dinaz- 12(8).</text:p>
      <text:p text:style-name="P4">
23 квітня у Першій лізі відбутуться зустрічі «Полісся» (Zhytomyr)- “Obolon”(Kyiv), “Skoruk”(Tomakivka)- FSK "Mariupol" and "Minek-Sport"(Gorishniprovna)- “Bukovina”(Chernivtsi).</text:p>
      <text:p text:style-name="P4">
Додамо, що у Чемпіонській групі визначаться володарі двох прямих путівок доПрем'єр-ліги (UPL), and the third and fourth teams will play playoff matches in the classroom.</text:p>
      <text:p text:style-name="P4">
<text:span text:style-name="T4">
 Read also: </text:span>
 <text:a xlink:type="simple" xlink:href="https://www.ukrinform.ua/rubric-sports/3699166-upl-sogodni-projde-ukrainska-futbolna-klasika-dinamo-sahtar.html" text:style-name="Internet_20_link" text:visited-style-name="Visited_20_Internet_20_Link">
<text:span text:style-name="T4">
 Football </text:span>
</text:a>
The last team of the first league will fly to the second, and the feast will play the playoffs with the second league.</text:p>
      <text:p text:style-name="P4">
Photo: pfl.ua.</text:p>
      <text:p text:style-name="P4">
News Source: <text:a xlink:type="simple" xlink:href="https://www.ukrinform.ua/rubric-sports/3699197-futbol-u-subotu-startue-3j-tur-drugogo-etapu-persoi-ligi-ukraini.html" text:style-name="Internet_20_link" text:visited-style-name="Visited_20_Internet_20_Link">
https://www.ukrinform.ua/rubric-sports/3699197-futbol-u-subotu-startue-3j-tur-drugogo-etapu-persoi-ligi-ukraini.html</text:a>
</text:p>
      <!--NEWS-->
      <text:h text:style-name="P10" text:outline-level="1">
<text:span text:style-name="T4">
In Colombia as a result of an explosion at the mine killed seven miners</text:span>
</text:h>
      <text:p text:style-name="P4">
Authors: Ukrinform (Person)</text:p>
      <text:p text:style-name="P4">
Publisher: Укринформ (Organization)</text:p>
      <text:p text:style-name="P4">
Published Time: 2023-04-22T10:07:36+03:00</text:p>
      <text:p text:style-name="P4">
Modified Time: 2023-04-22T10:07:36+03:00</text:p>
      <text:p text:style-name="P4">
Description: A explosion occurred at the coal mine in Colombia, which killed seven miners. - Ukrinform.</text:p>
      <text:p text:style-name="P4">
Images: ["<text:a xlink:type="simple" xlink:href="https://static.ukrinform.com/photos/2022_09/thumb_files/630_360_1663248159-297.jpg" text:style-name="Internet_20_link" text:visited-style-name="Visited_20_Internet_20_Link">
630_360_16632...</text:a>
"]</text:p>
      <text:p text:style-name="P4">
Tags: ['Колумбія', 'Вибух', 'Загибель', 'Шахтарі']</text:p>
      <text:p text:style-name="P4">
Type: Article</text:p>
      <!--METADATA-->
      <text:p text:style-name="P4">
<draw:frame draw:style-name="fr1" draw:name="Image77" text:anchor-type="as-char" svg:width="6.9236in" svg:height="3.956343in" draw:z-index="0">
<draw:image xlink:href="../Images/yкринформ/2023-04-22T10-07-36-03-00/630_360_1663248159-297.jpg" xlink:type="simple" xlink:show="embed" xlink:actuate="onLoad" draw:mime-type="image/jpeg"/>
</draw:frame>
A blank mine in Colombia was an explosion, which resulted in the killed semester.</text:p>
      <text:p text:style-name="P4">
According to Ukrinform, with reference to the head of the fire department of Uregion Kundinamark reports <text:a xlink:type="simple" xlink:href="https://www.malaymail.com/news/world/2023/04/22/coal-mine-blast-in-colombia-kills-seven-workers/65928" text:style-name="Internet_20_link" text:visited-style-name="Visited_20_Internet_20_Link">
</text:a>
 .</text:p>
      <text:p text:style-name="P4">
<text:a xlink:type="simple" xlink:href="https://www.ukrinform.ua/tag-vibuh" text:style-name="Internet_20_link" text:visited-style-name="Visited_20_Internet_20_Link">
 </text:a>
He was about 90 kilometers from the capital of Bogota's capital against Thursday at the Coal Mine of Umunicipaliti Kukunub.</text:p>
      <text:p text:style-name="P4">
Initially, rescuers found three bodies, and four miners were considered missing. However, four more dead were found yesterday.</text:p>
      <text:p text:style-name="P4">
<text:span text:style-name="T4">
 Read also: </text:span>
 <text:a xlink:type="simple" xlink:href="https://www.ukrinform.ua/rubric-world/3628478-zsuv-u-kolumbii-zabrav-33-zitta.html" text:style-name="Internet_20_link" text:visited-style-name="Visited_20_Internet_20_Link">
<text:span text:style-name="T4">
 Columbia </text:span>
</text:a>
Columbia is the largest coal producer in Latin America. In the country, accidents at the mines are frequency, especially in the illegal mines of Uregion Kundinamark and other parts of the country.</text:p>
      <text:p text:style-name="P4">
News Source: <text:a xlink:type="simple" xlink:href="https://www.ukrinform.ua/rubric-world/3699204-u-kolumbii-vnaslidok-vibuhu-na-sahti-zaginuli-semero-girnikiv.html" text:style-name="Internet_20_link" text:visited-style-name="Visited_20_Internet_20_Link">
https://www.ukrinform.ua/rubric-world/3699204-u-kolumbii-vnaslidok-vibuhu-na-sahti-zaginuli-semero-girnikiv.html</text:a>
</text:p>
      <!--NEWS-->
      <text:h text:style-name="P10" text:outline-level="1">
<text:span text:style-name="T4">
Nine collaborators were exposed in Liman</text:span>
</text:h>
      <text:p text:style-name="P4">
Authors: Ukrinform (Person)</text:p>
      <text:p text:style-name="P4">
Publisher: Укринформ (Organization)</text:p>
      <text:p text:style-name="P4">
Published Time: 2023-04-22T10:23:00+03:00</text:p>
      <text:p text:style-name="P4">
Modified Time: 2023-04-22T10:23:00+03:00</text:p>
      <text:p text:style-name="P4">
Description: In the Liman of Donetsk region, during stabilization measures, the Security Service of Ukraine exposed nine enemy associates and found a cross with Russian weapons. - Ukrinform.</text:p>
      <text:p text:style-name="P4">
Images: ["<text:a xlink:type="simple" xlink:href="https://static.ukrinform.com/photos/2022_10/thumb_files/630_360_1664982545-628.jpg" text:style-name="Internet_20_link" text:visited-style-name="Visited_20_Internet_20_Link">
630_360_16649...</text:a>
"]</text:p>
      <text:p text:style-name="P4">
Tags: ['Колаборант', 'Лиман', 'Війна з росією']</text:p>
      <text:p text:style-name="P4">
Type: Article</text:p>
      <!--METADATA-->
      <text:p text:style-name="P4">
<draw:frame draw:style-name="fr1" draw:name="Image78" text:anchor-type="as-char" svg:width="6.9236in" svg:height="3.956343in" draw:z-index="0">
<draw:image xlink:href="../Images/yкринформ/2023-04-22T10-23-00-03-00/630_360_1664982545-628.jpg" xlink:type="simple" xlink:show="embed" xlink:actuate="onLoad" draw:mime-type="image/jpeg"/>
</draw:frame>
In Lymanidnetsky region, during stabilization measures, the Security Service of Ukraine Viovril nine enemy associates and found a cross with Russian mosquito.</text:p>
      <text:p text:style-name="P4">
As Ukrinform reports, the SBU reports in <text:a xlink:type="simple" xlink:href="https://t.me/SBUkr/8070" text:style-name="Internet_20_link" text:visited-style-name="Visited_20_Internet_20_Link">
</text:a>
.</text:p>
      <text:p text:style-name="P4">
"As a result of the operational actions in the frontline estuary, nine -inhabited residents who voluntarily went to cooperate with the enemy were detained," the testimony said.</text:p>
      <text:p text:style-name="P4">
Among them is a 38-year-old resident of the city, who transmitted information on the Russians to the basement and movement of defense forces in the area. The communication was supported by the raiding because of the forbidden social network "Classmates" in Ukraine.</text:p>
      <text:p text:style-name="P4">
<text:span text:style-name="T4">
 Read also: </text:span>
 <text:a xlink:type="simple" xlink:href="https://www.ukrinform.ua/rubric-regions/3696121-na-harkivsini-sbu-zatrimala-se-troh-kolaborantiv-sered-nih-fejkovij-nacfin.html" text:style-name="Internet_20_link" text:visited-style-name="Visited_20_Internet_20_Link">
<text:span text:style-name="T4">
 collaborators </text:span>
</text:a>
The former commander of the guard of the Liman Citizens Security Center was also detained. In July last year, he agreed to lead the invaders of the "fire and rescue part of the Ministry of Emergencies of the DNR".</text:p>
      <text:p text:style-name="P4">
At the same time, three more collaborators were exposed, who after the capture of the city burned to cooperate with the aggressor.</text:p>
      <text:p text:style-name="P4">
Two of them were appointed to "posts" in the "internal policy department of the Tawamentia with the media" and "Department of Land Relations", and another ˗ became the "guard -stone".</text:p>
      <text:p text:style-name="P4">
They are currently informed of the suspicion of Art. 111-1 of the Criminal Code of Ukraine(Collaboration).</text:p>
      <text:p text:style-name="P4">
Ще четверо зловмисників поширювали у заборонених соцмережах заклики напідтримку окупантів, а також дописи, в яких виправдовували воєнні злочинирашистів.</text:p>
      <text:p text:style-name="P4">
Крім того, у ході комплексних заходів співробітники Служби безпеки виявилисхрон з російською зброєю та боєприпасами.</text:p>
      <text:p text:style-name="P4">
Із облаштованої у покинутій приватній будівлі схованки виявлено: реактивнийпіхотний вогнемет "Джміль", гранати Ф-1 та РДГ-2, запали до бойових гранат, 20підривачів, 30-мм реактивний сигнальний патрон, наземний сигнальний патрон,150 набоїв до стрілецької зброї.</text:p>
      <text:p text:style-name="P4">
За всіма викритими фактами незаконної діяльності тривають розслідування длявстановлення всіх обставин злочину і притягнення винних до відповідальності.</text:p>
      <text:p text:style-name="P4">
<text:span text:style-name="T4">
Читайте також:</text:span>
 <text:a xlink:type="simple" xlink:href="https://www.ukrinform.ua/rubric-regions/3698747-sbu-zatrimala-zradnikiv-aki-na-pocatku-vtorgnenna-rf-pidpalili-pozeznu-castinu-na-kiivsini.html" text:style-name="Internet_20_link" text:visited-style-name="Visited_20_Internet_20_Link">
 </text:a>
</text:p>
      <text:p text:style-name="P4">
News Source: <text:a xlink:type="simple" xlink:href="https://www.ukrinform.ua/rubric-regions/3699209-u-limani-vikrili-devatoh-kolaborantiv-ta-znajsli-shron-zi-zbroeu.html" text:style-name="Internet_20_link" text:visited-style-name="Visited_20_Internet_20_Link">
https://www.ukrinform.ua/rubric-regions/3699209-u-limani-vikrili-devatoh-kolaborantiv-ta-znajsli-shron-zi-zbroeu.html</text:a>
</text:p>
      <!--NEWS-->
      <text:h text:style-name="P10" text:outline-level="1">
<text:span text:style-name="T4">
A large -scale fire in the waste shop was erupted under Moscow</text:span>
</text:h>
      <text:p text:style-name="P4">
Authors: Ukrinform (Person)</text:p>
      <text:p text:style-name="P4">
Publisher: Укринформ (Organization)</text:p>
      <text:p text:style-name="P4">
Published Time: 2023-04-22T10:32:47+03:00</text:p>
      <text:p text:style-name="P4">
Modified Time: 2023-04-22T10:32:47+03:00</text:p>
      <text:p text:style-name="P4">
Description: In the Moscow region of the Russian Federation in the morning on Saturday, April 22, a fire broke out in the shop for the disposal of plastic and rubber. - Ukrinform.</text:p>
      <text:p text:style-name="P4">
Images: ["<text:a xlink:type="simple" xlink:href="https://static.ukrinform.com/photos/2023_04/thumb_files/630_360_1682148408-781.jpg" text:style-name="Internet_20_link" text:visited-style-name="Visited_20_Internet_20_Link">
630_360_16821...</text:a>
"]</text:p>
      <text:p text:style-name="P4">
Tags: ['Пожежа', 'росія']</text:p>
      <text:p text:style-name="P4">
Type: Article</text:p>
      <!--METADATA-->
      <text:p text:style-name="P4">
<draw:frame draw:style-name="fr1" draw:name="Image79" text:anchor-type="as-char" svg:width="6.9236in" svg:height="3.956343in" draw:z-index="0">
<draw:image xlink:href="../Images/yкринформ/2023-04-22T10-32-47-03-00/630_360_1682148408-781.jpg" xlink:type="simple" xlink:show="embed" xlink:actuate="onLoad" draw:mime-type="image/jpeg"/>
</draw:frame>
In the morning of the Russian Federation in the morning on Saturday, April 22, a fire broke out in the shop of plastic and rubber.</text:p>
      <text:p text:style-name="P4">
About it reports Ukrinform with reference to the press service <text:a xlink:type="simple" xlink:href="http://t.me/mchs_official/8440" text:style-name="Internet_20_link" text:visited-style-name="Visited_20_Internet_20_Link">
</text:a>
.</text:p>
      <text:p text:style-name="P4">
“In Lyubhrts, firefighters localized the fire in a metal shop from the utilization of the waste. There are no threats to neighboring buildings, ”the message reads.</text:p>
      <text:p text:style-name="P4">
The published photo shows that a huge pillar is raised above the building. The area of the fire covered 1500 square meters. m, noted in the Ministry of Emergencies of the Russian Federation.</text:p>
      <text:p text:style-name="P4">
According to Russian rescuers, 11 cars and 38 Zagozhniki were attracted to extinguishing the fire.</text:p>
      <text:p text:style-name="P4">
Subsequently in the Ministry of Emergencies <text:a xlink:type="simple" xlink:href="https://www.ukrinform.ua/tag-rosia" text:style-name="Internet_20_link" text:visited-style-name="Visited_20_Internet_20_Link">
</text:a>
It was reported that there were no victims of fire.</text:p>
      <text:p text:style-name="P4">
According to Russian <text:a xlink:type="simple" xlink:href="http://vm.ru/news/1047427-ceh-po-utilizacii-plastika-zagorelsya-v-lyubercah" text:style-name="Internet_20_link" text:visited-style-name="Visited_20_Internet_20_Link">
</text:a>
, it's a plastic and rubber shop.</text:p>
      <text:p text:style-name="P4">
<text:span text:style-name="T4">
 Read also: </text:span>
 <text:a xlink:type="simple" xlink:href="https://www.ukrinform.ua/rubric-world/3681009-u-pidmoskovi-goriv-zavod-plastiku.html" text:style-name="Internet_20_link" text:visited-style-name="Visited_20_Internet_20_Link">
</text:a>
As it was reported, at the end of March <text:a xlink:type="simple" xlink:href="https://www.ukrinform.ua/rubric-world/3687581-v-omsku-gorit-velikij-sklad-iz-plastikom.html" text:style-name="Internet_20_link" text:visited-style-name="Visited_20_Internet_20_Link">
</text:a>
- on an area of 3.5 thousand. sq. m.</text:p>
      <text:p text:style-name="P4">
News Source: <text:a xlink:type="simple" xlink:href="https://www.ukrinform.ua/rubric-world/3699210-pid-moskvou-spalahnula-masstabna-pozeza-u-cehu-z-utilizacii-vidhodiv.html" text:style-name="Internet_20_link" text:visited-style-name="Visited_20_Internet_20_Link">
https://www.ukrinform.ua/rubric-world/3699210-pid-moskvou-spalahnula-masstabna-pozeza-u-cehu-z-utilizacii-vidhodiv.html</text:a>
</text:p>
      <!--NEWS-->
      <text:h text:style-name="P10" text:outline-level="1">
<text:span text:style-name="T4">
Ukrainians staged a protest in Lisbon during the visit of President Brazil</text:span>
</text:h>
      <text:p text:style-name="P4">
Authors: Ukrinform (Person)</text:p>
      <text:p text:style-name="P4">
Publisher: Укринформ (Organization)</text:p>
      <text:p text:style-name="P4">
Published Time: 2023-04-22T10:33:29+03:00</text:p>
      <text:p text:style-name="P4">
Modified Time: 2023-04-22T10:33:29+03:00</text:p>
      <text:p text:style-name="P4">
Description: The Ukrainians staged a demonstration near the Brazil Embassy in the capital of Portugal Lisboni to protest against the recent statements of Brazilian President Louis Inasio Lula davore Da Silva about Russia's war against Ukraine. - Ukrinform.</text:p>
      <text:p text:style-name="P4">
Images: ["<text:a xlink:type="simple" xlink:href="https://static.ukrinform.com/photos/2016_03/thumb_files/630_360_1457097747-9021-luis-inasio-lula-da-silva.jpg" text:style-name="Internet_20_link" text:visited-style-name="Visited_20_Internet_20_Link">
630_360_14570...</text:a>
", "<text:a xlink:type="simple" xlink:href="https://static.ukrinform.com/photos/2023_04/1682148462-522.jpg" text:style-name="Internet_20_link" text:visited-style-name="Visited_20_Internet_20_Link">
1682148462-52...</text:a>
"]</text:p>
      <text:p text:style-name="P4">
Tags: ['Бразилія', 'Португалія', 'Протест', 'Україна']</text:p>
      <text:p text:style-name="P4">
Type: Article</text:p>
      <!--METADATA-->
      <text:p text:style-name="P4">
<draw:frame draw:style-name="fr1" draw:name="Image80" text:anchor-type="as-char" svg:width="6.9236in" svg:height="3.956343in" draw:z-index="0">
<draw:image xlink:href="../Images/yкринформ/2023-04-22T10-33-29-03-00/630_360_1457097747-9021-luis-inasio-lula-da-silva.jpg" xlink:type="simple" xlink:show="embed" xlink:actuate="onLoad" draw:mime-type="image/jpeg"/>
</draw:frame>
The Ukrainians staged a demonstration near the Brazil Embassy of Portugal Lisboni to protest against the recent expanses of Brazilian President Luis Inasio Lula Lula da Silva about war against Ukraine.</text:p>
      <text:p text:style-name="P4">
This is reported by Ukrinform with reference to the agency <text:a xlink:type="simple" xlink:href="http://www.reuters.com/world/europe/angry-brazils-lula-ukrainians-protest-lisbon-official-visit-starts-2023-04-21/" text:style-name="Internet_20_link" text:visited-style-name="Visited_20_Internet_20_Link">
</text:a>
.</text:p>
      <text:p text:style-name="P4">
As it is noted, President Lula, who arrived on Portugal on Friday, has been angry in the West in the West that he suggested that both Ukraine and Moscow were equally guilty of the beginning of the war in February 2022.</text:p>
      <text:p text:style-name="P4">
Last weekend, he said that the United States and the European Allies to stop supplying weapons to Ukraine, saying that they were delaying the war.</text:p>
      <text:p text:style-name="P4">
Ukrainian protesters near the Brazilian embassy kept posters with the notes: "<text:a xlink:type="simple" xlink:href="https://www.ukrinform.ua/tag-rosia" text:style-name="Internet_20_link" text:visited-style-name="Visited_20_Internet_20_Link">
</text:a>
- терористramчна держаса "" т "припинкь биù и ихих -".</text:p>
      <text:p text:style-name="Quotations">

<text:p text:style-name="P4">
Shame:&gt;
 A group of Ukrainians performed a hj protest in front of the Brazilian Embassy&gt;
 in Lisbon in retaliation the visit of President Pró Putin&gt;
 Brazilian Lula to Portugal!Wrapped with flags of the country, they held&gt;
 posters where they said Russia is a "terrorist state"&gt;
&gt;
 - Ukraine free !!(@RCostadias) <text:a xlink:type="simple" xlink:href="https://twitter.com/RCostadias/status/1649566002181468160" text:style-name="Internet_20_link" text:visited-style-name="Visited_20_Internet_20_Link">
&gt;
 </text:a>
Ukrainian refugee Yana Kolomiets, who has been in Zportugal for four months, participated in a protest action in Lisbon and said that she was "horrifying" when he hears statements.</text:p>

</text:p>
      <text:p text:style-name="P4">
"People in Ukraine are killed in Ukraine, and we need international support," said Pavel Sadoh, the head of the Association of Ukrainians, calling the "strange" that "the president who has fought for democracy all his life, now found himself at Botitallitarianism."</text:p>
      <text:p text:style-name="P4">
The Association of Ukrainians transferred a letter to the Brazilian Embassy, in which Brazili Raimundo Carreiro and Government Minister Marcio Masedo was discontent.</text:p>
      <text:p text:style-name="P4">
<draw:frame draw:style-name="fr1" draw:name="Image82" text:anchor-type="as-char" svg:width="6.9236in" svg:height="4.617898in" draw:z-index="0">
<draw:image xlink:href="../Images/yкринформ/2023-04-22T10-33-29-03-00/1682148462-522.jpg" xlink:type="simple" xlink:show="embed" xlink:actuate="onLoad" draw:mime-type="image/jpeg"/>
</draw:frame>
<text:span text:style-name="T5">
Foto: Marcio Macedo/FB</text:span>
</text:p>
      <text:p text:style-name="P4">
"Brazil and President Lula are devoted to peace, and the President will work to unite other countries to find an alternative to stop this conflict," Mashedo told journalists after receiving a letter.According to Ukrinform, the day before, Brazil President Luis Inasio Lula Dasilva accused the United States of "encouraging war in Ukraine". White House <text:a xlink:type="simple" xlink:href="https://www.ukrinform.ua/rubric-world/3697247-stati-zvinuvatili-braziliu-u-povtorenni-rosijskoi-propagandi.html" text:style-name="Internet_20_link" text:visited-style-name="Visited_20_Internet_20_Link">
</text:a>
The fact that Brazil is thus repeating Russian and Chinese propaganda. After that, the Foreign Minister of Brazil Mauer Virahira during the press conference stated that he disagreed with the position of official Vashington.</text:p>
      <text:p text:style-name="P4">
At the same time in the Ministry of Foreign Affairs of Ukraine <text:a xlink:type="simple" xlink:href="https://www.ukrinform.ua/rubric-polytics/3697370-mzs-zaprosue-prezidenta-brazilii-do-ukraini.html" text:style-name="Internet_20_link" text:visited-style-name="Visited_20_Internet_20_Link">
</text:a>
Brazil's approaches to the Silva heard that they do not correspond to the real state of the correspondence, and invited him to visit Ukraine to understand the true essence of Russian aggression.</text:p>
      <text:p text:style-name="P4">
News Source: <text:a xlink:type="simple" xlink:href="https://www.ukrinform.ua/rubric-diaspora/3699211-ukrainci-vlastuvali-akciu-protestu-u-lisaboni-pid-cas-vizitu-prezidenta-brazilii.html" text:style-name="Internet_20_link" text:visited-style-name="Visited_20_Internet_20_Link">
https://www.ukrinform.ua/rubric-diaspora/3699211-ukrainci-vlastuvali-akciu-protestu-u-lisaboni-pid-cas-vizitu-prezidenta-brazilii.html</text:a>
</text:p>
      <!--NEWS-->
      <text:h text:style-name="P10" text:outline-level="1">
<text:span text:style-name="T4">
In Kiev for the day of water in the Dnieper fell by another 16 centimeters</text:span>
</text:h>
      <text:p text:style-name="P4">
Authors: Ukrinform (Person)</text:p>
      <text:p text:style-name="P4">
Publisher: Укринформ (Organization)</text:p>
      <text:p text:style-name="P4">
Published Time: 2023-04-22T10:45:42+03:00</text:p>
      <text:p text:style-name="P4">
Modified Time: 2023-04-22T10:45:42+03:00</text:p>
      <text:p text:style-name="P4">
Description: In Kiev, there is a fall in water in the Dnieper several days in a row: in recent days the water level has fallen by almost 50 cm. - Ukrinform.</text:p>
      <text:p text:style-name="P4">
Images: ["<text:a xlink:type="simple" xlink:href="https://static.ukrinform.com/photos/2023_04/thumb_files/630_360_1681910808-169.jpg" text:style-name="Internet_20_link" text:visited-style-name="Visited_20_Internet_20_Link">
630_360_16819...</text:a>
"]</text:p>
      <text:p text:style-name="P4">
Tags: ['Дніпро', 'Київ', 'Водопілля']</text:p>
      <text:p text:style-name="P4">
Type: Article</text:p>
      <!--METADATA-->
      <text:p text:style-name="P4">
<draw:frame draw:style-name="fr1" draw:name="Image83" text:anchor-type="as-char" svg:width="6.9236in" svg:height="3.956343in" draw:z-index="0">
<draw:image xlink:href="../Images/yкринформ/2023-04-22T10-45-42-03-00/630_360_1681910808-169.jpg" xlink:type="simple" xlink:show="embed" xlink:actuate="onLoad" draw:mime-type="image/jpeg"/>
</draw:frame>
In Kiev, there is a fall in water levels in the Dnieper: the last water level has fallen by almost 50 cm.</text:p>
      <text:p text:style-name="P4">
According to Ukrinform, the Kyiv City Military Administration reports in <text:a xlink:type="simple" xlink:href="http://t.me/VA_Kyiv/1521" text:style-name="Internet_20_link" text:visited-style-name="Visited_20_Internet_20_Link">
</text:a>
.</text:p>
      <text:p text:style-name="P4">
“As of 9:30 pm 22.04.2023 the water level of the Dnieper River in Kiev near the Metro Bridge is 9 308 cm. This figure is 16 cm less than yesterday. The fall of the level of the Dnieper within the capital lasts from the beginning of the week. During these recent days, the level has fallen by almost 50 cm. The passage of spring water supply through the Kyiv hydroelectric power station continues. In Kiev, the flooding of floodplain areas and low landscapes of gardening, farmland, ”said the head of Kmwasergiy Popko.</text:p>
      <text:p text:style-name="P4">
<text:span text:style-name="T4">
 Read also: </text:span>
 <text:a xlink:type="simple" xlink:href="https://www.ukrinform.ua/rubric-regions/3698323-vesnane-vodopilla-jde-na-spad-ukrgidroenergo.html" text:style-name="Internet_20_link" text:visited-style-name="Visited_20_Internet_20_Link">
<text:span text:style-name="T4">
 waterpiece </text:span>
</text:a>
He reported that there were no emergency floods in Kiev. According to preliminary forecasts of the Ukrhydromet Center, the peak of the spring water supply for the capital was expected today, April 22.</text:p>
      <text:p text:style-name="P4">
The Chief of the KMVA noted that while the flood level on the Dnieper within Kiev is unsafeed by industrial sites and residential areas of the city. However, this is not a lot of vigilance. The authorities of the city and all the necessary services will continue to monitor the situation with the water supply. “We are ready for possible extraordinary situations!The people of Kiev should always feel protected!”He added.</text:p>
      <text:p text:style-name="P4">
<text:span text:style-name="T4">
 Read also: </text:span>
 <text:a xlink:type="simple" xlink:href="https://www.ukrinform.ua/rubric-regions/3698787-dvi-oblasti-vijsli-z-cervonoi-zoni-nebezpeki-pidtoplen.html" text:style-name="Internet_20_link" text:visited-style-name="Visited_20_Internet_20_Link">
</text:a>
As reported by Ukrinform, in <text:a xlink:type="simple" xlink:href="https://www.ukrinform.ua/rubric-kyiv/3698731-u-kievi-viducora-na-13-santimetriv-upav-riven-vodi-u-dnipri.html" text:style-name="Internet_20_link" text:visited-style-name="Visited_20_Internet_20_Link">
</text:a>
For several days in a row there is a fall in water level in the Dnieper.</text:p>
      <text:p text:style-name="P4">
News Source: <text:a xlink:type="simple" xlink:href="https://www.ukrinform.ua/rubric-kyiv/3699215-u-kievi-za-den-riven-vodi-u-dnipri-vpav-se-na-16-santimetriv.html" text:style-name="Internet_20_link" text:visited-style-name="Visited_20_Internet_20_Link">
https://www.ukrinform.ua/rubric-kyiv/3699215-u-kievi-za-den-riven-vodi-u-dnipri-vpav-se-na-16-santimetriv.html</text:a>
</text:p>
      <!--NEWS-->
      <text:h text:style-name="P10" text:outline-level="1">
<text:span text:style-name="T4">
The invaders were transferred to Marinka instead of paratroopers "Storm Divisions Z"</text:span>
</text:h>
      <text:p text:style-name="P4">
Authors: Ukrinform (Person)</text:p>
      <text:p text:style-name="P4">
Publisher: Укринформ (Organization)</text:p>
      <text:p text:style-name="P4">
Published Time: 2023-04-22T10:51:50+03:00</text:p>
      <text:p text:style-name="P4">
Modified Time: 2023-04-22T10:51:50+03:00</text:p>
      <text:p text:style-name="P4">
Description: The Russian military command transferred to Marinka the so -called "assault units" instead of the two landing parts that were brought to recovery. - Ukrinform.</text:p>
      <text:p text:style-name="P4">
Images: ["<text:a xlink:type="simple" xlink:href="https://static.ukrinform.com/photos/2022_11/thumb_files/630_360_1668461240-442.jpg" text:style-name="Internet_20_link" text:visited-style-name="Visited_20_Internet_20_Link">
630_360_16684...</text:a>
"]</text:p>
      <text:p text:style-name="P4">
Tags: ["Мар'їнка", 'Схід України', 'Війна з росією', 'Єдині новини']</text:p>
      <text:p text:style-name="P4">
Type: Article</text:p>
      <!--METADATA-->
      <text:p text:style-name="P4">
<draw:frame draw:style-name="fr1" draw:name="Image84" text:anchor-type="as-char" svg:width="6.9236in" svg:height="3.956343in" draw:z-index="0">
<draw:image xlink:href="../Images/yкринформ/2023-04-22T10-51-50-03-00/630_360_1668461240-442.jpg" xlink:type="simple" xlink:show="embed" xlink:actuate="onLoad" draw:mime-type="image/jpeg"/>
</draw:frame>
The Russian Command has transferred to Marinka the so -called "assault units" instead of two landing parts that were brought to recovery.</text:p>
      <text:p text:style-name="P4">
According to Ukrinform, the reporter of the united Press Center of Defense forces of Tavriysky Alexeydmitrashkivskyi.</text:p>
      <text:p text:style-name="P4">
“Instead, the so -called assault units have come to the so -called… Today they began to recruit the assault units with just people with a rapid past. There is a separate charter for these units, which clearly states that wounded from the battlefield is not evacuated. Why? In order to do not have to take on the assault, a personnel that is not damaged, ”the tellinger.</text:p>
      <text:p text:style-name="P4">
<text:span text:style-name="T4">
 Read also: </text:span>
 <text:a xlink:type="simple" xlink:href="https://www.ukrinform.ua/rubric-ato/3693677-u-rajoni-marinki-ta-avdiivki-armia-rf-sodna-vtracae-do-dvoh-rot-sili-oboroni.html" text:style-name="Internet_20_link" text:visited-style-name="Visited_20_Internet_20_Link">
</text:a>
According to Dmitryashkivsky, according to the hostile documents received, the preparation of assault mouth Z Russian command allocates a maximum of two weeks.</text:p>
      <text:p text:style-name="P4">
"Some documents were included in us, namely:" Regulations on the assault company Z "of the 8-embossing military army of the Russian Federation. It clearly states that only 10-15 days are allocated for the preparation of these units. It is too little to prepare for the formation of a team that will work well. But in <text:a xlink:type="simple" xlink:href="https://www.ukrinform.ua/tag-rosia" text:style-name="Internet_20_link" text:visited-style-name="Visited_20_Internet_20_Link">
</text:a>
It is clear that they do not even maintain the luminaries who died in these units, ”the spokesman said.</text:p>
      <text:p text:style-name="P4">
<text:span text:style-name="T4">
 Read also: </text:span>
 <text:a xlink:type="simple" xlink:href="https://www.ukrinform.ua/rubric-ato/3691067-u-rosian-na-avdiivskomu-ta-marinskomu-napramkah-sposterigaetsa-snaradnij-golod-sili-oboroni.html" text:style-name="Internet_20_link" text:visited-style-name="Visited_20_Internet_20_Link">
</text:a>
As reported by Ukrinform, for <text:a xlink:type="simple" xlink:href="https://www.ukrinform.ua/rubric-ato/3696933-vijska-rf-vidveli-z-rajonu-marinki-dvi-desantni-castini-na-vidnovlenna.html" text:style-name="Internet_20_link" text:visited-style-name="Visited_20_Internet_20_Link">
</text:a>
, Russian troops removed from the Marinka district in Donetsk two landing military units for recovery.</text:p>
      <text:p text:style-name="P4">
News Source: <text:a xlink:type="simple" xlink:href="https://www.ukrinform.ua/rubric-ato/3699216-do-marinki-zagarbniki-perekinuli-zamist-desantnikiv-sturmovi-pidrozdili-z.html" text:style-name="Internet_20_link" text:visited-style-name="Visited_20_Internet_20_Link">
https://www.ukrinform.ua/rubric-ato/3699216-do-marinki-zagarbniki-perekinuli-zamist-desantnikiv-sturmovi-pidrozdili-z.html</text:a>
</text:p>
      <!--NEWS-->
      <text:h text:style-name="P10" text:outline-level="1">
<text:span text:style-name="T4">
Russian troops fired eight regions of Ukraine a day</text:span>
</text:h>
      <text:p text:style-name="P4">
Authors: Ukrinform (Person)</text:p>
      <text:p text:style-name="P4">
Publisher: Укринформ (Organization)</text:p>
      <text:p text:style-name="P4">
Published Time: 2023-04-22T10:53:08+03:00</text:p>
      <text:p text:style-name="P4">
Modified Time: 2023-04-22T10:53:08+03:00</text:p>
      <text:p text:style-name="P4">
Description: The Russian Federation troops fired at eight regions of Ukraine during the day. - Ukrinform.</text:p>
      <text:p text:style-name="P4">
Images: ["<text:a xlink:type="simple" xlink:href="https://static.ukrinform.com/photos/2023_04/thumb_files/630_360_1682149917-471.jpg" text:style-name="Internet_20_link" text:visited-style-name="Visited_20_Internet_20_Link">
630_360_16821...</text:a>
"]</text:p>
      <text:p text:style-name="P4">
Tags: ['Обстріл', 'Поранені', 'Загибель', 'Війна з росією']</text:p>
      <text:p text:style-name="P4">
Type: Article</text:p>
      <!--METADATA-->
      <text:p text:style-name="P4">
<draw:frame draw:style-name="fr1" draw:name="Image85" text:anchor-type="as-char" svg:width="6.9236in" svg:height="3.956343in" draw:z-index="0">
<draw:image xlink:href="../Images/yкринформ/2023-04-22T10-53-08-03-00/630_360_1682149917-471.jpg" xlink:type="simple" xlink:show="embed" xlink:actuate="onLoad" draw:mime-type="image/jpeg"/>
</draw:frame>
The Russian Federation fired eight regions of Ukraine during the day.</text:p>
      <text:p text:style-name="P4">
According to Ukrinform, this is stated in the consolidated information of the regional military administrations about the situation in the regions of Ukraine as of 9:00 Saturday, April 22.</text:p>
      <text:p text:style-name="P4">
In the Chernihiv region, three shelling took place in the day, two of which are artillery. In the Novgorod-Siversky district, the power lines are damaged, five villages remain without electricity.</text:p>
      <text:p text:style-name="P4">
At night there was an explosion in the border of Novgorod-Siversky district. By preliminary information, without victims and destruction. The data is specified.</text:p>
      <text:p text:style-name="P4">
In the Sumy region in the morning the enemy carried out a mortar shelling in the territory of the Bilopol community. Information about the victims, the destruction of object -infrastructure was not received. The data is specified.</text:p>
      <text:p text:style-name="P4">
Artillery firing with the SAU was also carried out. Six hits were recorded. Reduces.</text:p>
      <text:p text:style-name="P4">
Yesterday during the day the Russians fired at four border communities - Khotinsk, Belopilsk, Shalyginsk and Novoslobidskaya. 114 muds of mortars, artillery, grenade launchers were recorded.</text:p>
      <text:p text:style-name="P4">
One person was injured in the Hotin community. The school is also damaged.</text:p>
      <text:p text:style-name="P4">
<text:span text:style-name="T4">
 Read also: </text:span>
 <text:a xlink:type="simple" xlink:href="https://www.ukrinform.ua/rubric-regions/3699209-u-limani-vikrili-devatoh-kolaborantiv-ta-znajsli-shron-zi-zbroeu.html" text:style-name="Internet_20_link" text:visited-style-name="Visited_20_Internet_20_Link">
</text:a>
58 artillery shellings were recorded in the Zaporozhye region, and three of the duties were two of the RSSD for the last day.</text:p>
      <text:p text:style-name="P4">
The enemy actively beats the line of demarcation: Malinivka, Temivka, Primorskoye, Kamianske and 12 other settlements have new destruction. There were 15 messages on damage to the dwelling and property of the locals. Without victims.</text:p>
      <text:p text:style-name="P4">
In the Kharkiv region, in the Slobozhansky direction, the Russians were fired at the Geptivka and Vovchansky farms.</text:p>
      <text:p text:style-name="P4">
In the Kupyansk direction, the aggressor attempted to improve the tactical position, carried out assault actions near the settlement of Lyman, the first Kupyansky district, did not success.</text:p>
      <text:p text:style-name="P4">
Krasne first, Novomlinsk, two -year, Western, Kotlyarivka and Berestovo suffered enemy shelling.</text:p>
      <text:p text:style-name="P4">
<text:span text:style-name="T4">
 Read also: </text:span>
 <text:a xlink:type="simple" xlink:href="https://www.ukrinform.ua/rubric-ato/3699188-rosijska-armia-poranila-v-ukraini-949-ditej.html" text:style-name="Internet_20_link" text:visited-style-name="Visited_20_Internet_20_Link">
<text:span text:style-name="T4">
 children </text:span>
</text:a>
In the Luhansk region of artillery <text:a xlink:type="simple" xlink:href="https://www.ukrinform.ua/tag-obstril" text:style-name="Internet_20_link" text:visited-style-name="Visited_20_Internet_20_Link">
</text:a>
Last day, Stelmakhivka, Makeevka, Nevsky, Dibrova and Bigorivka were suffered.</text:p>
      <text:p text:style-name="P4">
The situation in the region remains tense.20 residential buildings were damaged, 9 multi -dwelling, waste disposal building, administrative building of metallurgical equipment, AKHZ PJSC Workshop, four outbuildings, a civilian car.</text:p>
      <text:p text:style-name="P4">
In addition, during this night, the enemy made three shelling of Konstantinovka with S-300 ZRK. He damaged the objects of five private homes, seven civilian cars, two premises for the elderly.</text:p>
      <text:p text:style-name="P4">
Per day - one dead, two wounded.</text:p>
      <text:p text:style-name="P4">
In the Nikolaev area yesterday, the aggressor made an artillery shelter of the Ochakov community from the Kinburn Spit. Without loss and destruction.</text:p>
      <text:p text:style-name="P4">
In the Kherson region, the enemy performed 45 shellings per day, releasing 235 SNARAGARS from heavy artillery and UAVs in the areas of settlements Mykolaivka, Tokarivka, Novotyaginka, Sofiyivka, Novodmitrivka, Kizomis, Bilozer, Antonovka, Veselek, Repolivka. , Giant, Berislav, Tokarivka.</text:p>
      <text:p text:style-name="P4">
There are no casualties and victims among civilians.</text:p>
      <text:p text:style-name="P4">
83 people were evacuated from the liberated territory of the region.</text:p>
      <text:p text:style-name="P4">
<text:span text:style-name="T4">
 Read also: </text:span>
 <text:a xlink:type="simple" xlink:href="https://www.ukrinform.ua/rubric-ato/3699184-rosiani-trimaut-u-cornomu-mori-dva-pidvodnih-covni-z-kalibrami.html" text:style-name="Internet_20_link" text:visited-style-name="Visited_20_Internet_20_Link">
<text:span text:style-name="T4">
 black </text:span>
 <text:span text:style-name="T4">
 </text:span>
 sea **</text:a>
As reported by Ukrinform, the forces of defense per day repelled 53 attacks of the enemy, <text:a xlink:type="simple" xlink:href="https://www.ukrinform.ua/rubric-ato/3699152-sili-oboroni-za-dobu-vidbili-53-ataki-protivnika-trivaut-zapekli-boi-za-bahmut.html" text:style-name="Internet_20_link" text:visited-style-name="Visited_20_Internet_20_Link">
</text:a>
.</text:p>
      <text:p text:style-name="P4">
<text:span text:style-name="T5">
Foto: Pavel Kirilenko/Telegram</text:span>
</text:p>
      <text:p text:style-name="P4">
News Source: <text:a xlink:type="simple" xlink:href="https://www.ukrinform.ua/rubric-regions/3699217-vijska-rf-za-dobu-obstrilali-visim-oblastej-ukraini.html" text:style-name="Internet_20_link" text:visited-style-name="Visited_20_Internet_20_Link">
https://www.ukrinform.ua/rubric-regions/3699217-vijska-rf-za-dobu-obstrilali-visim-oblastej-ukraini.html</text:a>
</text:p>
      <!--NEWS-->
      <text:h text:style-name="P10" text:outline-level="1">
<text:span text:style-name="T4">
Sachko lost the first sown in the quarterfinals of the ATP tournament in Mexico</text:span>
</text:h>
      <text:p text:style-name="P4">
Authors: Ukrinform (Person)</text:p>
      <text:p text:style-name="P4">
Publisher: Укринформ (Organization)</text:p>
      <text:p text:style-name="P4">
Published Time: 2023-04-22T11:02:23+03:00</text:p>
      <text:p text:style-name="P4">
Modified Time: 2023-04-22T11:02:23+03:00</text:p>
      <text:p text:style-name="P4">
Description: Ukrainian tennis player Vitaliy Sachko dropped out of the fight at the ATP Challenger Tour competitions in the Mexican city of Morelos with a $ 80,000 prize fund. - Ukrinform.</text:p>
      <text:p text:style-name="P4">
Images: ["<text:a xlink:type="simple" xlink:href="https://static.ukrinform.com/photos/2023_04/thumb_files/630_360_1681971580-378.jpg" text:style-name="Internet_20_link" text:visited-style-name="Visited_20_Internet_20_Link">
630_360_16819...</text:a>
"]</text:p>
      <text:p text:style-name="P4">
Tags: ['Мексика', 'Теніс', 'Збірна України', 'Чоловіки']</text:p>
      <text:p text:style-name="P4">
Type: Article</text:p>
      <!--METADATA-->
      <text:p text:style-name="P4">
<draw:frame draw:style-name="fr1" draw:name="Image86" text:anchor-type="as-char" svg:width="6.9236in" svg:height="3.956343in" draw:z-index="0">
<draw:image xlink:href="../Images/yкринформ/2023-04-22T11-02-23-03-00/630_360_1681971580-378.jpg" xlink:type="simple" xlink:show="embed" xlink:actuate="onLoad" draw:mime-type="image/jpeg"/>
</draw:frame>
Ukrainian tennis player Vitaliy Sachko dropped out of the fight at the ATPCCHALLENGER TOUR competition in the Mexican city of Morelos with a $ 80,000 prize fund.</text:p>
      <text:p text:style-name="P4">
Vitaliy(№292 ATP)In the 1/4 finals he gave way to the first sown James Dacworth(113)from Australia - 6: 2, 6: 7(0:7), 5:7, передає Укрінформ.</text:p>
      <text:p text:style-name="P4">
Поєдинок тривав 2 години 44 хвилини.</text:p>
      <text:p text:style-name="P4">
<text:span text:style-name="T4">
Читайте також:</text:span>
 <text:a xlink:type="simple" xlink:href="https://www.ukrinform.ua/rubric-sports/3698225-ukrainec-sacko-zigrae-u-tretomu-cvertfinali-turniriv-atr-u-sezoni.html" text:style-name="Internet_20_link" text:visited-style-name="Visited_20_Internet_20_Link">
 <text:span text:style-name="T4">
Сачко</text:span>
 </text:a>
For a net, it was the third quarterfinals this year. In March, Vitaliy reached the stage of competition at the Challengers in Lugano and Lilly.</text:p>
      <text:p text:style-name="P4">
Photo: Morelos Open.</text:p>
      <text:p text:style-name="P4">
News Source: <text:a xlink:type="simple" xlink:href="https://www.ukrinform.ua/rubric-sports/3699219-sacko-prograv-persomu-sianomu-u-cvertfinali-turniru-atp-u-meksici.html" text:style-name="Internet_20_link" text:visited-style-name="Visited_20_Internet_20_Link">
https://www.ukrinform.ua/rubric-sports/3699219-sacko-prograv-persomu-sianomu-u-cvertfinali-turniru-atp-u-meksici.html</text:a>
</text:p>
      <!--NEWS-->
      <text:h text:style-name="P10" text:outline-level="1">
<text:span text:style-name="T4">
Brazil's President reacted at the invitation to visit Ukraine: send an assistant</text:span>
</text:h>
      <text:p text:style-name="P4">
Authors: Ukrinform (Person)</text:p>
      <text:p text:style-name="P4">
Publisher: Укринформ (Organization)</text:p>
      <text:p text:style-name="P4">
Published Time: 2023-04-22T11:02:26+03:00</text:p>
      <text:p text:style-name="P4">
Modified Time: 2023-04-22T11:02:26+03:00</text:p>
      <text:p text:style-name="P4">
Description: Brazil's President Luis Inasio Lula da Silva answered the proposal to visit Ukraine on a visit. Instead, he decided to send his assistant to Kiev. - Ukrinform.</text:p>
      <text:p text:style-name="P4">
Images: ["<text:a xlink:type="simple" xlink:href="https://static.ukrinform.com/photos/2023_04/thumb_files/630_360_1682150482-724.jpg" text:style-name="Internet_20_link" text:visited-style-name="Visited_20_Internet_20_Link">
630_360_16821...</text:a>
", "<text:a xlink:type="simple" xlink:href="https://static.ukrinform.com/photos/2023_04/1682148457-638.jpg" text:style-name="Internet_20_link" text:visited-style-name="Visited_20_Internet_20_Link">
1682148457-63...</text:a>
"]</text:p>
      <text:p text:style-name="P4">
Tags: ['Бразилія', 'Президент', 'Україна']</text:p>
      <text:p text:style-name="P4">
Type: Article</text:p>
      <!--METADATA-->
      <text:p text:style-name="P4">
<draw:frame draw:style-name="fr1" draw:name="Image87" text:anchor-type="as-char" svg:width="6.9236in" svg:height="3.945353in" draw:z-index="0">
<draw:image xlink:href="../Images/yкринформ/2023-04-22T11-02-26-03-00/630_360_1682150482-724.jpg" xlink:type="simple" xlink:show="embed" xlink:actuate="onLoad" draw:mime-type="image/jpeg"/>
</draw:frame>
Luis Inasio Lula da Silva, Presidential Brazil, answered a proposal to visit Ukraine with a jar. Instead, he decided to send his assistant to Kiev.</text:p>
      <text:p text:style-name="P4">
According to Ukrinform, the publication [] reports(http://www1.folha.uol.com.br/mundo/2023/04/celso-amorim-decide-viajar-a-ucrania-apos-criticas-as-falas-de-lula-sobre-guerra.shtml).</text:p>
      <text:p text:style-name="P4">
As it is noted, the special assistant President of Brazil on international issues Amzims will go to Ukraine on behalf of the Brazilian leader, the reporter of the General Secretariat of the Presidential Administration of the country Martiomassedo.</text:p>
      <text:p text:style-name="P4">
"The President made a decision and instructed me to inform that a special assistant in international issues, the exclusive of the Foreign Ministry, which was already in Russia, will visit Ukraine," - the message reads.</text:p>
      <text:p text:style-name="P4">
Masedo made such a statement after meeting with representatives of the Association of Ukrainians of Zportugal, where the Brazilian president arrived yesterday.</text:p>
      <text:p text:style-name="P4">
<draw:frame draw:style-name="fr1" draw:name="Image88" text:anchor-type="as-char" svg:width="6.9236in" svg:height="4.635127in" draw:z-index="0">
<draw:image xlink:href="../Images/yкринформ/2023-04-22T11-02-26-03-00/1682148457-638.jpg" xlink:type="simple" xlink:show="embed" xlink:actuate="onLoad" draw:mime-type="image/jpeg"/>
</draw:frame>
<text:span text:style-name="T5">
Foto: Marcio Macedo/FB</text:span>
</text:p>
      <text:p text:style-name="P4">
According to Ukrinform, the day before, Brazil's President Lula da Silvasvasvasvasvasvasvasvasvasvasvasvasvasvasvasvasvasvasvasvasvaskin in "encouragement of war in Ukraine". White House <text:a xlink:type="simple" xlink:href="https://www.ukrinform.ua/rubric-world/3697247-stati-zvinuvatili-braziliu-u-povtorenni-rosijskoi-propagandi.html" text:style-name="Internet_20_link" text:visited-style-name="Visited_20_Internet_20_Link">
</text:a>
The fact that Brazil is thus repeating Russian and Chinese propaganda. After that, the Foreign Minister of Brazil Mauer Virahira during the press conference stated that he disagreed with the position of official Vashington.</text:p>
      <text:p text:style-name="P4">
<text:span text:style-name="T4">
 Read also: </text:span>
 <text:a xlink:type="simple" xlink:href="https://www.ukrinform.ua/rubric-polytics/3699106-dla-dosagnenna-miru-v-ukraini-evrosouz-pidtrimue-lise-propozicii-zelenskogo-predstavnik-es.html" text:style-name="Internet_20_link" text:visited-style-name="Visited_20_Internet_20_Link">
</text:a>
At the same time in the Ministry of Foreign Affairs of Ukraine <text:a xlink:type="simple" xlink:href="https://www.ukrinform.ua/rubric-polytics/3697370-mzs-zaprosue-prezidenta-brazilii-do-ukraini.html" text:style-name="Internet_20_link" text:visited-style-name="Visited_20_Internet_20_Link">
</text:a>
Brazil's approach that did not correspond to the real state of affairs, and they wanted to visit Ukraine to understand the true essence of Russian aggression.</text:p>
      <text:p text:style-name="P4">
<text:span text:style-name="T5">
Foto: AA</text:span>
</text:p>
      <text:p text:style-name="P4">
News Source: <text:a xlink:type="simple" xlink:href="https://www.ukrinform.ua/rubric-polytics/3699220-prezident-brazilii-vidreaguvav-na-zaprosenna-vidvidati-ukrainu-vidpravit-pomicnika.html" text:style-name="Internet_20_link" text:visited-style-name="Visited_20_Internet_20_Link">
https://www.ukrinform.ua/rubric-polytics/3699220-prezident-brazilii-vidreaguvav-na-zaprosenna-vidvidati-ukrainu-vidpravit-pomicnika.html</text:a>
</text:p>
      <!--NEWS-->
      <text:h text:style-name="P10" text:outline-level="1">
<text:span text:style-name="T4">
In the north a week installed several tens of anti -tank mine fields and barriers - Naev</text:span>
</text:h>
      <text:p text:style-name="P4">
Authors: Ukrinform (Person)</text:p>
      <text:p text:style-name="P4">
Publisher: Укринформ (Organization)</text:p>
      <text:p text:style-name="P4">
Published Time: 2023-04-22T11:07:00+03:00</text:p>
      <text:p text:style-name="P4">
Modified Time: 2023-04-22T11:07:00+03:00</text:p>
      <text:p text:style-name="P4">
Description: The forces of defense a week were erected in the northern operating area several tens of anti -tank mine fields and barriers, dug about 3 thousand meters of trenches and 4.5 thousand meters of anti -tank ditches. - Ukrinform.</text:p>
      <text:p text:style-name="P4">
Images: ["<text:a xlink:type="simple" xlink:href="https://static.ukrinform.com/photos/2023_04/thumb_files/630_360_1682150686-915.jpg" text:style-name="Internet_20_link" text:visited-style-name="Visited_20_Internet_20_Link">
630_360_16821...</text:a>
", "<text:a xlink:type="simple" xlink:href="https://static.ukrinform.com/photos/2023_04/1682150685-171.jpg" text:style-name="Internet_20_link" text:visited-style-name="Visited_20_Internet_20_Link">
1682150685-17...</text:a>
", "<text:a xlink:type="simple" xlink:href="https://static.ukrinform.com/photos/2023_04/1682150685-196.jpg" text:style-name="Internet_20_link" text:visited-style-name="Visited_20_Internet_20_Link">
1682150685-19...</text:a>
"]</text:p>
      <text:p text:style-name="P4">
Tags: ['Оборона', 'Сергій Наєв', 'Війна з росією']</text:p>
      <text:p text:style-name="P4">
Type: Article</text:p>
      <!--METADATA-->
      <text:p text:style-name="P4">
<draw:frame draw:style-name="fr1" draw:name="Image89" text:anchor-type="as-char" svg:width="6.9236in" svg:height="3.956343in" draw:z-index="0">
<draw:image xlink:href="../Images/yкринформ/2023-04-22T11-07-00-03-00/630_360_1682150686-915.jpg" xlink:type="simple" xlink:show="embed" xlink:actuate="onLoad" draw:mime-type="image/jpeg"/>
</draw:frame>
For a week, for a week, a few tens of protanking mine fields and barriers were arranged in the northern operating area, about 3 thousand meters and 4.5 thousand meters of anti -tank ditches were dug.</text:p>
      <text:p text:style-name="P4">
This was reported by the Commander of the Joint Forces of the Armed Forces of Ukraine Lieutenant General Sergey Naev in <text:a xlink:type="simple" xlink:href="http://www.facebook.com/serhiynaiev/posts/pfbid07k7N6no67YXDm8YxUiThxcAsdx1449MsNxD8BUUrraFjG6UFUFPaVdgkYXiya7vGl" text:style-name="Internet_20_link" text:visited-style-name="Visited_20_Internet_20_Link">
</text:a>
, reports Ukrinform.</text:p>
      <text:p text:style-name="P4">
<draw:frame draw:style-name="fr1" draw:name="Image90" text:anchor-type="as-char" svg:width="6.9236in" svg:height="4.615733in" draw:z-index="0">
<draw:image xlink:href="../Images/yкринформ/2023-04-22T11-07-00-03-00/1682150685-171.jpg" xlink:type="simple" xlink:show="embed" xlink:actuate="onLoad" draw:mime-type="image/jpeg"/>
</draw:frame>
</text:p>
      <text:p text:style-name="P4">
<draw:frame draw:style-name="fr1" draw:name="Image91" text:anchor-type="as-char" svg:width="6.9236in" svg:height="4.615733in" draw:z-index="0">
<draw:image xlink:href="../Images/yкринформ/2023-04-22T11-07-00-03-00/1682150685-196.jpg" xlink:type="simple" xlink:show="embed" xlink:actuate="onLoad" draw:mime-type="image/jpeg"/>
</draw:frame>
According to him, the situation in the northern operating area remains controlled, the commanders of the units and groups of troops from the sergeant and the pre -donation carry out the tasks assigned to them with high levels of responsibility.</text:p>
      <text:p text:style-name="P4">
“The situation allows us not only to hone martial skills on landfills, but also to constantly strengthen the defense. Over the past week, several dozen anti -tank mine fields and barriers were installed using more than 6.5 thousand. min. Along the state border, about 3 thousand meters of trenches and4.5 thousand meters of anti -tank ditches were dug. There are several dozen overhangs, shelters and firing positions for personnel, as well as fire positions for equipment, ”Naev informed.</text:p>
      <text:p text:style-name="P4">
<text:span text:style-name="T4">
 Read also: </text:span>
 <text:a xlink:type="simple" xlink:href="https://www.ukrinform.ua/rubric-ato/3694756-smuga-pereskod-odrazu-dla-kilkoh-pidrozdiliv-naev-pokazav-ak-zsu-trenuutsa-na-pivnoci.html" text:style-name="Internet_20_link" text:visited-style-name="Visited_20_Internet_20_Link">
<text:span text:style-name="T4">
 Naev </text:span>
</text:a>
As reported by Ukrinform, Nayev <text:a xlink:type="simple" xlink:href="https://www.ukrinform.ua/rubric-ato/3684719-ukraina-posilila-vsi-vidi-rozvidki-sob-ne-dopustiti-nastupu-voroga-na-pivnoci-naev.html" text:style-name="Internet_20_link" text:visited-style-name="Visited_20_Internet_20_Link">
</text:a>
that Ukraine has intensified all kinds <text:a xlink:type="simple" xlink:href="https://www.ukrinform.ua/tag-rozvidka" text:style-name="Internet_20_link" text:visited-style-name="Visited_20_Internet_20_Link">
</text:a>
to prevent the enemy's offset half -night.</text:p>
      <text:p text:style-name="P4">
News Source: <text:a xlink:type="simple" xlink:href="https://www.ukrinform.ua/rubric-ato/3699221-na-pivnoci-za-tizden-vstanovili-kilka-desatkiv-protitankovih-minnih-poliv-ta-zagorodzen-naev.html" text:style-name="Internet_20_link" text:visited-style-name="Visited_20_Internet_20_Link">
https://www.ukrinform.ua/rubric-ato/3699221-na-pivnoci-za-tizden-vstanovili-kilka-desatkiv-protitankovih-minnih-poliv-ta-zagorodzen-naev.html</text:a>
</text:p>
      <!--NEWS-->
      <text:h text:style-name="P10" text:outline-level="1">
<text:span text:style-name="T4">
NHL: Ilenders won the first victory over Karolina in the Stanley Cup series</text:span>
</text:h>
      <text:p text:style-name="P4">
Authors: Ukrinform (Person)</text:p>
      <text:p text:style-name="P4">
Publisher: Укринформ (Organization)</text:p>
      <text:p text:style-name="P4">
Published Time: 2023-04-22T11:15:00+03:00</text:p>
      <text:p text:style-name="P4">
Modified Time: 2023-04-22T11:15:00+03:00</text:p>
      <text:p text:style-name="P4">
Description: In the North American National Hockey League, the third matches of the first round of the Stanley Cup series took place. - Ukrinform.</text:p>
      <text:p text:style-name="P4">
Images: ["<text:a xlink:type="simple" xlink:href="https://static.ukrinform.com/photos/2023_04/thumb_files/630_360_1681972398-577.jpg" text:style-name="Internet_20_link" text:visited-style-name="Visited_20_Internet_20_Link">
630_360_16819...</text:a>
"]</text:p>
      <text:p text:style-name="P4">
Tags: ['хокей', 'Канада', 'НХЛ', 'США']</text:p>
      <text:p text:style-name="P4">
Type: Article</text:p>
      <!--METADATA-->
      <text:p text:style-name="P4">
<draw:frame draw:style-name="fr1" draw:name="Image92" text:anchor-type="as-char" svg:width="6.9236in" svg:height="3.956343in" draw:z-index="0">
<draw:image xlink:href="../Images/yкринформ/2023-04-22T11-15-00-03-00/630_360_1681972398-577.jpg" xlink:type="simple" xlink:show="embed" xlink:actuate="onLoad" draw:mime-type="image/jpeg"/>
</draw:frame>
The third matches of the Stanley Cup series were held in the Non -American National Hockey League.</text:p>
      <text:p text:style-name="P4">
The Ilenders club first beat Carolina - 5: 1(0:0, 1:1, 4:0). Рахунок усерії 1:2, передає Укрінформ.</text:p>
      <text:p text:style-name="P4">
Результати інших поєдинків:</text:p>
      <text:p text:style-name="P4">
«Флорида» - «Бостон» - 2:4 (0:1, 0:1, 2:2)Account in series 1: 2</text:p>
      <text:p text:style-name="P4">
Minnesota - Dallas - 5: 1(1:0, 2:1, 2:0)Account in series 2: 1</text:p>
      <text:p text:style-name="P4">
<text:span text:style-name="T4">
 Read also: </text:span>
 <text:a xlink:type="simple" xlink:href="https://www.ukrinform.ua/rubric-sports/3698231-nhl-karolina-vdruge-pospil-obigrala-ajlenders.html" text:style-name="Internet_20_link" text:visited-style-name="Visited_20_Internet_20_Link">
<text:span text:style-name="T4">
 NHL </text:span>
</text:a>
"Los Angeles" - "Osmonton" - 3: 2(1:0, 1:2, 0:0, 1:0)Account in series 2: 1.</text:p>
      <text:p text:style-name="P4">
Photo: nhl.com.</text:p>
      <text:p text:style-name="P4">
News Source: <text:a xlink:type="simple" xlink:href="https://www.ukrinform.ua/rubric-sports/3699227-nhl-ajlenders-zdobuv-persu-peremogu-nad-karolinou-u-serii-kubka-stenli.html" text:style-name="Internet_20_link" text:visited-style-name="Visited_20_Internet_20_Link">
https://www.ukrinform.ua/rubric-sports/3699227-nhl-ajlenders-zdobuv-persu-peremogu-nad-karolinou-u-serii-kubka-stenli.html</text:a>
</text:p>
      <!--NEWS-->
      <text:h text:style-name="P10" text:outline-level="1">
<text:span text:style-name="T4">
More than 1,200 farms in seven regions of Ukraine remain flooded</text:span>
</text:h>
      <text:p text:style-name="P4">
Authors: Ukrinform (Person)</text:p>
      <text:p text:style-name="P4">
Publisher: Укринформ (Organization)</text:p>
      <text:p text:style-name="P4">
Published Time: 2023-04-22T11:16:00+03:00</text:p>
      <text:p text:style-name="P4">
Modified Time: 2023-04-22T11:16:00+03:00</text:p>
      <text:p text:style-name="P4">
Description: In Ukraine, 1,251 farm remains flooded. - Ukrinform.</text:p>
      <text:p text:style-name="P4">
Images: ["<text:a xlink:type="simple" xlink:href="https://static.ukrinform.com/photos/2023_04/thumb_files/630_360_1682151299-617.jpg" text:style-name="Internet_20_link" text:visited-style-name="Visited_20_Internet_20_Link">
630_360_16821...</text:a>
"]</text:p>
      <text:p text:style-name="P4">
Tags: ['ДСНС', 'Паводок', 'Україна']</text:p>
      <text:p text:style-name="P4">
Type: Article</text:p>
      <!--METADATA-->
      <text:p text:style-name="P4">
<draw:frame draw:style-name="fr1" draw:name="Image93" text:anchor-type="as-char" svg:width="6.9236in" svg:height="3.956343in" draw:z-index="0">
<draw:image xlink:href="../Images/yкринформ/2023-04-22T11-16-00-03-00/630_360_1682151299-617.jpg" xlink:type="simple" xlink:show="embed" xlink:actuate="onLoad" draw:mime-type="image/jpeg"/>
</draw:frame>
1 251 farm is flooded in Ukrainian.</text:p>
      <text:p text:style-name="P4">
As Ukrinform reports, it reports <text:a xlink:type="simple" xlink:href="http://dsns.gov.ua/uk/news/nadzvicaini-podiyi/operativna-informaciia-shhodo-likvidaciyi-naslidkiv-castkovix-pidtoplen-na-teritoriyi-ukrayini-stanom-na-900-22-kvitnia" text:style-name="Internet_20_link" text:visited-style-name="Visited_20_Internet_20_Link">
</text:a>
.</text:p>
      <text:p text:style-name="P4">
“За інформацією Гідрометеорологічного центру, спостерігається сезонне підняттярівня води у межах річок Віть, Дніпро, Десна, Сейм, Сож, Прип’ять, Горинь таЗахідний Буг на територіях 9 областей (Volyn, Dnipropetrovsk, Zhytomyr, Kyiv, Kirovohrad, Rivne, Poltava, Cherkasy and Cherkhnihivska)”, - the message reads.</text:p>
      <text:p text:style-name="P4">
The SESU stated that the hydrological situation is currently controlled. There is a tendency to slow down the pace of raising the water level in the rivers of Ukraine.</text:p>
      <text:p text:style-name="P4">
Remain flooded 1 thousand 251 two -hub(Chernihiv - 488, Kirovohrad - 323, Cherkasy - 140, Dnipropetrovsk - 123, Poltava - 107, Kiev - 52 and Volyn - 18)and 223 houses(Kirovohrad - 87, Dnipropetrovsk - 65, Cherkasy - 40, Chernihiv - 29 and Poltava - 2).</text:p>
      <text:p text:style-name="P4">
Гідрологічна ситуація перебуває на посиленому контролі <text:a xlink:type="simple" xlink:href="https://www.ukrinform.ua/tag-dsns" text:style-name="Internet_20_link" text:visited-style-name="Visited_20_Internet_20_Link">
</text:a>
.</text:p>
      <text:p text:style-name="P4">
<text:span text:style-name="T4">
 Read also: </text:span>
 <text:a xlink:type="simple" xlink:href="https://www.ukrinform.ua/rubric-kyiv/3699215-u-kievi-za-den-riven-vodi-u-dnipri-vpav-se-na-16-santimetriv.html" text:style-name="Internet_20_link" text:visited-style-name="Visited_20_Internet_20_Link">
<text:span text:style-name="T4">
 Dnipro </text:span>
</text:a>
As reported by Ukrinform, as of April 21 in Ukraine were <text:a xlink:type="simple" xlink:href="https://www.ukrinform.ua/rubric-regions/3698770-v-ukraini-zalisautsa-pidtoplenimi-majze-15-tisaci-gospodarstv.html" text:style-name="Internet_20_link" text:visited-style-name="Visited_20_Internet_20_Link">
</text:a>
1490 farms and 247 buildings.</text:p>
      <text:p text:style-name="P4">
Photo: SES</text:p>
      <text:p text:style-name="P4">
News Source: <text:a xlink:type="simple" xlink:href="https://www.ukrinform.ua/rubric-regions/3699228-pidtoplenimi-zalisautsa-ponad-1-200-gospodarstv-u-semi-oblastah-ukraini.html" text:style-name="Internet_20_link" text:visited-style-name="Visited_20_Internet_20_Link">
https://www.ukrinform.ua/rubric-regions/3699228-pidtoplenimi-zalisautsa-ponad-1-200-gospodarstv-u-semi-oblastah-ukraini.html</text:a>
</text:p>
      <!--NEWS-->
      <text:h text:style-name="P10" text:outline-level="1">
<text:span text:style-name="T4">
EU plans to evacuate its citizens from Sudan - AFP</text:span>
</text:h>
      <text:p text:style-name="P4">
Authors: Ukrinform (Person)</text:p>
      <text:p text:style-name="P4">
Publisher: Укринформ (Organization)</text:p>
      <text:p text:style-name="P4">
Published Time: 2023-04-22T11:25:13+03:00</text:p>
      <text:p text:style-name="P4">
Modified Time: 2023-04-22T11:25:13+03:00</text:p>
      <text:p text:style-name="P4">
Description: The EU plans to evacuate its citizens from Sudan Hartum's capital, when the security situation will allow, since armed clashes are ongoing in Sudan capital. - Ukrinform.</text:p>
      <text:p text:style-name="P4">
Images: ["<text:a xlink:type="simple" xlink:href="https://static.ukrinform.com/photos/2023_04/thumb_files/630_360_1682151871-300.jpg" text:style-name="Internet_20_link" text:visited-style-name="Visited_20_Internet_20_Link">
630_360_16821...</text:a>
"]</text:p>
      <text:p text:style-name="P4">
Tags: ['Евакуація', 'Євросоюз', 'Судан']</text:p>
      <text:p text:style-name="P4">
Type: Article</text:p>
      <!--METADATA-->
      <text:p text:style-name="P4">
<draw:frame draw:style-name="fr1" draw:name="Image94" text:anchor-type="as-char" svg:width="6.9236in" svg:height="3.956343in" draw:z-index="0">
<draw:image xlink:href="../Images/yкринформ/2023-04-22T11-25-13-03-00/630_360_1682151871-300.jpg" xlink:type="simple" xlink:show="embed" xlink:actuate="onLoad" draw:mime-type="image/jpeg"/>
</draw:frame>
The EU is planning to evacuate its citizens from Sudan Khartum's capital, when it is a safe situation, since armed clashes are ongoing in Sudan's capital.</text:p>
      <text:p text:style-name="P4">
As Ukrinform reports, it reports <text:a xlink:type="simple" xlink:href="http://www.france24.com/en/africa/20230421-eu-plans-possible-evacuation-for-citizens-in-conflict-hit-sudan" text:style-name="Internet_20_link" text:visited-style-name="Visited_20_Internet_20_Link">
</text:a>
With reference to your own sources.</text:p>
      <text:p text:style-name="P4">
"We are trying to coordinate the operation to remove our civilian residents from the city, which is now in a high -risk situation. We are working out of the opportunities for exporting people," said the unnamed union.</text:p>
      <text:p text:style-name="P4">
"At the moment, the assessment of those who are in place, including the EU Embassy, is that there are no safe conditions for such a plane operation," the official added.</text:p>
      <text:p text:style-name="P4">
The official noted that the EU and seven Member States, which have diplomatic representations in Sudan, including France, Germany and Italy, are considering to take out about 1,500 EU citizens who were trapped by Vhartum.</text:p>
      <text:p text:style-name="P4">
According to him, such an operation will require a three -day suppression of fire.</text:p>
      <text:p text:style-name="P4">
"We will closely monitor the situation to wait for the moment when it can be done," the official said.</text:p>
      <text:p text:style-name="P4">
<text:span text:style-name="T4">
 Read also: </text:span>
 <text:a xlink:type="simple" xlink:href="https://www.ukrinform.ua/rubric-world/3698666-ssa-gotuutsa-do-evakuacii-diplomativ-iz-sudanu.html" text:style-name="Internet_20_link" text:visited-style-name="Visited_20_Internet_20_Link">
<text:span text:style-name="T4">
 Sudan </text:span>
</text:a>
As reported by Ukrinform, on April 15, a conflict between Sudan's army with rapid response army began; In the Chartum, explosions occurred, and the shooting began. The conflict began around the country's proposed transition to civilian government.</text:p>
      <text:p text:style-name="P4">
Both sides use tanks, artillery, combat aircraft and other heavyweight.</text:p>
      <text:p text:style-name="P4">
As a result of civil conflict in Sudan during the week <text:a xlink:type="simple" xlink:href="https://www.ukrinform.ua/rubric-world/3698940-u-sudani-z-pocatku-zbrojnogo-protistoanna-vze-ponad-400-zagiblih.html" text:style-name="Internet_20_link" text:visited-style-name="Visited_20_Internet_20_Link">
</text:a>
.</text:p>
      <text:p text:style-name="P4">
EU High Representative Josep Borrel reported that the EU ambassador to Sudan <text:a xlink:type="simple" xlink:href="https://www.ukrinform.ua/rubric-world/3697295-u-sudani-napali-na-posla-es-u-jogo-rezidencii.html" text:style-name="Internet_20_link" text:visited-style-name="Visited_20_Internet_20_Link">
</text:a>
in his residence in Khartum.</text:p>
      <text:p text:style-name="P4">
<text:span text:style-name="T5">
Foto: anadolu agency/getty/kyodo</text:span>
</text:p>
      <text:p text:style-name="P4">
News Source: <text:a xlink:type="simple" xlink:href="https://www.ukrinform.ua/rubric-world/3699230-evrosouz-planue-mozlivu-evakuaciu-svoih-gromadan-iz-sudanu-afp.html" text:style-name="Internet_20_link" text:visited-style-name="Visited_20_Internet_20_Link">
https://www.ukrinform.ua/rubric-world/3699230-evrosouz-planue-mozlivu-evakuaciu-svoih-gromadan-iz-sudanu-afp.html</text:a>
</text:p>
      <!--NEWS-->
      <text:h text:style-name="P10" text:outline-level="1">
<text:span text:style-name="T4">
In Lviv, a drunk motorcyclist knocked down a four -year -old boy</text:span>
</text:h>
      <text:p text:style-name="P4">
Authors: Ukrinform (Person)</text:p>
      <text:p text:style-name="P4">
Publisher: Укринформ (Organization)</text:p>
      <text:p text:style-name="P4">
Published Time: 2023-04-22T11:26:09+03:00</text:p>
      <text:p text:style-name="P4">
Modified Time: 2023-04-22T11:26:09+03:00</text:p>
      <text:p text:style-name="P4">
Description: A four -year -old boy was injured in the village in Lviv region. - Ukrinform.</text:p>
      <text:p text:style-name="P4">
Images: ["<text:a xlink:type="simple" xlink:href="https://static.ukrinform.com/photos/2023_04/thumb_files/630_360_1682151788-273.jpg" text:style-name="Internet_20_link" text:visited-style-name="Visited_20_Internet_20_Link">
630_360_16821...</text:a>
", "<text:a xlink:type="simple" xlink:href="https://static.ukrinform.com/photos/2023_04/1682151787-595.jpg" text:style-name="Internet_20_link" text:visited-style-name="Visited_20_Internet_20_Link">
1682151787-59...</text:a>
", "<text:a xlink:type="simple" xlink:href="https://static.ukrinform.com/photos/2023_04/1682151787-757.jpg" text:style-name="Internet_20_link" text:visited-style-name="Visited_20_Internet_20_Link">
1682151787-75...</text:a>
"]</text:p>
      <text:p text:style-name="P4">
Tags: ['Діти', 'ДТП', 'Львівщина', 'Мотоцикл']</text:p>
      <text:p text:style-name="P4">
Type: Article</text:p>
      <!--METADATA-->
      <text:p text:style-name="P4">
<draw:frame draw:style-name="fr1" draw:name="Image95" text:anchor-type="as-char" svg:width="6.9236in" svg:height="3.956343in" draw:z-index="0">
<draw:image xlink:href="../Images/yкринформ/2023-04-22T11-26-09-03-00/630_360_1682151788-273.jpg" xlink:type="simple" xlink:show="embed" xlink:actuate="onLoad" draw:mime-type="image/jpeg"/>
</draw:frame>
A four -year -old boy was injured in the village of Nalvovshchina.</text:p>
      <text:p text:style-name="P4">
About it in <text:a xlink:type="simple" xlink:href="http://t.me/lviv_region_poluce/4002" text:style-name="Internet_20_link" text:visited-style-name="Visited_20_Internet_20_Link">
</text:a>
reports the police of the region, reports Ukrinform.</text:p>
      <text:p text:style-name="P4">
<draw:frame draw:style-name="fr1" draw:name="Image96" text:anchor-type="as-char" svg:width="6.9236in" svg:height="5.199111in" draw:z-index="0">
<draw:image xlink:href="../Images/yкринформ/2023-04-22T11-26-09-03-00/1682151787-595.jpg" xlink:type="simple" xlink:show="embed" xlink:actuate="onLoad" draw:mime-type="image/jpeg"/>
</draw:frame>
</text:p>
      <text:p text:style-name="P4">
<draw:frame draw:style-name="fr1" draw:name="Image97" text:anchor-type="as-char" svg:width="6.9236in" svg:height="5.199111in" draw:z-index="0">
<draw:image xlink:href="../Images/yкринформ/2023-04-22T11-26-09-03-00/1682151787-757.jpg" xlink:type="simple" xlink:show="embed" xlink:actuate="onLoad" draw:mime-type="image/jpeg"/>
</draw:frame>
“The road accident happened on April 21 at about 7pm in the village of Yablunovsambir district. According to militiamen pre -installed, the driver of the forte 250 motorcycle, a 34 -year -old local resident, hit a four -year -old man, a resident of the same village, ”the message reads.</text:p>
      <text:p text:style-name="P4">
According to police, as a result of <text:a xlink:type="simple" xlink:href="https://www.ukrinform.ua/tag-dtp" text:style-name="Internet_20_link" text:visited-style-name="Visited_20_Internet_20_Link">
</text:a>
The child was injured and hospitalized.</text:p>
      <text:p text:style-name="P4">
The motorcycle driver was found to be intoxicated.</text:p>
      <text:p text:style-name="P4">
<text:span text:style-name="T4">
 Read also: </text:span>
 <text:a xlink:type="simple" xlink:href="https://www.ukrinform.ua/rubric-regions/3536006-na-rivnensini-u-dtp-zaginuli-motociklist-ta-jogo-nepovnolitnij-brat.html" text:style-name="Internet_20_link" text:visited-style-name="Visited_20_Internet_20_Link">
</text:a>
Investigators opened criminal proceedings under Part 1 of Article 286-1(Violation of traffic safety or operation of transport by persons who manage transportation facilities in a state of intoxication)Criminal Code of Ukraine.</text:p>
      <text:p text:style-name="P4">
Law enforcement officers establish the circumstances of the event.</text:p>
      <text:p text:style-name="P4">
News Source: <text:a xlink:type="simple" xlink:href="https://www.ukrinform.ua/rubric-regions/3699231-na-lvivsini-netverezij-motociklist-zbiv-cotiriricnogo-hlopcika.html" text:style-name="Internet_20_link" text:visited-style-name="Visited_20_Internet_20_Link">
https://www.ukrinform.ua/rubric-regions/3699231-na-lvivsini-netverezij-motociklist-zbiv-cotiriricnogo-hlopcika.html</text:a>
</text:p>
      <!--NEWS-->
      <text:h text:style-name="P10" text:outline-level="1">
<text:span text:style-name="T4">
"Denver" for the third time won Minnesota in the NBA Playoff series</text:span>
</text:h>
      <text:p text:style-name="P4">
Authors: Ukrinform (Person)</text:p>
      <text:p text:style-name="P4">
Publisher: Укринформ (Organization)</text:p>
      <text:p text:style-name="P4">
Published Time: 2023-04-22T11:28:11+03:00</text:p>
      <text:p text:style-name="P4">
Modified Time: 2023-04-22T11:28:11+03:00</text:p>
      <text:p text:style-name="P4">
Description: У північноамериканській Національній баскетбольній асоціації пройшли чергові поєдинки першого раунду плей-офф. — Укрінформ.</text:p>
      <text:p text:style-name="P4">
Images: ["<text:a xlink:type="simple" xlink:href="https://static.ukrinform.com/photos/2023_04/thumb_files/630_360_1681367879-368.jpg" text:style-name="Internet_20_link" text:visited-style-name="Visited_20_Internet_20_Link">
630_360_16813...</text:a>
"]</text:p>
      <text:p text:style-name="P4">
Tags: ['Баскетбол', 'Канада', 'НБА', 'США']</text:p>
      <text:p text:style-name="P4">
Type: Article</text:p>
      <!--METADATA-->
      <text:p text:style-name="P4">
<draw:frame draw:style-name="fr1" draw:name="Image98" text:anchor-type="as-char" svg:width="6.9236in" svg:height="3.956343in" draw:z-index="0">
<draw:image xlink:href="../Images/yкринформ/2023-04-22T11-28-11-03-00/630_360_1681367879-368.jpg" xlink:type="simple" xlink:show="embed" xlink:actuate="onLoad" draw:mime-type="image/jpeg"/>
</draw:frame>
The first round of the first round of the playoffs passed the Non-American National Basketball Association.</text:p>
      <text:p text:style-name="P4">
Denver basketball players won the third match in Minnesota - 120: 111(28:28, 33:27, 33:33, 26:23). Рахунок у серії 3:0, передає Укрінформ.</text:p>
      <text:p text:style-name="P4">
Результати решти матчів:</text:p>
      <text:p text:style-name="P4">
«Атланта» - «Бостон» - 130:122 (33:37, 41:30, 26:26, 30:29)The score of series 1: 2</text:p>
      <text:p text:style-name="P4">
<text:span text:style-name="T4">
 Read also: </text:span>
 <text:a xlink:type="simple" xlink:href="https://www.ukrinform.ua/rubric-sports/3699178-viznacilisa-supernici-ukrainok-na-etapi-svitovoi-serii-z-basketbolu-3h3.html" text:style-name="Internet_20_link" text:visited-style-name="Visited_20_Internet_20_Link">
<text:span text:style-name="T4">
 basketball </text:span>
</text:a>
New York - Cleveland - 99:79(17:17, 28:15, 27:23, 27:24)Account in series 2: 1.</text:p>
      <text:p text:style-name="P4">
News Source: <text:a xlink:type="simple" xlink:href="https://www.ukrinform.ua/rubric-sports/3699233-denver-utrete-peremig-minnesotu-u-serii-plejoff-nba.html" text:style-name="Internet_20_link" text:visited-style-name="Visited_20_Internet_20_Link">
https://www.ukrinform.ua/rubric-sports/3699233-denver-utrete-peremig-minnesotu-u-serii-plejoff-nba.html</text:a>
</text:p>
      <!--NEWS-->
      <text:h text:style-name="P10" text:outline-level="1">
<text:span text:style-name="T4">
Yuri Maximov became the sports director of the football club "Polesie"</text:span>
</text:h>
      <text:p text:style-name="P4">
Authors: Ukrinform (Person)</text:p>
      <text:p text:style-name="P4">
Publisher: Укринформ (Organization)</text:p>
      <text:p text:style-name="P4">
Published Time: 2023-04-22T11:41:03+03:00</text:p>
      <text:p text:style-name="P4">
Modified Time: 2023-04-22T11:41:03+03:00</text:p>
      <text:p text:style-name="P4">
Description: The exfutball player of Dynamo Kyiv and the former head coach of the Vorskla Poltava Yuri Maximov became the sports director of the Zhytomyr Club "Polissya". - Ukrinform.</text:p>
      <text:p text:style-name="P4">
Images: ["<text:a xlink:type="simple" xlink:href="https://static.ukrinform.com/photos/2023_04/thumb_files/630_360_1682152300-580.jpg" text:style-name="Internet_20_link" text:visited-style-name="Visited_20_Internet_20_Link">
630_360_16821...</text:a>
"]</text:p>
      <text:p text:style-name="P4">
Tags: ["Прем'єр-ліга", 'Україна', 'перша ліга', 'Полісся']</text:p>
      <text:p text:style-name="P4">
Type: Article</text:p>
      <!--METADATA-->
      <text:p text:style-name="P4">
<draw:frame draw:style-name="fr1" draw:name="Image99" text:anchor-type="as-char" svg:width="6.9236in" svg:height="3.956343in" draw:z-index="0">
<draw:image xlink:href="../Images/yкринформ/2023-04-22T11-41-03-03-00/630_360_1682152300-580.jpg" xlink:type="simple" xlink:show="embed" xlink:actuate="onLoad" draw:mime-type="image/jpeg"/>
</draw:frame>
The exfutball player of Dynamo Kyiv and the former head coach of the Vorskla Poltava Yuri Maximov became the sports director of the Zhytomyr Club "Polesie".</text:p>
      <text:p text:style-name="P4">
About it reports <text:a xlink:type="simple" xlink:href="http://https://polissyafc.com/news/urij-maksimov-sportivnij-direktor-fk-polissa" text:style-name="Internet_20_link" text:visited-style-name="Visited_20_Internet_20_Link">
</text:a>
FC Polissya, reports Ukrinform.</text:p>
      <text:p text:style-name="P4">
As a coach Maksimov also worked with CSKA and Obolon, Kryvyi Rih Kryvbas, Donetsk Metallurg, and Kashlya Azerbaijani Club.</text:p>
      <text:p text:style-name="P4">
<text:span text:style-name="T4">
 Read also: </text:span>
 <text:a xlink:type="simple" xlink:href="https://www.ukrinform.ua/rubric-sports/3699197-futbol-u-subotu-startue-3j-tur-drugogo-etapu-persoi-ligi-ukraini.html" text:style-name="Internet_20_link" text:visited-style-name="Visited_20_Internet_20_Link">
<text:span text:style-name="T4">
 Football </text:span>
</text:a>
"Polesie" has a great chance of performing in the UPL next season, as the first league champion group is leading.</text:p>
      <text:p text:style-name="P4">
Photo: polissyafc.com.</text:p>
      <text:p text:style-name="P4">
News Source: <text:a xlink:type="simple" xlink:href="https://www.ukrinform.ua/rubric-sports/3699237-urij-maksimov-stav-sportivnim-direktorom-futbolnogo-klubu-polissa.html" text:style-name="Internet_20_link" text:visited-style-name="Visited_20_Internet_20_Link">
https://www.ukrinform.ua/rubric-sports/3699237-urij-maksimov-stav-sportivnim-direktorom-futbolnogo-klubu-polissa.html</text:a>
</text:p>
      <!--NEWS-->
      <text:h text:style-name="P10" text:outline-level="1">
<text:span text:style-name="T4">
In Georgia, the leader of one of the IDIL groups was detained</text:span>
</text:h>
      <text:p text:style-name="P4">
Authors: Ukrinform (Person)</text:p>
      <text:p text:style-name="P4">
Publisher: Укринформ (Organization)</text:p>
      <text:p text:style-name="P4">
Published Time: 2023-04-22T11:49:00+03:00</text:p>
      <text:p text:style-name="P4">
Modified Time: 2023-04-22T11:49:00+03:00</text:p>
      <text:p text:style-name="P4">
Description: In Georgia, the leader of one of the groups of terrorist organization "Islamic State" - Malhaza Paksashvili - was detained. - Ukrinform.</text:p>
      <text:p text:style-name="P4">
Images: ["<text:a xlink:type="simple" xlink:href="https://static.ukrinform.com/photos/2023_04/thumb_files/630_360_1682153725-303.png" text:style-name="Internet_20_link" text:visited-style-name="Visited_20_Internet_20_Link">
630_360_16821...</text:a>
", "<text:a xlink:type="simple" xlink:href="https://static.ukrinform.com/photos/2023_04/1682153157-560.jpg" text:style-name="Internet_20_link" text:visited-style-name="Visited_20_Internet_20_Link">
1682153157-56...</text:a>
"]</text:p>
      <text:p text:style-name="P4">
Tags: ['Грузія', 'ІДІЛ', 'Затримання']</text:p>
      <text:p text:style-name="P4">
Type: Article</text:p>
      <!--METADATA-->
      <text:p text:style-name="P4">
<draw:frame draw:style-name="fr1" draw:name="Image100" text:anchor-type="as-char" svg:width="6.9236in" svg:height="3.956343in" draw:z-index="0">
<draw:image xlink:href="../Images/yкринформ/2023-04-22T11-49-00-03-00/630_360_1682153725-303.png" xlink:type="simple" xlink:show="embed" xlink:actuate="onLoad" draw:mime-type="image/png"/>
</draw:frame>
In Georgia, the leader of one of the groups of the terrorist organization "Islamic" - Malhaza Paksashvili.</text:p>
      <text:p text:style-name="P4">
As Ukrinform reports, it reports <text:a xlink:type="simple" xlink:href="http://www.apsny.ge/2023/mil/1682159500.php" text:style-name="Internet_20_link" text:visited-style-name="Visited_20_Internet_20_Link">
</text:a>
.</text:p>
      <text:p text:style-name="P4">
It is noted that on the basis of evidence obtained as a result of joint investigation of the counter -terrorist center of the State Security Service, the General Prosecutor's Office and the Ministry of Internal Affairs of Georgia, it was established that this person left in 2013 <text:a xlink:type="simple" xlink:href="https://www.ukrinform.ua/tag-gruzia" text:style-name="Internet_20_link" text:visited-style-name="Visited_20_Internet_20_Link">
</text:a>
She went to Syria and joined the Islamic State.</text:p>
      <text:p text:style-name="P4">
In 2013-2015, he actively participated in hostilities and attacks, which were carried out by the said terrorist organization.</text:p>
      <text:p text:style-name="P4">
<draw:frame draw:style-name="fr1" draw:name="Image101" text:anchor-type="as-char" svg:width="6.9236in" svg:height="4.15416in" draw:z-index="0">
<draw:image xlink:href="../Images/yкринформ/2023-04-22T11-49-00-03-00/1682153157-560.jpg" xlink:type="simple" xlink:show="embed" xlink:actuate="onLoad" draw:mime-type="image/jpeg"/>
</draw:frame>
<text:span text:style-name="T5">
1tv.ge</text:span>
</text:p>
      <text:p text:style-name="P4">
According to the Georgian State Security Service, the detained had close ties of the High -Lanka State Commanders and held the position of the so -called "naiba" in one of the groups of a terrorist organization.</text:p>
      <text:p text:style-name="P4">
The case is investigated under Article 328 of the Criminal Code of Georgia, which provides for membership of an united organization of a foreign state and the promotion of terrorist activity. The crime is punishable by imprisonment for a term of 10 to 17 years.</text:p>
      <text:p text:style-name="P4">
<text:span text:style-name="T4">
 Read also: </text:span>
 <text:a xlink:type="simple" xlink:href="https://www.ukrinform.ua/rubric-world/3696785-bojovikiv-idil-pidozruut-u-vbivstvi-30-ludej-v-sirii.html" text:style-name="Internet_20_link" text:visited-style-name="Visited_20_Internet_20_Link">
<text:span text:style-name="T4">
 IDIL </text:span>
</text:a>
It was reported that on April 17 in Syria <text:a xlink:type="simple" xlink:href="https://www.ukrinform.ua/rubric-world/3696965-u-ssa-zaavili-pro-likvidaciu-vatazka-idil-akij-planuvav-terakti-v-evropi.html" text:style-name="Internet_20_link" text:visited-style-name="Visited_20_Internet_20_Link">
</text:a>
The IDIL leader who planned terrorist attacks in Europe.  Photo: rfe/rl</text:p>
      <text:p text:style-name="P4">
News Source: <text:a xlink:type="simple" xlink:href="https://www.ukrinform.ua/rubric-world/3699240-u-gruzii-zatrimali-vatazka-odnogo-z-ugrupovan-idil.html" text:style-name="Internet_20_link" text:visited-style-name="Visited_20_Internet_20_Link">
https://www.ukrinform.ua/rubric-world/3699240-u-gruzii-zatrimali-vatazka-odnogo-z-ugrupovan-idil.html</text:a>
</text:p>
      <!--NEWS-->
      <text:h text:style-name="P10" text:outline-level="1">
<text:span text:style-name="T4">
Мультфільм «Мавка. Лісова пісня» у кінотеатрах Німеччини спершу покажуть українською</text:span>
</text:h>
      <text:p text:style-name="P4">
Authors: Ukrinform (Person)</text:p>
      <text:p text:style-name="P4">
Publisher: Укринформ (Organization)</text:p>
      <text:p text:style-name="P4">
Published Time: 2023-04-22T12:27:00+03:00</text:p>
      <text:p text:style-name="P4">
Modified Time: 2023-04-22T12:27:00+03:00</text:p>
      <text:p text:style-name="P4">
Description: In Germany, the Ukrainian -language version of the Mavka cartoon will begin on April 27. Forest song ”in cinemas, the broadcast of animation will take place with German subtitles. - Ukrinform.</text:p>
      <text:p text:style-name="P4">
Images: ["<text:a xlink:type="simple" xlink:href="https://static.ukrinform.com/photos/2023_01/thumb_files/630_360_1674476442-592.jpg" text:style-name="Internet_20_link" text:visited-style-name="Visited_20_Internet_20_Link">
630_360_16744...</text:a>
"]</text:p>
      <text:p text:style-name="P4">
Tags: ['Німеччина', 'Україна', 'Держкіно', 'Мультфільм']</text:p>
      <text:p text:style-name="P4">
Type: Article</text:p>
      <!--METADATA-->
      <text:p text:style-name="P4">
<draw:frame draw:style-name="fr1" draw:name="Image102" text:anchor-type="as-char" svg:width="6.9236in" svg:height="3.956343in" draw:z-index="0">
<draw:image xlink:href="../Images/yкринформ/2023-04-22T12-27-00-03-00/630_360_1674476442-592.jpg" xlink:type="simple" xlink:show="embed" xlink:actuate="onLoad" draw:mime-type="image/jpeg"/>
</draw:frame>
On April 27, the Ukrainian -language version of the Mavka cartoon will begin from April 27. Forest Song »in cinemas, the broadcast of animation will take place by shotguns.</text:p>
      <text:p text:style-name="P4">
According to Ukrinform, the State Agency of Ukraine for Cinema reports in <text:a xlink:type="simple" xlink:href="http://www.facebook.com/ukrainefilmagency/videos/1499382297134531/" text:style-name="Internet_20_link" text:visited-style-name="Visited_20_Internet_20_Link">
</text:a>
.</text:p>
      <text:p text:style-name="P4">
“April 27 is in <text:a xlink:type="simple" xlink:href="https://www.ukrinform.ua/tag-nimeccina" text:style-name="Internet_20_link" text:visited-style-name="Visited_20_Internet_20_Link">
</text:a>
The Ukrainian -language version “Mavka. Forest songs ”!It is as long as a country where large screens are first shown in a cartoon Ukrainian and only later, in the fall - state German. Below we publish a lists of cities and cinemas(The list will be updated)where it will be possible to look at the "Mavka", - the message reads.</text:p>
      <text:p text:style-name="P4">
Yes, the Mavka cartoon can be viewed in Aachen(Cineplex Aachen), Berlin(Hackesche Höfe, Kino Intimes, Cinestar Cubix, Cinestar Hellersdorf), Bonnie(Cinestar star light games), Bremen(Cinestar-the crystal palace), Burchzal(Cineplex), Dortmundi(CineStar), Dusseldorf(CineStar), Frankfurt(Cinestar Mainzer Landstrasse, Cinestar Metropolis), Frankfurt-on-other(CineStar), Friedrichshafen(Cineplex), Гагені (CineStar)Lubecku(CinestarStadthalle), Mainz(CineStar). Mangay(Cinemaxx), Marburg(CapitolMarburg), Neighbor Ans-Der Wagesce(Cineplex Neustadt), Oberhausen(Cinestar Filmpalast Oberhausen), Remection(Cinestar Remscheid), Rovtlingen(CinePtex Plan), Saarbryukken(CineStar), Zingeni(Cineplex), Stads(CineStar), Phillingen-Swenningen(CineStar)and Vistari(CineStar).</text:p>
      <text:p text:style-name="P4">
В Держкіно пообіцяли повідомити незабаром про кінотеатри у Мюнхені, Кельні,Гамбурзі, Лейпцигу.</text:p>
      <text:p text:style-name="P4">
Покази мультфільму відбуватимуться з німецькими субтитрами. Детальнуінформацію про мультфільм слід шукати на сайтах вказаних кінотеатрів.</text:p>
      <text:p text:style-name="P4">
Анімаційний фільм створено за підтримки Державного агентства України з питанькіно, Агентства США з міжнародного розвитку (USAID).</text:p>
      <text:p text:style-name="P4">
Кінотеатральну дистрибуцію в Україні здійснюють FILM.UA Distribution таKinomania Film Distribution. Генеральним медіапартнером проєкту виступає канал"1+1".</text:p>
      <text:p text:style-name="P4">
<text:span text:style-name="T4">
Читайте також:</text:span>
 <text:a xlink:type="simple" xlink:href="https://www.ukrinform.ua/rubric-culture/3696947-u-derzkino-nazvali-koli-mavka-lisova-pisna-vijde-v-prokat-u-niderlandah.html" text:style-name="Internet_20_link" text:visited-style-name="Visited_20_Internet_20_Link">
 <text:span text:style-name="T4">
Мавка</text:span>
 </text:a>
</text:p>
      <text:p text:style-name="P4">
News Source: <text:a xlink:type="simple" xlink:href="https://www.ukrinform.ua/rubric-culture/3699250-multfilm-mavka-lisova-pisna-u-kinoteatrah-nimeccini-spersu-pokazut-ukrainskou.html" text:style-name="Internet_20_link" text:visited-style-name="Visited_20_Internet_20_Link">
https://www.ukrinform.ua/rubric-culture/3699250-multfilm-mavka-lisova-pisna-u-kinoteatrah-nimeccini-spersu-pokazut-ukrainskou.html</text:a>
</text:p>
      <!--NEWS-->
      <text:h text:style-name="P10" text:outline-level="1">
<text:span text:style-name="T4">
Russian elites are already trying to get security guarantees after defeat in the war - intelligence</text:span>
</text:h>
      <text:p text:style-name="P4">
Authors: Ukrinform (Person)</text:p>
      <text:p text:style-name="P4">
Publisher: Укринформ (Organization)</text:p>
      <text:p text:style-name="P4">
Published Time: 2023-04-22T12:46:00+03:00</text:p>
      <text:p text:style-name="P4">
Modified Time: 2023-04-22T12:46:00+03:00</text:p>
      <text:p text:style-name="P4">
Description: In Russia, representatives of the so -called "elites" are afraid of their future and therefore look for contacts with Ukraine and other countries to get possible security guarantees after the defeat of the Russian Federation. - Ukrinform.</text:p>
      <text:p text:style-name="P4">
Images: ["<text:a xlink:type="simple" xlink:href="https://static.ukrinform.com/photos/2018_07/thumb_files/630_360_1532078910-4495.jpg" text:style-name="Internet_20_link" text:visited-style-name="Visited_20_Internet_20_Link">
630_360_15320...</text:a>
"]</text:p>
      <text:p text:style-name="P4">
Tags: ['Розвідка', 'росія', 'Війна', 'Єдині новини']</text:p>
      <text:p text:style-name="P4">
Type: Article</text:p>
      <!--METADATA-->
      <text:p text:style-name="P4">
<draw:frame draw:style-name="fr1" draw:name="Image103" text:anchor-type="as-char" svg:width="6.9236in" svg:height="3.956343in" draw:z-index="0">
<draw:image xlink:href="../Images/yкринформ/2023-04-22T12-46-00-03-00/630_360_1532078910-4495.jpg" xlink:type="simple" xlink:show="embed" xlink:actuate="onLoad" draw:mime-type="image/jpeg"/>
</draw:frame>
In Russia, the representatives of the so -called "elites" are afraid of their future and therefore search engine with Ukraine and other countries to get possible security guarantees after the defeat of the Russian Federation.</text:p>
      <text:p text:style-name="P4">
A representative of the Main Directorate of Intelligence of the Ministry of Defense of Ukraine, Yusov, stated on the national telephone, Ukrinform reports to <text:a xlink:type="simple" xlink:href="http://gur.gov.ua/content/rosiiski-elity-shukaiut-kontakty-z-ukrainoiu-realizuietsia-bahato-operatsii.html" text:style-name="Internet_20_link" text:visited-style-name="Visited_20_Internet_20_Link">
</text:a>
.</text:p>
      <text:p text:style-name="P4">
"They are looking for outputs, of course. And not only with Ukraine. The geography on which they take up to get personal security guarantees for themselves, for their wealth, for their families, is quite wide," the representative said.</text:p>
      <text:p text:style-name="P4">
Yusov noted that, first of all, the Russians make these efforts to avoid a future prosecution.</text:p>
      <text:p text:style-name="P4">
"Now this is more concerned with the conditional business elite, but there are also representatives of the political segment of the top of the Kremlin residents. This process will only be damaged," Yusov said.</text:p>
      <text:p text:style-name="P4">
According to the GRU of the Ministry of Defense of Ukraine, the greater the successes of the Ukrainian security forces and the defense will be more contacts.</text:p>
      <text:p text:style-name="P4">
"Ukraine certainly uses any tools, the most creative approach to accelerate the liberation of our territories, to hold the aggressor state accountable. Many contacts and surgery are realized, which we cannot talk about now. ", - Yusov summed up.</text:p>
      <text:p text:style-name="P4">
<text:span text:style-name="T4">
 Read also: </text:span>
 <text:a xlink:type="simple" xlink:href="https://www.ukrinform.ua/rubric-world/3699011-sud-v-moskvi-postanoviv-zaocno-zaarestuvati-golovu-ukrainskoi-rozvidki-budanova.html" text:style-name="Internet_20_link" text:visited-style-name="Visited_20_Internet_20_Link">
<text:span text:style-name="T4">
 Intelligence </text:span>
</text:a>
As reported by Ukrinform, <text:a xlink:type="simple" xlink:href="https://www.ukrinform.ua/rubric-ato/3696941-u-gur-poperedzaut-vijna-prijsla-do-koznogo-budinku-piddanih-putina-bezpecnih-misc-nemae.html" text:style-name="Internet_20_link" text:visited-style-name="Visited_20_Internet_20_Link">
</text:a>
The Ministry of Defense Yusov stated that the Russians should find out that as long as they were running an invading unjust war, there are no safe places on their territory.</text:p>
      <text:p text:style-name="P4">
News Source: <text:a xlink:type="simple" xlink:href="https://www.ukrinform.ua/rubric-ato/3699259-rosijski-eliti-vze-namagautsa-otrimati-garantii-bezpeki-pisla-porazki-u-vijni-rozvidka.html" text:style-name="Internet_20_link" text:visited-style-name="Visited_20_Internet_20_Link">
https://www.ukrinform.ua/rubric-ato/3699259-rosijski-eliti-vze-namagautsa-otrimati-garantii-bezpeki-pisla-porazki-u-vijni-rozvidka.html</text:a>
</text:p>
      <!--NEWS-->
      <text:h text:style-name="P10" text:outline-level="1">
<text:span text:style-name="T4">
In the Black Sea in Odesa region there was an explosion, there is a wounded</text:span>
</text:h>
      <text:p text:style-name="P4">
Authors: Ukrinform (Person)</text:p>
      <text:p text:style-name="P4">
Publisher: Укринформ (Organization)</text:p>
      <text:p text:style-name="P4">
Published Time: 2023-04-22T12:51:00+03:00</text:p>
      <text:p text:style-name="P4">
Modified Time: 2023-04-22T12:51:00+03:00</text:p>
      <text:p text:style-name="P4">
Description: Police establish the circumstances of the explosion in the city of Chernomorsk, Odessa region, which occurred in the morning of April 22. - Ukrinform.</text:p>
      <text:p text:style-name="P4">
Images: ["<text:a xlink:type="simple" xlink:href="https://static.ukrinform.com/photos/2022_12/thumb_files/630_360_1669987737-966.jpg" text:style-name="Internet_20_link" text:visited-style-name="Visited_20_Internet_20_Link">
630_360_16699...</text:a>
"]</text:p>
      <text:p text:style-name="P4">
Tags: ['Одещина', 'Поранені', 'Вибух']</text:p>
      <text:p text:style-name="P4">
Type: Article</text:p>
      <!--METADATA-->
      <text:p text:style-name="P4">
<draw:frame draw:style-name="fr1" draw:name="Image104" text:anchor-type="as-char" svg:width="6.9236in" svg:height="3.956343in" draw:z-index="0">
<draw:image xlink:href="../Images/yкринформ/2023-04-22T12-51-00-03-00/630_360_1669987737-966.jpg" xlink:type="simple" xlink:show="embed" xlink:actuate="onLoad" draw:mime-type="image/jpeg"/>
</draw:frame>
Police establish the circumstances of the explosion in the city of Chernomorsk, the Odessa region, which occurred in the morning of April 22.</text:p>
      <text:p text:style-name="P4">
This was reported in <text:a xlink:type="simple" xlink:href="https://od.npu.gov.ua/news/politseiski-vstanovliuiut-obstavyny-vybukhu-u-misti-chornomorsk" text:style-name="Internet_20_link" text:visited-style-name="Visited_20_Internet_20_Link">
</text:a>
, reports Ukrinform.</text:p>
      <text:p text:style-name="P4">
"This morning happened <text:a xlink:type="simple" xlink:href="https://www.ukrinform.ua/tag-vibuh" text:style-name="Internet_20_link" text:visited-style-name="Visited_20_Internet_20_Link">
</text:a>
In one garage cooperative. At that moment, her son was in a room owned by a78-year-old local. The man was injured and was hospitalized in a serious condition, "the statement said.</text:p>
      <text:p text:style-name="P4">
At the scene of the explosion, the employees of the GUNPV explosive service of the Odessa region and the investigative-operative group of the territorial unit.</text:p>
      <text:p text:style-name="P4">
<text:span text:style-name="T4">
 Read also: </text:span>
 <text:a xlink:type="simple" xlink:href="https://www.ukrinform.ua/rubric-regions/3697559-u-centri-balaklii-zinka-nastupila-na-minupelustku.html" text:style-name="Internet_20_link" text:visited-style-name="Visited_20_Internet_20_Link">
</text:a>
The event is qualified under Article 263 of the Criminal Code of Ukraine. There is an illegal handling of weapons, combat supplies or explosives.</text:p>
      <text:p text:style-name="P4">
News Source: <text:a xlink:type="simple" xlink:href="https://www.ukrinform.ua/rubric-regions/3699261-u-cornomorsku-na-odesini-stavsa-vibuh-e-poranenij.html" text:style-name="Internet_20_link" text:visited-style-name="Visited_20_Internet_20_Link">
https://www.ukrinform.ua/rubric-regions/3699261-u-cornomorsku-na-odesini-stavsa-vibuh-e-poranenij.html</text:a>
</text:p>
      <!--NEWS-->
      <text:h text:style-name="P10" text:outline-level="1">
<text:span text:style-name="T4">
The MCIP Commission has found organizations that "strangely" received the premises in the laurel</text:span>
</text:h>
      <text:p text:style-name="P4">
Authors: Ukrinform (Person)</text:p>
      <text:p text:style-name="P4">
Publisher: Укринформ (Organization)</text:p>
      <text:p text:style-name="P4">
Published Time: 2023-04-22T13:09:47+03:00</text:p>
      <text:p text:style-name="P4">
Modified Time: 2023-04-22T13:09:47+03:00</text:p>
      <text:p text:style-name="P4">
Description: Work in the Kyiv-Pechersk Lavra Reserve will continue next week to order different objects that have been transferred to free organizations at different times. - Ukrinform.</text:p>
      <text:p text:style-name="P4">
Images: ["<text:a xlink:type="simple" xlink:href="https://static.ukrinform.com/photos/2023_01/thumb_files/630_360_1673074760-357.jpg" text:style-name="Internet_20_link" text:visited-style-name="Visited_20_Internet_20_Link">
630_360_16730...</text:a>
"]</text:p>
      <text:p text:style-name="P4">
Tags: ['Ткаченко', 'Київська Лавра', 'МКІП ', 'Єдині новини']</text:p>
      <text:p text:style-name="P4">
Type: Article</text:p>
      <!--METADATA-->
      <text:p text:style-name="P4">
<draw:frame draw:style-name="fr1" draw:name="Image105" text:anchor-type="as-char" svg:width="6.9236in" svg:height="3.956343in" draw:z-index="0">
<draw:image xlink:href="../Images/yкринформ/2023-04-22T13-09-47-03-00/630_360_1673074760-357.jpg" xlink:type="simple" xlink:show="embed" xlink:actuate="onLoad" draw:mime-type="image/jpeg"/>
</draw:frame>
The works of the Kyiv-Pechersk Lavra will continue next week, and the abinations with different objects, which at different times have been transferred to free management.</text:p>
      <text:p text:style-name="P4">
According to Ukrinform, Oleksandr Tkachenko, who has already been called, which percentage of the Kiev Lavra has already been examined and what works ahead of the Televahorfon "Unified News".</text:p>
      <text:p text:style-name="P4">
“Several premises were inspected where access was possible. The main thing is that the commission will prepare the work and continue it next week. There are some plans, it is not necessary to talk about what israz, but it is obvious that after law enforcement agencies begin to take place with respect to Metropolitan Paul and violators of public rest, the situation changes. We hope that in the future it will happen in a more civilized way. In addition, there is an important decision made by the Government of the meeting-returned to the state of the 19th Corps of Lavra, where Yaktok was illegally located by some kind That is, we act as a whole. It is not only about the Lower Lavra, but also all the objects that have surprisingly different times were transferred to free management to different organizations, ”the minister reported.</text:p>
      <text:p text:style-name="P4">
He also added that after the return of state -owned MKIP buildings, it plans to develop the concept of managing them and their development.</text:p>
      <text:p text:style-name="P4">
“We would generally have the concept of management and use on the territory of the laurel. Undoubtedly, our lives should continue there, but there are various issues and regarding the rehabilitation center for military, activity of artistic crafts and other things. We also study the question of how in the laurel there were at different times representations of different Christian churches. I think that on the background of what we saw how, the tubes were to speak, managed by some objects by representatives of the UOC -MP, the question of the Ukrainian cultural heritage, which is included in the UNESCO list, will be published with the public, ”the minister said.Regarding damage to the property in the territory of Lavra, Tkachenko assured that each case will be investigated separately and for any illegal and improper use of state property, violators will be responsible.</text:p>
      <text:p text:style-name="P4">
<text:span text:style-name="T4">
 Read also: </text:span>
 <text:a xlink:type="simple" xlink:href="https://www.ukrinform.ua/rubric-society/3699096-cotiroh-pidozruvanih-u-huliganstvi-na-teritorii-lavri-posadili-pid-domasnij-arest.html" text:style-name="Internet_20_link" text:visited-style-name="Visited_20_Internet_20_Link">
<text:span text:style-name="T4">
 Lavra </text:span>
</text:a>
As reported by Ukrinform, during the last survey of the premises of the Lavra, the commissions of the commission found that the ancient doors in the premises of protection in the Kiev-Pechersk Lalavre, which was used by the Ukrainian Orthodox Church(Moscow Patriarchate), used instead of a target to throw knives. In addition, the advertising of the dioceses from the temporarily occupied Crimea and the business of monks of the studded territories was revealed.</text:p>
      <text:p text:style-name="P4">
News Source: <text:a xlink:type="simple" xlink:href="https://www.ukrinform.ua/rubric-society/3699269-komisia-mkip-viavila-organizacii-aki-divnim-cinom-otrimali-v-upravlinna-primisenna-v-lavri.html" text:style-name="Internet_20_link" text:visited-style-name="Visited_20_Internet_20_Link">
https://www.ukrinform.ua/rubric-society/3699269-komisia-mkip-viavila-organizacii-aki-divnim-cinom-otrimali-v-upravlinna-primisenna-v-lavri.html</text:a>
</text:p>
      <!--NEWS-->
      <text:h text:style-name="P10" text:outline-level="1">
<text:span text:style-name="T4">
The Japanese soldiers were ordered to prepare for the launch of the Ballistic DPRK missile</text:span>
</text:h>
      <text:p text:style-name="P4">
Authors: Ukrinform (Person)</text:p>
      <text:p text:style-name="P4">
Publisher: Укринформ (Organization)</text:p>
      <text:p text:style-name="P4">
Published Time: 2023-04-22T13:11:13+03:00</text:p>
      <text:p text:style-name="P4">
Modified Time: 2023-04-22T13:11:13+03:00</text:p>
      <text:p text:style-name="P4">
Description: Japan's Defense Minister Japanese Hamada ordered the country's self -defense forces to prepare for the probable launch of North Korea ballistic missile. - Ukrinform.</text:p>
      <text:p text:style-name="P4">
Images: ["<text:a xlink:type="simple" xlink:href="https://static.ukrinform.com/photos/2018_05/thumb_files/630_360_1526363806-9752.jpg" text:style-name="Internet_20_link" text:visited-style-name="Visited_20_Internet_20_Link">
630_360_15263...</text:a>
"]</text:p>
      <text:p text:style-name="P4">
Tags: ['Японія', 'КНДР', 'Ракета']</text:p>
      <text:p text:style-name="P4">
Type: Article</text:p>
      <!--METADATA-->
      <text:p text:style-name="P4">
<draw:frame draw:style-name="fr1" draw:name="Image106" text:anchor-type="as-char" svg:width="6.9236in" svg:height="3.956343in" draw:z-index="0">
<draw:image xlink:href="../Images/yкринформ/2023-04-22T13-11-13-03-00/630_360_1526363806-9752.jpg" xlink:type="simple" xlink:show="embed" xlink:actuate="onLoad" draw:mime-type="image/jpeg"/>
</draw:frame>
Japan's Ministry of Treasury Hamada ordered the country's self -defense forces to prepare for the probable launch of North Korea ballistic missile.</text:p>
      <text:p text:style-name="P4">
About it reports <text:a xlink:type="simple" xlink:href="https://www3.nhk.or.jp/nhkworld/en/news/20230422_11/" text:style-name="Internet_20_link" text:visited-style-name="Visited_20_Internet_20_Link">
</text:a>
, reports Ukrinform.</text:p>
      <text:p text:style-name="P4">
The order of the Head of the Defense Office was a response to the Posita-Korean media that Pyongyang is in the final stage of the training to launch what he calls the first in the country a reconnaissance resort, which involves the use of ballistic rocket technologies.</text:p>
      <text:p text:style-name="P4">
In 2012 and 2016, North Korea launched ballistic missiles, which, according to its assertions, were satellites. <text:a xlink:type="simple" xlink:href="https://www.ukrinform.ua/tag-raketa" text:style-name="Internet_20_link" text:visited-style-name="Visited_20_Internet_20_Link">
</text:a>
They flew above the areas near Sakisima Islands in the Southern Japanese Okinawa.</text:p>
      <text:p text:style-name="P4">
<text:span text:style-name="T4">
 Read also: </text:span>
 <text:a xlink:type="simple" xlink:href="https://www.ukrinform.ua/rubric-world/3698628-phenan-zaviv-pro-ostatocnij-i-nezvorotnij-status-kndr-ak-svitovoi-adernoi-derzavi.html" text:style-name="Internet_20_link" text:visited-style-name="Visited_20_Internet_20_Link">
<text:span text:style-name="T4">
 Pyongyang </text:span>
</text:a>
According to the order, the air forces must deploy the missile defense units in Okinawa, and the sea forces prepare destroyers, equipped with American systems "Idzis", which are an integrated new system of means of detection and interception of missiles.</text:p>
      <text:p text:style-name="P4">
Land forces have been ordered to prepare for minimizing the damage of the disappearing elements of the North Korean rocket that can fall on Okinawa.</text:p>
      <text:p text:style-name="P4">
If North Korea really launches a ballistic missile by breaching the UN Security Resolution, it will be the first launch since February 2016.</text:p>
      <text:p text:style-name="P4">
<text:span text:style-name="T4">
 Read also: </text:span>
 <text:a xlink:type="simple" xlink:href="https://www.ukrinform.ua/rubric-world/3695895-seul-i-vasington-proveli-vijskovi-povitrani-navcanna-pisla-zapusku-raketi-phenanom.html" text:style-name="Internet_20_link" text:visited-style-name="Visited_20_Internet_20_Link">
<text:span text:style-name="T4">
 Pyongyang </text:span>
</text:a>
As reported by Ukrinform, the leader of North Korea Kim Jong -in ordered the country's agency development <text:a xlink:type="simple" xlink:href="https://www.ukrinform.ua/rubric-technology/3697697-kim-cen-in-nakazav-pidgotuvati-zapusk-u-kosmos-persogo-suputnikaspiguna-kndr.html" text:style-name="Internet_20_link" text:visited-style-name="Visited_20_Internet_20_Link">
</text:a>
 .</text:p>
      <text:p text:style-name="P4">
News Source: <text:a xlink:type="simple" xlink:href="https://www.ukrinform.ua/rubric-world/3699270-aponski-vijskovi-otrimali-nakaz-pidgotuvatis-do-zapusku-balisticnoi-raketi-kndr.html" text:style-name="Internet_20_link" text:visited-style-name="Visited_20_Internet_20_Link">
https://www.ukrinform.ua/rubric-world/3699270-aponski-vijskovi-otrimali-nakaz-pidgotuvatis-do-zapusku-balisticnoi-raketi-kndr.html</text:a>
</text:p>
      <!--NEWS-->
      <text:h text:style-name="P10" text:outline-level="1">
<text:span text:style-name="T4">
Tesheir began to publish Pentagon documents a few days after Russia's invasion of Ukraine</text:span>
</text:h>
      <text:p text:style-name="P4">
Authors: Ukrinform (Person)</text:p>
      <text:p text:style-name="P4">
Publisher: Укринформ (Organization)</text:p>
      <text:p text:style-name="P4">
Published Time: 2023-04-22T13:17:14+03:00</text:p>
      <text:p text:style-name="P4">
Modified Time: 2023-04-22T13:17:14+03:00</text:p>
      <text:p text:style-name="P4">
Description: The US National Guard serviceman Jack Teisheir, who is accused of leakage of the secret documents of the Pentagon, began to publish secret intelligence in February 2022, immediately after the start of the full -scale invasion of the Russian Federation into Ukraine. - Ukrinform.</text:p>
      <text:p text:style-name="P4">
Images: ["<text:a xlink:type="simple" xlink:href="https://static.ukrinform.com/photos/2023_04/thumb_files/630_360_1682158485-345.jpg" text:style-name="Internet_20_link" text:visited-style-name="Visited_20_Internet_20_Link">
630_360_16821...</text:a>
"]</text:p>
      <text:p text:style-name="P4">
Tags: ['Пентагон', 'Війна з росією', 'Документи', 'Витік', 'Тейшейра']</text:p>
      <text:p text:style-name="P4">
Type: Article</text:p>
      <!--METADATA-->
      <text:p text:style-name="P4">
<draw:frame draw:style-name="fr1" draw:name="Image107" text:anchor-type="as-char" svg:width="6.9236in" svg:height="3.956343in" draw:z-index="0">
<draw:image xlink:href="../Images/yкринформ/2023-04-22T13-17-14-03-00/630_360_1682158485-345.jpg" xlink:type="simple" xlink:show="embed" xlink:actuate="onLoad" draw:mime-type="image/jpeg"/>
</draw:frame>
US National Guard serviceman Jack Tesheir, who is accused of leaking the secret documents of the Pentagon, began to place secret reconnaissance data in February 2022, immediately after the beginning of the Federation of the Russian Federation in Ukraine.</text:p>
      <text:p text:style-name="P4">
According to Ukrinform, it writes <text:a xlink:type="simple" xlink:href="http://www.nytimes.com/2023/04/21/us/politics/jack-teixeira-leaks-russia-ukraine.html" text:style-name="Internet_20_link" text:visited-style-name="Visited_20_Internet_20_Link">
</text:a>
.</text:p>
      <text:p text:style-name="P4">
According to the Internet publications, tested the New York Times, Timisira began to replenish confidential information a few months earlier than it was well -known.</text:p>
      <text:p text:style-name="P4">
It is noted that in February 2022, shortly after the invasion of the Russian Federation into Ukraine, the user's profile, which coincided with Jack Tesheira's profile, began to start data on Russia's hostilities in a previously unknown Chat-group of Discord, popular with gamers. This chat group numbered about 600 participants.</text:p>
      <text:p text:style-name="P4">
<text:span text:style-name="T4">
 Read also: </text:span>
 <text:a xlink:type="simple" xlink:href="https://www.ukrinform.ua/rubric-world/3696942-telegramkanal-akij-zliv-dokumenti-pentagonu-vela-eksvijskova-ssa-the-insider.html" text:style-name="Internet_20_link" text:visited-style-name="Visited_20_Internet_20_Link">
</text:a>
The information released by Tishaira included details about the loss of the Army of Ukraine of the Russian Federation, the activities of Russian spies and the updated information about the assistance that Ukraine will be renovated.</text:p>
      <text:p text:style-name="P4">
The user argued that he places information from the National Security Agency, the Central Intelligence Management and other special services <text:a xlink:type="simple" xlink:href="https://www.ukrinform.ua/tag-ssa" text:style-name="Internet_20_link" text:visited-style-name="Visited_20_Internet_20_Link">
</text:a>
.</text:p>
      <text:p text:style-name="P4">
The case against 21-year-old Taishera, which was arrested on April 13, concerns the stream of secret documents in another group of Discord, consisting of 50 members. There he began publishing confidential information in 2022.</text:p>
      <text:p text:style-name="P4">
As reported by Ukrinform, earlier the New York Times wrote that the Pentagon was investigating the leakage of secret documents on the social network concerning, in particular, plans for the planned counter -offensive of the Armed Forces.</text:p>
      <text:p text:style-name="P4">
<text:span text:style-name="T4">
 Read also: </text:span>
 <text:a xlink:type="simple" xlink:href="https://www.ukrinform.ua/rubric-world/3698808-glava-pentagonu-pro-vitik-rozviddanih-ssa-prodovzat-pracuvati-z-souznikami-i-partnerami.html" text:style-name="Internet_20_link" text:visited-style-name="Visited_20_Internet_20_Link">
</text:a>
Advisor to the head of the Presidential Office Mykhailo Podolyak stated that the publication of Ukraine's counter -offensive documents is a Russian bluff, dust in the eyes.</text:p>
      <text:p text:style-name="P4">
Minister of Defense of Ukraine Alexei Reznikov <text:a xlink:type="simple" xlink:href="https://www.ukrinform.ua/rubric-polytics/3695069-vitik-dokumentiv-pentagonu-e-sumissu-pravdivoi-ta-nepravdivoi-informacii-reznikov.html" text:style-name="Internet_20_link" text:visited-style-name="Visited_20_Internet_20_Link">
</text:a>
"A mixture of truthful and false information."</text:p>
      <text:p text:style-name="P4">
News Source: <text:a xlink:type="simple" xlink:href="https://www.ukrinform.ua/rubric-world/3699273-tejsejra-pocav-publikuvati-dokumenti-pentagonu-za-kilka-dniv-pisla-vtorgnenna-rosii-v-ukrainu.html" text:style-name="Internet_20_link" text:visited-style-name="Visited_20_Internet_20_Link">
https://www.ukrinform.ua/rubric-world/3699273-tejsejra-pocav-publikuvati-dokumenti-pentagonu-za-kilka-dniv-pisla-vtorgnenna-rosii-v-ukrainu.html</text:a>
</text:p>
      <!--NEWS-->
      <text:h text:style-name="P10" text:outline-level="1">
<text:span text:style-name="T4">
130 Czech volunteers are fighting on the side of Ukraine, two were killed</text:span>
</text:h>
      <text:p text:style-name="P4">
Authors: Ukrinform (Person)</text:p>
      <text:p text:style-name="P4">
Publisher: Укринформ (Organization)</text:p>
      <text:p text:style-name="P4">
Published Time: 2023-04-22T13:19:55+03:00</text:p>
      <text:p text:style-name="P4">
Modified Time: 2023-04-22T13:19:55+03:00</text:p>
      <text:p text:style-name="P4">
Description: During the 14 months of a full -scale Russian invasion of Ukraine, 132 Czechs were permitted to fight on the side of the Ukrainian army. - Ukrinform.</text:p>
      <text:p text:style-name="P4">
Images: ["<text:a xlink:type="simple" xlink:href="https://static.ukrinform.com/photos/2023_04/thumb_files/630_360_1682158768-542.jpg" text:style-name="Internet_20_link" text:visited-style-name="Visited_20_Internet_20_Link">
630_360_16821...</text:a>
"]</text:p>
      <text:p text:style-name="P4">
Tags: ['Чехія', 'Іноземний легіон', 'Війна з росією']</text:p>
      <text:p text:style-name="P4">
Type: Article</text:p>
      <!--METADATA-->
      <text:p text:style-name="P4">
<draw:frame draw:style-name="fr1" draw:name="Image108" text:anchor-type="as-char" svg:width="6.9236in" svg:height="3.956343in" draw:z-index="0">
<draw:image xlink:href="../Images/yкринформ/2023-04-22T13-19-55-03-00/630_360_1682158768-542.jpg" xlink:type="simple" xlink:show="embed" xlink:actuate="onLoad" draw:mime-type="image/jpeg"/>
</draw:frame>
For 14 months of full -scale Russian invasion of Ukraine, 132 Czechs were given a ledge to fight on the side of the Ukrainian army.</text:p>
      <text:p text:style-name="P4">
About it reports Ukrinform with reference to <text:a xlink:type="simple" xlink:href="https://www.irozhlas.cz/zpravy-domov/abolice-vyjimka-povoleni-dobrovolnik-ukrajinska-armada-valka-prezident_2304220500_gut" text:style-name="Internet_20_link" text:visited-style-name="Visited_20_Internet_20_Link">
</text:a>
 <text:a xlink:type="simple" xlink:href="http://www.irozhlas.cz/zpravy-domov/abolice-vyjimka-povoleni-dobrovolnik-ukrajinska-armada-valka-prezident_2304220500_gut" text:style-name="Internet_20_link" text:visited-style-name="Visited_20_Internet_20_Link">
</text:a>
All these permits were issued by the former President of the Republic Milos Zeman. Peter Pavel has not yet received any request, the President Market of Zhegakov said.</text:p>
      <text:p text:style-name="P4">
It is noted that applications from those who want to enter the ranks of the Ukrainian Army are sent to the Ministry of Defense <text:a xlink:type="simple" xlink:href="https://www.ukrinform.ua/tag-cehia" text:style-name="Internet_20_link" text:visited-style-name="Visited_20_Internet_20_Link">
</text:a>
. After consultation with foreign and internal affairs, the selected ones are sent as a proposal for approval to the President. By the second week of April this year, 500 Czechs were sent such a request, the Ministry of Defense Ministry of the Defense Ministry Taborski.</text:p>
      <text:p text:style-name="P4">
After the Russian invasion of Ukraine, receiving foreign volunteers to help the attacked country. But the law prohibits Czech citizens to serve in foreign army. Therefore, the Czech, who wants to help Ukraine with their arms, must maintain a special permission from the Czech President.</text:p>
      <text:p text:style-name="P4">
During the battles, several Czech volunteers were injured on the Ukrainian Front. According to the Ministry of Foreign Affairs as of March 20, the Czechs are killed in the last year. One volunteer who worked at the beginning of the Russian invasion of Ukraine, Czech police accused of looting and service in foreign army.</text:p>
      <text:p text:style-name="P4">
<text:span text:style-name="T4">
 Read also: </text:span>
 <text:a xlink:type="simple" xlink:href="https://www.ukrinform.ua/rubric-ato/3686044-u-vilnomu-dostupi-zavivsa-film-pro-inozemnih-dobrovolciv-u-zsu.html" text:style-name="Internet_20_link" text:visited-style-name="Visited_20_Internet_20_Link">
<text:span text:style-name="T4">
 free </text:span>
 <text:span text:style-name="T4">
 Access </text:span>
 <text:span text:style-name="T4">
 </text:span>
 appeared <text:span text:style-name="T4">
 </text:span>
 movie <text:span text:style-name="T4">
 </text:span>
 <text:span text:style-name="T4">
 about </text:span>
<text:span text:style-name="T4">
 foreign </text:span>
 <text:span text:style-name="T4">
 </text:span>
 volunteers <text:span text:style-name="T4">
 </text:span>
 <text:span text:style-name="T4">
 Armed Forces </text:span>
</text:a>
As it was reported, military volunteers from other countries serve the wine -wide legion of territorial defense of the Armed Forces of Ukraine. He was created by the Government of Ukraine on the initiative of President Vladimir Zelensky to fight against Russia during the Russian invasion of Ukraine.</text:p>
      <text:p text:style-name="P4">
News Source: <text:a xlink:type="simple" xlink:href="https://www.ukrinform.ua/rubric-ato/3699275-na-boci-ukraini-vouut-130-ceskih-dobrovolciv-dvoe-zaginuli.html" text:style-name="Internet_20_link" text:visited-style-name="Visited_20_Internet_20_Link">
https://www.ukrinform.ua/rubric-ato/3699275-na-boci-ukraini-vouut-130-ceskih-dobrovolciv-dvoe-zaginuli.html</text:a>
</text:p>
      <!--NEWS-->
      <text:h text:style-name="P10" text:outline-level="1">
<text:span text:style-name="T4">
Solsky calls for G7 countries to help mine agricultural land</text:span>
</text:h>
      <text:p text:style-name="P4">
Authors: Ukrinform (Person)</text:p>
      <text:p text:style-name="P4">
Publisher: Укринформ (Organization)</text:p>
      <text:p text:style-name="P4">
Published Time: 2023-04-22T13:23:45+03:00</text:p>
      <text:p text:style-name="P4">
Modified Time: 2023-04-22T13:23:45+03:00</text:p>
      <text:p text:style-name="P4">
Description: Ukraine requires international assistance in demining territories, including agricultural lands. - Ukrinform.</text:p>
      <text:p text:style-name="P4">
Images: ["<text:a xlink:type="simple" xlink:href="https://static.ukrinform.com/photos/2022_07/thumb_files/630_360_1657802194-163.jpeg" text:style-name="Internet_20_link" text:visited-style-name="Visited_20_Internet_20_Link">
630_360_16578...</text:a>
"]</text:p>
      <text:p text:style-name="P4">
Tags: ['Розмінування', 'Велика сімка', 'Аграрії', 'Війна з росією', 'Сольський']</text:p>
      <text:p text:style-name="P4">
Type: Article</text:p>
      <!--METADATA-->
      <text:p text:style-name="P4">
<draw:frame draw:style-name="fr1" draw:name="Image109" text:anchor-type="as-char" svg:width="6.9236in" svg:height="3.956343in" draw:z-index="0">
<draw:image xlink:href="../Images/yкринформ/2023-04-22T13-23-45-03-00/630_360_1657802194-163.jpeg" xlink:type="simple" xlink:show="embed" xlink:actuate="onLoad" draw:mime-type="image/jpeg"/>
</draw:frame>
Ukraine plays international assistance in the demining of territories, including land farms.</text:p>
      <text:p text:style-name="P4">
This was emphasized by the Minister of Agrarian Policy and Food of Ukraine Mykolasolsky during an online output at a meeting of ministers of agriculture of G7 countries, Ukrinform reports with reference to <text:a xlink:type="simple" xlink:href="http://www.kmu.gov.ua/news/mykola-solskyi-zvernuvsia-do-ministriv-g7-dopomohty-v-rozminuvanni-silskohospodarskykh-zemel" text:style-name="Internet_20_link" text:visited-style-name="Visited_20_Internet_20_Link">
</text:a>
“The process of demining the liberated territories is not stopped. But this process is complex and will stretch for decades. To date, more than 2,600 sappers from state and private structures are being carried out in Ukraine. It will take more than 20 years to clean up such a power, ”the minister stressed.</text:p>
      <text:p text:style-name="P4">
<text:span text:style-name="T4">
 Read also: </text:span>
 <text:a xlink:type="simple" xlink:href="https://www.ukrinform.ua/rubric-world/3696058-prezident-avstrii-obicae-osobisto-prokontroluvati-dopomogu-ukraini-u-rozminuvanni.html" text:style-name="Internet_20_link" text:visited-style-name="Visited_20_Internet_20_Link">
<text:span text:style-name="T4">
 demining </text:span>
</text:a>
According to him, in Ukraine now 470 thousand hectares of agricultural land have been replaced. Currently, only 17.5% of the replaced territories have been surveyed, 57 thousand hectares of agricultural purposes.</text:p>
      <text:p text:style-name="P4">
Solsky also emphasized that Ukraine in order to accelerate the demining intense special equipment.</text:p>
      <text:p text:style-name="P4">
“We have an urgent need for technical equipment for demining. We will understand what the technique is and how much it is needed. And here we look forward to your aid, ”Solsky said to the ministers of the G7 countries, adding that the saper -hand is cleaning 15-20 square meters. m per day, and the technique for demining - 6 square meters. km.</text:p>
      <text:p text:style-name="P4">
He stressed that international support will accelerate the process of demining the hip life of Ukrainians who are forced to risk daily.</text:p>
      <text:p text:style-name="P4">
<text:span text:style-name="T4">
 Read also: </text:span>
 <text:a xlink:type="simple" xlink:href="https://www.ukrinform.ua/rubric-ato/3692871-kipr-zaproponue-ukraini-tehnicnu-dopomogu-v-rozminuvanni.html" text:style-name="Internet_20_link" text:visited-style-name="Visited_20_Internet_20_Link">
<text:span text:style-name="T4">
 demining </text:span>
</text:a>
As reported by Ukrinform, 172 of the masnings were cleared in Kharkiv, Kherson and Mykolaiv regions during the week.</text:p>
      <text:p text:style-name="P4">
News Source: <text:a xlink:type="simple" xlink:href="https://www.ukrinform.ua/rubric-economy/3699276-solskij-zaklikae-kraini-g7-dopomogti-v-rozminuvanni-silgospzemel-ukraini.html" text:style-name="Internet_20_link" text:visited-style-name="Visited_20_Internet_20_Link">
https://www.ukrinform.ua/rubric-economy/3699276-solskij-zaklikae-kraini-g7-dopomogti-v-rozminuvanni-silgospzemel-ukraini.html</text:a>
</text:p>
      <!--NEWS-->
      <text:h text:style-name="P10" text:outline-level="1">
<text:span text:style-name="T4">
It became known in what form they will go to the Dynamo and Shakhtar game</text:span>
</text:h>
      <text:p text:style-name="P4">
Authors: Ukrinform (Person)</text:p>
      <text:p text:style-name="P4">
Publisher: Укринформ (Organization)</text:p>
      <text:p text:style-name="P4">
Published Time: 2023-04-22T13:29:12+03:00</text:p>
      <text:p text:style-name="P4">
Modified Time: 2023-04-22T13:29:12+03:00</text:p>
      <text:p text:style-name="P4">
Description: On April 22, the central match of the 22nd round of the Ukrainian Premier League between Dynamo Kyiv and Shakhtar Donetsk will be held. - Ukrinform.</text:p>
      <text:p text:style-name="P4">
Images: ["<text:a xlink:type="simple" xlink:href="https://static.ukrinform.com/photos/2023_04/thumb_files/630_360_1682159229-149.jpeg" text:style-name="Internet_20_link" text:visited-style-name="Visited_20_Internet_20_Link">
630_360_16821...</text:a>
"]</text:p>
      <text:p text:style-name="P4">
Tags: ['Динамо', 'Футбол', 'Україна', 'Шахтар']</text:p>
      <text:p text:style-name="P4">
Type: Article</text:p>
      <!--METADATA-->
      <text:p text:style-name="P4">
<draw:frame draw:style-name="fr1" draw:name="Image110" text:anchor-type="as-char" svg:width="6.9236in" svg:height="3.956343in" draw:z-index="0">
<draw:image xlink:href="../Images/yкринформ/2023-04-22T13-29-12-03-00/630_360_1682159229-149.jpeg" xlink:type="simple" xlink:show="embed" xlink:actuate="onLoad" draw:mime-type="image/jpeg"/>
</draw:frame>
On April 22, the central match of the 22nd round of the Ukrainian Premier League between Dynamo Kyiv and Shakhtar Donetsk.</text:p>
      <text:p text:style-name="P4">
In the conference room of the Dynamo metropolitan stadium named after Valery Lobanovsky there was a pre -match meeting on organizational issues, during which, in particular, the game form of teams was approved, Ukrinform reports.</text:p>
      <text:p text:style-name="P4">
The dynamics will go to the field in a home -made white set with blue -tomb. The goalkeeper will play in light green.</text:p>
      <text:p text:style-name="P4">
<text:span text:style-name="T4">
 Read also: </text:span>
 <text:a xlink:type="simple" xlink:href="https://www.ukrinform.ua/rubric-sports/3699166-upl-sogodni-projde-ukrainska-futbolna-klasika-dinamo-sahtar.html" text:style-name="Internet_20_link" text:visited-style-name="Visited_20_Internet_20_Link">
<text:span text:style-name="T4">
 Football </text:span>
</text:a>
Donetsk residents will hold a striped orange-black form. Shakhtar goalkeeper will be in the burgundy.</text:p>
      <text:p text:style-name="P4">
The game starts at 17.00.</text:p>
      <text:p text:style-name="P4">
Photo: fcDynamo.com.</text:p>
      <text:p text:style-name="P4">
News Source: <text:a xlink:type="simple" xlink:href="https://www.ukrinform.ua/rubric-sports/3699277-stalo-vidomo-v-akij-formi-vijdut-na-gru-dinamo-i-sahtar.html" text:style-name="Internet_20_link" text:visited-style-name="Visited_20_Internet_20_Link">
https://www.ukrinform.ua/rubric-sports/3699277-stalo-vidomo-v-akij-formi-vijdut-na-gru-dinamo-i-sahtar.html</text:a>
</text:p>
      <!--NEWS-->
      <text:h text:style-name="P10" text:outline-level="1">
<text:span text:style-name="T4">
Czech Republic is ready to increase the power of modernization of T-72 for Ukraine</text:span>
</text:h>
      <text:p text:style-name="P4">
Authors: Ukrinform (Person)</text:p>
      <text:p text:style-name="P4">
Publisher: Укринформ (Organization)</text:p>
      <text:p text:style-name="P4">
Published Time: 2023-04-22T13:33:17+03:00</text:p>
      <text:p text:style-name="P4">
Modified Time: 2023-04-22T13:33:17+03:00</text:p>
      <text:p text:style-name="P4">
Description: The Czech Republic plans to prepare more modernized T-72 tanks for Ukraine. - Ukrinform.</text:p>
      <text:p text:style-name="P4">
Images: ["<text:a xlink:type="simple" xlink:href="https://static.ukrinform.com/photos/2023_04/thumb_files/630_360_1682159489-972.jpg" text:style-name="Internet_20_link" text:visited-style-name="Visited_20_Internet_20_Link">
630_360_16821...</text:a>
"]</text:p>
      <text:p text:style-name="P4">
Tags: ['Чехія', 'Танк', 'Україна', 'Зустріч Рамштайн']</text:p>
      <text:p text:style-name="P4">
Type: Article</text:p>
      <!--METADATA-->
      <text:p text:style-name="P4">
<draw:frame draw:style-name="fr1" draw:name="Image111" text:anchor-type="as-char" svg:width="6.9236in" svg:height="3.956343in" draw:z-index="0">
<draw:image xlink:href="../Images/yкринформ/2023-04-22T13-33-17-03-00/630_360_1682159489-972.jpg" xlink:type="simple" xlink:show="embed" xlink:actuate="onLoad" draw:mime-type="image/jpeg"/>
</draw:frame>
The Czech Republic plans to prepare more modernized T-72 tanks for Ukraine.</text:p>
      <text:p text:style-name="P4">
This was reported on the site <text:a xlink:type="simple" xlink:href="http://mocr.army.cz/informacni-servis/zpravodajstvi/cr-chce-na-ukrajinu-posilat-vic-modernizovanych-tanku-t-72-243353/" text:style-name="Internet_20_link" text:visited-style-name="Visited_20_Internet_20_Link">
</text:a>
According to the results of the contact group on the Defense Group of Ukraine, which took place at the American Air Base "Ramstein" in UNIMECHINA on April 21, Ukrinform reports.</text:p>
      <text:p text:style-name="P4">
It is noted that Ukraine has already received 37 upgraded T-72 tanks as part of the US and the Netherlands funded by the Czech Defense Ministry of Defense, which is now being cooperated with dozens of tanks.</text:p>
      <text:p text:style-name="P4">
"We suggest adding a few more dozen if partners are interested in financing this project," said the director of the agency of intergovernmental defense cooperation(AMOS)Alesh Vitechka.</text:p>
      <text:p text:style-name="P4">
According to Deputy Minister of Defense Daniel Blazhkovets, thanks to the cooperation of the Ukrainian and foreign partners, the Czech Republic still has specific projects that can be implemented quickly and which are priorities for Ukraine.</text:p>
      <text:p text:style-name="P4">
Now the Czech Republic is mainly concentrated on the BMP-2 infantry fighting machine, tanks, large-caliber ammunition, radio electronic struggle and ISR(IntelligenceSurveillance Reconnaissance)and air defense.</text:p>
      <text:p text:style-name="P4">
In addition, <text:a xlink:type="simple" xlink:href="https://www.ukrinform.ua/tag-cehia" text:style-name="Internet_20_link" text:visited-style-name="Visited_20_Internet_20_Link">
 </text:a>
It is ready to negotiate the simple creation of the Center for the maintenance, repair and major repair of heavy equipment within the state enterprise VOP and several private companies.</text:p>
      <text:p text:style-name="P4">
The Czech Republic also teaches Ukrainian fighters. Up to 4,000 soldiers are planned to be prepared by the end of this year. Currently, the third -group preparation, in total of 650 servicemen of the Armed Forces of Ukraine, is underway in Liba.</text:p>
      <text:p text:style-name="P4">
<text:span text:style-name="T4">
 Read also: </text:span>
 <text:a xlink:type="simple" xlink:href="https://www.ukrinform.ua/rubric-ato/3699104-latvia-peredast-ukraini-vsi-svoi-stinger-minoboroni.html" text:style-name="Internet_20_link" text:visited-style-name="Visited_20_Internet_20_Link">
</text:a>
As reported by Ukrinform, on April 21 at the US Air Force Air Force Ramstein in Germany the 11th meeting of the Contact Group on Defense of Ukraine. During the time, the issue of air defense, ammunition, and means of providing were discussed, in particular.</text:p>
      <text:p text:style-name="P4">
News Source: <text:a xlink:type="simple" xlink:href="https://www.ukrinform.ua/rubric-ato/3699279-cehia-gotova-narostiti-potuznosti-modernizacii-t72-dla-ukraini.html" text:style-name="Internet_20_link" text:visited-style-name="Visited_20_Internet_20_Link">
https://www.ukrinform.ua/rubric-ato/3699279-cehia-gotova-narostiti-potuznosti-modernizacii-t72-dla-ukraini.html</text:a>
</text:p>
      <!--NEWS-->
      <text:h text:style-name="P10" text:outline-level="1">
<text:span text:style-name="T4">
Ukraine and Bulgaria have agreed to unblock cars at the border and unloading them</text:span>
</text:h>
      <text:p text:style-name="P4">
Authors: Ukrinform (Person)</text:p>
      <text:p text:style-name="P4">
Publisher: Укринформ (Organization)</text:p>
      <text:p text:style-name="P4">
Published Time: 2023-04-22T13:41:32+03:00</text:p>
      <text:p text:style-name="P4">
Modified Time: 2023-04-22T13:41:32+03:00</text:p>
      <text:p text:style-name="P4">
Description: Ministers of agricultural policy and food of Ukraine Mykola Solsky and Bulgaria Agriculture Yavor Gechev have agreed to unlock Ukrainian cars at the border and unloading them. - Ukrinform.</text:p>
      <text:p text:style-name="P4">
Images: ["<text:a xlink:type="simple" xlink:href="https://static.ukrinform.com/photos/2019_12/thumb_files/630_360_1577207197-897.jpg" text:style-name="Internet_20_link" text:visited-style-name="Visited_20_Internet_20_Link">
630_360_15772...</text:a>
"]</text:p>
      <text:p text:style-name="P4">
Tags: ['Болгарія', 'Кордон', 'Сольський', 'Продовольство']</text:p>
      <text:p text:style-name="P4">
Type: Article</text:p>
      <!--METADATA-->
      <text:p text:style-name="P4">
<draw:frame draw:style-name="fr1" draw:name="Image112" text:anchor-type="as-char" svg:width="6.9236in" svg:height="3.956343in" draw:z-index="0">
<draw:image xlink:href="../Images/yкринформ/2023-04-22T13-41-32-03-00/630_360_1577207197-897.jpg" xlink:type="simple" xlink:show="embed" xlink:actuate="onLoad" draw:mime-type="image/jpeg"/>
</draw:frame>
The Ministry of Seistrics Agrarian Policy and Food of Ukraine Mykola Solsky and Bulgaria Agriculture Yavor Gechev agreed to unlock Ukrainian cars on the border and unloading them.</text:p>
      <text:p text:style-name="P4">
As Ukrinform reports, it reports <text:a xlink:type="simple" xlink:href="http://www.kmu.gov.ua/news/mykola-solskyi-z-bolharamy-pohodyly-rozblokuvannia-ta-rozvantazhennia-avtivok" text:style-name="Internet_20_link" text:visited-style-name="Visited_20_Internet_20_Link">
</text:a>
.</text:p>
      <text:p text:style-name="P4">
“A meeting of two ministers took place: agrarian policy and food to Ukraine of Solsky and Agriculture of the Republic <text:a xlink:type="simple" xlink:href="https://www.ukrinform.ua/tag-bolgaria" text:style-name="Internet_20_link" text:visited-style-name="Visited_20_Internet_20_Link">
</text:a>
Yavor Gechev. The parties to discuss the existing decision, agreed to wait for the European Commission's decision and then negotiate. The ministers also agreed to unlock the cars on the border and unloading them, ”the message reads.</text:p>
      <text:p text:style-name="P4">
Earlier, on April 19, the Bulgaria government introduced a temporary ban on imported food from Ukraine, except for transit.</text:p>
      <text:p text:style-name="P4">
<text:span text:style-name="T4">
 Read also: </text:span>
 <text:a xlink:type="simple" xlink:href="https://www.ukrinform.ua/rubric-economy/3698900-cehia-pidtrimue-ukrainu-v-pitanni-perevezenna-agroprodukcii-do-krain-es.html" text:style-name="Internet_20_link" text:visited-style-name="Visited_20_Internet_20_Link">
</text:a>
It was reported that protest -toant farmers have taken place in the border with Ukraine, suffering from the influx of Ukrainian -agricultural exports and caused by the reduction of market prices of ownership products. The governments of Poland and Hungary have announced a prohibition on imports of Ukrainian grain and other farm products, which caused critical remarks from the European Commission, which insists on finding a joint response to existing problems within the EU.</text:p>
      <text:p text:style-name="P4">
The governments of the five EU countries - Poland, Slovakia, Hungary, Romania and Bulgaria - have argued to the European Commission with a letter that contains a request to use protective measures to restrict agricultural imports from Ukraine, as it is a great stream of grain and food that enters the EU market. led to a fall in prices for such products. This has caused damage to the farms, first of all, in countries bordering Ukraine.</text:p>
      <text:p text:style-name="P4">
The President of the European Commission Ursula von der Liaien has stated that fully aware of the strict in countries that bordered with Ukraine, which was formed as a result of large import of Ukrainian agricultural products, and proposed <text:a xlink:type="simple" xlink:href="https://www.ukrinform.ua/rubric-economy/3697901-evrokomisia-proponue-zahodi-dla-zahistu-rinku-es-vid-nadmirnogo-importu-prodovolstva-z-ukraini.html" text:style-name="Internet_20_link" text:visited-style-name="Visited_20_Internet_20_Link">
</text:a>
 .</text:p>
      <text:p text:style-name="P4">
After the beginning of Russian aggression against Ukraine and blocking the Black Sea ports, through which, usually exported agricultural products were carried out to the world market, the European Union organized "corridors of solidarity" on borders with Ukraine to direct part of its farm exports to the world market, with the use Also inner water arteries.</text:p>
      <text:p text:style-name="P4">
News Source: <text:a xlink:type="simple" xlink:href="https://www.ukrinform.ua/rubric-economy/3699284-ukraina-i-bolgaria-pogodili-rozblokuvanna-avtivok-na-kordoni-ta-ih-rozvantazenna.html" text:style-name="Internet_20_link" text:visited-style-name="Visited_20_Internet_20_Link">
https://www.ukrinform.ua/rubric-economy/3699284-ukraina-i-bolgaria-pogodili-rozblokuvanna-avtivok-na-kordoni-ta-ih-rozvantazenna.html</text:a>
</text:p>
      <!--NEWS-->
      <text:h text:style-name="P10" text:outline-level="1">
<text:span text:style-name="T4">
South Korea sent the Navy unit to Sudan</text:span>
</text:h>
      <text:p text:style-name="P4">
Authors: Ukrinform (Person)</text:p>
      <text:p text:style-name="P4">
Publisher: Укринформ (Organization)</text:p>
      <text:p text:style-name="P4">
Published Time: 2023-04-22T13:47:27+03:00</text:p>
      <text:p text:style-name="P4">
Modified Time: 2023-04-22T13:47:27+03:00</text:p>
      <text:p text:style-name="P4">
Description: On Saturday, South Korean President, South Korea, ordered to quickly deploy a naval forces into the waters of Sudan to protect South Korea citizens quickly. - Ukrinform.</text:p>
      <text:p text:style-name="P4">
Images: ["<text:a xlink:type="simple" xlink:href="https://static.ukrinform.com/photos/2023_04/thumb_files/630_360_1682160412-676.jpg" text:style-name="Internet_20_link" text:visited-style-name="Visited_20_Internet_20_Link">
630_360_16821...</text:a>
"]</text:p>
      <text:p text:style-name="P4">
Tags: ['Корея', 'Судан']</text:p>
      <text:p text:style-name="P4">
Type: Article</text:p>
      <!--METADATA-->
      <text:p text:style-name="P4">
<draw:frame draw:style-name="fr1" draw:name="Image113" text:anchor-type="as-char" svg:width="6.9236in" svg:height="3.956343in" draw:z-index="0">
<draw:image xlink:href="../Images/yкринформ/2023-04-22T13-47-27-03-00/630_360_1682160412-676.jpg" xlink:type="simple" xlink:show="embed" xlink:actuate="onLoad" draw:mime-type="image/jpeg"/>
</draw:frame>
On Saturday, Presidential Korea, Jun Suku on Saturday, ordered to quickly deploy the Union and Navy forces to combat piracy in Sudan's waters to protect South Korean citizens.</text:p>
      <text:p text:style-name="P4">
As reports <text:a xlink:type="simple" xlink:href="http://en.yna.co.kr/view/AEN20230422001951325" text:style-name="Internet_20_link" text:visited-style-name="Visited_20_Internet_20_Link">
</text:a>
, a spokesman for the South Korean leader Lee to WUN said, reports.</text:p>
      <text:p text:style-name="P4">
According to him, Yun ordered to send to <text:a xlink:type="simple" xlink:href="https://www.ukrinform.ua/tag-sudan" text:style-name="Internet_20_link" text:visited-style-name="Visited_20_Internet_20_Link">
</text:a>
A 304 person stationed in Oman, after informed of the continuation of intensity battles in the Chartum between the military and paramilitary forces of the opponent.</text:p>
      <text:p text:style-name="P4">
Earlier, a meeting of the national security council of the country and ministries in Sudan in the President's office in Seoul.</text:p>
      <text:p text:style-name="P4">
On Friday, the South Korean transport aircraft C-130J out of about 50 staff, including security and medical staff, was sent to evacuate its citizens in Sudan.</text:p>
      <text:p text:style-name="P4">
<text:span text:style-name="T4">
 Read also: </text:span>
 <text:a xlink:type="simple" xlink:href="https://www.ukrinform.ua/rubric-world/3699230-evrosouz-planue-mozlivu-evakuaciu-svoih-gromadan-iz-sudanu-afp.html" text:style-name="Internet_20_link" text:visited-style-name="Visited_20_Internet_20_Link">
<text:span text:style-name="T4">
 Sudan </text:span>
</text:a>
As reported by Ukrinform, South Korea and Japan on the eve <text:a xlink:type="simple" xlink:href="https://www.ukrinform.ua/rubric-world/3698821-aponia-i-korea-vidpravlaut-litaki-dla-evakuacii-svoih-gromadan-iz-sudanu.html" text:style-name="Internet_20_link" text:visited-style-name="Visited_20_Internet_20_Link">
</text:a>
their citizens from Sudan.</text:p>
      <text:p text:style-name="P4">
The European Union, the United States and a number of other countries have also declared their readiness to evacuate their citizens.</text:p>
      <text:p text:style-name="P4">
On April 15, after a few days of tension between the Sudan army and the "power of response", explosions and shooting were heard in the Chartum. Conflict around the country's transition to civil rule.</text:p>
      <text:p text:style-name="P4">
<text:span text:style-name="T5">
Foto: Getty Images</text:span>
</text:p>
      <text:p text:style-name="P4">
News Source: <text:a xlink:type="simple" xlink:href="https://www.ukrinform.ua/rubric-world/3699286-pivdenna-korea-napravila-pidrozdil-vms-do-sudanu.html" text:style-name="Internet_20_link" text:visited-style-name="Visited_20_Internet_20_Link">
https://www.ukrinform.ua/rubric-world/3699286-pivdenna-korea-napravila-pidrozdil-vms-do-sudanu.html</text:a>
</text:p>
      <!--NEWS-->
      <text:h text:style-name="P10" text:outline-level="1">
<text:span text:style-name="T4">
MKIP created commissions for checking the use of the objects of Pochaiv Lavra - Tkachenko</text:span>
</text:h>
      <text:p text:style-name="P4">
Authors: Ukrinform (Person)</text:p>
      <text:p text:style-name="P4">
Publisher: Укринформ (Organization)</text:p>
      <text:p text:style-name="P4">
Published Time: 2023-04-22T13:48:00+03:00</text:p>
      <text:p text:style-name="P4">
Modified Time: 2023-04-22T13:48:00+03:00</text:p>
      <text:p text:style-name="P4">
Description: The work of the MCIP to check the use of objects in Pochaiv Lavra has just begun, but the ministry is doing everything to eradicate the illegal domination of the Russian Church in Ukraine. - Ukrinform.</text:p>
      <text:p text:style-name="P4">
Images: ["<text:a xlink:type="simple" xlink:href="https://static.ukrinform.com/photos/2023_02/thumb_files/630_360_1676295130-314.jpg" text:style-name="Internet_20_link" text:visited-style-name="Visited_20_Internet_20_Link">
630_360_16762...</text:a>
"]</text:p>
      <text:p text:style-name="P4">
Tags: ['Ткаченко', 'УПЦ МП', 'Почаївська Лавра', 'МКІП ']</text:p>
      <text:p text:style-name="P4">
Type: Article</text:p>
      <!--METADATA-->
      <text:p text:style-name="P4">
<draw:frame draw:style-name="fr1" draw:name="Image114" text:anchor-type="as-char" svg:width="6.9236in" svg:height="3.956343in" draw:z-index="0">
<draw:image xlink:href="../Images/yкринформ/2023-04-22T13-48-00-03-00/630_360_1676295130-314.jpg" xlink:type="simple" xlink:show="embed" xlink:actuate="onLoad" draw:mime-type="image/jpeg"/>
</draw:frame>
The work of checking the use of objects in Pochayiv Lavra has just begun, but the ministry is doing everything to eradicate the illegal domination of the Russian Church in Ukraine.</text:p>
      <text:p text:style-name="P4">
According to Ukrinform, Oleksandr Tkachenko, Oleksandr Tkachenko, reported this on the air of the only news.</text:p>
      <text:p text:style-name="P4">
“We have created commissions for checking the use of objects both in the Pechersk Lalavre and in the Chernihiv Reserve, which has already been suspended on the use of some objects of the reserve. But each individual case is every individual case, ”Tkachenko stressed.</text:p>
      <text:p text:style-name="P4">
According to him, in Chernihiv, MKIP is in "civilized dialogue" by representatives <text:a xlink:type="simple" xlink:href="https://www.ukrinform.ua/tag-upc-mp" text:style-name="Internet_20_link" text:visited-style-name="Visited_20_Internet_20_Link">
</text:a>
, and in Pochayev the work began.</text:p>
      <text:p text:style-name="P4">
“There is another situation compared to the Kiev-Pechersk Lavra, because the Ekrementsky Reserve is the Pochaiv Lavra, there are relationships between them. The Western Reserve has terminated the term of use. The next one is in the local court about why we are not allowed to this temple, but it is a process. We have started a rather elegant work from the eradication of illegal domination of the Russian Church in Ukraine for more than 300 years, ”the minister said.</text:p>
      <text:p text:style-name="P4">
<text:span text:style-name="T4">
 Read also: </text:span>
 <text:a xlink:type="simple" xlink:href="https://www.ukrinform.ua/rubric-society/3699269-komisia-mkip-viavila-organizacii-aki-divnim-cinom-otrimali-v-upravlinna-primisenna-v-lavri.html" text:style-name="Internet_20_link" text:visited-style-name="Visited_20_Internet_20_Link">
</text:a>
As reported by Ukrinform, on April 7, the Verkhovna Rada Committee on Humanitarian Information Policy recommended that the Parliament approve the Project of the Cabinet of Ministers with a proposal to terminate the contract with the UOC -MP of the lease of structures of the Pochaiv Lavra.</text:p>
      <text:p text:style-name="P4">
News Source: <text:a xlink:type="simple" xlink:href="https://www.ukrinform.ua/rubric-society/3699287-mkip-stvorilo-komisii-po-perevirci-vikoristanna-obektiv-pocaivskoi-lavri-tkacenko.html" text:style-name="Internet_20_link" text:visited-style-name="Visited_20_Internet_20_Link">
https://www.ukrinform.ua/rubric-society/3699287-mkip-stvorilo-komisii-po-perevirci-vikoristanna-obektiv-pocaivskoi-lavri-tkacenko.html</text:a>
</text:p>
      <!--NEWS-->
      <text:h text:style-name="P10" text:outline-level="1">
<text:span text:style-name="T4">
Modular hospitals will be deployed</text:span>
</text:h>
      <text:p text:style-name="P4">
Authors: Ukrinform (Person)</text:p>
      <text:p text:style-name="P4">
Publisher: Укринформ (Organization)</text:p>
      <text:p text:style-name="P4">
Published Time: 2023-04-22T14:13:00+03:00</text:p>
      <text:p text:style-name="P4">
Modified Time: 2023-04-22T14:13:00+03:00</text:p>
      <text:p text:style-name="P4">
Description: Modular hospitals will be deployed in the frontroarten regions of Ukraine with the support of the French Government in the coming months. - Ukrinform.</text:p>
      <text:p text:style-name="P4">
Images: ["<text:a xlink:type="simple" xlink:href="https://static.ukrinform.com/photos/2023_04/thumb_files/630_360_1682161574-336.jpg" text:style-name="Internet_20_link" text:visited-style-name="Visited_20_Internet_20_Link">
630_360_16821...</text:a>
", "<text:a xlink:type="simple" xlink:href="https://static.ukrinform.com/photos/2023_04/1682161574-196.jpg" text:style-name="Internet_20_link" text:visited-style-name="Visited_20_Internet_20_Link">
1682161574-19...</text:a>
", "<text:a xlink:type="simple" xlink:href="https://static.ukrinform.com/photos/2023_04/1682161661-727.jpg" text:style-name="Internet_20_link" text:visited-style-name="Visited_20_Internet_20_Link">
1682161661-72...</text:a>
"]</text:p>
      <text:p text:style-name="P4">
Tags: ['Франція', 'Україна', 'Лікарня', 'допомога']</text:p>
      <text:p text:style-name="P4">
Type: Article</text:p>
      <!--METADATA-->
      <text:p text:style-name="P4">
<draw:frame draw:style-name="fr1" draw:name="Image115" text:anchor-type="as-char" svg:width="6.9236in" svg:height="3.954605in" draw:z-index="0">
<draw:image xlink:href="../Images/yкринформ/2023-04-22T14-13-00-03-00/630_360_1682161574-336.jpg" xlink:type="simple" xlink:show="embed" xlink:actuate="onLoad" draw:mime-type="image/jpeg"/>
</draw:frame>
The prifronted regions of Ukraine, with the support of the French Government in the coming months, will be detained modular hospitals.</text:p>
      <text:p text:style-name="P4">
As Ukrinform reports, it reports <text:a xlink:type="simple" xlink:href="https://moz.gov.ua/article/news/ohorona-zdorov%ca%bcja-%e2%80%93-prioritetnij-naprjam-dopomogi-francii-ukraini" text:style-name="Internet_20_link" text:visited-style-name="Visited_20_Internet_20_Link">
</text:a>
.</text:p>
      <text:p text:style-name="P4">
“With the support of the France's government in the coming months, modular <text:a xlink:type="simple" xlink:href="https://www.ukrinform.ua/tag-bolnica" text:style-name="Internet_20_link" text:visited-style-name="Visited_20_Internet_20_Link">
</text:a>
. This will help to provide medical assistance to patients in the regions where active fighting and the extent of destruction are underway, ”the message reads.</text:p>
      <text:p text:style-name="P4">
<draw:frame draw:style-name="fr1" draw:name="Image116" text:anchor-type="as-char" svg:width="6.9236in" svg:height="4.623845in" draw:z-index="0">
<draw:image xlink:href="../Images/yкринформ/2023-04-22T14-13-00-03-00/1682161574-196.jpg" xlink:type="simple" xlink:show="embed" xlink:actuate="onLoad" draw:mime-type="image/jpeg"/>
</draw:frame>
In addition, the plan of reconstruction of destroyed or damaged medical establishments in the Chernihiv region is agreed. Currently, the mission of the French side has already completed the work of the French side, which should estimate the cost and scale of the development.</text:p>
      <text:p text:style-name="P4">
<draw:frame draw:style-name="fr1" draw:name="Image117" text:anchor-type="as-char" svg:width="6.9236in" svg:height="4.623845in" draw:z-index="0">
<draw:image xlink:href="../Images/yкринформ/2023-04-22T14-13-00-03-00/1682161661-727.jpg" xlink:type="simple" xlink:show="embed" xlink:actuate="onLoad" draw:mime-type="image/jpeg"/>
</draw:frame>
Separately, in the continuation of the arrangements between the first lady of Ukraine, Elena Zelenskaya, the first lady of France, Brigitt Macron stopped at the project of reconstruction of the hospital of the Izium Kharkiv region.</text:p>
      <text:p text:style-name="P4">
Special Presidential Commissioner of France for Assistance and Restoration of Ukraine Pierre Elbron, during a meeting with the Minister of Health of Ukraine, declared that health care is one of the priority for the assistance of France to Ukraine. Another package will be formed in the near future, which will include macro -financial assistance, expert, joint -in -case projects and cooperation in the field of restoring destroyed or harmful medical institutions. He stated it</text:p>
      <text:p text:style-name="P4">
During the meeting, Lyashko and Elbron were discussed both urgent issues that will be implemented in short -term projects and more strategicinaps, which were recorded as priorities in recently signed ministers for cooperation in health and prevention of Ukraine and France.</text:p>
      <text:p text:style-name="P4">
<text:span text:style-name="T4">
 Read also: </text:span>
 <text:a xlink:type="simple" xlink:href="https://www.ukrinform.ua/rubric-society/3698882-ukrainski-likarni-otrimali-se-37-potuznih-generatoriv.html" text:style-name="Internet_20_link" text:visited-style-name="Visited_20_Internet_20_Link">
<text:span text:style-name="T4">
 hospitals </text:span>
</text:a>
</text:p>
      <text:p text:style-name="P4">
According to Ukrinform, the Russian Federation, according to the World Bank, has destroyed and damaged in Ukraine medical institutions for $ 2.5 billion.</text:p>
      <text:p text:style-name="P4">
<text:span text:style-name="T5">
Foto: moz.gov.ua</text:span>
</text:p>
      <text:p text:style-name="P4">
News Source: <text:a xlink:type="simple" xlink:href="https://www.ukrinform.ua/rubric-regions/3699290-u-prifrontovih-regionah-za-pidtrimki-uradu-francii-budut-rozgornuti-modulni-likarni.html" text:style-name="Internet_20_link" text:visited-style-name="Visited_20_Internet_20_Link">
https://www.ukrinform.ua/rubric-regions/3699290-u-prifrontovih-regionah-za-pidtrimki-uradu-francii-budut-rozgornuti-modulni-likarni.html</text:a>
</text:p>
      <!--NEWS-->
      <text:h text:style-name="P10" text:outline-level="1">
<text:span text:style-name="T4">
A multi -grade test abroad can be made in 49 cities</text:span>
</text:h>
      <text:p text:style-name="P4">
Authors: Ukrinform (Person)</text:p>
      <text:p text:style-name="P4">
Publisher: Укринформ (Organization)</text:p>
      <text:p text:style-name="P4">
Published Time: 2023-04-22T14:18:18+03:00</text:p>
      <text:p text:style-name="P4">
Modified Time: 2023-04-22T14:18:18+03:00</text:p>
      <text:p text:style-name="P4">
Description: The list of foreign cities offered for participants of the national multi -enthusiasm was expanded to 49, including four cities - in Luxembourg, Germany, Norway and Turkey. - Ukrinform.</text:p>
      <text:p text:style-name="P4">
Images: ["<text:a xlink:type="simple" xlink:href="https://static.ukrinform.com/photos/2020_06/thumb_files/630_360_1593071285-871.jpg" text:style-name="Internet_20_link" text:visited-style-name="Visited_20_Internet_20_Link">
630_360_15930...</text:a>
"]</text:p>
      <text:p text:style-name="P4">
Tags: ['Освіта', 'УЦОЯО', 'Мультипредметний тест']</text:p>
      <text:p text:style-name="P4">
Type: Article</text:p>
      <!--METADATA-->
      <text:p text:style-name="P4">
<draw:frame draw:style-name="fr1" draw:name="Image118" text:anchor-type="as-char" svg:width="6.9236in" svg:height="3.956343in" draw:z-index="0">
<draw:image xlink:href="../Images/yкринформ/2023-04-22T14-18-18-03-00/630_360_1593071285-871.jpg" xlink:type="simple" xlink:show="embed" xlink:actuate="onLoad" draw:mime-type="image/jpeg"/>
</draw:frame>
The list of law cities offered for participants of the national multi -subject test has expanded to 49, including four cities - in Luxembourg, Germany, Norway and Turkey.</text:p>
      <text:p text:style-name="P4">
As Ukrinform reports, it reports <text:a xlink:type="simple" xlink:href="https://mon.gov.ua/ua/news/nmt-2023-za-kordonom-rozshireno-perelik-mistkrayin-de-prohoditime-testuvannya" text:style-name="Internet_20_link" text:visited-style-name="Visited_20_Internet_20_Link">
</text:a>
“This week has reached arrangements with representatives of Mersh cities(Luxembourg)Mainza(Germany), Oslo(Norway)and Beldibi( <text:a xlink:type="simple" xlink:href="https://www.ukrinform.ua/tag-tureccina" text:style-name="Internet_20_link" text:visited-style-name="Visited_20_Internet_20_Link">
</text:a>
 )”, - the message reads.</text:p>
      <text:p text:style-name="P4">
The list of foreign settlements, which provides for the creation of temporary -excellent centers - on <text:a xlink:type="simple" xlink:href="http://testportal.gov.ua/nmt-2023-za-kordonom-rozshyreno-perelik-mist-krayin/" text:style-name="Internet_20_link" text:visited-style-name="Visited_20_Internet_20_Link">
</text:a>
Ukrainian Center for Education Quality Assessment(UCOYO).</text:p>
      <text:p text:style-name="P4">
Змінити локацію можна після отримання сертифіката до 7 травня 2023 року.</text:p>
      <text:p text:style-name="P4">
Попри те, що перелік міст для складання НМТ розширено, є обмеження щодокількості місць у спеціально обладнаних комп’ютерних центрах, запропонованихзакордонними партнерами.</text:p>
      <text:p text:style-name="P4">
<text:span text:style-name="T4">
Читайте також:</text:span>
 <text:a xlink:type="simple" xlink:href="https://www.ukrinform.ua/rubric-society/3694912-dla-vstupnikiv-stvorili-putivnik-ucasnika-nmt.html" text:style-name="Internet_20_link" text:visited-style-name="Visited_20_Internet_20_Link">
 </text:a>
As reported by Ukrinform, in the UCEA it noted that the list of foreign cities proposed for potential participants of the NMT is not final, since the negotiation is still ongoing.</text:p>
      <text:p text:style-name="P4">
Earlier it was reported that the list of foreign cities offered by the participants of the national multi-compartment test was expanded to 45.</text:p>
      <text:p text:style-name="P4">
News Source: <text:a xlink:type="simple" xlink:href="https://www.ukrinform.ua/rubric-society/3699291-multipredmetnij-test-za-kordonom-mozna-sklasti-vze-u-49-mistah.html" text:style-name="Internet_20_link" text:visited-style-name="Visited_20_Internet_20_Link">
https://www.ukrinform.ua/rubric-society/3699291-multipredmetnij-test-za-kordonom-mozna-sklasti-vze-u-49-mistah.html</text:a>
</text:p>
      <!--NEWS-->
      <text:h text:style-name="P10" text:outline-level="1">
<text:span text:style-name="T4">
Katarina Zavatskaya will perform in the title match of ITF tournament in Italy</text:span>
</text:h>
      <text:p text:style-name="P4">
Authors: Ukrinform (Person)</text:p>
      <text:p text:style-name="P4">
Publisher: Укринформ (Organization)</text:p>
      <text:p text:style-name="P4">
Published Time: 2023-04-22T14:24:18+03:00</text:p>
      <text:p text:style-name="P4">
Modified Time: 2023-04-22T14:24:18+03:00</text:p>
      <text:p text:style-name="P4">
Description: Ukrainian tennis player Katarina Zavatska released the final of the ITF W25 tournament in Santa Margerita Di-Pula (Italy). - Ukrinform.</text:p>
      <text:p text:style-name="P4">
Images: ["<text:a xlink:type="simple" xlink:href="https://static.ukrinform.com/photos/2023_04/thumb_files/630_360_1681977976-887.jpg" text:style-name="Internet_20_link" text:visited-style-name="Visited_20_Internet_20_Link">
630_360_16819...</text:a>
"]</text:p>
      <text:p text:style-name="P4">
Tags: ['Італія', 'Теніс', 'Збірна України', 'Жінки']</text:p>
      <text:p text:style-name="P4">
Type: Article</text:p>
      <!--METADATA-->
      <text:p text:style-name="P4">
<draw:frame draw:style-name="fr1" draw:name="Image119" text:anchor-type="as-char" svg:width="6.9236in" svg:height="3.956343in" draw:z-index="0">
<draw:image xlink:href="../Images/yкринформ/2023-04-22T14-24-18-03-00/630_360_1681977976-887.jpg" xlink:type="simple" xlink:show="embed" xlink:actuate="onLoad" draw:mime-type="image/jpeg"/>
</draw:frame>
Katarina Zavatskaya Ukrainian Catharina has released the finale of the ITF W25 tourna(Italy).</text:p>
      <text:p text:style-name="P4">
23-річна уродженка Луцька (# 262 of the world rating)Won the DEA Hergelashna today's bonalfinals(396)- 6:1, 6:7(5:7), 6: 2, transmits Ukrinform.</text:p>
      <text:p text:style-name="P4">
<text:span text:style-name="T4">
 Read also: </text:span>
 <text:a xlink:type="simple" xlink:href="https://www.ukrinform.ua/rubric-sports/3698802-erik-vanselbojm-zigrae-u-pivfinali-turniru-itf-u-spliti.html" text:style-name="Internet_20_link" text:visited-style-name="Visited_20_Internet_20_Link">
</text:a>
In the title match, Katarin will meet with the winner of the other semifinals Sarazakarevich(France, 519)- Sonai Cartall(UK, 216).</text:p>
      <text:p text:style-name="P4">
Фото: Getty Images.</text:p>
      <text:p text:style-name="P4">
News Source: <text:a xlink:type="simple" xlink:href="https://www.ukrinform.ua/rubric-sports/3699294-katarina-zavacka-vistupit-u-titulnomu-matci-turniru-itf-v-italii.html" text:style-name="Internet_20_link" text:visited-style-name="Visited_20_Internet_20_Link">
https://www.ukrinform.ua/rubric-sports/3699294-katarina-zavacka-vistupit-u-titulnomu-matci-turniru-itf-v-italii.html</text:a>
</text:p>
      <!--NEWS-->
      <text:h text:style-name="P10" text:outline-level="1">
<text:span text:style-name="T4">
Patriot systems will keep Russian aircraft away from the border of Ukraine - Ignati</text:span>
</text:h>
      <text:p text:style-name="P4">
Authors: Ukrinform (Person)</text:p>
      <text:p text:style-name="P4">
Publisher: Укринформ (Organization)</text:p>
      <text:p text:style-name="P4">
Published Time: 2023-04-22T14:25:04+03:00</text:p>
      <text:p text:style-name="P4">
Modified Time: 2023-04-22T14:25:04+03:00</text:p>
      <text:p text:style-name="P4">
Description: The Patriot anti-aircraft missile systems obtained from international partners have significantly intensified Ukraine's air defense and will be able to keep Russian aircraft away from the border. - Ukrinform.</text:p>
      <text:p text:style-name="P4">
Images: ["<text:a xlink:type="simple" xlink:href="https://static.ukrinform.com/photos/2023_03/thumb_files/630_360_1678116073-288.jpg" text:style-name="Internet_20_link" text:visited-style-name="Visited_20_Internet_20_Link">
630_360_16781...</text:a>
"]</text:p>
      <text:p text:style-name="P4">
Tags: ['Кордон', 'Повітряні сили ЗСУ', 'Війна з росією', 'Patriot ', 'ППО', 'Єдині новини']</text:p>
      <text:p text:style-name="P4">
Type: Article</text:p>
      <!--METADATA-->
      <text:p text:style-name="P4">
<draw:frame draw:style-name="fr1" draw:name="Image120" text:anchor-type="as-char" svg:width="6.9236in" svg:height="3.956343in" draw:z-index="0">
<draw:image xlink:href="../Images/yкринформ/2023-04-22T14-25-04-03-00/630_360_1678116073-288.jpg" xlink:type="simple" xlink:show="embed" xlink:actuate="onLoad" draw:mime-type="image/jpeg"/>
</draw:frame>
The obtained international partners of the Patriot anti-aircraft missile complexes significantly intensified Ukraine's defense and will allow the Russian aircraft to be kept away from the border.</text:p>
      <text:p text:style-name="P4">
According to Ukrinform, a spokesman for the Air Force of the Armed Forces Yuri Ignat reported on the air of the nationwide Teleterna "Unin".</text:p>
      <text:p text:style-name="P4">
“From now on, in certain areas where the enemy will apply its Su-35 to dumpwiabomb, we have become stronger. At least Russian aircraft will be kept somewhat from our border. I note that the F-16 aircraft can be resolved completely. The latter will be able to respond promptly the hopes of the invaders and be where it is necessary, ”Ignat said.</text:p>
      <text:p text:style-name="P4">
He added that for more than a year of large -scale invasion of Russia in Ukraine the attacks of Russian drones and missiles have somewhat exhausted Ukrainian air defense, so it is strengthened.</text:p>
      <text:p text:style-name="P4">
<text:span text:style-name="T4">
 Read also: </text:span>
 <text:a xlink:type="simple" xlink:href="https://www.ukrinform.ua/rubric-ato/3697909-nemozlive-mozlivo-reznikov-kaze-so-prosiv-pro-nadanna-patriot-se-u-2021-roci.html" text:style-name="Internet_20_link" text:visited-style-name="Visited_20_Internet_20_Link">
</text:a>
As it was reported, in Ukraine <text:a xlink:type="simple" xlink:href="https://www.ukrinform.ua/rubric-ato/3697934-v-ukrainu-pribuli-sistemi-ppo-patriot-vid-troh-krain-pavluk.html" text:style-name="Internet_20_link" text:visited-style-name="Visited_20_Internet_20_Link">
</text:a>
from the United States of America, the Netherlands and Germany. On the eve of the Leadership Committee of Chiefs of Staff <text:a xlink:type="simple" xlink:href="https://www.ukrinform.ua/tag-ssa" text:style-name="Internet_20_link" text:visited-style-name="Visited_20_Internet_20_Link">
</text:a>
General Mark Millie reported that 65 more Ukrainians have completed the Patrioot anti-aircraft missile complexes.</text:p>
      <text:p text:style-name="P4">
News Source: <text:a xlink:type="simple" xlink:href="https://www.ukrinform.ua/rubric-ato/3699295-sistemi-patriot-dozvolat-trimati-rosijski-litaki-podali-vid-kordonu-ukraini-ignat.html" text:style-name="Internet_20_link" text:visited-style-name="Visited_20_Internet_20_Link">
https://www.ukrinform.ua/rubric-ato/3699295-sistemi-patriot-dozvolat-trimati-rosijski-litaki-podali-vid-kordonu-ukraini-ignat.html</text:a>
</text:p>
      <!--NEWS-->
      <text:h text:style-name="P10" text:outline-level="1">
<text:span text:style-name="T4">
In Madrid there was a fire in a restaurant - two dead, 10 victims</text:span>
</text:h>
      <text:p text:style-name="P4">
Authors: Ukrinform (Person)</text:p>
      <text:p text:style-name="P4">
Publisher: Укринформ (Organization)</text:p>
      <text:p text:style-name="P4">
Published Time: 2023-04-22T14:36:00+03:00</text:p>
      <text:p text:style-name="P4">
Modified Time: 2023-04-22T14:36:00+03:00</text:p>
      <text:p text:style-name="P4">
Description: Two people were killed, and ten more were injured as a result of a fire that broke out at the Italian restaurant in the Madrid district of Salamananka. - Ukrinform.</text:p>
      <text:p text:style-name="P4">
Images: ["<text:a xlink:type="simple" xlink:href="https://static.ukrinform.com/photos/2018_05/thumb_files/630_360_1526257016-6927.jpg" text:style-name="Internet_20_link" text:visited-style-name="Visited_20_Internet_20_Link">
630_360_15262...</text:a>
"]</text:p>
      <text:p text:style-name="P4">
Tags: ['Іспанія', 'Пожежа', 'Загибель', 'Ресторан']</text:p>
      <text:p text:style-name="P4">
Type: Article</text:p>
      <!--METADATA-->
      <text:p text:style-name="P4">
<draw:frame draw:style-name="fr1" draw:name="Image121" text:anchor-type="as-char" svg:width="6.9236in" svg:height="3.956343in" draw:z-index="0">
<draw:image xlink:href="../Images/yкринформ/2023-04-22T14-36-00-03-00/630_360_1526257016-6927.jpg" xlink:type="simple" xlink:show="embed" xlink:actuate="onLoad" draw:mime-type="image/jpeg"/>
</draw:frame>
Two people were killed, and ten more were injured as a result of a fire, she died in an Italian restaurant in the Madrid district of Salamananka.</text:p>
      <text:p text:style-name="P4">
According to Ukrinform, the publication [] reports(https://www.20minutos.es/noticia/5121269/0/dos-muertos-y-10-heridos-en-un-incendio-en-un-restaurante-italiano-de-madrid/).</text:p>
      <text:p text:style-name="P4">
As it is noted, eight of the ten wounded have serious injuries, two of the light injuries.</text:p>
      <text:p text:style-name="P4">
<text:a xlink:type="simple" xlink:href="https://www.ukrinform.ua/tag-pozeza" text:style-name="Internet_20_link" text:visited-style-name="Visited_20_Internet_20_Link">
</text:a>
It began shortly after 23:00 Vitali Burro Canaglia Bar &amp; Restto.</text:p>
      <text:p text:style-name="P4">
The flames flashed at the entrance to the room, which complicated the evacuation of the surprises. The fire quickly spread to the ceiling and walls of the establishment.</text:p>
      <text:p text:style-name="P4">
<text:span text:style-name="T4">
 Read also: </text:span>
 <text:a xlink:type="simple" xlink:href="https://www.ukrinform.ua/rubric-world/3699210-pid-moskvou-spalahnula-masstabna-pozeza-u-cehu-z-utilizacii-vidhodiv.html" text:style-name="Internet_20_link" text:visited-style-name="Visited_20_Internet_20_Link">
<text:span text:style-name="T4">
 Fire </text:span>
</text:a>
About ten ambulance machines, the Tanational Police Municipal Police, went to the scene.</text:p>
      <text:p text:style-name="P4">
The causes of the fire are now being installed.</text:p>
      <text:p text:style-name="P4">
News Source: <text:a xlink:type="simple" xlink:href="https://www.ukrinform.ua/rubric-world/3699296-u-madridi-stalasa-pozeza-v-restorani-dvoe-zagiblih-10-postrazdalih.html" text:style-name="Internet_20_link" text:visited-style-name="Visited_20_Internet_20_Link">
https://www.ukrinform.ua/rubric-world/3699296-u-madridi-stalasa-pozeza-v-restorani-dvoe-zagiblih-10-postrazdalih.html</text:a>
</text:p>
      <!--NEWS-->
      <text:h text:style-name="P10" text:outline-level="1">
<text:span text:style-name="T4">
The Russian Federation has canceled the "Immortal Regiment" campaign for fear of showing the scale of losses - British intelligence</text:span>
</text:h>
      <text:p text:style-name="P4">
Authors: Ukrinform (Person)</text:p>
      <text:p text:style-name="P4">
Publisher: Укринформ (Organization)</text:p>
      <text:p text:style-name="P4">
Published Time: 2023-04-22T14:44:00+03:00</text:p>
      <text:p text:style-name="P4">
Modified Time: 2023-04-22T14:44:00+03:00</text:p>
      <text:p text:style-name="P4">
Description: The Russian authorities abolished measures to honor the "immortal regiment", most likely not to emphasize the scale of their losses in the war in Ukraine. - Ukrinform.</text:p>
      <text:p text:style-name="P4">
Images: ["<text:a xlink:type="simple" xlink:href="https://static.ukrinform.com/photos/2023_04/thumb_files/630_360_1682163825-319.jpg" text:style-name="Internet_20_link" text:visited-style-name="Visited_20_Internet_20_Link">
630_360_16821...</text:a>
"]</text:p>
      <text:p text:style-name="P4">
Tags: ['Британія', 'Розвідка', 'росія', 'Безсмертний полк']</text:p>
      <text:p text:style-name="P4">
Type: Article</text:p>
      <!--METADATA-->
      <text:p text:style-name="P4">
<draw:frame draw:style-name="fr1" draw:name="Image122" text:anchor-type="as-char" svg:width="6.9236in" svg:height="3.956343in" draw:z-index="0">
<draw:image xlink:href="../Images/yкринформ/2023-04-22T14-44-00-03-00/630_360_1682163825-319.jpg" xlink:type="simple" xlink:show="embed" xlink:actuate="onLoad" draw:mime-type="image/jpeg"/>
</draw:frame>
The RFFS authorities have honored measures to honor the "Immortal Regiment", most likely to default the scale of their losses in the war in Ukraine.</text:p>
      <text:p text:style-name="P4">
As Ukrinform reports, about it in <text:a xlink:type="simple" xlink:href="http://twitter.com/DefenceHQ/status/1649660040515559425" text:style-name="Internet_20_link" text:visited-style-name="Visited_20_Internet_20_Link">
</text:a>
reports the British Defense Ministry with reference to intelligence data.</text:p>
      <text:p text:style-name="P4">
According to the British Defense Ministry in the Construction, <text:a xlink:type="simple" xlink:href="https://www.ukrinform.ua/tag-kreml" text:style-name="Internet_20_link" text:visited-style-name="Visited_20_Internet_20_Link">
</text:a>
He tries to preserve the consistency in the key narrative that he uses to justify the present war in Ukraine that the invasion of allegedly similar Soviet -building during the Second World War.</text:p>
      <text:p text:style-name="P4">
On April 18, Russian state media announced the cancellation of measures to commemorate the "Immortal Regiment" this year, allegedly for reasons of "security".</text:p>
      <text:p text:style-name="P4">
"In fact, the authorities were likely to be concerned that the participants would emphasize the scale of recent losses of Russia," the message reads.</text:p>
      <text:p text:style-name="P4">
It happened after the owner of the Wagner terrorist group, Eugene, publicly expressed in doubt whether the Nazis in Ukraine really are, which is contrary to the war of the war constantly using Moscow.</text:p>
      <text:p text:style-name="P4">
At the same time, the Russian authorities continue to attempt to unite the Russian community in the 1940s.</text:p>
      <text:p text:style-name="P4">
In particular, on April 12, the Russian Information Agency "RIA Novosti" reported "unique" documents from the Archives of the FSB, which testify to the involvement of the Nazistlihood of the murder of 22 thousand Polish citizens during the Katin shooting of 1940.</text:p>
      <text:p text:style-name="P4">
"Actually responsibility for that(Murder of 22 thousand Polish citizens -ed.)The Soviet NKVD, the predecessor of the FSB. In 2010, the State Duma of Russia in 2010 condemned Joseph Stalin for an order for these murders, "the Britain's tank defaults.</text:p>
      <text:p text:style-name="P4">
<text:span text:style-name="T4">
 Read also: </text:span>
 <text:a xlink:type="simple" xlink:href="https://www.ukrinform.ua/rubric-polytics/3680842-park-peremogi-na-poklonnij-gori-ta-vivcena-bezporadnist-rosian.html" text:style-name="Internet_20_link" text:visited-style-name="Visited_20_Internet_20_Link">
</text:a>
As reported by Ukrinform, <text:a xlink:type="simple" xlink:href="https://www.ukrinform.ua/rubric-world/3697475-u-rosii-skasuvali-hodu-bezsmertnogo-polku-na-9-travna.html" text:style-name="Internet_20_link" text:visited-style-name="Visited_20_Internet_20_Link">
</text:a>
Earlier in Russian Kursk and Belgorod, for safety reasons, the parades were already refused on May 9.</text:p>
      <text:p text:style-name="P4">
News Source: <text:a xlink:type="simple" xlink:href="https://www.ukrinform.ua/rubric-world/3699299-u-rf-skasuvali-akciu-bezsmertnij-polk-cerez-strah-pokazati-masstab-vtrat-britanska-rozvidka.html" text:style-name="Internet_20_link" text:visited-style-name="Visited_20_Internet_20_Link">
https://www.ukrinform.ua/rubric-world/3699299-u-rf-skasuvali-akciu-bezsmertnij-polk-cerez-strah-pokazati-masstab-vtrat-britanska-rozvidka.html</text:a>
</text:p>
      <!--NEWS-->
      <text:h text:style-name="P10" text:outline-level="1">
<text:span text:style-name="T4">
From Latvia to Kenya began to send sub -Russian fertilizers by agreement with the UN</text:span>
</text:h>
      <text:p text:style-name="P4">
Authors: Ukrinform (Person)</text:p>
      <text:p text:style-name="P4">
Publisher: Укринформ (Organization)</text:p>
      <text:p text:style-name="P4">
Published Time: 2023-04-22T14:46:00+03:00</text:p>
      <text:p text:style-name="P4">
Modified Time: 2023-04-22T14:46:00+03:00</text:p>
      <text:p text:style-name="P4">
Description: Із ризького порту за домовленістю із Всесвітньої продовольчої програми ООН відправлено партію російських мінеральних добрив до Кенії. — Укрінформ.</text:p>
      <text:p text:style-name="P4">
Images: ["<text:a xlink:type="simple" xlink:href="https://static.ukrinform.com/photos/2017_05/thumb_files/630_360_1495193515-5922.jpeg" text:style-name="Internet_20_link" text:visited-style-name="Visited_20_Internet_20_Link">
630_360_14951...</text:a>
"]</text:p>
      <text:p text:style-name="P4">
Tags: ['Економіка', 'Кенія', 'Латвія', 'ООН']</text:p>
      <text:p text:style-name="P4">
Type: Article</text:p>
      <!--METADATA-->
      <text:p text:style-name="P4">
<draw:frame draw:style-name="fr1" draw:name="Image123" text:anchor-type="as-char" svg:width="6.9236in" svg:height="3.956343in" draw:z-index="0">
<draw:image xlink:href="../Images/yкринформ/2023-04-22T14-46-00-03-00/630_360_1495193515-5922.jpeg" xlink:type="simple" xlink:show="embed" xlink:actuate="onLoad" draw:mime-type="image/jpeg"/>
</draw:frame>
The Sriza Port by agreement from the World Food Program of the UNOPPROPPEMENT OF Russian Mineral Fertilizers to Kenya.</text:p>
      <text:p text:style-name="P4">
As Ukrinform reports, it reports <text:a xlink:type="simple" xlink:href="https://www.mfa.gov.lv/en/article/shipment-mineral-fertilisers-chartered-world-food-programme-leaves-riga-kenya" text:style-name="Internet_20_link" text:visited-style-name="Visited_20_Internet_20_Link">
</text:a>
.</text:p>
      <text:p text:style-name="P4">
Як зазначається, це перший вантаж із близько 200 тис. тонн добрив російськогопоходження, що належать компаніям, які перебувають під обмежувальними заходамиЄС та зберігаються на території <text:a xlink:type="simple" xlink:href="https://www.ukrinform.ua/tag-latvia" text:style-name="Internet_20_link" text:visited-style-name="Visited_20_Internet_20_Link">
 </text:a>
.</text:p>
      <text:p text:style-name="P4">
The World Food Program plans to deliver several more party mineral fertilizers from Latvia, which are now under sanctions to support the Ukrainians that most need these products.</text:p>
      <text:p text:style-name="P4">
As it was reported, on December 6, 2022, the Latvia government allowed unblocking of Russian fertilizers in response to the UN appeal to reduce the negative consequences of Russia's war against Ukraine and to promote the overcoming of food crisis in Africa and Latin America.</text:p>
      <text:p text:style-name="P4">
<text:span text:style-name="T4">
 Read also: </text:span>
 <text:a xlink:type="simple" xlink:href="https://www.ukrinform.ua/rubric-economy/3695492-ukrainski-agrarii-zabezpeceni-mindobrivami-majze-na-60-ekspert.html" text:style-name="Internet_20_link" text:visited-style-name="Visited_20_Internet_20_Link">
</text:a>
The Latvia government has decided to promote the transfer, with the support of the UN World Food Program, mineral fertilizers belonging to EU -owned companies.</text:p>
      <text:p text:style-name="P4">
Together with its foreign partners and international organizations, Latvia has suffered support to countries affected by the food crisis provoked by Russia's war against Ukraine.</text:p>
      <text:p text:style-name="P4">
_ Photo illustrative_</text:p>
      <text:p text:style-name="P4">
News Source: <text:a xlink:type="simple" xlink:href="https://www.ukrinform.ua/rubric-economy/3699300-z-latvii-do-kenii-pocali-vidpravlati-pidsankcijni-rosijski-dobriva-za-domovlenistu-z-oon.html" text:style-name="Internet_20_link" text:visited-style-name="Visited_20_Internet_20_Link">
https://www.ukrinform.ua/rubric-economy/3699300-z-latvii-do-kenii-pocali-vidpravlati-pidsankcijni-rosijski-dobriva-za-domovlenistu-z-oon.html</text:a>
</text:p>
      <!--NEWS-->
      <text:h text:style-name="P10" text:outline-level="1">
<text:span text:style-name="T4">
Vorskla won Metalist in the 22nd round of the Premier League</text:span>
</text:h>
      <text:p text:style-name="P4">
Authors: Ukrinform (Person)</text:p>
      <text:p text:style-name="P4">
Publisher: Укринформ (Organization)</text:p>
      <text:p text:style-name="P4">
Published Time: 2023-04-22T14:54:00+03:00</text:p>
      <text:p text:style-name="P4">
Modified Time: 2023-04-22T14:54:00+03:00</text:p>
      <text:p text:style-name="P4">
Description: The football players of the Poltava Vorskla beat the Kharkiv Metalist at home (3: 2) in the 22nd round of the Prime Minister League Club (UPL). - Ukrinform.</text:p>
      <text:p text:style-name="P4">
Images: ["<text:a xlink:type="simple" xlink:href="https://static.ukrinform.com/photos/2023_04/thumb_files/630_360_1682161662-806.jpg" text:style-name="Internet_20_link" text:visited-style-name="Visited_20_Internet_20_Link">
630_360_16821...</text:a>
"]</text:p>
      <text:p text:style-name="P4">
Tags: None</text:p>
      <text:p text:style-name="P4">
Type: Article</text:p>
      <!--METADATA-->
      <text:p text:style-name="P4">
<draw:frame draw:style-name="fr1" draw:name="Image124" text:anchor-type="as-char" svg:width="6.9236in" svg:height="3.956343in" draw:z-index="0">
<draw:image xlink:href="../Images/yкринформ/2023-04-22T14-54-00-03-00/630_360_1682161662-806.jpg" xlink:type="simple" xlink:show="embed" xlink:actuate="onLoad" draw:mime-type="image/jpeg"/>
</draw:frame>
Vorskla's football player beat Kharkiv "Metalist" at home(3:2)In the 22nd Turne of Ukraine among the Premier League clubs(UPL).</text:p>
      <text:p text:style-name="P4">
Голи: Таулант Сефері (26th minute, with a penalty and 45+1, with a penalty), Felipe Rodriguez(45+3)- Bogdan Boychuk(9), Yuri Romanyuk(82), reports Ukrinform.</text:p>
      <text:p text:style-name="P4">
In the 30th minute, the Albanian Legionnaire Seferi did not realize another penalty, which was appointed Chief Referee Alexander Omelchenko.</text:p>
      <text:p text:style-name="P4">
Vorskla has become 29 points(7th place)and Metalist's "Metalist" remained 19(15).</text:p>
      <text:p text:style-name="P4">
Сьогодні також відбудуться зустрічі між рівненським «Вересом» і закарпатським«Минаєм», київським «Динамо» і донецьким «Шахтарем».</text:p>
      <text:p text:style-name="P4">
У неділю, 23 квітня, зіграють «Львів» та харківський «Металіст 1925» (Start 13.00), Kryvyi Rih "Kryvbas" and Odessa "Chernomorets"(15.00).</text:p>
      <text:p text:style-name="P4">
У понеділок, 24 квітня, відбудуться ігри «Дніпра-1» та львівського «Руха»(13.00), Alexandria and Ingulets from Petrov(15.00).</text:p>
      <text:p text:style-name="P4">
У стартовому поєдинку 22-го туру ковалівський «Колос» поступився луганській«Зорі» - 0:1.</text:p>
      <text:p text:style-name="P4">
<text:span text:style-name="T4">
Читайте також:</text:span>
 <text:a xlink:type="simple" xlink:href="https://www.ukrinform.ua/rubric-sports/3699237-urij-maksimov-stav-sportivnim-direktorom-futbolnogo-klubu-polissa.html" text:style-name="Internet_20_link" text:visited-style-name="Visited_20_Internet_20_Link">
 <text:span text:style-name="T4">
футбол</text:span>
 </text:a>
Shakhtar leads in the UPL standings, which has 52 points(After the 21st game), Next - Zorya - 46(22), Dnipro -1 - 45(20), «Dynamo» - 40(21), Alexandria - 33(20), "Kolos" - 30(21).</text:p>
      <text:p text:style-name="P4">
Фото: upl.ua.</text:p>
      <text:p text:style-name="P4">
News Source: <text:a xlink:type="simple" xlink:href="https://www.ukrinform.ua/rubric-sports/3699301-vorskla-peremogla-metalist-u-22u-turi-premerligi.html" text:style-name="Internet_20_link" text:visited-style-name="Visited_20_Internet_20_Link">
https://www.ukrinform.ua/rubric-sports/3699301-vorskla-peremogla-metalist-u-22u-turi-premerligi.html</text:a>
</text:p>
      <!--NEWS-->
      <text:h text:style-name="P10" text:outline-level="1">
<text:span text:style-name="T4">
FC "Kremin" defeated Ternopil "Niva" in the first league match</text:span>
</text:h>
      <text:p text:style-name="P4">
Authors: Ukrinform (Person)</text:p>
      <text:p text:style-name="P4">
Publisher: Укринформ (Organization)</text:p>
      <text:p text:style-name="P4">
Published Time: 2023-04-22T14:57:13+03:00</text:p>
      <text:p text:style-name="P4">
Modified Time: 2023-04-22T14:57:13+03:00</text:p>
      <text:p text:style-name="P4">
Description: Kremenchug players "Kremin" won on Saturday on a visit (2-0) Ternopil "Niva" matches of the 3rd round of the second stage of the first league. - Ukrinform.</text:p>
      <text:p text:style-name="P4">
Images: ["<text:a xlink:type="simple" xlink:href="https://static.ukrinform.com/photos/2023_04/thumb_files/630_360_1682161775-713.jpeg" text:style-name="Internet_20_link" text:visited-style-name="Visited_20_Internet_20_Link">
630_360_16821...</text:a>
"]</text:p>
      <text:p text:style-name="P4">
Tags: ['Футбол', 'Україна', 'перша ліга', 'Кременчук', 'Тернопіль']</text:p>
      <text:p text:style-name="P4">
Type: Article</text:p>
      <!--METADATA-->
      <text:p text:style-name="P4">
<draw:frame draw:style-name="fr1" draw:name="Image125" text:anchor-type="as-char" svg:width="6.9236in" svg:height="3.956343in" draw:z-index="0">
<draw:image xlink:href="../Images/yкринформ/2023-04-22T14-57-13-03-00/630_360_1682161775-713.jpeg" xlink:type="simple" xlink:show="embed" xlink:actuate="onLoad" draw:mime-type="image/jpeg"/>
</draw:frame>
Kremenchuk's football players won Saturday(2:0)Ternopil "Niva" matches of the 3rd round of the second stage of the first league.</text:p>
      <text:p text:style-name="P4">
Balls scored Denis Galata(29th minute)and Kirill Matveev(71), reports Ukrinform.</text:p>
      <text:p text:style-name="P4">
The "flint" was 5 points(7th place), Niva left 4(8th).</text:p>
      <text:p text:style-name="P4">
Становище лідерів у Чемпіонській групі: «Полісся» (Zhytomyr)- 19 points(After8 games), “Obolon”(Kyiv)- 18(8), LNZ - 14(8), Carpathians - 12(8).</text:p>
      <text:p text:style-name="P4">
У Чемпіонській групі визначаться володарі двох прямих путівок до Прем'єр-ліги(UPL), and the third and fourth teams will play playoff matches for raising UKlas.</text:p>
      <text:p text:style-name="P4">
<text:span text:style-name="T4">
 Read also: </text:span>
 <text:a xlink:type="simple" xlink:href="https://www.ukrinform.ua/rubric-sports/3699108-unacka-liga-uefa-alkmaar-ta-hajduk-zustrinutsa-u-finali.html" text:style-name="Internet_20_link" text:visited-style-name="Visited_20_Internet_20_Link">
</text:a>
In the Chernihiv-SHVSM disposal, Vyshgorodsty Dinas was played(2:1)It is first placed with 17 points after 9 matches.</text:p>
      <text:p text:style-name="P4">
Photo: fckremen.com.ua.</text:p>
      <text:p text:style-name="P4">
News Source: <text:a xlink:type="simple" xlink:href="https://www.ukrinform.ua/rubric-sports/3699303-fk-kremin-zdolav-ternopilsku-nivu-u-matci-persoi-ligi.html" text:style-name="Internet_20_link" text:visited-style-name="Visited_20_Internet_20_Link">
https://www.ukrinform.ua/rubric-sports/3699303-fk-kremin-zdolav-ternopilsku-nivu-u-matci-persoi-ligi.html</text:a>
</text:p>
      <!--NEWS-->
      <text:h text:style-name="P10" text:outline-level="1">
<text:span text:style-name="T4">
Forecasters predict on Sunday warm weather with small rains</text:span>
</text:h>
      <text:p text:style-name="P4">
Authors: Ukrinform (Person)</text:p>
      <text:p text:style-name="P4">
Publisher: Укринформ (Organization)</text:p>
      <text:p text:style-name="P4">
Published Time: 2023-04-22T14:59:15+03:00</text:p>
      <text:p text:style-name="P4">
Modified Time: 2023-04-22T14:59:15+03:00</text:p>
      <text:p text:style-name="P4">
Description: On Sunday, April 23, light rain is expected in the eastern regions, day and southern, in Dnipropetrovsk, in the Carpathians and the Carpathian regions. - Ukrinform.</text:p>
      <text:p text:style-name="P4">
Images: ["<text:a xlink:type="simple" xlink:href="https://static.ukrinform.com/photos/2022_05/thumb_files/630_360_1652175453-232.jpg" text:style-name="Internet_20_link" text:visited-style-name="Visited_20_Internet_20_Link">
630_360_16521...</text:a>
"]</text:p>
      <text:p text:style-name="P4">
Tags: ['Дощ', 'Погода', 'Тепло', 'Весна']</text:p>
      <text:p text:style-name="P4">
Type: Article</text:p>
      <!--METADATA-->
      <text:p text:style-name="P4">
<draw:frame draw:style-name="fr1" draw:name="Image126" text:anchor-type="as-char" svg:width="6.9236in" svg:height="3.956343in" draw:z-index="0">
<draw:image xlink:href="../Images/yкринформ/2023-04-22T14-59-15-03-00/630_360_1652175453-232.jpg" xlink:type="simple" xlink:show="embed" xlink:actuate="onLoad" draw:mime-type="image/jpeg"/>
</draw:frame>
On Sunday, April 23, light rain is expected in the eastern regions, day and southern parts, Dnipropetrovsk, in the Carpathians and the Carpathian regions.</text:p>
      <text:p text:style-name="P4">
Ukrinform was reported at the Ukrainian Hydrometeorological Center.</text:p>
      <text:p text:style-name="P4">
In the rest of the territory without significant rainfall. In the central and southern regions and in the morning fog. Wind of variable directions, 3-8 m/s.</text:p>
      <text:p text:style-name="P4">
The temperature will be 3-8 ° heat at night, 13-18 ° in the afternoon, Transcarpathia, Lviv and Odesa region up to 20 °. On the highlands of the Carpathians at night without precipitation, on the daytime rain; The temperature at night is about 0 °, in the afternoon 6-11 ° heat.</text:p>
      <text:p text:style-name="P4">
In Kyiv and Kyiv region, April 23 is cloudy with clearings, without significant. Temperature in the capital at night 5-7 ° heat, in the afternoon 15-17 °; In the area at night3-8 ° warm, in the afternoon 13-18 °.</text:p>
      <text:p text:style-name="P4">
<text:span text:style-name="T4">
 Read also: </text:span>
 <text:a xlink:type="simple" xlink:href="https://www.ukrinform.ua/rubric-world/3670244-pidvisenna-rivna-mora-moze-prizvesti-do-zniknenna-cilih-krain-gensek-oon.html" text:style-name="Internet_20_link" text:visited-style-name="Visited_20_Internet_20_Link">
</text:a>
On Monday, April 24, in Ukraine at night without precipitation, in the afternoon small -range rains, individual thunderstorms; In the southern and southeastern regions and in the morning fog.</text:p>
      <text:p text:style-name="P4">
April 25 in the western, eastern, Dnipropetrovsk and Zaporizhzhya regions, and in the afternoon, there is a lot of rain in places, sometimes thunderstorms; in the rest of the territory of the unusual. The wind is mainly southeast, 5-10 m/s.</text:p>
      <text:p text:style-name="P4">
Temperature at night 4-9 °, in the afternoon 14-19 °, April 25 in the east and west of the country 10-15 °; On the highlands of the Carpathians at night 1-6 ° warm, in the afternoon 6-11 °.</text:p>
      <text:p text:style-name="P4">
In the capital region on April 24-25 without precipitation, only during the day on April 24 it is possible to rain. Temperature in Kiev at night 6-8 °, in the afternoon 16-17 °; Pass at night 4-9 °, in the afternoon 14-19 °.</text:p>
      <text:p text:style-name="P4">
On April 26, moderate rains are expected in the western, day and most northern, Vinnytsia, Odessa region, in the rest of the territory at night without precipitation, light rain in the daytime. April 27 in Ukraine sometimes rains, only in western holes without precipitation.</text:p>
      <text:p text:style-name="P4">
Temperature at night 3-9 °, on April 27 in the west 1-6 ° heat; Day 13-19 °, Nastyakh, Zhytomyr, Vinnytsia, April 27 and in the northern, Odessa regions 7-13 °.</text:p>
      <text:p text:style-name="P4">
<text:span text:style-name="T4">
 Read also: </text:span>
 <text:a xlink:type="simple" xlink:href="https://www.ukrinform.ua/rubric-world/3698438-u-grenlandii-katastroficno-svidko-tane-kriga-klimatologi.html" text:style-name="Internet_20_link" text:visited-style-name="Visited_20_Internet_20_Link">
<text:span text:style-name="T4">
 Climatologist </text:span>
</text:a>
IN <text:a xlink:type="simple" xlink:href="https://www.ukrinform.ua/tag-karpati" text:style-name="Internet_20_link" text:visited-style-name="Visited_20_Internet_20_Link">
 </text:a>
April 26 Rain with wet <text:a xlink:type="simple" xlink:href="https://www.ukrinform.ua/tag-snig" text:style-name="Internet_20_link" text:visited-style-name="Visited_20_Internet_20_Link">
</text:a>
 , 27 квітня без опадів; температура вночіта вдень 1-6° тепла, вночі 27 квітня близько 0°.</text:p>
      <text:p text:style-name="P4">
News Source: <text:a xlink:type="simple" xlink:href="https://www.ukrinform.ua/rubric-regions/3699304-sinoptiki-prognozuut-u-nedilu-teplu-pogodu-z-nevelikimi-dosami.html" text:style-name="Internet_20_link" text:visited-style-name="Visited_20_Internet_20_Link">
https://www.ukrinform.ua/rubric-regions/3699304-sinoptiki-prognozuut-u-nedilu-teplu-pogodu-z-nevelikimi-dosami.html</text:a>
</text:p>
      <!--NEWS-->
      <text:h text:style-name="P10" text:outline-level="1">
<text:span text:style-name="T4">
In Odessa set a national record for dragging the longest rope</text:span>
</text:h>
      <text:p text:style-name="P4">
Authors: Ukrinform (Person)</text:p>
      <text:p text:style-name="P4">
Publisher: Укринформ (Organization)</text:p>
      <text:p text:style-name="P4">
Published Time: 2023-04-22T15:07:00+03:00</text:p>
      <text:p text:style-name="P4">
Modified Time: 2023-04-22T15:07:00+03:00</text:p>
      <text:p text:style-name="P4">
Description: Future military sailors in Odessa set a national record for dragging the longest ship. - Ukrinform.</text:p>
      <text:p text:style-name="P4">
Images: ["<text:a xlink:type="simple" xlink:href="https://static.ukrinform.com/photos/2023_04/thumb_files/630_360_1682165075-762.jpg" text:style-name="Internet_20_link" text:visited-style-name="Visited_20_Internet_20_Link">
630_360_16821...</text:a>
"]</text:p>
      <text:p text:style-name="P4">
Tags: ['Одеса', 'Рекорд', 'Спорт', 'Змагання']</text:p>
      <text:p text:style-name="P4">
Type: Article</text:p>
      <!--METADATA-->
      <text:p text:style-name="P4">
<draw:frame draw:style-name="fr1" draw:name="Image127" text:anchor-type="as-char" svg:width="6.9236in" svg:height="3.951463in" draw:z-index="0">
<draw:image xlink:href="../Images/yкринформ/2023-04-22T15-07-00-03-00/630_360_1682165075-762.jpg" xlink:type="simple" xlink:show="embed" xlink:actuate="onLoad" draw:mime-type="image/jpeg"/>
</draw:frame>
Future sailors in Odessa set a national record for dragging the longest ship.</text:p>
      <text:p text:style-name="P4">
This is stated in a video published in <text:a xlink:type="simple" xlink:href="https://www.facebook.com/navy.mil.gov.ua/videos/1277861336416678" text:style-name="Internet_20_link" text:visited-style-name="Visited_20_Internet_20_Link">
</text:a>
The Navy of the Armed Forces, Ukrinform reports.</text:p>
      <text:p text:style-name="P4">
“This is quite unique <text:a xlink:type="simple" xlink:href="https://www.ukrinform.ua/tag-rekord" text:style-name="Internet_20_link" text:visited-style-name="Visited_20_Internet_20_Link">
</text:a>
\ - the longest and heaviest rope, half a ton and 200 meters, ” - said Valentin Shcherbachev, a representative of the National Record Records of Ukraine.</text:p>
      <text:p text:style-name="P4">
The report states that 208 of the Pupils of the Naval Lyceum. Viceadmiral Vladimir Bezkorovayn such a naval forces of the Institute of Navy.</text:p>
      <text:p text:style-name="P4">
The idea of setting a record belongs to the Lyceum leadership. This action is aimed at the Navy and subordinate educational institutions, as well as to postulate a healthy lifestyle.</text:p>
      <text:p text:style-name="P4">
<text:span text:style-name="T4">
 Read also: </text:span>
 <text:a xlink:type="simple" xlink:href="https://www.ukrinform.ua/rubric-regions/3696787-u-harkovi-zareestruvali-novij-rekord-najbilsu-namalovanu-pisanku.html" text:style-name="Internet_20_link" text:visited-style-name="Visited_20_Internet_20_Link">
<text:span text:style-name="T4">
 Record </text:span>
</text:a>
It was reported that on April 16, a new national record - [] was registered in Kharkiv on April 16(https://www.ukrinform.ua/rubric-regions/3696787-u-harkovi-zareestruvali-novij-rekord-najbilsu-namalovanu-pisanku.html) .</text:p>
      <text:p text:style-name="P4">
News Source: <text:a xlink:type="simple" xlink:href="https://www.ukrinform.ua/rubric-regions/3699305-v-odesi-vstanovili-nacionalnij-rekord-z-peretaguvanna-najdovsogo-kanatu.html" text:style-name="Internet_20_link" text:visited-style-name="Visited_20_Internet_20_Link">
https://www.ukrinform.ua/rubric-regions/3699305-v-odesi-vstanovili-nacionalnij-rekord-z-peretaguvanna-najdovsogo-kanatu.html</text:a>
</text:p>
      <!--NEWS-->
      <text:h text:style-name="P10" text:outline-level="1">
<text:span text:style-name="T4">
In Melitopol, the locomotive - Fedorov burned down as a result of the morning explosion</text:span>
</text:h>
      <text:p text:style-name="P4">
Authors: Ukrinform (Person)</text:p>
      <text:p text:style-name="P4">
Publisher: Укринформ (Organization)</text:p>
      <text:p text:style-name="P4">
Published Time: 2023-04-22T15:18:49+03:00</text:p>
      <text:p text:style-name="P4">
Modified Time: 2023-04-22T15:18:49+03:00</text:p>
      <text:p text:style-name="P4">
Description: The morning explosion in the temporarily captured Melitopol occurred near the locomotive depot, burned the locomotive. - Ukrinform.</text:p>
      <text:p text:style-name="P4">
Images: ["<text:a xlink:type="simple" xlink:href="https://static.ukrinform.com/photos/2022_11/thumb_files/630_360_1667485432-374.jpg" text:style-name="Internet_20_link" text:visited-style-name="Visited_20_Internet_20_Link">
630_360_16674...</text:a>
"]</text:p>
      <text:p text:style-name="P4">
Tags: ['Мелітополь', 'Вибух', 'Федоров']</text:p>
      <text:p text:style-name="P4">
Type: Article</text:p>
      <!--METADATA-->
      <text:p text:style-name="P4">
<draw:frame draw:style-name="fr1" draw:name="Image128" text:anchor-type="as-char" svg:width="6.9236in" svg:height="3.956343in" draw:z-index="0">
<draw:image xlink:href="../Images/yкринформ/2023-04-22T15-18-49-03-00/630_360_1667485432-374.jpg" xlink:type="simple" xlink:show="embed" xlink:actuate="onLoad" draw:mime-type="image/jpeg"/>
</draw:frame>
The morning sales in the temporarily captured Melitopol occurred near the locomotive depot, burned the locomotive.</text:p>
      <text:p text:style-name="P4">
About this <text:a xlink:type="simple" xlink:href="http://t.me/ivan_fedorov_melitopol/1764" text:style-name="Internet_20_link" text:visited-style-name="Visited_20_Internet_20_Link">
 </text:a>
Melitopol Mayor Ivan Fedorov, the National Teleterna "Unified News", reported by Melitopol, Ukrinform reports.</text:p>
      <text:p text:style-name="P4">
"Today at 7.45 there was another <text:a xlink:type="simple" xlink:href="https://www.ukrinform.ua/tag-vibuh" text:style-name="Internet_20_link" text:visited-style-name="Visited_20_Internet_20_Link">
</text:a>
in our city. He was a single, near the Melitopol locomotive depot. At least three times, Fedorov said.</text:p>
      <text:p text:style-name="P4">
<text:span text:style-name="T4">
 Read also: </text:span>
 <text:a xlink:type="simple" xlink:href="https://www.ukrinform.ua/rubric-regions/3698406-govoriti-pro-masovu-evakuaciu-z-okupovanih-teritorij-zaporizkoi-oblasti-zarano-mer-melitopola.html" text:style-name="Internet_20_link" text:visited-style-name="Visited_20_Internet_20_Link">
</text:a>
He recalled that the invaders were sending cargoes and ammunition from the Crimea.</text:p>
      <text:p text:style-name="P4">
"Previously, one of the" diesel "will now not be able to deliver any ammunition, Nizhiva power," the mayor said.</text:p>
      <text:p text:style-name="P4">
According to him, the locomotive filled with fuel exploded.</text:p>
      <text:p text:style-name="P4">
<text:span text:style-name="T4">
 Read also: </text:span>
 <text:a xlink:type="simple" xlink:href="https://www.ukrinform.ua/rubric-regions/3696309-iz-melitopola-za-dva-tizni-viihali-ponad-2000-ludej-sob-uniknuti-mobilizacii-fedorov.html" text:style-name="Internet_20_link" text:visited-style-name="Visited_20_Internet_20_Link">
<text:span text:style-name="T4">
 Fedorov </text:span>
</text:a>
As it was reported, an explosion came in a temporarily captured Melitopol in the morning. Doctors, rescuers and police left the staff.</text:p>
      <text:p text:style-name="P4">
News Source: <text:a xlink:type="simple" xlink:href="https://www.ukrinform.ua/rubric-regions/3699308-u-melitopoli-vnaslidok-rankovogo-vibuhu-zgoriv-teplovoz-fedorov.html" text:style-name="Internet_20_link" text:visited-style-name="Visited_20_Internet_20_Link">
https://www.ukrinform.ua/rubric-regions/3699308-u-melitopoli-vnaslidok-rankovogo-vibuhu-zgoriv-teplovoz-fedorov.html</text:a>
</text:p>
      <!--NEWS-->
      <text:h text:style-name="P10" text:outline-level="1">
<text:span text:style-name="T4">
The European Parliament discussed the return of deported Ukrainian children</text:span>
</text:h>
      <text:p text:style-name="P4">
Authors: Ukrinform (Person)</text:p>
      <text:p text:style-name="P4">
Publisher: Укринформ (Organization)</text:p>
      <text:p text:style-name="P4">
Published Time: 2023-04-22T15:25:38+03:00</text:p>
      <text:p text:style-name="P4">
Modified Time: 2023-04-22T15:25:38+03:00</text:p>
      <text:p text:style-name="P4">
Description: The European Parliament once again discussed the issue of returning Ukrainian children deported to Russia, the number of which can reach from 16 to 300 thousand. - Ukrinform.</text:p>
      <text:p text:style-name="P4">
Images: ["<text:a xlink:type="simple" xlink:href="https://static.ukrinform.com/photos/2020_09/thumb_files/630_360_1599583101-141.jpg" text:style-name="Internet_20_link" text:visited-style-name="Visited_20_Internet_20_Link">
630_360_15995...</text:a>
"]</text:p>
      <text:p text:style-name="P4">
Tags: ['Депортація', 'Діти', 'Європарламент', 'Війна з росією']</text:p>
      <text:p text:style-name="P4">
Type: Article</text:p>
      <!--METADATA-->
      <text:p text:style-name="P4">
<draw:frame draw:style-name="fr1" draw:name="Image129" text:anchor-type="as-char" svg:width="6.9236in" svg:height="3.956343in" draw:z-index="0">
<draw:image xlink:href="../Images/yкринформ/2023-04-22T15-25-38-03-00/630_360_1599583101-141.jpg" xlink:type="simple" xlink:show="embed" xlink:actuate="onLoad" draw:mime-type="image/jpeg"/>
</draw:frame>
The European Parliament has once again discussed the issue of the return of deported Dorosis of Ukrainian children, the number of which can reach from 16 to 300 thousand.</text:p>
      <text:p text:style-name="P4">
As Ukrinform reports, it reports <text:a xlink:type="simple" xlink:href="http://minre.gov.ua/2023/04/22/yevroparlament-obgovoryv-pytannya-povernennya-deportovanyh-do-rosiyi-ukrayinskyh-ditej/" text:style-name="Internet_20_link" text:visited-style-name="Visited_20_Internet_20_Link">
</text:a>
.</text:p>
      <text:p text:style-name="P4">
“The European Parliament once again discussed the issue of returning Ukrainian children illegally deported to the territory of the Russian Federation. It was noted that they could currently reach from 16 to 300 thousand. This figure was explained by the Russians to export our children in 2014 - since the occupation of the Crimea of the Taspine of Donetsk and Luhansk regions, ”the message reads.</text:p>
      <text:p text:style-name="P4">
<text:span text:style-name="T4">
 Read also: </text:span>
 <text:a xlink:type="simple" xlink:href="https://www.ukrinform.ua/rubric-world/3692670-gensek-radi-evropi-zaklikala-do-posilenna-politicnoi-voli-dla-vikonanna-risen-espl.html" text:style-name="Internet_20_link" text:visited-style-name="Visited_20_Internet_20_Link">
</text:a>
As it is noted, the methodoptuta also emphasized that violently parting was again possible, since such crimes committed in the USSR were not convicted at one time, and the perpetrators were never persecuted in the international level. However, now the world community has taken into account this fact of the International Criminal Court issued a warrant for the arrest of Russian dictatoratolodimir Putin and the Russian Commissioner for the Rights of the Child Maria Lviv-Belova.</text:p>
      <text:p text:style-name="P4">
As noted in the press service, the EU continues to support Ukraine in investigations of war crimes and crimes against humanity. The EU Commission has already issued more than 10 million euros in the Hague Criminal Court in the Hague, and it has also been identified by 16 Russian officials responsible for enforcement of children from temporarily occupied territories. The next step is a conference organized by the European Commission and Poland. It is intended to join international efforts to find forcibly exported from Ukraine from Ukraine, in the department.</text:p>
      <text:p text:style-name="P4">
<text:span text:style-name="T4">
 Read also: </text:span>
 <text:a xlink:type="simple" xlink:href="https://www.ukrinform.ua/rubric-society/3694191-ukraina-napracovue-varianti-grupovih-povernen-ditej-lubinec.html" text:style-name="Internet_20_link" text:visited-style-name="Visited_20_Internet_20_Link">
</text:a>
As reported by Ukrinform, on April 20 the Senate <text:a xlink:type="simple" xlink:href="https://www.ukrinform.ua/tag-francia" text:style-name="Internet_20_link" text:visited-style-name="Visited_20_Internet_20_Link">
</text:a>
He called on the institutions and countries of the European Union to collect evidence of violent importation of Ukrainian children to Russia and impose sanctions on Russian officials involved in these crimes.</text:p>
      <text:p text:style-name="P4">
Council of Europe Parliamentary Assembly(PACE)During his spring session from April 24, on April 28, he will hold a fixed debate on the deportation of Ukrainian children to Russia.</text:p>
      <text:p text:style-name="P4">
News Source: <text:a xlink:type="simple" xlink:href="https://www.ukrinform.ua/rubric-society/3699310-evroparlament-obgovoriv-povernenna-deportovanih-ukrainskih-ditej.html" text:style-name="Internet_20_link" text:visited-style-name="Visited_20_Internet_20_Link">
https://www.ukrinform.ua/rubric-society/3699310-evroparlament-obgovoriv-povernenna-deportovanih-ukrainskih-ditej.html</text:a>
</text:p>
      <!--NEWS-->
      <text:h text:style-name="P10" text:outline-level="1">
<text:span text:style-name="T4">
Reznikov - About the results of "Ramstay": Russia is approaching Nuremberg -II</text:span>
</text:h>
      <text:p text:style-name="P4">
Authors: Ukrinform (Person)</text:p>
      <text:p text:style-name="P4">
Publisher: Укринформ (Organization)</text:p>
      <text:p text:style-name="P4">
Published Time: 2023-04-22T15:34:34+03:00</text:p>
      <text:p text:style-name="P4">
Modified Time: 2023-04-22T15:34:34+03:00</text:p>
      <text:p text:style-name="P4">
Description: The eleventh meeting of the Contact Group on Defense of Ukraine approached Russia. - Ukrinform.</text:p>
      <text:p text:style-name="P4">
Images: ["<text:a xlink:type="simple" xlink:href="https://static.ukrinform.com/photos/2023_04/thumb_files/630_360_1682166699-833.jpg" text:style-name="Internet_20_link" text:visited-style-name="Visited_20_Internet_20_Link">
630_360_16821...</text:a>
"]</text:p>
      <text:p text:style-name="P4">
Tags: ['Резніков', 'Війна з росією', 'Зустріч Рамштайн']</text:p>
      <text:p text:style-name="P4">
Type: Article</text:p>
      <!--METADATA-->
      <text:p text:style-name="P4">
<draw:frame draw:style-name="fr1" draw:name="Image130" text:anchor-type="as-char" svg:width="6.9236in" svg:height="3.956343in" draw:z-index="0">
<draw:image xlink:href="../Images/yкринформ/2023-04-22T15-34-34-03-00/630_360_1682166699-833.jpg" xlink:type="simple" xlink:show="embed" xlink:actuate="onLoad" draw:mime-type="image/jpeg"/>
</draw:frame>
The eleventh -to -date of the Contact Group on Defense of Ukraine approached Russia's responsibility.</text:p>
      <text:p text:style-name="P4">
The Minister of Defense of Ukraine Alexei Reznikov wrote about it <text:a xlink:type="simple" xlink:href="http://twitter.com/oleksiireznikov/status/1649732749496836096" text:style-name="Internet_20_link" text:visited-style-name="Visited_20_Internet_20_Link">
</text:a>
Reserves in Ramstein's meeting, Ukrinform reports.</text:p>
      <text:p text:style-name="P4">
«Ramstin-11: Russia is approaching Nuremberg-II. Each meeting of the format not only gives more useful "gifts" for the Ukrainian army, but is also aimed at bringing criminals to justice, " - the MUU emphasis.</text:p>
      <text:p text:style-name="P4">
<text:span text:style-name="T4">
 Read also: </text:span>
 <text:a xlink:type="simple" xlink:href="https://www.ukrinform.ua/rubric-ato/3699057-zelenskij-ocikue-na-dopovid-reznikova-za-rezultatami-ramstajnu.html" text:style-name="Internet_20_link" text:visited-style-name="Visited_20_Internet_20_Link">
<text:span text:style-name="T4">
 Reznikov </text:span>
</text:a>
As it was reported, on April 21, the 11th meeting of the Defense Group on Defense of Ukraine was reported at the US Air Force Ramstein Air Force. During the time, the issue of air defense, ammunition, and means of providing were discussed, in particular.</text:p>
      <text:p text:style-name="P4">
Minister of Defense <text:a xlink:type="simple" xlink:href="https://www.ukrinform.ua/tag-ssa" text:style-name="Internet_20_link" text:visited-style-name="Visited_20_Internet_20_Link">
</text:a>
Lloyd Austin stated that more than 230 tanks, as well as thousands of units of other military equipment and ammunition and $ 55 billion, provided the Armed Forces of the format. security assistance.</text:p>
      <text:p text:style-name="P4">
News Source: <text:a xlink:type="simple" xlink:href="https://www.ukrinform.ua/rubric-polytics/3699312-reznikov-pro-rezultati-ramstajnu-rosia-nablizaetsa-do-nurnbergaii.html" text:style-name="Internet_20_link" text:visited-style-name="Visited_20_Internet_20_Link">
https://www.ukrinform.ua/rubric-polytics/3699312-reznikov-pro-rezultati-ramstajnu-rosia-nablizaetsa-do-nurnbergaii.html</text:a>
</text:p>
      <!--NEWS-->
      <text:h text:style-name="P10" text:outline-level="1">
<text:span text:style-name="T4">
Biden will update Korea security guarantees from nuclear provocations by DPRK, China and Russia - Reuters</text:span>
</text:h>
      <text:p text:style-name="P4">
Authors: Ukrinform (Person)</text:p>
      <text:p text:style-name="P4">
Publisher: Укринформ (Organization)</text:p>
      <text:p text:style-name="P4">
Published Time: 2023-04-22T15:37:00+03:00</text:p>
      <text:p text:style-name="P4">
Modified Time: 2023-04-22T15:37:00+03:00</text:p>
      <text:p text:style-name="P4">
Description: During the meeting with South Korean leader, Yun Suk, US President Joe Biden will promise to take "significant" measures to emphasize the US obligation to restrain the possible DPRK nuclear attack on South Korea. - Ukrinform.</text:p>
      <text:p text:style-name="P4">
Images: ["<text:a xlink:type="simple" xlink:href="https://static.ukrinform.com/photos/2021_08/thumb_files/630_360_1630023050-348.jpg" text:style-name="Internet_20_link" text:visited-style-name="Visited_20_Internet_20_Link">
630_360_16300...</text:a>
"]</text:p>
      <text:p text:style-name="P4">
Tags: ['Байден', 'КНДР', 'Корея', 'Ядерна зброя']</text:p>
      <text:p text:style-name="P4">
Type: Article</text:p>
      <!--METADATA-->
      <text:p text:style-name="P4">
<draw:frame draw:style-name="fr1" draw:name="Image131" text:anchor-type="as-char" svg:width="6.9236in" svg:height="3.956343in" draw:z-index="0">
<draw:image xlink:href="../Images/yкринформ/2023-04-22T15-37-00-03-00/630_360_1630023050-348.jpg" xlink:type="simple" xlink:show="embed" xlink:actuate="onLoad" draw:mime-type="image/jpeg"/>
</draw:frame>
During the next week with the South Korean leader, Jun Suk, President, Joe Biden, will promise to take "significant" measures to emphasize the obligation of the United States to contain a possible DPRK nuclear attack on South Korea.</text:p>
      <text:p text:style-name="P4">
According to Ukrinform, the agency reports <text:a xlink:type="simple" xlink:href="https://www.reuters.com/world/asia-pacific/biden-pledge-steps-deter-nuclear-attack-south-korea-officials-2023-04-21/" text:style-name="Internet_20_link" text:visited-style-name="Visited_20_Internet_20_Link">
</text:a>
With reference to your own sources.</text:p>
      <text:p text:style-name="P4">
"We are extremely and intensively working with the Southern Koreans to take necessary measures to reinforce both public perception and the realities of our obligations," said the American official Reuters on the eve of the meeting that should take place next Wednesday.</text:p>
      <text:p text:style-name="P4">
"We have very clearly stated that our commitment to nuclear restraint is inferior to <text:a xlink:type="simple" xlink:href="https://www.ukrinform.ua/tag-korea" text:style-name="Internet_20_link" text:visited-style-name="Visited_20_Internet_20_Link">
</text:a>
", - added the official who wished to remain anonymous.</text:p>
      <text:p text:style-name="P4">
According to him, at the Biden summit will update security for the Southern Corea. "President Biden will take significant steps to emphasize and update them, to make it clear that everyone has doubts about our commitment to the support of the Southern Korea, even in the face of provocations from the DPRK, rattling arms from Russia, and candid ambitions of China on the build -up." The official said.</text:p>
      <text:p text:style-name="P4">
<text:span text:style-name="T4">
 Read also: </text:span>
 <text:a xlink:type="simple" xlink:href="https://www.ukrinform.ua/rubric-world/3698587-bajden-obgovorit-iz-prezidentom-pivdennoi-korei-dopomogu-ukraini-bilij-dim.html" text:style-name="Internet_20_link" text:visited-style-name="Visited_20_Internet_20_Link">
</text:a>
As reported by Ukrinform, the Minister of Foreign Affairs of North Korea Sonhui said that the status of a DPRK as a world nuclear state is "final tank".</text:p>
      <text:p text:style-name="P4">
<text:span text:style-name="T5">
Foto: politico.com</text:span>
</text:p>
      <text:p text:style-name="P4">
News Source: <text:a xlink:type="simple" xlink:href="https://www.ukrinform.ua/rubric-world/3699314-bajden-onovit-garantii-bezpeki-dla-korei-vid-adernih-provokacij-z-boku-kndr-kitau-ta-rosii-reuters.html" text:style-name="Internet_20_link" text:visited-style-name="Visited_20_Internet_20_Link">
https://www.ukrinform.ua/rubric-world/3699314-bajden-onovit-garantii-bezpeki-dla-korei-vid-adernih-provokacij-z-boku-kndr-kitau-ta-rosii-reuters.html</text:a>
</text:p>
      <!--NEWS-->
      <text:h text:style-name="P10" text:outline-level="1">
<text:span text:style-name="T4">
Ukrainian judges in the Hague took part in a conference on the consideration of international crimes</text:span>
</text:h>
      <text:p text:style-name="P4">
Authors: Ukrinform (Person)</text:p>
      <text:p text:style-name="P4">
Publisher: Укринформ (Organization)</text:p>
      <text:p text:style-name="P4">
Published Time: 2023-04-22T15:43:00+03:00</text:p>
      <text:p text:style-name="P4">
Modified Time: 2023-04-22T15:43:00+03:00</text:p>
      <text:p text:style-name="P4">
Description: Seven Ukrainian judges attended Hague on a training visit and participated in the International Conference on International Crimes. - Ukrinform.</text:p>
      <text:p text:style-name="P4">
Images: ["<text:a xlink:type="simple" xlink:href="https://static.ukrinform.com/photos/2023_04/thumb_files/630_360_1682171088-774.jpg" text:style-name="Internet_20_link" text:visited-style-name="Visited_20_Internet_20_Link">
630_360_16821...</text:a>
"]</text:p>
      <text:p text:style-name="P4">
Tags: ['Гаага', 'Україна', 'Судді']</text:p>
      <text:p text:style-name="P4">
Type: Article</text:p>
      <!--METADATA-->
      <text:p text:style-name="P4">
<draw:frame draw:style-name="fr1" draw:name="Image132" text:anchor-type="as-char" svg:width="6.9236in" svg:height="3.956343in" draw:z-index="0">
<draw:image xlink:href="../Images/yкринформ/2023-04-22T15-43-00-03-00/630_360_1682171088-774.jpg" xlink:type="simple" xlink:show="embed" xlink:actuate="onLoad" draw:mime-type="image/jpeg"/>
</draw:frame>
Sim -Ukrainian judges attended a Hague on a training visit and participated in an international conference on international crimes.</text:p>
      <text:p text:style-name="P4">
According to Ukrinform correspondent in Hague, from April 18 to April 21, 2023, from 7 Ukrainian Judges of the Supreme Court and the first instance of visaagags on a study visit to the topic of consideration of cases of international crimes. Matra-Ukraine project.</text:p>
      <text:p text:style-name="P4">
During the visit, Ukrainian judges met with colleagues from the International Criminal Court(MKS)and the Supreme Court <text:a xlink:type="simple" xlink:href="https://www.ukrinform.ua/tag-niderlandi" text:style-name="Internet_20_link" text:visited-style-name="Visited_20_Internet_20_Link">
</text:a>
, representatives of the European Union Agency on Criminal Justice in the field(Eurojust), Councils on Support, State Prosecution Service, Ministries of Foreign Affairs, Justice and Security of the Netherlands, Embassy of Ukraine, as well as the Municipalities of Hague. The Ukrainian delegation also participated in the International Conference on International Crimes, organized by the Bureau from the International Guardians of the Dutch Dutch District Court of the Hague on April 20-21, 2023.</text:p>
      <text:p text:style-name="P4">
“The armed conflict in the territory of Ukraine has put the challenges to the legal community - from the consideration of criminal proceedings on war crimes against the environment. The issues of means and sources of proof, determining the size of the harm, as well as the problems of jurisdiction were the subject of discussion from different countries, including states such as Bosnia and Herzegovina Tanimaychyna. Considering their experience and studying the best international practices will contribute to the fastest effective prosecution of the mentioned phenomena in accordance with the principle of the rule of law, as is the democratic state, ”said Tatiana Shevirin, Judge of the Ochakov City District Court.</text:p>
      <text:p text:style-name="P4">
During the visit, Ukrainian judges discussed with their colleagues the peculiarities of consideration of international crimes by national courts, approaches to the application of international law in national practice, ethical issues concerning the defense of victims and witnesses in cases of war crimes, and also got acquainted with international law practices.</text:p>
      <text:p text:style-name="P4">
<text:span text:style-name="T4">
 Read also: </text:span>
 <text:a xlink:type="simple" xlink:href="https://www.ukrinform.ua/rubric-ato/3697229-stati-vidpravlat-prokurora-v-gaagu-akij-zosereditsa-na-zlocinah-rf-proti-ukraini.html" text:style-name="Internet_20_link" text:visited-style-name="Visited_20_Internet_20_Link">
<text:span text:style-name="T4">
 Hague </text:span>
</text:a>
</text:p>
      <text:p text:style-name="P4">
News Source: <text:a xlink:type="simple" xlink:href="https://www.ukrinform.ua/rubric-society/3699318-ukrainski-suddi-u-gaazi-vzali-ucast-u-konferencii-sodo-rozgladu-miznarodnih-zlociniv.html" text:style-name="Internet_20_link" text:visited-style-name="Visited_20_Internet_20_Link">
https://www.ukrinform.ua/rubric-society/3699318-ukrainski-suddi-u-gaazi-vzali-ucast-u-konferencii-sodo-rozgladu-miznarodnih-zlociniv.html</text:a>
</text:p>
      <!--NEWS-->
      <text:h text:style-name="P10" text:outline-level="1">
<text:span text:style-name="T4">
In Irpen, a 1 million trees of life have started in Irpen</text:span>
</text:h>
      <text:p text:style-name="P4">
Authors: Ukrinform (Person)</text:p>
      <text:p text:style-name="P4">
Publisher: Укринформ (Organization)</text:p>
      <text:p text:style-name="P4">
Published Time: 2023-04-22T15:51:00+03:00</text:p>
      <text:p text:style-name="P4">
Modified Time: 2023-04-22T15:51:00+03:00</text:p>
      <text:p text:style-name="P4">
Description: Cabinet Minister Oleg Nemchinov, on April 22 on World Earth Day, together with Irpen Mayor Alexander Markushin, planted the first trees within the framework of the "1 million trees of life". - Ukrinform.</text:p>
      <text:p text:style-name="P4">
Images: ["<text:a xlink:type="simple" xlink:href="https://static.ukrinform.com/photos/2023_04/thumb_files/630_360_1682172305-7916.jpeg" text:style-name="Internet_20_link" text:visited-style-name="Visited_20_Internet_20_Link">
630_360_16821...</text:a>
", "<text:a xlink:type="simple" xlink:href="https://static.ukrinform.com/photos/2023_04/thumb_files/630_360_1682172305-1637.jpeg" text:style-name="Internet_20_link" text:visited-style-name="Visited_20_Internet_20_Link">
630_360_16821...</text:a>
", "<text:a xlink:type="simple" xlink:href="https://static.ukrinform.com/photos/2023_04/thumb_files/630_360_1682172305-3154.jpeg" text:style-name="Internet_20_link" text:visited-style-name="Visited_20_Internet_20_Link">
630_360_16821...</text:a>
", "<text:a xlink:type="simple" xlink:href="https://static.ukrinform.com/photos/2023_04/thumb_files/630_360_1682172305-1581.jpeg" text:style-name="Internet_20_link" text:visited-style-name="Visited_20_Internet_20_Link">
630_360_16821...</text:a>
", "<text:a xlink:type="simple" xlink:href="https://static.ukrinform.com/photos/2023_04/thumb_files/630_360_1682172305-1211.jpeg" text:style-name="Internet_20_link" text:visited-style-name="Visited_20_Internet_20_Link">
630_360_16821...</text:a>
", "<text:a xlink:type="simple" xlink:href="https://static.ukrinform.com/photos/2023_04/thumb_files/630_360_1682172305-2285.jpeg" text:style-name="Internet_20_link" text:visited-style-name="Visited_20_Internet_20_Link">
630_360_16821...</text:a>
", "<text:a xlink:type="simple" xlink:href="https://static.ukrinform.com/photos/2023_04/thumb_files/630_360_1682172306-8858.jpeg" text:style-name="Internet_20_link" text:visited-style-name="Visited_20_Internet_20_Link">
630_360_16821...</text:a>
", "<text:a xlink:type="simple" xlink:href="https://static.ukrinform.com/photos/2023_04/1682167806-426.jpg" text:style-name="Internet_20_link" text:visited-style-name="Visited_20_Internet_20_Link">
1682167806-42...</text:a>
", "<text:a xlink:type="simple" xlink:href="https://static.ukrinform.com/photos/2023_04/1682167806-862.jpg" text:style-name="Internet_20_link" text:visited-style-name="Visited_20_Internet_20_Link">
1682167806-86...</text:a>
"]</text:p>
      <text:p text:style-name="P4">
Tags: ['Ірпінь', 'Кабмін', 'Немчінов', 'Дерева']</text:p>
      <text:p text:style-name="P4">
Type: Article</text:p>
      <!--METADATA-->
      <text:p text:style-name="P4">
<draw:frame draw:style-name="fr1" draw:name="Image133" text:anchor-type="as-char" svg:width="6.9236in" svg:height="3.956343in" draw:z-index="0">
<draw:image xlink:href="../Images/yкринформ/2023-04-22T15-51-00-03-00/630_360_1682172305-7916.jpeg" xlink:type="simple" xlink:show="embed" xlink:actuate="onLoad" draw:mime-type="image/jpeg"/>
</draw:frame>
Minister of Ministers Oleg Nemchinov, on April 22 on World Earth Day, together with Irpen, Alexander Markushin, planted the first trees in the framework of "1 million trees of life".</text:p>
      <text:p text:style-name="P4">
As Ukrinform reports, Nemchinov wrote in <text:a xlink:type="simple" xlink:href="https://t.me/nemchinovoleh/4562" text:style-name="Internet_20_link" text:visited-style-name="Visited_20_Internet_20_Link">
</text:a>
.</text:p>
      <text:p text:style-name="P4">
<draw:frame draw:style-name="fr1" draw:name="Image134" text:anchor-type="as-char" svg:width="6.9236in" svg:height="3.956343in" draw:z-index="0">
<draw:image xlink:href="../Images/yкринформ/2023-04-22T15-51-00-03-00/630_360_1682172305-1637.jpeg" xlink:type="simple" xlink:show="embed" xlink:actuate="onLoad" draw:mime-type="image/jpeg"/>
</draw:frame>
In Irpenistrtica, the action "1 million trees of life" / Photo: Yevgeny Lyubimov. Ukrinform <text:a xlink:type="simple" xlink:href="https://static.ukrinform.com/photos/2023_04/1682172305-1637.jpeg" text:style-name="Internet_20_link" text:visited-style-name="Visited_20_Internet_20_Link">
<draw:frame draw:style-name="fr1" draw:name="Image135" text:anchor-type="as-char" svg:width="6.9236in" svg:height="3.956343in" draw:z-index="0">
<draw:image xlink:href="../Images/yкринформ/2023-04-22T15-51-00-03-00/630_360_1682172305-1637.jpeg" xlink:type="simple" xlink:show="embed" xlink:actuate="onLoad" draw:mime-type="image/jpeg"/>
</draw:frame>
</text:a>
 <text:a xlink:type="simple" xlink:href="https://static.ukrinform.com/photos/2023_04/1682172305-3154.jpeg" text:style-name="Internet_20_link" text:visited-style-name="Visited_20_Internet_20_Link">
<draw:frame draw:style-name="fr1" draw:name="Image136" text:anchor-type="as-char" svg:width="6.9236in" svg:height="3.956343in" draw:z-index="0">
<draw:image xlink:href="../Images/yкринформ/2023-04-22T15-51-00-03-00/630_360_1682172305-3154.jpeg" xlink:type="simple" xlink:show="embed" xlink:actuate="onLoad" draw:mime-type="image/jpeg"/>
</draw:frame>
</text:a>
 <text:a xlink:type="simple" xlink:href="https://static.ukrinform.com/photos/2023_04/1682172305-1581.jpeg" text:style-name="Internet_20_link" text:visited-style-name="Visited_20_Internet_20_Link">
<draw:frame draw:style-name="fr1" draw:name="Image137" text:anchor-type="as-char" svg:width="6.9236in" svg:height="3.956343in" draw:z-index="0">
<draw:image xlink:href="../Images/yкринформ/2023-04-22T15-51-00-03-00/630_360_1682172305-1581.jpeg" xlink:type="simple" xlink:show="embed" xlink:actuate="onLoad" draw:mime-type="image/jpeg"/>
</draw:frame>
</text:a>
 <text:a xlink:type="simple" xlink:href="https://static.ukrinform.com/photos/2023_04/1682172305-1211.jpeg" text:style-name="Internet_20_link" text:visited-style-name="Visited_20_Internet_20_Link">
<draw:frame draw:style-name="fr1" draw:name="Image138" text:anchor-type="as-char" svg:width="6.9236in" svg:height="3.956343in" draw:z-index="0">
<draw:image xlink:href="../Images/yкринформ/2023-04-22T15-51-00-03-00/630_360_1682172305-1211.jpeg" xlink:type="simple" xlink:show="embed" xlink:actuate="onLoad" draw:mime-type="image/jpeg"/>
</draw:frame>
</text:a>
 <text:a xlink:type="simple" xlink:href="https://static.ukrinform.com/photos/2023_04/1682172305-2285.jpeg" text:style-name="Internet_20_link" text:visited-style-name="Visited_20_Internet_20_Link">
<draw:frame draw:style-name="fr1" draw:name="Image139" text:anchor-type="as-char" svg:width="6.9236in" svg:height="3.956343in" draw:z-index="0">
<draw:image xlink:href="../Images/yкринформ/2023-04-22T15-51-00-03-00/630_360_1682172305-2285.jpeg" xlink:type="simple" xlink:show="embed" xlink:actuate="onLoad" draw:mime-type="image/jpeg"/>
</draw:frame>
</text:a>
 <text:a xlink:type="simple" xlink:href="https://static.ukrinform.com/photos/2023_04/1682172305-7916.jpeg" text:style-name="Internet_20_link" text:visited-style-name="Visited_20_Internet_20_Link">
<draw:frame draw:style-name="fr1" draw:name="Image140" text:anchor-type="as-char" svg:width="6.9236in" svg:height="3.956343in" draw:z-index="0">
<draw:image xlink:href="../Images/yкринформ/2023-04-22T15-51-00-03-00/630_360_1682172305-7916.jpeg" xlink:type="simple" xlink:show="embed" xlink:actuate="onLoad" draw:mime-type="image/jpeg"/>
</draw:frame>
</text:a>
 <text:a xlink:type="simple" xlink:href="https://static.ukrinform.com/photos/2023_04/1682172306-8858.jpeg" text:style-name="Internet_20_link" text:visited-style-name="Visited_20_Internet_20_Link">
<draw:frame draw:style-name="fr1" draw:name="Image141" text:anchor-type="as-char" svg:width="6.9236in" svg:height="3.956343in" draw:z-index="0">
<draw:image xlink:href="../Images/yкринформ/2023-04-22T15-51-00-03-00/630_360_1682172306-8858.jpeg" xlink:type="simple" xlink:show="embed" xlink:actuate="onLoad" draw:mime-type="image/jpeg"/>
</draw:frame>
</text:a>
According to him, "trees symbolically planted this year in Irpen, which actively raises his life after <text:a xlink:type="simple" xlink:href="https://www.ukrinform.ua/tag-okupacia" text:style-name="Internet_20_link" text:visited-style-name="Visited_20_Internet_20_Link">
</text:a>
Tamynulore battles. "</text:p>
      <text:p text:style-name="P4">
<draw:frame draw:style-name="fr1" draw:name="Image142" text:anchor-type="as-char" svg:width="6.9236in" svg:height="9.231467in" draw:z-index="0">
<draw:image xlink:href="../Images/yкринформ/2023-04-22T15-51-00-03-00/1682167806-426.jpg" xlink:type="simple" xlink:show="embed" xlink:actuate="onLoad" draw:mime-type="image/jpeg"/>
</draw:frame>
He recalled that a million trees will be planted on this day in 70 locations of Ukraine and more than 30 countries. Landing will occur simultaneously and translite the telephone.</text:p>
      <text:p text:style-name="P4">
<draw:frame draw:style-name="fr1" draw:name="Image143" text:anchor-type="as-char" svg:width="6.9236in" svg:height="9.231467in" draw:z-index="0">
<draw:image xlink:href="../Images/yкринформ/2023-04-22T15-51-00-03-00/1682167806-862.jpg" xlink:type="simple" xlink:show="embed" xlink:actuate="onLoad" draw:mime-type="image/jpeg"/>
</draw:frame>
"About 50 trees will be planted directly in Irpen.</text:p>
      <text:p text:style-name="P4">
Nemchinov added that in previous years such actions took place in the Pushcha Vodka and the Nikolai Grishko National Botanical Garden.</text:p>
      <text:p text:style-name="P4">
"The landing of trees will help restore our ecosystem and land as a whole," said Inschinov.As it was reported, annually April 22 celebrates Earth Day. The purpose of the holiday is to attract the attention of society to the problems of ecology, to call to take care of nature. It is considered that today everyone should make something useful for the Earth: to remove the area or plant a tree.</text:p>
      <text:p text:style-name="P4">
<text:span text:style-name="T5">
Foto: Oleg Nemchinov / Telegram</text:span>
</text:p>
      <text:p text:style-name="P4">
News Source: <text:a xlink:type="simple" xlink:href="https://www.ukrinform.ua/rubric-regions/3699319-v-irpeni-startuvala-akcia-1-miljon-derev-zitta.html" text:style-name="Internet_20_link" text:visited-style-name="Visited_20_Internet_20_Link">
https://www.ukrinform.ua/rubric-regions/3699319-v-irpeni-startuvala-akcia-1-miljon-derev-zitta.html</text:a>
</text:p>
      <!--NEWS-->
      <text:h text:style-name="P10" text:outline-level="1">
<text:span text:style-name="T4">
In Greece there was an earthquake</text:span>
</text:h>
      <text:p text:style-name="P4">
Authors: Ukrinform (Person)</text:p>
      <text:p text:style-name="P4">
Publisher: Укринформ (Organization)</text:p>
      <text:p text:style-name="P4">
Published Time: 2023-04-22T16:00:37+03:00</text:p>
      <text:p text:style-name="P4">
Modified Time: 2023-04-22T16:00:37+03:00</text:p>
      <text:p text:style-name="P4">
Description: On Saturday, the Greek island of Evvia occurred on Saturday with a magnitude 4.5. - Ukrinform.</text:p>
      <text:p text:style-name="P4">
Images: ["<text:a xlink:type="simple" xlink:href="https://static.ukrinform.com/photos/2023_02/thumb_files/630_360_1675857416-430.jpg" text:style-name="Internet_20_link" text:visited-style-name="Visited_20_Internet_20_Link">
630_360_16758...</text:a>
"]</text:p>
      <text:p text:style-name="P4">
Tags: ['Греція', 'Землетрус']</text:p>
      <text:p text:style-name="P4">
Type: Article</text:p>
      <!--METADATA-->
      <text:p text:style-name="P4">
<draw:frame draw:style-name="fr1" draw:name="Image144" text:anchor-type="as-char" svg:width="6.9236in" svg:height="3.949857in" draw:z-index="0">
<draw:image xlink:href="../Images/yкринформ/2023-04-22T16-00-37-03-00/630_360_1675857416-430.jpg" xlink:type="simple" xlink:show="embed" xlink:actuate="onLoad" draw:mime-type="image/jpeg"/>
</draw:frame>
The Zagretsky Island of Evvia on Saturday occurred an earthquake of a magnitude 4.5.</text:p>
      <text:p text:style-name="P4">
About it reports <text:a xlink:type="simple" xlink:href="http://www.ekathimerini.com/news/1209355/4-5-magnitude-quake-strikes-evia-island/" text:style-name="Internet_20_link" text:visited-style-name="Visited_20_Internet_20_Link">
</text:a>
With reference to the Geodynamic Institutional Observatory of Athens, Ukrinform reports.</text:p>
      <text:p text:style-name="P4">
The epicenter of the earthquake was 60 kilometers from the capital of Athens at a depth of 10 kilometers.</text:p>
      <text:p text:style-name="P4">
The impulse was felt in the capital <text:a xlink:type="simple" xlink:href="https://www.ukrinform.ua/tag-grecia" text:style-name="Internet_20_link" text:visited-style-name="Visited_20_Internet_20_Link">
</text:a>
.</text:p>
      <text:p text:style-name="P4">
<text:span text:style-name="T4">
 Read also: </text:span>
 <text:a xlink:type="simple" xlink:href="https://www.ukrinform.ua/rubric-world/3697772-u-meksici-stavsa-potuznij-zemletrus.html" text:style-name="Internet_20_link" text:visited-style-name="Visited_20_Internet_20_Link">
<text:span text:style-name="T4">
 earthquake </text:span>
</text:a>
As it was reported, on April 17 in the east of Turkey, in the province of Van, there was a landscape of magnitude 4.</text:p>
      <text:p text:style-name="P4">
News Source: <text:a xlink:type="simple" xlink:href="https://www.ukrinform.ua/rubric-world/3699321-u-grecii-stavsa-zemletrus.html" text:style-name="Internet_20_link" text:visited-style-name="Visited_20_Internet_20_Link">
https://www.ukrinform.ua/rubric-world/3699321-u-grecii-stavsa-zemletrus.html</text:a>
</text:p>
      <!--NEWS-->
      <text:h text:style-name="P10" text:outline-level="1">
<text:span text:style-name="T4">
Italian Defense Minister is in favor of negotiations between Ukraine and the Russian Federation and the mediation of China</text:span>
</text:h>
      <text:p text:style-name="P4">
Authors: Ukrinform (Person)</text:p>
      <text:p text:style-name="P4">
Publisher: Укринформ (Organization)</text:p>
      <text:p text:style-name="P4">
Published Time: 2023-04-22T16:07:27+03:00</text:p>
      <text:p text:style-name="P4">
Modified Time: 2023-04-22T16:07:27+03:00</text:p>
      <text:p text:style-name="P4">
Description: Italy's Defense Minister Guido Krozetto believes that Ukraine and the Russian Federation should be planted at the negotiation table, and China could be a mediator. - Ukrinform.</text:p>
      <text:p text:style-name="P4">
Images: ["<text:a xlink:type="simple" xlink:href="https://static.ukrinform.com/photos/2023_04/thumb_files/630_360_1682168685-650.jpg" text:style-name="Internet_20_link" text:visited-style-name="Visited_20_Internet_20_Link">
630_360_16821...</text:a>
"]</text:p>
      <text:p text:style-name="P4">
Tags: ['Італія', 'Китай', 'Україна', 'Війна з росією']</text:p>
      <text:p text:style-name="P4">
Type: Article</text:p>
      <!--METADATA-->
      <text:p text:style-name="P4">
<draw:frame draw:style-name="fr1" draw:name="Image145" text:anchor-type="as-char" svg:width="6.9236in" svg:height="3.946452in" draw:z-index="0">
<draw:image xlink:href="../Images/yкринформ/2023-04-22T16-07-27-03-00/630_360_1682168685-650.jpg" xlink:type="simple" xlink:show="embed" xlink:actuate="onLoad" draw:mime-type="image/jpeg"/>
</draw:frame>
Italy's Ministry of Treasury Guido Krozetto believes that Ukraine and the Russian Federation of negotiations should be planted, and China could be a mediator.</text:p>
      <text:p text:style-name="P4">
About it reports the edition <text:a xlink:type="simple" xlink:href="http://www.liberoquotidiano.it/news/politica/35583217/guido-crosetto-pnrr-200-miliardi-tre-anni-impossibile-errore-conte.html" text:style-name="Internet_20_link" text:visited-style-name="Visited_20_Internet_20_Link">
</text:a>
, reports Ukrinform.</text:p>
      <text:p text:style-name="P4">
According to the minister, Italy in the context of war in Ukraine is moving in two -basic areas, and the first is the help: "We must guarantee the right of Ukraine to defend ourselves." And on the other hand, there is a "permanent and daily commitments to the negotiation table."</text:p>
      <text:p text:style-name="P4">
"Because now the only thing we can do is not to finish the war, to nit the conflict and to try to plant two interlocutors who do not talk to each other at one table and have nothing to do," - said.</text:p>
      <text:p text:style-name="P4">
He hopes for a greater role in Europe in the effort to "flood fire".</text:p>
      <text:p text:style-name="P4">
"Everyone is beautifully pouring gasoline into the fire, but there is no firefighter. It is necessary for firefighters in the world in which the UN, which must perform this function, has lost it. Because the Security Council is blocked by such permanent members as whom Russia," - said Krozetto.</text:p>
      <text:p text:style-name="P4">
In his opinion, the establishment of peace "requires another interlocutor".</text:p>
      <text:p text:style-name="P4">
"Can it be <text:a xlink:type="simple" xlink:href="https://www.ukrinform.ua/tag-kitaj" text:style-name="Internet_20_link" text:visited-style-name="Visited_20_Internet_20_Link">
</text:a>
? He must be a communicator at the table of peace talks. This is one of the questions that we need to put in Italy and in Europe, "said Serrozetto.</text:p>
      <text:p text:style-name="P4">
<text:span text:style-name="T4">
 Read also: </text:span>
 <text:a xlink:type="simple" xlink:href="https://www.ukrinform.ua/rubric-polytics/3699106-dla-dosagnenna-miru-v-ukraini-evrosouz-pidtrimue-lise-propozicii-zelenskogo-predstavnik-es.html" text:style-name="Internet_20_link" text:visited-style-name="Visited_20_Internet_20_Link">
</text:a>
As it was reported, the State Adviser and Minister of Foreign Affairs of the PRC Price Gan <text:a xlink:type="simple" xlink:href="https://www.ukrinform.ua/rubric-polytics/3698830-pekin-ne-planue-tisnuti-na-insi-kraini-u-vijni-rf-proti-ukraini-glava-mzs-kitau.html" text:style-name="Internet_20_link" text:visited-style-name="Visited_20_Internet_20_Link">
</text:a>
that China has a precious position on the "crisis in Ukraine" and seeks to reduce degrees and negotiations for its political settlement.</text:p>
      <text:p text:style-name="P4">
High EU representative Josep Borrel <text:a xlink:type="simple" xlink:href="https://www.ukrinform.ua/rubric-world/3697373-vidnosini-es-iz-kitaem-zalezat-pid-pozicii-pekina-sodo-vivedenna-vijsk-rf-z-ukraini-borrel.html" text:style-name="Internet_20_link" text:visited-style-name="Visited_20_Internet_20_Link">
</text:a>
that the European Union is not able to develop "normal relations" with China, if Beijing does not take advantage of its influence on Russia to persuade it to withdraw troops from Ukraine and end.</text:p>
      <text:p text:style-name="P4">
<text:span text:style-name="T5">
Foto: EPA-Efe / Takashi Aoyama / Pool</text:span>
</text:p>
      <text:p text:style-name="P4">
News Source: <text:a xlink:type="simple" xlink:href="https://www.ukrinform.ua/rubric-world/3699322-ministr-oboroni-italii-vistupae-za-peregovori-miz-ukrainou-ta-rf-i-poserednictvo-kitau.html" text:style-name="Internet_20_link" text:visited-style-name="Visited_20_Internet_20_Link">
https://www.ukrinform.ua/rubric-world/3699322-ministr-oboroni-italii-vistupae-za-peregovori-miz-ukrainou-ta-rf-i-poserednictvo-kitau.html</text:a>
</text:p>
      <!--NEWS-->
      <text:h text:style-name="P10" text:outline-level="1">
<text:span text:style-name="T4">
In Belgorod near high -rise buildings found unobtrusive airbomb - thousands of people were evacuated</text:span>
</text:h>
      <text:p text:style-name="P4">
Authors: Ukrinform (Person)</text:p>
      <text:p text:style-name="P4">
Publisher: Укринформ (Organization)</text:p>
      <text:p text:style-name="P4">
Published Time: 2023-04-22T16:12:00+03:00</text:p>
      <text:p text:style-name="P4">
Modified Time: 2023-04-22T16:12:00+03:00</text:p>
      <text:p text:style-name="P4">
Description: In the Russian Regional Center of Belgorod, near the place where the Russian bomb exploded, another explosive item was found, thousands of people were evacuated from neighboring homes. After exporting the projectile, people are promised to turn back. - Ukrinform.</text:p>
      <text:p text:style-name="P4">
Images: ["<text:a xlink:type="simple" xlink:href="https://static.ukrinform.com/photos/2023_04/thumb_files/630_360_1682169153-801.png" text:style-name="Internet_20_link" text:visited-style-name="Visited_20_Internet_20_Link">
630_360_16821...</text:a>
", "<text:a xlink:type="simple" xlink:href="https://static.ukrinform.com/photos/2023_04/1682168981-750.jpg" text:style-name="Internet_20_link" text:visited-style-name="Visited_20_Internet_20_Link">
1682168981-75...</text:a>
"]</text:p>
      <text:p text:style-name="P4">
Tags: ['Евакуація', 'росія', 'Бомба', 'Бєлгород']</text:p>
      <text:p text:style-name="P4">
Type: Article</text:p>
      <!--METADATA-->
      <text:p text:style-name="P4">
<draw:frame draw:style-name="fr1" draw:name="Image146" text:anchor-type="as-char" svg:width="6.9236in" svg:height="3.956343in" draw:z-index="0">
<draw:image xlink:href="../Images/yкринформ/2023-04-22T16-12-00-03-00/630_360_1682169153-801.png" xlink:type="simple" xlink:show="embed" xlink:actuate="onLoad" draw:mime-type="image/png"/>
</draw:frame>
The Urosian Regional Center of Belgorod near the place where the Russian bomb was predicted, another explosive object was found, thousands of people were evacuated by the neighboring houses. After the projectile is removed, people are able to turn back.</text:p>
      <text:p text:style-name="P4">
About it reports Ukrinform with reference to <text:a xlink:type="simple" xlink:href="https://t.me/vvgladkov/2011" text:style-name="Internet_20_link" text:visited-style-name="Visited_20_Internet_20_Link">
</text:a>
місцевого губернатора В’ячеслава Гладкова.</text:p>
      <text:p text:style-name="P4">
«Саперами був знайдений вибухонебезпечний предмет. Вибухотехніки міноборони рфвирішили знешкодити його на полігоні. Оперативним штабом ухвалено рішенняпровести <text:a xlink:type="simple" xlink:href="https://www.ukrinform.ua/tag-evakuacia" text:style-name="Internet_20_link" text:visited-style-name="Visited_20_Internet_20_Link">
 </text:a>
17 apartment buildings within a radius of 200 meters. According to preliminary data, it is more than three thousand people, ”Gladkov wrote.</text:p>
      <text:p text:style-name="P4">
<draw:frame draw:style-name="fr1" draw:name="Image147" text:anchor-type="as-char" svg:width="6.9236in" svg:height="3.883237in" draw:z-index="0">
<draw:image xlink:href="../Images/yкринформ/2023-04-22T16-12-00-03-00/1682168981-750.jpg" xlink:type="simple" xlink:show="embed" xlink:actuate="onLoad" draw:mime-type="image/jpeg"/>
</draw:frame>
According to him, people will be taken out to the places where water and nutrition are promised.</text:p>
      <text:p text:style-name="P4">
Later <text:a xlink:type="simple" xlink:href="https://t.me/vvgladkov/2012" text:style-name="Internet_20_link" text:visited-style-name="Visited_20_Internet_20_Link">
</text:a>
that "the projectile from the territory of the housing sector was taken out". Accordingly, people will gradually begin to return to their quarry.</text:p>
      <text:p text:style-name="P4">
As reported <text:a xlink:type="simple" xlink:href="https://www.ukrinform.ua/rubric-world/3698614-rosijskij-litak-obstrilav-belgorod.html" text:style-name="Internet_20_link" text:visited-style-name="Visited_20_Internet_20_Link">
</text:a>
On the eve of the night against April 21, a Russian bomb was formed in Belgorod, resulting in a huge radius of 20 meters, damaged cars, columns of transmission lines, and stores were knocked out windows and stores. The nine -storey house was urgently settled.</text:p>
      <text:p text:style-name="P4">
<text:span text:style-name="T4">
 Read also: </text:span>
 <text:a xlink:type="simple" xlink:href="https://www.ukrinform.ua/rubric-world/3698783-padinna-bombi-na-belgorod-ignat-opriludniv-perepisku-so-snarad-zirvavsa-z-litaka-rf.html" text:style-name="Internet_20_link" text:visited-style-name="Visited_20_Internet_20_Link">
</text:a>
The Russian Defense Ministry acknowledged that during the Su-34 spaning above Belgorod there was an "unintended east of aviation ammunition". Details of the military department were not awarded, only having "investigated".</text:p>
      <text:p text:style-name="P4">
After the start of a full -scale Russian invasion of Ukraine in the border regions, Belgorod, Bryansk, Kursk regions, various incidents are regular, resulting in explosions and fires.</text:p>
      <text:p text:style-name="P4">
News Source: <text:a xlink:type="simple" xlink:href="https://www.ukrinform.ua/rubric-world/3699324-u-belgorodi-bila-bagatopoverhivok-znajsli-nerozirvanu-aviabombu-evakuuvali-tisaci-ludej.html" text:style-name="Internet_20_link" text:visited-style-name="Visited_20_Internet_20_Link">
https://www.ukrinform.ua/rubric-world/3699324-u-belgorodi-bila-bagatopoverhivok-znajsli-nerozirvanu-aviabombu-evakuuvali-tisaci-ludej.html</text:a>
</text:p>
      <!--NEWS-->
      <text:h text:style-name="P10" text:outline-level="1">
<text:span text:style-name="T4">
CDF Recovery Agency and CDFs start a project to improve logistics in Ukraine</text:span>
</text:h>
      <text:p text:style-name="P4">
Authors: Ukrinform (Person)</text:p>
      <text:p text:style-name="P4">
Publisher: Укринформ (Organization)</text:p>
      <text:p text:style-name="P4">
Published Time: 2023-04-22T16:13:22+03:00</text:p>
      <text:p text:style-name="P4">
Modified Time: 2023-04-22T16:13:22+03:00</text:p>
      <text:p text:style-name="P4">
Description: The Recovery and The Corporation of The Conflict and Development Foundation (CDF) have signed a memorandum on the start of the Modular Bridge Project aimed at improving logistics with the priority roads of Ukraine. - Ukrinform.</text:p>
      <text:p text:style-name="P4">
Images: ["<text:a xlink:type="simple" xlink:href="https://static.ukrinform.com/photos/2023_04/thumb_files/630_360_1682169074-834.jpg" text:style-name="Internet_20_link" text:visited-style-name="Visited_20_Internet_20_Link">
630_360_16821...</text:a>
"]</text:p>
      <text:p text:style-name="P4">
Tags: ['Інфраструктура', 'Логістика', 'Відновлення України', 'Агентство відновлення']</text:p>
      <text:p text:style-name="P4">
Type: Article</text:p>
      <!--METADATA-->
      <text:p text:style-name="P4">
<draw:frame draw:style-name="fr1" draw:name="Image148" text:anchor-type="as-char" svg:width="6.9236in" svg:height="3.956343in" draw:z-index="0">
<draw:image xlink:href="../Images/yкринформ/2023-04-22T16-13-22-03-00/630_360_1682169074-834.jpg" xlink:type="simple" xlink:show="embed" xlink:actuate="onLoad" draw:mime-type="image/jpeg"/>
</draw:frame>
The Agency for the Corporation of The Conflict and Development Foundation(CDF)They signed a memorandum on the beginning of the Modular Bridge Project, aimed at promoting logistics with the priority roads of Ukraine.</text:p>
      <text:p text:style-name="P4">
This was reported by the press service of the department in <text:a xlink:type="simple" xlink:href="http://www.facebook.com/agency.for.restoration/posts/pfbid02Xdf8GpDcuTtDh9TTCV9zZhAfe37HJXEomJNVweLzZe94722n6cwirve9pN8PrvnTl" text:style-name="Internet_20_link" text:visited-style-name="Visited_20_Internet_20_Link">
</text:a>
, reports Ukrinform.</text:p>
      <text:p text:style-name="P4">
“This project is a strong support for the immediate restoration of Ukraine's transport infrastructure by US partners. Modular design is extremely variable, suitable for reusable use and easily selected. For example, to mount 1 crossing, a team of 5-10 persons is enough. Just simply the design can be dismantled and reinforced on a different one, ”said the head of the Agency of Mustafa Nayem Recovery Agency.</text:p>
      <text:p text:style-name="P4">
<text:span text:style-name="T4">
 Read also: </text:span>
 <text:a xlink:type="simple" xlink:href="https://www.ukrinform.ua/rubric-vidbudova/3699050-kabmin-spramuvav-zaliski-kostiv-eib-na-vidnovlenna-obektiv-budivnictva-ta-infrastrukturi.html" text:style-name="Internet_20_link" text:visited-style-name="Visited_20_Internet_20_Link">
<text:span text:style-name="T4">
 Recovery </text:span>
</text:a>
Within the CDF project, the supply of 9 modular bridges funds. The corporation is purchasing the necessary bridge equipment in Acrow Corporation, which is as specialized in the production of modular and temporary bridges for the construction of the consequences of emergencies.</text:p>
      <text:p text:style-name="P4">
They will be installed on the site of the destroyed bridges and will help to adjust the logistics of priority roads in Kharkiv, Mykolaiv and <text:a xlink:type="simple" xlink:href="https://www.ukrinform.ua/tag-hersonsina" text:style-name="Internet_20_link" text:visited-style-name="Visited_20_Internet_20_Link">
</text:a>
.</text:p>
      <text:p text:style-name="P4">
The CDF also funds the training of Ukrainian specialists with the features of installation from the manufacturer. The ACRW instructors have experience in the creation of bridges in Afghanistan.</text:p>
      <text:p text:style-name="P4">
<text:span text:style-name="T4">
 Read also: </text:span>
 <text:a xlink:type="simple" xlink:href="https://www.ukrinform.ua/rubric-regions/3699290-u-prifrontovih-regionah-za-pidtrimki-uradu-francii-budut-rozgornuti-modulni-likarni.html" text:style-name="Internet_20_link" text:visited-style-name="Visited_20_Internet_20_Link">
</text:a>
It was reported that transport infrastructure is a priority for agencystation during the war with critical, social infrastructure. To date, the agency has ensured the functioning of 85 temporary margins on the roads, 3 more in work.</text:p>
      <text:p text:style-name="P4">
News Source: <text:a xlink:type="simple" xlink:href="https://www.ukrinform.ua/rubric-vidbudova/3699325-agentstvo-vidnovlenna-i-korporacia-cdf-rozpocinaut-proekt-dla-polipsenna-logistiki-v-ukraini.html" text:style-name="Internet_20_link" text:visited-style-name="Visited_20_Internet_20_Link">
https://www.ukrinform.ua/rubric-vidbudova/3699325-agentstvo-vidnovlenna-i-korporacia-cdf-rozpocinaut-proekt-dla-polipsenna-logistiki-v-ukraini.html</text:a>
</text:p>
      <!--NEWS-->
      <text:h text:style-name="P10" text:outline-level="1">
<text:span text:style-name="T4">
Duke Monument in Odessa is 195 years old</text:span>
</text:h>
      <text:p text:style-name="P4">
Authors: Ukrinform (Person)</text:p>
      <text:p text:style-name="P4">
Publisher: Укринформ (Organization)</text:p>
      <text:p text:style-name="P4">
Published Time: 2023-04-22T16:15:00+03:00</text:p>
      <text:p text:style-name="P4">
Modified Time: 2023-04-22T16:15:00+03:00</text:p>
      <text:p text:style-name="P4">
Description: One of the symbols of Odessa - the Duke de Richelieu monument today is 195 years old. - Ukrinform.</text:p>
      <text:p text:style-name="P4">
Images: ["<text:a xlink:type="simple" xlink:href="https://static.ukrinform.com/photos/2022_07/thumb_files/630_360_1658821242-604.jpg" text:style-name="Internet_20_link" text:visited-style-name="Visited_20_Internet_20_Link">
630_360_16588...</text:a>
", "<text:a xlink:type="simple" xlink:href="https://static.ukrinform.com/photos/2023_04/1682169269-533.jpg" text:style-name="Internet_20_link" text:visited-style-name="Visited_20_Internet_20_Link">
1682169269-53...</text:a>
"]</text:p>
      <text:p text:style-name="P4">
Tags: ['Одеса', "Пам'ятник"]</text:p>
      <text:p text:style-name="P4">
Type: Article</text:p>
      <!--METADATA-->
      <text:p text:style-name="P4">
<draw:frame draw:style-name="fr1" draw:name="Image149" text:anchor-type="as-char" svg:width="6.9236in" svg:height="3.956343in" draw:z-index="0">
<draw:image xlink:href="../Images/yкринформ/2023-04-22T16-15-00-03-00/630_360_1658821242-604.jpg" xlink:type="simple" xlink:show="embed" xlink:actuate="onLoad" draw:mime-type="image/jpeg"/>
</draw:frame>
One of Odessa Izimavlov, Duke de Richelieu, is 195 years old.</text:p>
      <text:p text:style-name="P4">
About it in <text:a xlink:type="simple" xlink:href="http://t.me/odesacityofficial/16623" text:style-name="Internet_20_link" text:visited-style-name="Visited_20_Internet_20_Link">
</text:a>
Informs the Odesa City City Council, Ukrinform reports.</text:p>
      <text:p text:style-name="P4">
"195 years ago - April 22, 1828 - a bronze monument to Duke Derishelier in Odessa was erected," the message reads.</text:p>
      <text:p text:style-name="P4">
<draw:frame draw:style-name="fr1" draw:name="Image150" text:anchor-type="as-char" svg:width="6.9236in" svg:height="9.231467in" draw:z-index="0">
<draw:image xlink:href="../Images/yкринформ/2023-04-22T16-15-00-03-00/1682169269-533.jpg" xlink:type="simple" xlink:show="embed" xlink:actuate="onLoad" draw:mime-type="image/jpeg"/>
</draw:frame>
The bronze monument to the first Odessa High Country Duke Armman Emmanulyuda Plessi, Duke de Richelieu, was created by sculptor Ivan Martos. The statue of the Richelieu of the Urrian Tose with a scroll in the hand and three brassy reliefs that symbolize land, trade and justice were installed on the seaside boulevist. It is considered one of the characters <text:a xlink:type="simple" xlink:href="https://www.ukrinform.ua/tag-odesa" text:style-name="Internet_20_link" text:visited-style-name="Visited_20_Internet_20_Link">
</text:a>
.</text:p>
      <text:p text:style-name="P4">
<text:span text:style-name="T4">
 Read also: </text:span>
 <text:a xlink:type="simple" xlink:href="https://www.ukrinform.ua/rubric-regions/3696045-v-odesi-z-turisticnogo-simvolu-mista-sterli-ima-dizajnera-ta-propagandista-lebedeva.html" text:style-name="Internet_20_link" text:visited-style-name="Visited_20_Internet_20_Link">
</text:a>
After a full -scale Russian invasion, the Duke monument, saving the reflections, was laid with more than a thousand sandbags.</text:p>
      <text:p text:style-name="P4">
News Source: <text:a xlink:type="simple" xlink:href="https://www.ukrinform.ua/rubric-regions/3699326-pamatniku-duku-v-odesi-vipovnilosa-195-rokiv.html" text:style-name="Internet_20_link" text:visited-style-name="Visited_20_Internet_20_Link">
https://www.ukrinform.ua/rubric-regions/3699326-pamatniku-duku-v-odesi-vipovnilosa-195-rokiv.html</text:a>
</text:p>
      <!--NEWS-->
      <text:h text:style-name="P10" text:outline-level="1">
<text:span text:style-name="T4">
The Ministry of Internal Affairs showed how the Azov fighters are working on assault actions</text:span>
</text:h>
      <text:p text:style-name="P4">
Authors: Ukrinform (Person)</text:p>
      <text:p text:style-name="P4">
Publisher: Укринформ (Organization)</text:p>
      <text:p text:style-name="P4">
Published Time: 2023-04-22T16:23:46+03:00</text:p>
      <text:p text:style-name="P4">
Modified Time: 2023-04-22T16:23:46+03:00</text:p>
      <text:p text:style-name="P4">
Description: The Ministry of Internal Affairs showed how the soldiers of the Regiment of the National Guard "Azov" worked out landing from armored vehicles, storming of trenches and buildings in the situation of "Close-Quarters Battle (CQB)". - Ukrinform.</text:p>
      <text:p text:style-name="P4">
Images: ["<text:a xlink:type="simple" xlink:href="https://static.ukrinform.com/photos/2023_04/thumb_files/630_360_1682169696-358.jpg" text:style-name="Internet_20_link" text:visited-style-name="Visited_20_Internet_20_Link">
630_360_16821...</text:a>
"]</text:p>
      <text:p text:style-name="P4">
Tags: ['Азов', 'МВС', 'Штурм', 'Військові']</text:p>
      <text:p text:style-name="P4">
Type: Article</text:p>
      <!--METADATA-->
      <text:p text:style-name="P4">
<draw:frame draw:style-name="fr1" draw:name="Image151" text:anchor-type="as-char" svg:width="6.9236in" svg:height="3.956343in" draw:z-index="0">
<draw:image xlink:href="../Images/yкринформ/2023-04-22T16-23-46-03-00/630_360_1682169696-358.jpg" xlink:type="simple" xlink:show="embed" xlink:actuate="onLoad" draw:mime-type="image/jpeg"/>
</draw:frame>
In the Ministry of Internal Affairs, they showed how the soldiers of the Regiment of the National Guard "Azov" worked out landing from armored vehicles, storming of trenches and buildings of admission of melee "Close-Quarters Battle(CQB)”.</text:p>
      <text:p text:style-name="P4">
According to Ukrinform, the Ministry of Internal Affairs reports in <text:a xlink:type="simple" xlink:href="http://www.facebook.com/mvs.gov.ua/posts/pfbid0vc2HPpXLHZEfvmDU4dW41AF2hj4Uz78mvmLCEMkDLoz8VBrnX4171dDb2waFEDfel" text:style-name="Internet_20_link" text:visited-style-name="Visited_20_Internet_20_Link">
</text:a>
and publishes the appropriate photos.</text:p>
      <text:p text:style-name="P4">
“During the classes, the military has been combat with the use of MaxxPro International MaxxPro. Particular attention was paid to the "cleansing" of premises, which is considered one of the most difficult tasks in CQB and combines the elements of police tactics with the military, ”the message reads.</text:p>
      <text:p text:style-name="P4">
In <text:a xlink:type="simple" xlink:href="https://www.ukrinform.ua/tag-mvs" text:style-name="Internet_20_link" text:visited-style-name="Visited_20_Internet_20_Link">
</text:a>
They noted that “the acquisition of such people is the key to the professionalality of the fighter. And comprehensive preparation forms its resistance and confidence in the battlefield. ”</text:p>
      <text:p text:style-name="P4">
<text:span text:style-name="T4">
 Read also: </text:span>
 <text:a xlink:type="simple" xlink:href="https://www.ukrinform.ua/rubric-ato/3696904-zsu-pokazali-ak-znisili-na-lugansini-rosijskij-zrk.html" text:style-name="Internet_20_link" text:visited-style-name="Visited_20_Internet_20_Link">
<text:span text:style-name="T4">
 showed </text:span>
</text:a>
As reported by Ukrinform, <text:a xlink:type="simple" xlink:href="https://www.ukrinform.ua/rubric-society/3692195-klimenko-vruciv-derzavni-nagorodi-bijcam-polku-azov.html" text:style-name="Internet_20_link" text:visited-style-name="Visited_20_Internet_20_Link">
</text:a>
Interior Minister Igor Klimenko presented state awards to the soldiers of the Azov Regimenta Guard.</text:p>
      <text:p text:style-name="P4">
News Source: <text:a xlink:type="simple" xlink:href="https://www.ukrinform.ua/rubric-ato/3699329-u-mvs-pokazali-ak-bijci-azova-vidpracovuut-sturmovi-dii.html" text:style-name="Internet_20_link" text:visited-style-name="Visited_20_Internet_20_Link">
https://www.ukrinform.ua/rubric-ato/3699329-u-mvs-pokazali-ak-bijci-azova-vidpracovuut-sturmovi-dii.html</text:a>
</text:p>
      <!--NEWS-->
      <text:h text:style-name="P10" text:outline-level="1">
<text:span text:style-name="T4">
IBU Vice president: Russians must be removed until their troops leave Ukraine</text:span>
</text:h>
      <text:p text:style-name="P4">
Authors: Ukrinform (Person)</text:p>
      <text:p text:style-name="P4">
Publisher: Укринформ (Organization)</text:p>
      <text:p text:style-name="P4">
Published Time: 2023-04-22T16:24:16+03:00</text:p>
      <text:p text:style-name="P4">
Modified Time: 2023-04-22T16:24:16+03:00</text:p>
      <text:p text:style-name="P4">
Description: The Vice president of the International Union of Biathlonists (IBU) Rusty Hamza shared his thoughts on the possible return of Russians and Belarusians to international competitions. - Ukrinform.</text:p>
      <text:p text:style-name="P4">
Images: ["<text:a xlink:type="simple" xlink:href="https://static.ukrinform.com/photos/2023_04/thumb_files/630_360_1682169778-573.jpg" text:style-name="Internet_20_link" text:visited-style-name="Visited_20_Internet_20_Link">
630_360_16821...</text:a>
"]</text:p>
      <text:p text:style-name="P4">
Tags: ['Біатлон']</text:p>
      <text:p text:style-name="P4">
Type: Article</text:p>
      <!--METADATA-->
      <text:p text:style-name="P4">
<draw:frame draw:style-name="fr1" draw:name="Image152" text:anchor-type="as-char" svg:width="6.9236in" svg:height="3.956343in" draw:z-index="0">
<draw:image xlink:href="../Images/yкринформ/2023-04-22T16-24-16-03-00/630_360_1682169778-573.jpg" xlink:type="simple" xlink:show="embed" xlink:actuate="onLoad" draw:mime-type="image/jpeg"/>
</draw:frame>
Vice president of the International Union of Biathlonists(Mother)The rust of Hamza shared thought about the possible return of Russians and Belarus to international competitions.</text:p>
      <text:p text:style-name="P4">
As Ukrinform reports, with <text:a xlink:type="simple" xlink:href="https://www.idnes.cz/sport/ostatni/navrat-rusu-a-belorusu-sport-milos-zeman-reakce-mov.A230420_134929_sporty_czo" text:style-name="Internet_20_link" text:visited-style-name="Visited_20_Internet_20_Link">
</text:a>
In the words ofhams for Idnes.</text:p>
      <text:p text:style-name="P4">
“We have nothing to decide and change our position. We also disagree the IOC to return the Russians to the competition under the neutral flag. They are water to be removed until their troops leave Ukraine, ”saidhamza.</text:p>
      <text:p text:style-name="P4">
<text:span text:style-name="T4">
 Read also: </text:span>
 <text:a xlink:type="simple" xlink:href="https://www.ukrinform.ua/rubric-sports/3694935-stali-vidomi-skladi-zbirnih-ukraini-z-biatlonu-na-nastupnij-sezon.html" text:style-name="Internet_20_link" text:visited-style-name="Visited_20_Internet_20_Link">
<text:span text:style-name="T4">
 biathlon </text:span>
</text:a>
As reported, PACE will take place on April 25, public hearings on admission and Belarusians to the Olympics.</text:p>
      <text:p text:style-name="P4">
Photo: biathlon.com.ua</text:p>
      <text:p text:style-name="P4">
News Source: <text:a xlink:type="simple" xlink:href="https://www.ukrinform.ua/rubric-sports/3699330-viceprezident-ibu-rosiani-povinni-buti-vidstoronenimi-poki-ih-vijska-ne-pokinut-ukrainu.html" text:style-name="Internet_20_link" text:visited-style-name="Visited_20_Internet_20_Link">
https://www.ukrinform.ua/rubric-sports/3699330-viceprezident-ibu-rosiani-povinni-buti-vidstoronenimi-poki-ih-vijska-ne-pokinut-ukrainu.html</text:a>
</text:p>
      <!--NEWS-->
      <text:h text:style-name="P10" text:outline-level="1">
<text:span text:style-name="T4">
Up to 20 nuclear power units will be built in Ukraine</text:span>
</text:h>
      <text:p text:style-name="P4">
Authors: Ukrinform (Person)</text:p>
      <text:p text:style-name="P4">
Publisher: Укринформ (Organization)</text:p>
      <text:p text:style-name="P4">
Published Time: 2023-04-22T16:35:53+03:00</text:p>
      <text:p text:style-name="P4">
Modified Time: 2023-04-22T16:35:53+03:00</text:p>
      <text:p text:style-name="P4">
Description: Energoatom and US company Holtec International have concluded a cooperation agreement in the deployment of small modular reactors (MMR). - Ukrinform.</text:p>
      <text:p text:style-name="P4">
Images: ["<text:a xlink:type="simple" xlink:href="https://static.ukrinform.com/photos/2023_04/thumb_files/630_360_1682170225-354.jpg" text:style-name="Internet_20_link" text:visited-style-name="Visited_20_Internet_20_Link">
630_360_16821...</text:a>
", "<text:a xlink:type="simple" xlink:href="https://static.ukrinform.com/photos/2023_04/1682170232-587.jpg" text:style-name="Internet_20_link" text:visited-style-name="Visited_20_Internet_20_Link">
1682170232-58...</text:a>
", "<text:a xlink:type="simple" xlink:href="https://static.ukrinform.com/photos/2023_04/1682170219-402.jpg" text:style-name="Internet_20_link" text:visited-style-name="Visited_20_Internet_20_Link">
1682170219-40...</text:a>
"]</text:p>
      <text:p text:style-name="P4">
Tags: ['Енергоатом', 'Атомна енергетика', 'Holtec']</text:p>
      <text:p text:style-name="P4">
Type: Article</text:p>
      <!--METADATA-->
      <text:p text:style-name="P4">
<draw:frame draw:style-name="fr1" draw:name="Image153" text:anchor-type="as-char" svg:width="6.9236in" svg:height="3.956343in" draw:z-index="0">
<draw:image xlink:href="../Images/yкринформ/2023-04-22T16-35-53-03-00/630_360_1682170225-354.jpg" xlink:type="simple" xlink:show="embed" xlink:actuate="onLoad" draw:mime-type="image/jpeg"/>
</draw:frame>
The National Atomic energy company "Energoatom" and the American company Holtec International have concluded an agreement on cooperation in the deployed modular reactors(MMR).</text:p>
      <text:p text:style-name="P4">
Про це Енергоатом повідомив у <text:a xlink:type="simple" xlink:href="https://www.facebook.com/energoatom.ua/posts/pfbid085YrEs8yN8sGN4Q665eRiaC1XG6p2kMR3gYDdbbMFhmALt5Zf4Qpt4quszPRakzWl" text:style-name="Internet_20_link" text:visited-style-name="Visited_20_Internet_20_Link">
</text:a>
, reports Ukrinform.</text:p>
      <text:p text:style-name="P4">
As it is noted, the Agreement provides for the construction of up to 20 light-bearing reactors of the JSMR-160 with the implementation of the first pilot project and to release the minimum regulated power of the reactor and connection to the network by March 2029. It also includes a deepening of cooperation between companies, directed by the Nizhmits of Ukraine's energy security.</text:p>
      <text:p text:style-name="P4">
The signing ceremony of the Agreement took place in Ukraine and in the United States. So, President of Energoatom Petro Kotin has signed a document in Kiev, President Ivicaurus Director of Holtec International Dr. Chris Singh-in Kamden, Staff Jersey, USA.</text:p>
      <text:p text:style-name="P4">
<draw:frame draw:style-name="fr1" draw:name="Image154" text:anchor-type="as-char" svg:width="6.9236in" svg:height="5.506826in" draw:z-index="0">
<draw:image xlink:href="../Images/yкринформ/2023-04-22T16-35-53-03-00/1682170232-587.jpg" xlink:type="simple" xlink:show="embed" xlink:actuate="onLoad" draw:mime-type="image/jpeg"/>
</draw:frame>
</text:p>
      <text:p text:style-name="P4">
<draw:frame draw:style-name="fr1" draw:name="Image155" text:anchor-type="as-char" svg:width="6.9236in" svg:height="3.974659in" draw:z-index="0">
<draw:image xlink:href="../Images/yкринформ/2023-04-22T16-35-53-03-00/1682170219-402.jpg" xlink:type="simple" xlink:show="embed" xlink:actuate="onLoad" draw:mime-type="image/jpeg"/>
</draw:frame>
The ceremony was also attended by the Minister of Energy of Ukraine Herman Galushchenko Ivice president of Holtec International for Activity in Ukraine RIAIA AVAN.</text:p>
      <text:p text:style-name="P4">
<text:span text:style-name="T4">
 Read also: </text:span>
 <text:a xlink:type="simple" xlink:href="https://www.ukrinform.ua/rubric-economy/3695249-domovlenosti-z-kanadou-prisvidsat-vitisnenna-rosii-z-rinku-adernogo-paliva-galusenko.html" text:style-name="Internet_20_link" text:visited-style-name="Visited_20_Internet_20_Link">
</text:a>
As Galushchenko noted, the construction of small modular reactors in Ukraine will not help to strengthen the energy security of the state, but also to replace the heat -replaced heat -powerful capacities and the heels of declaration.</text:p>
      <text:p text:style-name="P4">
"Ukraine has a significant personnel potential for the development of leading atomic technologies and will make maximum efforts, in particular in cooperation and free -hand partners, for displacing the world market of the Russian anatomic industry. MMR is a powerful technology that will also allow us to centralize the generation," he said.</text:p>
      <text:p text:style-name="P4">
The President of the Energoatom, for his part, emphasized that the Holtecinternational Agreement is based on 20 years of successful interpretation. According to him, it will allow to introduce promising, safe, clean, reliable and effective technologies of small modular reactors and make Ukraine the leading country in the world in the field of pure energy.</text:p>
      <text:p text:style-name="P4">
It is noted that the mentioned projects need powerful investments in domestic energy in general and atomic in particular."Holtec International has a special honor and privilege to sign an agreement with Energoatom on the deployment of our advanced SMR-160 nuclear reactors in Ukraine. We are grateful Having selected the most unusually safe SMR-160 and Holtec International reactors as a partner for the country's needs for pure energy, Dr. Chris Singh said during the signing ceremony.</text:p>
      <text:p text:style-name="P4">
He assured that Holtec International will help build and introduce 20 SMR-160 reactors in a record time.</text:p>
      <text:p text:style-name="P4">
"We strive to help the Ukrainian people restore their energy infrastructure when Russian aggressors are expelled from the country," Singh added.</text:p>
      <text:p text:style-name="P4">
<text:span text:style-name="T4">
 Read also: </text:span>
 <text:a xlink:type="simple" xlink:href="https://www.ukrinform.ua/rubric-economy/3685268-rollsroyce-smr-dopomoze-ukraini-u-budivnictvi-malih-modulnih-reaktoriv-energoatom.html" text:style-name="Internet_20_link" text:visited-style-name="Visited_20_Internet_20_Link">
</text:a>
It was reported that Holtec International was a contractor of construction of a centralized repository of waste nuclear fuel, which in April 2022 was commissioned.</text:p>
      <text:p text:style-name="P4">
Photo: Energoatom</text:p>
      <text:p text:style-name="P4">
News Source: <text:a xlink:type="simple" xlink:href="https://www.ukrinform.ua/rubric-economy/3699334-v-ukraini-pobuduut-do-20-atomnih-energoblokiv.html" text:style-name="Internet_20_link" text:visited-style-name="Visited_20_Internet_20_Link">
https://www.ukrinform.ua/rubric-economy/3699334-v-ukraini-pobuduut-do-20-atomnih-energoblokiv.html</text:a>
</text:p>
      <!--NEWS-->
      <text:h text:style-name="P10" text:outline-level="1">
<text:span text:style-name="T4">
Ukraine and France Increase Transport Cooperation</text:span>
</text:h>
      <text:p text:style-name="P4">
Authors: Ukrinform (Person)</text:p>
      <text:p text:style-name="P4">
Publisher: Укринформ (Organization)</text:p>
      <text:p text:style-name="P4">
Published Time: 2023-04-22T17:04:52+03:00</text:p>
      <text:p text:style-name="P4">
Modified Time: 2023-04-22T17:04:52+03:00</text:p>
      <text:p text:style-name="P4">
Description: Ukraine and France increase cooperation on evaluating the damage caused and restoration of Ukrainian transport systems with emphasis on the transition to environmental low -carbon mobility. - Ukrinform.</text:p>
      <text:p text:style-name="P4">
Images: ["<text:a xlink:type="simple" xlink:href="https://static.ukrinform.com/photos/2023_04/thumb_files/630_360_1682172158-300.jpg" text:style-name="Internet_20_link" text:visited-style-name="Visited_20_Internet_20_Link">
630_360_16821...</text:a>
"]</text:p>
      <text:p text:style-name="P4">
Tags: ['Франція', 'Транспорт', 'Меморандум', 'Кубраков']</text:p>
      <text:p text:style-name="P4">
Type: Article</text:p>
      <!--METADATA-->
      <text:p text:style-name="P4">
<draw:frame draw:style-name="fr1" draw:name="Image156" text:anchor-type="as-char" svg:width="6.9236in" svg:height="3.956343in" draw:z-index="0">
<draw:image xlink:href="../Images/yкринформ/2023-04-22T17-04-52-03-00/630_360_1682172158-300.jpg" xlink:type="simple" xlink:show="embed" xlink:actuate="onLoad" draw:mime-type="image/jpeg"/>
</draw:frame>
Ukraine Tafranium increases cooperation on evaluating the damage caused and restoration of Ukrainian transport systems with an emphasis on the transition to environmental mobility.</text:p>
      <text:p text:style-name="P4">
Appropriate <text:a xlink:type="simple" xlink:href="http://www.facebook.com/MinInfra.UA/posts/pfbid034wpfkR6mXms61sCswMXhDctdPRwfUhuxBYqnQ1KTRjxKNhXc4MiD2xWSMWrTLBHkl" text:style-name="Internet_20_link" text:visited-style-name="Visited_20_Internet_20_Link">
</text:a>
Viceremier-Minister for Recovery Oleksandr Kubrakov with the Commissioner of Transport at the Ministry of Environmental Transformation and Development of the Territories of the French Republic by Clyman Bon, reported, Ukrinform reports.</text:p>
      <text:p text:style-name="P4">
“Stable transport and mobility are something that we are together with the French partners since the beginning of a full -scale invasion. In the next plans, intensification of cooperation in providing Ukraine with bridges and supporting Ukrzaliznytsia. There are already agreements on the supply of rails and updating the locomotive park. In addition, we are working on the participation of French partners to consolidate and support Ukrainian aeronautics, ”the Ukrainian Minister said.</text:p>
      <text:p text:style-name="P4">
Kubrakov said that a memorandum involves a cooperation on evaluating the damage caused and the restoration of Ukrainian transport systems with an emphasis on the transition of pre -ecological low carbon mobility. In particular, <text:a xlink:type="simple" xlink:href="https://www.ukrinform.ua/tag-francia" text:style-name="Internet_20_link" text:visited-style-name="Visited_20_Internet_20_Link">
</text:a>
will provide expert support for the participation of French companies in the reconstruction of Ukraine.</text:p>
      <text:p text:style-name="P4">
<text:span text:style-name="T4">
 Read also: </text:span>
 <text:a xlink:type="simple" xlink:href="https://www.ukrinform.ua/rubric-vidbudova/3696065-ukraina-ta-aponia-pidpisali-grantovu-ugodu-pro-vidilenna-400-miljoniv-na-vidbudovu.html" text:style-name="Internet_20_link" text:visited-style-name="Visited_20_Internet_20_Link">
</text:a>
Cooperation will also cover the spheres of railway, public city transport, multimodal transportation and logistics, air and sea transport, road economy, as well as the development of environmentally friendly mobility. A joint monitoring committee will be established to implement joint projects initiated within the document.</text:p>
      <text:p text:style-name="P4">
<text:span text:style-name="T4">
 Read also: </text:span>
 <text:a xlink:type="simple" xlink:href="https://www.ukrinform.ua/rubric-vidbudova/3694558-v-ukraini-zapracue-fond-dla-realizacii-proektiv-energoefektivnosti-kubrakov.html" text:style-name="Internet_20_link" text:visited-style-name="Visited_20_Internet_20_Link">
<text:span text:style-name="T4">
 Kubrakov </text:span>
</text:a>
Earlier, the Ministry of Restoration and International Organization of Migrations have signed a memorandum on cooperation on assistance to intravenobled persons, people returning to places of permanent residence, as well as other victims of the war.</text:p>
      <text:p text:style-name="P4">
News Source: <text:a xlink:type="simple" xlink:href="https://www.ukrinform.ua/rubric-economy/3699340-ukraina-ta-francia-posiluut-spivpracu-u-sferi-transportu.html" text:style-name="Internet_20_link" text:visited-style-name="Visited_20_Internet_20_Link">
https://www.ukrinform.ua/rubric-economy/3699340-ukraina-ta-francia-posiluut-spivpracu-u-sferi-transportu.html</text:a>
</text:p>
      <!--NEWS-->
      <text:h text:style-name="P10" text:outline-level="1">
<text:span text:style-name="T4">
UPL: "Heather" and "Minaj" shared points</text:span>
</text:h>
      <text:p text:style-name="P4">
Authors: Ukrinform (Person)</text:p>
      <text:p text:style-name="P4">
Publisher: Укринформ (Organization)</text:p>
      <text:p text:style-name="P4">
Published Time: 2023-04-22T17:11:46+03:00</text:p>
      <text:p text:style-name="P4">
Modified Time: 2023-04-22T17:11:46+03:00</text:p>
      <text:p text:style-name="P4">
Description: Heather and Minaj found no stronger in the UPL match. - Ukrinform.</text:p>
      <text:p text:style-name="P4">
Images: ["<text:a xlink:type="simple" xlink:href="https://static.ukrinform.com/photos/2023_04/thumb_files/630_360_1682172637-766.jpeg" text:style-name="Internet_20_link" text:visited-style-name="Visited_20_Internet_20_Link">
630_360_16821...</text:a>
"]</text:p>
      <text:p text:style-name="P4">
Tags: ['Футбол', "Прем'єр-ліга", 'Верес', 'Минай']</text:p>
      <text:p text:style-name="P4">
Type: Article</text:p>
      <!--METADATA-->
      <text:p text:style-name="P4">
<draw:frame draw:style-name="fr1" draw:name="Image157" text:anchor-type="as-char" svg:width="6.9236in" svg:height="3.956343in" draw:z-index="0">
<draw:image xlink:href="../Images/yкринформ/2023-04-22T17-11-46-03-00/630_360_1682172637-766.jpeg" xlink:type="simple" xlink:show="embed" xlink:actuate="onLoad" draw:mime-type="image/jpeg"/>
</draw:frame>
Heather and Minaj found no stronger in the UPL match.</text:p>
      <text:p text:style-name="P4">
The 22nd round of the Ukrainian Premier League continues, Ukrinform reports.</text:p>
      <text:p text:style-name="P4">
In the next match "Veres" played a draw with "Mine" - 1: 1. As a part of Rivnets, Bliznichenko. "Minaj" leveled the score due to the accurate blow of Tverdohlib.</text:p>
      <text:p text:style-name="P4">
"Minaj" ranks 10th in UPL, "Heather" - 15th.</text:p>
      <text:p text:style-name="P4">
<text:span text:style-name="T4">
 Read also: </text:span>
 <text:a xlink:type="simple" xlink:href="https://www.ukrinform.ua/rubric-sports/3699301-vorskla-peremogla-metalist-u-22u-turi-premerligi.html" text:style-name="Internet_20_link" text:visited-style-name="Visited_20_Internet_20_Link">
</text:a>
Shakhtar was reportedly headed by UPL, having 52 points after 21 mats. Miners will play their match of the 22nd round with Dynamo.</text:p>
      <text:p text:style-name="P4">
Photo: UA-football</text:p>
      <text:p text:style-name="P4">
News Source: <text:a xlink:type="simple" xlink:href="https://www.ukrinform.ua/rubric-sports/3699343-upl-veres-i-minaj-podilili-ocki.html" text:style-name="Internet_20_link" text:visited-style-name="Visited_20_Internet_20_Link">
https://www.ukrinform.ua/rubric-sports/3699343-upl-veres-i-minaj-podilili-ocki.html</text:a>
</text:p>
      <!--NEWS-->
      <text:h text:style-name="P10" text:outline-level="1">
<text:span text:style-name="T4">
Moscow sends German diplomats, says the "mirror" answer</text:span>
</text:h>
      <text:p text:style-name="P4">
Authors: Ukrinform (Person)</text:p>
      <text:p text:style-name="P4">
Publisher: Укринформ (Organization)</text:p>
      <text:p text:style-name="P4">
Published Time: 2023-04-22T17:16:00+03:00</text:p>
      <text:p text:style-name="P4">
Modified Time: 2023-04-22T17:16:00+03:00</text:p>
      <text:p text:style-name="P4">
Description: German authorities send Russian diplomats massively from the country, so the Russian Foreign Ministry has made a decision on a "mirror" answer. - Ukrinform.</text:p>
      <text:p text:style-name="P4">
Images: ["<text:a xlink:type="simple" xlink:href="https://static.ukrinform.com/photos/2017_12/thumb_files/630_360_1514043059-6579.jpg" text:style-name="Internet_20_link" text:visited-style-name="Visited_20_Internet_20_Link">
630_360_15140...</text:a>
"]</text:p>
      <text:p text:style-name="P4">
Tags: ['Німеччина', 'росія', 'Дипломати']</text:p>
      <text:p text:style-name="P4">
Type: Article</text:p>
      <!--METADATA-->
      <text:p text:style-name="P4">
<draw:frame draw:style-name="fr1" draw:name="Image158" text:anchor-type="as-char" svg:width="6.9236in" svg:height="3.956343in" draw:z-index="0">
<draw:image xlink:href="../Images/yкринформ/2023-04-22T17-16-00-03-00/630_360_1514043059-6579.jpg" xlink:type="simple" xlink:show="embed" xlink:actuate="onLoad" draw:mime-type="image/jpeg"/>
</draw:frame>
Vladimimenchy sends out Russian diplomats massively from the country, so the Russian Foreign Ministry has approved a decision on a "mirror" answer.</text:p>
      <text:p text:style-name="P4">
The statement of the foreign policy agency was published on its <text:a xlink:type="simple" xlink:href="http://t.me/MID_Russia/27253" text:style-name="Internet_20_link" text:visited-style-name="Visited_20_Internet_20_Link">
</text:a>
, reports Ukrinform.</text:p>
      <text:p text:style-name="P4">
"The power of Germany has made a decision on the next mass expulsion of employees of Russian Diplomatic missions in Germany," the statement reads.</text:p>
      <text:p text:style-name="P4">
It is noted that as a reaction to the "hostile action of Berlin" the Russian side of the adoption of "mirror" expulsion from Russia by German diplomats, as well as a prominent limitation of the maximum number of employees of German diplomatic representations in the Russian Federation. The Ministry of Foreign Affairs claim that this was officially reported by Germany in <text:a xlink:type="simple" xlink:href="https://www.ukrinform.ua/tag-rosia" text:style-name="Internet_20_link" text:visited-style-name="Visited_20_Internet_20_Link">
</text:a>
Gaz von Gaira on April 5, 20123.</text:p>
      <text:p text:style-name="P4">
The Russian Ministry also called the Actions of Germany by demonstrative destruction of "the whole array of Russian-German relations, including their diplomatic extent."</text:p>
      <text:p text:style-name="P4">
At the same time <text:a xlink:type="simple" xlink:href="http://www.dw.com/uk/osoblivij-aviarejs-z-moskvi-otrimav-specialnij-dozvil-na-posadku-v-berlini/a-65406209" text:style-name="Internet_20_link" text:visited-style-name="Visited_20_Internet_20_Link">
</text:a>
It reports that on April 22, the aircraft flew from Moscow to Berlin with a special diplomatic permit.</text:p>
      <text:p text:style-name="P4">
According to the site for tracking flightradar24 flights, Russian-96-300, which operated an irregular flight from Moscow RSD 898, carried out at the Ber Ber Berlin Airport at about 9am. 38 Rus time at Vnukovo Airport.</text:p>
      <text:p text:style-name="P4">
In German Foreign Ministry at the request of DW <text:a xlink:type="simple" xlink:href="http://www.dw.com/uk/mzs-frn-pributta-il96-do-berlina-stosuvavsa-diplomativ-rf/a-65407148" text:style-name="Internet_20_link" text:visited-style-name="Visited_20_Internet_20_Link">
</text:a>
 , що особливий рейс літакаІл-96-300 пов'язаний з питанням про персонал російських диппредставництв уНімеччині.</text:p>
      <text:p text:style-name="P4">
"Ми взяли до відома заяви представниці російського міністерства закордоннихсправ. Уряд Німеччини та російська сторона протягом останніх тижнів перебувалина зв'язку з питання про персонал відповідних диппредставництв за кордоном.Сьогоднішній рейс пов'язаний з цим", - йдеться у письмовому коментарінімецького зовнішньополітичного відомства, яке цитує видання.</text:p>
      <text:p text:style-name="P4">
За даними німецького <text:a xlink:type="simple" xlink:href="http://www.bild.de/politik/ausland/politik-ausland/laut-moskau-deutschland-weist-russische-diplomaten-aus-83651750.bild.html" text:style-name="Internet_20_link" text:visited-style-name="Visited_20_Internet_20_Link">
 </text:a>
34 of the German diplomats who are currently re -interpreted in Moscow have to leave 34 people.As reported <text:a xlink:type="simple" xlink:href="https://www.ukrinform.ua/rubric-world/3687463-berlin-hoce-vislati-30-rosijskih-diplomativ-zmi.html" text:style-name="Internet_20_link" text:visited-style-name="Visited_20_Internet_20_Link">
</text:a>
At the end of March, the media wrote that Germany intends to send 30 diplomats of the Russian Federation, who work for the Russian -specific service under diplomatic cover.</text:p>
      <text:p text:style-name="P4">
However, then in the German Foreign Ministry [] <text:a xlink:type="simple" xlink:href="https://www.ukrinform.ua/rubric-world/3688007-oficijnij-berlin-poki-ne-zbiraetsa-visilati-desatki-rosijskih-diplomativ.html" text:style-name="Internet_20_link" text:visited-style-name="Visited_20_Internet_20_Link">
</text:a>
this information.</text:p>
      <text:p text:style-name="P4">
News Source: <text:a xlink:type="simple" xlink:href="https://www.ukrinform.ua/rubric-world/3699344-moskva-visilae-nimeckih-diplomativ-kaze-pro-dzerkalnu-vidpovid.html" text:style-name="Internet_20_link" text:visited-style-name="Visited_20_Internet_20_Link">
https://www.ukrinform.ua/rubric-world/3699344-moskva-visilae-nimeckih-diplomativ-kaze-pro-dzerkalnu-vidpovid.html</text:a>
</text:p>
      <!--NEWS-->
      <text:h text:style-name="P10" text:outline-level="1">
<text:span text:style-name="T4">
Negotiations of the European Commission with five countries on agro -import from Ukraine will continue on Sunday - media</text:span>
</text:h>
      <text:p text:style-name="P4">
Authors: Ukrinform (Person)</text:p>
      <text:p text:style-name="P4">
Publisher: Укринформ (Organization)</text:p>
      <text:p text:style-name="P4">
Published Time: 2023-04-22T17:40:41+03:00</text:p>
      <text:p text:style-name="P4">
Modified Time: 2023-04-22T17:40:41+03:00</text:p>
      <text:p text:style-name="P4">
Description: The negotiations of the European Commission with Poland, Bulgaria, Romania, Slovakia and Hungary on the import of agricultural products from Ukraine will be renewed on Sunday, April 23. - Ukrinform.</text:p>
      <text:p text:style-name="P4">
Images: ["<text:a xlink:type="simple" xlink:href="https://static.ukrinform.com/photos/2016_05/thumb_files/630_360_1462365899-2256.jpg" text:style-name="Internet_20_link" text:visited-style-name="Visited_20_Internet_20_Link">
630_360_14623...</text:a>
"]</text:p>
      <text:p text:style-name="P4">
Tags: ['Єврокомісія', 'Імпорт', 'Переговори', 'Україна']</text:p>
      <text:p text:style-name="P4">
Type: Article</text:p>
      <!--METADATA-->
      <text:p text:style-name="P4">
<draw:frame draw:style-name="fr1" draw:name="Image159" text:anchor-type="as-char" svg:width="6.9236in" svg:height="3.956343in" draw:z-index="0">
<draw:image xlink:href="../Images/yкринформ/2023-04-22T17-40-41-03-00/630_360_1462365899-2256.jpg" xlink:type="simple" xlink:show="embed" xlink:actuate="onLoad" draw:mime-type="image/jpeg"/>
</draw:frame>
The negotiations of the European Commission with Poland, Bulgaria, Romania, Slovakia Tugogra region on the import of agricultural products from Ukraine will renew on Sunday, April 23.</text:p>
      <text:p text:style-name="P4">
About it reports <text:a xlink:type="simple" xlink:href="http://www.polskieradio.pl/398/7856/Artykul/3155172,23-%D0%BA%D0%B2%D1%96%D1%82%D0%BD%D1%8F-%D0%BF%D1%80%D0%BE%D0%B4%D0%BE%D0%B2%D0%B6%D0%B0%D1%82%D1%8C%D1%81%D1%8F-%D0%BF%D0%B5%D1%80%D0%B5%D0%B3%D0%BE%D0%B2%D0%BE%D1%80%D0%B8-%D1%94%D0%B2%D1%80%D0%BE%D0%BA%D0%BE%D0%BC%D1%96%D1%81%D1%96%D1%97-%D0%B7-%D0%BF%E2%80%99%D1%8F%D1%82%D1%8C%D0%BC%D0%B0-%D0%BA%D1%80%D0%B0%D1%97%D0%BD%D0%B0%D0%BC%D0%B8-%D1%83-%D1%81%D0%BF%D1%80%D0%B0%D0%B2%D1%96-%D1%96%D0%BC%D0%BF%D0%BE%D1%80%D1%82%D1%83-%D0%B7%D0%B5%D1%80%D0%BD%D0%B0-%D0%B7-%D1%83%D0%BA%D1%80%D0%B0%D1%97%D0%BD%D0%B8" text:style-name="Internet_20_link" text:visited-style-name="Visited_20_Internet_20_Link">
</text:a>
, reports Ukrinform.</text:p>
      <text:p text:style-name="P4">
As it is noted, earlier it was reported that the negotiations will take place on Tuesday.</text:p>
      <text:p text:style-name="P4">
The European Commission has proposed to impose a ban on imports to these five countries of wheat, corn, sunflower and rapeseed seeds from Ukraine. Actions at the level will replace the unilateral decisions of countries to block imports from Ukraine.</text:p>
      <text:p text:style-name="P4">
At the same time, writes, Poland, Bulgaria, Romania, Slovakia and Hungary, and they also have to have the ban on imports also related to sunflower oil, flour, honey, sugar and soft fruits, eggs, meat, milk and dairy products. Five countries of agriculture of agriculture, such measures should be stabilized in the market.</text:p>
      <text:p text:style-name="P4">
"If there are no results on Sunday, the next negotiations will take place. The plans to declare the understanding of 27 countries on Tuesday at a meeting of Ulyuxembour," - reads the publication.</text:p>
      <text:p text:style-name="P4">
<text:span text:style-name="T4">
 Read also: </text:span>
 <text:a xlink:type="simple" xlink:href="https://www.ukrinform.ua/rubric-economy/3699284-ukraina-i-bolgaria-pogodili-rozblokuvanna-avtivok-na-kordoni-ta-ih-rozvantazenna.html" text:style-name="Internet_20_link" text:visited-style-name="Visited_20_Internet_20_Link">
</text:a>
As it was reported, Poland, Hungary, Slovakia and Bulgaria introduced a prohibition on import of grain and other types of agricultural products from Ukraine. Poland also suspended the transit of Ukrainian APC products through its territory, but renewed it from April 21.</text:p>
      <text:p text:style-name="P4">
Romania has not yet imposed restrictions on the import and transit of Ukrainian agro -products, but increased control and inspection of agricultural goods imported by its territory.</text:p>
      <text:p text:style-name="P4">
<text:a xlink:type="simple" xlink:href="https://www.ukrinform.ua/tag-evrokomisia" text:style-name="Internet_20_link" text:visited-style-name="Visited_20_Internet_20_Link">
 </text:a>
She offered a package of farmers aid from countries bordering Ukraine that includes financial assistance. The assistance will be provided if restrictions on the import of Ukrainian agricultural products are removed.</text:p>
      <text:p text:style-name="P4">
Consultations with the participation of the European Commission and representatives of Bulgaria, Hungary, Poland, Slovakia, Romania and Ukraine are currently underway.</text:p>
      <text:p text:style-name="P4">
News Source: <text:a xlink:type="simple" xlink:href="https://www.ukrinform.ua/rubric-economy/3699349-peregovori-evrokomisii-z-patma-krainami-sodo-agroimportu-z-ukraini-prodovzatsa-v-nedilu-zmi.html" text:style-name="Internet_20_link" text:visited-style-name="Visited_20_Internet_20_Link">
https://www.ukrinform.ua/rubric-economy/3699349-peregovori-evrokomisii-z-patma-krainami-sodo-agroimportu-z-ukraini-prodovzatsa-v-nedilu-zmi.html</text:a>
</text:p>
      <!--NEWS-->
      <text:h text:style-name="P10" text:outline-level="1">
<text:span text:style-name="T4">
Kostin discussed with New York members Group of Friends coordinating efforts to counteract Russian</text:span>
</text:h>
      <text:p text:style-name="P4">
Authors: Ukrinform (Person)</text:p>
      <text:p text:style-name="P4">
Publisher: Укринформ (Organization)</text:p>
      <text:p text:style-name="P4">
Published Time: 2023-04-22T17:43:00+03:00</text:p>
      <text:p text:style-name="P4">
Modified Time: 2023-04-22T17:43:00+03:00</text:p>
      <text:p text:style-name="P4">
Description: Prosecutor General Andriy Kostin and New York members of the Group of Friends of Accountability After the Aggression Against Ukraine during the meeting discussed the coordination of efforts to counteract the Russian aggressor. - Ukrinform.</text:p>
      <text:p text:style-name="P4">
Images: ["<text:a xlink:type="simple" xlink:href="https://static.ukrinform.com/photos/2023_04/thumb_files/630_360_1682174504-232.jpg" text:style-name="Internet_20_link" text:visited-style-name="Visited_20_Internet_20_Link">
630_360_16821...</text:a>
"]</text:p>
      <text:p text:style-name="P4">
Tags: ['ООН', 'Офіс генпрокурора', 'Андрій Костін', 'Війна з росією']</text:p>
      <text:p text:style-name="P4">
Type: Article</text:p>
      <!--METADATA-->
      <text:p text:style-name="P4">
<draw:frame draw:style-name="fr1" draw:name="Image160" text:anchor-type="as-char" svg:width="6.9236in" svg:height="3.956343in" draw:z-index="0">
<draw:image xlink:href="../Images/yкринформ/2023-04-22T17-43-00-03-00/630_360_1682174504-232.jpg" xlink:type="simple" xlink:show="embed" xlink:actuate="onLoad" draw:mime-type="image/jpeg"/>
</draw:frame>
Prosecutor General Andriy Kostin and New York members of Group of Friends of Friends of the Aggression Against Ukraine during the meeting, they made coordination of efforts to counteract the Russian aggressor.</text:p>
      <text:p text:style-name="P4">
According to Ukrinform, the prosecutor General's Office reports in <text:a xlink:type="simple" xlink:href="https://t.me/pgo_gov_ua/11505" text:style-name="Internet_20_link" text:visited-style-name="Visited_20_Internet_20_Link">
</text:a>
.</text:p>
      <text:p text:style-name="P4">
According to Kostin, "from Ukraine to Australia the criminal regime of the Russian Federation is a threat to the entire civilized world."</text:p>
      <text:p text:style-name="P4">
“I am glad to see that Ukraine's friends combine efforts to stop <text:a xlink:type="simple" xlink:href="https://www.ukrinform.ua/tag-rosia" text:style-name="Internet_20_link" text:visited-style-name="Visited_20_Internet_20_Link">
</text:a>
and prosecuted to international crimes. It is difficult to overestimate the importance of support for the restoration of justice and peace, ”Kostin said.</text:p>
      <text:p text:style-name="P4">
Group of Friends of Accountability After the Aggression Against Ukraine(Groups)- It is an informal forum of states that aims to provide responsibility for international crimes committed as a result of Russian aggression in Ukraine.</text:p>
      <text:p text:style-name="P4">
The group was founded in March 2022 and was based in New York and Geneva.</text:p>
      <text:p text:style-name="P4">
<text:span text:style-name="T4">
 Read also: </text:span>
 <text:a xlink:type="simple" xlink:href="https://www.ukrinform.ua/rubric-ato/3698619-na-protivagu-zlocinam-rf-treba-stvoriti-merezu-vseosaznoi-vidpovidalnosti-za-nih-kostin.html" text:style-name="Internet_20_link" text:visited-style-name="Visited_20_Internet_20_Link">
<text:span text:style-name="T4">
 Kostin </text:span>
</text:a>
Its goals include: exchange of information between states and relevant international organizations, institutions and civil society to improve the mechanisms of justice; Involvement of small states that are highly interested in compliance with the rule of law.</text:p>
      <text:p text:style-name="P4">
According to Ukrinform, according to the Prosecutor General of Ukraine, as of today, about 80 thousand military crimes of Russians committed by the suity of Ukraine have been registered.</text:p>
      <text:p text:style-name="P4">
<text:span text:style-name="T5">
Foto: Office of Prosecutor General</text:span>
</text:p>
      <text:p text:style-name="P4">
News Source: <text:a xlink:type="simple" xlink:href="https://www.ukrinform.ua/rubric-polytics/3699350-kostin-obgovoriv-z-nujorkskimi-clenami-group-of-friends-koordinaciu-zusil-dla-protidii-rf.html" text:style-name="Internet_20_link" text:visited-style-name="Visited_20_Internet_20_Link">
https://www.ukrinform.ua/rubric-polytics/3699350-kostin-obgovoriv-z-nujorkskimi-clenami-group-of-friends-koordinaciu-zusil-dla-protidii-rf.html</text:a>
</text:p>
      <!--NEWS-->
      <text:h text:style-name="P10" text:outline-level="1">
<text:span text:style-name="T4">
Shmigal - About the Restoration of Ukraine: France has specific projections in the field of logistics and transport</text:span>
</text:h>
      <text:p text:style-name="P4">
Authors: Ukrinform (Person)</text:p>
      <text:p text:style-name="P4">
Publisher: Укринформ (Organization)</text:p>
      <text:p text:style-name="P4">
Published Time: 2023-04-22T17:48:25+03:00</text:p>
      <text:p text:style-name="P4">
Modified Time: 2023-04-22T17:48:25+03:00</text:p>
      <text:p text:style-name="P4">
Description: Prime Minister Denis Shmigal discussed with the Special President of France Pierre Elbron and French Minister of Transport Cleman Bon, support for Ukraine's reconstruction. - Ukrinform.</text:p>
      <text:p text:style-name="P4">
Images: ["<text:a xlink:type="simple" xlink:href="https://static.ukrinform.com/photos/2023_04/thumb_files/630_360_1682174427-512.jpg" text:style-name="Internet_20_link" text:visited-style-name="Visited_20_Internet_20_Link">
630_360_16821...</text:a>
", "<text:a xlink:type="simple" xlink:href="https://static.ukrinform.com/photos/2023_04/1682174470-494.jpg" text:style-name="Internet_20_link" text:visited-style-name="Visited_20_Internet_20_Link">
1682174470-49...</text:a>
", "<text:a xlink:type="simple" xlink:href="https://static.ukrinform.com/photos/2023_04/1682174469-440.jpg" text:style-name="Internet_20_link" text:visited-style-name="Visited_20_Internet_20_Link">
1682174469-44...</text:a>
"]</text:p>
      <text:p text:style-name="P4">
Tags: ['Франція', 'Шмигаль', 'Відновлення України']</text:p>
      <text:p text:style-name="P4">
Type: Article</text:p>
      <!--METADATA-->
      <text:p text:style-name="P4">
<draw:frame draw:style-name="fr1" draw:name="Image161" text:anchor-type="as-char" svg:width="6.9236in" svg:height="3.956343in" draw:z-index="0">
<draw:image xlink:href="../Images/yкринформ/2023-04-22T17-48-25-03-00/630_360_1682174427-512.jpg" xlink:type="simple" xlink:show="embed" xlink:actuate="onLoad" draw:mime-type="image/jpeg"/>
</draw:frame>
Prime Minister Denis Shmigal discussed with the special Presidential Commissioner Pierre Elbron and French Minister of Transport Cleman Bonman Bonman support of Ukraine's reconstruction.</text:p>
      <text:p text:style-name="P4">
According to Ukrinform, the head of government reported this in <text:a xlink:type="simple" xlink:href="http://t.me/Denys_Smyhal/5061" text:style-name="Internet_20_link" text:visited-style-name="Visited_20_Internet_20_Link">
</text:a>
 .</text:p>
      <text:p text:style-name="P4">
<draw:frame draw:style-name="fr1" draw:name="Image162" text:anchor-type="as-char" svg:width="6.9236in" svg:height="4.615733in" draw:z-index="0">
<draw:image xlink:href="../Images/yкринформ/2023-04-22T17-48-25-03-00/1682174470-494.jpg" xlink:type="simple" xlink:show="embed" xlink:actuate="onLoad" draw:mime-type="image/jpeg"/>
</draw:frame>
</text:p>
      <text:p text:style-name="P4">
<draw:frame draw:style-name="fr1" draw:name="Image163" text:anchor-type="as-char" svg:width="6.9236in" svg:height="4.615733in" draw:z-index="0">
<draw:image xlink:href="../Images/yкринформ/2023-04-22T17-48-25-03-00/1682174469-440.jpg" xlink:type="simple" xlink:show="embed" xlink:actuate="onLoad" draw:mime-type="image/jpeg"/>
</draw:frame>
"France will provide support in the restoration of Ukraine, in particular, it has specific projections in the field of logistics and transport. This was discussed today at a meeting by the Minister of Transport of France Cleman Bon and special commissioned president of France on assistance and restoration of Ukraine by Pierre Elbron," he said.</text:p>
      <text:p text:style-name="P4">
<text:span text:style-name="T4">
 Read also: </text:span>
 <text:a xlink:type="simple" xlink:href="https://www.ukrinform.ua/rubric-vidbudova/3699017-z-10-travna-startue-testuvanna-programi-evidnovlenna-smigal.html" text:style-name="Internet_20_link" text:visited-style-name="Visited_20_Internet_20_Link">
<text:span text:style-name="T4">
 shmigal </text:span>
</text:a>
Schmigal thanked the French partners for the help provided for the restoration of Chernihiv region, as well as for heavy support in all areas.</text:p>
      <text:p text:style-name="P4">
Among other things, the Prime Minister emphasized the importance of the implementation of the fast -building this year and called on France and French business to join the implementation of these projects.</text:p>
      <text:p text:style-name="P4">
"According to Mr Bon, French companies are interested in strengthening their representation in Ukraine. We expect close and fruitful cooperation," added <text:a xlink:type="simple" xlink:href="https://www.ukrinform.ua/tag-smigal" text:style-name="Internet_20_link" text:visited-style-name="Visited_20_Internet_20_Link">
</text:a>
.</text:p>
      <text:p text:style-name="P4">
<text:span text:style-name="T4">
 Read also: </text:span>
 <text:a xlink:type="simple" xlink:href="https://www.ukrinform.ua/rubric-vidbudova/3698354-smigal-pro-samit-mist-i-regioniv-ocikuemo-na-pidpisanna-ugod-pro-patronat-nad-gromadami.html" text:style-name="Internet_20_link" text:visited-style-name="Visited_20_Internet_20_Link">
<text:span text:style-name="T4">
 shmigal </text:span>
</text:a>
As reported by Ukrinform, Ukraine and France <text:a xlink:type="simple" xlink:href="https://www.ukrinform.ua/rubric-economy/3699340-ukraina-ta-francia-posiluut-spivpracu-u-sferi-transportu.html" text:style-name="Internet_20_link" text:visited-style-name="Visited_20_Internet_20_Link">
</text:a>
On strengthening cooperation on evaluation of damage and restoration of Ukrainian transport systems with emphasis on the transition to environmental low carbon mobility.</text:p>
      <text:p text:style-name="P4">
News Source: <text:a xlink:type="simple" xlink:href="https://www.ukrinform.ua/rubric-vidbudova/3699351-smigal-pro-vidnovlenna-ukraini-francia-mae-konkretni-proekti-u-sferi-logistiki-ta-transportu.html" text:style-name="Internet_20_link" text:visited-style-name="Visited_20_Internet_20_Link">
https://www.ukrinform.ua/rubric-vidbudova/3699351-smigal-pro-vidnovlenna-ukraini-francia-mae-konkretni-proekti-u-sferi-logistiki-ta-transportu.html</text:a>
</text:p>
      <!--NEWS-->
      <text:h text:style-name="P10" text:outline-level="1">
<text:span text:style-name="T4">
Lviv agrarians will receive 1.7 million financial support from the regional budget</text:span>
</text:h>
      <text:p text:style-name="P4">
Authors: Ukrinform (Person)</text:p>
      <text:p text:style-name="P4">
Publisher: Укринформ (Organization)</text:p>
      <text:p text:style-name="P4">
Published Time: 2023-04-22T17:51:00+03:00</text:p>
      <text:p text:style-name="P4">
Modified Time: 2023-04-22T17:51:00+03:00</text:p>
      <text:p text:style-name="P4">
Description: Lviv agrarians will receive UAH 1.7 million from financial support from the regional budget. - Ukrinform.</text:p>
      <text:p text:style-name="P4">
Images: ["<text:a xlink:type="simple" xlink:href="https://static.ukrinform.com/photos/2023_04/thumb_files/630_360_1682174948-412.jpg" text:style-name="Internet_20_link" text:visited-style-name="Visited_20_Internet_20_Link">
630_360_16821...</text:a>
"]</text:p>
      <text:p text:style-name="P4">
Tags: ['Бюджет', 'Економіка', 'Львівщина', 'Аграрії']</text:p>
      <text:p text:style-name="P4">
Type: Article</text:p>
      <!--METADATA-->
      <text:p text:style-name="P4">
<draw:frame draw:style-name="fr1" draw:name="Image164" text:anchor-type="as-char" svg:width="6.9236in" svg:height="3.956343in" draw:z-index="0">
<draw:image xlink:href="../Images/yкринформ/2023-04-22T17-51-00-03-00/630_360_1682174948-412.jpg" xlink:type="simple" xlink:show="embed" xlink:actuate="onLoad" draw:mime-type="image/jpeg"/>
</draw:frame>
Lviv agrarians will receive UAH 1.7 million of financial support from the regional budget.</text:p>
      <text:p text:style-name="P4">
About it in <text:a xlink:type="simple" xlink:href="https://t.me/kozytskyy_maksym_official/7836" text:style-name="Internet_20_link" text:visited-style-name="Visited_20_Internet_20_Link">
</text:a>
Maxim Kozytsky reported by the Chiefly Ova Ova, Ukrinform reports.</text:p>
      <text:p text:style-name="P4">
“Agrarians <text:a xlink:type="simple" xlink:href="https://www.ukrinform.ua/tag-lvivsina" text:style-name="Internet_20_link" text:visited-style-name="Visited_20_Internet_20_Link">
</text:a>
another 1.7 million financial support from the regional budget was directed. The members of the profile commission did the decision yesterday, after 14 applications were considered, ”Kozitsky said.</text:p>
      <text:p text:style-name="P4">
According to him, the corresponding decision was made on the next <text:a xlink:type="simple" xlink:href="https://loda.gov.ua/news/62828" text:style-name="Internet_20_link" text:visited-style-name="Visited_20_Internet_20_Link">
</text:a>
commissions for determining the recipients of financial support within the integrated program of support and development of agriculture in Lviv region.</text:p>
      <text:p text:style-name="P4">
Manufacturers who have concluded leases for land shares can be calculated on financial support from the regional budget(shares), properly paid wages and conduct transparent activities and pay taxes.</text:p>
      <text:p text:style-name="P4">
<text:span text:style-name="T4">
 Read also: </text:span>
 <text:a xlink:type="simple" xlink:href="https://www.ukrinform.ua/rubric-economy/3698786-v-ukraini-vze-posiali-miljon-gektariv-arih-kultur.html" text:style-name="Internet_20_link" text:visited-style-name="Visited_20_Internet_20_Link">
</text:a>
Since the beginning of the year, 17 agrarians worth 4.2 million have been supported in Lviv region.</text:p>
      <text:p text:style-name="P4">
This financial support is already working in the opposite direction. So, for the first quarter of 2023, more than 2.4 million UAH previously granted for UAH 1.5 million has been returned to the development budget.</text:p>
      <text:p text:style-name="P4">
<text:span text:style-name="T5">
Foto: loda.gov.ua</text:span>
</text:p>
      <text:p text:style-name="P4">
News Source: <text:a xlink:type="simple" xlink:href="https://www.ukrinform.ua/rubric-economy/3699353-lvivski-agrarii-otrimaut-17-miljona-finansovoi-pidtrimki-z-oblasnogo-budzetu.html" text:style-name="Internet_20_link" text:visited-style-name="Visited_20_Internet_20_Link">
https://www.ukrinform.ua/rubric-economy/3699353-lvivski-agrarii-otrimaut-17-miljona-finansovoi-pidtrimki-z-oblasnogo-budzetu.html</text:a>
</text:p>
      <!--NEWS-->
      <text:h text:style-name="P10" text:outline-level="1">
<text:span text:style-name="T4">
Russian troops fired at Sumy region three times</text:span>
</text:h>
      <text:p text:style-name="P4">
Authors: Ukrinform (Person)</text:p>
      <text:p text:style-name="P4">
Publisher: Укринформ (Organization)</text:p>
      <text:p text:style-name="P4">
Published Time: 2023-04-22T17:56:01+03:00</text:p>
      <text:p text:style-name="P4">
Modified Time: 2023-04-22T17:56:01+03:00</text:p>
      <text:p text:style-name="P4">
Description: On April 22, the Russian army fired at the border of Sumy region three times, making a total of 19 hits from artillery. - Ukrinform.</text:p>
      <text:p text:style-name="P4">
Images: ["<text:a xlink:type="simple" xlink:href="https://static.ukrinform.com/photos/2022_12/thumb_files/630_360_1670165697-806.jpeg" text:style-name="Internet_20_link" text:visited-style-name="Visited_20_Internet_20_Link">
630_360_16701...</text:a>
"]</text:p>
      <text:p text:style-name="P4">
Tags: ['Обстріл', 'Сумщина', 'Війна з росією']</text:p>
      <text:p text:style-name="P4">
Type: Article</text:p>
      <!--METADATA-->
      <text:p text:style-name="P4">
<draw:frame draw:style-name="fr1" draw:name="Image165" text:anchor-type="as-char" svg:width="6.9236in" svg:height="3.956343in" draw:z-index="0">
<draw:image xlink:href="../Images/yкринформ/2023-04-22T17-56-01-03-00/630_360_1670165697-806.jpeg" xlink:type="simple" xlink:show="embed" xlink:actuate="onLoad" draw:mime-type="image/jpeg"/>
</draw:frame>
The Russian Army, April 22, fired at the border of Sumy region three times, making a total of 19 hits from artillery.</text:p>
      <text:p text:style-name="P4">
According to Ukrinform, the operational command "North" reported in <text:a xlink:type="simple" xlink:href="http://t.me/ok_pivnich1/2005" text:style-name="Internet_20_link" text:visited-style-name="Visited_20_Internet_20_Link">
</text:a>
.</text:p>
      <text:p text:style-name="P4">
In particular, from 14:00 to 14:15 in the area of the village of Korenok there are four trains, probably from self -propelled artillery installations of the enemy. As a result, the fire with corn was fired.</text:p>
      <text:p text:style-name="P4">
From 13:00 to 13:20, ten hits were recorded, probably from the barrel artillery area of the village of Bruski, from 14:30 to 14:40 - five hits in the area of Ulanova village, probably with SAU.</text:p>
      <text:p text:style-name="P4">
In all cases, information about losses among the local population or damage to civilian infrastructure was not received.</text:p>
      <text:p text:style-name="P4">
<text:span text:style-name="T4">
 Read also: </text:span>
 <text:a xlink:type="simple" xlink:href="https://www.ukrinform.ua/rubric-ato/3699221-na-pivnoci-za-tizden-vstanovili-kilka-desatkiv-protitankovih-minnih-poliv-ta-zagorodzen-naev.html" text:style-name="Internet_20_link" text:visited-style-name="Visited_20_Internet_20_Link">
<text:span text:style-name="T4">
 Naev </text:span>
</text:a>
As reported by Ukrinform, in the morning of April 22 Russian troops <text:a xlink:type="simple" xlink:href="https://www.ukrinform.ua/rubric-ato/3699196-vorog-zranku-dvici-obstrilav-gromadu-na-sumsini.html" text:style-name="Internet_20_link" text:visited-style-name="Visited_20_Internet_20_Link">
</text:a>
From mortars and artillery, the Belopil community of Sumy region.</text:p>
      <text:p text:style-name="P4">
_ Photo illustrative_</text:p>
      <text:p text:style-name="P4">
News Source: <text:a xlink:type="simple" xlink:href="https://www.ukrinform.ua/rubric-ato/3699355-vijska-rf-trici-obstrilali-prikordonna-sumsini.html" text:style-name="Internet_20_link" text:visited-style-name="Visited_20_Internet_20_Link">
https://www.ukrinform.ua/rubric-ato/3699355-vijska-rf-trici-obstrilali-prikordonna-sumsini.html</text:a>
</text:p>
      <!--NEWS-->
      <text:h text:style-name="P10" text:outline-level="1">
<text:span text:style-name="T4">
In the Nikolaev area, the mushroom was blown on a mini</text:span>
</text:h>
      <text:p text:style-name="P4">
Authors: Ukrinform (Person)</text:p>
      <text:p text:style-name="P4">
Publisher: Укринформ (Organization)</text:p>
      <text:p text:style-name="P4">
Published Time: 2023-04-22T17:57:00+03:00</text:p>
      <text:p text:style-name="P4">
Modified Time: 2023-04-22T17:57:00+03:00</text:p>
      <text:p text:style-name="P4">
Description: In the Nikolaev area, Gribnik exploded on a mini, a man of mine-explosive injuries. - Ukrinform.</text:p>
      <text:p text:style-name="P4">
Images: ["<text:a xlink:type="simple" xlink:href="https://static.ukrinform.com/photos/2022_07/thumb_files/630_360_1657192875-133.jpg" text:style-name="Internet_20_link" text:visited-style-name="Visited_20_Internet_20_Link">
630_360_16571...</text:a>
", "<text:a xlink:type="simple" xlink:href="https://static.ukrinform.com/photos/2023_04/1682175415-904.jpg" text:style-name="Internet_20_link" text:visited-style-name="Visited_20_Internet_20_Link">
1682175415-90...</text:a>
", "<text:a xlink:type="simple" xlink:href="https://static.ukrinform.com/photos/2023_04/1682175414-251.jpg" text:style-name="Internet_20_link" text:visited-style-name="Visited_20_Internet_20_Link">
1682175414-25...</text:a>
"]</text:p>
      <text:p text:style-name="P4">
Tags: ['Миколаївщина', 'Міна', 'Поранені', 'Вибух']</text:p>
      <text:p text:style-name="P4">
Type: Article</text:p>
      <!--METADATA-->
      <text:p text:style-name="P4">
<draw:frame draw:style-name="fr1" draw:name="Image166" text:anchor-type="as-char" svg:width="6.9236in" svg:height="3.949016in" draw:z-index="0">
<draw:image xlink:href="../Images/yкринформ/2023-04-22T17-57-00-03-00/630_360_1657192875-133.jpg" xlink:type="simple" xlink:show="embed" xlink:actuate="onLoad" draw:mime-type="image/jpeg"/>
</draw:frame>
The Gribnik was exploding on a mini, a man of mine-explosive injuries.</text:p>
      <text:p text:style-name="P4">
About it in <text:a xlink:type="simple" xlink:href="https://t.me/s_shayhet/424" text:style-name="Internet_20_link" text:visited-style-name="Visited_20_Internet_20_Link">
</text:a>
The head of the police of the Nikolaev region Sergey Shikhet reported, Ukrinform reports.</text:p>
      <text:p text:style-name="P4">
“Today, two men from the Snihurivshchyna went to the village of Pavlovka Abinase to choose field mushrooms. One of them stepped on <text:a xlink:type="simple" xlink:href="https://www.ukrinform.ua/tag-mina" text:style-name="Internet_20_link" text:visited-style-name="Visited_20_Internet_20_Link">
</text:a>
But he received mine -explosive injuries of various gravity, ”Sichmet said.</text:p>
      <text:p text:style-name="P4">
<draw:frame draw:style-name="fr1" draw:name="Image167" text:anchor-type="as-char" svg:width="6.9236in" svg:height="6.808207in" draw:z-index="0">
<draw:image xlink:href="../Images/yкринформ/2023-04-22T17-57-00-03-00/1682175415-904.jpg" xlink:type="simple" xlink:show="embed" xlink:actuate="onLoad" draw:mime-type="image/jpeg"/>
</draw:frame>
According to him, doctors provide medical care to the victim.</text:p>
      <text:p text:style-name="P4">
<draw:frame draw:style-name="fr1" draw:name="Image168" text:anchor-type="as-char" svg:width="6.9236in" svg:height="8.243411in" draw:z-index="0">
<draw:image xlink:href="../Images/yкринформ/2023-04-22T17-57-00-03-00/1682175414-251.jpg" xlink:type="simple" xlink:show="embed" xlink:actuate="onLoad" draw:mime-type="image/jpeg"/>
</draw:frame>
Another man was not injured.</text:p>
      <text:p text:style-name="P4">
<text:span text:style-name="T4">
 Read also: </text:span>
 <text:a xlink:type="simple" xlink:href="https://www.ukrinform.ua/rubric-regions/3697357-na-hersonsini-traktorist-pidirvavsa-na-mini.html" text:style-name="Internet_20_link" text:visited-style-name="Visited_20_Internet_20_Link">
<text:span text:style-name="T4">
 Excluded </text:span>
</text:a>
As it was reported, in the center of the liberated city of Balaklius in Kharkiv region on April 18 <text:a xlink:type="simple" xlink:href="https://www.ukrinform.ua/rubric-regions/3697559-u-centri-balaklii-zinka-nastupila-na-minupelustku.html" text:style-name="Internet_20_link" text:visited-style-name="Visited_20_Internet_20_Link">
</text:a>
, injured with trauma was taken to the hospital.</text:p>
      <text:p text:style-name="P4">
_ First photo illustrative_</text:p>
      <text:p text:style-name="P4">
News Source: <text:a xlink:type="simple" xlink:href="https://www.ukrinform.ua/rubric-regions/3699357-na-mikolaivsini-gribnik-pidirvavsa-na-mini.html" text:style-name="Internet_20_link" text:visited-style-name="Visited_20_Internet_20_Link">
https://www.ukrinform.ua/rubric-regions/3699357-na-mikolaivsini-gribnik-pidirvavsa-na-mini.html</text:a>
</text:p>
      <!--NEWS-->
      <text:h text:style-name="P10" text:outline-level="1">
<text:span text:style-name="T4">
In Khmelnitsky there was a charity race "Steel border"</text:span>
</text:h>
      <text:p text:style-name="P4">
Authors: Ukrinform (Person)</text:p>
      <text:p text:style-name="P4">
Publisher: Укринформ (Organization)</text:p>
      <text:p text:style-name="P4">
Published Time: 2023-04-22T18:01:00+03:00</text:p>
      <text:p text:style-name="P4">
Modified Time: 2023-04-22T18:01:00+03:00</text:p>
      <text:p text:style-name="P4">
Description: In Khmelnitsky on Saturday, April 22, there was a charity race "Steel Border" in support of the needs of the combat units of 15 mobile border detachment "Steel Border" of the Guard of the offensive. - Ukrinform.</text:p>
      <text:p text:style-name="P4">
Images: ["<text:a xlink:type="simple" xlink:href="https://static.ukrinform.com/photos/2023_04/thumb_files/630_360_1682175688-832.jpg" text:style-name="Internet_20_link" text:visited-style-name="Visited_20_Internet_20_Link">
630_360_16821...</text:a>
"]</text:p>
      <text:p text:style-name="P4">
Tags: ['Прикордонники', 'Благодійність', 'Забіг', 'Хмельницький']</text:p>
      <text:p text:style-name="P4">
Type: Article</text:p>
      <!--METADATA-->
      <text:p text:style-name="P4">
<draw:frame draw:style-name="fr1" draw:name="Image169" text:anchor-type="as-char" svg:width="6.9236in" svg:height="3.956343in" draw:z-index="0">
<draw:image xlink:href="../Images/yкринформ/2023-04-22T18-01-00-03-00/630_360_1682175688-832.jpg" xlink:type="simple" xlink:show="embed" xlink:actuate="onLoad" draw:mime-type="image/jpeg"/>
</draw:frame>
Ukhmelnitsky on Saturday, April 22, there was a charitable race "Steel -border" in support of the needs of combat units of 15 mobile border border "Steel Border" of the Guard of the offensive.</text:p>
      <text:p text:style-name="P4">
About it in <text:a xlink:type="simple" xlink:href="https://t.me/khmelnytskaODA/1576" text:style-name="Internet_20_link" text:visited-style-name="Visited_20_Internet_20_Link">
</text:a>
The Khmelnytsky Ova reports, Ukrinform reports.</text:p>
      <text:p text:style-name="P4">
“In the traditional academic cross of the National Academy of State <text:a xlink:type="simple" xlink:href="https://www.ukrinform.ua/tag-prikordonniki" text:style-name="Internet_20_link" text:visited-style-name="Visited_20_Internet_20_Link">
</text:a>
Services of Ukraine. B. Khmelnitsky could be attended by everyone. The race participants could choose 1 or 3 km for adults and 500 m for children, ”the testimony reads.</text:p>
      <text:p text:style-name="P4">
It is noted that during the race the funds for thermal imagers, Starlink, monitors and tablets for defenders were raised.</text:p>
      <text:p text:style-name="P4">
All participants received commemorative medals.</text:p>
      <text:p text:style-name="P4">
<text:span text:style-name="T4">
 Read also: </text:span>
 <text:a xlink:type="simple" xlink:href="https://www.ukrinform.ua/rubric-diaspora/3678855-ukrainci-v-antalii-vzali-ucast-v-blagodijnomu-zabigu.html" text:style-name="Internet_20_link" text:visited-style-name="Visited_20_Internet_20_Link">
<text:span text:style-name="T4">
 Range </text:span>
</text:a>
The event was organized by the NGO Support of Ukraine together with RaceExpert with the support of OVA.</text:p>
      <text:p text:style-name="P4">
<text:span text:style-name="T5">
Foto: Khmelnitsky Ode(This)</text:span>
</text:p>
      <text:p text:style-name="P4">
News Source: <text:a xlink:type="simple" xlink:href="https://www.ukrinform.ua/rubric-regions/3699359-u-hmelnickomu-projsov-blagodijnij-zabig-stalevij-kordon.html" text:style-name="Internet_20_link" text:visited-style-name="Visited_20_Internet_20_Link">
https://www.ukrinform.ua/rubric-regions/3699359-u-hmelnickomu-projsov-blagodijnij-zabig-stalevij-kordon.html</text:a>
</text:p>
      <!--NEWS-->
      <text:h text:style-name="P10" text:outline-level="1">
<text:span text:style-name="T4">
Ukraine needs over $ 1 billion to recover the power system - Herus</text:span>
</text:h>
      <text:p text:style-name="P4">
Authors: Ukrinform (Person)</text:p>
      <text:p text:style-name="P4">
Publisher: Укринформ (Organization)</text:p>
      <text:p text:style-name="P4">
Published Time: 2023-04-22T18:04:42+03:00</text:p>
      <text:p text:style-name="P4">
Modified Time: 2023-04-22T18:04:42+03:00</text:p>
      <text:p text:style-name="P4">
Description: The Russians have released more than 1,200 rockets and drones by key energy infrastructure. The total damage caused to the Ukrainian power system of Ukraine is over $ 1 billion. - Ukrinform.</text:p>
      <text:p text:style-name="P4">
Images: ["<text:a xlink:type="simple" xlink:href="https://static.ukrinform.com/photos/2023_04/thumb_files/630_360_1682175548-115.jpg" text:style-name="Internet_20_link" text:visited-style-name="Visited_20_Internet_20_Link">
630_360_16821...</text:a>
"]</text:p>
      <text:p text:style-name="P4">
Tags: ['Енергетика', 'Герус', 'Відновлення України']</text:p>
      <text:p text:style-name="P4">
Type: Article</text:p>
      <!--METADATA-->
      <text:p text:style-name="P4">
<draw:frame draw:style-name="fr1" draw:name="Image170" text:anchor-type="as-char" svg:width="6.9236in" svg:height="3.935261in" draw:z-index="0">
<draw:image xlink:href="../Images/yкринформ/2023-04-22T18-04-42-03-00/630_360_1682175548-115.jpg" xlink:type="simple" xlink:show="embed" xlink:actuate="onLoad" draw:mime-type="image/jpeg"/>
</draw:frame>
More than 1,200 missiles and drones were released on key infrastructure. The total damage caused to the Ukrainian power system of Ukraine is over $ 1 billion.</text:p>
      <text:p text:style-name="P4">
This was announced by the Chairman of the Verkhovna Rada Committee on Energy and Utility Services Andriy Gerus, Ukrinform reports with reference <text:a xlink:type="simple" xlink:href="http://www.rada.gov.ua/news/news_kom/235622.html" text:style-name="Internet_20_link" text:visited-style-name="Visited_20_Internet_20_Link">
</text:a>
.</text:p>
      <text:p text:style-name="P4">
"The safety stock has decreased seriously and it should be restored by the next winter. Today we need to work to the passage of the next heating season is simpler and predictable than this winter ... Around this winter and there are basic discussions: where to get money to repair the damaged objects of energy infrastructure , establish additional protection and creation reserves, ”the People's Deputy said.</text:p>
      <text:p text:style-name="P4">
<text:span text:style-name="T4">
 Read also: </text:span>
 <text:a xlink:type="simple" xlink:href="https://www.ukrinform.ua/rubric-vidbudova/3695743-ssa-aktivno-pidtrimuut-vidnovlenna-ukraini-ake-rozpocnetsa-vze-cogo-roku-smigal.html" text:style-name="Internet_20_link" text:visited-style-name="Visited_20_Internet_20_Link">
</text:a>
According to him, Ukraine receives significant international assistance, but this resource is not enough to restore the power system to a level that will guarantee the uninterrupted supply of electricity to Ukrainians. One of the possible options is raising the tariff.</text:p>
      <text:p text:style-name="P4">
“In my opinion, the secured population has the opportunity to pay a higher tariff for electricity. If the business now has a tariff of 5.5 UAH per kWh, then the population consuming more than 250 kW - 1.68 UAH, ”Gerus said, adding that the tariff for the population to the tariff level for <text:a xlink:type="simple" xlink:href="https://www.ukrinform.ua/tag-biznes" text:style-name="Internet_20_link" text:visited-style-name="Visited_20_Internet_20_Link">
</text:a>
It will not be elevated, but it is necessary to be a famous -carrier to which all parties will agree.</text:p>
      <text:p text:style-name="P4">
<text:span text:style-name="T4">
 Read also: </text:span>
 <text:a xlink:type="simple" xlink:href="https://www.ukrinform.ua/rubric-economy/3693026-ukraina-u-berezni-mogla-b-otrimati-blizko-500-miljoniv-vid-eksportu-elektroenergii-gerus.html" text:style-name="Internet_20_link" text:visited-style-name="Visited_20_Internet_20_Link">
<text:span text:style-name="T4">
 Gerus </text:span>
</text:a>
As reported, as of the end of the autumn and winter period, energy systems have temporarily lost 44% of atomic generation, 78% of the TPP, 66% of block CHP, 12%-hydroelectric power plants, 75%-wind generation and 20%-solar generation.</text:p>
      <text:p text:style-name="P4">
According to the World Bank estimates, the losses caused by the infrastructure of electricity, gas and heating systems, as well as coal production in Ukraine are $ 11 billion.</text:p>
      <text:p text:style-name="P4">
News Source: <text:a xlink:type="simple" xlink:href="https://www.ukrinform.ua/rubric-ato/3699360-ukraini-potribno-ponad-1-milard-na-vidnovlenna-energosistemi-gerus.html" text:style-name="Internet_20_link" text:visited-style-name="Visited_20_Internet_20_Link">
https://www.ukrinform.ua/rubric-ato/3699360-ukraini-potribno-ponad-1-milard-na-vidnovlenna-energosistemi-gerus.html</text:a>
</text:p>
      <!--NEWS-->
      <text:h text:style-name="P10" text:outline-level="1">
<text:span text:style-name="T4">
Started a grant competition for NGOs that restore the liberated territories</text:span>
</text:h>
      <text:p text:style-name="P4">
Authors: Ukrinform (Person)</text:p>
      <text:p text:style-name="P4">
Publisher: Укринформ (Organization)</text:p>
      <text:p text:style-name="P4">
Published Time: 2023-04-22T18:08:54+03:00</text:p>
      <text:p text:style-name="P4">
Modified Time: 2023-04-22T18:08:54+03:00</text:p>
      <text:p text:style-name="P4">
Description: The Isar Unity NGO, with the support of the United States Agency for International Development (USAID), has announced a grant competition for NGOs that contribute to the restoration and development of Russian invaders liberated from Russian invaders. - Ukrinform.</text:p>
      <text:p text:style-name="P4">
Images: ["<text:a xlink:type="simple" xlink:href="https://static.ukrinform.com/photos/2023_04/thumb_files/630_360_1682176056-992.jpg" text:style-name="Internet_20_link" text:visited-style-name="Visited_20_Internet_20_Link">
630_360_16821...</text:a>
"]</text:p>
      <text:p text:style-name="P4">
Tags: ['USAID', 'Грант', 'Відбудова']</text:p>
      <text:p text:style-name="P4">
Type: Article</text:p>
      <!--METADATA-->
      <text:p text:style-name="P4">
<draw:frame draw:style-name="fr1" draw:name="Image171" text:anchor-type="as-char" svg:width="6.9236in" svg:height="3.956343in" draw:z-index="0">
<draw:image xlink:href="../Images/yкринформ/2023-04-22T18-08-54-03-00/630_360_1682176056-992.jpg" xlink:type="simple" xlink:show="embed" xlink:actuate="onLoad" draw:mime-type="image/jpeg"/>
</draw:frame>
Public Organization of Isar Unity with the support of the US Agency for International Development(USAID)She announced a grant competition for NGOs that contribute to the renewal and development of Russian invaders liberated from Russian invaders.</text:p>
      <text:p text:style-name="P4">
As Ukrinform reports, it reports <text:a xlink:type="simple" xlink:href="http://minre.gov.ua/2023/04/22/grantovyj-konkurs-dlya-gromadskyh-organizaczij-yaki-vidnovlyuyut-deokupovani-terytoriyi/" text:style-name="Internet_20_link" text:visited-style-name="Visited_20_Internet_20_Link">
</text:a>
“It is aimed at the primary needs of communities: restoration of administrative and social services; Creating favorable conditions for local <text:a xlink:type="simple" xlink:href="https://www.ukrinform.ua/tag-biznes" text:style-name="Internet_20_link" text:visited-style-name="Visited_20_Internet_20_Link">
</text:a>
, as well as support of public movements, volunteer initiatives, etc. ”, - the message reads.</text:p>
      <text:p text:style-name="P4">
You can get acquainted with the full list of criteria by <text:a xlink:type="simple" xlink:href="http://ednannia.ua/181-contests/12411-zmitsnennya-spromozhnosti-ogs-brati-liderstvo-u-protsesakh-vidnovlennya-ta-rozvitku-deokupovanikh-teritorij" text:style-name="Internet_20_link" text:visited-style-name="Visited_20_Internet_20_Link">
</text:a>
.</text:p>
      <text:p text:style-name="P4">
The target areas of the projects are communities that are included in the list of areas in accordance with the order of the Ministry of Reintegration.</text:p>
      <text:p text:style-name="P4">
The maximum and minimum grant amount is not indicated. It is expected that up to 5 million hryvnias.</text:p>
      <text:p text:style-name="P4">
Applications can be submitted by 18:00 on May 31.</text:p>
      <text:p text:style-name="P4">
Conditions can be viewed on <text:a xlink:type="simple" xlink:href="https://ednannia.ua/images/%D0%97%D0%B0%D0%BF%D1%80%D0%BE%D1%88%D0%B5%D0%BD%D0%BD%D1%8F_%D0%B4%D0%BE_%D1%83%D1%87%D0%B0%D1%81%D1%82%D1%96_%D1%83_%D0%BA%D0%BE%D0%BD%D0%BA%D1%83%D1%80%D1%81%D1%96_%D0%BD%D0%B0_%D0%B2%D1%96%D0%B4%D0%BD%D0%BE%D0%B2%D0%BB%D0%B5%D0%BD%D0%BD%D1%8F_%D0%B4%D0%B5%D0%BE%D0%BA%D1%83%D0%BF%D0%BE%D0%B2%D0%B0%D0%BD%D0%B8%D1%85_%D1%82%D0%B5%D1%80%D0%B8%D1%82%D0%BE%D1%80%D1%96%D0%B9__2023.pdf" text:style-name="Internet_20_link" text:visited-style-name="Visited_20_Internet_20_Link">
</text:a>
in the section "Procedure for submission of proposals".</text:p>
      <text:p text:style-name="P4">
<text:span text:style-name="T4">
 Read also: </text:span>
 <text:a xlink:type="simple" xlink:href="https://www.ukrinform.ua/rubric-vidbudova/3699122-nimeccina-vidilila-3-miljoni-na-proekt-unido-z-rozbudovi-promislovogo-potencialu-ukraini.html" text:style-name="Internet_20_link" text:visited-style-name="Visited_20_Internet_20_Link">
</text:a>
As reported by Ukrinform, in Ukraine, until May 30, registration is underway to participate in the Wedding-Grant Program of Development and Support of Talented Farmers "Talenta-2023".</text:p>
      <text:p text:style-name="P4">
News Source: <text:a xlink:type="simple" xlink:href="https://www.ukrinform.ua/rubric-vidbudova/3699361-startuvav-grantovij-konkurs-dla-gromadskih-organizacij-aki-vidnovluut-zvilneni-teritorii.html" text:style-name="Internet_20_link" text:visited-style-name="Visited_20_Internet_20_Link">
https://www.ukrinform.ua/rubric-vidbudova/3699361-startuvav-grantovij-konkurs-dla-gromadskih-organizacij-aki-vidnovluut-zvilneni-teritorii.html</text:a>
</text:p>
      <!--NEWS-->
      <text:h text:style-name="P10" text:outline-level="1">
<text:span text:style-name="T4">
King proposes to pass on his blue tick on Twitter Pritula Foundation</text:span>
</text:h>
      <text:p text:style-name="P4">
Authors: Ukrinform (Person)</text:p>
      <text:p text:style-name="P4">
Publisher: Укринформ (Organization)</text:p>
      <text:p text:style-name="P4">
Published Time: 2023-04-22T18:42:00+03:00</text:p>
      <text:p text:style-name="P4">
Modified Time: 2023-04-22T18:42:00+03:00</text:p>
      <text:p text:style-name="P4">
Description: The world -renowned American writer Stephen King suggested that Twitter Ilon Mask to give his blue tick to the verification of Sergei Pritula Charitable Foundation. - Ukrinform.</text:p>
      <text:p text:style-name="P4">
Images: ["<text:a xlink:type="simple" xlink:href="https://static.ukrinform.com/photos/2021_07/thumb_files/630_360_1626015570-844.jpg" text:style-name="Internet_20_link" text:visited-style-name="Visited_20_Internet_20_Link">
630_360_16260...</text:a>
"]</text:p>
      <text:p text:style-name="P4">
Tags: ['Ілон Маск', 'Стівен Кінг', 'Twitter', 'Притула']</text:p>
      <text:p text:style-name="P4">
Type: Article</text:p>
      <!--METADATA-->
      <text:p text:style-name="P4">
<draw:frame draw:style-name="fr1" draw:name="Image172" text:anchor-type="as-char" svg:width="6.9236in" svg:height="3.956343in" draw:z-index="0">
<draw:image xlink:href="../Images/yкринформ/2023-04-22T18-42-00-03-00/630_360_1626015570-844.jpg" xlink:type="simple" xlink:show="embed" xlink:actuate="onLoad" draw:mime-type="image/jpeg"/>
</draw:frame>
The world -renowned American writer Stephen King suggested that the Twitterilor Mask to give his blue tick to the verification of the Sergius Pasituli Charitable Foundation.</text:p>
      <text:p text:style-name="P4">
King wrote about it in <text:a xlink:type="simple" xlink:href="https://twitter.com/StephenKing/status/1649771678220574722" text:style-name="Internet_20_link" text:visited-style-name="Visited_20_Internet_20_Link">
</text:a>
, reports Ukrinform.</text:p>
      <text:p text:style-name="P4">
“I think Mr Musk should give my“ blue tick ”on <text:a xlink:type="simple" xlink:href="https://www.ukrinform.ua/tag-blagodijnist" text:style-name="Internet_20_link" text:visited-style-name="Visited_20_Internet_20_Link">
</text:a>
. I recommend the Pritula Foundation ... ”, - said the writer.</text:p>
      <text:p text:style-name="P4">
He noted that the service costs only $ 8, so according to the writer, "Musk could add a little more."</text:p>
      <text:p text:style-name="P4">
Sergei Pritula responded to the post of King and thanked the writer. "Our paid a very serious recommendation. We continue to work for the sake of our winner!" He wrote.</text:p>
      <text:p text:style-name="P4">
Earlier, CNN reported that on April 20, Twitter began to remove the blue check markings from users who did not sign on Twitter Blue.</text:p>
      <text:p text:style-name="P4">
This service enables users of the social network to receive extended opportunities on the social network for a monthly subscription. It costs to subscribe on Twitter Blue $ 8 governors.</text:p>
      <text:p text:style-name="P4">
The blue ticks disappeared, in particular, from the account of the secular lioness Kim Kardashian, singer Beyonsea, billionaire Bill Gates, Pope, Explored Shadonald Trump and Twitter Jack Dorcy founder.</text:p>
      <text:p text:style-name="P4">
At the same time, Stephen King reported that his account states that he was signed on Twitter Blue, although this is not true.</text:p>
      <text:p text:style-name="P4">
<text:span text:style-name="T4">
 Read also: </text:span>
 <text:a xlink:type="simple" xlink:href="https://www.ukrinform.ua/rubric-technology/3694960-twitter-zvilniv-ponad-80-pracivnikiv-pisla-prihodu-maska.html" text:style-name="Internet_20_link" text:visited-style-name="Visited_20_Internet_20_Link">
<text:span text:style-name="T4">
 Musk </text:span>
</text:a>
Musk answered it in the comments to the post: "I beg,".</text:p>
      <text:p text:style-name="P4">
Subsequently, the owner of the social network stated that he "pays" some celebrities on Twitterblue on Twitterblue, including basketball player Lebron James and Steveenacing.</text:p>
      <text:p text:style-name="P4">
As reported <text:a xlink:type="simple" xlink:href="https://www.ukrinform.ua/rubric-technology/3698922-twitter-pribrav-z-akauntiv-nizki-zmi-poznacki-pro-dzerela-finansuvanna.html" text:style-name="Internet_20_link" text:visited-style-name="Visited_20_Internet_20_Link">
</text:a>
, Twitter media has got rid of the marks that certify their content or sources of funding.</text:p>
      <text:p text:style-name="P4">
News Source: <text:a xlink:type="simple" xlink:href="https://www.ukrinform.ua/rubric-technology/3699365-king-zaproponuvav-masku-peredati-jogo-sinu-galocku-u-twitter-fondu-prituli.html" text:style-name="Internet_20_link" text:visited-style-name="Visited_20_Internet_20_Link">
https://www.ukrinform.ua/rubric-technology/3699365-king-zaproponuvav-masku-peredati-jogo-sinu-galocku-u-twitter-fondu-prituli.html</text:a>
</text:p>
      <!--NEWS-->
      <text:h text:style-name="P10" text:outline-level="1">
<text:span text:style-name="T4">
Dynamo and Shakhtar played a draw in the UPL match</text:span>
</text:h>
      <text:p text:style-name="P4">
Authors: Ukrinform (Person)</text:p>
      <text:p text:style-name="P4">
Publisher: Укринформ (Organization)</text:p>
      <text:p text:style-name="P4">
Published Time: 2023-04-22T18:52:47+03:00</text:p>
      <text:p text:style-name="P4">
Modified Time: 2023-04-22T18:52:47+03:00</text:p>
      <text:p text:style-name="P4">
Description: The next Ukrainian El-Classico ended with a draw. - Ukrinform.</text:p>
      <text:p text:style-name="P4">
Images: ["<text:a xlink:type="simple" xlink:href="https://static.ukrinform.com/photos/2023_04/thumb_files/630_360_1682178660-327.jpg" text:style-name="Internet_20_link" text:visited-style-name="Visited_20_Internet_20_Link">
630_360_16821...</text:a>
"]</text:p>
      <text:p text:style-name="P4">
Tags: ['Динамо', 'Футбол', "Прем'єр-ліга", 'Шахтар']</text:p>
      <text:p text:style-name="P4">
Type: Article</text:p>
      <!--METADATA-->
      <text:p text:style-name="P4">
<draw:frame draw:style-name="fr1" draw:name="Image173" text:anchor-type="as-char" svg:width="6.9236in" svg:height="3.956343in" draw:z-index="0">
<draw:image xlink:href="../Images/yкринформ/2023-04-22T18-52-47-03-00/630_360_1682178660-327.jpg" xlink:type="simple" xlink:show="embed" xlink:actuate="onLoad" draw:mime-type="image/jpeg"/>
</draw:frame>
The next Ukrainian "El-Classico" ended with a draw.</text:p>
      <text:p text:style-name="P4">
The 22nd round of the Ukrainian Premier League continues, Ukrinform reports.</text:p>
      <text:p text:style-name="P4">
Dynamo shared points with Shakhtar on his field - 1: 1.</text:p>
      <text:p text:style-name="P4">
In the Miners, Stepanenko was distinguished. The people of Kiev responded accurately Udaromandrievsky.</text:p>
      <text:p text:style-name="P4">
<text:span text:style-name="T4">
 Read also: </text:span>
 <text:a xlink:type="simple" xlink:href="https://www.ukrinform.ua/rubric-sports/3699343-upl-veres-i-minaj-podilili-ocki.html" text:style-name="Internet_20_link" text:visited-style-name="Visited_20_Internet_20_Link">
</text:a>
Shakhtar continues to head UPL, having 53 points after 22 matches. Dynamo goes on 4 steps - 41 points after 22 matches.</text:p>
      <text:p text:style-name="P4">
Photo: shakhtar.com</text:p>
      <text:p text:style-name="P4">
News Source: <text:a xlink:type="simple" xlink:href="https://www.ukrinform.ua/rubric-sports/3699369-dinamo-i-sahtar-zigrali-vniciu-v-matci-upl.html" text:style-name="Internet_20_link" text:visited-style-name="Visited_20_Internet_20_Link">
https://www.ukrinform.ua/rubric-sports/3699369-dinamo-i-sahtar-zigrali-vniciu-v-matci-upl.html</text:a>
</text:p>
      <!--NEWS-->
      <text:h text:style-name="P10" text:outline-level="1">
<text:span text:style-name="T4">
Sudan army promised to ensure evacuation of foreign citizens in the coming hours</text:span>
</text:h>
      <text:p text:style-name="P4">
Authors: Ukrinform (Person)</text:p>
      <text:p text:style-name="P4">
Publisher: Укринформ (Organization)</text:p>
      <text:p text:style-name="P4">
Published Time: 2023-04-22T18:57:12+03:00</text:p>
      <text:p text:style-name="P4">
Modified Time: 2023-04-22T18:57:12+03:00</text:p>
      <text:p text:style-name="P4">
Description: Sudan army will facilitate the evacuation of diplomats and foreign citizens in connection with active fighting in the country. - Ukrinform.</text:p>
      <text:p text:style-name="P4">
Images: ["<text:a xlink:type="simple" xlink:href="https://static.ukrinform.com/photos/2023_04/thumb_files/630_360_1682178924-411.png" text:style-name="Internet_20_link" text:visited-style-name="Visited_20_Internet_20_Link">
630_360_16821...</text:a>
"]</text:p>
      <text:p text:style-name="P4">
Tags: ['Евакуація', 'Судан', 'Безпека']</text:p>
      <text:p text:style-name="P4">
Type: Article</text:p>
      <!--METADATA-->
      <text:p text:style-name="P4">
<draw:frame draw:style-name="fr1" draw:name="Image174" text:anchor-type="as-char" svg:width="6.9236in" svg:height="3.956343in" draw:z-index="0">
<draw:image xlink:href="../Images/yкринформ/2023-04-22T18-57-12-03-00/630_360_1682178924-411.png" xlink:type="simple" xlink:show="embed" xlink:actuate="onLoad" draw:mime-type="image/png"/>
</draw:frame>
The army will be facilitated by the evacuation of diplomats and foreign citizens in connection with squeezing fighting in the country.</text:p>
      <text:p text:style-name="P4">
As Ukrinform reports, it reports <text:a xlink:type="simple" xlink:href="https://www.bbc.com/news/uk-65358069" text:style-name="Internet_20_link" text:visited-style-name="Visited_20_Internet_20_Link">
</text:a>
.</text:p>
      <text:p text:style-name="P4">
“Citizens of Britain, USA, France and <text:a xlink:type="simple" xlink:href="https://www.ukrinform.ua/tag-kitaj" text:style-name="Internet_20_link" text:visited-style-name="Visited_20_Internet_20_Link">
</text:a>
, as well as diplomats will be evacuated by military transport aircraft of Zhistolitsa - Khartum, ”the Sudan army said.</text:p>
      <text:p text:style-name="P4">
The Sudan government notes that Fattta Army Commander Al-Burhan has agreed to help ensure their evacuation in the coming hours.</text:p>
      <text:p text:style-name="P4">
<text:span text:style-name="T4">
 Read also: </text:span>
 <text:a xlink:type="simple" xlink:href="https://www.ukrinform.ua/rubric-world/3698631-pvk-vagner-bere-aktivnu-ucast-u-voennomu-konflikti-v-sudani-rozsliduvanna-cnn.html" text:style-name="Internet_20_link" text:visited-style-name="Visited_20_Internet_20_Link">
</text:a>
Previous evacuation plans for foreign citizens have not been implemented because of security.</text:p>
      <text:p text:style-name="P4">
<text:span text:style-name="T4">
 Read also: </text:span>
 <text:a xlink:type="simple" xlink:href="https://www.ukrinform.ua/rubric-world/3699286-pivdenna-korea-napravila-pidrozdil-vms-do-sudanu.html" text:style-name="Internet_20_link" text:visited-style-name="Visited_20_Internet_20_Link">
<text:span text:style-name="T4">
 Sudan </text:span>
</text:a>
According to Ukrinform, the EU plans the possible evacuation of its citizens from the capital, Hartum, when this will allow the security situation.</text:p>
      <text:p text:style-name="P4">
<text:span text:style-name="T5">
Foto: Getty Images</text:span>
</text:p>
      <text:p text:style-name="P4">
News Source: <text:a xlink:type="simple" xlink:href="https://www.ukrinform.ua/rubric-world/3699371-armia-sudanu-poobicala-zabezpeciti-evakuaciu-inozemnih-gromadan-u-najblizci-godini.html" text:style-name="Internet_20_link" text:visited-style-name="Visited_20_Internet_20_Link">
https://www.ukrinform.ua/rubric-world/3699371-armia-sudanu-poobicala-zabezpeciti-evakuaciu-inozemnih-gromadan-u-najblizci-godini.html</text:a>
</text:p>
      <!--NEWS-->
      <text:h text:style-name="P10" text:outline-level="1">
<text:span text:style-name="T4">
APL: "Everton" Nikolenko divided points from "Crystal Peles"</text:span>
</text:h>
      <text:p text:style-name="P4">
Authors: Ukrinform (Person)</text:p>
      <text:p text:style-name="P4">
Publisher: Укринформ (Organization)</text:p>
      <text:p text:style-name="P4">
Published Time: 2023-04-22T19:11:09+03:00</text:p>
      <text:p text:style-name="P4">
Modified Time: 2023-04-22T19:11:09+03:00</text:p>
      <text:p text:style-name="P4">
Description: Ukrainian defender "Irisok" Mykolenko played a full match. - Ukrinform.</text:p>
      <text:p text:style-name="P4">
Images: ["<text:a xlink:type="simple" xlink:href="https://static.ukrinform.com/photos/2023_04/thumb_files/630_360_1682179806-480.jpg" text:style-name="Internet_20_link" text:visited-style-name="Visited_20_Internet_20_Link">
630_360_16821...</text:a>
"]</text:p>
      <text:p text:style-name="P4">
Tags: ['Футбол', 'Віталій Миколенко', 'АПЛ']</text:p>
      <text:p text:style-name="P4">
Type: Article</text:p>
      <!--METADATA-->
      <text:p text:style-name="P4">
<draw:frame draw:style-name="fr1" draw:name="Image175" text:anchor-type="as-char" svg:width="6.9236in" svg:height="3.956343in" draw:z-index="0">
<draw:image xlink:href="../Images/yкринформ/2023-04-22T19-11-09-03-00/630_360_1682179806-480.jpg" xlink:type="simple" xlink:show="embed" xlink:actuate="onLoad" draw:mime-type="image/jpeg"/>
</draw:frame>
Ukrainian defender "Irisok" Mykolenko played a full match.</text:p>
      <text:p text:style-name="P4">
Everton played on a foreign field from Crystal Peles 0-0 in the 32nd Turiangali Premier League, Ukrinform reports.</text:p>
      <text:p text:style-name="P4">
Ukrainian defender "Everton" Vitaliy Mykolenko came out in the starting lineup played a full match.</text:p>
      <text:p text:style-name="P4">
Everton ranks 18th in the APL, having 28 points in the asset after 32 matches.</text:p>
      <text:p text:style-name="P4">
<text:span text:style-name="T4">
 Read also: </text:span>
 <text:a xlink:type="simple" xlink:href="https://www.ukrinform.ua/rubric-sports/3699369-dinamo-i-sahtar-zigrali-vniciu-v-matci-upl.html" text:style-name="Internet_20_link" text:visited-style-name="Visited_20_Internet_20_Link">
<text:span text:style-name="T4">
 Shakhtar </text:span>
</text:a>
As it was reported, Arsenal heads the APL - 75 points after 32 matches.</text:p>
      <text:p text:style-name="P4">
Photo: twitter.com/everton</text:p>
      <text:p text:style-name="P4">
News Source: <text:a xlink:type="simple" xlink:href="https://www.ukrinform.ua/rubric-sports/3699375-apl-everton-mikolenka-podiliv-ocki-z-kristal-peles.html" text:style-name="Internet_20_link" text:visited-style-name="Visited_20_Internet_20_Link">
https://www.ukrinform.ua/rubric-sports/3699375-apl-everton-mikolenka-podiliv-ocki-z-kristal-peles.html</text:a>
</text:p>
      <!--NEWS-->
      <text:h text:style-name="P10" text:outline-level="1">
<text:span text:style-name="T4">
The National Commission named new electricity tariffs</text:span>
</text:h>
      <text:p text:style-name="P4">
Authors: Ukrinform (Person)</text:p>
      <text:p text:style-name="P4">
Publisher: Укринформ (Organization)</text:p>
      <text:p text:style-name="P4">
Published Time: 2023-04-22T19:25:02+03:00</text:p>
      <text:p text:style-name="P4">
Modified Time: 2023-04-22T19:25:02+03:00</text:p>
      <text:p text:style-name="P4">
Description: The issue of revision of electricity tariffs for the population is currently open, among the possible options - UAH 2.40 and UAH 2.80 per 1 kW/h for household consumers. - Ukrinform.</text:p>
      <text:p text:style-name="P4">
Images: ["<text:a xlink:type="simple" xlink:href="https://static.ukrinform.com/photos/2021_02/thumb_files/630_360_1612487475-712.jpg" text:style-name="Internet_20_link" text:visited-style-name="Visited_20_Internet_20_Link">
630_360_16124...</text:a>
"]</text:p>
      <text:p text:style-name="P4">
Tags: ['Електроенергія', 'НКРЕКП', 'Тариф']</text:p>
      <text:p text:style-name="P4">
Type: Article</text:p>
      <!--METADATA-->
      <text:p text:style-name="P4">
<draw:frame draw:style-name="fr1" draw:name="Image176" text:anchor-type="as-char" svg:width="6.9236in" svg:height="3.956343in" draw:z-index="0">
<draw:image xlink:href="../Images/yкринформ/2023-04-22T19-25-02-03-00/630_360_1612487475-712.jpg" xlink:type="simple" xlink:show="embed" xlink:actuate="onLoad" draw:mime-type="image/jpeg"/>
</draw:frame>
Questions for viewing tariffs for electricity for the population are currently open, among the possible options - UAH 2.40 and UAH 2.80 per 1 kW/h for household consumers.</text:p>
      <text:p text:style-name="P4">
This was reported by the head of the National Commission for State Regulation of Energy and Utilities, Konstantin Ushchapovsky, reports Ukrinform with reference to <text:a xlink:type="simple" xlink:href="http://www.nerc.gov.ua/news/kostyantin-ushchapovskij-prokomentuvav-mozhlivij-pereglyad-tarifu-na-elektroenergiyu-dlya-naselennya" text:style-name="Internet_20_link" text:visited-style-name="Visited_20_Internet_20_Link">
</text:a>
.</text:p>
      <text:p text:style-name="P4">
According to the NERCEP leader, the possible increase in tariffs for the population is connected with considerable cost of restoration of energy infrastructure.</text:p>
      <text:p text:style-name="P4">
“After enemy firing of energy facilities, temporary electricity supply schemes were used to restore consumers' power supply. Therefore, in order to ensure the passage of the new heating season, such schemes are not inadequate, ”Ushchapovsky said.</text:p>
      <text:p text:style-name="P4">
He added that the government is considering the issue of tariffs on <text:a xlink:type="simple" xlink:href="https://www.ukrinform.ua/tag-elektroenergia" text:style-name="Internet_20_link" text:visited-style-name="Visited_20_Internet_20_Link">
</text:a>
for household consumers.</text:p>
      <text:p text:style-name="P4">
“There are several options for setting new tariffs. Among the variant is: UAH 2,40 and UAH 2.80 per 1 kW/h. The main task here is to ensure the protection of vulnerable categories of consumers, developing appropriate program social protection programs, ”the NERCEP head stressed.</text:p>
      <text:p text:style-name="P4">
<text:span text:style-name="T4">
 Read also: </text:span>
 <text:a xlink:type="simple" xlink:href="https://www.ukrinform.ua/rubric-economy/3686066-nkrekp-viznacila-tarif-dla-postacalnika-ostannoi-nadii-na-ii-kvartal.html" text:style-name="Internet_20_link" text:visited-style-name="Visited_20_Internet_20_Link">
<text:span text:style-name="T4">
 NERCEP </text:span>
</text:a>
As reported, as of the end of the autumn and winter period, energy and occupation has temporarily lost 44% of atomic generation, 78% of TPP capacities, 66% - block CHP, 12% - hydroelectric power plants, 75% - wind generation 20% - solar generation.</text:p>
      <text:p text:style-name="P4">
According to the World Bank estimates, the losses caused by the infrastructure of electricity, gas and heating systems, as well as coal production in Ukraine are $ 11 billion.</text:p>
      <text:p text:style-name="P4">
News Source: <text:a xlink:type="simple" xlink:href="https://www.ukrinform.ua/rubric-society/3699376-u-nackomisii-nazvali-varianti-novih-tarifiv-na-elektroenergiu.html" text:style-name="Internet_20_link" text:visited-style-name="Visited_20_Internet_20_Link">
https://www.ukrinform.ua/rubric-society/3699376-u-nackomisii-nazvali-varianti-novih-tarifiv-na-elektroenergiu.html</text:a>
</text:p>
      <!--NEWS-->
      <text:h text:style-name="P10" text:outline-level="1">
<text:span text:style-name="T4">
China Ambassador to France has questioned the sovereignty of former Soviet republics</text:span>
</text:h>
      <text:p text:style-name="P4">
Authors: Ukrinform (Person)</text:p>
      <text:p text:style-name="P4">
Publisher: Укринформ (Organization)</text:p>
      <text:p text:style-name="P4">
Published Time: 2023-04-22T19:26:00+03:00</text:p>
      <text:p text:style-name="P4">
Modified Time: 2023-04-22T19:26:00+03:00</text:p>
      <text:p text:style-name="P4">
Description: The Ambassador of China to France, Lu Shaye, questioned the sovereignty of the former Soviet republics, including Ukraine, and received severe criticism. - Ukrinform.</text:p>
      <text:p text:style-name="P4">
Images: ["<text:a xlink:type="simple" xlink:href="https://static.ukrinform.com/photos/2023_04/thumb_files/630_360_1682180584-684.jpeg" text:style-name="Internet_20_link" text:visited-style-name="Visited_20_Internet_20_Link">
630_360_16821...</text:a>
"]</text:p>
      <text:p text:style-name="P4">
Tags: ['Франція', 'Китай', 'Посол', 'СРСР']</text:p>
      <text:p text:style-name="P4">
Type: Article</text:p>
      <!--METADATA-->
      <text:p text:style-name="P4">
<draw:frame draw:style-name="fr1" draw:name="Image177" text:anchor-type="as-char" svg:width="6.9236in" svg:height="3.956343in" draw:z-index="0">
<draw:image xlink:href="../Images/yкринформ/2023-04-22T19-26-00-03-00/630_360_1682180584-684.jpeg" xlink:type="simple" xlink:show="embed" xlink:actuate="onLoad" draw:mime-type="image/jpeg"/>
</draw:frame>
Saltaya in France, Lu Shaye has questioned the sovereignty of former Soviet Republics, including Ukraine, and received a rigid criticism.</text:p>
      <text:p text:style-name="P4">
As Ukrinform reports, it reports <text:a xlink:type="simple" xlink:href="https://www.rfi.fr/uk/%D0%BE%D1%81%D1%82%D0%B0%D0%BD%D0%BD%D1%96-%D0%BD%D0%BE%D0%B2%D0%B8%D0%BD/20230422-%D0%BF%D0%BE%D1%81%D0%BE%D0%BB-%D0%BA%D0%B8%D1%82%D0%B0%D1%8E-%D1%83-%D1%84%D1%80%D0%B0%D0%BD%D1%86%D1%96%D1%97-%D0%BF%D0%BE%D1%81%D1%82%D0%B0%D0%B2%D0%B8%D0%B2-%D0%BF%D1%96%D0%B4-%D1%81%D1%83%D0%BC%D0%BD%D1%96%D0%B2-%D1%81%D1%83%D0%B2%D0%B5%D1%80%D0%B5%D0%BD%D1%96%D1%82%D0%B5%D1%82-%D0%BA%D0%BE%D0%BB%D0%B8%D1%88%D0%BD%D1%96%D1%85-%D1%80%D0%B0%D0%B4%D1%8F%D0%BD%D1%81%D1%8C%D0%BA%D0%B8%D1%85-%D1%80%D0%B5%D1%81%D0%BF%D1%83%D0%B1%D0%BB%D1%96%D0%BA" text:style-name="Internet_20_link" text:visited-style-name="Visited_20_Internet_20_Link">
</text:a>
.</text:p>
      <text:p text:style-name="P4">
Шайє заявив, що країни, які колись були республіками у складі СССР, «не маютьефективного статусу в міжнародному праві», оскільки відповідна міжнароднаугода, яка б ратифікувала їхній статус, на його думку, відсутня.</text:p>
      <text:p text:style-name="P4">
Офіційний представник <text:a xlink:type="simple" xlink:href="https://www.ukrinform.ua/tag-kitaj" text:style-name="Internet_20_link" text:visited-style-name="Visited_20_Internet_20_Link">
 </text:a>
He also mentioned Russia -propelled Crimea, noting that in this case it all depends on "from what point of view to perceive the problem", and added that "everything is not so simple" and that the peninsula was "first Russian".</text:p>
      <text:p text:style-name="P4">
The Ambassador of Ukraine to France, Vadim Omelchenko, in response suggested that Lu Shaye has a problem with geography and recalled that such statements contradict China's official position.</text:p>
      <text:p text:style-name="P4">
Omelchenko noted that the question "To whom does Crimea belongs?" It is always indicative. Also, the Ambassador of Ukraine reminded that "the Soviet Empire no longer exists, but history goes on."</text:p>
      <text:p text:style-name="P4">
The statement of China's ambassador was also reacted(https://twitter.com/GLandsbergis/status/1649760476153118722).</text:p>
      <text:p text:style-name="P4">
«Якщо хтось досі дивується, чому країни Балтії не довіряють Китаю«посередництво миру в Україні», то ось посол Китаю (in France - ed.)It claims that Crimea is Russian and the borders of our countries do not have a legal basis, ”the minister wrote.</text:p>
      <text:p text:style-name="P4">
<text:span text:style-name="T4">
 Read also: </text:span>
 <text:a xlink:type="simple" xlink:href="https://www.ukrinform.ua/rubric-world/3698843-kitaj-zaaviv-so-tajvan-nalezit-jomu-istoricno-na-sprobi-otrimati-nezaleznist-bude-reakcia.html" text:style-name="Internet_20_link" text:visited-style-name="Visited_20_Internet_20_Link">
<text:span text:style-name="T4">
 China </text:span>
</text:a>
As reported <text:a xlink:type="simple" xlink:href="https://www.ukrinform.ua/rubric-polytics/3674373-mzs-kitau-opublikuvalo-poziciu-sodo-vreguluvanna-ukrainskoi-krizi-z-12-punktiv.html" text:style-name="Internet_20_link" text:visited-style-name="Visited_20_Internet_20_Link">
</text:a>
, China's Foreign Ministry in the anniversary of Russia's attack on Ukraine has published its "position on the political settlement of the Ukrainian crisis."<text:span text:style-name="T5">
Foto: epa</text:span>
</text:p>
      <text:p text:style-name="P4">
News Source: <text:a xlink:type="simple" xlink:href="https://www.ukrinform.ua/rubric-world/3699378-posol-kitau-u-francii-postaviv-pid-sumniv-suverenitet-kolisnih-radanskih-respublik.html" text:style-name="Internet_20_link" text:visited-style-name="Visited_20_Internet_20_Link">
https://www.ukrinform.ua/rubric-world/3699378-posol-kitau-u-francii-postaviv-pid-sumniv-suverenitet-kolisnih-radanskih-respublik.html</text:a>
</text:p>
      <!--NEWS-->
      <text:h text:style-name="P10" text:outline-level="1">
<text:span text:style-name="T4">
The invaders planned evacuation from Energodar for May 5 - Fedorov</text:span>
</text:h>
      <text:p text:style-name="P4">
Authors: Ukrinform (Person)</text:p>
      <text:p text:style-name="P4">
Publisher: Укринформ (Organization)</text:p>
      <text:p text:style-name="P4">
Published Time: 2023-04-22T19:40:00+03:00</text:p>
      <text:p text:style-name="P4">
Modified Time: 2023-04-22T19:40:00+03:00</text:p>
      <text:p text:style-name="P4">
Description: In the captured territories of the Zaporizhzhya region, the army of the Russian Federation is preparing for evacuation of the population and defense. - Ukrinform.</text:p>
      <text:p text:style-name="P4">
Images: ["<text:a xlink:type="simple" xlink:href="https://static.ukrinform.com/photos/2022_09/thumb_files/630_360_1662710656-404.jpg" text:style-name="Internet_20_link" text:visited-style-name="Visited_20_Internet_20_Link">
630_360_16627...</text:a>
"]</text:p>
      <text:p text:style-name="P4">
Tags: ['Евакуація', 'Федоров', 'Запоріжжя', 'Війна з росією']</text:p>
      <text:p text:style-name="P4">
Type: Article</text:p>
      <!--METADATA-->
      <text:p text:style-name="P4">
<draw:frame draw:style-name="fr1" draw:name="Image178" text:anchor-type="as-char" svg:width="6.9236in" svg:height="3.956343in" draw:z-index="0">
<draw:image xlink:href="../Images/yкринформ/2023-04-22T19-40-00-03-00/630_360_1662710656-404.jpg" xlink:type="simple" xlink:show="embed" xlink:actuate="onLoad" draw:mime-type="image/jpeg"/>
</draw:frame>
The army of the Russian Federation is prepared for evacuation and defense.</text:p>
      <text:p text:style-name="P4">
Ivan Fedorov, the City Power of Melitopol, reported this on the national telephone of the only news, Ukrinform reports.</text:p>
      <text:p text:style-name="P4">
"The enemy is panic, the enemy prepares for the defense of the occupied part <text:a xlink:type="simple" xlink:href="https://www.ukrinform.ua/tag-zaporizza" text:style-name="Internet_20_link" text:visited-style-name="Visited_20_Internet_20_Link">
</text:a>
. On the other hand, they are preparing income from the temporarily occupied territory, "he said.</text:p>
      <text:p text:style-name="P4">
According to Fedorov, in settlements near the front, the invaders began preparatory work on evacuation.</text:p>
      <text:p text:style-name="P4">
"For example, in Energodar, they hand out postcards and collect questionnaires of children that will be evacuated. Evacuation they have been outlined for about May 5. In the afternoon, Russian cars with loudspeakers and advertisements are riding, either to Melitopol or to Crimea. There is no evacuation, but on the contrary, the enemy is exacerbated there, "he explains.</text:p>
      <text:p text:style-name="P4">
<text:span text:style-name="T4">
 Read also: </text:span>
 <text:a xlink:type="simple" xlink:href="https://www.ukrinform.ua/rubric-ato/3698516-na-zaporizzi-cerez-vorozij-artobstril-zaginulo-podruzza.html" text:style-name="Internet_20_link" text:visited-style-name="Visited_20_Internet_20_Link">
<text:span text:style-name="T4">
 Zaporozhye </text:span>
</text:a>
As it was reported, in the Melitopol region, the Russians equipped two military bases: the first - in Kirillovka. There, they nationalized at least 200 Recreation centers of Isam are currently housed by the Russian military. The second base is the Alloys of the Primorsky Position, where personnel, equipment, weapons accumulate.</text:p>
      <text:p text:style-name="P4">
Earlier it was reported that in the morning <text:a xlink:type="simple" xlink:href="https://www.ukrinform.ua/rubric-regions/3699165-u-zahoplenomu-melitopoli-prolunav-vibuh-mer.html" text:style-name="Internet_20_link" text:visited-style-name="Visited_20_Internet_20_Link">
</text:a>
 .</text:p>
      <text:p text:style-name="P4">
News Source: <text:a xlink:type="simple" xlink:href="https://www.ukrinform.ua/rubric-ato/3699381-zagarbniki-zaplanuvali-evakuaciu-z-energodara-na-5-travna-fedorov.html" text:style-name="Internet_20_link" text:visited-style-name="Visited_20_Internet_20_Link">
https://www.ukrinform.ua/rubric-ato/3699381-zagarbniki-zaplanuvali-evakuaciu-z-energodara-na-5-travna-fedorov.html</text:a>
</text:p>
      <!--NEWS-->
      <text:h text:style-name="P10" text:outline-level="1">
<text:span text:style-name="T4">
In Kherson region, a civilian died through Russian explosive</text:span>
</text:h>
      <text:p text:style-name="P4">
Authors: Ukrinform (Person)</text:p>
      <text:p text:style-name="P4">
Publisher: Укринформ (Organization)</text:p>
      <text:p text:style-name="P4">
Published Time: 2023-04-22T19:53:00+03:00</text:p>
      <text:p text:style-name="P4">
Modified Time: 2023-04-22T19:53:00+03:00</text:p>
      <text:p text:style-name="P4">
Description: A 30-year-old peaceful resident was killed in the Greater Alexander community of Kherson region. - Ukrinform.</text:p>
      <text:p text:style-name="P4">
Images: ["<text:a xlink:type="simple" xlink:href="https://static.ukrinform.com/photos/2021_12/thumb_files/630_360_1640330796-210.jpeg" text:style-name="Internet_20_link" text:visited-style-name="Visited_20_Internet_20_Link">
630_360_16403...</text:a>
"]</text:p>
      <text:p text:style-name="P4">
Tags: ['Херсонщина', 'Вибухівка', 'Загибель', 'Війна з росією']</text:p>
      <text:p text:style-name="P4">
Type: Article</text:p>
      <!--METADATA-->
      <text:p text:style-name="P4">
<draw:frame draw:style-name="fr1" draw:name="Image179" text:anchor-type="as-char" svg:width="6.9236in" svg:height="3.956343in" draw:z-index="0">
<draw:image xlink:href="../Images/yкринформ/2023-04-22T19-53-00-03-00/630_360_1640330796-210.jpeg" xlink:type="simple" xlink:show="embed" xlink:actuate="onLoad" draw:mime-type="image/jpeg"/>
</draw:frame>
A 30-year-old peaceful resident was killed by a 30-year-old resident.</text:p>
      <text:p text:style-name="P4">
According to Ukrinform, the Kherson Regional Military Administration reported in <text:a xlink:type="simple" xlink:href="https://t.me/khersonskaODA/5332" text:style-name="Internet_20_link" text:visited-style-name="Visited_20_Internet_20_Link">
</text:a>
.</text:p>
      <text:p text:style-name="P4">
According to Ova, the man came across an explosive object on the river bank between the villages of David Brid and the White. The victim was injured, incompatible with life.</text:p>
      <text:p text:style-name="P4">
The regional administration urges citizens to remember that <text:a xlink:type="simple" xlink:href="https://www.ukrinform.ua/tag-mina" text:style-name="Internet_20_link" text:visited-style-name="Visited_20_Internet_20_Link">
</text:a>
The danger in the Kherson region is extremely high. The area of high danger is the coast of reservoirs, fields, forest strips, roadsides and wasteland.</text:p>
      <text:p text:style-name="P4">
<text:span text:style-name="T4">
 Read also: </text:span>
 <text:a xlink:type="simple" xlink:href="https://www.ukrinform.ua/rubric-regions/3697559-u-centri-balaklii-zinka-nastupila-na-minupelustku.html" text:style-name="Internet_20_link" text:visited-style-name="Visited_20_Internet_20_Link">
</text:a>
As reported <text:a xlink:type="simple" xlink:href="https://www.ukrinform.ua/rubric-regions/3699357-na-mikolaivsini-gribnik-pidirvavsa-na-mini.html" text:style-name="Internet_20_link" text:visited-style-name="Visited_20_Internet_20_Link">
</text:a>
, in the Nikolaev area, Namini exploded the mushroom, a man of mine-explosive injuries.</text:p>
      <text:p text:style-name="P4">
News Source: <text:a xlink:type="simple" xlink:href="https://www.ukrinform.ua/rubric-regions/3699384-na-hersonsini-cerez-rosijsku-vibuhivku-zaginuv-civilnij.html" text:style-name="Internet_20_link" text:visited-style-name="Visited_20_Internet_20_Link">
https://www.ukrinform.ua/rubric-regions/3699384-na-hersonsini-cerez-rosijsku-vibuhivku-zaginuv-civilnij.html</text:a>
</text:p>
      <!--NEWS-->
      <text:h text:style-name="P10" text:outline-level="1">
<text:span text:style-name="T4">
Ukrainian Filchakov reached the finals of the European Championship in Greco-Roman Wrestling</text:span>
</text:h>
      <text:p text:style-name="P4">
Authors: Ukrinform (Person)</text:p>
      <text:p text:style-name="P4">
Publisher: Укринформ (Organization)</text:p>
      <text:p text:style-name="P4">
Published Time: 2023-04-22T19:55:59+03:00</text:p>
      <text:p text:style-name="P4">
Modified Time: 2023-04-22T19:55:59+03:00</text:p>
      <text:p text:style-name="P4">
Description: At the European Championships in Zagreb (Croatia), the primacy of Greco-Roman style is ongoing. - Ukrinform.</text:p>
      <text:p text:style-name="P4">
Images: ["<text:a xlink:type="simple" xlink:href="https://static.ukrinform.com/photos/2023_04/thumb_files/630_360_1682182517-278.jpg" text:style-name="Internet_20_link" text:visited-style-name="Visited_20_Internet_20_Link">
630_360_16821...</text:a>
"]</text:p>
      <text:p text:style-name="P4">
Tags: ['Греко-римська боротьба']</text:p>
      <text:p text:style-name="P4">
Type: Article</text:p>
      <!--METADATA-->
      <text:p text:style-name="P4">
<draw:frame draw:style-name="fr1" draw:name="Image180" text:anchor-type="as-char" svg:width="6.9236in" svg:height="3.956343in" draw:z-index="0">
<draw:image xlink:href="../Images/yкринформ/2023-04-22T19-55-59-03-00/630_360_1682182517-278.jpg" xlink:type="simple" xlink:show="embed" xlink:actuate="onLoad" draw:mime-type="image/jpeg"/>
</draw:frame>
The European Homeland Wrestling in Zagreb(Croatia)The championship among the representatives of the Greco-Roman style continues.</text:p>
      <text:p text:style-name="P4">
The place on the pedestal of the competition was provided by the Ukrainian Yaroslav Filchakov, who was tried to the final of the weight category up to 82 kg, Ukrinform reports.</text:p>
      <text:p text:style-name="P4">
In the clash for "gold", the Filchakov will come together with Burhan Abudak from Turkey.</text:p>
      <text:p text:style-name="P4">
The chances of bronze awards keep Parvis Nasibov(67 kg)and Andrey Kulik(72 kg).</text:p>
      <text:p text:style-name="P4">
<text:span text:style-name="T4">
Читайте також:</text:span>
 <text:a xlink:type="simple" xlink:href="https://www.ukrinform.ua/rubric-sports/3699123-zinoca-zbirna-ukraini-z-borotbi-vigrala-komandnij-zalik-cempionatu-evropi.html" text:style-name="Internet_20_link" text:visited-style-name="Visited_20_Internet_20_Link">
 <text:span text:style-name="T4">
боротьби</text:span>
 </text:a>
The European Championship will end on April 23.</text:p>
      <text:p text:style-name="P4">
Photo: uww.org.</text:p>
      <text:p text:style-name="P4">
News Source: <text:a xlink:type="simple" xlink:href="https://www.ukrinform.ua/rubric-sports/3699386-ukrainec-filcakov-vijsov-u-final-cempionatu-evropi-z-grekorimskoi-borotbi.html" text:style-name="Internet_20_link" text:visited-style-name="Visited_20_Internet_20_Link">
https://www.ukrinform.ua/rubric-sports/3699386-ukrainec-filcakov-vijsov-u-final-cempionatu-evropi-z-grekorimskoi-borotbi.html</text:a>
</text:p>
      <!--NEWS-->
      <text:h text:style-name="P10" text:outline-level="1">
<text:span text:style-name="T4">
Ukraine needs 10 times more weapons to end the war this year - the Foreign Ministry</text:span>
</text:h>
      <text:p text:style-name="P4">
Authors: Ukrinform (Person)</text:p>
      <text:p text:style-name="P4">
Publisher: Укринформ (Organization)</text:p>
      <text:p text:style-name="P4">
Published Time: 2023-04-22T19:56:00+03:00</text:p>
      <text:p text:style-name="P4">
Modified Time: 2023-04-22T19:56:00+03:00</text:p>
      <text:p text:style-name="P4">
Description: Ukraine is grateful to the Allies for the military assistance provided, but to finish the war this year, the Armed Forces requires 10 times more weapons. - Ukrinform.</text:p>
      <text:p text:style-name="P4">
Images: ["<text:a xlink:type="simple" xlink:href="https://static.ukrinform.com/photos/2022_01/thumb_files/630_360_1642416721-518.jpg" text:style-name="Internet_20_link" text:visited-style-name="Visited_20_Internet_20_Link">
630_360_16424...</text:a>
"]</text:p>
      <text:p text:style-name="P4">
Tags: ['МЗС', 'Україна', 'Зброя']</text:p>
      <text:p text:style-name="P4">
Type: Article</text:p>
      <!--METADATA-->
      <text:p text:style-name="P4">
<draw:frame draw:style-name="fr1" draw:name="Image181" text:anchor-type="as-char" svg:width="6.9236in" svg:height="3.956343in" draw:z-index="0">
<draw:image xlink:href="../Images/yкринформ/2023-04-22T19-56-00-03-00/630_360_1642416721-518.jpg" xlink:type="simple" xlink:show="embed" xlink:actuate="onLoad" draw:mime-type="image/jpeg"/>
</draw:frame>
Ukrainian and Operations for military assistance provided, but to finish the war this year, the Armed Forces requires 10 times more weapons.</text:p>
      <text:p text:style-name="P4">
The Deputy Minister of Foreign Affairs Andriy Melnyk reported about it in <text:a xlink:type="simple" xlink:href="http://twitter.com/MelnykAndrij/status/1649782042555498500" text:style-name="Internet_20_link" text:visited-style-name="Visited_20_Internet_20_Link">
</text:a>
, reports Ukrinform.</text:p>
      <text:p text:style-name="P4">
“We are grateful to our allies for military assistance. But this is not enough. Ukraine needs 10 times more to end the Russian aggression this year, ”Melnyk wrote.</text:p>
      <text:p text:style-name="P4">
He also urged partners to cross "Artificial Red Lines" and allocate 1% of GDPN's delivery <text:a xlink:type="simple" xlink:href="https://www.ukrinform.ua/tag-zbroa" text:style-name="Internet_20_link" text:visited-style-name="Visited_20_Internet_20_Link">
</text:a>
Ukraine.</text:p>
      <text:p text:style-name="P4">
<text:span text:style-name="T4">
 Read also: </text:span>
 <text:a xlink:type="simple" xlink:href="https://www.ukrinform.ua/rubric-ato/3699101-gensek-nato-pro-ramstajn-ukraina-teper-gotova-zvilniti-se-bilse-okupovanih-teritorij.html" text:style-name="Internet_20_link" text:visited-style-name="Visited_20_Internet_20_Link">
<text:span text:style-name="T4">
 Ramstein </text:span>
</text:a>
According to Ukrinform, US Defense Minister Lloyd Austin <text:a xlink:type="simple" xlink:href="https://www.ukrinform.ua/rubric-ato/3699004-kraini-formatu-ramstajn-postavili-v-ukrainu-ponad-230-tankiv-ostin.html" text:style-name="Internet_20_link" text:visited-style-name="Visited_20_Internet_20_Link">
</text:a>
On Friday, the participating countries of the Contact Group on Defense of Ukraine provided the Armed Forces of Ukraine, as well as thousands of units of other military equipment and ammunition and 55 billions. security assistance.</text:p>
      <text:p text:style-name="P4">
News Source: <text:a xlink:type="simple" xlink:href="https://www.ukrinform.ua/rubric-polytics/3699388-ukraini-potribno-u-10-raziv-bilse-zbroi-sob-zakinciti-vijnu-cogoric-mzs.html" text:style-name="Internet_20_link" text:visited-style-name="Visited_20_Internet_20_Link">
https://www.ukrinform.ua/rubric-polytics/3699388-ukraini-potribno-u-10-raziv-bilse-zbroi-sob-zakinciti-vijnu-cogoric-mzs.html</text:a>
</text:p>
      <!--NEWS-->
      <text:h text:style-name="P10" text:outline-level="1">
<text:span text:style-name="T4">
The Russian military fired a park in Kherson, there is a wounded</text:span>
</text:h>
      <text:p text:style-name="P4">
Authors: Ukrinform (Person)</text:p>
      <text:p text:style-name="P4">
Publisher: Укринформ (Organization)</text:p>
      <text:p text:style-name="P4">
Published Time: 2023-04-22T20:00:00+03:00</text:p>
      <text:p text:style-name="P4">
Modified Time: 2023-04-22T20:00:00+03:00</text:p>
      <text:p text:style-name="P4">
Description: The Russian military on Saturday, April 22, was fired at one of Kherson's parks, a peaceful resident of a hostile fire. - Ukrinform.</text:p>
      <text:p text:style-name="P4">
Images: ["<text:a xlink:type="simple" xlink:href="https://static.ukrinform.com/photos/2023_04/thumb_files/630_360_1682182723-641.jpg" text:style-name="Internet_20_link" text:visited-style-name="Visited_20_Internet_20_Link">
630_360_16821...</text:a>
"]</text:p>
      <text:p text:style-name="P4">
Tags: ['Херсон', 'Обстріл', 'Парк', 'Війна з росією']</text:p>
      <text:p text:style-name="P4">
Type: Article</text:p>
      <!--METADATA-->
      <text:p text:style-name="P4">
<draw:frame draw:style-name="fr1" draw:name="Image182" text:anchor-type="as-char" svg:width="6.9236in" svg:height="3.956343in" draw:z-index="0">
<draw:image xlink:href="../Images/yкринформ/2023-04-22T20-00-00-03-00/630_360_1682182723-641.jpg" xlink:type="simple" xlink:show="embed" xlink:actuate="onLoad" draw:mime-type="image/jpeg"/>
</draw:frame>
On Saturday, April 22, Russian fired one of Kherson's parks on Saturday, April 22, a peaceful resident of a hostile fire.</text:p>
      <text:p text:style-name="P4">
This was reported by the head of the prescription of the Kherson Regional Military Administration Alexander Tolokonnikov, Ukrinform reports with reference to <text:a xlink:type="simple" xlink:href="https://suspilne.media/453747-rosijski-vijskovi-obstrilali-odin-z-parkiv-hersona-poranenij-colovik/" text:style-name="Internet_20_link" text:visited-style-name="Visited_20_Internet_20_Link">
</text:a>
.</text:p>
      <text:p text:style-name="P4">
"Hit one of the coastal parks in <text:a xlink:type="simple" xlink:href="https://www.ukrinform.ua/tag-herson" text:style-name="Internet_20_link" text:visited-style-name="Visited_20_Internet_20_Link">
</text:a>
. The 46-year-old man was injured in the lower leg, as well as the headman of the head, "-said Ova representative.</text:p>
      <text:p text:style-name="P4">
The wounded was taken to the city hospital. He is provided with the necessary help.</text:p>
      <text:p text:style-name="P4">
<text:span text:style-name="T4">
 Read also: </text:span>
 <text:a xlink:type="simple" xlink:href="https://www.ukrinform.ua/rubric-regions/3699384-na-hersonsini-cerez-rosijsku-vibuhivku-zaginuv-civilnij.html" text:style-name="Internet_20_link" text:visited-style-name="Visited_20_Internet_20_Link">
<text:span text:style-name="T4">
 Kherson </text:span>
</text:a>
As reported <text:a xlink:type="simple" xlink:href="https://www.ukrinform.ua/rubric-regions/3699170-rosiani-za-dobu-45-raziv-obstrilali-hersonsinu.html" text:style-name="Internet_20_link" text:visited-style-name="Visited_20_Internet_20_Link">
</text:a>
, over the past 24 hours, the invaders were fired 45 times the Kherson region, releasing 235 units across its territory.</text:p>
      <text:p text:style-name="P4">
<text:span text:style-name="T5">
Foto: Kherson MBA / Telegram</text:span>
</text:p>
      <text:p text:style-name="P4">
News Source: <text:a xlink:type="simple" xlink:href="https://www.ukrinform.ua/rubric-ato/3699389-vijskovi-rf-obstrilali-park-u-hersoni-e-poranenij.html" text:style-name="Internet_20_link" text:visited-style-name="Visited_20_Internet_20_Link">
https://www.ukrinform.ua/rubric-ato/3699389-vijskovi-rf-obstrilali-park-u-hersoni-e-poranenij.html</text:a>
</text:p>
      <!--NEWS-->
      <text:h text:style-name="P10" text:outline-level="1">
<text:span text:style-name="T4">
Professor from Canada was condemned in absentia for life in Paris in 1980</text:span>
</text:h>
      <text:p text:style-name="P4">
Authors: Ukrinform (Person)</text:p>
      <text:p text:style-name="P4">
Publisher: Укринформ (Organization)</text:p>
      <text:p text:style-name="P4">
Published Time: 2023-04-22T20:10:47+03:00</text:p>
      <text:p text:style-name="P4">
Modified Time: 2023-04-22T20:10:47+03:00</text:p>
      <text:p text:style-name="P4">
Description: The court in Paris found guilty of a terrorist attack in the Paris synagogue of 1980, a professor from Canada Hassan Diab, who has the Livan-Canadian citizenship. - Ukrinform.</text:p>
      <text:p text:style-name="P4">
Images: ["<text:a xlink:type="simple" xlink:href="https://static.ukrinform.com/photos/2018_07/thumb_files/630_360_1532017869-1678.jpg" text:style-name="Internet_20_link" text:visited-style-name="Visited_20_Internet_20_Link">
630_360_15320...</text:a>
"]</text:p>
      <text:p text:style-name="P4">
Tags: ['Франція', 'Канада', 'Теракт', 'Вирок']</text:p>
      <text:p text:style-name="P4">
Type: Article</text:p>
      <!--METADATA-->
      <text:p text:style-name="P4">
<draw:frame draw:style-name="fr1" draw:name="Image183" text:anchor-type="as-char" svg:width="6.9236in" svg:height="3.956343in" draw:z-index="0">
<draw:image xlink:href="../Images/yкринформ/2023-04-22T20-10-47-03-00/630_360_1532017869-1678.jpg" xlink:type="simple" xlink:show="embed" xlink:actuate="onLoad" draw:mime-type="image/jpeg"/>
</draw:frame>
The Uparizh Court found guilty of a terrorist attack in the Paris Synagogue in 1980 by a professional from Canada Hassan Diab, who has a Lebanon-Canadian citizenship.</text:p>
      <text:p text:style-name="P4">
About it reports <text:a xlink:type="simple" xlink:href="https://www.bbc.com/news/world-europe-65347584" text:style-name="Internet_20_link" text:visited-style-name="Visited_20_Internet_20_Link">
</text:a>
, reports Ukrinform.</text:p>
      <text:p text:style-name="P4">
The court acknowledged that a dab, who is now 69 years old, on October 3, 1980, struck a bomb near the Synagogue of the Bomb, which was in a motorcycle bag. Four people were explosive and 38 were injured.</text:p>
      <text:p text:style-name="P4">
The court decided to condemn the diabetes in absentia to life imprisonment.</text:p>
      <text:p text:style-name="P4">
The accused refused to participate in court sessions. He does not consult himself.</text:p>
      <text:p text:style-name="P4">
Prime Minister Justin Trudeau has stated that his government "will look carefully at the background steps, to decide to take the French government, to make French courts."</text:p>
      <text:p text:style-name="P4">
"But we will always ... in defense of Canadians and their rights," he added.</text:p>
      <text:p text:style-name="P4">
Hassan Dab is a Livanets of Palestinian descent, who received Canadian civic in 1993 and taught sociology in Ottawa.</text:p>
      <text:p text:style-name="P4">
<text:span text:style-name="T4">
 Read also: </text:span>
 <text:a xlink:type="simple" xlink:href="https://www.ukrinform.ua/rubric-world/3697346-v-erusalimi-vnaslidok-teraktu-postrazdali-dvoe-colovikiv.html" text:style-name="Internet_20_link" text:visited-style-name="Visited_20_Internet_20_Link">
<text:span text:style-name="T4">
 terrorist </text:span>
</text:a>
As <text:a xlink:type="simple" xlink:href="https://www.ukrinform.ua/rubric-world/3691184-u-francii-pocavsa-proces-u-spravi-pro-terakt-bila-sinagogi-skoenij-1980-roku.html" text:style-name="Internet_20_link" text:visited-style-name="Visited_20_Internet_20_Link">
 </text:a>
Ukrinform, <text:a xlink:type="simple" xlink:href="https://www.ukrinform.ua/tag-kanada" text:style-name="Internet_20_link" text:visited-style-name="Visited_20_Internet_20_Link">
</text:a>
At the end of 2014, the diabetes member to France. He served three years in prison, but the judge decided to release him from arrest due to lack of evidence. After that, the diab returned to Canada.</text:p>
      <text:p text:style-name="P4">
In January 2021, the Court of Appeal of France ruled that the diab should have been awarded the court on terrorism.</text:p>
      <text:p text:style-name="P4">
News Source: <text:a xlink:type="simple" xlink:href="https://www.ukrinform.ua/rubric-world/3699391-profesora-z-kanadi-zaocno-zasudili-na-dovicne-za-terakt-u-parizi-1980-roku.html" text:style-name="Internet_20_link" text:visited-style-name="Visited_20_Internet_20_Link">
https://www.ukrinform.ua/rubric-world/3699391-profesora-z-kanadi-zaocno-zasudili-na-dovicne-za-terakt-u-parizi-1980-roku.html</text:a>
</text:p>
      <!--NEWS-->
      <text:h text:style-name="P10" text:outline-level="1">
<text:span text:style-name="T4">
Japan gives the World Bank $ 471 million to rebuild Ukraine</text:span>
</text:h>
      <text:p text:style-name="P4">
Authors: Ukrinform (Person)</text:p>
      <text:p text:style-name="P4">
Publisher: Укринформ (Organization)</text:p>
      <text:p text:style-name="P4">
Published Time: 2023-04-22T20:21:00+03:00</text:p>
      <text:p text:style-name="P4">
Modified Time: 2023-04-22T20:21:00+03:00</text:p>
      <text:p text:style-name="P4">
Description: The Government of Japan has announced a contribution of $ 471 million to the trust fund, restoration, reform and reform of Ukraine (URTF). - Ukrinform.</text:p>
      <text:p text:style-name="P4">
Images: ["<text:a xlink:type="simple" xlink:href="https://static.ukrinform.com/photos/2019_09/thumb_files/630_360_1568725858-695.jpg" text:style-name="Internet_20_link" text:visited-style-name="Visited_20_Internet_20_Link">
630_360_15687...</text:a>
"]</text:p>
      <text:p text:style-name="P4">
Tags: ['Японія', 'Україна', 'Світовий банк', 'допомога']</text:p>
      <text:p text:style-name="P4">
Type: Article</text:p>
      <!--METADATA-->
      <text:p text:style-name="P4">
<draw:frame draw:style-name="fr1" draw:name="Image184" text:anchor-type="as-char" svg:width="6.9236in" svg:height="3.956343in" draw:z-index="0">
<draw:image xlink:href="../Images/yкринформ/2023-04-22T20-21-00-03-00/630_360_1568725858-695.jpg" xlink:type="simple" xlink:show="embed" xlink:actuate="onLoad" draw:mime-type="image/jpeg"/>
</draw:frame>
Government has announced a contribution of $ 471 million to the targeted fund support, restoration, reform and reform of Ukraine(URTF).</text:p>
      <text:p text:style-name="P4">
Про це повідомляє Укрінформ з посиланням на пресслужбу <text:a xlink:type="simple" xlink:href="https://www.worldbank.org/uk/news/press-release/2023/04/21/japan-contributes-us-471-million-to-the-world-bank-in-support-of-ukraine-relief-efforts" text:style-name="Internet_20_link" text:visited-style-name="Visited_20_Internet_20_Link">
</text:a>
.</text:p>
      <text:p text:style-name="P4">
Ці кошти є частиною зобов’язань в розмірі 5,5 млрд доларів, які Японія взяла влютому, щоб допомогти у відновленні зруйнованої інфраструктури та підтриматинарод України у відбудові.</text:p>
      <text:p text:style-name="P4">
« <text:a xlink:type="simple" xlink:href="https://www.ukrinform.ua/tag-aponia" text:style-name="Internet_20_link" text:visited-style-name="Visited_20_Internet_20_Link">
 </text:a>
It continues to support Ukraine of the Tukrakian people. We work closely with the World Bank to support Ukraine. We expect that our contributions will be effectively used to meet the most urgent needs for repairing critically important infrastructure. We are looking forward to further deepening our work with the World Bank group, ”said the Deputy Minister of Finance on International Affairs.</text:p>
      <text:p text:style-name="P4">
It is specified that this grant contribution is more than doubled by URTF. Now the total amount of grant resources for urgent work on repair of energy infrastructure, roads, bridges, housing, schools and hospitals in Ukraine is over $ 850 million.</text:p>
      <text:p text:style-name="P4">
Now URTF supports the project for the restoration of energy resources and preparing for winter, the project "Restoration of the main logistics infrastructure and network accession"(Railway)and the project "Promotion of the Health Care System of Life"(HEAL).</text:p>
      <text:p text:style-name="P4">
URTF - це багатосторонній донорський фонд, який створений у грудні 2022 року.Він підтримує екстрені операції Світового банку в Україні у ключових галузях,зокрема транспорт, охорона здоров'я та енергетика. Ці проєкти відображаютьпотреби країни в надзвичайній допомозі, викладені в оновленій Швидкій оцінцізавданої шкоди та потреб на відновлення (RDNA).</text:p>
      <text:p text:style-name="P4">
<text:span text:style-name="T4">
Читайте також:</text:span>
 <text:a xlink:type="simple" xlink:href="https://www.ukrinform.ua/rubric-economy/3697576-investicii-v-ukrainu-aponia-persou-vidilae-23-miljoni-dla-pokritta-voennih-rizikiv.html" text:style-name="Internet_20_link" text:visited-style-name="Visited_20_Internet_20_Link">
 <text:span text:style-name="T4">
Японія</text:span>
 </text:a>
The projects are designed in such a way that they can be adapted to the events of the landlords, while providing rapid impact and rapid allocation of funds.</text:p>
      <text:p text:style-name="P4">
News Source: <text:a xlink:type="simple" xlink:href="https://www.ukrinform.ua/rubric-vidbudova/3699394-aponia-dae-svitovomu-banku-471-miljon-dla-vidbudovi-ukraini.html" text:style-name="Internet_20_link" text:visited-style-name="Visited_20_Internet_20_Link">
https://www.ukrinform.ua/rubric-vidbudova/3699394-aponia-dae-svitovomu-banku-471-miljon-dla-vidbudovi-ukraini.html</text:a>
</text:p>
      <!--NEWS-->
      <text:h text:style-name="P10" text:outline-level="1">
<text:span text:style-name="T4">
Defense forces knocked down Russian Mi-24</text:span>
</text:h>
      <text:p text:style-name="P4">
Authors: Ukrinform (Person)</text:p>
      <text:p text:style-name="P4">
Publisher: Укринформ (Organization)</text:p>
      <text:p text:style-name="P4">
Published Time: 2023-04-22T20:30:11+03:00</text:p>
      <text:p text:style-name="P4">
Modified Time: 2023-04-22T20:30:11+03:00</text:p>
      <text:p text:style-name="P4">
Description: The Defense Forces of Ukraine on Saturday, April 22, shot down the Mi-24s of Russian invaders and four enemy drones. - Ukrinform.</text:p>
      <text:p text:style-name="P4">
Images: ["<text:a xlink:type="simple" xlink:href="https://static.ukrinform.com/photos/2022_06/thumb_files/630_360_1654364991-228.jpg" text:style-name="Internet_20_link" text:visited-style-name="Visited_20_Internet_20_Link">
630_360_16543...</text:a>
"]</text:p>
      <text:p text:style-name="P4">
Tags: ['Генштаб', 'Вертоліт', 'Війна з росією']</text:p>
      <text:p text:style-name="P4">
Type: Article</text:p>
      <!--METADATA-->
      <text:p text:style-name="P4">
<draw:frame draw:style-name="fr1" draw:name="Image185" text:anchor-type="as-char" svg:width="6.9236in" svg:height="3.956343in" draw:z-index="0">
<draw:image xlink:href="../Images/yкринформ/2023-04-22T20-30-11-03-00/630_360_1654364991-228.jpg" xlink:type="simple" xlink:show="embed" xlink:actuate="onLoad" draw:mime-type="image/jpeg"/>
</draw:frame>
Ukraine's forces on Saturday, April 22, were shot down by Mi-24 combat helicopter and four enemy drones.</text:p>
      <text:p text:style-name="P4">
According to Ukrinform, the General Staff of the Armed Forces of Ukraine reported in <text:a xlink:type="simple" xlink:href="http://www.facebook.com/GeneralStaff.ua/posts/pfbid0G3wpUCKqvQCaoiD9hB8m8p7EJffxJ9uTxDqPqWaT4ywbGntJ1uUbLhjzCiAAE5hYl" text:style-name="Internet_20_link" text:visited-style-name="Visited_20_Internet_20_Link">
</text:a>
.</text:p>
      <text:p text:style-name="P4">
"Сьогодні наші воїни збили 1 ворожий гелікоптер Мі-24 та 4 <text:a xlink:type="simple" xlink:href="https://www.ukrinform.ua/tag-bezpilotnik" text:style-name="Internet_20_link" text:visited-style-name="Visited_20_Internet_20_Link">
</text:a>
 (2 intelligence-"Orlan-10" and Zala, as well as 2 drones-Kamikadze type "Lancet"), - the message reads.</text:p>
      <text:p text:style-name="P4">
<text:span text:style-name="T4">
 Read also: </text:span>
 <text:a xlink:type="simple" xlink:href="https://www.ukrinform.ua/rubric-ato/3689386-prikordonniki-pokazali-ak-prizemlili-dronkamikadze-poblizu-cernigova.html" text:style-name="Internet_20_link" text:visited-style-name="Visited_20_Internet_20_Link">
<text:span text:style-name="T4">
 landed </text:span>
</text:a>
As reported by Ukrinform, in a full -scale war -solved against Ukraine <text:a xlink:type="simple" xlink:href="https://www.ukrinform.ua/rubric-ato/3699160-sili-oboroni-znisili-185-730-rosijskih-zagarbnikiv.html" text:style-name="Internet_20_link" text:visited-style-name="Visited_20_Internet_20_Link">
</text:a>
Already 3672 their tanks, 7130 combustible vehicles, 539 rocket launchers and thousands of single more equipment.</text:p>
      <text:p text:style-name="P4">
News Source: <text:a xlink:type="simple" xlink:href="https://www.ukrinform.ua/rubric-ato/3699395-sili-oboroni-zbili-rosijskij-mi24.html" text:style-name="Internet_20_link" text:visited-style-name="Visited_20_Internet_20_Link">
https://www.ukrinform.ua/rubric-ato/3699395-sili-oboroni-zbili-rosijskij-mi24.html</text:a>
</text:p>
      <!--NEWS-->
      <text:h text:style-name="P10" text:outline-level="1">
<text:span text:style-name="T4">
Manchester City defeated "Sheffield United" and will play in the Final of the Cup of England</text:span>
</text:h>
      <text:p text:style-name="P4">
Authors: Ukrinform (Person)</text:p>
      <text:p text:style-name="P4">
Publisher: Укринформ (Organization)</text:p>
      <text:p text:style-name="P4">
Published Time: 2023-04-22T20:32:00+03:00</text:p>
      <text:p text:style-name="P4">
Modified Time: 2023-04-22T20:32:00+03:00</text:p>
      <text:p text:style-name="P4">
Description: Manchester City players reached the final of the Cup of England. - Ukrinform.</text:p>
      <text:p text:style-name="P4">
Images: ["<text:a xlink:type="simple" xlink:href="https://static.ukrinform.com/photos/2023_04/thumb_files/630_360_1682184726-521.jpg" text:style-name="Internet_20_link" text:visited-style-name="Visited_20_Internet_20_Link">
630_360_16821...</text:a>
"]</text:p>
      <text:p text:style-name="P4">
Tags: ['Футбол', 'Манчестер Сіті']</text:p>
      <text:p text:style-name="P4">
Type: Article</text:p>
      <!--METADATA-->
      <text:p text:style-name="P4">
<draw:frame draw:style-name="fr1" draw:name="Image186" text:anchor-type="as-char" svg:width="6.9236in" svg:height="3.956343in" draw:z-index="0">
<draw:image xlink:href="../Images/yкринформ/2023-04-22T20-32-00-03-00/630_360_1682184726-521.jpg" xlink:type="simple" xlink:show="embed" xlink:actuate="onLoad" draw:mime-type="image/jpeg"/>
</draw:frame>
Manchester City players reached the final of the Cup of England.</text:p>
      <text:p text:style-name="P4">
In the semifinals of the drawing -2022/23 "Manchester City" at the Wembley stadium in Londnovately played "Sheffld United" - 3: 0, reports Ukrinform.</text:p>
      <text:p text:style-name="P4">
In the presence of nearly 70,000 spectators, a hat-trick was drawn by Algerian forward Rijad Marez, who scored in the 43rd minute from a penalty, 61 and 66-thus.</text:p>
      <text:p text:style-name="P4">
In the decisive match "Manchester City" will meet with the winner "Manchester United" - "Brighton".</text:p>
      <text:p text:style-name="P4">
<text:span text:style-name="T4">
 Read also: </text:span>
 <text:a xlink:type="simple" xlink:href="https://www.ukrinform.ua/rubric-sports/3699120-apl-arsenal-iz-zincenkom-unik-porazki-vid-sautgemptona.html" text:style-name="Internet_20_link" text:visited-style-name="Visited_20_Internet_20_Link">
<text:span text:style-name="T4">
 APL </text:span>
</text:a>
We will remind, last year the Cup of England won Liverpool, which this time lost in the 1st/16th finals of "Brighton"(1:2).</text:p>
      <text:p text:style-name="P4">
Фото: AFP.</text:p>
      <text:p text:style-name="P4">
News Source: <text:a xlink:type="simple" xlink:href="https://www.ukrinform.ua/rubric-sports/3699396-mancester-siti-rozgromiv-seffld-unajted-i-zigrae-u-finali-kubka-anglii.html" text:style-name="Internet_20_link" text:visited-style-name="Visited_20_Internet_20_Link">
https://www.ukrinform.ua/rubric-sports/3699396-mancester-siti-rozgromiv-seffld-unajted-i-zigrae-u-finali-kubka-anglii.html</text:a>
</text:p>
      <!--NEWS-->
      <text:h text:style-name="P10" text:outline-level="1">
<text:span text:style-name="T4">
In Mali there was a triple terrorist attack - nine dead and over 60 wounded</text:span>
</text:h>
      <text:p text:style-name="P4">
Authors: Ukrinform (Person)</text:p>
      <text:p text:style-name="P4">
Publisher: Укринформ (Organization)</text:p>
      <text:p text:style-name="P4">
Published Time: 2023-04-22T20:48:00+03:00</text:p>
      <text:p text:style-name="P4">
Modified Time: 2023-04-22T20:48:00+03:00</text:p>
      <text:p text:style-name="P4">
Description: In the central part of Mali, in Sevary, there was a triple terrorist attack, which killed at least nine people and more than 60 were injured, about 20 buildings were destroyed. - Ukrinform.</text:p>
      <text:p text:style-name="P4">
Images: ["<text:a xlink:type="simple" xlink:href="https://static.ukrinform.com/photos/2021_12/thumb_files/630_360_1638605539-490.jpg" text:style-name="Internet_20_link" text:visited-style-name="Visited_20_Internet_20_Link">
630_360_16386...</text:a>
"]</text:p>
      <text:p text:style-name="P4">
Tags: ['Малі', 'Поранені', 'Теракт', 'Загибель']</text:p>
      <text:p text:style-name="P4">
Type: Article</text:p>
      <!--METADATA-->
      <text:p text:style-name="P4">
<draw:frame draw:style-name="fr1" draw:name="Image187" text:anchor-type="as-char" svg:width="6.9236in" svg:height="3.956343in" draw:z-index="0">
<draw:image xlink:href="../Images/yкринформ/2023-04-22T20-48-00-03-00/630_360_1638605539-490.jpg" xlink:type="simple" xlink:show="embed" xlink:actuate="onLoad" draw:mime-type="image/jpeg"/>
</draw:frame>
The hunting part of Mali, in Sevary, had a triple terrorist attack, at least nine people were killed and more than 60 were injured, about 20 buildings were destroyed.</text:p>
      <text:p text:style-name="P4">
About it reports <text:a xlink:type="simple" xlink:href="https://www.reuters.com/world/africa/least-nine-killed-triple-suicide-bombing-central-mali-official-2023-04-22/" text:style-name="Internet_20_link" text:visited-style-name="Visited_20_Internet_20_Link">
</text:a>
, reports Ukrinform.</text:p>
      <text:p text:style-name="P4">
As noted, the attack committed <text:a xlink:type="simple" xlink:href="https://www.ukrinform.ua/tag-terorizm" text:style-name="Internet_20_link" text:visited-style-name="Visited_20_Internet_20_Link">
</text:a>
-Masters.</text:p>
      <text:p text:style-name="P4">
The spokesman of the Governor Yakub Mayaga reported that all those who were killed and wounded were brought.</text:p>
      <text:p text:style-name="P4">
At present, no one has taken responsibility for the attack.</text:p>
      <text:p text:style-name="P4">
Earlier on Saturday, the Mali government stated that the army stopped the "terrorist attack".</text:p>
      <text:p text:style-name="P4">
"Three cars made by explosives were destroyed by fire from the army -freezer," the statement said.</text:p>
      <text:p text:style-name="P4">
<text:span text:style-name="T4">
 Read also: </text:span>
 <text:a xlink:type="simple" xlink:href="https://www.ukrinform.ua/rubric-world/3697346-v-erusalimi-vnaslidok-teraktu-postrazdali-dvoe-colovikiv.html" text:style-name="Internet_20_link" text:visited-style-name="Visited_20_Internet_20_Link">
<text:span text:style-name="T4">
 terrorist </text:span>
</text:a>
As reported <text:a xlink:type="simple" xlink:href="https://www.ukrinform.ua/rubric-world/3696550-u-meksici-bojoviki-vbili-simoh-ludej-u-gromadskomu-basejni.html" text:style-name="Internet_20_link" text:visited-style-name="Visited_20_Internet_20_Link">
</text:a>
In Mexico, at least seven people were killed in a shooting in the public pool.  <text:span text:style-name="T5">
Foto: Getty Images</text:span>
</text:p>
      <text:p text:style-name="P4">
News Source: <text:a xlink:type="simple" xlink:href="https://www.ukrinform.ua/rubric-world/3699397-u-mali-stavsa-potrijnij-terakt-devatero-zagiblih-i-ponad-60-poranenih.html" text:style-name="Internet_20_link" text:visited-style-name="Visited_20_Internet_20_Link">
https://www.ukrinform.ua/rubric-world/3699397-u-mali-stavsa-potrijnij-terakt-devatero-zagiblih-i-ponad-60-poranenih.html</text:a>
</text:p>
      <!--NEWS-->
      <text:h text:style-name="P10" text:outline-level="1">
<text:span text:style-name="T4">
Reznikov discussed with Wallace further training of Ukrainian military</text:span>
</text:h>
      <text:p text:style-name="P4">
Authors: Ukrinform (Person)</text:p>
      <text:p text:style-name="P4">
Publisher: Укринформ (Organization)</text:p>
      <text:p text:style-name="P4">
Published Time: 2023-04-22T21:03:51+03:00</text:p>
      <text:p text:style-name="P4">
Modified Time: 2023-04-22T21:03:51+03:00</text:p>
      <text:p text:style-name="P4">
Description: The Minister of Defense of Ukraine Oleksiy Reznikov reported on Saturday that he had discussed further strengthening the capabilities of the Ukrainian army with the Minister of Defense of the United Kingdom Ben Volles. - Ukrinform.</text:p>
      <text:p text:style-name="P4">
Images: ["<text:a xlink:type="simple" xlink:href="https://static.ukrinform.com/photos/2023_04/thumb_files/630_360_1682186421-138.jpg" text:style-name="Internet_20_link" text:visited-style-name="Visited_20_Internet_20_Link">
630_360_16821...</text:a>
"]</text:p>
      <text:p text:style-name="P4">
Tags: ['Британія', 'Військові', 'Резніков', 'Зустріч Рамштайн']</text:p>
      <text:p text:style-name="P4">
Type: Article</text:p>
      <!--METADATA-->
      <text:p text:style-name="P4">
<draw:frame draw:style-name="fr1" draw:name="Image188" text:anchor-type="as-char" svg:width="6.9236in" svg:height="3.956343in" draw:z-index="0">
<draw:image xlink:href="../Images/yкринформ/2023-04-22T21-03-51-03-00/630_360_1682186421-138.jpg" xlink:type="simple" xlink:show="embed" xlink:actuate="onLoad" draw:mime-type="image/jpeg"/>
</draw:frame>
The Ministry of Ministry of Ukraine Oleksiy Reznikov reported on Saturday that he had discussed further the capabilities of the Ukrainian army with the Minister of Defense of the UK British Volles.</text:p>
      <text:p text:style-name="P4">
Reznikov wrote about this on his page in <text:a xlink:type="simple" xlink:href="http://twitter.com/oleksiireznikov/status/1649811446111391747" text:style-name="Internet_20_link" text:visited-style-name="Visited_20_Internet_20_Link">
</text:a>
, reports Ukrinform.</text:p>
      <text:p text:style-name="P4">
“It is always nice to see the colleague and great friend of Ukraine Ben Wallace to meet Ramstein. We discussed the further strengthening of the capabilities of the Ukrainian army, in particular our teaching <text:a xlink:type="simple" xlink:href="https://www.ukrinform.ua/tag-vijskovi" text:style-name="Internet_20_link" text:visited-style-name="Visited_20_Internet_20_Link">
</text:a>
”, - the Ukrainian minister wrote.</text:p>
      <text:p text:style-name="P4">
Earlier on Saturday Reznikov <text:a xlink:type="simple" xlink:href="https://www.ukrinform.ua/rubric-polytics/3699312-reznikov-pro-rezultati-ramstajnu-rosia-nablizaetsa-do-nurnbergaii.html" text:style-name="Internet_20_link" text:visited-style-name="Visited_20_Internet_20_Link">
</text:a>
that the eleventh meeting of the Contact Group on Defense of Ukraine brought the prosecution of Russia accountable.</text:p>
      <text:p text:style-name="P4">
<text:span text:style-name="T4">
 Read also: </text:span>
 <text:a xlink:type="simple" xlink:href="https://www.ukrinform.ua/rubric-ato/3699006-volles-na-ramstajni-zaklikav-priskoriti-dostavku-vijskovoi-dopomogi-ukraini.html" text:style-name="Internet_20_link" text:visited-style-name="Visited_20_Internet_20_Link">
<text:span text:style-name="T4">
 Wallace </text:span>
</text:a>
As it was reported, on April 21, the 11th meeting of the Defense Group on Defense of Ukraine was reported at the US Air Force Ramstein Air Force. During the time, the issue of air defense, ammunition, and means of providing were discussed, in particular.</text:p>
      <text:p text:style-name="P4">
News Source: <text:a xlink:type="simple" xlink:href="https://www.ukrinform.ua/rubric-ato/3699403-reznikov-obgovoriv-z-vollesom-podalse-navcanna-ukrainskih-vijskovih.html" text:style-name="Internet_20_link" text:visited-style-name="Visited_20_Internet_20_Link">
https://www.ukrinform.ua/rubric-ato/3699403-reznikov-obgovoriv-z-vollesom-podalse-navcanna-ukrainskih-vijskovih.html</text:a>
</text:p>
      <!--NEWS-->
      <text:h text:style-name="P10" text:outline-level="1">
<text:span text:style-name="T4">
Lucescu goes to the hospital, Dynamo will control Shovkovsky</text:span>
</text:h>
      <text:p text:style-name="P4">
Authors: Ukrinform (Person)</text:p>
      <text:p text:style-name="P4">
Publisher: Укринформ (Organization)</text:p>
      <text:p text:style-name="P4">
Published Time: 2023-04-22T21:17:00+03:00</text:p>
      <text:p text:style-name="P4">
Modified Time: 2023-04-22T21:17:00+03:00</text:p>
      <text:p text:style-name="P4">
Description: Dynamo head coach Mircha Lucescu at a press conference after a match with Shakhtar Donetsk players (1: 1) confirmed that through a surgery on his foot, he transfers the duties of a team mentor Alexander Shovkowski. - Ukrinform.</text:p>
      <text:p text:style-name="P4">
Images: ["<text:a xlink:type="simple" xlink:href="https://static.ukrinform.com/photos/2023_04/thumb_files/630_360_1682186921-647.jpg" text:style-name="Internet_20_link" text:visited-style-name="Visited_20_Internet_20_Link">
630_360_16821...</text:a>
"]</text:p>
      <text:p text:style-name="P4">
Tags: ['Динамо', 'Футбол', 'Мірча Луческу']</text:p>
      <text:p text:style-name="P4">
Type: Article</text:p>
      <!--METADATA-->
      <text:p text:style-name="P4">
<draw:frame draw:style-name="fr1" draw:name="Image189" text:anchor-type="as-char" svg:width="6.9236in" svg:height="3.956343in" draw:z-index="0">
<draw:image xlink:href="../Images/yкринформ/2023-04-22T21-17-00-03-00/630_360_1682186921-647.jpg" xlink:type="simple" xlink:show="embed" xlink:actuate="onLoad" draw:mime-type="image/jpeg"/>
</draw:frame>
Dynamo Chief Trainer Mircea Lucescu at a press conference after the match of the Shakhtar Donetsk Zh.(1:1)He confirmed that through surgical operation on the leg, he conveys the duties of the team mentor Alexander Shovkovsky.</text:p>
      <text:p text:style-name="P4">
“From now on, I go to the hospital through joint surgery. From this moment, Shovkovsky - Acting Coach. We control the emotion together. I will do the operation in Kiev, although I could do it in another country, but I think it is important to stay with the team, stay in Ukraine, ”Lucescu -quotes <text:a xlink:type="simple" xlink:href="https://fcdynamo.com/news/luchesku-zroblyat-operaciyu-dinamo-pracyuvatime-pid-kerivnictvom-shovkovskogo" text:style-name="Internet_20_link" text:visited-style-name="Visited_20_Internet_20_Link">
</text:a>
"White-blue", reports Ukrinform.</text:p>
      <text:p text:style-name="P4">
<text:span text:style-name="T4">
 Read also: </text:span>
 <text:a xlink:type="simple" xlink:href="https://www.ukrinform.ua/rubric-sports/3693497-lucesku-moze-znadobitisa-operacia.html" text:style-name="Internet_20_link" text:visited-style-name="Visited_20_Internet_20_Link">
</text:a>
It should be noted that Alexander Shovkovsky entered the coaching staff of Dynamo.</text:p>
      <text:p text:style-name="P4">
Photo: fcDynamo.com.</text:p>
      <text:p text:style-name="P4">
News Source: <text:a xlink:type="simple" xlink:href="https://www.ukrinform.ua/rubric-sports/3699404-lucesku-jde-na-likarnanij-dinamo-keruvatime-sovkovskij.html" text:style-name="Internet_20_link" text:visited-style-name="Visited_20_Internet_20_Link">
https://www.ukrinform.ua/rubric-sports/3699404-lucesku-jde-na-likarnanij-dinamo-keruvatime-sovkovskij.html</text:a>
</text:p>
      <!--NEWS-->
      <text:h text:style-name="P10" text:outline-level="1">
<text:span text:style-name="T4">
Zelensky: Our task is to remove any opportunities for Russia to bypass sanctions</text:span>
</text:h>
      <text:p text:style-name="P4">
Authors: Ukrinform (Person)</text:p>
      <text:p text:style-name="P4">
Publisher: Укринформ (Organization)</text:p>
      <text:p text:style-name="P4">
Published Time: 2023-04-22T21:24:00+03:00</text:p>
      <text:p text:style-name="P4">
Modified Time: 2023-04-22T21:24:00+03:00</text:p>
      <text:p text:style-name="P4">
Description: Today, the key task of Ukraine and anyone who seeks faster to end the war, to increase the sanction pressure on Russia, as well as to remove any opportunities for the aggressor country to bypass these sanctions. - Ukrinform.</text:p>
      <text:p text:style-name="P4">
Images: ["<text:a xlink:type="simple" xlink:href="https://static.ukrinform.com/photos/2023_03/thumb_files/630_360_1678962741-175.jpeg" text:style-name="Internet_20_link" text:visited-style-name="Visited_20_Internet_20_Link">
630_360_16789...</text:a>
"]</text:p>
      <text:p text:style-name="P4">
Tags: ['Антиросійські санкції', 'Звернення', 'Зеленський', 'Війна з росією']</text:p>
      <text:p text:style-name="P4">
Type: Article</text:p>
      <!--METADATA-->
      <text:p text:style-name="P4">
<draw:frame draw:style-name="fr1" draw:name="Image190" text:anchor-type="as-char" svg:width="6.9236in" svg:height="3.956343in" draw:z-index="0">
<draw:image xlink:href="../Images/yкринформ/2023-04-22T21-24-00-03-00/630_360_1678962741-175.jpeg" xlink:type="simple" xlink:show="embed" xlink:actuate="onLoad" draw:mime-type="image/jpeg"/>
</draw:frame>
Today, the key task of Ukraine and anyone who seeks faster completion of the state, to increase the sanction pressure on Russia, as well as to remove any possible aggressor country to bypass these sanctions.</text:p>
      <text:p text:style-name="P4">
President of Ukraine Volodymyr Zelenskyy said this in <text:a xlink:type="simple" xlink:href="https://t.me/V_Zelenskiy_official/5958" text:style-name="Internet_20_link" text:visited-style-name="Visited_20_Internet_20_Link">
</text:a>
, reports Ukrinform.</text:p>
      <text:p text:style-name="P4">
<text:span text:style-name="T5">
Video:<text:a xlink:type="simple" xlink:href="https://t.me/V_Zelenskiy_official/5958" text:style-name="Internet_20_link" text:visited-style-name="Visited_20_Internet_20_Link">
</text:a>
</text:span>
</text:p>
      <text:p text:style-name="P4">
“Our sanction packages are elaborated in detail, and in particular - for synchronization from partners. This is one of our common tasks - absolutely everyone who will end the faster end of the war, faster than our victory. The task is to remove any opportunities for Russia to circumstance. Every Russian scheme, which makes it possible to bypass sanctions, adds time to this war, adds opportunities to the aggressor, ”Zelensky said.</text:p>
      <text:p text:style-name="P4">
<text:span text:style-name="T4">
 Read also: </text:span>
 <text:span text:style-name="T4">
 <text:a xlink:type="simple" xlink:href="https://www.ukrinform.ua/rubric-polytics/3699292-prezident-vviv-u-diu-risenna-rnbo-pro-sankcii-proti-radu-fizicnih-ta-uridicnih-osib.html" text:style-name="Internet_20_link" text:visited-style-name="Visited_20_Internet_20_Link">
</text:a>
</text:span>
</text:p>
      <text:p text:style-name="P4">
The Head of State said that three new sanctioning decisions of those who are invested in and supporting Russian aggression have already come into force. First of all, this is a bundle of sanctions against the Russian MIC-enterprises that provide a terrorist army. 322 companies have been added to the lists: weapons, components and the like.</text:p>
      <text:p text:style-name="P4">
The other two <text:span text:style-name="T4">
 <text:a xlink:type="simple" xlink:href="https://www.ukrinform.ua/tag-antirossijskie-sankcii" text:style-name="Internet_20_link" text:visited-style-name="Visited_20_Internet_20_Link">
</text:a>
</text:span>
 Lists are natural and legal persons that help to circumvent sanctions against Russia, hold the property of war criminals and are involved in the destruction of freedom both in the territory of the Russian Federation and our land.</text:p>
      <text:p text:style-name="P4">
“Accordingly, the sanction regime against Russia, which is more restricted over the state-terrorist and all related persons, against all Russian economics of war, will be more restricted. And I thank everyone in the world who understands it, ”Zelensky summarized.</text:p>
      <text:p text:style-name="P4">
<text:span text:style-name="T4">
 Read also: </text:span>
 <text:span text:style-name="T4">
 <text:a xlink:type="simple" xlink:href="https://www.ukrinform.ua/rubric-economy/3699174-ukraina-vnesla-irlandsku-kompaniu-peninsula-petroleum-do-pereliku-sponsoriv-vijni.html" text:style-name="Internet_20_link" text:visited-style-name="Visited_20_Internet_20_Link">
</text:a>
</text:span>
</text:p>
      <text:p text:style-name="P4">
As it was reported, Poland, Lithuania, Latvia and Estonia came out in the initiative to predict in the 11th package of EU sanctions against Russia _ <text:span text:style-name="T4">
 <text:a xlink:type="simple" xlink:href="https://www.ukrinform.ua/rubric-economy/3698775-sankcii-proti-rf-polsa-i-kraini-baltii-proponuut-vidkluciti-gazprombank-vid-swift.html" text:style-name="Internet_20_link" text:visited-style-name="Visited_20_Internet_20_Link">
</text:a>
</text:span>
 _ or pre -free freeze his assets.</text:p>
      <text:p text:style-name="P4">
News Source: <text:a xlink:type="simple" xlink:href="https://www.ukrinform.ua/rubric-economy/3699410-zelenskij-nase-zavdanna-pribrati-budaki-mozlivosti-rosii-obhoditi-sankcii.html" text:style-name="Internet_20_link" text:visited-style-name="Visited_20_Internet_20_Link">
https://www.ukrinform.ua/rubric-economy/3699410-zelenskij-nase-zavdanna-pribrati-budaki-mozlivosti-rosii-obhoditi-sankcii.html</text:a>
</text:p>
      <!--NEWS-->
      <text:h text:style-name="P10" text:outline-level="1">
<text:span text:style-name="T4">
Validolide beat Tsigankov's "Laigon" in the match of La League</text:span>
</text:h>
      <text:p text:style-name="P4">
Authors: Ukrinform (Person)</text:p>
      <text:p text:style-name="P4">
Publisher: Укринформ (Organization)</text:p>
      <text:p text:style-name="P4">
Published Time: 2023-04-22T21:29:00+03:00</text:p>
      <text:p text:style-name="P4">
Modified Time: 2023-04-22T21:29:00+03:00</text:p>
      <text:p text:style-name="P4">
Description: The team of Ukrainian Viktor Tsigankov "Girona" gave way to Validolid in the outskirts of the 30th round of the Spanish Football Championship. - Ukrinform.</text:p>
      <text:p text:style-name="P4">
Images: ["<text:a xlink:type="simple" xlink:href="https://static.ukrinform.com/photos/2023_04/thumb_files/630_360_1682187811-136.jpg" text:style-name="Internet_20_link" text:visited-style-name="Visited_20_Internet_20_Link">
630_360_16821...</text:a>
"]</text:p>
      <text:p text:style-name="P4">
Tags: ['Футбол', 'Віктор Циганков']</text:p>
      <text:p text:style-name="P4">
Type: Article</text:p>
      <!--METADATA-->
      <text:p text:style-name="P4">
<draw:frame draw:style-name="fr1" draw:name="Image191" text:anchor-type="as-char" svg:width="6.9236in" svg:height="3.956343in" draw:z-index="0">
<draw:image xlink:href="../Images/yкринформ/2023-04-22T21-29-00-03-00/630_360_1682187811-136.jpg" xlink:type="simple" xlink:show="embed" xlink:actuate="onLoad" draw:mime-type="image/jpeg"/>
</draw:frame>
Viktor Tsigankov's team "Girona" gave way to Validolid in the outgoing pole of the 30th round of the Spanish Football Championship.</text:p>
      <text:p text:style-name="P4">
The duel on Estadio Jose Sorilla in Validolid ended victories with a score of 1-0, Ukrinform reports.</text:p>
      <text:p text:style-name="P4">
The only ball scored Monch, who was assisted by Gonzalo in the 24th minute.</text:p>
      <text:p text:style-name="P4">
Tsigankov came out in the starting lineup and spent the whole match on the field.</text:p>
      <text:p text:style-name="P4">
<text:span text:style-name="T4">
 Read also: </text:span>
 <text:a xlink:type="simple" xlink:href="https://www.ukrinform.ua/rubric-sports/3688036-trener-zironi-cigankov-gravec-najvisogo-rivna.html" text:style-name="Internet_20_link" text:visited-style-name="Visited_20_Internet_20_Link">
<text:span text:style-name="T4">
 Tsigankov </text:span>
</text:a>
The La League tournament is headed by Barcelona, which has 73 points. The second Ydemadrid "Real"(62). «Жирона» (38 points)It remains in 10th place.</text:p>
      <text:p text:style-name="P4">
In the photo: Monch(AFP).</text:p>
      <text:p text:style-name="P4">
News Source: <text:a xlink:type="simple" xlink:href="https://www.ukrinform.ua/rubric-sports/3699409-valadolid-obigrav-zironu-cigankova-u-matci-la-ligi.html" text:style-name="Internet_20_link" text:visited-style-name="Visited_20_Internet_20_Link">
https://www.ukrinform.ua/rubric-sports/3699409-valadolid-obigrav-zironu-cigankova-u-matci-la-ligi.html</text:a>
</text:p>
      <!--NEWS-->
      <text:h text:style-name="P10" text:outline-level="1">
<text:span text:style-name="T4">
US upgrade f/a-18 fighters</text:span>
</text:h>
      <text:p text:style-name="P4">
Authors: Ukrinform (Person)</text:p>
      <text:p text:style-name="P4">
Publisher: Укринформ (Organization)</text:p>
      <text:p text:style-name="P4">
Published Time: 2023-04-22T21:33:00+03:00</text:p>
      <text:p text:style-name="P4">
Modified Time: 2023-04-22T21:33:00+03:00</text:p>
      <text:p text:style-name="P4">
Description: Boeing has received an order for $ 313.4 million, which involves the modernization of 25 F/A-18 fighters "Super Hornet" to extend the life of 4,000 flight hours. - Ukrinform.</text:p>
      <text:p text:style-name="P4">
Images: ["<text:a xlink:type="simple" xlink:href="https://static.ukrinform.com/photos/2023_04/thumb_files/630_360_1682188907-440.jpg" text:style-name="Internet_20_link" text:visited-style-name="Visited_20_Internet_20_Link">
630_360_16821...</text:a>
"]</text:p>
      <text:p text:style-name="P4">
Tags: ['Літак', 'США', 'Винищувач']</text:p>
      <text:p text:style-name="P4">
Type: Article</text:p>
      <!--METADATA-->
      <text:p text:style-name="P4">
<draw:frame draw:style-name="fr1" draw:name="Image192" text:anchor-type="as-char" svg:width="6.9236in" svg:height="3.956343in" draw:z-index="0">
<draw:image xlink:href="../Images/yкринформ/2023-04-22T21-33-00-03-00/630_360_1682188907-440.jpg" xlink:type="simple" xlink:show="embed" xlink:actuate="onLoad" draw:mime-type="image/jpeg"/>
</draw:frame>
Boeing has received an order for $ 313.4 million, which provides for the modernization of 25-fashioers F/A-18 "Super Hornet" to extend the service life for 4,000 hours.</text:p>
      <text:p text:style-name="P4">
According to Ukrinform, it is reported on the official <text:a xlink:type="simple" xlink:href="https://www.defense.gov/News/Contracts/Contract/Article/3368381/" text:style-name="Internet_20_link" text:visited-style-name="Visited_20_Internet_20_Link">
</text:a>
.</text:p>
      <text:p text:style-name="P4">
“After updating the life span <text:a xlink:type="simple" xlink:href="https://www.ukrinform.ua/tag-litak" text:style-name="Internet_20_link" text:visited-style-name="Visited_20_Internet_20_Link">
</text:a>
Budge from 6000 to 10,000 flight hours. Modernization also provides for the establishment of new Aviation Electronics Block III. The work of the law will take place in Texas and will end in February 2025, according to the previous plan, ”the message reads.</text:p>
      <text:p text:style-name="P4">
F/A-18E/F "SUPER HORNET" is equipped with two turbopannersf414-ge-400, which allow you to develop a speed of 2 222 km/h(1.8 Maha). Літакє носієм ракет AIM-7 Sparrow, AIM-9 Sidewinder, Harpoon, а також обладнанийгарматою Vulcan калібру 20 мм.</text:p>
      <text:p text:style-name="P4">
<text:span text:style-name="T4">
Читайте також:</text:span>
 <text:a xlink:type="simple" xlink:href="https://www.ukrinform.ua/rubric-ato/3699110-pistorius-vvazae-nimecki-vinisuvaci-nepridatnimi-dla-ukraini.html" text:style-name="Internet_20_link" text:visited-style-name="Visited_20_Internet_20_Link">
 <text:span text:style-name="T4">
винищувач</text:span>
 </text:a>
As reported <text:a xlink:type="simple" xlink:href="https://www.ukrinform.ua/rubric-technology/3698646-bezpilotnij-vinisuvac-kzlelma-uspisno-projsov-cergove-viprobuvanna.html" text:style-name="Internet_20_link" text:visited-style-name="Visited_20_Internet_20_Link">
</text:a>
, Kızılelma, which developed Baykar Makina, has successfully passed the eight -flight test, completing the testimers at a speed of 630 km/h.</text:p>
      <text:p text:style-name="P4">
News Source: <text:a xlink:type="simple" xlink:href="https://www.ukrinform.ua/rubric-world/3699414-ssa-modernizuut-vinisuvaci-fa18.html" text:style-name="Internet_20_link" text:visited-style-name="Visited_20_Internet_20_Link">
https://www.ukrinform.ua/rubric-world/3699414-ssa-modernizuut-vinisuvaci-fa18.html</text:a>
</text:p>
      <!--NEWS-->
      <text:h text:style-name="P10" text:outline-level="1">
<text:span text:style-name="T4">
The more tougher sanctions against the Russian Federation, the faster the completion of aggression - the president</text:span>
</text:h>
      <text:p text:style-name="P4">
Authors: Ukrinform (Person)</text:p>
      <text:p text:style-name="P4">
Publisher: Укринформ (Organization)</text:p>
      <text:p text:style-name="P4">
Published Time: 2023-04-22T21:35:00+03:00</text:p>
      <text:p text:style-name="P4">
Modified Time: 2023-04-22T21:35:00+03:00</text:p>
      <text:p text:style-name="P4">
Description: One of the key common tasks of Ukraine and its allies is to remove any opportunities for Russia to circumvent sanctions, because every scheme that allows the Russian Federation to bypass sanctions, adds time to this war and the capabilities of the aggressor. - Ukrinform.</text:p>
      <text:p text:style-name="P4">
Images: ["<text:a xlink:type="simple" xlink:href="https://static.ukrinform.com/photos/2023_02/thumb_files/630_360_1677565804-504.jpeg" text:style-name="Internet_20_link" text:visited-style-name="Visited_20_Internet_20_Link">
630_360_16775...</text:a>
"]</text:p>
      <text:p text:style-name="P4">
Tags: ['Антиросійські санкції', 'Звернення', 'Агресія РФ', 'Зеленський', 'Війна з росією']</text:p>
      <text:p text:style-name="P4">
Type: Article</text:p>
      <!--METADATA-->
      <text:p text:style-name="P4">
<draw:frame draw:style-name="fr1" draw:name="Image193" text:anchor-type="as-char" svg:width="6.9236in" svg:height="3.956343in" draw:z-index="0">
<draw:image xlink:href="../Images/yкринформ/2023-04-22T21-35-00-03-00/630_360_1677565804-504.jpeg" xlink:type="simple" xlink:show="embed" xlink:actuate="onLoad" draw:mime-type="image/jpeg"/>
</draw:frame>
One of Ukraine's joint common tasks and its allies is to remove any possible sanctions for Russia, because every scheme that enables the overgrowth of sanctions, adds time to this war and the capabilities of the aggressor.</text:p>
      <text:p text:style-name="P4">
About it in your <text:a xlink:type="simple" xlink:href="https://www.youtube.com/watch" text:style-name="Internet_20_link" text:visited-style-name="Visited_20_Internet_20_Link">
</text:a>
President Volodymyr Zelenskyy said at the end of the 423rd day of the war, reports.</text:p>
      <text:p text:style-name="P4">
<text:span text:style-name="T5">
Video:<text:a xlink:type="simple" xlink:href="https://t.me/V_Zelenskiy_official/5958" text:style-name="Internet_20_link" text:visited-style-name="Visited_20_Internet_20_Link">
</text:a>
</text:span>
</text:p>
      <text:p text:style-name="P4">
_ <text:span text:style-name="T4">
 I wish health, dear Ukrainians!</text:span>
 _</text:p>
      <text:p text:style-name="P4">
Today, three new sanctioning decisions have come into force on and supported Russian aggression.</text:p>
      <text:p text:style-name="P4">
First of all, it is another package of sanctions against the Russian MIC-enterprises that provide a terrorist army. This time, 322 companies were added to the sanctions lists - weapons, accessories and more.</text:p>
      <text:p text:style-name="P4">
The other two sanctions lists are natural and legal persons that help sanctions against Russia, hold the property of military criminals and involved the leisure of freedom both in the territory of Russia itself and in our land.</text:p>
      <text:p text:style-name="P4">
Our sanction packages are elaborated in detail, in particular, to synchronization by the correspondents. This is one of our common tasks - absolutely everyone who will end the faster end of the war, faster than our victory. The task is to remove any opportunities for Russia to circumvent sanctions. Each Russian scheme that gives the sanction to overcomes this war, adds the opportunities to the aggressor.</text:p>
      <text:p text:style-name="P4">
Accordingly, the stricter sanction regime against Russia, which is more restrictions in front of the terrorist state and all the persons related to it, against the whole Russian economy of war, the faster will be the completion of aggression. And I thank everyone in the world who understands it.</text:p>
      <text:p text:style-name="P4">
It is important that global restrictive work on the Russian atomic industry has begun.</text:p>
      <text:p text:style-name="P4">
This industry not only generates funds for the aggressor budget, but also helps to depend on other states in the territory of which "energy" atomic projects are being realized. Any Kremlin energy is a weapon. The nuclear power of them is also a weapon.</text:p>
      <text:p text:style-name="P4">
And this, by the way, happens at the Zaporizhzhya nuclear power plant, which is used as weapons for blackmail of the world. For blackmail by catastrophe.</text:p>
      <text:p text:style-name="P4">
And it is good that Britain, America, France, Japan, Canada formed an alliance that can remove the atomic industry of the terrorist state from the global market.The Netherlands - thank you for increasing the air defense and for joint with Denmarks on tanks.</text:p>
      <text:p text:style-name="P4">
Thank you to Germany. There are new steps that will provide more peace in our sky, and ... can be new steps that will bring more peace to our earth. We expect this.</text:p>
      <text:p text:style-name="P4">
I thank Estonia, Finland for new defensive packages. Thank you Slovakia for aviation.</text:p>
      <text:p text:style-name="P4">
I thank Switzerland for new sanctions against Russian terrorists.</text:p>
      <text:p text:style-name="P4">
Next week we prepare in relations with partners no less effective than this one. Each such result for Ukraine is the lives of our people. It is the ability of our warriors to protect their lives, to reflect Russian assaults to prepare Ukrainian active actions.</text:p>
      <text:p text:style-name="P4">
I thank all our soldiers who are in battle now!Especially to those who are now the most winged places of the front line - Marinka and Bakhmut, Avdiivka, Lymanskaya. It is there the most fierce.</text:p>
      <text:p text:style-name="P4">
Thank you to the Armed Forces, National Guard, Border Guards ...</text:p>
      <text:p text:style-name="P4">
Today I will celebrate the unit of the GUR MO Timur, which is fighting in Bakhmut. Thank you guys for your courage and efficiency!</text:p>
      <text:p text:style-name="P4">
Glory to all our soldiers!</text:p>
      <text:p text:style-name="P4">
Glory to all our heroes of different times who fought for our independence!</text:p>
      <text:p text:style-name="P4">
Ukraine will always be free!</text:p>
      <text:p text:style-name="P4">
_<text:span text:style-name="T4">
Glory to Ukraine!</text:span>
 _</text:p>
      <text:p text:style-name="P4">
News Source: <text:a xlink:type="simple" xlink:href="https://www.ukrinform.ua/rubric-ato/3699413-cim-zorstkisi-sankcii-proti-rf-tim-svidsim-bude-zaversenna-agresii-prezident.html" text:style-name="Internet_20_link" text:visited-style-name="Visited_20_Internet_20_Link">
https://www.ukrinform.ua/rubric-ato/3699413-cim-zorstkisi-sankcii-proti-rf-tim-svidsim-bude-zaversenna-agresii-prezident.html</text:a>
</text:p>
      <!--NEWS-->
      <text:h text:style-name="P10" text:outline-level="1">
<text:span text:style-name="T4">
The Ministry of Foreign Affairs of Estonia and Latvia will summon Chinese diplomats through statements by the People's Republic of China to France</text:span>
</text:h>
      <text:p text:style-name="P4">
Authors: Ukrinform (Person)</text:p>
      <text:p text:style-name="P4">
Publisher: Укринформ (Organization)</text:p>
      <text:p text:style-name="P4">
Published Time: 2023-04-22T21:49:00+03:00</text:p>
      <text:p text:style-name="P4">
Modified Time: 2023-04-22T21:49:00+03:00</text:p>
      <text:p text:style-name="P4">
Description: Estonian Foreign Minister Margus Tsakhkn will call the China Ambassador to Tallinn because of the statements of China in France, Lu Swash, who expressed doubts about the sovereignty of former USSR member countries. - Ukrinform.</text:p>
      <text:p text:style-name="P4">
Images: ["<text:a xlink:type="simple" xlink:href="https://static.ukrinform.com/photos/2023_04/thumb_files/630_360_1682180584-684.jpeg" text:style-name="Internet_20_link" text:visited-style-name="Visited_20_Internet_20_Link">
630_360_16821...</text:a>
"]</text:p>
      <text:p text:style-name="P4">
Tags: ['Естонія', 'Китай', 'Латвія', 'Скандал', 'СРСР']</text:p>
      <text:p text:style-name="P4">
Type: Article</text:p>
      <!--METADATA-->
      <text:p text:style-name="P4">
<draw:frame draw:style-name="fr1" draw:name="Image194" text:anchor-type="as-char" svg:width="6.9236in" svg:height="3.956343in" draw:z-index="0">
<draw:image xlink:href="../Images/yкринформ/2023-04-22T21-49-00-03-00/630_360_1682180584-684.jpeg" xlink:type="simple" xlink:show="embed" xlink:actuate="onLoad" draw:mime-type="image/jpeg"/>
</draw:frame>
Estonia Minister of Law Margus Tsakhn will call the Chinese Ambassador to Tallinn through China Ambassador in France, Lu Swash, who expressed doubts about the sovereignty of the USSR member states.</text:p>
      <text:p text:style-name="P4">
About it reports <text:a xlink:type="simple" xlink:href="https://rus.postimees.ee/7759477/glava-mid-estonii-vyzval-na-kover-kitayskogo-diplomata" text:style-name="Internet_20_link" text:visited-style-name="Visited_20_Internet_20_Link">
</text:a>
, reports Ukrinform.</text:p>
      <text:p text:style-name="P4">
“The statement of the Chinese diplomat(Lu sets - ed.)It is incomprehensible, and we are condemning the like comments towards an independent and sovereign country, ”Tsakhkna said.</text:p>
      <text:p text:style-name="P4">
He added that Estonia's Foreign Ministry plans to call a representative of the PRC and "if it is necessary, to inform him about our history."</text:p>
      <text:p text:style-name="P4">
"Our goal is to make it clear that such views are unacceptable and that Estonia is a convex state," the Foreign Minister emphasized.</text:p>
      <text:p text:style-name="P4">
<text:span text:style-name="T4">
 Read also: </text:span>
 <text:span text:style-name="T4">
 <text:a xlink:type="simple" xlink:href="https://www.ukrinform.ua/rubric-world/3699322-ministr-oboroni-italii-vistupae-za-peregovori-miz-ukrainou-ta-rf-i-poserednictvo-kitau.html" text:style-name="Internet_20_link" text:visited-style-name="Visited_20_Internet_20_Link">
</text:a>
</text:span>
</text:p>
      <text:p text:style-name="P4">
The statement of Lu sets also was commented by the Minister of Foreign Affairs of Latvia Edgarsrinkevich. He said that the Ambassador of the People's Republic of China to France on the international law and sovereignty of nations is "absolutely unacceptable", and the Latvian side "awaits the Chinese side and complete refutation of this statement."</text:p>
      <text:p text:style-name="P4">
“Given the unacceptable statements of China's ambassador to France on international law Tanational sovereignty, the Latvian Foreign Ministry has summoned the Commissioner for China's Embassy in Riga to provide explanations on Monday. This crocific with Lithuania and Estonia, ”the minister wrote on Twitter.</text:p>
      <text:p text:style-name="P4">
<text:span text:style-name="T4">
 Read also: </text:span>
 <text:span text:style-name="T4">
 <text:a xlink:type="simple" xlink:href="https://www.ukrinform.ua/rubric-world/3698843-kitaj-zaaviv-so-tajvan-nalezit-jomu-istoricno-na-sprobi-otrimati-nezaleznist-bude-reakcia.html" text:style-name="Internet_20_link" text:visited-style-name="Visited_20_Internet_20_Link">
</text:a>
</text:span>
</text:p>
      <text:p text:style-name="P4">
According to Ukrinform, the Ambassador of China in France Lu sets into question the audience of the former Soviet republics, including Ukraine, and criticized.</text:p>
      <text:p text:style-name="P4">
In particular, the Ambassador of Ukraine to France Vadim Omelchenko suggested that Lu sets the problems with geography, and reminded that such statements contradict China's official position.</text:p>
      <text:p text:style-name="P4">
The Foreign Minister of Lithuania Gabrielus Landsbergis said that the statement of China's ambassador to France proves the validity of why the Baltic countries do not trust China "mediation in Ukraine."</text:p>
      <text:p text:style-name="P4">
<text:span text:style-name="T4">
 Read also: </text:span>
 <text:span text:style-name="T4">
 <text:a xlink:type="simple" xlink:href="https://www.ukrinform.ua/rubric-world/3699378-posol-kitau-u-francii-postaviv-pid-sumniv-suverenitet-kolisnih-radanskih-respublik.html" text:style-name="Internet_20_link" text:visited-style-name="Visited_20_Internet_20_Link">
</text:a>
 </text:span>
</text:p>
      <text:p text:style-name="P4">
<text:span text:style-name="T5">
Foto: era</text:span>
</text:p>
      <text:p text:style-name="P4">
News Source: <text:a xlink:type="simple" xlink:href="https://www.ukrinform.ua/rubric-world/3699418-u-mzs-estonii-ta-latvii-viklicut-kitajskih-diplomativ-cerez-zaavi-posla-knr-u-francii.html" text:style-name="Internet_20_link" text:visited-style-name="Visited_20_Internet_20_Link">
https://www.ukrinform.ua/rubric-world/3699418-u-mzs-estonii-ta-latvii-viklicut-kitajskih-diplomativ-cerez-zaavi-posla-knr-u-francii.html</text:a>
</text:p>
      <!--NEWS-->
      <text:h text:style-name="P10" text:outline-level="1">
<text:span text:style-name="T4">
In the UN Council on Monday there will be a debate under the chairmanship of Lavrov</text:span>
</text:h>
      <text:p text:style-name="P4">
Authors: Ukrinform (Person)</text:p>
      <text:p text:style-name="P4">
Publisher: Укринформ (Organization)</text:p>
      <text:p text:style-name="P4">
Published Time: 2023-04-22T21:54:00+03:00</text:p>
      <text:p text:style-name="P4">
Modified Time: 2023-04-22T21:54:00+03:00</text:p>
      <text:p text:style-name="P4">
Description: On Monday, April 24, the UN Security Council under the chairmanship of the Russian Foreign Minister, Sergei Lavrov, will be held by Russia open debate on "Effective Multilaterality by Protecting the Principles of the UN Charter". - Ukrinform.</text:p>
      <text:p text:style-name="P4">
Images: ["<text:a xlink:type="simple" xlink:href="https://static.ukrinform.com/photos/2021_03/thumb_files/630_360_1616487436-945.jpg" text:style-name="Internet_20_link" text:visited-style-name="Visited_20_Internet_20_Link">
630_360_16164...</text:a>
"]</text:p>
      <text:p text:style-name="P4">
Tags: ['Дебати', 'лавров', 'ООН', 'Війна з росією']</text:p>
      <text:p text:style-name="P4">
Type: Article</text:p>
      <!--METADATA-->
      <text:p text:style-name="P4">
<draw:frame draw:style-name="fr1" draw:name="Image195" text:anchor-type="as-char" svg:width="6.9236in" svg:height="3.956343in" draw:z-index="0">
<draw:image xlink:href="../Images/yкринформ/2023-04-22T21-54-00-03-00/630_360_1616487436-945.jpg" xlink:type="simple" xlink:show="embed" xlink:actuate="onLoad" draw:mime-type="image/jpeg"/>
</draw:frame>
In the April 24, the UN Security Council under the chairmanship of the Russian Foreign Minister Sergei Lavrov will take place by Russia open debate on "Effective Multilaterality by Protecting the Principles of the UN Charter".</text:p>
      <text:p text:style-name="P4">
Ukrinform was informed at the Secretariat of the Radbeza.</text:p>
      <text:p text:style-name="P4">
In Russia, previously announced an event as a "high-level debate", but most Ukrainian member owners will be presented at a mission diplomat at <text:a xlink:type="simple" xlink:href="https://www.ukrinform.ua/tag-oon" text:style-name="Internet_20_link" text:visited-style-name="Visited_20_Internet_20_Link">
</text:a>
not foreign ministers by any official officials.</text:p>
      <text:p text:style-name="P4">
Russia is expected to try to convince the Radbez of its commitment to the UN, but democratic countries, in the example of the Russian war, will prove that Moscow is rudely violating it.</text:p>
      <text:p text:style-name="P4">
RB meeting will start at 10:00 local time(17:00 for Kiev).Українська делегація не братиме участі в дебатах.</text:p>
      <text:p text:style-name="P4">
<text:span text:style-name="T4">
Читайте також:</text:span>
 <text:a xlink:type="simple" xlink:href="https://www.ukrinform.ua/rubric-ato/3697225-lavrov-zaaviv-so-rosia-zacikavlena-u-najskorisomu-zaversenni-vijni.html" text:style-name="Internet_20_link" text:visited-style-name="Visited_20_Internet_20_Link">
 <text:span text:style-name="T4">
лавров</text:span>
 </text:a>
As it was reported, in April, Russia is presiding on the UN Security Council. The presidency of this body changes every month between its members. In May, this role will be done by Switzerland, in June - the UAE.</text:p>
      <text:p text:style-name="P4">
The Radbeza includes five permanent members of the United Nations - USA, United Kingdom, France, China and Russia(on the site of the Soviet Union), vetoed by 10 member states on a rotary basis.</text:p>
      <text:p text:style-name="P4">
News Source: <text:a xlink:type="simple" xlink:href="https://www.ukrinform.ua/rubric-world/3699417-u-radbezi-oon-u-ponedilok-vidbudutsa-debati-pid-golovuvannam-lavrova.html" text:style-name="Internet_20_link" text:visited-style-name="Visited_20_Internet_20_Link">
https://www.ukrinform.ua/rubric-world/3699417-u-radbezi-oon-u-ponedilok-vidbudutsa-debati-pid-golovuvannam-lavrova.html</text:a>
</text:p>
      <!--NEWS-->
      <text:h text:style-name="P10" text:outline-level="1">
<text:span text:style-name="T4">
Ukrainian Manevskaya became a silver medalist of the European weightlifting championship</text:span>
</text:h>
      <text:p text:style-name="P4">
Authors: Ukrinform (Person)</text:p>
      <text:p text:style-name="P4">
Publisher: Укринформ (Organization)</text:p>
      <text:p text:style-name="P4">
Published Time: 2023-04-22T21:58:00+03:00</text:p>
      <text:p text:style-name="P4">
Modified Time: 2023-04-22T21:58:00+03:00</text:p>
      <text:p text:style-name="P4">
Description: In Yerevan (Armenia), the European weightlifting Championship is ongoing. - Ukrinform.</text:p>
      <text:p text:style-name="P4">
Images: ["<text:a xlink:type="simple" xlink:href="https://static.ukrinform.com/photos/2023_04/thumb_files/630_360_1682188989-248.jpg" text:style-name="Internet_20_link" text:visited-style-name="Visited_20_Internet_20_Link">
630_360_16821...</text:a>
"]</text:p>
      <text:p text:style-name="P4">
Tags: ['Важка атлетика']</text:p>
      <text:p text:style-name="P4">
Type: Article</text:p>
      <!--METADATA-->
      <text:p text:style-name="P4">
<draw:frame draw:style-name="fr1" draw:name="Image196" text:anchor-type="as-char" svg:width="6.9236in" svg:height="3.956343in" draw:z-index="0">
<draw:image xlink:href="../Images/yкринформ/2023-04-22T21-58-00-03-00/630_360_1682188989-248.jpg" xlink:type="simple" xlink:show="embed" xlink:actuate="onLoad" draw:mime-type="image/jpeg"/>
</draw:frame>
In Yerevan(Armenia)The European weightlifting championship is ongoing.</text:p>
      <text:p text:style-name="P4">
On the penultimate day of the competition, the silver award was won by Ukrainian Anastasiamanevskaya, Ukrinform reports.</text:p>
      <text:p text:style-name="P4">
The 24-year-old weightlifter from Zaporozhye took 2nd place in the weight category to 87kg, raising in the amount of doubled 238 kg(108 - jerk + 130 - push).</text:p>
      <text:p text:style-name="P4">
Перемогла норвежка Сольфрід Коанда - 272 кг (117 + 155), Bronze Gotspysim Hurshudyan from Armenia - 227 kg(107 + 120).</text:p>
      <text:p text:style-name="P4">
<text:span text:style-name="T4">
Читайте також:</text:span>
 <text:a xlink:type="simple" xlink:href="https://www.ukrinform.ua/rubric-sports/3699012-irina-deha-stala-absolutnou-cempionkou-evropi-z-vazkoi-atletiki.html" text:style-name="Internet_20_link" text:visited-style-name="Visited_20_Internet_20_Link">
 <text:span text:style-name="T4">
атлетики</text:span>
 </text:a>
As reported, the absolute champions of Europe in Yerevan became Ukrainianciirin Deha(81 kg)And Kamila Konotop(59 kg), Silver in weight up to 55 kg also appeared to Svetlana Samuliak.</text:p>
      <text:p text:style-name="P4">
Photo: FVA.</text:p>
      <text:p text:style-name="P4">
News Source: <text:a xlink:type="simple" xlink:href="https://www.ukrinform.ua/rubric-sports/3699416-ukrainka-manevska-stala-sribnou-prizerkou-cempionatu-evropi-z-vazkoi-atletiki.html" text:style-name="Internet_20_link" text:visited-style-name="Visited_20_Internet_20_Link">
https://www.ukrinform.ua/rubric-sports/3699416-ukrainka-manevska-stala-sribnou-prizerkou-cempionatu-evropi-z-vazkoi-atletiki.html</text:a>
</text:p>
      <!--NEWS-->
      <text:h text:style-name="P10" text:outline-level="1">
<text:span text:style-name="T4">
Global work on the restriction of the Russian atomic industry - Zelensky</text:span>
</text:h>
      <text:p text:style-name="P4">
Authors: Ukrinform (Person)</text:p>
      <text:p text:style-name="P4">
Publisher: Укринформ (Organization)</text:p>
      <text:p text:style-name="P4">
Published Time: 2023-04-22T22:02:00+03:00</text:p>
      <text:p text:style-name="P4">
Modified Time: 2023-04-22T22:02:00+03:00</text:p>
      <text:p text:style-name="P4">
Description: It is very important for Ukraine that global restrictive work on the Russian nuclear industry has begun. It is the segment that generates funds for the aggressor budget and puts other countries dependent. - Ukrinform.</text:p>
      <text:p text:style-name="P4">
Images: ["<text:a xlink:type="simple" xlink:href="https://static.ukrinform.com/photos/2023_02/thumb_files/630_360_1677260137-955.jpeg" text:style-name="Internet_20_link" text:visited-style-name="Visited_20_Internet_20_Link">
630_360_16772...</text:a>
"]</text:p>
      <text:p text:style-name="P4">
Tags: ['Атомна енергетика', 'Зеленський', 'Війна з росією']</text:p>
      <text:p text:style-name="P4">
Type: Article</text:p>
      <!--METADATA-->
      <text:p text:style-name="P4">
<draw:frame draw:style-name="fr1" draw:name="Image197" text:anchor-type="as-char" svg:width="6.9236in" svg:height="3.956343in" draw:z-index="0">
<draw:image xlink:href="../Images/yкринформ/2023-04-22T22-02-00-03-00/630_360_1677260137-955.jpeg" xlink:type="simple" xlink:show="embed" xlink:actuate="onLoad" draw:mime-type="image/jpeg"/>
</draw:frame>
Very important for Ukraine is that the global restrictive work on the Russian nuclear industry has begun. After all, this is the segment that generates the funds of the aggressor and puts other states dependent.</text:p>
      <text:p text:style-name="P4">
Volodymyr Zelenskyy said this in <text:a xlink:type="simple" xlink:href="https://www.facebook.com/watch/" text:style-name="Internet_20_link" text:visited-style-name="Visited_20_Internet_20_Link">
</text:a>
, reports Ukrinform.</text:p>
      <text:p text:style-name="P4">
“It is important that global restrictive work on the Russian atomic industry has begun. This industry not only generates funds for the budget of the aggressor, but also helps to depend on other states in which the territory is being implemented allegedly "<text:a xlink:type="simple" xlink:href="https://www.ukrinform.ua/tag-energetika" text:style-name="Internet_20_link" text:visited-style-name="Visited_20_Internet_20_Link">
</text:a>
»Atomic projects. Any Kremlin energy is a weapon. Nuclear power is also a weapon for them, ”the President said.</text:p>
      <text:p text:style-name="P4">
<text:span text:style-name="T5">
Viso: <text:a xlink:type="simple" xlink:href="https://t.me/OP_UA/9309" text:style-name="Internet_20_link" text:visited-style-name="Visited_20_Internet_20_Link">
</text:a>
</text:span>
</text:p>
      <text:p text:style-name="P4">
The head of Ukraine recalled that the Russians use the Zaporizhzhya Nuclear Station as weapons for blackmail of the world, and therefore "it is good that Britain, America, France, Japan, Canada formed an alliance that should remove the atomic Galum of the terrorist state from the global market."</text:p>
      <text:p text:style-name="P4">
“The next week in relationships with partners is prepared no less effective than this one. Every such result for Ukraine is the lives of our people. It is the ability of our warriors to protect life, to reflect Russian assaults to prepare Ukrainian active actions, ”Zelensky added.</text:p>
      <text:p text:style-name="P4">
<text:span text:style-name="T4">
 Read also: </text:span>
 <text:a xlink:type="simple" xlink:href="https://www.ukrinform.ua/rubric-ato/3699413-cim-zorstkisi-sankcii-proti-rf-tim-svidsim-bude-zaversenna-agresii-prezident.html" text:style-name="Internet_20_link" text:visited-style-name="Visited_20_Internet_20_Link">
</text:a>
It was reported that on April 22, three new sanction decisions were coming into force on and supporting Russian aggression. First of all, it is a regular package of sanctions against the Russian MIC - enterprises that provide the army of the Russian Federation. 322 companies have been added to the lists: weapons manufacturers, components and the like.</text:p>
      <text:p text:style-name="P4">
The other two sanctions lists are natural and legal persons that help sanctions against Russia, hold the property of military criminals and involve the reduction of freedom both in the territory of the Russian Federation itself and Ukraine.</text:p>
      <text:p text:style-name="P4">
<text:span text:style-name="T5">
Foto: op</text:span>
</text:p>
      <text:p text:style-name="P4">
News Source: <text:a xlink:type="simple" xlink:href="https://www.ukrinform.ua/rubric-economy/3699420-pocalas-globalna-robota-z-obmezenna-rosijskoi-atomnoi-galuzi-zelenskij.html" text:style-name="Internet_20_link" text:visited-style-name="Visited_20_Internet_20_Link">
https://www.ukrinform.ua/rubric-economy/3699420-pocalas-globalna-robota-z-obmezenna-rosijskoi-atomnoi-galuzi-zelenskij.html</text:a>
</text:p>
      <!--NEWS-->
      <text:h text:style-name="P10" text:outline-level="1">
<text:span text:style-name="T4">
Brazil President on the invasion of the Russian Federation into Ukraine: "I want to find a third alternative"</text:span>
</text:h>
      <text:p text:style-name="P4">
Authors: Ukrinform (Person)</text:p>
      <text:p text:style-name="P4">
Publisher: Укринформ (Organization)</text:p>
      <text:p text:style-name="P4">
Published Time: 2023-04-22T22:13:00+03:00</text:p>
      <text:p text:style-name="P4">
Modified Time: 2023-04-22T22:13:00+03:00</text:p>
      <text:p text:style-name="P4">
Description: Brazil's President Luis Inasio Lula Da Silva stated that he did not want to "please anyone" in the issue of the war that Russia has solved in Ukraine. - Ukrinform.</text:p>
      <text:p text:style-name="P4">
Images: ["<text:a xlink:type="simple" xlink:href="https://static.ukrinform.com/photos/2016_03/thumb_files/630_360_1457097747-9021-luis-inasio-lula-da-silva.jpg" text:style-name="Internet_20_link" text:visited-style-name="Visited_20_Internet_20_Link">
630_360_14570...</text:a>
"]</text:p>
      <text:p text:style-name="P4">
Tags: ['Бразилія', 'Україна', 'Агресія РФ', 'Війна з росією']</text:p>
      <text:p text:style-name="P4">
Type: Article</text:p>
      <!--METADATA-->
      <text:p text:style-name="P4">
<draw:frame draw:style-name="fr1" draw:name="Image198" text:anchor-type="as-char" svg:width="6.9236in" svg:height="3.956343in" draw:z-index="0">
<draw:image xlink:href="../Images/yкринформ/2023-04-22T22-13-00-03-00/630_360_1457097747-9021-luis-inasio-lula-da-silva.jpg" xlink:type="simple" xlink:show="embed" xlink:actuate="onLoad" draw:mime-type="image/jpeg"/>
</draw:frame>
Brazil's President Luis Inasio Lula Da Silva stated that it was bad to "please no one" in the issue of the war that Russia has solved in Ukraine.</text:p>
      <text:p text:style-name="P4">
He said this in Lisbon(Portugal)Against the backdrop of criticism of his statements about the war of the Russian Federation against Ukraine, reports Ukrinform with reference to <text:a xlink:type="simple" xlink:href="https://www.reuters.com/world/brazils-lula-doesnt-want-please-anyone-over-ukraine-stance-2023-04-22/" text:style-name="Internet_20_link" text:visited-style-name="Visited_20_Internet_20_Link">
</text:a>
.</text:p>
      <text:p text:style-name="P4">
In particular, the Brazilian leader, who was criticized for the assumption that Kyiv -part was "guilty" in the war, at a press conference in Lisbon stated that his goal was to "find a way to plant them both(Russia and Ukraine - Ed.)at the negotiating table. "</text:p>
      <text:p text:style-name="P4">
"I want to find a third alternative(Conflict settlement - ed.)which was to build peace, "said Lula da Silva.</text:p>
      <text:p text:style-name="P4">
<text:span text:style-name="T4">
 Read also: </text:span>
 <text:span text:style-name="T4">
 <text:a xlink:type="simple" xlink:href="https://www.ukrinform.ua/rubric-polytics/3699220-prezident-brazilii-vidreaguvav-na-zaprosenna-vidvidati-ukrainu-vidpravit-pomicnika.html" text:style-name="Internet_20_link" text:visited-style-name="Visited_20_Internet_20_Link">
</text:a>
</text:span>
</text:p>
      <text:p text:style-name="P4">
As it was reported, Ukrainians staged a demonstration near the Brazil Embassy of Portugal Lisboni in order to protest against the recent expanses(https://www.ukrinform.ua/tag-vijna-z-rosieu)** Russia against Ukraine.</text:p>
      <text:p text:style-name="P4">
The Brazilian leader, who arrived on Portugal on a five -day visit on Friday, suggested that both Ukraine and the Russian Federation were equally guilty of the beginning in February 2022.</text:p>
      <text:p text:style-name="P4">
<text:span text:style-name="T4">
 Read also: </text:span>
 <text:span text:style-name="T4">
 <text:a xlink:type="simple" xlink:href="https://www.ukrinform.ua/rubric-diaspora/3699211-ukrainci-vlastuvali-akciu-protestu-u-lisaboni-pid-cas-vizitu-prezidenta-brazilii.html" text:style-name="Internet_20_link" text:visited-style-name="Visited_20_Internet_20_Link">
</text:a>
</text:span>
</text:p>
      <text:p text:style-name="P4">
On April 16, Lula Da Silva stated that he wanted to speak with China and the UAE intermediary to achieve peace in Russia's aggressive war against Ukraine.</text:p>
      <text:p text:style-name="P4">
News Source: <text:a xlink:type="simple" xlink:href="https://www.ukrinform.ua/rubric-polytics/3699419-prezident-brazilii-pro-vtorgnenna-rf-v-ukrainu-hocu-znajti-tretu-alternativu.html" text:style-name="Internet_20_link" text:visited-style-name="Visited_20_Internet_20_Link">
https://www.ukrinform.ua/rubric-polytics/3699419-prezident-brazilii-pro-vtorgnenna-rf-v-ukrainu-hocu-znajti-tretu-alternativu.html</text:a>
</text:p>
      <!--NEWS-->
      <text:h text:style-name="P10" text:outline-level="1">
<text:span text:style-name="T4">
The invaders are firing Kharkiv</text:span>
</text:h>
      <text:p text:style-name="P4">
Authors: Ukrinform (Person)</text:p>
      <text:p text:style-name="P4">
Publisher: Укринформ (Organization)</text:p>
      <text:p text:style-name="P4">
Published Time: 2023-04-22T22:24:00+03:00</text:p>
      <text:p text:style-name="P4">
Modified Time: 2023-04-22T22:24:00+03:00</text:p>
      <text:p text:style-name="P4">
Description: The army of the Russian Federation on Saturday, April 22, fired at Kharkiv. - Ukrinform.</text:p>
      <text:p text:style-name="P4">
Images: ["<text:a xlink:type="simple" xlink:href="https://static.ukrinform.com/photos/2023_02/thumb_files/630_360_1677573461-244.jpg" text:style-name="Internet_20_link" text:visited-style-name="Visited_20_Internet_20_Link">
630_360_16775...</text:a>
"]</text:p>
      <text:p text:style-name="P4">
Tags: ['Обстріл', 'Харків', 'Війна з росією', 'Повітряна тривога']</text:p>
      <text:p text:style-name="P4">
Type: Article</text:p>
      <!--METADATA-->
      <text:p text:style-name="P4">
<draw:frame draw:style-name="fr1" draw:name="Image199" text:anchor-type="as-char" svg:width="6.9236in" svg:height="3.956343in" draw:z-index="0">
<draw:image xlink:href="../Images/yкринформ/2023-04-22T22-24-00-03-00/630_360_1677573461-244.jpg" xlink:type="simple" xlink:show="embed" xlink:actuate="onLoad" draw:mime-type="image/jpeg"/>
</draw:frame>
 армія рфувечері у суботу, 22 квітня, обстріляла Харків.</text:p>
      <text:p text:style-name="P4">
Про це повідомив міський голова Ігор Терехов у <text:a xlink:type="simple" xlink:href="https://t.me/ihor_terekhov/636" text:style-name="Internet_20_link" text:visited-style-name="Visited_20_Internet_20_Link">
</text:a>
, reports Ukrinform.</text:p>
      <text:p text:style-name="P4">
"<text:a xlink:type="simple" xlink:href="https://www.ukrinform.ua/tag-harkiv" text:style-name="Internet_20_link" text:visited-style-name="Visited_20_Internet_20_Link">
</text:a>
Under shelling, "Terekhov wrote.</text:p>
      <text:p text:style-name="P4">
Air anxiety has been announced in the city and region.</text:p>
      <text:p text:style-name="P4">
Head of Kharkiv Ova Oleg Synigubov <text:a xlink:type="simple" xlink:href="https://t.me/synegubov/6017" text:style-name="Internet_20_link" text:visited-style-name="Visited_20_Internet_20_Link">
</text:a>
Kharkiv residents and the areas that the invaders again struck, and urged to ignore the alarm signals and stay in shelters.</text:p>
      <text:p text:style-name="P4">
<text:span text:style-name="T4">
 Read also: </text:span>
 <text:a xlink:type="simple" xlink:href="https://www.ukrinform.ua/rubric-regions/3699134-u-harkovi-dozvolili-masovi-zahodi-lise-na-troh-lokaciah.html" text:style-name="Internet_20_link" text:visited-style-name="Visited_20_Internet_20_Link">
<text:span text:style-name="T4">
 Kharkiv </text:span>
 <text:span text:style-name="T4">
 </text:span>
 allowed <text:span text:style-name="T4">
 </text:span>
 mass <text:span text:style-name="T4">
 </text:span>
 <text:span text:style-name="T4">
 measures </text:span>
 <text:span text:style-name="T4">
 </text:span>
 only <text:span text:style-name="T4">
<text:span text:style-name="T5">
* three </text:span>
* </text:span>
 <text:span text:style-name="T4">
 locations </text:span>
</text:a>
The police of the region <text:a xlink:type="simple" xlink:href="https://t.me/police_kh_region/16813" text:style-name="Internet_20_link" text:visited-style-name="Visited_20_Internet_20_Link">
</text:a>
Citizens to report to the special line 102.  Photo: Getty Images_</text:p>
      <text:p text:style-name="P4">
News Source: <text:a xlink:type="simple" xlink:href="https://www.ukrinform.ua/rubric-regions/3699423-ziteliv-harkivsini-poperedzaut-pro-vorozi-udari.html" text:style-name="Internet_20_link" text:visited-style-name="Visited_20_Internet_20_Link">
https://www.ukrinform.ua/rubric-regions/3699423-ziteliv-harkivsini-poperedzaut-pro-vorozi-udari.html</text:a>
</text:p>
      <!--NEWS-->
      <text:h text:style-name="P10" text:outline-level="1">
<text:span text:style-name="T4">
IAEA has released a report on the situation at the Zaporozhye NPP</text:span>
</text:h>
      <text:p text:style-name="P4">
Authors: Ukrinform (Person)</text:p>
      <text:p text:style-name="P4">
Publisher: Укринформ (Organization)</text:p>
      <text:p text:style-name="P4">
Published Time: 2023-04-22T22:37:00+03:00</text:p>
      <text:p text:style-name="P4">
Modified Time: 2023-04-22T22:37:00+03:00</text:p>
      <text:p text:style-name="P4">
Description: Representatives of the International Atomic Energy Agency present at the Zaporozhye NPPs heard the sounds of shelling almost daily over the last week. - Ukrinform.</text:p>
      <text:p text:style-name="P4">
Images: ["<text:a xlink:type="simple" xlink:href="https://static.ukrinform.com/photos/2022_08/thumb_files/630_360_1659707865-297.jpg" text:style-name="Internet_20_link" text:visited-style-name="Visited_20_Internet_20_Link">
630_360_16597...</text:a>
"]</text:p>
      <text:p text:style-name="P4">
Tags: ['МАГАТЕ', 'Запорізька АЕС', 'Війна з росією']</text:p>
      <text:p text:style-name="P4">
Type: Article</text:p>
      <!--METADATA-->
      <text:p text:style-name="P4">
<draw:frame draw:style-name="fr1" draw:name="Image200" text:anchor-type="as-char" svg:width="6.9236in" svg:height="3.956343in" draw:z-index="0">
<draw:image xlink:href="../Images/yкринформ/2023-04-22T22-37-00-03-00/630_360_1659707865-297.jpg" xlink:type="simple" xlink:show="embed" xlink:actuate="onLoad" draw:mime-type="image/jpeg"/>
</draw:frame>
Representatives of the International Atomic Energy Agency, present at Zaporizhzhya, heard the sounds of shelling almost daily over the last week.</text:p>
      <text:p text:style-name="P4">
This was stated by CEO of IAEA Rafael Mariano Grossi, reporting to the Zaporizhzhya NPP, Ukrinform reports with reference to <text:span text:style-name="T4">
 <text:a xlink:type="simple" xlink:href="https://www.iaea.org/newscenter/pressreleases/update-154-iaea-director-general-statement-on-situation-in-ukraine" text:style-name="Internet_20_link" text:visited-style-name="Visited_20_Internet_20_Link">
</text:a>
</text:span>
.</text:p>
      <text:p text:style-name="P4">
“I saw clear signs of military preparations in the area, when a visiting nuclear power plant was visited just over three weeks ago. Since then, our experts have often reported that they have heard explosions while assuming(They are giving away)Intense shelling nearby. I am deeply concerned about the station, ”Grossi said.</text:p>
      <text:p text:style-name="P4">
<text:span text:style-name="T4">
 Read also: </text:span>
 <text:span text:style-name="T4">
 <text:a xlink:type="simple" xlink:href="https://www.ukrinform.ua/rubric-world/3696115-gendirektor-magate-obgovoriv-zahist-zaporizkoi-aes-iz-glavou-mzs-tureccini.html" text:style-name="Internet_20_link" text:visited-style-name="Visited_20_Internet_20_Link">
</text:a>
</text:span>
</text:p>
      <text:p text:style-name="P4">
According to him, once the IAEA experts were ordered to be hidden by the ground because of the potential danger in connection with combat actions.</text:p>
      <text:p text:style-name="P4">
The CEO noted the serious risks to the nuclear safety and safety with which the NPP is.</text:p>
      <text:p text:style-name="P4">
According to him, <text:span text:style-name="T4">
 <text:a xlink:type="simple" xlink:href="https://www.ukrinform.ua/tag-zaporizka-aes" text:style-name="Internet_20_link" text:visited-style-name="Visited_20_Internet_20_Link">
</text:a>
</text:span>
 Lays on one 750 kV power transmission, which still operates and supplies the external electricity required to cool the reactors and other important functions of nuclear safety and protection. Prior to the start of the full -scale war, the station had four lines of external power.</text:p>
      <text:p text:style-name="P4">
<text:span text:style-name="T4">
 Read also: </text:span>
 <text:span text:style-name="T4">
 <text:a xlink:type="simple" xlink:href="https://www.ukrinform.ua/rubric-regions/3696575-v-energodari-rosiani-gotuut-vikradenna-ditej-hocut-vivezti-v-krim-na-avtobusah-zaes.html" text:style-name="Internet_20_link" text:visited-style-name="Visited_20_Internet_20_Link">
</text:a>
</text:span>
</text:p>
      <text:p text:style-name="P4">
The station management reported that the volume of maintenance during downtime on all power units in 2022 was reduced with a reduction of the technical staff, the absence of external contractors of the pelvicate parts. Currently, only about a quarter of staff is working at the ZPP, and there is no technical service plan at the station.</text:p>
      <text:p text:style-name="P4">
The IAEA experts also found significant damage to the windows in the machine hall of the 4th power unit in a place, which is obviously not corresponding to the mines, which was reported earlier. The agency's team tries to find out the cause of the harm.</text:p>
      <text:p text:style-name="P4">
<text:span text:style-name="T4">
 Read also: </text:span>
 <text:span text:style-name="T4">
 <text:a xlink:type="simple" xlink:href="https://www.ukrinform.ua/rubric-ato/3692008-glava-magate-u-kaliningradi-obgovoriv-bezpeku-zaporizkoi-aes.html" text:style-name="Internet_20_link" text:visited-style-name="Visited_20_Internet_20_Link">
</text:a>
 </text:span>
</text:p>
      <text:p text:style-name="P4">
ZPP, the largest nuclear power plant in Europe, since March 4, 2022, captured by the Russian military, since then on the station of the station, the invaders have placed military equipment and ammunition, firing the surrounding area.</text:p>
      <text:p text:style-name="P4">
<text:span text:style-name="T4">
 Read also: </text:span>
 <text:span text:style-name="T4">
 <text:a xlink:type="simple" xlink:href="https://www.ukrinform.ua/rubric-economy/3695727-galusenko-pro-vibuh-mini-bila-zaes-poki-rosiani-ne-zalisat-stanciu-nebezpeka-isnue.html" text:style-name="Internet_20_link" text:visited-style-name="Visited_20_Internet_20_Link">
</text:a>
</text:span>
</text:p>
      <text:p text:style-name="P4">
According to the Minister of Energy of Ukraine Herman Galushchenko, the Ukrainian side has signals that the Russians are incorrectly operating the equipment of the NPP.</text:p>
      <text:p text:style-name="P4">
News Source: <text:a xlink:type="simple" xlink:href="https://www.ukrinform.ua/rubric-ato/3699424-magate-opriludnilo-zvit-sodo-situacii-na-zaporizkij-aes.html" text:style-name="Internet_20_link" text:visited-style-name="Visited_20_Internet_20_Link">
https://www.ukrinform.ua/rubric-ato/3699424-magate-opriludnilo-zvit-sodo-situacii-na-zaporizkij-aes.html</text:a>
</text:p>
      <!--NEWS-->
      <text:h text:style-name="P10" text:outline-level="1">
<text:span text:style-name="T4">
Marines showed the destruction of the Russian tank</text:span>
</text:h>
      <text:p text:style-name="P4">
Authors: Ukrinform (Person)</text:p>
      <text:p text:style-name="P4">
Publisher: Укринформ (Organization)</text:p>
      <text:p text:style-name="P4">
Published Time: 2023-04-22T22:44:00+03:00</text:p>
      <text:p text:style-name="P4">
Modified Time: 2023-04-22T22:44:00+03:00</text:p>
      <text:p text:style-name="P4">
Description: The soldiers of the Navy of the Armed Forces of Ukraine destroyed the Russian tank together with the crew. - Ukrinform.</text:p>
      <text:p text:style-name="P4">
Images: ["<text:a xlink:type="simple" xlink:href="https://static.ukrinform.com/photos/2022_12/thumb_files/630_360_1669987737-966.jpg" text:style-name="Internet_20_link" text:visited-style-name="Visited_20_Internet_20_Link">
630_360_16699...</text:a>
"]</text:p>
      <text:p text:style-name="P4">
Tags: ['Танк', 'Військові', 'Війна з росією']</text:p>
      <text:p text:style-name="P4">
Type: Article</text:p>
      <!--METADATA-->
      <text:p text:style-name="P4">
<draw:frame draw:style-name="fr1" draw:name="Image201" text:anchor-type="as-char" svg:width="6.9236in" svg:height="3.956343in" draw:z-index="0">
<draw:image xlink:href="../Images/yкринформ/2023-04-22T22-44-00-03-00/630_360_1669987737-966.jpg" xlink:type="simple" xlink:show="embed" xlink:actuate="onLoad" draw:mime-type="image/jpeg"/>
</draw:frame>
The military-naval forces of the Armed Forces of Ukraine destroyed the Russian tank together with a ziping.</text:p>
      <text:p text:style-name="P4">
The relevant video press service of the Navy was published in <text:a xlink:type="simple" xlink:href="https://www.facebook.com/watch/" text:style-name="Internet_20_link" text:visited-style-name="Visited_20_Internet_20_Link">
</text:a>
, reports Ukrinform.</text:p>
      <text:p text:style-name="P4">
"Ukrainian Marines destroyed Russian <text:a xlink:type="simple" xlink:href="https://www.ukrinform.ua/tag-tank" text:style-name="Internet_20_link" text:visited-style-name="Visited_20_Internet_20_Link">
</text:a>
, which he made the guys "Nervi". After the successful work of the air intelligence and the artillery tank, together with the crew, they paid for their activities, " - said UMS.</text:p>
      <text:p text:style-name="P4">
<text:span text:style-name="T5">
Viso: <text:a xlink:type="simple" xlink:href="https://t.me/ukrainian_navy/2813" text:style-name="Internet_20_link" text:visited-style-name="Visited_20_Internet_20_Link">
</text:a>
</text:span>
</text:p>
      <text:p text:style-name="P4">
<text:span text:style-name="T4">
 Read also: </text:span>
 <text:a xlink:type="simple" xlink:href="https://www.ukrinform.ua/rubric-ato/3698665-mikolaivski-desantniki-znisili-vorozij-tank-t90-z-minnim-tralom.html" text:style-name="Internet_20_link" text:visited-style-name="Visited_20_Internet_20_Link">
<text:span text:style-name="T4">
 tank </text:span>
</text:a>
As reported <text:a xlink:type="simple" xlink:href="https://www.ukrinform.ua/rubric-ato/3699160-sili-oboroni-znisili-185-730-rosijskih-zagarbnikiv.html" text:style-name="Internet_20_link" text:visited-style-name="Visited_20_Internet_20_Link">
</text:a>
, in the Full -Scale War, 3672 enemy tanks, 7130 combustible vehicles, 539 rocket launchers and thousands of single -different military equipment of the Russian Federation were already destroyed by the full -scale war.</text:p>
      <text:p text:style-name="P4">
News Source: <text:a xlink:type="simple" xlink:href="https://www.ukrinform.ua/rubric-ato/3699425-morski-pihotinci-pokazali-znisenna-rosijskogo-tanka.html" text:style-name="Internet_20_link" text:visited-style-name="Visited_20_Internet_20_Link">
https://www.ukrinform.ua/rubric-ato/3699425-morski-pihotinci-pokazali-znisenna-rosijskogo-tanka.html</text:a>
</text:p>
      <!--NEWS-->
      <text:h text:style-name="P10" text:outline-level="1">
<text:span text:style-name="T4">
The Russians hit Kharkiv region C-300 rockets: at least five hits</text:span>
</text:h>
      <text:p text:style-name="P4">
Authors: Ukrinform (Person)</text:p>
      <text:p text:style-name="P4">
Publisher: Укринформ (Organization)</text:p>
      <text:p text:style-name="P4">
Published Time: 2023-04-22T22:58:00+03:00</text:p>
      <text:p text:style-name="P4">
Modified Time: 2023-04-22T22:58:00+03:00</text:p>
      <text:p text:style-name="P4">
Description: The army of the Russian Federation on the evening of Saturday, April 22, fired at Kharkiv and the area of C-300 missiles, at least 5 "arrivals"-Ukrinform were recorded.</text:p>
      <text:p text:style-name="P4">
Images: ["<text:a xlink:type="simple" xlink:href="https://static.ukrinform.com/photos/2023_03/thumb_files/630_360_1680222040-343.jpg" text:style-name="Internet_20_link" text:visited-style-name="Visited_20_Internet_20_Link">
630_360_16802...</text:a>
"]</text:p>
      <text:p text:style-name="P4">
Tags: ['Обстріл', 'Ракета', 'Харків', 'Війна з росією']</text:p>
      <text:p text:style-name="P4">
Type: Article</text:p>
      <!--METADATA-->
      <text:p text:style-name="P4">
<draw:frame draw:style-name="fr1" draw:name="Image202" text:anchor-type="as-char" svg:width="6.9236in" svg:height="3.956343in" draw:z-index="0">
<draw:image xlink:href="../Images/yкринформ/2023-04-22T22-58-00-03-00/630_360_1680222040-343.jpg" xlink:type="simple" xlink:show="embed" xlink:actuate="onLoad" draw:mime-type="image/jpeg"/>
</draw:frame>
The Rfuvet Army on Saturday, April 22, fired at Kharkiv and the area of C-300 missiles, at least 5 "arrivals" were recorded</text:p>
      <text:p text:style-name="P4">
About it in <text:a xlink:type="simple" xlink:href="https://t.me/kharkivoda/9940" text:style-name="Internet_20_link" text:visited-style-name="Visited_20_Internet_20_Link">
</text:a>
Informs Kharkiv Ova, reports Ukrinform.</text:p>
      <text:p text:style-name="P4">
“Under the blow of the invaders was m. <text:a xlink:type="simple" xlink:href="https://www.ukrinform.ua/tag-harkiv" text:style-name="Internet_20_link" text:visited-style-name="Visited_20_Internet_20_Link">
</text:a>
Taharkiv district. Previously, the enemy beat the C -300 missiles, ”the testimony said.</text:p>
      <text:p text:style-name="P4">
The extent of destruction and information about the victims is clarified.</text:p>
      <text:p text:style-name="P4">
<text:span text:style-name="T4">
 Read also: </text:span>
 <text:span text:style-name="T4">
 <text:a xlink:type="simple" xlink:href="https://www.ukrinform.ua/rubric-ato/3699389-vijskovi-rf-obstrilali-park-u-hersoni-e-poranenij.html" text:style-name="Internet_20_link" text:visited-style-name="Visited_20_Internet_20_Link">
</text:a>
</text:span>
</text:p>
      <text:p text:style-name="P4">
As the head of Kharkiv Ova Oleg Synigubov in [] reported(https://t.me/synegubov/6019?fbclid=IwAR0W0Q2CHHoji22aw3A6fAxT6THvUR_bjzxM1GwtCE87H1pS5FDp7MBTCpA)at least 5 hits were recorded in Kharkiv and the region.</text:p>
      <text:p text:style-name="P4">
“Unfortunately, one of the hostile missiles hit the private sector in the village. Kotlyarkivsky district. Rescuers and emergency medical assistance work on the spot. The parts are installed. Kharkiv has <text:span text:style-name="T4">
 <text:a xlink:type="simple" xlink:href="https://www.ukrinform.ua/tag-obstril" text:style-name="Internet_20_link" text:visited-style-name="Visited_20_Internet_20_Link">
</text:a>
</text:span>
 In the object of civil infrastructure, rescuers curb a large -scale fire. At least 5 arrivals in the city and the region have been recorded before, Synigubov said.</text:p>
      <text:p text:style-name="P4">
<text:span text:style-name="T4">
 Read also: </text:span>
 <text:span text:style-name="T4">
 <text:a xlink:type="simple" xlink:href="https://www.ukrinform.ua/rubric-regions/3699423-ziteliv-harkivsini-poperedzaut-pro-vorozi-udari.html" text:style-name="Internet_20_link" text:visited-style-name="Visited_20_Internet_20_Link">
</text:a>
</text:span>
</text:p>
      <text:p text:style-name="P4">
The mayor of the city Igor Terekhov reported that in the Novobavar district a fire at the object of civil infrastructure. SES work on the spot. Information about the victims is specified.</text:p>
      <text:p text:style-name="P4">
According to him, blows on the Slobid and Basic districts were also recorded. In both cases, civilian objects were fired.</text:p>
      <text:p text:style-name="P4">
Currently, information about the victims is clarified.</text:p>
      <text:p text:style-name="P4">
As the agency reported earlier, the Russian army in the evening on Saturday, April 22, _ <text:span text:style-name="T4">
 <text:a xlink:type="simple" xlink:href="https://www.ukrinform.ua/rubric-regions/3699423-ziteliv-harkivsini-poperedzaut-pro-vorozi-udari.html" text:style-name="Internet_20_link" text:visited-style-name="Visited_20_Internet_20_Link">
</text:a>
</text:span>
 _</text:p>
      <text:p text:style-name="P4">
News Source: <text:a xlink:type="simple" xlink:href="https://www.ukrinform.ua/rubric-ato/3699428-rosiani-vdarili-po-harkivsini-raketami-s300-sonajmense-5-vlucan.html" text:style-name="Internet_20_link" text:visited-style-name="Visited_20_Internet_20_Link">
https://www.ukrinform.ua/rubric-ato/3699428-rosiani-vdarili-po-harkivsini-raketami-s300-sonajmense-5-vlucan.html</text:a>
</text:p>
      <!--NEWS-->
      <text:h text:style-name="P10" text:outline-level="1">
<text:span text:style-name="T4">
The Ukrainian House will show the theatrical performance "Azovstal. Voice ”</text:span>
</text:h>
      <text:p text:style-name="P4">
Authors: Ukrinform (Person)</text:p>
      <text:p text:style-name="P4">
Publisher: Укринформ (Organization)</text:p>
      <text:p text:style-name="P4">
Published Time: 2023-04-22T23:09:00+03:00</text:p>
      <text:p text:style-name="P4">
Modified Time: 2023-04-22T23:09:00+03:00</text:p>
      <text:p text:style-name="P4">
Description: On May 20, the Ukrainian House will show a multimedia theatrical performance "Azovstal. Voices. " - Ukrinform.</text:p>
      <text:p text:style-name="P4">
Images: ["<text:a xlink:type="simple" xlink:href="https://static.ukrinform.com/photos/2017_11/thumb_files/630_360_1511103332-1781-ukrainskij-dom.jpg" text:style-name="Internet_20_link" text:visited-style-name="Visited_20_Internet_20_Link">
630_360_15111...</text:a>
", "<text:a xlink:type="simple" xlink:href="https://static.ukrinform.com/photos/2023_04/1682193935-407.jpg" text:style-name="Internet_20_link" text:visited-style-name="Visited_20_Internet_20_Link">
1682193935-40...</text:a>
"]</text:p>
      <text:p text:style-name="P4">
Tags: ['Азовсталь', 'Театр', 'Український дім', 'МКІП ']</text:p>
      <text:p text:style-name="P4">
Type: Article</text:p>
      <!--METADATA-->
      <text:p text:style-name="P4">
<draw:frame draw:style-name="fr1" draw:name="Image203" text:anchor-type="as-char" svg:width="6.9236in" svg:height="3.956343in" draw:z-index="0">
<draw:image xlink:href="../Images/yкринформ/2023-04-22T23-09-00-03-00/630_360_1511103332-1781-ukrainskij-dom.jpg" xlink:type="simple" xlink:show="embed" xlink:actuate="onLoad" draw:mime-type="image/jpeg"/>
</draw:frame>
On May 20, the Ukrainian House will show a multimedia theater "Azovstal. Voices. "</text:p>
      <text:p text:style-name="P4">
According to Ukrinform, the press service of the Ministry of Culture of and Information Policy in [] reports it(https://t.me/mkipu/5669).</text:p>
      <text:p text:style-name="P4">
"Azovstal. Voices are light and inspiring story about defense <text:a xlink:type="simple" xlink:href="https://www.ukrinform.ua/tag-mariupol" text:style-name="Internet_20_link" text:visited-style-name="Visited_20_Internet_20_Link">
</text:a>
consisting of monologues the produce values of each person. The performance uses collective images, but those that remind you of specific characters: bird, orestes, helicopter pilot, etc. ", - the message reads.</text:p>
      <text:p text:style-name="P4">
<draw:frame draw:style-name="fr1" draw:name="Image204" text:anchor-type="as-char" svg:width="6.9236in" svg:height="9.800636in" draw:z-index="0">
<draw:image xlink:href="../Images/yкринформ/2023-04-22T23-09-00-03-00/1682193935-407.jpg" xlink:type="simple" xlink:show="embed" xlink:actuate="onLoad" draw:mime-type="image/jpeg"/>
</draw:frame>
As it is noted, the performance will take place on May 20, on the day when the year turns as Ukrainian defenders of Mariupol and Azovstal are in the Russian militia.</text:p>
      <text:p text:style-name="P4">
The multimedia theatrical performance will be held with the support of the MKIP.</text:p>
      <text:p text:style-name="P4">
<text:span text:style-name="T4">
 Read also: </text:span>
 <text:a xlink:type="simple" xlink:href="https://www.ukrinform.ua/rubric-culture/3698973-v-uzgorodi-startuvav-miznarodnij-teatralnij-festival-svoboda.html" text:style-name="Internet_20_link" text:visited-style-name="Visited_20_Internet_20_Link">
</text:a>
As it was reported, on July 29 in Kiev presented the play "Azovstal. Thevoices". The project was created in support of the captives of the Azovstal fighters. The main manifestation is not to forget about the captured defenders of Azovstal and to do everything possible for their return home.</text:p>
      <text:p text:style-name="P4">
News Source: <text:a xlink:type="simple" xlink:href="https://www.ukrinform.ua/rubric-culture/3699430-v-ukrainskomu-domi-pokazut-teatralnu-vistavu-azovstal-golosi.html" text:style-name="Internet_20_link" text:visited-style-name="Visited_20_Internet_20_Link">
https://www.ukrinform.ua/rubric-culture/3699430-v-ukrainskomu-domi-pokazut-teatralnu-vistavu-azovstal-golosi.html</text:a>
</text:p>
      <!--NEWS-->
      <text:h text:style-name="P10" text:outline-level="1">
<text:span text:style-name="T4">
The EU is preparing to ban the transit of many goods by the territory of Russia - Bloomberg</text:span>
</text:h>
      <text:p text:style-name="P4">
Authors: Ukrinform (Person)</text:p>
      <text:p text:style-name="P4">
Publisher: Укринформ (Organization)</text:p>
      <text:p text:style-name="P4">
Published Time: 2023-04-22T23:17:00+03:00</text:p>
      <text:p text:style-name="P4">
Modified Time: 2023-04-22T23:17:00+03:00</text:p>
      <text:p text:style-name="P4">
Description: The European Union intends to prohibit the transit of many goods in Russia, trying to increase the compliance with the previously imposed sanctions. - Ukrinform.</text:p>
      <text:p text:style-name="P4">
Images: ["<text:a xlink:type="simple" xlink:href="https://static.ukrinform.com/photos/2023_04/thumb_files/630_360_1681461745-184.jpg" text:style-name="Internet_20_link" text:visited-style-name="Visited_20_Internet_20_Link">
630_360_16814...</text:a>
"]</text:p>
      <text:p text:style-name="P4">
Tags: ['Антиросійські санкції', 'Євросоюз', 'Агресія РФ', 'Війна з росією']</text:p>
      <text:p text:style-name="P4">
Type: Article</text:p>
      <!--METADATA-->
      <text:p text:style-name="P4">
<draw:frame draw:style-name="fr1" draw:name="Image205" text:anchor-type="as-char" svg:width="6.9236in" svg:height="3.956343in" draw:z-index="0">
<draw:image xlink:href="../Images/yкринформ/2023-04-22T23-17-00-03-00/630_360_1681461745-184.jpg" xlink:type="simple" xlink:show="embed" xlink:actuate="onLoad" draw:mime-type="image/jpeg"/>
</draw:frame>
The European Union has the intention to impose a ban on the transit of many goods by the territory of Russia, trying to strengthen compliance with the previously imposed sanctions.</text:p>
      <text:p text:style-name="P4">
According to Ukrinform, it writes <text:a xlink:type="simple" xlink:href="https://www.bloomberg.com/news/articles/2023-04-22/eu-set-to-propose-banning-many-goods-from-transiting-via-russia" text:style-name="Internet_20_link" text:visited-style-name="Visited_20_Internet_20_Link">
</text:a>
With reference to your own informed sources.</text:p>
      <text:p text:style-name="P4">
"The European Union is preparing to propose a ban on the transit of many turns through Russia against the background of how the block tries to strengthen the regime of compliance with the observations introduced over the past year," the material reads.</text:p>
      <text:p text:style-name="P4">
<text:span text:style-name="T4">
 Read also: </text:span>
 <text:span text:style-name="T4">
 <text:a xlink:type="simple" xlink:href="https://www.ukrinform.ua/rubric-economy/3698488-ssa-i-souzniki-rozgladaut-majze-povnu-zaboronu-eksportu-do-rf-bloomberg.html" text:style-name="Internet_20_link" text:visited-style-name="Visited_20_Internet_20_Link">
</text:a>
</text:span>
</text:p>
      <text:p text:style-name="P4">
It is noted that the ban will affect many technologies and other goods, including several types of cars that will go by the territory of Russia.</text:p>
      <text:p text:style-name="P4">
"The ban will be included in a new package of sanctions prepared by the European Commission," Bloomberg is established.</text:p>
      <text:p text:style-name="P4">
<text:span text:style-name="T4">
 Read also: </text:span>
 <text:span text:style-name="T4">
 <text:a xlink:type="simple" xlink:href="https://www.ukrinform.ua/rubric-economy/3699420-pocalas-globalna-robota-z-obmezenna-rosijskoi-atomnoi-galuzi-zelenskij.html" text:style-name="Internet_20_link" text:visited-style-name="Visited_20_Internet_20_Link">
</text:a>
</text:span>
</text:p>
      <text:p text:style-name="P4">
The publication notes that Poland, Lithuania and Estonia are led by the EU to the ban on the ban through Russia and technologies that can be used by Russian military, aviation or space industries or to help improve Russian industrial capacity.</text:p>
      <text:p text:style-name="P4">
"A new package of suggested sanctions, which will be for the EU 11th since the Russian Time to Ukraine in February 2022, may also affect Tasudna tankers that do not turn on navigation systems that allow them to track them," Bloomberg adds.</text:p>
      <text:p text:style-name="P4">
<text:span text:style-name="T4">
 Read also: </text:span>
 <text:span text:style-name="T4">
 <text:a xlink:type="simple" xlink:href="https://www.ukrinform.ua/rubric-ato/3699413-cim-zorstkisi-sankcii-proti-rf-tim-svidsim-bude-zaversenna-agresii-prezident.html" text:style-name="Internet_20_link" text:visited-style-name="Visited_20_Internet_20_Link">
</text:a>
</text:span>
</text:p>
      <text:p text:style-name="P4">
At the same time, Rosatom, who played a key role in the capture of the ZPP, will not be released under sanctions, as too many EU members are opposite to the imposition of restrictions on Russia's nuclear industry.</text:p>
      <text:p text:style-name="P4">
“The main attention in the package <text:span text:style-name="T4">
 <text:a xlink:type="simple" xlink:href="https://www.ukrinform.ua/tag-antirossijskie-sankcii" text:style-name="Internet_20_link" text:visited-style-name="Visited_20_Internet_20_Link">
</text:a>
</text:span>
 prepared by the EU executive power will be given to the elimination of a loophole fight against evasion of compliance with current restrictions, including third -countries companies, ”the article concludes.As the agency reported earlier, countries _ <text:span text:style-name="T4">
 <text:a xlink:type="simple" xlink:href="https://www.ukrinform.ua/rubric-economy/3699138-kraini-g7-rozgladaut-majze-povnu-zaboronu-ihnogo-eksportu-do-rosii.html" text:style-name="Internet_20_link" text:visited-style-name="Visited_20_Internet_20_Link">
</text:a>
</text:span>
 _ as limited to Moscow's regulations due to its invasion of Ukraine.</text:p>
      <text:p text:style-name="P4">
News Source: <text:a xlink:type="simple" xlink:href="https://www.ukrinform.ua/rubric-economy/3699431-es-gotuetsa-zaboroniti-tranzit-bagatoh-tovariv-teritorieu-rosii-bloomberg.html" text:style-name="Internet_20_link" text:visited-style-name="Visited_20_Internet_20_Link">
https://www.ukrinform.ua/rubric-economy/3699431-es-gotuetsa-zaboroniti-tranzit-bagatoh-tovariv-teritorieu-rosii-bloomberg.html</text:a>
</text:p>
      <!--NEWS-->
      <text:h text:style-name="P10" text:outline-level="1">
<text:span text:style-name="T4">
The enemy fired at five communities of Sumy region in a day - 64 "arrivals"</text:span>
</text:h>
      <text:p text:style-name="P4">
Authors: Ukrinform (Person)</text:p>
      <text:p text:style-name="P4">
Publisher: Укринформ (Organization)</text:p>
      <text:p text:style-name="P4">
Published Time: 2023-04-22T23:39:00+03:00</text:p>
      <text:p text:style-name="P4">
Modified Time: 2023-04-22T23:39:00+03:00</text:p>
      <text:p text:style-name="P4">
Description: The Russian Federation troops on April 22 struck five territorial communities of Sumy region, having a total of 64 trains. - Ukrinform.</text:p>
      <text:p text:style-name="P4">
Images: ["<text:a xlink:type="simple" xlink:href="https://static.ukrinform.com/photos/2022_10/thumb_files/630_360_1667124180-530.jpg" text:style-name="Internet_20_link" text:visited-style-name="Visited_20_Internet_20_Link">
630_360_16671...</text:a>
"]</text:p>
      <text:p text:style-name="P4">
Tags: ['Обстріл', 'Сумщина', 'Війна з росією']</text:p>
      <text:p text:style-name="P4">
Type: Article</text:p>
      <!--METADATA-->
      <text:p text:style-name="P4">
<draw:frame draw:style-name="fr1" draw:name="Image206" text:anchor-type="as-char" svg:width="6.9236in" svg:height="3.956343in" draw:z-index="0">
<draw:image xlink:href="../Images/yкринформ/2023-04-22T23-39-00-03-00/630_360_1667124180-530.jpg" xlink:type="simple" xlink:show="embed" xlink:actuate="onLoad" draw:mime-type="image/jpeg"/>
</draw:frame>
On April 22, the military Federation was struck by five territorial communities of the Sumy region, having a total of 64 trains.</text:p>
      <text:p text:style-name="P4">
According to Ukrinform, the Sumy Regional Military Administration reported in <text:a xlink:type="simple" xlink:href="https://t.me/Sumy_news_ODA/15592" text:style-name="Internet_20_link" text:visited-style-name="Visited_20_Internet_20_Link">
</text:a>
.</text:p>
      <text:p text:style-name="P4">
In particular, the Esman community twice has shot from enemy artillery - the nine hits in a total of nine hits. As a result of the first tube, a field with corn was lit.</text:p>
      <text:p text:style-name="P4">
The Belopil community attacked the invaders from mortars, making 32 hit. In its territory, the enemy struck an artillery blow, hitting once.</text:p>
      <text:p text:style-name="P4">
From mortars and artillery Russian <text:a xlink:type="simple" xlink:href="https://www.ukrinform.ua/tag-obstril" text:style-name="Internet_20_link" text:visited-style-name="Visited_20_Internet_20_Link">
</text:a>
The Novoslobid community - four and ten hits took place, respectively.</text:p>
      <text:p text:style-name="P4">
From the self -propelled artillery installations, the troops of the Russian Federation were hit by a young community, having committed four trains.</text:p>
      <text:p text:style-name="P4">
<text:span text:style-name="T4">
 Read also: </text:span>
 <text:a xlink:type="simple" xlink:href="https://www.ukrinform.ua/rubric-ato/3699389-vijskovi-rf-obstrilali-park-u-hersoni-e-poranenij.html" text:style-name="Internet_20_link" text:visited-style-name="Visited_20_Internet_20_Link">
<text:span text:style-name="T4">
 firing </text:span>
</text:a>
The invaders struck the mortar stroke through the Miropil community, hitting four times.</text:p>
      <text:p text:style-name="P4">
"According to the military, there were currently no enemy offensive groups near the state border," Ova added.</text:p>
      <text:p text:style-name="P4">
As reported <text:a xlink:type="simple" xlink:href="https://www.ukrinform.ua/rubric-ato/3699094-rosiani-protagom-dna-obstrilali-cotiri-gromadi-sumsini.html" text:style-name="Internet_20_link" text:visited-style-name="Visited_20_Internet_20_Link">
</text:a>
, April 21, Russian -owned fired at four territorial communities of Sumy region.</text:p>
      <text:p text:style-name="P4">
<text:span text:style-name="T5">
Foto: dpsu.gov.ua</text:span>
</text:p>
      <text:p text:style-name="P4">
News Source: <text:a xlink:type="simple" xlink:href="https://www.ukrinform.ua/rubric-ato/3699422-vorog-za-dobu-obstrilav-pat-gromad-sumsini-64-priloti.html" text:style-name="Internet_20_link" text:visited-style-name="Visited_20_Internet_20_Link">
https://www.ukrinform.ua/rubric-ato/3699422-vorog-za-dobu-obstrilav-pat-gromad-sumsini-64-priloti.html</text:a>
</text:p>
      <!--NEWS-->
      <text:h text:style-name="P10" text:outline-level="1">
<text:span text:style-name="T4">
Real won Celt</text:span>
</text:h>
      <text:p text:style-name="P4">
Authors: Ukrinform (Person)</text:p>
      <text:p text:style-name="P4">
Publisher: Укринформ (Organization)</text:p>
      <text:p text:style-name="P4">
Published Time: 2023-04-22T23:57:09+03:00</text:p>
      <text:p text:style-name="P4">
Modified Time: 2023-04-22T23:57:09+03:00</text:p>
      <text:p text:style-name="P4">
Description: The Real Madrid won the 20th match in the Spanish Football Championships of the 20122/33. - Ukrinform.</text:p>
      <text:p text:style-name="P4">
Images: ["<text:a xlink:type="simple" xlink:href="https://static.ukrinform.com/photos/2023_04/thumb_files/630_360_1682196514-352.jpg" text:style-name="Internet_20_link" text:visited-style-name="Visited_20_Internet_20_Link">
630_360_16821...</text:a>
"]</text:p>
      <text:p text:style-name="P4">
Tags: ['Футбол', 'Реал Мадрид']</text:p>
      <text:p text:style-name="P4">
Type: Article</text:p>
      <!--METADATA-->
      <text:p text:style-name="P4">
<draw:frame draw:style-name="fr1" draw:name="Image207" text:anchor-type="as-char" svg:width="6.9236in" svg:height="3.956343in" draw:z-index="0">
<draw:image xlink:href="../Images/yкринформ/2023-04-22T23-57-09-03-00/630_360_1682196514-352.jpg" xlink:type="simple" xlink:show="embed" xlink:actuate="onLoad" draw:mime-type="image/jpeg"/>
</draw:frame>
The Real Madrid won the 20th match in the Spanish Championships in the 20122/23 football-season.</text:p>
      <text:p text:style-name="P4">
In the match of the 30th round on Santiago Bernabeu in Madrid, "Vyshkov" won over "Vigo Creep" - 2-0, reports Ukrinform.</text:p>
      <text:p text:style-name="P4">
The first ball was scored by Marco Asensio, who was assisted by Vinisiuszhunor in the 42nd minute. After the break, the account doubled by Eder Militan(48).</text:p>
      <text:p text:style-name="P4">
У турнірній таблиці Ла Ліги лідирує «Барселона», в активі якої 73 очки. «Реал»(65)goes second, in third place - "Athletico"(60), which will play Varcelon on April 23.</text:p>
      <text:p text:style-name="P4">
<text:span text:style-name="T4">
 Read also: </text:span>
 <text:a xlink:type="simple" xlink:href="https://www.ukrinform.ua/rubric-sports/3699409-valadolid-obigrav-zironu-cigankova-u-matci-la-ligi.html" text:style-name="Internet_20_link" text:visited-style-name="Visited_20_Internet_20_Link">
<text:span text:style-name="T4">
 Giron </text:span>
</text:a>
It should be noted that in the 31st round on April 25, Real will meet with Viktor Tsygankov on the away.</text:p>
      <text:p text:style-name="P4">
Photo: AFP.</text:p>
      <text:p text:style-name="P4">
News Source: <text:a xlink:type="simple" xlink:href="https://www.ukrinform.ua/rubric-sports/3699434-real-peremig-seltu-u-matci-ispanskoi-la-ligi.html" text:style-name="Internet_20_link" text:visited-style-name="Visited_20_Internet_20_Link">
https://www.ukrinform.ua/rubric-sports/3699434-real-peremig-seltu-u-matci-ispanskoi-la-ligi.html</text:a>
</text:p>
      <!--NEWS-->
      <text:h text:style-name="P10" text:outline-level="1">
<text:span text:style-name="T4">
Now the Alliance has become even stronger in the face of Russian aggression - Mark Millie</text:span>
</text:h>
      <text:p text:style-name="P4">
Author: ['Ольга Мосьондз']</text:p>
      <text:p text:style-name="P4">
Time: 2023-04-22T43:00:00-04:00</text:p>
      <text:p text:style-name="P4">
Description: About Ts, telling the head of the commander of the headquarters of the US forces of the United States, General Mark Mill ... War with Ukraine 2022, war with Ukraine Latest news today, News War with Ukraine 2022 Last for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4/277400_mark-milley_gettyimages_new_960x380_0.jpg" text:style-name="Internet_20_link" text:visited-style-name="Visited_20_Internet_20_Link">
277400_mark-milley_gettyimages_new_960x380_0.jpg</text:a>
']</text:p>
      <text:p text:style-name="P4">
Tags: ['ГЕНЕРАЛ МАРК МІЛЛІ', 'РАМШТАЙН 11']</text:p>
      <text:p text:style-name="P4">
Category: News</text:p>
      <!--METADATA-->
      <text:p text:style-name="P4">
<draw:frame draw:style-name="fr1" draw:name="Image208" text:anchor-type="as-char" svg:width="6.9236in" svg:height="3.606042in" draw:z-index="0">
<draw:image xlink:href="../Images/AРМІЯINFORM/2023-04-22T43-00-00-04-00/277400_mark-milley_gettyimages_new_960x380_0.jpg" xlink:type="simple" xlink:show="embed" xlink:actuate="onLoad" draw:mime-type="image/jpeg"/>
</draw:frame>
This was stated by the head of the Committee of the Chiefs of Staff of the US Armed Forces, General Markmilli at a press conference following the meeting of the contact group of defense Ukraine in Ramstin's format in Germany.</text:p>
      <text:p text:style-name="P4">
General Millie thanked the Pentagon Head for leadership during a contact group meeting and the Ministers of Defense and the Chiefs of General Staff of more than 50 countries that were present today in this group. He noted that their support is crucial for supporting Ukraine in the fight against aggression of the Russian Federation.</text:p>
      <ul>
        <li>
During the year, your participation and support is crucial for the ability of the Ukrainian army to defend yourself. It has passed almost a year since the Ministerstin started this contact group in Ramstein and this forum was vital for coordination, synchronization, support and continuation of Ukraine's international support. I also want to thank the Minister of Defense Alexei Reznikov and my colleague and partner General Valery Zaluzhni, who communicated with the last week and his representative here for their constant leadership, - said Mark Millie.</li>
      </ul>
      <text:p text:style-name="P4">
He also greeted Finland on NATO joining and noted that despite the desire to conquer Ukraine and shake the Alliance, NATO became even stronger.</text:p>
      <ul>
        <li>
This event means the deepening of the Alliance family and confirms the world's strength. But it is not just about the security of the United States and Europe. NATO NATO The contact group helps to do more than simply maintain the global international order for all nations living in peace, can be drawn in the world where the sovereignty and the rule of law respects, in the world that opposes military aggression of the Russian Federation 421.</li>
      </ul>
      <text:p text:style-name="P4">
Putin thought he would be able to overthrow the Ukrainian government when he began the war, the cradle of Russian troops gathered at the border, when hundreds of thousands of Russian Russian people crossed the border of Ukraine from several directions. But he was mistaken the Ukrainian government began to cooperate even more with NATO, as Putin has begun a warned war. The spirit of Ukraine remains indomitable. We now have 31 NATO -member ones, and the Alliance is getting even stronger and more united in front of the Mill's aggression, ”Mark Millie stressed.- Spare parts are critical because Ukraine protects cities and expels the threat from its territory. Our countries and countries in Europe will be assigned to fulfill our mission within a specified time, and we promise to support as much as it will be needed, - said the chairman of the Committee of the US Armed Forces.</text:p>
      <text:p text:style-name="P4">
He also recalled that this week the United States announced a new security package as part of the USA permanent liabilities.</text:p>
      <text:p text:style-name="P4">
News Source: <text:a xlink:type="simple" xlink:href="https://armyinform.com.ua/2023/04/22/zaraz-alyans-stav-shhe-sylnishym-pered-oblychchyam-rosijskoyi-agresiyi-mark-milli/" text:style-name="Internet_20_link" text:visited-style-name="Visited_20_Internet_20_Link">
https://armyinform.com.ua/2023/04/22/zaraz-alyans-stav-shhe-sylnishym-pered-oblychchyam-rosijskoyi-agresiyi-mark-milli/</text:a>
</text:p>
      <!--NEWS-->
      <text:h text:style-name="P10" text:outline-level="1">
<text:span text:style-name="T4">
Bridget Brinka: The world should not turn away from the cruelty of Russian troops in Ukraine</text:span>
</text:h>
      <text:p text:style-name="P4">
Author: ['АРМІЯINFORM']</text:p>
      <text:p text:style-name="P4">
Time: 2023-04-22T44:00:00-04:00</text:p>
      <text:p text:style-name="P4">
Description: US Ambassador to Ukraine Brijit Brink Vyazhi, SVIT NOT MASH VIDARTASH IT IS ARE LIGHT ... War with Ukraine 2022, War with Ukraine Latest News today, News War with Ukraine 2022 Last for today, will there be a war between Ukraine and Russia and when,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4/ful-yg7wyaivktj.jpg" text:style-name="Internet_20_link" text:visited-style-name="Visited_20_Internet_20_Link">
ful-yg7wyaivktj.jpg</text:a>
']</text:p>
      <text:p text:style-name="P4">
Tags: ['БРІДЖИТ БРІНК']</text:p>
      <text:p text:style-name="P4">
Category: News</text:p>
      <!--METADATA-->
      <text:p text:style-name="P4">
<draw:frame draw:style-name="fr1" draw:name="Image209" text:anchor-type="as-char" svg:width="6.9236in" svg:height="4.612339in" draw:z-index="0">
<draw:image xlink:href="../Images/AРМІЯINFORM/2023-04-22T44-00-00-04-00/ful-yg7wyaivktj.jpg" xlink:type="simple" xlink:show="embed" xlink:actuate="onLoad" draw:mime-type="image/jpeg"/>
</draw:frame>
The US Ambassador to Ukraine Bridget Brink believes that the world should not distract the retroactive cruelty of Russian troops in Ukraine, which is recorded by Ukrainian Tamyzhni International Journalists.</text:p>
      <text:p text:style-name="P4">
About this <text:a xlink:type="simple" xlink:href="https://twitter.com/USAmbKyiv/status/1649407323884929024" text:style-name="Internet_20_link" text:visited-style-name="Visited_20_Internet_20_Link">
it is referred</text:a>
Twitter.</text:p>
      <text:p text:style-name="P4">
“AP photographer Yevgeny Maloletka recorded the terrible cruelty of the Russian troops against Ukraine. The world should not turn away. Ukrainian and international journalists, despite considerable risk, have done a dangerous and important job, covering the horrific reality - and terrible human casualties - Russian aggression to Ukraine, ”the US Ambassador wrote.</text:p>
      <text:p text:style-name="P4">
News Source: <text:a xlink:type="simple" xlink:href="https://armyinform.com.ua/2023/04/22/bridzhyt-brink-svit-ne-povynen-vidvertatysya-vid-zhorstokosti-rosijskyh-vijsk-v-ukrayini/" text:style-name="Internet_20_link" text:visited-style-name="Visited_20_Internet_20_Link">
https://armyinform.com.ua/2023/04/22/bridzhyt-brink-svit-ne-povynen-vidvertatysya-vid-zhorstokosti-rosijskyh-vijsk-v-ukrayini/</text:a>
</text:p>
      <!--NEWS-->
      <text:h text:style-name="P10" text:outline-level="1">
<text:span text:style-name="T4">
Night attack by drones: Air defense forces destroyed 4 Russian "Shahda"</text:span>
</text:h>
      <text:p text:style-name="P4">
Author: ['АРМІЯINFORM']</text:p>
      <text:p text:style-name="P4">
Time: 2023-04-22T45:00:00-04:00</text:p>
      <text:p text:style-name="P4">
Description: In P'yatnitsky, 21 kvіnyni, murals attacked Ukrainian-Kamikadze “Shahed-136/131” .... War with Ukraine 2022, war with Ukraine Latest News today, News War with Ukraine 2022 Last for today, will there be a war between Ukraine and Russia and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4/1_main.jpg" text:style-name="Internet_20_link" text:visited-style-name="Visited_20_Internet_20_Link">
1_main.jpg</text:a>
']</text:p>
      <text:p text:style-name="P4">
Tags: ['АТАКА ДРОНІВ', 'ППО', 'ХРОНІКА ОБОРОНИ']</text:p>
      <text:p text:style-name="P4">
Category: News</text:p>
      <!--METADATA-->
      <text:p text:style-name="P4">
<draw:frame draw:style-name="fr1" draw:name="Image210" text:anchor-type="as-char" svg:width="6.9236in" svg:height="3.890404in" draw:z-index="0">
<draw:image xlink:href="../Images/AРМІЯINFORM/2023-04-22T45-00-00-04-00/1_main.jpg" xlink:type="simple" xlink:show="embed" xlink:actuate="onLoad" draw:mime-type="image/jpeg"/>
</draw:frame>
On Friday, April 21, Russia attacked Ukraine-Kamikadze Ukraine "Shahd-136/131". Ukrainian defenders destroyed four out of five drones.</text:p>
      <text:p text:style-name="P4">
About it <text:a xlink:type="simple" xlink:href="https://t.me/kpszsu/2481" text:style-name="Internet_20_link" text:visited-style-name="Visited_20_Internet_20_Link">
reports</text:a>
Armed Forces Command.</text:p>
      <text:p text:style-name="P4">
The attack occurred from the southeastern direction.</text:p>
      <text:p text:style-name="P4">
“On the evening of April 21 at about 7.00 pm, the enemy attacked Ukraine from the southeastern direction by shock drone-Kamikadze" Shahd-136/131 ". Four of the five Shahhadivs were destroyed in the interaction of the East Air Command "East" in the interaction of the National Guard of the National Guard of Ukraine, - the report said.</text:p>
      <text:p text:style-name="P4">
News Source: <text:a xlink:type="simple" xlink:href="https://armyinform.com.ua/2023/04/22/nichna-ataka-dronamy-syly-ppo-znyshhyly-4-rosijskyh-shahedy/" text:style-name="Internet_20_link" text:visited-style-name="Visited_20_Internet_20_Link">
https://armyinform.com.ua/2023/04/22/nichna-ataka-dronamy-syly-ppo-znyshhyly-4-rosijskyh-shahedy/</text:a>
</text:p>
      <!--NEWS-->
      <text:h text:style-name="P10" text:outline-level="1">
<text:span text:style-name="T4">
Nafo Fellas raised $ 172.77 thousand on shock drones for Ukrainian scouts</text:span>
</text:h>
      <text:p text:style-name="P4">
Author: ['АРМІЯINFORM']</text:p>
      <text:p text:style-name="P4">
Time: 2023-04-22T46:00:00-04:00</text:p>
      <text:p text:style-name="P4">
Description: Online space Nafo Fellas Zibrala 172,769 TIS. Dolyariv to hit the nonsense for the GUR .... War with Ukraine 2022, war with Ukraine latest news today, news war with Ukraine 2022 Last for today, will there be a war between Ukraine and Russia and when, the war with Ukraine in 2022 will be or not , Will there be a war with Ukraine in the near future, they say, the war with Ukraine, Ukrainian news today, Ukrainian news in Ukrainian media in Russian</text:p>
      <text:p text:style-name="P4">
Images: ['<text:a xlink:type="simple" xlink:href="https://armyinform.com.ua/wp-content/uploads/2023/04/20230309_5086-1.jpg" text:style-name="Internet_20_link" text:visited-style-name="Visited_20_Internet_20_Link">
20230309_5086-1.jpg</text:a>
']</text:p>
      <text:p text:style-name="P4">
Tags: ['UNITED24']</text:p>
      <text:p text:style-name="P4">
Category: News</text:p>
      <!--METADATA-->
      <text:p text:style-name="P4">
<draw:frame draw:style-name="fr1" draw:name="Image211" text:anchor-type="as-char" svg:width="6.9236in" svg:height="4.611118in" draw:z-index="0">
<draw:image xlink:href="../Images/AРМІЯINFORM/2023-04-22T46-00-00-04-00/20230309_5086-1.jpg" xlink:type="simple" xlink:show="embed" xlink:actuate="onLoad" draw:mime-type="image/jpeg"/>
</draw:frame>
Online community <text:a xlink:type="simple" xlink:href="https://armyinform.com.ua/2022/10/03/nafo-oleksij-reznikov/" text:style-name="Internet_20_link" text:visited-style-name="Visited_20_Internet_20_Link">
Nafo fellas</text:a>
She collected $ 172.769 thousand for percussion drones for Gur.</text:p>
      <text:p text:style-name="P4">
About it <text:a xlink:type="simple" xlink:href="https://t.me/U24_gov_ua/2034" text:style-name="Internet_20_link" text:visited-style-name="Visited_20_Internet_20_Link">
reported</text:a>
In United24.</text:p>
      <text:p text:style-name="P4">
"In 6 weeks, the Nafo Fellas community has raised $ 172,769 per drones for GUR. It is enough to buy more than 240 drones for Ukrainian intelligence," the message goes.</text:p>
      <text:p text:style-name="P4">
It is noted that each participant will be honored with a name video on the Twitter page. And also one of all participants is one pack of salt. Ukrainian stone ”, signed by President Zelensky, two packs called the head of GUR Kiril Budanov, as well as three limited lightweed24.</text:p>
      <text:p text:style-name="P4">
News Source: <text:a xlink:type="simple" xlink:href="https://armyinform.com.ua/2023/04/22/nafo-fellas-zibrala-17277-tysyach-na-udarni-drony-dlya-ukrayinskyh-rozvidnykiv/" text:style-name="Internet_20_link" text:visited-style-name="Visited_20_Internet_20_Link">
https://armyinform.com.ua/2023/04/22/nafo-fellas-zibrala-17277-tysyach-na-udarni-drony-dlya-ukrayinskyh-rozvidnykiv/</text:a>
</text:p>
      <!--NEWS-->
      <text:h text:style-name="P10" text:outline-level="1">
<text:span text:style-name="T4">
Two rescuers in the Kyiv region were detained for cooperation with the military of the Russian Federation</text:span>
</text:h>
      <text:p text:style-name="P4">
Author: ['АРМІЯINFORM']</text:p>
      <text:p text:style-name="P4">
Time: 2023-04-22T47:00:00-04:00</text:p>
      <text:p text:style-name="P4">
Description: Crouetemano Korradnikiv, yaki duplicated the collar of PID hour of the pupa Kyivshchini at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5b74462234c883e6cf44d760889ac227.jpg" text:style-name="Internet_20_link" text:visited-style-name="Visited_20_Internet_20_Link">
5b74462234c883e6cf44d760889ac227.jpg</text:a>
', '<text:a xlink:type="simple" xlink:href="https://armyinform.com.ua/wp-content/uploads/2023/04/d02e3b267e1678694fea795b05c07ccc-e1682061863482.jpg" text:style-name="Internet_20_link" text:visited-style-name="Visited_20_Internet_20_Link">
d02e3b267e1678694fea795b05c07ccc-e1682061863482.jpg</text:a>
']</text:p>
      <text:p text:style-name="P4">
Tags: ['STOPRUSSIA', 'АГРЕСІЯ РФ', 'ВТОРГНЕННЯ РФ', 'СБУ']</text:p>
      <text:p text:style-name="P4">
Category: News</text:p>
      <!--METADATA-->
      <text:p text:style-name="P4">
<draw:frame draw:style-name="fr1" draw:name="Image212" text:anchor-type="as-char" svg:width="6.9236in" svg:height="4.615733in" draw:z-index="0">
<draw:image xlink:href="../Images/AРМІЯINFORM/2023-04-22T47-00-00-04-00/5b74462234c883e6cf44d760889ac227.jpg" xlink:type="simple" xlink:show="embed" xlink:actuate="onLoad" draw:mime-type="image/jpeg"/>
</draw:frame>
Two traitors were detained to assist the enemy during the occupation of the Kyiv region in 2022.</text:p>
      <text:p text:style-name="P4">
About it <text:a xlink:type="simple" xlink:href="https://ssu.gov.ua/novyny/sbu-zatrymala-dvokh-zradnykiv-yaki-na-pochatku-vtorhnennia-rf-pidpalyly-pozhezhnoriatuvalnu-chastynu-na-kyivshchyni" text:style-name="Internet_20_link" text:visited-style-name="Visited_20_Internet_20_Link">
reports</text:a>
SBU press service <text:span text:style-name="T5">
.</text:span>
</text:p>
      <text:p text:style-name="P4">
The attackers were two employees of the 41st State Fire and Rescue Part of the Main Directorate of the SES in the Kiev region, who supported the military during the occupation of the Vyshgorod district.</text:p>
      <text:p text:style-name="P4">
“It was found that for the fulfillment of a hostile instruction on March 22 last year, the workers set fire to the premises of the fire department in the village of Ivankiv. As a result, the administrative building was damaged, property and official inventory were destroyed, ”the message reads.</text:p>
      <text:p text:style-name="P4">
Thus, the aggressor tried to leave the settlement without the existing fire and rescue unit and intimidate the locals.</text:p>
      <text:p text:style-name="P4">
In addition, the defendants "poured" the invaders personal data of the participants of the movement of the movement, in particular the former ATO fighters.</text:p>
      <text:p text:style-name="P4">
It was at their "diligence" that the Rashists invaded the premises and stole three seats who tried to extinguish the fire in the rescue part. Then the victims were kept in the strains of the local "commanders of the Russian Federation" until the release of the region.</text:p>
      <text:p text:style-name="P4">
The traitors received food from the invaders and the things that were brought to their own premises. The persons also had permission for the free movement of the area.</text:p>
      <text:p text:style-name="P4">
On the basis of the evidence collected, they were informed by both detainees of the suspicion of a detachable betrayal committed in the state of martial law.</text:p>
      <text:p text:style-name="P4">
They have chosen a preventive measure - holding.<draw:frame draw:style-name="fr1" draw:name="Image213" text:anchor-type="as-char" svg:width="6.9236in" svg:height="6.76558in" draw:z-index="0">
<draw:image xlink:href="../Images/AРМІЯINFORM/2023-04-22T47-00-00-04-00/d02e3b267e1678694fea795b05c07ccc-e1682061863482.jpg" xlink:type="simple" xlink:show="embed" xlink:actuate="onLoad" draw:mime-type="image/jpeg"/>
</draw:frame>
</text:p>
      <text:p text:style-name="P4">
News Source: <text:a xlink:type="simple" xlink:href="https://armyinform.com.ua/2023/04/22/zatrymano-dvoh-zradnykiv-yaki-za-vkazivkoyu-rosiyan-pidpalyly-pozhezhnu-chastynu-na-kyyivshhyni/" text:style-name="Internet_20_link" text:visited-style-name="Visited_20_Internet_20_Link">
https://armyinform.com.ua/2023/04/22/zatrymano-dvoh-zradnykiv-yaki-za-vkazivkoyu-rosiyan-pidpalyly-pozhezhnu-chastynu-na-kyyivshhyni/</text:a>
</text:p>
      <!--NEWS-->
      <text:h text:style-name="P10" text:outline-level="1">
<text:span text:style-name="T4">
The Ministry of Justice told about the peculiarities of marriage in war conditions</text:span>
</text:h>
      <text:p text:style-name="P4">
Author: ['АРМІЯINFORM']</text:p>
      <text:p text:style-name="P4">
Time: 2023-04-22T48:00:00-04:00</text:p>
      <text:p text:style-name="P4">
Description: MiniStvosty of the Justice ’clarified the individual sludge of the gateway in the minds of Vіini. About the work ... war with Ukraine 2022, the war with Ukraine is the latest news today, the war with Ukraine 2022 is the last for today, will there be a war between Ukraine and Russia and when, the war with Ukraine in 2022 will be or not, will there be a war with Ukraine in the near future says, the war with Ukraine, Ukraine’s news today, Ukrainian news in Ukrainian media in Russian</text:p>
      <text:p text:style-name="P4">
Images: ['<text:a xlink:type="simple" xlink:href="https://armyinform.com.ua/wp-content/uploads/2023/04/shlyuby-850x540-1.jpeg" text:style-name="Internet_20_link" text:visited-style-name="Visited_20_Internet_20_Link">
shlyuby-850x540-1.jpeg</text:a>
']</text:p>
      <text:p text:style-name="P4">
Tags: ['ВОЄННИЙ СТАН', 'ШЛЮБ']</text:p>
      <text:p text:style-name="P4">
Category: News</text:p>
      <!--METADATA-->
      <text:p text:style-name="P4">
<draw:frame draw:style-name="fr1" draw:name="Image214" text:anchor-type="as-char" svg:width="6.9236in" svg:height="4.398522in" draw:z-index="0">
<draw:image xlink:href="../Images/AРМІЯINFORM/2023-04-22T48-00-00-04-00/shlyuby-850x540-1.jpeg" xlink:type="simple" xlink:show="embed" xlink:actuate="onLoad" draw:mime-type="image/jpeg"/>
</draw:frame>
The Ministry of Justice explained the peculiarities of marriage in war.</text:p>
      <text:p text:style-name="P4">
About it <text:a xlink:type="simple" xlink:href="https://www.kmu.gov.ua/news/miniust-informatsiia-shchodo-osoblyvosti-ukladannia-shliubu-v-umovakh-viiny" text:style-name="Internet_20_link" text:visited-style-name="Visited_20_Internet_20_Link">
reports</text:a>
Cabinet of Ministers of Ukraine.</text:p>
      <text:p text:style-name="P4">
In accordance with the first and second parts of Article 28 of the Family Code, the Ukrainian Identification Spouses personally submits an application for marriage registration for any state registration of civil status acts of their choice.</text:p>
      <text:p text:style-name="P4">
The marriage is registered after the expiration of one month from the date of submission of the application. But, if there are valid reasons, the head of the state registration body of civil status acts allows to register the marriage earlier than this term. What is the reasons:</text:p>
      <ul>
        <li>
pregnancy of the bride; * birth of a baby; * Threat to the life of the bride or groom.</li>
      </ul>
      <text:p text:style-name="P4">
_ <text:span text:style-name="T4">
 with </text:span>
 _ <text:span text:style-name="T4">
 mines during martial law </text:span>
</text:p>
      <text:p text:style-name="P4">
In connection with martial law, state registration of marriage occurs on the day of the application or on any other day at the request of the brides within one month.</text:p>
      <text:p text:style-name="P4">
Pursuant to Article 14 of the Law of Ukraine "On State Registration of Civilian Acts", state registration of marriage is carried out for personal presence and groom.</text:p>
      <text:p text:style-name="P4">
At the same time, the Ukrainian legislation provides for a special procedure for marriage for servicemen. This issue is regulated by the Cabinet of Ministers of March 7, 2022 No. 213 "Some issues of state registration of marriage in the conditions of martial law".</text:p>
      <text:p text:style-name="P4">
_ <text:span text:style-name="T4">
 This procedure can take advantage of: </text:span>
 _</text:p>
      <ul>
        <li>
servicemen: Armed Forces, SBU, Foreign Intelligence Service, State Border Guard Service, State Protection Department, National Guard, other military formation; * police; * Persons of rank and file staff: civil protection service, DBR, State Criminal Enforcement Service; * Persons of the command staff: NABU, Bureau of Economic Security; * Healthcare facilities.</li>
      </ul>
      <text:p text:style-name="P4">
Such statements about state registration of marriage are submitted to the direct commander(to the manager), which certifies the authenticity of the signature of the brides and submits a statement of the state registration of civil status acts.</text:p>
      <text:p text:style-name="P4">
You can also use another procedure when the marriage act is not a RACS body, but a direct commander(the manager)a serviceman and fastened with a seal of the respective body(military formation).</text:p>
      <text:p text:style-name="P4">
In addition, you can apply for state registration of marriage on the portal action.</text:p>
      <text:p text:style-name="P4">
News Source: <text:a xlink:type="simple" xlink:href="https://armyinform.com.ua/2023/04/22/u-minyusti-rozpovily-pro-osoblyvosti-ukladannya-shlyubu-v-umovah-vijny/" text:style-name="Internet_20_link" text:visited-style-name="Visited_20_Internet_20_Link">
https://armyinform.com.ua/2023/04/22/u-minyusti-rozpovily-pro-osoblyvosti-ukladannya-shlyubu-v-umovah-vijny/</text:a>
</text:p>
      <!--NEWS-->
      <text:h text:style-name="P10" text:outline-level="1">
<text:span text:style-name="T4">
EU training has already passed over 16,000 Ukrainian military</text:span>
</text:h>
      <text:p text:style-name="P4">
Author: ['АРМІЯINFORM']</text:p>
      <text:p text:style-name="P4">
Time: 2023-04-22T49:00:00-04:00</text:p>
      <text:p text:style-name="P4">
Description: Penad 16 Tysyach Ukrainian vi -Sikovikh, in the same place went in the inter -trendy of the trendy MISIA єs .... War with Ukraine 2022, war with Ukraine Latest news today, News War with Ukraine 2022 Last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4/large-6.jpg" text:style-name="Internet_20_link" text:visited-style-name="Visited_20_Internet_20_Link">
large-6.jpg</text:a>
']</text:p>
      <text:p text:style-name="P4">
Tags: ['STOPRUSSIA', 'ВІЙСЬКОВА ПІДГОТОВКА', 'ЖОЗЕП БОРРЕЛЬ']</text:p>
      <text:p text:style-name="P4">
Category: News</text:p>
      <!--METADATA-->
      <text:p text:style-name="P4">
<draw:frame draw:style-name="fr1" draw:name="Image215" text:anchor-type="as-char" svg:width="6.9236in" svg:height="3.894525in" draw:z-index="0">
<draw:image xlink:href="../Images/AРМІЯINFORM/2023-04-22T49-00-00-04-00/large-6.jpg" xlink:type="simple" xlink:show="embed" xlink:actuate="onLoad" draw:mime-type="image/jpeg"/>
</draw:frame>
More than 16,000 Ukrainian soldiers have already been trained within the EU -Treasing Mission.</text:p>
      <text:p text:style-name="P4">
About it <text:a xlink:type="simple" xlink:href="https://twitter.com/JosepBorrellF/status/1649388569767673858" text:style-name="Internet_20_link" text:visited-style-name="Visited_20_Internet_20_Link">
reported</text:a>
EU High Representative Josep Borrel in Twitter.</text:p>
      <text:p text:style-name="P4">
“At the meeting of the Contact Group on Defense of Ukraine, I updated the information of the EU pro -support. More than 16,000 Ukrainian soldiers have already been traveling. Ammunition and missiles worth over 600 million have already been delivered. Working on joint purchases is ongoing, ”Josep Borrel wrote.</text:p>
      <text:p text:style-name="P4">
News Source: <text:a xlink:type="simple" xlink:href="https://armyinform.com.ua/2023/04/22/navchannya-u-yes-vzhe-projshlo-ponad-16-tysyach-ukrayinskyh-vijskovyh/" text:style-name="Internet_20_link" text:visited-style-name="Visited_20_Internet_20_Link">
https://armyinform.com.ua/2023/04/22/navchannya-u-yes-vzhe-projshlo-ponad-16-tysyach-ukrayinskyh-vijskovyh/</text:a>
</text:p>
      <!--NEWS-->
      <text:h text:style-name="P10" text:outline-level="1">
<text:span text:style-name="T4">
In Ukraine simplified the mechanism of referral of military to treatment abroad</text:span>
</text:h>
      <text:p text:style-name="P4">
Author: ['АРМІЯINFORM']</text:p>
      <text:p text:style-name="P4">
Time: 2023-04-22T50:00:00-04:00</text:p>
      <text:p text:style-name="P4">
Description: The detachment of dumping “about the introduction of Zmin to the order of the order was sent by Osіb Iz Skladovic forces ... The war with Ukraine 2022, the war with Ukraine is the latest news today, the News War with Ukraine 2022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4/9527233482974n.jpg" text:style-name="Internet_20_link" text:visited-style-name="Visited_20_Internet_20_Link">
9527233482974n.jpg</text:a>
']</text:p>
      <text:p text:style-name="P4">
Tags: ['STOPRUSSIA', 'ЛІКУВАННЯ ВІЙСЬКОВИХ']</text:p>
      <text:p text:style-name="P4">
Category: News</text:p>
      <!--METADATA-->
      <text:p text:style-name="P4">
<draw:frame draw:style-name="fr1" draw:name="Image216" text:anchor-type="as-char" svg:width="6.9236in" svg:height="4.945429in" draw:z-index="0">
<draw:image xlink:href="../Images/AРМІЯINFORM/2023-04-22T50-00-00-04-00/9527233482974n.jpg" xlink:type="simple" xlink:show="embed" xlink:actuate="onLoad" draw:mime-type="image/jpeg"/>
</draw:frame>
The Government has approved a resolution "On Amendments to the Procedure for Sending Persons of the Complex Defense and Security Forces, Victims in connection with the military aggression of the Russian Federation against Ukraine, for treatment abroad."</text:p>
      <text:p text:style-name="P4">
About it <text:a xlink:type="simple" xlink:href="https://www.kmu.gov.ua/news/sproshcheno-mekhanizm-napravlennia-na-likuvannia-za-kordon-zakhysnykiv-ukrainy" text:style-name="Internet_20_link" text:visited-style-name="Visited_20_Internet_20_Link">
reports</text:a>
Government portal.</text:p>
      <text:p text:style-name="P4">
According to the Prime Minister during a government meeting, this is a significant step that Ukraine's abuse could get the necessary treatment or rehabilitation abroad, without unnecessary bureaucratic procedures.</text:p>
      <text:p text:style-name="P4">
“One of the priorities of the government is the reform of medical and social expert commissions of the Tavi-Medical Commissions. Today we adopt a resolution on the simplification of our wounded fighters for treatment abroad. Now such directions will be able to get in the medical institution where treatment is undergoing chireabilization. Without tightening, without queues, without bureaucracy, ”Denyshmigal said.</text:p>
      <text:p text:style-name="P4">
From now on, medical institutions, in which Ukraine's defenders are treated and/aparabilitation, will be able to determine independently the need to send them abroad. Conducting a consultation of a military medical institution is now needed.</text:p>
      <text:p text:style-name="P4">
That is, the medical institution, in which the defender of Ukraine is on treatment, will independently formulate the conclusion that the need for treatment for treatment abroad will tap a package of documents to the relevant state body, which is part of the sector of safety and defense.</text:p>
      <text:p text:style-name="P4">
Thus, the conclusion on the need to refer the defender of Ukraine abroad will be accepted without a consultation of a military medical institution.</text:p>
      <text:p text:style-name="P4">
News Source: <text:a xlink:type="simple" xlink:href="https://armyinform.com.ua/2023/04/22/v-ukrayini-sprostyly-mehanizm-napravlennya-vijskovyh-na-likuvannya-za-kordon/" text:style-name="Internet_20_link" text:visited-style-name="Visited_20_Internet_20_Link">
https://armyinform.com.ua/2023/04/22/v-ukrayini-sprostyly-mehanizm-napravlennya-vijskovyh-na-likuvannya-za-kordon/</text:a>
</text:p>
      <!--NEWS-->
      <text:h text:style-name="P10" text:outline-level="1">
<text:span text:style-name="T4">
Defense forces in a day repelled 53 enemy attacks, at the epicenter of battles - Bakhmut</text:span>
</text:h>
      <text:p text:style-name="P4">
Author: ['АРМІЯINFORM']</text:p>
      <text:p text:style-name="P4">
Time: 2023-04-22T51:00:00-04:00</text:p>
      <text:p text:style-name="P4">
Description: About the General Headquarters of the ZS Ukrainian. “The Chotirist Twadzite was born ... the war with Ukraine 2022, the war with Ukraine is the latest news today, the news of the war with Ukraine 2022 is the last for today, will there be a war between Ukraine and Russia and when, there will be a war with Ukraine in 2022, whether there will be or not, will it be The war with Ukraine in the near future says, the war with Ukraine, Ukrainian news today, Ukrainian news in Ukrainian media in Russian</text:p>
      <text:p text:style-name="P4">
Images: ['<text:a xlink:type="simple" xlink:href="https://armyinform.com.ua/wp-content/uploads/2023/04/342214734_902418180873416_950405517196235654_n.jpg" text:style-name="Internet_20_link" text:visited-style-name="Visited_20_Internet_20_Link">
342214734_902418180873416_950405517196235654_n.jpg</text:a>
']</text:p>
      <text:p text:style-name="P4">
Tags: ['STOPRUSSIA', 'АГРЕСІЯ РФ', 'БАХМУТ', 'ВТОРГНЕННЯ РФ', 'ГШ ЗСУ', 'СИЛИ ОБОРОНИ УКРАЇНИ']</text:p>
      <text:p text:style-name="P4">
Category: News</text:p>
      <!--METADATA-->
      <text:p text:style-name="P4">
<draw:frame draw:style-name="fr1" draw:name="Image217" text:anchor-type="as-char" svg:width="6.9236in" svg:height="4.615733in" draw:z-index="0">
<draw:image xlink:href="../Images/AРМІЯINFORM/2023-04-22T51-00-00-04-00/342214734_902418180873416_950405517196235654_n.jpg" xlink:type="simple" xlink:show="embed" xlink:actuate="onLoad" draw:mime-type="image/jpeg"/>
</draw:frame>
Illustrative Photo <text:span text:style-name="T4">
 🔥 Situation on Russian invasion </text:span>
</text:p>
      <text:p text:style-name="P4">
About it <text:a xlink:type="simple" xlink:href="https://www.facebook.com/GeneralStaff.ua/posts/pfbid034cbpwWdLJJaGMCXz2tPUmCFR2gPpgiahZMf9gDvuontR28qYHc4v51KVUjWuwwaFl" text:style-name="Internet_20_link" text:visited-style-name="Visited_20_Internet_20_Link">
reports</text:a>
The General Staff of the Armed Forces of Ukraine.</text:p>
      <text:p text:style-name="P4">
“Four hundred and three -three days of large -scale armed aggression of the Russian Federation against Ukraine began.</text:p>
      <text:p text:style-name="P4">
The Russian Federation continues to ignore international humanitarian law, causes firing not only on the positions of our troops, but also on the civil infrastructure of settlements, terrorizing civilians.</text:p>
      <text:p text:style-name="P4">
The main efforts of the enemy focuses on conducting the offensive actions of Nabakhmut, Avdiiv, Mariinsky and Shakhtar directions - 53 attacks of the enemy were reflected. The epicenter of hostilities remains citybakhmut, ”the message reads.</text:p>
      <text:p text:style-name="P4">
News Source: <text:a xlink:type="simple" xlink:href="https://armyinform.com.ua/2023/04/22/syly-oborony-cziyeyi-doby-vidbyly-53-ataky-protyvnyka-u-epiczetri-boyiv-bahmut/" text:style-name="Internet_20_link" text:visited-style-name="Visited_20_Internet_20_Link">
https://armyinform.com.ua/2023/04/22/syly-oborony-cziyeyi-doby-vidbyly-53-ataky-protyvnyka-u-epiczetri-boyiv-bahmut/</text:a>
</text:p>
      <!--NEWS-->
      <text:h text:style-name="P10" text:outline-level="1">
<text:span text:style-name="T4">
During the last day, the Russian Federation has struck 3 missile and 30 aviation strikes across Ukraine</text:span>
</text:h>
      <text:p text:style-name="P4">
Author: ['АРМІЯINFORM']</text:p>
      <text:p text:style-name="P4">
Time: 2023-04-22T52:00:00-04:00</text:p>
      <text:p text:style-name="P4">
Description: About the General Headquarters of the ZS Ukrainian. “The enemy has passed ... the war with Ukraine 2022, the war with Ukraine is the latest news today, the war with Ukraine 2022 is the last for today, will there be a war between Ukraine and Russia and when, the war with Ukraine will be or not, there will be or not, there will be whether the war with Ukraine in the near future says, the war with Ukraine, Ukrainian news today, Ukrainian news in Ukrainian media in Russian</text:p>
      <text:p text:style-name="P4">
Images: ['<text:a xlink:type="simple" xlink:href="https://armyinform.com.ua/wp-content/uploads/2022/10/2022-10-18-raketnyj-udar-po-kyyevu.jpg" text:style-name="Internet_20_link" text:visited-style-name="Visited_20_Internet_20_Link">
2022-10-18-raketnyj-udar-po-kyyevu.jpg</text:a>
']</text:p>
      <text:p text:style-name="P4">
Tags: ['STOPRUSSIA', 'АГРЕСІЯ РФ', 'ВТОРГНЕННЯ РФ', 'ГШ ЗСУ']</text:p>
      <text:p text:style-name="P4">
Category: News</text:p>
      <!--METADATA-->
      <text:p text:style-name="P4">
<draw:frame draw:style-name="fr1" draw:name="Image218" text:anchor-type="as-char" svg:width="6.9236in" svg:height="5.1927in" draw:z-index="0">
<draw:image xlink:href="../Images/AРМІЯINFORM/2023-04-22T52-00-00-04-00/2022-10-18-raketnyj-udar-po-kyyevu.jpg" xlink:type="simple" xlink:show="embed" xlink:actuate="onLoad" draw:mime-type="image/jpeg"/>
</draw:frame>
Illustrative Photo <text:span text:style-name="T4">
 🔥 Situation on Russian Completion </text:span>
</text:p>
      <text:p text:style-name="P4">
About it <text:a xlink:type="simple" xlink:href="https://www.facebook.com/GeneralStaff.ua/posts/pfbid034cbpwWdLJJaGMCXz2tPUmCFR2gPpgiahZMf9gDvuontR28qYHc4v51KVUjWuwwaFl" text:style-name="Internet_20_link" text:visited-style-name="Visited_20_Internet_20_Link">
reports</text:a>
The General Staff of the Armed Forces of Ukraine.</text:p>
      <text:p text:style-name="P4">
“Over the past day, the enemy has caused 3 missile, 30 aircraft blows of 50 shelling of rocket launchers.</text:p>
      <text:p text:style-name="P4">
The likelihood of further missile and aviation strikes throughout Ukraine is high.</text:p>
      <text:p text:style-name="P4">
<text:span text:style-name="T4">
 In Volyn and Polissya directions </text:span>
 Operational situation without significant changes. The identified units of the Armed Forces of the Republic of Belarus continue to carry out tasks in border areas with Ukraine. Some units of the Territorial Forces forces of the Russian Federation continue to be located on the territory of the Republicbeline.</text:p>
      <text:p text:style-name="P4">
<text:span text:style-name="T4">
 In the Siversky and Slobozhansky directions </text:span>
 the enemy continues to keep the border areas of Bryansk, Kursk and Belgorod region with Ukraine with Ukraine. During the last day he fired at Leonivka and Gremyach of Chernihiv region; Schaligina, Volfine and Kindrativka - Sumy, as well as Gptivka and Vovchansky farms in Kharkiv region.</text:p>
      <text:p text:style-name="P4">
<text:span text:style-name="T4">
 In the Kupyansk direction </text:span>
 during the past day, the enemy of the implementation of the work to improve the tactical position, carried out the assault actions near the inhabited point of Lyman first, had no success. Krasne first, Novomlinsk, two -year, Western, Kotlyarivka and Berestovo, Kharkiv region, were hostile.</text:p>
      <text:p text:style-name="P4">
<text:span text:style-name="T4">
 In the Liman direction </text:span>
 the enemy conducted unsuccessful offensive actions of the Unapryamka of the Belogovka. Artillery shellings were suffered by Stelmakhivka, Makeevka, Nevskoye, Dibrova and Bigorivka, Luhansk region and Ivanivka, Verkhnyamyanskoye, disputed and Zanovka of Donetsk region.</text:p>
      <text:p text:style-name="P4">
<text:span text:style-name="T4">
 In the Bakhmut direction </text:span>
 fierce battles are ongoing in the city of Bakhmut. Neargrigorivka and Bogdanivka the enemy conducted unsuccessful offensive actions. Razdolivka, Vasyukivka, Orikhovo-Vasylivka, Novomarka, Grigorivka, Bakhmut, Ivanivske, Yar, Oleksandr-Schultine, White Gora, Diliyivka, Iron, North, South and New York of Donetsk region were injured from the gills.<text:span text:style-name="T4">
 In the Mariinsky direction </text:span>
 during the last day, the attacks of the enemy in the Marinka's enemy were reflected. Krasnogorivka, Marinka, Venta and Novomikhailivka, Donetsk region, were enemy shelling.</text:p>
      <text:p text:style-name="P4">
<text:span text:style-name="T4">
 In the mineral direction </text:span>
 last day the enemy led unsuccessful offensive dies of the district of Village. He also fired Prychistivka, Novoukrainka, Golden Niva, Veliky Novosilka of Donetsk region.</text:p>
      <text:p text:style-name="P4">
<text:span text:style-name="T4">
 In the Zaporizhzhya and Kherson directions </text:span>
 the enemy continues the Valioron actions. During the last day, he made mortar and artillery units of settlements. Among them - Olgiv, Pavlivka, Malinivka, Gulyaypole, Gulyaypil, Orikhiv, Novodanilovka and Novoandriivka of Zaporizhzhia region, as well as Antonivka of Kherson region and the city of Kherson, ” - said.</text:p>
      <text:p text:style-name="P4">
News Source: <text:a xlink:type="simple" xlink:href="https://armyinform.com.ua/2023/04/22/protyagom-mynuloyi-doby-rosiyany-zavdaly-po-ukrayini-3-raketnyh-30-aviaczijnyh-udariv-ta-zdijsnyly-50-obstriliv-z-rszv/" text:style-name="Internet_20_link" text:visited-style-name="Visited_20_Internet_20_Link">
https://armyinform.com.ua/2023/04/22/protyagom-mynuloyi-doby-rosiyany-zavdaly-po-ukrayini-3-raketnyh-30-aviaczijnyh-udariv-ta-zdijsnyly-50-obstriliv-z-rszv/</text:a>
</text:p>
      <!--NEWS-->
      <text:h text:style-name="P10" text:outline-level="1">
<text:span text:style-name="T4">
The Russians did not miss the border 14 trucks with their wounded, so some of the invaders - did not survive</text:span>
</text:h>
      <text:p text:style-name="P4">
Author: ['АРМІЯINFORM']</text:p>
      <text:p text:style-name="P4">
Time: 2023-04-22T53:00:00-04:00</text:p>
      <text:p text:style-name="P4">
Description: About the General Headquarters of the ZS Ukrainian. “Rosiyani is to blame ... The war with Ukraine 2022, the war with Ukraine is the latest news today, the news of the war with Ukraine 2022 is the last for today, will there be a war between Ukraine and Russia, and when, there will be a war with Ukraine in 2022, whether there will be or not, will there be The war with Ukraine in the near future says, the war with Ukraine, Ukrainian news today, Ukrainian news in Ukrainian media in Russian</text:p>
      <text:p text:style-name="P4">
Images: ['<text:a xlink:type="simple" xlink:href="https://armyinform.com.ua/wp-content/uploads/2023/01/poraneni-rosiyany.jpg" text:style-name="Internet_20_link" text:visited-style-name="Visited_20_Internet_20_Link">
poraneni-rosiyany.jpg</text:a>
']</text:p>
      <text:p text:style-name="P4">
Tags: ['STOPRUSSIA', 'АГРЕСІЯ РФ', 'ГШ ЗСУ', 'МЕДИЧНА ЕВАКУАЦІЯ РФ']</text:p>
      <text:p text:style-name="P4">
Category: News</text:p>
      <!--METADATA-->
      <text:p text:style-name="P4">
<draw:frame draw:style-name="fr1" draw:name="Image219" text:anchor-type="as-char" svg:width="6.9236in" svg:height="4.61903in" draw:z-index="0">
<draw:image xlink:href="../Images/AРМІЯINFORM/2023-04-22T53-00-00-04-00/poraneni-rosiyany.jpg" xlink:type="simple" xlink:show="embed" xlink:actuate="onLoad" draw:mime-type="image/jpeg"/>
</draw:frame>
<text:span text:style-name="T4">
 🔥 Situation on Russian invasion </text:span>
</text:p>
      <text:p text:style-name="P4">
About it <text:a xlink:type="simple" xlink:href="https://www.facebook.com/GeneralStaff.ua/posts/pfbid034cbpwWdLJJaGMCXz2tPUmCFR2gPpgiahZMf9gDvuontR28qYHc4v51KVUjWuwwaFl" text:style-name="Internet_20_link" text:visited-style-name="Visited_20_Internet_20_Link">
reports</text:a>
The General Staff of the Armed Forces of Ukraine.</text:p>
      <text:p text:style-name="P4">
“The Russians continue to suffer losses. Thus, on April 17 this year, from the temporary -mentioned Luhansk region towards the settlement, the enemy tried to carry out a medical evacuation by the Belgorod region. 14 trucks were involved in transportation of the occupied occupiers. When trying to intersect Ukraine into the territory of the Russian Federation, for some reason the Russian side did not miss the military column and spread it back.</text:p>
      <text:p text:style-name="P4">
It is known that during the said movement, some of the servicemen did not survive due to lack of proper medical care. Other of severely wounded invaders, more than 50 people, transported to the hospital, which is developed on the basis of the Trinity Central District Hospital, ”the Verification said.</text:p>
      <text:p text:style-name="P4">
News Source: <text:a xlink:type="simple" xlink:href="https://armyinform.com.ua/2023/04/22/rosiyany-ne-propustyly-cherez-kordon-14-vantazhivok-zi-svoyimy-poranenymy-vidtak-chastyna-zagarbnykiv-ne-vyzhyla/" text:style-name="Internet_20_link" text:visited-style-name="Visited_20_Internet_20_Link">
https://armyinform.com.ua/2023/04/22/rosiyany-ne-propustyly-cherez-kordon-14-vantazhivok-zi-svoyimy-poranenymy-vidtak-chastyna-zagarbnykiv-ne-vyzhyla/</text:a>
</text:p>
      <!--NEWS-->
      <text:h text:style-name="P10" text:outline-level="1">
<text:span text:style-name="T4">
Aviation of Defense Forces over the past day has made 5 beats in the areas of focus of occupiers</text:span>
</text:h>
      <text:p text:style-name="P4">
Author: ['АРМІЯINFORM']</text:p>
      <text:p text:style-name="P4">
Time: 2023-04-22T54:00:00-04:00</text:p>
      <text:p text:style-name="P4">
Description: About the General Headquarters of the ZS Ukrainian. “Avіaatsіya defense forces for Persian Dob ... War with Ukraine 2022, War with Ukraine Latest News Today, News War with Ukraine 2022 Last for today, will there be a war between Ukraine and Russia, and when, the war with Ukraine in 2022 will be or not , Will there be a war with Ukraine in the near future, they say, the war with Ukraine, Ukrainian news today, Ukrainian news in Ukrainian media in Russian</text:p>
      <text:p text:style-name="P4">
Images: ['<text:a xlink:type="simple" xlink:href="https://armyinform.com.ua/wp-content/uploads/2022/12/aviacziya-syl-oborony-ukrayiny.jpg" text:style-name="Internet_20_link" text:visited-style-name="Visited_20_Internet_20_Link">
aviacziya-syl-oborony-ukrayiny.jpg</text:a>
']</text:p>
      <text:p text:style-name="P4">
Tags: ['STOPRUSSIA', 'АВІАЦІЯ СИЛ ОБОРОНИ', 'АГРЕСІЯ РФ', 'ВТОРГНЕННЯ РФ', 'ГШ ЗСУ']</text:p>
      <text:p text:style-name="P4">
Category: News</text:p>
      <!--METADATA-->
      <text:p text:style-name="P4">
<draw:frame draw:style-name="fr1" draw:name="Image220" text:anchor-type="as-char" svg:width="6.9236in" svg:height="3.894525in" draw:z-index="0">
<draw:image xlink:href="../Images/AРМІЯINFORM/2023-04-22T54-00-00-04-00/aviacziya-syl-oborony-ukrayiny.jpg" xlink:type="simple" xlink:show="embed" xlink:actuate="onLoad" draw:mime-type="image/jpeg"/>
</draw:frame>
Illustrative Photo <text:span text:style-name="T4">
 🔥 Situation on Russian Completion </text:span>
</text:p>
      <text:p text:style-name="P4">
About it <text:a xlink:type="simple" xlink:href="https://www.facebook.com/GeneralStaff.ua/posts/pfbid034cbpwWdLJJaGMCXz2tPUmCFR2gPpgiahZMf9gDvuontR28qYHc4v51KVUjWuwwaFl" text:style-name="Internet_20_link" text:visited-style-name="Visited_20_Internet_20_Link">
reports</text:a>
The General Staff of the Armed Forces of Ukraine.</text:p>
      <text:p text:style-name="P4">
“Aviation of defense forces over the past 24 hours has struck the focus of the occupiers, and the units of missile troops and artillery struck 2 areas of living force, anti-aircraft missile complex and 2 more important enemy military personnel.</text:p>
      <text:p text:style-name="P4">
Support the Armed Forces!Let's stand and win!</text:p>
      <text:p text:style-name="P4">
Glory to Ukraine!”, - the message reads.</text:p>
      <text:p text:style-name="P4">
News Source: <text:a xlink:type="simple" xlink:href="https://armyinform.com.ua/2023/04/22/aviacziya-syl-oborony-za-mynulu-dobu-zavdala-5-udariv-po-rajonah-zoseredzhennya-okupantiv/" text:style-name="Internet_20_link" text:visited-style-name="Visited_20_Internet_20_Link">
https://armyinform.com.ua/2023/04/22/aviacziya-syl-oborony-za-mynulu-dobu-zavdala-5-udariv-po-rajonah-zoseredzhennya-okupantiv/</text:a>
</text:p>
      <!--NEWS-->
      <text:h text:style-name="P10" text:outline-level="1">
<text:span text:style-name="T4">
The Czech Republic is ready to modernize several dozen T-72 tanks for Ukraine</text:span>
</text:h>
      <text:p text:style-name="P4">
Author: ['АРМІЯINFORM']</text:p>
      <text:p text:style-name="P4">
Time: 2023-04-22T55:00:00-04:00</text:p>
      <text:p text:style-name="P4">
Description: On the Vosydanni Groups of the Word of Ukraine in the P'yatnitsky Czech, the war with Ukraine 2022, the war with Ukraine is the latest news today, the News War with Ukraine 2022 The last ones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4/1614673408-3408.jpg" text:style-name="Internet_20_link" text:visited-style-name="Visited_20_Internet_20_Link">
1614673408-3408.jpg</text:a>
']</text:p>
      <text:p text:style-name="P4">
Tags: ['STOPRUSSIA', 'АГРЕСІЯ РФ', 'ВТОРГНЕННЯ РФ', 'РАМШТАЙН 11', 'Т-72', 'ТАНКИ ДЛЯ УКРАЇНИ', 'ЧЕХІЯ']</text:p>
      <text:p text:style-name="P4">
Category: News</text:p>
      <!--METADATA-->
      <text:p text:style-name="P4">
<draw:frame draw:style-name="fr1" draw:name="Image221" text:anchor-type="as-char" svg:width="6.9236in" svg:height="4.615733in" draw:z-index="0">
<draw:image xlink:href="../Images/AРМІЯINFORM/2023-04-22T55-00-00-04-00/1614673408-3408.jpg" xlink:type="simple" xlink:show="embed" xlink:actuate="onLoad" draw:mime-type="image/jpeg"/>
</draw:frame>
At a meeting of the Defense Group of Ukraine on Friday, the Czech Republic was willing to upgrade more than a few dozen T-72 tanks within the partner's project with the United States and the Netherlands to strengthen the military support of Kiyev. About it <text:a xlink:type="simple" xlink:href="https://mocr.army.cz/informacni-servis/zpravodajstvi/cr-chce-na-ukrajinu-posilat-vic-modernizovanych-tanku-t-72-243353/" text:style-name="Internet_20_link" text:visited-style-name="Visited_20_Internet_20_Link">
reports</text:a>
Ministry of Defense of the Czech Republic on its site.</text:p>
      <text:p text:style-name="P4">
It is reported that the Deputy Secretary of Defense Daniel Blazhkovets resulted in the participants of the Ramstein format that the Czech Republic in the issue of assistance to Ukraine "combines maximum donations from army inventories, purchase of storage funds, community and commercial deliveries."</text:p>
      <text:p text:style-name="P4">
He stressed that the priority of Prague remains the urgent response of the Nanagal needs of the Ukrainian Armed Forces.</text:p>
      <text:p text:style-name="P4">
He added that the current priorities of Prague in terms of armed support for Kiev Ebou's BMP-2 infantry machines, tanks, large-caliber ammunition, radiolectronic fighting, intelligence and air defense.</text:p>
      <text:p text:style-name="P4">
Among other things, more than 90 modernized T-72 tanks have already received 37 within the three-sided project from the US and the Netherlands from the US and the Netherlands.</text:p>
      <text:p text:style-name="P4">
“We suggest to increase production rates by another tens(Tanks - ed.)If partners are interested in financing this project, ”said the Director of the Czech Defense Agency(AMOS)But the outlet.</text:p>
      <text:p text:style-name="P4">
And Daniel Blazhkovets added that the Czech Republic is ready to negotiate the creation of a center for maintenance, repair and overhaul of heavy equipment on the basis of a state -owned VOP and several private companies.</text:p>
      <text:p text:style-name="P4">
It is noted that, among other things, the Czech Republic is planned to prepare up to 4,000 Ukrainian servicemen by the end of this year; In addition to the disaggnova and specialized training of their territory, the mobile groups of instructors have already left to Poland.</text:p>
      <text:p text:style-name="P4">
We will remind, representatives of the fifty countries that support Ukraine have reinfected at the American Air Force Ramstein in Germany. At the meeting of the Contact Group on Defense of Ukraine in the format "Ramstein" was held by the meeting of defense agencies of countries that are part of the so -called "tank coalition".</text:p>
      <text:p text:style-name="P4">
News Source: <text:a xlink:type="simple" xlink:href="https://armyinform.com.ua/2023/04/22/chehiya-gotova-modernizuvaty-shhe-kilka-desyatkiv-tankiv-t-72-dlya-ukrayiny/" text:style-name="Internet_20_link" text:visited-style-name="Visited_20_Internet_20_Link">
https://armyinform.com.ua/2023/04/22/chehiya-gotova-modernizuvaty-shhe-kilka-desyatkiv-tankiv-t-72-dlya-ukrayiny/</text:a>
</text:p>
      <!--NEWS-->
      <text:h text:style-name="P10" text:outline-level="1">
<text:span text:style-name="T4">
Tallinn has the world's largest cyber defense training for NATO members and partners</text:span>
</text:h>
      <text:p text:style-name="P4">
Author: ['АРМІЯINFORM']</text:p>
      <text:p text:style-name="P4">
Time: 2023-04-22T56:00:00-04:00</text:p>
      <text:p text:style-name="P4">
Description: PAST 3000 Participants Z 38 Krsan - Zokrem’s member of the I NATO partners - took fate from Shchorichny ... War with Ukraine 2022, War with Ukraine Latest news today, News War with Ukraine 2022 Last today, will there be a war between Ukraine and Russia and when , The war with Ukraine in 2022 will be or not, will there be a war with Ukraine in the near future, the war with Ukraine, Ukrainian news today, Ukrainian news in Ukrainian media in Russian</text:p>
      <text:p text:style-name="P4">
Images: ['<text:a xlink:type="simple" xlink:href="https://armyinform.com.ua/wp-content/uploads/2023/04/220421-locked-shields.jpg" text:style-name="Internet_20_link" text:visited-style-name="Visited_20_Internet_20_Link">
220421-locked-shields.jpg</text:a>
', '<text:a xlink:type="simple" xlink:href="https://armyinform.com.ua/wp-content/uploads/2023/04/14816740t1h354d.jpg" text:style-name="Internet_20_link" text:visited-style-name="Visited_20_Internet_20_Link">
14816740t1h354d.jpg</text:a>
', '<text:a xlink:type="simple" xlink:href="https://armyinform.com.ua/wp-content/uploads/2023/04/sits8637-768x512-1.jpg" text:style-name="Internet_20_link" text:visited-style-name="Visited_20_Internet_20_Link">
sits8637-768x512-1.jpg</text:a>
']</text:p>
      <text:p text:style-name="P4">
Tags: ['LOCKED SHIELDS — 2023', 'ЕСТОНІЯ', 'ЗАМКНЕНІ ЩИТКИ-2023', 'КІБЕРБЕЗПЕКА', 'КІБЕРЗАГРОЗИ', 'МАРТ НУРМА', 'НАВЧАННЯ З КІБЕРЗАХИСТУ', 'НАТО', 'ТАЛЛІН', 'ХАННО ПЕВКУР', 'ЦЕНТР ПЕРЕДОВОГО ДОСВІДУ НАТО З КІБЕРЗАХИСТУ']</text:p>
      <text:p text:style-name="P4">
Category: News</text:p>
      <!--METADATA-->
      <text:p text:style-name="P4">
<draw:frame draw:style-name="fr1" draw:name="Image222" text:anchor-type="as-char" svg:width="6.9236in" svg:height="3.932933in" draw:z-index="0">
<draw:image xlink:href="../Images/AРМІЯINFORM/2023-04-22T56-00-00-04-00/220421-locked-shields.jpg" xlink:type="simple" xlink:show="embed" xlink:actuate="onLoad" draw:mime-type="image/jpeg"/>
</draw:frame>
More than 3000 participants from 38 countries - including NATO members and partners - participated in the annual exercises "Closed Shields - 2023"(Locked Shields — 2023)that has accepted the NATO's Genuine Travel Center(Estonia). Проце<text:a xlink:type="simple" xlink:href="https://www.nato.int/cps/en/natohq/news_214144.htm" text:style-name="Internet_20_link" text:visited-style-name="Visited_20_Internet_20_Link">
повідомляє</text:a>
NATO press service.</text:p>
      <ul>
        <li>
“Within four days, participants protected real -time computer systems in real time and trained to approve tactical and strategic decisions in critical situations. In addition to protecting systems, teams had to report incidents, make strategic decisions and solve priority, legal and media problems, ”<text:a xlink:type="simple" xlink:href="https://www.ccdcoe.org/news/2023/worlds-largest-cyber-defense-exercise-locked-shields-kicks-off-in-tallinn/" text:style-name="Internet_20_link" text:visited-style-name="Visited_20_Internet_20_Link">
says</text:a>
On the site of the NATO Center for Cyber Security.</li>
      </ul>
      <text:p text:style-name="P4">
It is reported that during exercises, participants from the CCDCOE member countries and NATO partner countries formed "protective teams" of blue, which opposed the "attacked Red Teams".</text:p>
      <text:p text:style-name="P4">
<draw:frame draw:style-name="fr1" draw:name="Image223" text:anchor-type="as-char" svg:width="6.9236in" svg:height="4.619102in" draw:z-index="0">
<draw:image xlink:href="../Images/AРМІЯINFORM/2023-04-22T56-00-00-04-00/14816740t1h354d.jpg" xlink:type="simple" xlink:show="embed" xlink:actuate="onLoad" draw:mime-type="image/jpeg"/>
</draw:frame>
“Last year showed us how important the power in cyber defense is. It is not as noticeable as a kinetic war, but it is an integral part of hostilities. ** Ukraine has strong digital competencies, which means that the state can continue to provide basic digital services even in war. They exchange Nou and train together, are the key to further sustainability, ”said Ministry of Tripp Anna Miking, commenting on the importance of learning.</text:p>
      <text:p text:style-name="P4">
According to Marta Nurma, NATO CDCOE, “cybercries requires seeding efforts between decision -making and experts of the retrue state bodies and professions. "Turned shields", thus, focus not only on cyber defense, but also on strategic games, legal issues and crisis communications. In the case of large cyber -attack, rapid cooperation is crucial to prevent the escalation of the safety crisis. "</text:p>
      <text:p text:style-name="P4">
<draw:frame draw:style-name="fr1" draw:name="Image224" text:anchor-type="as-char" svg:width="6.9236in" svg:height="4.615733in" draw:z-index="0">
<draw:image xlink:href="../Images/AРМІЯINFORM/2023-04-22T56-00-00-04-00/sits8637-768x512-1.jpg" xlink:type="simple" xlink:show="embed" xlink:actuate="onLoad" draw:mime-type="image/jpeg"/>
</draw:frame>
Marta Nurma also noted that such exercises help to be better prepared for such scenarios.</text:p>
      <text:p text:style-name="P4">
<text:span text:style-name="T5">
Worked Olga Mosonz</text:span>
</text:p>
      <text:p text:style-name="P4">
News Source: <text:a xlink:type="simple" xlink:href="https://armyinform.com.ua/2023/04/22/u-tallini-vidbulysya-najbilshyh-u-sviti-navchannyah-z-kiberzahystu-dlya-chleniv-i-partneriv-nato/" text:style-name="Internet_20_link" text:visited-style-name="Visited_20_Internet_20_Link">
https://armyinform.com.ua/2023/04/22/u-tallini-vidbulysya-najbilshyh-u-sviti-navchannyah-z-kiberzahystu-dlya-chleniv-i-partneriv-nato/</text:a>
</text:p>
      <!--NEWS-->
      <text:h text:style-name="P10" text:outline-level="1">
<text:span text:style-name="T4">
Enemy Loss per day: Almost 700 invaders, 4 tanks and 5 artisystems have been eliminated</text:span>
</text:h>
      <text:p text:style-name="P4">
Author: ['АРМІЯINFORM']</text:p>
      <text:p text:style-name="P4">
Time: 2023-04-22T57:00:00-04:00</text:p>
      <text:p text:style-name="P4">
Description: Zagalni Boyov, Find the enemy on 02.24.22 to 04/22/23 Orintovo to become: ... War with Ukraine 2022, War with Ukraine Latest news today, News War with Ukraine 2022 Last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4/photo_5339327725925680142_w-scaled.jpg" text:style-name="Internet_20_link" text:visited-style-name="Visited_20_Internet_20_Link">
photo_5339327725925680142_w-scaled.jpg</text:a>
']</text:p>
      <text:p text:style-name="P4">
Tags: ['ВТРАТИ ВОРОГА', 'ГЕНШТАБ ЗС УКРАЇНИ']</text:p>
      <text:p text:style-name="P4">
Category: News</text:p>
      <!--METADATA-->
      <text:p text:style-name="P4">
<draw:frame draw:style-name="fr1" draw:name="Image225" text:anchor-type="as-char" svg:width="6.9236in" svg:height="6.958218in" draw:z-index="0">
<draw:image xlink:href="../Images/AРМІЯINFORM/2023-04-22T57-00-00-04-00/photo_5339327725925680142_w-scaled.jpg" xlink:type="simple" xlink:show="embed" xlink:actuate="onLoad" draw:mime-type="image/jpeg"/>
</draw:frame>
The total fighting loss of the enemy from 24.02.22 to 22.04.23 will be orientated:</text:p>
      <text:p text:style-name="P4">
<text:span text:style-name="T4">
<text:span text:style-name="T5">
 Personnel - </text:span>
* 185730(+680)persons eliminated</text:span>
<text:span text:style-name="T5">
 tanks - </text:span>
<text:span text:style-name="T5">
 3672(+4)</text:span>
<text:span text:style-name="T4">
 combat armored vehicles - </text:span>
 7130(+4)<text:span text:style-name="T4">
<text:span text:style-name="T5">
 Artillery Systems - </text:span>
<text:span text:style-name="T5">
 2832(+5)</text:span>
 </text:span>
 RSZV - <text:span text:style-name="T4">
 539(0)</text:span>
<text:span text:style-name="T5">
 air defense means - </text:span>
<text:span text:style-name="T5">
 289(+4)</text:span>
<text:span text:style-name="T4">
 aircraft - </text:span>
 308(0)<text:span text:style-name="T4">
<text:span text:style-name="T5">
 helicopters - </text:span>
* 293(0)</text:span>
<text:span text:style-name="T5">
 UAV Operative Tactical Level-</text:span>
<text:span text:style-name="T5">
 2398(+4)</text:span>
<text:span text:style-name="T4">
 Winged missiles - </text:span>
 911(0)<text:span text:style-name="T4">
<text:span text:style-name="T5">
 ships / boats - </text:span>
* 18(0)</text:span>
<text:span text:style-name="T5">
 Automobile equipment and tanks - </text:span>
<text:span text:style-name="T5">
 5718(+5)</text:span>
<text:span text:style-name="T4">
 Special equipment - </text:span>
 337(+3)The data is specified ...</text:p>
      <text:p text:style-name="P4">
Beat the occupier!Let's win together!Our power is in truth!</text:p>
      <text:p text:style-name="P4">
<text:span text:style-name="T4">
 Source: </text:span>
 <text:a xlink:type="simple" xlink:href="https://www.facebook.com/GeneralStaff.ua" text:style-name="Internet_20_link" text:visited-style-name="Visited_20_Internet_20_Link">
General Staff of Armed Forces</text:a>
As of 22.04.23.</text:p>
      <text:p text:style-name="P4">
News Source: <text:a xlink:type="simple" xlink:href="https://armyinform.com.ua/2023/04/22/vtraty-voroga-za-dobu-likvidovano-majzhe-700-okupantiv-4-tanky-i-5-artsystem/" text:style-name="Internet_20_link" text:visited-style-name="Visited_20_Internet_20_Link">
https://armyinform.com.ua/2023/04/22/vtraty-voroga-za-dobu-likvidovano-majzhe-700-okupantiv-4-tanky-i-5-artsystem/</text:a>
</text:p>
      <!--NEWS-->
      <text:h text:style-name="P10" text:outline-level="1">
<text:span text:style-name="T4">
Portugal will hand over five armored vehicles to Ukraine</text:span>
</text:h>
      <text:p text:style-name="P4">
Author: ['АРМІЯINFORM']</text:p>
      <text:p text:style-name="P4">
Time: 2023-04-22T58:00:00-04:00</text:p>
      <text:p text:style-name="P4">
Description: The portal on Ramsteinі stolen about the transfer of Ukrainian reservations of armor vehicles ... War with Ukraine 2022, war with Ukraine Latest news today, News War with Ukraine 2022 Last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4/630_360_1682123802-591.jpg" text:style-name="Internet_20_link" text:visited-style-name="Visited_20_Internet_20_Link">
630_360_1682123802-591.jpg</text:a>
']</text:p>
      <text:p text:style-name="P4">
Tags: ['ВІЙСЬКОВА ДОПОМОГА УКРАЇНІ', 'ПОРТУГАЛІЯ', 'РАМШТАЙН 11']</text:p>
      <text:p text:style-name="P4">
Category: News</text:p>
      <!--METADATA-->
      <text:p text:style-name="P4">
<draw:frame draw:style-name="fr1" draw:name="Image226" text:anchor-type="as-char" svg:width="6.9236in" svg:height="3.956343in" draw:z-index="0">
<draw:image xlink:href="../Images/AРМІЯINFORM/2023-04-22T58-00-00-04-00/630_360_1682123802-591.jpg" xlink:type="simple" xlink:show="embed" xlink:actuate="onLoad" draw:mime-type="image/jpeg"/>
</draw:frame>
Portugal at Ramstayna has announced the transfer of five armoredmen of rescue and medical support to Ukraine.</text:p>
      <text:p text:style-name="P4">
About it <text:a xlink:type="simple" xlink:href="https://twitter.com/defesa_pt/status/1649476921640603649/photo/1" text:style-name="Internet_20_link" text:visited-style-name="Visited_20_Internet_20_Link">
reported</text:a>
On Twitter, the Minister of National Defense of Portugal Helen Carreiras with the suspicion of the meeting of the contact group in Ramstin, Ukrinform reports.</text:p>
      <text:p text:style-name="P4">
"Portugal will send five armored rescue machines to Ukraine-three M113 types and two M577 types," Carreiras wrote.</text:p>
      <text:p text:style-name="Quotations">

<text:p text:style-name="P4">
Portugal🇵🇹 Vai Enviar Para a ucrânia🇺🇦 cinco viaturas blindadas de socialro e&gt;
 apoio médico - 3 do tipo M113 e 2 do tipo M577 - Anunciou A MINISTRASA&gt;
 Carreiras&gt;
 Carreiras #Ucrânia](https://twitter.com/hashtag/Ucr%C3%A2nia?src=hash&amp;ref_src=twsrc%5Etfw),&gt;
 in Ramstein, Germany.&gt;
 <text:a xlink:type="simple" xlink:href="https://t.co/ARudgSAZN6" text:style-name="Internet_20_link" text:visited-style-name="Visited_20_Internet_20_Link">
pic.twitter.com/arudgsazn6</text:a>
&gt;
&gt;
 - National Defense(@defesa_pt)<text:a xlink:type="simple" xlink:href="https://twitter.com/defesa_pt/status/1649476921640603649" text:style-name="Internet_20_link" text:visited-style-name="Visited_20_Internet_20_Link">
April 21,&gt;
 2023</text:a>
</text:p>

</text:p>
      <text:p text:style-name="P4">
News Source: <text:a xlink:type="simple" xlink:href="https://armyinform.com.ua/2023/04/22/portugaliya-peredast-ukrayini-pyat-bronemashyn/" text:style-name="Internet_20_link" text:visited-style-name="Visited_20_Internet_20_Link">
https://armyinform.com.ua/2023/04/22/portugaliya-peredast-ukrayini-pyat-bronemashyn/</text:a>
</text:p>
      <!--NEWS-->
      <text:h text:style-name="P10" text:outline-level="1">
<text:span text:style-name="T4">
Ukrzaliznytsya opens regular flights of distant connection to Pokrovsk Donetsk region</text:span>
</text:h>
      <text:p text:style-name="P4">
Author: ['АРМІЯINFORM']</text:p>
      <text:p text:style-name="P4">
Time: 2023-04-22T59:00:00-04:00</text:p>
      <text:p text:style-name="P4">
Description: Ukrzaliznitsya ahead of the 24 -fierce sales on the regular flight of distant spray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2/02/ukrzaliznyczya.jpg" text:style-name="Internet_20_link" text:visited-style-name="Visited_20_Internet_20_Link">
ukrzaliznyczya.jpg</text:a>
']</text:p>
      <text:p text:style-name="P4">
Tags: ['УКРЗАЛІЗНИЦЯ']</text:p>
      <text:p text:style-name="P4">
Category: News</text:p>
      <!--METADATA-->
      <text:p text:style-name="P4">
<draw:frame draw:style-name="fr1" draw:name="Image227" text:anchor-type="as-char" svg:width="6.9236in" svg:height="3.896998in" draw:z-index="0">
<draw:image xlink:href="../Images/AРМІЯINFORM/2023-04-22T59-00-00-04-00/ukrzaliznyczya.jpg" xlink:type="simple" xlink:show="embed" xlink:actuate="onLoad" draw:mime-type="image/jpeg"/>
</draw:frame>
For the first time from February 24, Ukrzaliznytsia opens for sale for regular flights of far -going combination to the Pokrovsk Donetsk region. About it <text:a xlink:type="simple" xlink:href="https://www.facebook.com/Ukrzaliznytsia/posts/pfbid0QoE7bb4zCSbDBqfn2QAgyhEsoTpVcPPrQBexSFHZQexibpS91A7kjB32yte2XT6Xl" text:style-name="Internet_20_link" text:visited-style-name="Visited_20_Internet_20_Link">
reports</text:a>
The press service of Ukrzaliznytsia on Facebook.</text:p>
      <text:p text:style-name="P4">
On April 28, non-duty groups of wagons in warehouses № 86/234-233/85 Lviv-Pokrovsk-Lviv and № 80/234-233/79 Kyiv-Pokrovsk-Kyiv will begin.</text:p>
      <ul>
        <li>
Departure from Lviv daily at 10:40, arrival to Pokrovsk at 13:00, a return flight at 14:15 with arrival at 12:44. * Departure from the capital daily at 23:05, arrival to Pokrovsk at 13:00, a return flight at 14:15 with arrival at 05:54.</li>
      </ul>
      <text:p text:style-name="P4">
We will remind, there were still regular evacuation flights from there, the air was opened only one way from Pokrovsk to Lviv and Kiev Tana Tana bilateral suburban communication with the Dnieper.</text:p>
      <text:p text:style-name="P4">
News Source: <text:a xlink:type="simple" xlink:href="https://armyinform.com.ua/2023/04/22/ukrzaliznyczya-vidkryvaye-regulyarni-rejsy-dalekogo-spoluchennya-do-pokrovska-doneczkoyi-oblasti/" text:style-name="Internet_20_link" text:visited-style-name="Visited_20_Internet_20_Link">
https://armyinform.com.ua/2023/04/22/ukrzaliznyczya-vidkryvaye-regulyarni-rejsy-dalekogo-spoluchennya-do-pokrovska-doneczkoyi-oblasti/</text:a>
</text:p>
      <!--NEWS-->
      <text:h text:style-name="P10" text:outline-level="1">
<text:span text:style-name="T4">
In Ukraine a moment of silence</text:span>
</text:h>
      <text:p text:style-name="P4">
Author: ['АРМІЯINFORM']</text:p>
      <text:p text:style-name="P4">
Time: 2023-04-22T60:00:00-04:00</text:p>
      <text:p text:style-name="P4">
Description: Zgіdnu by decree of the president of Ukraine Volodimir Zelensky No. 143/2022, Khvilina Movchannya ... War with Ukraine 2022, war with Ukraine Latest news today, News War with Ukraine 2022 The last ones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2/10/candle.gif" text:style-name="Internet_20_link" text:visited-style-name="Visited_20_Internet_20_Link">
candle.gif</text:a>
']</text:p>
      <text:p text:style-name="P4">
Tags: ['STOPRUSSIA', 'АГРЕСІЯ РФ', 'ВТОРГНЕННЯ РФ', 'УКАЗ ПРЕЗИДЕНТА УКРАЇНИ', 'ХВИЛИНА МОВЧАННЯ']</text:p>
      <text:p text:style-name="P4">
Category: News</text:p>
      <!--METADATA-->
      <text:p text:style-name="P4">
<draw:frame draw:style-name="fr1" draw:name="Image228" text:anchor-type="as-char" svg:width="6.9236in" svg:height="3.895992in" draw:z-index="0">
<draw:image xlink:href="../Images/AРМІЯINFORM/2023-04-22T60-00-00-04-00/candle.gif" xlink:type="simple" xlink:show="embed" xlink:actuate="onLoad" draw:mime-type="image/gif"/>
</draw:frame>
According to <text:a xlink:type="simple" xlink:href="https://www.president.gov.ua/documents/1432022-41729" text:style-name="Internet_20_link" text:visited-style-name="Visited_20_Internet_20_Link">
with Presidential Decree</text:a>
Volodymyrazellensky No. 143/2022, a minute of silence is spent daily at 9:00, it is beyond the media.</text:p>
      <text:p text:style-name="P4">
“For the purpose of honoring light memory, civic courage and dedication, strength of spirit, stability and heroic feat of warriors who died in the performance of flew tasks for the protection of state sovereignty and territorial compatibility To initiate a day at 9 o'clock 00 minutes of a nationwide minute of silence to the songs, who were killed as a result of armed aggression of the Russian Federation in the contrary of Ukraine, which to declare in all media, regardless of ownership, ”the document reads.</text:p>
      <text:p text:style-name="P4">
News Source: <text:a xlink:type="simple" xlink:href="https://armyinform.com.ua/2023/04/22/v-ukrayini-hvylyna-movchannya/" text:style-name="Internet_20_link" text:visited-style-name="Visited_20_Internet_20_Link">
https://armyinform.com.ua/2023/04/22/v-ukrayini-hvylyna-movchannya/</text:a>
</text:p>
      <!--NEWS-->
      <text:h text:style-name="P10" text:outline-level="1">
<text:span text:style-name="T4">
Volodymyr Zelenskyy thanked Canada for a new military assistance package</text:span>
</text:h>
      <text:p text:style-name="P4">
Author: ['АРМІЯINFORM']</text:p>
      <text:p text:style-name="P4">
Time: 2023-04-22T61:00:00-04:00</text:p>
      <text:p text:style-name="P4">
Description: President of Ukraine Volodymyr Zelensky, praised the prem and minsistra Canadi Jastin Trudeau ... War with Ukraine 2022, war with Ukraine Latest news today, News War with Ukraine 2022 Last for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4/26_main.jpeg" text:style-name="Internet_20_link" text:visited-style-name="Visited_20_Internet_20_Link">
26_main.jpeg</text:a>
']</text:p>
      <text:p text:style-name="P4">
Tags: ['ВОЛОДИМИР ЗЕЛЕНСЬКИЙ', 'КАНАДА']</text:p>
      <text:p text:style-name="P4">
Category: News</text:p>
      <!--METADATA-->
      <text:p text:style-name="P4">
<draw:frame draw:style-name="fr1" draw:name="Image229" text:anchor-type="as-char" svg:width="6.9236in" svg:height="5.190383in" draw:z-index="0">
<draw:image xlink:href="../Images/AРМІЯINFORM/2023-04-22T61-00-00-04-00/26_main.jpeg" xlink:type="simple" xlink:show="embed" xlink:actuate="onLoad" draw:mime-type="image/jpeg"/>
</draw:frame>
President of Ukraine Volodymyr Zelensky thanked the Prime Minister of Canadiastin Trudeau for a new military assistance package.</text:p>
      <text:p text:style-name="P4">
The head of state [wrote] about it(https://twitter.com/ZelenskyyUa/status/1649498781325447179?fbclid=IwAR2pdmRHpX__ZFSnTebaHMHUAThQEIPgq9odLNJDrIon5VLqFmS0v5uGTeU)In Twitter.</text:p>
      <text:p text:style-name="P4">
“Thankful Prime Minister Justin Trudeau for an additional military assistance package. Canada and the Canadian people demonstrate that the free world of supporting at a time when we protect our country and common values. Thank you, Canado, for the constant support for our victory, ”his post reads.</text:p>
      <text:p text:style-name="P4">
Canada has been reported <text:a xlink:type="simple" xlink:href="https://armyinform.com.ua/2023/04/21/kanada-vydilyaye-ukrayini-paket-vijskovoyi-dopomogy-majzhe-na-29-mln/" text:style-name="Internet_20_link" text:visited-style-name="Visited_20_Internet_20_Link">
allocates</text:a>
Ukraine is a package of military assistance for $ 29 million.</text:p>
      <text:p text:style-name="P4">
News Source: <text:a xlink:type="simple" xlink:href="https://armyinform.com.ua/2023/04/22/volodymyr-zelenskyj-podyakuvav-kanadi-za-novyj-paket-vijskovoyi-dopomogy/" text:style-name="Internet_20_link" text:visited-style-name="Visited_20_Internet_20_Link">
https://armyinform.com.ua/2023/04/22/volodymyr-zelenskyj-podyakuvav-kanadi-za-novyj-paket-vijskovoyi-dopomogy/</text:a>
</text:p>
      <!--NEWS-->
      <text:h text:style-name="P10" text:outline-level="1">
<text:span text:style-name="T4">
The Government begins testing the Equinal Program - Denis Shmigal</text:span>
</text:h>
      <text:p text:style-name="P4">
Author: ['АРМІЯINFORM']</text:p>
      <text:p text:style-name="P4">
Time: 2023-04-22T62:00:00-04:00</text:p>
      <text:p text:style-name="P4">
Description: Kabіnet Min Striv, having hardened the production, puskhovpochate tests of tests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thumb_202693_820_360_0_0_auto.jpg" text:style-name="Internet_20_link" text:visited-style-name="Visited_20_Internet_20_Link">
thumb_202693_820_360_0_0_auto.jpg</text:a>
']</text:p>
      <text:p text:style-name="P4">
Tags: ['STOPRUSSIA', 'АГРЕСІЯ РФ']</text:p>
      <text:p text:style-name="P4">
Category: News</text:p>
      <!--METADATA-->
      <text:p text:style-name="P4">
<draw:frame draw:style-name="fr1" draw:name="Image230" text:anchor-type="as-char" svg:width="6.9236in" svg:height="4.415906in" draw:z-index="0">
<draw:image xlink:href="../Images/AРМІЯINFORM/2023-04-22T62-00-00-04-00/thumb_202693_820_360_0_0_auto.jpg" xlink:type="simple" xlink:show="embed" xlink:actuate="onLoad" draw:mime-type="image/jpeg"/>
</draw:frame>
The Cabinet of Ministers has approved a resolution that allows you to start testing the programs to pay for the repair of the repair damaged as a result of the war. Prime Minister Denis Shmigal has informed about it.</text:p>
      <text:p text:style-name="P4">
“The service will work in action since May 10. The received targets can be expended on building materials or payment for the services of the contractor. The amount of compensation will be determined by the special commission, and the funds will be credited to people in the bank, ”the head of the government explained.</text:p>
      <text:p text:style-name="P4">
According to the Prime Minister, the participants of the fighting, families of fallen servicemen, mobilized to the army of Ukrainians, large families and people with disabilities will have a priority in compensation.</text:p>
      <text:p text:style-name="P4">
"Every restored home is a step towards a large reconstruction and revival of Ukraine," Denis Shmigal emphasized.</text:p>
      <text:p text:style-name="P4">
The head of the government gave the task of the Viceremier-Minister for the restoration of Alexander, and the Ministry of Digital Transformation to communicate all the necessary program.</text:p>
      <text:p text:style-name="P4">
<text:span text:style-name="T4">
 Source: </text:span>
 <text:a xlink:type="simple" xlink:href="https://www.kmu.gov.ua/news/uriad-rozpochynaie-testuvannia-prohramy-ievidnovlennia-denys-shmyhal" text:style-name="Internet_20_link" text:visited-style-name="Visited_20_Internet_20_Link">
<text:span text:style-name="T5">
asor portal</text:span>
</text:a>
</text:p>
      <text:p text:style-name="P4">
News Source: <text:a xlink:type="simple" xlink:href="https://armyinform.com.ua/2023/04/22/uryad-rozpochynaye-testuvannya-programy-yevidnovlennya-denys-shmygal/" text:style-name="Internet_20_link" text:visited-style-name="Visited_20_Internet_20_Link">
https://armyinform.com.ua/2023/04/22/uryad-rozpochynaye-testuvannya-programy-yevidnovlennya-denys-shmygal/</text:a>
</text:p>
      <!--NEWS-->
      <text:h text:style-name="P10" text:outline-level="1">
<text:span text:style-name="T4">
The record of Ukraine for dragging the longest sea rope was set by the pupils of the Navy Lyceum</text:span>
</text:h>
      <text:p text:style-name="P4">
Author: ['Вячеслав Діордієв']</text:p>
      <text:p text:style-name="P4">
Time: 2023-04-22T63:00:00-04:00</text:p>
      <text:p text:style-name="P4">
Description: Non -Zyuna, there was a water sign in Odessa, de Bulo got out of the National ... War with Ukraine 2022, war with Ukraine Latest news today, News War with Ukraine 2022 Last for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4/osnovna-3-scaled.jpg" text:style-name="Internet_20_link" text:visited-style-name="Visited_20_Internet_20_Link">
osnovna-3-scaled.jpg</text:a>
', '<text:a xlink:type="simple" xlink:href="https://armyinform.com.ua/wp-content/uploads/2023/04/1-75-150x150.jpg" text:style-name="Internet_20_link" text:visited-style-name="Visited_20_Internet_20_Link">
1-75-150x150.jpg</text:a>
', '<text:a xlink:type="simple" xlink:href="https://armyinform.com.ua/wp-content/uploads/2023/04/2-65-150x150.jpg" text:style-name="Internet_20_link" text:visited-style-name="Visited_20_Internet_20_Link">
2-65-150x150.jpg</text:a>
', '<text:a xlink:type="simple" xlink:href="https://armyinform.com.ua/wp-content/uploads/2023/04/3-58-150x150.jpg" text:style-name="Internet_20_link" text:visited-style-name="Visited_20_Internet_20_Link">
3-58-150x150.jpg</text:a>
', '<text:a xlink:type="simple" xlink:href="https://armyinform.com.ua/wp-content/uploads/2023/04/4-50-150x150.jpg" text:style-name="Internet_20_link" text:visited-style-name="Visited_20_Internet_20_Link">
4-50-150x150.jpg</text:a>
', '<text:a xlink:type="simple" xlink:href="https://armyinform.com.ua/wp-content/uploads/2023/04/5-41-150x150.jpg" text:style-name="Internet_20_link" text:visited-style-name="Visited_20_Internet_20_Link">
5-41-150x150.jpg</text:a>
', '<text:a xlink:type="simple" xlink:href="https://armyinform.com.ua/wp-content/uploads/2023/04/6-39-150x150.jpg" text:style-name="Internet_20_link" text:visited-style-name="Visited_20_Internet_20_Link">
6-39-150x150.jpg</text:a>
', '<text:a xlink:type="simple" xlink:href="https://armyinform.com.ua/wp-content/uploads/2023/04/7-22-150x150.jpg" text:style-name="Internet_20_link" text:visited-style-name="Visited_20_Internet_20_Link">
7-22-150x150.jpg</text:a>
', '<text:a xlink:type="simple" xlink:href="https://armyinform.com.ua/wp-content/uploads/2023/04/8-20-150x150.jpg" text:style-name="Internet_20_link" text:visited-style-name="Visited_20_Internet_20_Link">
8-20-150x150.jpg</text:a>
']</text:p>
      <text:p text:style-name="P4">
Tags: ['АРМСПОРТ']</text:p>
      <text:p text:style-name="P4">
Category: News</text:p>
      <!--METADATA-->
      <text:p text:style-name="P4">
<draw:frame draw:style-name="fr1" draw:name="Image231" text:anchor-type="as-char" svg:width="6.9236in" svg:height="4.615733in" draw:z-index="0">
<draw:image xlink:href="../Images/AРМІЯINFORM/2023-04-22T63-00-00-04-00/osnovna-3-scaled.jpg" xlink:type="simple" xlink:show="embed" xlink:actuate="onLoad" draw:mime-type="image/jpeg"/>
</draw:frame>
An unusual and at the same time a landmark event occurred in Odessa, where a station for dragging the sea rope was set. In the event, which took place, 148 navals of the Vice-Admiral Vice-Admiral Vladimir-Abazkorovayny and 60 cadets of the Navy of the National University "Odessa Maritime Academy" took part in the event of one of the local parks of culture and recreation. The participants of the competition were divided into two teams of calculation more(!)meters and weighing 500(!)kilograms.</text:p>
      <text:p text:style-name="P4">
It is worth noting that the National Record of Ukraine was established according to all the rules of its fixing in the presence of a well -known Ukrainian -sports journalist and commentator, founder of the National Registration of Ukraine, Valentin Shcherbachev, who, before the start of sports activities, was measuring the length of the rope.</text:p>
      <text:p text:style-name="P4">
<text:a xlink:type="simple" xlink:href="https://armyinform.com.ua/wp-content/uploads/2023/04/1-75.jpg" text:style-name="Internet_20_link" text:visited-style-name="Visited_20_Internet_20_Link">
!(Images/AРМІЯINFORM/2023-04-22T63-00-00-04-00/1-75-150x150.jpg)</text:a>
</text:p>
      <text:p text:style-name="P4">
<text:a xlink:type="simple" xlink:href="https://armyinform.com.ua/wp-content/uploads/2023/04/2-65.jpg" text:style-name="Internet_20_link" text:visited-style-name="Visited_20_Internet_20_Link">
<draw:frame draw:style-name="fr1" draw:name="Image232" text:anchor-type="as-char" svg:width="6.9236in" svg:height="6.9236in" draw:z-index="0">
<draw:image xlink:href="../Images/AРМІЯINFORM/2023-04-22T63-00-00-04-00/2-65-150x150.jpg" xlink:type="simple" xlink:show="embed" xlink:actuate="onLoad" draw:mime-type="image/jpeg"/>
</draw:frame>
</text:a>
</text:p>
      <text:p text:style-name="P4">
<text:a xlink:type="simple" xlink:href="https://armyinform.com.ua/wp-content/uploads/2023/04/3-58.jpg" text:style-name="Internet_20_link" text:visited-style-name="Visited_20_Internet_20_Link">
<draw:frame draw:style-name="fr1" draw:name="Image233" text:anchor-type="as-char" svg:width="6.9236in" svg:height="6.9236in" draw:z-index="0">
<draw:image xlink:href="../Images/AРМІЯINFORM/2023-04-22T63-00-00-04-00/3-58-150x150.jpg" xlink:type="simple" xlink:show="embed" xlink:actuate="onLoad" draw:mime-type="image/jpeg"/>
</draw:frame>
</text:a>
</text:p>
      <text:p text:style-name="P4">
<text:a xlink:type="simple" xlink:href="https://armyinform.com.ua/wp-content/uploads/2023/04/4-50.jpg" text:style-name="Internet_20_link" text:visited-style-name="Visited_20_Internet_20_Link">
<draw:frame draw:style-name="fr1" draw:name="Image234" text:anchor-type="as-char" svg:width="6.9236in" svg:height="6.9236in" draw:z-index="0">
<draw:image xlink:href="../Images/AРМІЯINFORM/2023-04-22T63-00-00-04-00/4-50-150x150.jpg" xlink:type="simple" xlink:show="embed" xlink:actuate="onLoad" draw:mime-type="image/jpeg"/>
</draw:frame>
</text:a>
And then, at the signal of the judge, the future defenders of Ukraine began to pull on themselves hard, trying that the closest to the opponents the marking crossed the corresponding border on Earth. They tried, were as tense as possible, and did their best to make the victory on their side. In fact, the victory for all participants was the very fact that they set a new national record in this inherent in seafarers, and to export.According to the officer, even despite the martial law, this format is very necessary and useful. After all, they are aimed at promoting a healthy offense of pre -draft youth and raising the prestige of the Lyceum, which study physical, bold future defenders of Ukraine.</text:p>
      <text:p text:style-name="P4">
His direct organizers Sergiyanko and Valentin Shcherbachev shared their thoughts on the organization and holding of this spectacular holiday with us. In their opinion, even during the war, participating in such spectacular sports events not only contributes to their physical development, but also cohesive boys and girls, raises their mood and a magic patriotic orientation.</text:p>
      <text:p text:style-name="P4">
<text:a xlink:type="simple" xlink:href="https://armyinform.com.ua/wp-content/uploads/2023/04/5-41.jpg" text:style-name="Internet_20_link" text:visited-style-name="Visited_20_Internet_20_Link">
!(Images/AРМІЯINFORM/2023-04-22T63-00-00-04-00/5-41-150x150.jpg)</text:a>
</text:p>
      <text:p text:style-name="P4">
<text:a xlink:type="simple" xlink:href="https://armyinform.com.ua/wp-content/uploads/2023/04/6-39.jpg" text:style-name="Internet_20_link" text:visited-style-name="Visited_20_Internet_20_Link">
<draw:frame draw:style-name="fr1" draw:name="Image235" text:anchor-type="as-char" svg:width="6.9236in" svg:height="6.9236in" draw:z-index="0">
<draw:image xlink:href="../Images/AРМІЯINFORM/2023-04-22T63-00-00-04-00/6-39-150x150.jpg" xlink:type="simple" xlink:show="embed" xlink:actuate="onLoad" draw:mime-type="image/jpeg"/>
</draw:frame>
</text:a>
</text:p>
      <text:p text:style-name="P4">
<text:a xlink:type="simple" xlink:href="https://armyinform.com.ua/wp-content/uploads/2023/04/7-22.jpg" text:style-name="Internet_20_link" text:visited-style-name="Visited_20_Internet_20_Link">
<draw:frame draw:style-name="fr1" draw:name="Image236" text:anchor-type="as-char" svg:width="6.9236in" svg:height="6.9236in" draw:z-index="0">
<draw:image xlink:href="../Images/AРМІЯINFORM/2023-04-22T63-00-00-04-00/7-22-150x150.jpg" xlink:type="simple" xlink:show="embed" xlink:actuate="onLoad" draw:mime-type="image/jpeg"/>
</draw:frame>
</text:a>
</text:p>
      <text:p text:style-name="P4">
<text:a xlink:type="simple" xlink:href="https://armyinform.com.ua/wp-content/uploads/2023/04/8-20.jpg" text:style-name="Internet_20_link" text:visited-style-name="Visited_20_Internet_20_Link">
<draw:frame draw:style-name="fr1" draw:name="Image237" text:anchor-type="as-char" svg:width="6.9236in" svg:height="6.9236in" draw:z-index="0">
<draw:image xlink:href="../Images/AРМІЯINFORM/2023-04-22T63-00-00-04-00/8-20-150x150.jpg" xlink:type="simple" xlink:show="embed" xlink:actuate="onLoad" draw:mime-type="image/jpeg"/>
</draw:frame>
</text:a>
By the way, this is not the first arranged Sergiy Isaenko and Valentininchcherbachov's holiday in educational institutions of a similar profile. At different times, they were direct organizers and, so to speak, ideological inspirers to establish national records on pull-up and lifting with a trip to the horizontal bar at the Kiev Military Lyceum named after Ivan Bohun, Takamyanets-Podilsky Lyceum with enhanced military-physical training.</text:p>
      <text:p text:style-name="P4">
Therefore, from now on the "treasury" of Ukrainian lyceum students in one record increased. The navigation of the Naval Lyceum inscribed their name in the history of Ukraine and the development . They are convinced that there are many new records and achievements in the future of the current I. in sports, both in sports, and in life!</text:p>
      <text:p text:style-name="P4">
_ On the pictures: _ when setting a record for dragging the longest rope.</text:p>
      <text:p text:style-name="P4">
<text:span text:style-name="T4">
 Author's photo </text:span>
</text:p>
      <text:p text:style-name="P4">
News Source: <text:a xlink:type="simple" xlink:href="https://armyinform.com.ua/2023/04/22/rekord-ukrayiny-z-peretyaguvannya-najdovshogo-morskogo-kanata-vstanovyly-vyhovanczi-vijskovo-morskogo-liczeyu/" text:style-name="Internet_20_link" text:visited-style-name="Visited_20_Internet_20_Link">
https://armyinform.com.ua/2023/04/22/rekord-ukrayiny-z-peretyaguvannya-najdovshogo-morskogo-kanata-vstanovyly-vyhovanczi-vijskovo-morskogo-liczeyu/</text:a>
</text:p>
      <!--NEWS-->
      <text:h text:style-name="P10" text:outline-level="1">
<text:span text:style-name="T4">
As a result of armed aggression of the Russian Federation in Ukraine, 470 children were killed</text:span>
</text:h>
      <text:p text:style-name="P4">
Author: ['АРМІЯINFORM']</text:p>
      <text:p text:style-name="P4">
Time: 2023-04-22T64:00:00-04:00</text:p>
      <text:p text:style-name="P4">
Description: The village on the wound 22 kvіniki 2023 Rock more than 1419 diye was arranged in Ukraine Vnaslikok ... The war with Ukraine 2022, the war with Ukraine Latest news today, the war with Ukraine 2022 is the last for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4/warcrime-22042023ua.jpg" text:style-name="Internet_20_link" text:visited-style-name="Visited_20_Internet_20_Link">
warcrime-22042023ua.jpg</text:a>
']</text:p>
      <text:p text:style-name="P4">
Tags: ['STOPRUSSIA', 'АГРЕСІЯ РФ', 'ОФІС ГЕНЕРАЛЬНОГО ПРОКУРОРА УКРАЇНИ']</text:p>
      <text:p text:style-name="P4">
Category: News</text:p>
      <!--METADATA-->
      <text:p text:style-name="P4">
<draw:frame draw:style-name="fr1" draw:name="Image238" text:anchor-type="as-char" svg:width="6.9236in" svg:height="4.448413in" draw:z-index="0">
<draw:image xlink:href="../Images/AРМІЯINFORM/2023-04-22T64-00-00-04-00/warcrime-22042023ua.jpg" xlink:type="simple" xlink:show="embed" xlink:actuate="onLoad" draw:mime-type="image/jpeg"/>
</draw:frame>
As of the morning of April 22, 2023, more than 1419 children were injured in Ukraine as a result of full -scale armed aggression of the Russian Federation. According to the official information of juvenile prosecutors, 470 children were killed and more than 949 received varying severity.</text:p>
      <text:p text:style-name="P4">
These figures are not final. Work continues to be installed in places of conducting actions, in temporarily occupied and liberated territories.</text:p>
      <text:p text:style-name="P4">
Children were most affected in Donetsk region - 452, Kharkiv - 275, Kiev - 127, Kherson - 94, Zaporizhia - 89, Mykolaivska - 86, Chernihiv - 68, Lugansk - 66, Dnipropetrovsk - 66.</text:p>
      <text:p text:style-name="P4">
The latter case: April 21 as a result of shelling by the enemy of the village. New York of the Donetsk region was injured by a 9-year-old boy.</text:p>
      <text:p text:style-name="P4">
<text:span text:style-name="T4">
 Source: </text:span>
 <text:a xlink:type="simple" xlink:href="https://t.me/pgo_gov_ua/11498" text:style-name="Internet_20_link" text:visited-style-name="Visited_20_Internet_20_Link">
<text:span text:style-name="T5">
opice of the Prosecutor General of Ukraine</text:span>
</text:a>
</text:p>
      <text:p text:style-name="P4">
News Source: <text:a xlink:type="simple" xlink:href="https://armyinform.com.ua/2023/04/22/vnaslidok-zbrojnoyi-agresiyi-rf-v-ukrayini-zagynuly-470-ditej/" text:style-name="Internet_20_link" text:visited-style-name="Visited_20_Internet_20_Link">
https://armyinform.com.ua/2023/04/22/vnaslidok-zbrojnoyi-agresiyi-rf-v-ukrayini-zagynuly-470-ditej/</text:a>
</text:p>
      <!--NEWS-->
      <text:h text:style-name="P10" text:outline-level="1">
<text:span text:style-name="T4">
9 enemy associates were detained in Donetsk region and a shroud with Russian weapons was found</text:span>
</text:h>
      <text:p text:style-name="P4">
Author: ['АРМІЯINFORM']</text:p>
      <text:p text:style-name="P4">
Time: 2023-04-22T65:00:00-04:00</text:p>
      <text:p text:style-name="P4">
Description: Service of nonsense of a large -scale Stabilіzatsyinі, go to de -bounced Teritors at ... War with Ukraine 2022, war with Ukraine Latest news today,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2/sbu5-1.jpg" text:style-name="Internet_20_link" text:visited-style-name="Visited_20_Internet_20_Link">
sbu5-1.jpg</text:a>
']</text:p>
      <text:p text:style-name="P4">
Tags: []</text:p>
      <text:p text:style-name="P4">
Category: News</text:p>
      <!--METADATA-->
      <text:p text:style-name="P4">
<draw:frame draw:style-name="fr1" draw:name="Image239" text:anchor-type="as-char" svg:width="6.9236in" svg:height="4.615733in" draw:z-index="0">
<draw:image xlink:href="../Images/AРМІЯINFORM/2023-04-22T65-00-00-04-00/sbu5-1.jpg" xlink:type="simple" xlink:show="embed" xlink:actuate="onLoad" draw:mime-type="image/jpeg"/>
</draw:frame>
Illustrative photo</text:p>
      <text:p text:style-name="P4">
The Security Service continues large -scale stabilization measures in the Donetsk region.</text:p>
      <text:p text:style-name="P4">
As a result of the operational actions in the frontline estuary, 9 local residents who voluntarily went to cooperate with the enemy were detained.</text:p>
      <text:p text:style-name="P4">
Among them is a 38-year-old resident of the city, who passed the rashist information to the basement and movement of defense forces in the area.</text:p>
      <text:p text:style-name="P4">
He supported communication with the aggressor through the “Classmates” forbidden in Ukraine.</text:p>
      <text:p text:style-name="P4">
The former commander of the guard of the Liman Citizens Security Center was also detained.</text:p>
      <text:p text:style-name="P4">
In July last year, he agreed to head the local "fire and rescue part of the Ministry of Emergencies of the DNR".</text:p>
      <text:p text:style-name="P4">
At the same time, three more collaborators were exposed, who after the capture of the occupation administration after the capture.</text:p>
      <text:p text:style-name="P4">
Two of them were appointed to "posts" in the "Department of Internal Policy of Tauvidia with the Media" and "Department of Land Relations", and another ˗ became the "guardstonemiskrada".</text:p>
      <text:p text:style-name="P4">
They are currently informed of the suspicion of Art. 111-1 of the Criminal Code of Ukraine(Collaboration).</text:p>
      <text:p text:style-name="P4">
Ще четверо зловмисників поширювали у заборонених соцмережах заклики напідтримку окупантів, а також дописи, в яких виправдовували воєнні злочинирашистів.</text:p>
      <text:p text:style-name="P4">
Крім того, у ході комплексних заходів співробітники Служби безпеки виявилисхрон з російською зброєю та боєприпасами.</text:p>
      <text:p text:style-name="P4">
Із облаштованого у покинутій приватній будівлі тайника виявлено:</text:p>
      <ul>
        <li>
реактивний піхотний вогнемет «Джміль»;  * гранати Ф-1 та РДГ-2;  * запали до бойових гранат;  * 20 підривачів;  * 30-мм реактивний сигнальний патрон;  * наземний сигнальний патрон;  * 150 набоїв до стрілецької зброї.</li>
      </ul>
      <text:p text:style-name="P4">
За всіма викритими фактами незаконної діяльності тривають розслідування длявстановлення всіх обставин злочину і притягнення винних до відповідальності.</text:p>
      <text:p text:style-name="P4">
Стабілізаційні заходи проводили співробітники СБУ спільно з Національноюполіцією, Військовою службою правопорядку і Держприкордонслужбою.</text:p>
      <text:p text:style-name="P4">
<text:span text:style-name="T4">
Джерело:</text:span>
 <text:a xlink:type="simple" xlink:href="https://ssu.gov.ua/novyny/sbu-vykryla-9-vorozhykh-poplichnykiv-ta-znaishla-skhron-z-rosiiskym-ozbroienniam-pid-chas-stabilizatsiinykh-zakhodiv-u-lymani-video" text:style-name="Internet_20_link" text:visited-style-name="Visited_20_Internet_20_Link">
<text:span text:style-name="T5">
СБУ</text:span>
</text:a>
</text:p>
      <text:p text:style-name="P4">
News Source: <text:a xlink:type="simple" xlink:href="https://armyinform.com.ua/2023/04/22/na-donechchyni-zatrymano-9-vorozhyh-poplichnykiv-ta-znajdeno-shron-z-rosijskym-ozbroyennyam/" text:style-name="Internet_20_link" text:visited-style-name="Visited_20_Internet_20_Link">
https://armyinform.com.ua/2023/04/22/na-donechchyni-zatrymano-9-vorozhyh-poplichnykiv-ta-znajdeno-shron-z-rosijskym-ozbroyennyam/</text:a>
</text:p>
      <!--NEWS-->
      <text:h text:style-name="P10" text:outline-level="1">
<text:span text:style-name="T4">
During the last day, Russian troops fired the territory of 8 regions of Ukraine</text:span>
</text:h>
      <text:p text:style-name="P4">
Author: ['АРМІЯINFORM']</text:p>
      <text:p text:style-name="P4">
Time: 2023-04-22T66:00:00-04:00</text:p>
      <text:p text:style-name="P4">
Description: Namelki Rosіyskiye Stoyan at 09:00 22 kvіnny at the Nadani Situyny Center ... War with Ukraine 2022, War with Ukraine Latest News Today, News War with Ukraine 2022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4/photo_2023-04-22_10-11-59.jpg" text:style-name="Internet_20_link" text:visited-style-name="Visited_20_Internet_20_Link">
photo_2023-04-22_10-11-59.jpg</text:a>
']</text:p>
      <text:p text:style-name="P4">
Tags: ['STOPRUSSIA', 'АГРЕСІЯ РФ', 'ВТОРГНЕННЯ РФ']</text:p>
      <text:p text:style-name="P4">
Category: News</text:p>
      <!--METADATA-->
      <text:p text:style-name="P4">
<draw:frame draw:style-name="fr1" draw:name="Image240" text:anchor-type="as-char" svg:width="6.9236in" svg:height="5.196269in" draw:z-index="0">
<draw:image xlink:href="../Images/AРМІЯINFORM/2023-04-22T66-00-00-04-00/photo_2023-04-22_10-11-59.jpg" xlink:type="simple" xlink:show="embed" xlink:actuate="onLoad" draw:mime-type="image/jpeg"/>
</draw:frame>
The consequences of Russian shelling as of 09:00 on April 22</text:p>
      <text:p text:style-name="P4">
According to the situational center of the Ministry of Defense of Ukraine information, during the last day, Russian troops fired the territory of 8 regions of Ukraine.</text:p>
      <text:p text:style-name="P4">
In general, of different types of weapons(mortars, tanks, artillery, RSZV, S-300 ZRC, DRI, tactical aviation)94 inhabited fees were fired, 62 infrastructure objects were confirmed.</text:p>
      <text:p text:style-name="P4">
There are killed and injured among civilians, the number of victims is clarified.</text:p>
      <text:p text:style-name="P4">
Source: <text:a xlink:type="simple" xlink:href="https://t.me/militarymediacenter/1762" text:style-name="Internet_20_link" text:visited-style-name="Visited_20_Internet_20_Link">
Military Media Center</text:a>
</text:p>
      <text:p text:style-name="P4">
News Source: <text:a xlink:type="simple" xlink:href="https://armyinform.com.ua/2023/04/22/protyagom-mynuloyi-doby-rosijski-vijska-obstrilyaly-terytoriyu-8-oblastej-ukrayiny/" text:style-name="Internet_20_link" text:visited-style-name="Visited_20_Internet_20_Link">
https://armyinform.com.ua/2023/04/22/protyagom-mynuloyi-doby-rosijski-vijska-obstrilyaly-terytoriyu-8-oblastej-ukrayiny/</text:a>
</text:p>
      <!--NEWS-->
      <text:h text:style-name="P10" text:outline-level="1">
<text:span text:style-name="T4">
Representatives of the Armed Forces Alina Hrushina-Acobia and Irina Kolyadenko-European Champions in Fighting</text:span>
</text:h>
      <text:p text:style-name="P4">
Author: ['АРМІЯINFORM']</text:p>
      <text:p text:style-name="P4">
Time: 2023-04-22T67:00:00-04:00</text:p>
      <text:p text:style-name="P4">
Description: Zagrebi (Croat) is triva. The prison day ... War with Ukraine 2022, war with Ukraine latest news today, News War with Ukraine 2022 The last for today, will there be a war between Ukraine and Russia and when, the war with Ukraine in 2022 will be or not, will there be war With Ukraine, in the near future, they say, the war with Ukraine, Ukrainian news today, Ukrainian news in Ukrainian media in Russian</text:p>
      <text:p text:style-name="P4">
Images: ['<text:a xlink:type="simple" xlink:href="https://armyinform.com.ua/wp-content/uploads/2023/04/i-hzqllpx-xl-1024x675-1.jpg" text:style-name="Internet_20_link" text:visited-style-name="Visited_20_Internet_20_Link">
i-hzqllpx-xl-1024x675-1.jpg</text:a>
', '<text:a xlink:type="simple" xlink:href="https://armyinform.com.ua/wp-content/uploads/2023/04/photo_2023-04-22_10-40-15-150x150.jpg" text:style-name="Internet_20_link" text:visited-style-name="Visited_20_Internet_20_Link">
photo_2023-04-22_10-40-15-150x150.jpg</text:a>
', '<text:a xlink:type="simple" xlink:href="https://armyinform.com.ua/wp-content/uploads/2023/04/photo_2023-04-22_10-40-26-150x150.jpg" text:style-name="Internet_20_link" text:visited-style-name="Visited_20_Internet_20_Link">
photo_2023-04-22_10-40-26-150x150.jpg</text:a>
', '<text:a xlink:type="simple" xlink:href="https://armyinform.com.ua/wp-content/uploads/2023/04/photo_2023-04-22_10-40-47-e1682149823428.jpg" text:style-name="Internet_20_link" text:visited-style-name="Visited_20_Internet_20_Link">
photo_2023-04-22_10-40-47-e1682149823428.jpg</text:a>
']</text:p>
      <text:p text:style-name="P4">
Tags: ['ЗСУ', 'ЦСК ЗСУ']</text:p>
      <text:p text:style-name="P4">
Category: News</text:p>
      <!--METADATA-->
      <text:p text:style-name="P4">
<draw:frame draw:style-name="fr1" draw:name="Image241" text:anchor-type="as-char" svg:width="6.9236in" svg:height="4.563896in" draw:z-index="0">
<draw:image xlink:href="../Images/AРМІЯINFORM/2023-04-22T67-00-00-04-00/i-hzqllpx-xl-1024x675-1.jpg" xlink:type="simple" xlink:show="embed" xlink:actuate="onLoad" draw:mime-type="image/jpeg"/>
</draw:frame>
Team Podium ww - Gold Ukraine</text:p>
      <text:p text:style-name="P4">
In Zagreb(Croatia)The European Sports Wrestling Championship is ongoing. On the final day of the women's struggle, three medals received representatives of the Armed Forces.</text:p>
      <text:p text:style-name="P4">
<text:a xlink:type="simple" xlink:href="https://armyinform.com.ua/wp-content/uploads/2023/04/photo_2023-04-22_10-40-15.jpg" text:style-name="Internet_20_link" text:visited-style-name="Visited_20_Internet_20_Link">
!(Images/AРМІЯINFORM/2023-04-22T67-00-00-04-00/photo_2023-04-22_10-40-15-150x150.jpg)</text:a>
</text:p>
      <text:p text:style-name="P4">
<text:a xlink:type="simple" xlink:href="https://armyinform.com.ua/wp-content/uploads/2023/04/photo_2023-04-22_10-40-26.jpg" text:style-name="Internet_20_link" text:visited-style-name="Visited_20_Internet_20_Link">
<draw:frame draw:style-name="fr1" draw:name="Image242" text:anchor-type="as-char" svg:width="6.9236in" svg:height="6.9236in" draw:z-index="0">
<draw:image xlink:href="../Images/AРМІЯINFORM/2023-04-22T67-00-00-04-00/photo_2023-04-22_10-40-26-150x150.jpg" xlink:type="simple" xlink:show="embed" xlink:actuate="onLoad" draw:mime-type="image/jpeg"/>
</draw:frame>
</text:a>
The champions of Europe became athletes of the Central Sports Club of the Armed Forces of Ukraine Hrushina-Acobia(weight category up to 57 kg)and Irina Kolyadenko(62 kg).</text:p>
      <text:p text:style-name="P4">
<draw:frame draw:style-name="fr1" draw:name="Image243" text:anchor-type="as-char" svg:width="6.9236in" svg:height="7.522203in" draw:z-index="0">
<draw:image xlink:href="../Images/AРМІЯINFORM/2023-04-22T67-00-00-04-00/photo_2023-04-22_10-40-47-e1682149823428.jpg" xlink:type="simple" xlink:show="embed" xlink:actuate="onLoad" draw:mime-type="image/jpeg"/>
</draw:frame>
The bronze award was won by a representative of the 8 sports club Tatiana Sova with a 65 kg.</text:p>
      <text:p text:style-name="P4">
Earlier, Alla Belinskaya's army was the silver medalist.</text:p>
      <text:p text:style-name="P4">
<text:span text:style-name="T4">
 Source: </text:span>
 <text:a xlink:type="simple" xlink:href="https://www.facebook.com/CSKA1992/posts/pfbid0K5EBsUg7xHwMKPbhjDWJLRrzRXhSF8Uiacjj3nizCLiwXdqTbCv17kXbjvgMWzp2l" text:style-name="Internet_20_link" text:visited-style-name="Visited_20_Internet_20_Link">
<text:span text:style-name="T5">
scscus</text:span>
</text:a>
</text:p>
      <text:p text:style-name="P4">
News Source: <text:a xlink:type="simple" xlink:href="https://armyinform.com.ua/2023/04/22/predstavnyczi-zsu-alina-grushyna-akobiya-ta-iryna-kolyadenko-chempionky-yevropy-z-borotby/" text:style-name="Internet_20_link" text:visited-style-name="Visited_20_Internet_20_Link">
https://armyinform.com.ua/2023/04/22/predstavnyczi-zsu-alina-grushyna-akobiya-ta-iryna-kolyadenko-chempionky-yevropy-z-borotby/</text:a>
</text:p>
      <!--NEWS-->
      <text:h text:style-name="P10" text:outline-level="1">
<text:span text:style-name="T4">
In the north direction in the past week, several dozen anti -tank mine fields have been installed</text:span>
</text:h>
      <text:p text:style-name="P4">
Author: ['АРМІЯINFORM']</text:p>
      <text:p text:style-name="P4">
Time: 2023-04-22T68:00:00-04:00</text:p>
      <text:p text:style-name="P4">
Description: Nasyzi atmosphere at the Pivniye Operationi Zoni is supplied to control. Comforters ... War with Ukraine 2022, War with Ukraine latest news today, News War with Ukraine 2022 The last for today, will there be a war between Ukraine and Russia and when, the war with Ukraine in 2022 will be or not, will there be a war with Ukraine In the near future they say, the war with Ukraine, Ukraine’s news today, Ukrainian news in Ukrainian media in Russian</text:p>
      <text:p text:style-name="P4">
Images: ['<text:a xlink:type="simple" xlink:href="https://armyinform.com.ua/wp-content/uploads/2023/04/photo_2023-04-22_09-17-12.jpg" text:style-name="Internet_20_link" text:visited-style-name="Visited_20_Internet_20_Link">
photo_2023-04-22_09-17-12.jpg</text:a>
']</text:p>
      <text:p text:style-name="P4">
Tags: ['STOPRUSSIA', 'АГРЕСІЯ РФ', 'ВТОРГНЕННЯ РФ', 'СЕРГІЙ НАЄВ']</text:p>
      <text:p text:style-name="P4">
Category: News</text:p>
      <!--METADATA-->
      <text:p text:style-name="P4">
<draw:frame draw:style-name="fr1" draw:name="Image244" text:anchor-type="as-char" svg:width="6.9236in" svg:height="4.615733in" draw:z-index="0">
<draw:image xlink:href="../Images/AРМІЯINFORM/2023-04-22T68-00-00-04-00/photo_2023-04-22_09-17-12.jpg" xlink:type="simple" xlink:show="embed" xlink:actuate="onLoad" draw:mime-type="image/jpeg"/>
</draw:frame>
Currently, the situation in the northern operating area remains controlled.</text:p>
      <text:p text:style-name="P4">
About it <text:a xlink:type="simple" xlink:href="https://t.me/SerhiyNaiev/34" text:style-name="Internet_20_link" text:visited-style-name="Visited_20_Internet_20_Link">
reported</text:a>
Commander of the Joint Silawed Forces of Ukraine Lieutenant General Sergey Naev.</text:p>
      <text:p text:style-name="P4">
“The situation allows us not only to hone martial skills on landfills, but also to constantly strengthen the defense. Over the past week, several dozen anti -tank mine fields and barriers were installed using more than 6.5 thousand. min. Along the state border, about 3 thousand meters of trenches and4.5 thousand meters of anti -tank ditches were dug. There are several dozen overhangs, shelters and fire positions for personnel, as well as fire positions for equipment, ”Lieutenant General Sergey Naev emphasized.</text:p>
      <text:p text:style-name="P4">
Let's win together!</text:p>
      <text:p text:style-name="P4">
News Source: <text:a xlink:type="simple" xlink:href="https://armyinform.com.ua/2023/04/22/na-pivnichnomu-napryamku-za-mynulyj-tyzhden-vstanovleno-kilka-desyatkiv-protytankovyh-minnyh-poliv-ta-zagorodzhen/" text:style-name="Internet_20_link" text:visited-style-name="Visited_20_Internet_20_Link">
https://armyinform.com.ua/2023/04/22/na-pivnichnomu-napryamku-za-mynulyj-tyzhden-vstanovleno-kilka-desyatkiv-protytankovyh-minnyh-poliv-ta-zagorodzhen/</text:a>
</text:p>
      <!--NEWS-->
      <text:h text:style-name="P10" text:outline-level="1">
<text:span text:style-name="T4">
Our people went through everything and kept freedom - the head of state</text:span>
</text:h>
      <text:p text:style-name="P4">
Author: ['АРМІЯINFORM']</text:p>
      <text:p text:style-name="P4">
Time: 2023-04-22T69:00:00-04:00</text:p>
      <text:p text:style-name="P4">
Description: President of Ukraine Volodymyr Zelensky at Telegram-Canal, Scho: “Our people were voyable ... War with Ukraine 2022, War with Ukraine Latest News today, News War with Ukraine 2022 Last for today, will there be a war between Ukraine and Russia and when, when, when, when, when, when, when, when,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4/photo_2023-04-22_11-33-53-3.jpg" text:style-name="Internet_20_link" text:visited-style-name="Visited_20_Internet_20_Link">
photo_2023-04-22_11-33-53-3.jpg</text:a>
', '<text:a xlink:type="simple" xlink:href="https://armyinform.com.ua/wp-content/uploads/2023/04/photo_2023-04-22_11-33-53-2-150x150.jpg" text:style-name="Internet_20_link" text:visited-style-name="Visited_20_Internet_20_Link">
photo_2023-04-22_11-33-53-2-150x150.jpg</text:a>
', '<text:a xlink:type="simple" xlink:href="https://armyinform.com.ua/wp-content/uploads/2023/04/photo_2023-04-22_11-33-52-150x150.jpg" text:style-name="Internet_20_link" text:visited-style-name="Visited_20_Internet_20_Link">
photo_2023-04-22_11-33-52-150x150.jpg</text:a>
', '<text:a xlink:type="simple" xlink:href="https://armyinform.com.ua/wp-content/uploads/2023/04/photo_2023-04-22_11-33-56-150x150.jpg" text:style-name="Internet_20_link" text:visited-style-name="Visited_20_Internet_20_Link">
photo_2023-04-22_11-33-56-150x150.jpg</text:a>
', '<text:a xlink:type="simple" xlink:href="https://armyinform.com.ua/wp-content/uploads/2023/04/photo_2023-04-22_11-33-55-150x150.jpg" text:style-name="Internet_20_link" text:visited-style-name="Visited_20_Internet_20_Link">
photo_2023-04-22_11-33-55-150x150.jpg</text:a>
', '<text:a xlink:type="simple" xlink:href="https://armyinform.com.ua/wp-content/uploads/2023/04/photo_2023-04-22_11-33-55-2-150x150.jpg" text:style-name="Internet_20_link" text:visited-style-name="Visited_20_Internet_20_Link">
photo_2023-04-22_11-33-55-2-150x150.jpg</text:a>
', '<text:a xlink:type="simple" xlink:href="https://armyinform.com.ua/wp-content/uploads/2023/04/photo_2023-04-22_11-33-54-150x150.jpg" text:style-name="Internet_20_link" text:visited-style-name="Visited_20_Internet_20_Link">
photo_2023-04-22_11-33-54-150x150.jpg</text:a>
', '<text:a xlink:type="simple" xlink:href="https://armyinform.com.ua/wp-content/uploads/2023/04/photo_2023-04-22_11-33-54-2-150x150.jpg" text:style-name="Internet_20_link" text:visited-style-name="Visited_20_Internet_20_Link">
photo_2023-04-22_11-33-54-2-150x150.jpg</text:a>
', '<text:a xlink:type="simple" xlink:href="https://armyinform.com.ua/wp-content/uploads/2023/04/photo_2023-04-22_11-33-53-150x150.jpg" text:style-name="Internet_20_link" text:visited-style-name="Visited_20_Internet_20_Link">
photo_2023-04-22_11-33-53-150x150.jpg</text:a>
', '<text:a xlink:type="simple" xlink:href="https://armyinform.com.ua/wp-content/uploads/2023/04/photo_2023-04-22_11-33-52-2-150x150.jpg" text:style-name="Internet_20_link" text:visited-style-name="Visited_20_Internet_20_Link">
photo_2023-04-22_11-33-52-2-150x150.jpg</text:a>
']</text:p>
      <text:p text:style-name="P4">
Tags: ['STOPRUSSIA', 'АГРЕСІЯ РФ', 'ВОЛОДИМИР ЗЕЛЕНСЬКИЙ', 'ВТОРГНЕННЯ РФ']</text:p>
      <text:p text:style-name="P4">
Category: News</text:p>
      <!--METADATA-->
      <text:p text:style-name="P4">
<draw:frame draw:style-name="fr1" draw:name="Image245" text:anchor-type="as-char" svg:width="6.9236in" svg:height="5.1927in" draw:z-index="0">
<draw:image xlink:href="../Images/AРМІЯINFORM/2023-04-22T69-00-00-04-00/photo_2023-04-22_11-33-53-3.jpg" xlink:type="simple" xlink:show="embed" xlink:actuate="onLoad" draw:mime-type="image/jpeg"/>
</draw:frame>
President of Ukraine Volodymyr Zelenskyy in a telegram channel <text:a xlink:type="simple" xlink:href="https://t.me/V_Zelenskiy_official/5948" text:style-name="Internet_20_link" text:visited-style-name="Visited_20_Internet_20_Link">
wrote</text:a>
, that: “Our people stood in, stood in trials, passed through everything, and most importantly - custodian.</text:p>
      <text:p text:style-name="P4">
Our opportunity to live, our opportunity to build a free future for Ukrainian children - is based on a solid foundation, which was laid by the heroism of everyone who was not afraid and who gained life of Ukraine. "</text:p>
      <text:p text:style-name="P4">
<text:a xlink:type="simple" xlink:href="https://armyinform.com.ua/wp-content/uploads/2023/04/photo_2023-04-22_11-33-53-2.jpg" text:style-name="Internet_20_link" text:visited-style-name="Visited_20_Internet_20_Link">
!(Images/AРМІЯINFORM/2023-04-22T69-00-00-04-00/photo_2023-04-22_11-33-53-2-150x150.jpg)</text:a>
</text:p>
      <text:p text:style-name="P4">
<text:a xlink:type="simple" xlink:href="https://armyinform.com.ua/wp-content/uploads/2023/04/photo_2023-04-22_11-33-52.jpg" text:style-name="Internet_20_link" text:visited-style-name="Visited_20_Internet_20_Link">
<draw:frame draw:style-name="fr1" draw:name="Image246" text:anchor-type="as-char" svg:width="6.9236in" svg:height="6.9236in" draw:z-index="0">
<draw:image xlink:href="../Images/AРМІЯINFORM/2023-04-22T69-00-00-04-00/photo_2023-04-22_11-33-52-150x150.jpg" xlink:type="simple" xlink:show="embed" xlink:actuate="onLoad" draw:mime-type="image/jpeg"/>
</draw:frame>
</text:a>
</text:p>
      <text:p text:style-name="P4">
<text:a xlink:type="simple" xlink:href="https://armyinform.com.ua/wp-content/uploads/2023/04/photo_2023-04-22_11-33-56.jpg" text:style-name="Internet_20_link" text:visited-style-name="Visited_20_Internet_20_Link">
<draw:frame draw:style-name="fr1" draw:name="Image247" text:anchor-type="as-char" svg:width="6.9236in" svg:height="6.9236in" draw:z-index="0">
<draw:image xlink:href="../Images/AРМІЯINFORM/2023-04-22T69-00-00-04-00/photo_2023-04-22_11-33-56-150x150.jpg" xlink:type="simple" xlink:show="embed" xlink:actuate="onLoad" draw:mime-type="image/jpeg"/>
</draw:frame>
</text:a>
</text:p>
      <text:p text:style-name="P4">
<text:a xlink:type="simple" xlink:href="https://armyinform.com.ua/wp-content/uploads/2023/04/photo_2023-04-22_11-33-55.jpg" text:style-name="Internet_20_link" text:visited-style-name="Visited_20_Internet_20_Link">
<draw:frame draw:style-name="fr1" draw:name="Image248" text:anchor-type="as-char" svg:width="6.9236in" svg:height="6.9236in" draw:z-index="0">
<draw:image xlink:href="../Images/AРМІЯINFORM/2023-04-22T69-00-00-04-00/photo_2023-04-22_11-33-55-150x150.jpg" xlink:type="simple" xlink:show="embed" xlink:actuate="onLoad" draw:mime-type="image/jpeg"/>
</draw:frame>
</text:a>
</text:p>
      <text:p text:style-name="P4">
<text:a xlink:type="simple" xlink:href="https://armyinform.com.ua/wp-content/uploads/2023/04/photo_2023-04-22_11-33-55-2.jpg" text:style-name="Internet_20_link" text:visited-style-name="Visited_20_Internet_20_Link">
<draw:frame draw:style-name="fr1" draw:name="Image249" text:anchor-type="as-char" svg:width="6.9236in" svg:height="6.9236in" draw:z-index="0">
<draw:image xlink:href="../Images/AРМІЯINFORM/2023-04-22T69-00-00-04-00/photo_2023-04-22_11-33-55-2-150x150.jpg" xlink:type="simple" xlink:show="embed" xlink:actuate="onLoad" draw:mime-type="image/jpeg"/>
</draw:frame>
</text:a>
</text:p>
      <text:p text:style-name="P4">
<text:a xlink:type="simple" xlink:href="https://armyinform.com.ua/wp-content/uploads/2023/04/photo_2023-04-22_11-33-54.jpg" text:style-name="Internet_20_link" text:visited-style-name="Visited_20_Internet_20_Link">
<draw:frame draw:style-name="fr1" draw:name="Image250" text:anchor-type="as-char" svg:width="6.9236in" svg:height="6.9236in" draw:z-index="0">
<draw:image xlink:href="../Images/AРМІЯINFORM/2023-04-22T69-00-00-04-00/photo_2023-04-22_11-33-54-150x150.jpg" xlink:type="simple" xlink:show="embed" xlink:actuate="onLoad" draw:mime-type="image/jpeg"/>
</draw:frame>
</text:a>
</text:p>
      <text:p text:style-name="P4">
<text:a xlink:type="simple" xlink:href="https://armyinform.com.ua/wp-content/uploads/2023/04/photo_2023-04-22_11-33-54-2.jpg" text:style-name="Internet_20_link" text:visited-style-name="Visited_20_Internet_20_Link">
<draw:frame draw:style-name="fr1" draw:name="Image251" text:anchor-type="as-char" svg:width="6.9236in" svg:height="6.9236in" draw:z-index="0">
<draw:image xlink:href="../Images/AРМІЯINFORM/2023-04-22T69-00-00-04-00/photo_2023-04-22_11-33-54-2-150x150.jpg" xlink:type="simple" xlink:show="embed" xlink:actuate="onLoad" draw:mime-type="image/jpeg"/>
</draw:frame>
</text:a>
</text:p>
      <text:p text:style-name="P4">
<text:a xlink:type="simple" xlink:href="https://armyinform.com.ua/wp-content/uploads/2023/04/photo_2023-04-22_11-33-53.jpg" text:style-name="Internet_20_link" text:visited-style-name="Visited_20_Internet_20_Link">
<draw:frame draw:style-name="fr1" draw:name="Image252" text:anchor-type="as-char" svg:width="6.9236in" svg:height="6.9236in" draw:z-index="0">
<draw:image xlink:href="../Images/AРМІЯINFORM/2023-04-22T69-00-00-04-00/photo_2023-04-22_11-33-53-150x150.jpg" xlink:type="simple" xlink:show="embed" xlink:actuate="onLoad" draw:mime-type="image/jpeg"/>
</draw:frame>
</text:a>
</text:p>
      <text:p text:style-name="P4">
<text:a xlink:type="simple" xlink:href="https://armyinform.com.ua/wp-content/uploads/2023/04/photo_2023-04-22_11-33-52-2.jpg" text:style-name="Internet_20_link" text:visited-style-name="Visited_20_Internet_20_Link">
<draw:frame draw:style-name="fr1" draw:name="Image253" text:anchor-type="as-char" svg:width="6.9236in" svg:height="6.9236in" draw:z-index="0">
<draw:image xlink:href="../Images/AРМІЯINFORM/2023-04-22T69-00-00-04-00/photo_2023-04-22_11-33-52-2-150x150.jpg" xlink:type="simple" xlink:show="embed" xlink:actuate="onLoad" draw:mime-type="image/jpeg"/>
</draw:frame>
</text:a>
</text:p>
      <text:p text:style-name="P4">
News Source: <text:a xlink:type="simple" xlink:href="https://armyinform.com.ua/2023/04/22/nash-narod-projshov-kriz-use-i-zberig-svobodu-glava-derzhavy/" text:style-name="Internet_20_link" text:visited-style-name="Visited_20_Internet_20_Link">
https://armyinform.com.ua/2023/04/22/nash-narod-projshov-kriz-use-i-zberig-svobodu-glava-derzhavy/</text:a>
</text:p>
      <!--NEWS-->
      <text:h text:style-name="P10" text:outline-level="1">
<text:span text:style-name="T4">
Features of return from captivity and search of missing persons were discussed in Kiev</text:span>
</text:h>
      <text:p text:style-name="P4">
Author: ['Володимир Поліщук']</text:p>
      <text:p text:style-name="P4">
Time: 2023-04-22T70:00:00-04:00</text:p>
      <text:p text:style-name="P4">
Description: At the Military Media Center, the circle of STIL, the references of the one of the Nygravy ... War with Ukraine 2022, the war with Ukraine latest news today, the news war with Ukraine 2022 is the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5f9a6844.jpg" text:style-name="Internet_20_link" text:visited-style-name="Visited_20_Internet_20_Link">
5f9a6844.jpg</text:a>
', '<text:a xlink:type="simple" xlink:href="https://armyinform.com.ua/wp-content/uploads/2023/04/5f9a6925.jpg" text:style-name="Internet_20_link" text:visited-style-name="Visited_20_Internet_20_Link">
5f9a6925.jpg</text:a>
', '<text:a xlink:type="simple" xlink:href="https://armyinform.com.ua/wp-content/uploads/2023/04/5f9a6911.jpg" text:style-name="Internet_20_link" text:visited-style-name="Visited_20_Internet_20_Link">
5f9a6911.jpg</text:a>
', '<text:a xlink:type="simple" xlink:href="https://armyinform.com.ua/wp-content/uploads/2023/04/5f9a6875.jpg" text:style-name="Internet_20_link" text:visited-style-name="Visited_20_Internet_20_Link">
5f9a6875.jpg</text:a>
', '<text:a xlink:type="simple" xlink:href="https://armyinform.com.ua/wp-content/uploads/2023/04/5f9a6889-1.jpg" text:style-name="Internet_20_link" text:visited-style-name="Visited_20_Internet_20_Link">
5f9a6889-1.jpg</text:a>
', '<text:a xlink:type="simple" xlink:href="https://armyinform.com.ua/wp-content/uploads/2023/04/5f9a6901.jpg" text:style-name="Internet_20_link" text:visited-style-name="Visited_20_Internet_20_Link">
5f9a6901.jpg</text:a>
', '<text:a xlink:type="simple" xlink:href="https://armyinform.com.ua/wp-content/uploads/2023/04/5f9a6871.jpg" text:style-name="Internet_20_link" text:visited-style-name="Visited_20_Internet_20_Link">
5f9a6871.jpg</text:a>
']</text:p>
      <text:p text:style-name="P4">
Tags: ['ВІЙСЬКОВОПОЛОНЕНІ', 'КООРДИНАЦІЙНИЙ ШТАБ З ПИТАНЬ ПОВОДЖЕННЯ З ВІЙСЬКОВОПОЛОНЕНИМИ', 'КРУГЛИЙ СТІЛ']</text:p>
      <text:p text:style-name="P4">
Category: News</text:p>
      <!--METADATA-->
      <text:p text:style-name="P4">
<draw:frame draw:style-name="fr1" draw:name="Image254" text:anchor-type="as-char" svg:width="6.9236in" svg:height="4.534958in" draw:z-index="0">
<draw:image xlink:href="../Images/AРМІЯINFORM/2023-04-22T70-00-00-04-00/5f9a6844.jpg" xlink:type="simple" xlink:show="embed" xlink:actuate="onLoad" draw:mime-type="image/jpeg"/>
</draw:frame>
In Military Media Center has taken place <text:a xlink:type="simple" xlink:href="https://www.youtube.com/watch" text:style-name="Internet_20_link" text:visited-style-name="Visited_20_Internet_20_Link">
roundness</text:a>
Dedicated to one of the most acute and painful topics of the Modern Great War - the return from the Poloniva servicemen and the search for missing missing. The peculiarities of this in fact, the difficult and usually non -public work were spoken by representatives of state and public organizations, which take care of the liberation from the Russian voloon of military personnel and the issues of their comprehensive rehabilitation. There is also a matter of social guarantees and assistance, which are received by members of families and defenders of Ukraine. The correspondent of the Armyinform, present at this extent, focused on the important discussion points of the speakers.</text:p>
      <text:p text:style-name="P4">
<draw:frame draw:style-name="fr1" draw:name="Image255" text:anchor-type="as-char" svg:width="6.9236in" svg:height="5.761664in" draw:z-index="0">
<draw:image xlink:href="../Images/AРМІЯINFORM/2023-04-22T70-00-00-04-00/5f9a6925.jpg" xlink:type="simple" xlink:show="embed" xlink:actuate="onLoad" draw:mime-type="image/jpeg"/>
</draw:frame>
** Oleg Kotenko, Commissioner for Persons missing for special</text:p>
      <ul>
        <li>
The topic of missing missing is really very difficult for their relatives and for the whole. We want to do our best to ensure that relatives do not feel lonely so that they realize that the active search is ongoing, - Oleg Kotenko said. - The main directions of the work of the institution for persons who have missed persons of comprehensive circumstances are analytical and communication work with family members, rulemaking, negotiation and search activities.</li>
      </ul>
      <text:p text:style-name="P4">
Among the other measures conducted by the Office of the Commissioner together with the General Staff of the Armed Forces of Ukraine, the power structures of our country, he named the recovery of relatives of the bodies of fallen servicemen: “The negotiations are aimed at being through international organizations, in particular. The Russian Federation is that our people's bodies are taken from the occupied territories. "</text:p>
      <text:p text:style-name="P4">
The Commissioner reported that seven search groups work near the front line. They work out locations where people disappeared during the fighting.</text:p>
      <ul>
        <li>
More than 50 trips were made to the de -mentioned territories of Ukraine, more than a thousand bodies were exhumed, the things and documents of the dead were found, - said Oleg Kotenko.</li>
      </ul>
      <text:p text:style-name="P4">
He also spoke about the work of the call center, which provides the first necessary for the people, in particular, how to act, where to go in the event of the disappearance of a person or civilian.</text:p>
      <text:p text:style-name="P4">
<draw:frame draw:style-name="fr1" draw:name="Image256" text:anchor-type="as-char" svg:width="6.9236in" svg:height="6.190999in" draw:z-index="0">
<draw:image xlink:href="../Images/AРМІЯINFORM/2023-04-22T70-00-00-04-00/5f9a6911.jpg" xlink:type="simple" xlink:show="embed" xlink:actuate="onLoad" draw:mime-type="image/jpeg"/>
</draw:frame>
** Bogdan Okhrimenko, a representative of the coordination headquarters on the behavior- It is through the interaction and coordination of our efforts that we achieve certain results. Since the beginning of a large -scale invasion of 2235 people have been returned from a ground. It should be noted that about 20 percent of them were people who were missing missing, who were not confirmed.</text:p>
      <text:p text:style-name="P4">
In cooperation with the National Information Bureau, we use the register of all agencies, we make requests on the other side and in the process, if we find out that the serviceman is in captivity, we begin the planning work on his return, - said Bogdan Okhrimenko.</text:p>
      <text:p text:style-name="P4">
He assured that this work would not stop until we return everyone. Postcoin of our people, experts state that almost all former Poloniosians have undergone torture and have a deterioration of health due to improper keeping in captivity, they need serious treatment and rehabilitation.</text:p>
      <ul>
        <li>
I would like to point out that Ukraine is a European state, and we adhere to all the norms of international humanitarian law, the Geneva Convention, and relevant institutions are organized, where the enemies are held at the proper level. We have contact with the International Committee of the Chervonoro -Rrest, with international organizations, for which we organize a visit to these places absolutely unobstructed, - said the representative of the coordination headquarters of inquiries for the treatment of prisoners of war. - They have the opportunity to get acquainted with the conditions of maintenance of servicemen of the enemy state in our territory.</li>
      </ul>
      <text:p text:style-name="P4">
Bogdan Okhrimenko noted that in Europe a similar scale was almost 80 years old, so the experience of handling prisoners of war, the organization of their exchange is very interested in representatives of European countries. Among those who disappeared, not only those who are inhabitant may be. Not only those who died, but also those who are hiding in temporary -occupied territories.</text:p>
      <ul>
        <li>
There were several special operations, organized and coordinated by the headquarters and the main management of intelligence, when we returned the servicemen who were hiding after the environment, were in conditions when they were threatened with nonexistent safety. The local pro -Ukrainian population helped us in this, - said.</li>
      </ul>
      <text:p text:style-name="P4">
<draw:frame draw:style-name="fr1" draw:name="Image257" text:anchor-type="as-char" svg:width="6.9236in" svg:height="6.970067in" draw:z-index="0">
<draw:image xlink:href="../Images/AРМІЯINFORM/2023-04-22T70-00-00-04-00/5f9a6875.jpg" xlink:type="simple" xlink:show="embed" xlink:actuate="onLoad" draw:mime-type="image/jpeg"/>
</draw:frame>
** Vladimir Lyamzin, Head of the Central Department of Civil-Military Workers of the General StaffColonel Volodymyr Lyamzin said that the management together with the Office of the Office maintains bases and interactive maps, and specialists of groups are undergoing necessary training, studying the basics of tactical medicine, mine -activity, forensic archeology and norms of international humanitarian law.</text:p>
      <ul>
        <li>
Ukraine is a civilized European state, which strictly adheres to the standard of principles of international humanitarian law, - emphasized the head of the central administration. - We have initiated from the first days of aggression of the return of Tilzagly invaders to Russia.</li>
      </ul>
      <text:p text:style-name="P4">
<draw:frame draw:style-name="fr1" draw:name="Image258" text:anchor-type="as-char" svg:width="6.9236in" svg:height="8.014067in" draw:z-index="0">
<draw:image xlink:href="../Images/AРМІЯINFORM/2023-04-22T70-00-00-04-00/5f9a6889-1.jpg" xlink:type="simple" xlink:show="embed" xlink:actuate="onLoad" draw:mime-type="image/jpeg"/>
</draw:frame>
<text:span text:style-name="T4">
 Vladimir Petukhov, Deputy Head of the Research Department of the Research Center of Humanitarian Problems of the Armed Forces </text:span>
</text:p>
      <text:p text:style-name="P4">
According to Volodymyr Petukhov, the vast majority of Ukrainian military servicemen who returned from Russian captivity suffered physical and psychological torture. For their rehabilitation, the state has created a triumph system of assistance. The issue of creation of the Center for the Department of the Armed Forces of the Armed Forces is also considered.</text:p>
      <text:p text:style-name="P4">
He said that our soldiers take into account the experience of restoring the personal staff that exists in NATO countries. The documents that have been developed there cover a range of rehabilitation problems and are, of course, carefully studied by the Armed Forces Humanities Research Center.</text:p>
      <ul>
        <li>
The main goal of reintegration is to return to the servicemen of the community, the family, to their military team. We profess the principle of "returning with honor", unlike the Russians who inherited Soviet -serving: if he was held captive - a traitor, - said Colonel Petukhov.</li>
      </ul>
      <text:p text:style-name="P4">
<draw:frame draw:style-name="fr1" draw:name="Image259" text:anchor-type="as-char" svg:width="6.9236in" svg:height="5.644239in" draw:z-index="0">
<draw:image xlink:href="../Images/AРМІЯINFORM/2023-04-22T70-00-00-04-00/5f9a6901.jpg" xlink:type="simple" xlink:show="embed" xlink:actuate="onLoad" draw:mime-type="image/jpeg"/>
</draw:frame>
<text:span text:style-name="T4">
 Oksana Grigoriev, adviser to the Armed Forces Land Forces Commander </text:span>
</text:p>
      <text:p text:style-name="P4">
Oksana Grigoryeva told the roundtable participants about communication of the Ukrainian Land Forces with families of military personnel.</text:p>
      <text:p text:style-name="P4">
Often the relatives of our fighters have the question of why the aggressor country is released by someone and someone.</text:p>
      <ul>
        <li>
I tell them that when the lists are submitted, the Russian side crosses someone and gives those whom it considers it necessary ... Usually, first released women, - said Oksana Grigoriev.</li>
      </ul>
      <text:p text:style-name="P4">
She sincerely thanked the volunteers, public and charitable organizations to help organize the treatment, rehabilitation, and psychological support of the former prisoners of war.</text:p>
      <text:p text:style-name="P4">
<draw:frame draw:style-name="fr1" draw:name="Image260" text:anchor-type="as-char" svg:width="6.9236in" svg:height="6.020522in" draw:z-index="0">
<draw:image xlink:href="../Images/AРМІЯINFORM/2023-04-22T70-00-00-04-00/5f9a6871.jpg" xlink:type="simple" xlink:show="embed" xlink:actuate="onLoad" draw:mime-type="image/jpeg"/>
</draw:frame>
<text:span text:style-name="T4">
 Anna Mokrosova, Head of NGO Blue Bird </text:span>
</text:p>
      <text:p text:style-name="P4">
The head of the NGO Blue Bird noted that what is doing coordination headquarters to support and assistance to our people is a truly unique experience and yet the state now has insufficient resource for the restoration of tado -help returned from captivity, insufficient state rehabilitation centers, it is known that it is known. Wait in the queue to get there.</text:p>
      <ul>
        <li>
Many returned from captivity need not only immediate assistance, but also the maintenance of support and restoration, and this is a realm where the state can no longer be accompanying. This is where the cooperation of the public and public-private sector should be,-Ms. Mokrousova emphasized.</li>
      </ul>
      <text:p text:style-name="P4">
After providing the state with the first necessary assistance to work with the formerly -wandering and their relatives, a NGO is joined, which provides them with legal, psychological and social support.</text:p>
      <text:p text:style-name="P4">
<text:span text:style-name="T5">
Foto Nazar Voloshin</text:span>
</text:p>
      <text:p text:style-name="P4">
News Source: <text:a xlink:type="simple" xlink:href="https://armyinform.com.ua/2023/04/22/osoblyvosti-povernennya-z-polonu-ta-rozshuku-znyklyh-bezvisty-obgovoryly-u-kyyevi/" text:style-name="Internet_20_link" text:visited-style-name="Visited_20_Internet_20_Link">
https://armyinform.com.ua/2023/04/22/osoblyvosti-povernennya-z-polonu-ta-rozshuku-znyklyh-bezvisty-obgovoryly-u-kyyevi/</text:a>
</text:p>
      <!--NEWS-->
      <text:h text:style-name="P10" text:outline-level="1">
<text:span text:style-name="T4">
Patriot SCR significantly increased the potential of the Armed Forces - Yuri Ignat</text:span>
</text:h>
      <text:p text:style-name="P4">
Author: ['Дмитро Горбунов']</text:p>
      <text:p text:style-name="P4">
Time: 2023-04-22T71:00:00-04:00</text:p>
      <text:p text:style-name="P4">
Description: About the supra -clock of the Novikh Zrasdovkiv Ozrovni to the part of the Zbroyny forces of Ukraine ... the war with Ukraine 2022, the war with Ukraine is the latest news today, the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photo_5341508942246823710_y.jpg" text:style-name="Internet_20_link" text:visited-style-name="Visited_20_Internet_20_Link">
photo_5341508942246823710_y.jpg</text:a>
']</text:p>
      <text:p text:style-name="P4">
Tags: ['STOPRUSSIA', 'ВТОРГНЕННЯ РФ', 'ЮРІЙ ІГНАТ']</text:p>
      <text:p text:style-name="P4">
Category: News</text:p>
      <!--METADATA-->
      <text:p text:style-name="P4">
<draw:frame draw:style-name="fr1" draw:name="Image261" text:anchor-type="as-char" svg:width="6.9236in" svg:height="4.361868in" draw:z-index="0">
<draw:image xlink:href="../Images/AРМІЯINFORM/2023-04-22T71-00-00-04-00/photo_5341508942246823710_y.jpg" xlink:type="simple" xlink:show="embed" xlink:actuate="onLoad" draw:mime-type="image/jpeg"/>
</draw:frame>
On the receipt of new samples of weapons to parts of the Armed Forces of Ukraine Uteleorphone <text:a xlink:type="simple" xlink:href="https://www.youtube.com/watch" text:style-name="Internet_20_link" text:visited-style-name="Visited_20_Internet_20_Link">
"only news"</text:a>
Colonel Yuri Ignat's command was told by air forces spokesman.</text:p>
      <ul>
        <li>
We already have a Patriot SC. Gradually, other Western Army samples come to us. Therefore, the puzzles of our air defense are formed. Of course, we are looking forward to the F-16 aircraft. For more than a year, numerous attacks of Russian drones and rockets have been somewhat expedited by our air defense. Therefore, it must be strengthened. We are constantly working to ensure that other anti -aircraft missile complexes of different radius are received from partners, - he said.</li>
      </ul>
      <text:p text:style-name="P4">
The officer said that the Patriot SCC significantly increased the potential of our air units. After all, American weapons are acting much further than an outdated S-300 SPR.</text:p>
      <text:p text:style-name="P4">
-From now on in certain areas, where the enemy will apply its Su-35 to dumpwiabomb, we have become stronger. At least Russian aircraft will be kept further from our border. I note that the F-16 aircraft can be resolved completely. The latter will be able to respond promptly the hopes of the invaders and be where it is necessary, - finally, he noticed the Air Force Air Force spokesman.</text:p>
      <text:p text:style-name="P4">
News Source: <text:a xlink:type="simple" xlink:href="https://armyinform.com.ua/2023/04/22/zrk-patriot-suttyevo-posylyly-potenczial-povitryanyh-syl-zsu-yurij-ignat/" text:style-name="Internet_20_link" text:visited-style-name="Visited_20_Internet_20_Link">
https://armyinform.com.ua/2023/04/22/zrk-patriot-suttyevo-posylyly-potenczial-povitryanyh-syl-zsu-yurij-ignat/</text:a>
</text:p>
      <!--NEWS-->
      <text:h text:style-name="P10" text:outline-level="1">
<text:span text:style-name="T4">
The occupiers are ordered not to take their wounded from the battlefield - Alexei Dmitrashkivsky</text:span>
</text:h>
      <text:p text:style-name="P4">
Author: ['Дмитро Горбунов']</text:p>
      <text:p text:style-name="P4">
Time: 2023-04-22T72:00:00-04:00</text:p>
      <text:p text:style-name="P4">
Description: About the DIA Voroga on Donechchini that PIVDNI Ukrainian at the Efіrі Telemarafon “єini ... War with Ukraine 2022, War with Ukraine Latest News Today, News War with Ukraine 2022 Last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4/photo_5341508942246823202_y.jpg" text:style-name="Internet_20_link" text:visited-style-name="Visited_20_Internet_20_Link">
photo_5341508942246823202_y.jpg</text:a>
']</text:p>
      <text:p text:style-name="P4">
Tags: ['ВІЙСЬКОВІ ЗЛОЧИНИ РФ', 'ОЛЕКСІЙ ДМИТРАШКІВСЬКИЙ']</text:p>
      <text:p text:style-name="P4">
Category: News</text:p>
      <!--METADATA-->
      <text:p text:style-name="P4">
<draw:frame draw:style-name="fr1" draw:name="Image262" text:anchor-type="as-char" svg:width="6.9236in" svg:height="3.536806in" draw:z-index="0">
<draw:image xlink:href="../Images/AРМІЯINFORM/2023-04-22T72-00-00-04-00/photo_5341508942246823202_y.jpg" xlink:type="simple" xlink:show="embed" xlink:actuate="onLoad" draw:mime-type="image/jpeg"/>
</draw:frame>
About the actions of the enemy in Donetsk and south of Ukraine on the air of the telecommunication <text:a xlink:type="simple" xlink:href="https://www.youtube.com/watch" text:style-name="Internet_20_link" text:visited-style-name="Visited_20_Internet_20_Link">
"Unin"</text:a>
Colonel Alexeydmytrashkivsky told the Colonel of the Tavriysky direction.</text:p>
      <ul>
        <li>
The enemy has slightly reduced its pressure on the coal. But the Marinski and the Avdeevsky directions remain difficult. The shelling does not stop there, nor at night. However, thanks to the skillful work of our guns, none of the attacks ended with success. Over the past day, the enemy has been storming 24 times. Most of these attempts have made the occupiers in the Marinka area of Taigpomaysky. Everywhere the enemy received a decent repel and gave up his own plans, - said the Armed Forces officer.</li>
      </ul>
      <text:p text:style-name="P4">
He added that after the next rotation of the invaders in the Mariinsky direction, the so -called assault units of the Zet were released. There are many people in the latter in the latter and those who would never have been taken to adults.</text:p>
      <ul>
        <li>
There is a separate statute for these new units of the invaders. Incidentally, it is not to take their wounded from the battlefield. This is done to disappear from the assault actions the surviving personnel. We have come to us about these units of ZET from the eighth all -military Armyrf. It clearly states that only 10-15 days are allocated for the preparation of these units. Moreover, no registration of all those killed in these units is conducted, - said the Armed Forces officer.</li>
      </ul>
      <text:p text:style-name="P4">
The Army also briefly told the situation in other areas.</text:p>
      <ul>
        <li>
The Zaporozhye direction remains unchanged. The enemy of assault actions did not performed.</li>
      </ul>
      <text:p text:style-name="P4">
News Source: <text:a xlink:type="simple" xlink:href="https://armyinform.com.ua/2023/04/22/okupantam-nakazuyut-ne-zabyraty-svoyih-poranenyh-iz-polya-boyu-oleksij-dmytrashkivskyj/" text:style-name="Internet_20_link" text:visited-style-name="Visited_20_Internet_20_Link">
https://armyinform.com.ua/2023/04/22/okupantam-nakazuyut-ne-zabyraty-svoyih-poranenyh-iz-polya-boyu-oleksij-dmytrashkivskyj/</text:a>
</text:p>
      <!--NEWS-->
      <text:h text:style-name="P10" text:outline-level="1">
<text:span text:style-name="T4">
Yuna Award announced the winners of 2023: 12 songs of indomitable Ukraine</text:span>
</text:h>
      <text:p text:style-name="P4">
Author: ['Володимир Поліщук']</text:p>
      <text:p text:style-name="P4">
Time: 2023-04-22T73:00:00-04:00</text:p>
      <text:p text:style-name="P4">
Description: Netstands of PID an hour of online broadcasts at the offices of the Utube-Canal of National Music ... War with Ukraine 2022, the war with Ukraine Latest news today, News War with Ukraine 2022 Last for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4/whatsapp-image-2023-04-21-at-09.07.20.jpeg" text:style-name="Internet_20_link" text:visited-style-name="Visited_20_Internet_20_Link">
whatsapp-image-2023-04-21-at-09.07.20.jpeg</text:a>
']</text:p>
      <text:p text:style-name="P4">
Tags: ['МУЗИКА']</text:p>
      <text:p text:style-name="P4">
Category: News</text:p>
      <!--METADATA-->
      <text:p text:style-name="P4">
<draw:frame draw:style-name="fr1" draw:name="Image263" text:anchor-type="as-char" svg:width="6.9236in" svg:height="4.615733in" draw:z-index="0">
<draw:image xlink:href="../Images/AРМІЯINFORM/2023-04-22T73-00-00-04-00/whatsapp-image-2023-04-21-at-09.07.20.jpeg" xlink:type="simple" xlink:show="embed" xlink:actuate="onLoad" draw:mime-type="image/jpeg"/>
</draw:frame>
Recently, during an online broadcast on the official youna National Music Award, the names of artists who received the rewarded year were announced.</text:p>
      <text:p text:style-name="P4">
Yuna was launched by the famous radio host and producer Pavel Shilko in the summer of 2011. The project with the participation of experts of the music industry celebrates the best Ukrainian performers. Guarantee of honesty of the prize is the audit company Deloitte, which cooperates with the most prestigious musical award in the world - Grammy.</text:p>
      <text:p text:style-name="P4">
The name of the award was made of four words: Yuna is Yearly Ukrainian Nationalaward. That is, the annual Ukrainian national award. From the very beginning of the day, Yuna is the only music prize in Ukraine of national scale. More than 60 bands and solo artists, composers, clip -makers and producers have become laureates of the award. Among the winners of the past years: Olegskryka, The Hardkiss, Monatik, Jamala and other well -known performers.</text:p>
      <text:p text:style-name="P4">
According to the renewed Yuna regulations, which was adapted to the realities of the Military Stan, the winners of the jury were chosen not in the usual nominations, but from the list of the top 100 new songs most rooted by the Nadsus Ukrainian radio stations for the period 24 February on February 24-December 31, 2022. Gasloyuna 2023 - Songs of Unbreakable Ukraine.</text:p>
      <text:p text:style-name="P4">
The opportunities to receive YUNA awards were deprived of both aggressor countries and those who have publicly supported Russian aggression against Ukraine, are under the sanctions of Ukraine, EU countries and the USA, and who, before or after or after large-scale intensification, did not publicly identify themselves as Ukrainian performers of Tavista.</text:p>
      <text:p text:style-name="P4">
Won the 12 songs that have gained the most expert votes:</text:p>
      <text:p text:style-name="P4">
<text:a xlink:type="simple" xlink:href="https://www.youtube.com/watch" text:style-name="Internet_20_link" text:visited-style-name="Visited_20_Internet_20_Link">
24/02</text:a>
- WITHOUT LIMITS</text:p>
      <text:p text:style-name="P4">
<text:a xlink:type="simple" xlink:href="https://www.youtube.com/watch" text:style-name="Internet_20_link" text:visited-style-name="Visited_20_Internet_20_Link">
2step</text:a>
- Antibodies and Ed Sheeran</text:p>
      <text:p text:style-name="P4">
<text:a xlink:type="simple" xlink:href="https://www.youtube.com/watch" text:style-name="Internet_20_link" text:visited-style-name="Visited_20_Internet_20_Link">
The city of Mary</text:a>
- Okean Elzy</text:p>
      <text:p text:style-name="P4">
<text:a xlink:type="simple" xlink:href="https://www.youtube.com/watch" text:style-name="Internet_20_link" text:visited-style-name="Visited_20_Internet_20_Link">
Near the poplar</text:a>
- Shumey</text:p>
      <text:p text:style-name="P4">
<text:a xlink:type="simple" xlink:href="https://www.youtube.com/watch" text:style-name="Internet_20_link" text:visited-style-name="Visited_20_Internet_20_Link">
PES PASTRON</text:a>
- Karta svitu</text:p>
      <text:p text:style-name="P4">
<text:a xlink:type="simple" xlink:href="https://www.youtube.com/watch" text:style-name="Internet_20_link" text:visited-style-name="Visited_20_Internet_20_Link">
Near the heart</text:a>
— KOLA</text:p>
      <text:p text:style-name="P4">
<text:a xlink:type="simple" xlink:href="https://www.youtube.com/watch" text:style-name="Internet_20_link" text:visited-style-name="Visited_20_Internet_20_Link">
Hey Hey Rise Up</text:a>
- Andriykhalyvnyuk(Boombox)and Pink Floyd</text:p>
      <text:p text:style-name="P4">
<text:a xlink:type="simple" xlink:href="https://www.youtube.com/watch" text:style-name="Internet_20_link" text:visited-style-name="Visited_20_Internet_20_Link">
To hear the anthem</text:a>
- Skofka</text:p>
      <text:p text:style-name="P4">
<text:a xlink:type="simple" xlink:href="https://www.youtube.com/watch" text:style-name="Internet_20_link" text:visited-style-name="Visited_20_Internet_20_Link">
There will be spring</text:a>
- Max Barsky</text:p>
      <text:p text:style-name="P4">
<text:a xlink:type="simple" xlink:href="https://www.youtube.com/watch" text:style-name="Internet_20_link" text:visited-style-name="Visited_20_Internet_20_Link">
Ashamed</text:a>
- Angi Chalkshow in the meadow red viburnum(https://www.youtube.com/watch?v=lu8m5FA2nL8) (ArmyRemix)- Boombox and The Kiffness</text:p>
      <text:p text:style-name="P4">
Yuna's PR Director Roman Medinsky told the Army Correspondent, the annual National Music Prize celebrated songs that have been identified by the events that are currently taking place in Ukraine.</text:p>
      <ul>
        <li>
The winners were determined by the jury consisting of more than 60 music experts, journalists, people who are engaged in professionally music. This year the award was available on-line. "In Live", I hope that the award ceremony will be held in the middle of June, - Roman Medinsky said.</li>
      </ul>
      <text:p text:style-name="P4">
He noted that the Yuna Prize gave many groups and performers a good impetus for further creativity.</text:p>
      <text:p text:style-name="P4">
Interestingly, this year, on the eve of February 24, the Ministry of Defense Information Agency of its rating also made a selection of the best songs-"<text:a xlink:type="simple" xlink:href="https://armyinform.com.ua/2023/02/13/topdyuzhyna-pisen-suchasnoyi-rosijsko-ukrayinskoyi-vijny-i-cherez-100-rokiv-yih-spivatymut-ukrayinczi/" text:style-name="Internet_20_link" text:visited-style-name="Visited_20_Internet_20_Link">
Top Done of Songs of Modern Russian-Ukrainian Waitness</text:a>
”. Among these twelve musical works, two -“ Near Poplar ”and“ Oy from Luzichervon Kalina ”, they received a statuette of the Ukrainian Music Prize.</text:p>
      <text:p text:style-name="P4">
News Source: <text:a xlink:type="simple" xlink:href="https://armyinform.com.ua/2023/04/22/premiya-yuna-ogolosyla-peremozhcziv-2023-roku-12-pisen-nezlamnoyi-ukrayiny/" text:style-name="Internet_20_link" text:visited-style-name="Visited_20_Internet_20_Link">
https://armyinform.com.ua/2023/04/22/premiya-yuna-ogolosyla-peremozhcziv-2023-roku-12-pisen-nezlamnoyi-ukrayiny/</text:a>
</text:p>
      <!--NEWS-->
      <text:h text:style-name="P10" text:outline-level="1">
<text:span text:style-name="T4">
Національний тур «Кіно заради Перемоги!» на минулому тижні перетнув межу в 1200 кінопоказів</text:span>
</text:h>
      <text:p text:style-name="P4">
Author: ['АРМІЯINFORM']</text:p>
      <text:p text:style-name="P4">
Time: 2023-04-22T74:00:00-04:00</text:p>
      <text:p text:style-name="P4">
Description: National Tour "Kino Painting Mind!" At the departure of Tizhni Proshov at 21 VIISKOVII ... War with Ukraine 2022, war with Ukraine Latest news today, News War with Ukraine 2022 The last for today, will there be a war between Ukraine and Russia and when, the war with Ukraine in 2022 will be or not , Will there be a war with Ukraine in the near future, they say, the war with Ukraine, Ukrainian news today, Ukrainian news in Ukrainian media in Russian</text:p>
      <text:p text:style-name="P4">
Images: ['<text:a xlink:type="simple" xlink:href="https://armyinform.com.ua/wp-content/uploads/2023/04/342925936_579170107567105_6291769596205321056_n.jpg" text:style-name="Internet_20_link" text:visited-style-name="Visited_20_Internet_20_Link">
342925936_579170107567105_6291769596205321056_n.jpg</text:a>
', '<text:a xlink:type="simple" xlink:href="https://armyinform.com.ua/wp-content/uploads/2023/04/342348864_1490378194822587_3377604399103569386_n-150x150.jpg" text:style-name="Internet_20_link" text:visited-style-name="Visited_20_Internet_20_Link">
342348864_1490378194822587_3377604399103569386_n-150x150.jpg</text:a>
', '<text:a xlink:type="simple" xlink:href="https://armyinform.com.ua/wp-content/uploads/2023/04/342554538_690505982876661_1318015692756435224_n-150x150.jpg" text:style-name="Internet_20_link" text:visited-style-name="Visited_20_Internet_20_Link">
342554538_690505982876661_1318015692756435224_n-150x150.jpg</text:a>
', '<text:a xlink:type="simple" xlink:href="https://armyinform.com.ua/wp-content/uploads/2023/04/342364547_3406845409589406_5389977053258744910_n-150x150.jpg" text:style-name="Internet_20_link" text:visited-style-name="Visited_20_Internet_20_Link">
342364547_3406845409589406_5389977053258744910_n-150x150.jpg</text:a>
']</text:p>
      <text:p text:style-name="P4">
Tags: ['ВОЄННЕ КІНО', 'ГШ ЗС УКРАЇНИ']</text:p>
      <text:p text:style-name="P4">
Category: News</text:p>
      <!--METADATA-->
      <text:p text:style-name="P4">
<draw:frame draw:style-name="fr1" draw:name="Image264" text:anchor-type="as-char" svg:width="6.9236in" svg:height="4.608521in" draw:z-index="0">
<draw:image xlink:href="../Images/AРМІЯINFORM/2023-04-22T74-00-00-04-00/342925936_579170107567105_6291769596205321056_n.jpg" xlink:type="simple" xlink:show="embed" xlink:actuate="onLoad" draw:mime-type="image/jpeg"/>
</draw:frame>
National Cinema Tour for Victory!Last week, it took place in the 21st -military part and crossed the border of 1200 screenings, <text:a xlink:type="simple" xlink:href="https://www.facebook.com/GeneralStaff.ua/posts/pfbid0NonsyNKCuqrsYnQ8bLPAHVoNo11U8B2prT59S29vfLTShwMEmo6PrM89s2LdyQrcl" text:style-name="Internet_20_link" text:visited-style-name="Visited_20_Internet_20_Link">
informs</text:a>
The General Staff of the Armed Forces of Ukraine.</text:p>
      <text:p text:style-name="P4">
From April 11 to April 16, 2023, 19 shows of the documentary "Myth" of the directors of Leonid Kanter and Ivan Yasniy for the military armed forces of Ukraine, which perform special tasks. The shows took place in 10 areas.</text:p>
      <text:p text:style-name="P4">
<text:a xlink:type="simple" xlink:href="https://armyinform.com.ua/wp-content/uploads/2023/04/342348864_1490378194822587_3377604399103569386_n.jpg" text:style-name="Internet_20_link" text:visited-style-name="Visited_20_Internet_20_Link">
!(Images/AРМІЯINFORM/2023-04-22T74-00-00-04-00/342348864_1490378194822587_3377604399103569386_n-150x150.jpg)</text:a>
</text:p>
      <text:p text:style-name="P4">
<text:a xlink:type="simple" xlink:href="https://armyinform.com.ua/wp-content/uploads/2023/04/342554538_690505982876661_1318015692756435224_n.jpg" text:style-name="Internet_20_link" text:visited-style-name="Visited_20_Internet_20_Link">
<draw:frame draw:style-name="fr1" draw:name="Image265" text:anchor-type="as-char" svg:width="6.9236in" svg:height="6.9236in" draw:z-index="0">
<draw:image xlink:href="../Images/AРМІЯINFORM/2023-04-22T74-00-00-04-00/342554538_690505982876661_1318015692756435224_n-150x150.jpg" xlink:type="simple" xlink:show="embed" xlink:actuate="onLoad" draw:mime-type="image/jpeg"/>
</draw:frame>
</text:a>
</text:p>
      <text:p text:style-name="P4">
<text:a xlink:type="simple" xlink:href="https://armyinform.com.ua/wp-content/uploads/2023/04/342364547_3406845409589406_5389977053258744910_n.jpg" text:style-name="Internet_20_link" text:visited-style-name="Visited_20_Internet_20_Link">
<draw:frame draw:style-name="fr1" draw:name="Image266" text:anchor-type="as-char" svg:width="6.9236in" svg:height="6.9236in" draw:z-index="0">
<draw:image xlink:href="../Images/AРМІЯINFORM/2023-04-22T74-00-00-04-00/342364547_3406845409589406_5389977053258744910_n-150x150.jpg" xlink:type="simple" xlink:show="embed" xlink:actuate="onLoad" draw:mime-type="image/jpeg"/>
</draw:frame>
</text:a>
On April 16, in two military units in Khmelnytskyi, the Novuvian drama Mirny-21 / Myrnyi-21 directed Akhtem Seitablaev.</text:p>
      <text:p text:style-name="P4">
Starting on August 6, 2022, within the national tour "Cinema for the Victor!", 1218 screenings took place in 267 settlements and military parts.</text:p>
      <text:p text:style-name="P4">
The shows were organized in the cooperation of the Civil-Military Cooperation Service of the Command of the Logistics Forces of the Armed Forces of Ukraine and the Association "Sawya Ukrainian!".</text:p>
      <text:p text:style-name="P4">
The project is implemented on the initiative of the Office of the President of Ukraine, Derzhkino, Association "Look Ukrainian!" and with the support of the MHP-Public Foundation and Deloitte in Ukraine, with the assistance of Vavilolon, the public organization "Ukrkinofest", NGO "Union of Entrepreneurs of TV and Film Industry", separate units of the Armed Forces and the National Guard of Ukraine, in cooperation with regional and civilian administrations and the National Police of Ukraine.</text:p>
      <text:p text:style-name="P4">
News Source: <text:a xlink:type="simple" xlink:href="https://armyinform.com.ua/2023/04/22/naczionalnyj-tur-kino-zarady-peremogy-na-mynulomu-tyzhni-peretnuv-mezhu-v-1200-kinopokaziv/" text:style-name="Internet_20_link" text:visited-style-name="Visited_20_Internet_20_Link">
https://armyinform.com.ua/2023/04/22/naczionalnyj-tur-kino-zarady-peremogy-na-mynulomu-tyzhni-peretnuv-mezhu-v-1200-kinopokaziv/</text:a>
</text:p>
      <!--NEWS-->
      <text:h text:style-name="P10" text:outline-level="1">
<text:span text:style-name="T4">
The European Parliament discussed the issue of returning Ukrainian children deported to Russia</text:span>
</text:h>
      <text:p text:style-name="P4">
Author: ['АРМІЯINFORM']</text:p>
      <text:p text:style-name="P4">
Time: 2023-04-22T75:00:00-04:00</text:p>
      <text:p text:style-name="P4">
Description: Having discussed the Pannnya of the Obrani of Ukraine, illegal parliament, it is illegal ... The war with Ukraine 2022, the war with Ukraine is the latest news today, the News War with Ukraine 2022 is the last for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4/img_20230422_110231_863.jpg" text:style-name="Internet_20_link" text:visited-style-name="Visited_20_Internet_20_Link">
img_20230422_110231_863.jpg</text:a>
']</text:p>
      <text:p text:style-name="P4">
Tags: ['ВОЄННІ ЗЛОЧИНИ', 'ВОЄННІ ЗЛОЧИНИ РФ']</text:p>
      <text:p text:style-name="P4">
Category: News</text:p>
      <!--METADATA-->
      <text:p text:style-name="P4">
<draw:frame draw:style-name="fr1" draw:name="Image267" text:anchor-type="as-char" svg:width="6.9236in" svg:height="3.891999in" draw:z-index="0">
<draw:image xlink:href="../Images/AРМІЯINFORM/2023-04-22T75-00-00-04-00/img_20230422_110231_863.jpg" xlink:type="simple" xlink:show="embed" xlink:actuate="onLoad" draw:mime-type="image/jpeg"/>
</draw:frame>
The European Parliament discussed the issue of returning Ukrainian children illegally deported to the territory of the Russian Federation, <text:a xlink:type="simple" xlink:href="https://minre.gov.ua/2023/04/22/yevroparlament-obgovoryv-pytannya-povernennya-deportovanyh-do-rosiyi-ukrayinskyh-ditej/" text:style-name="Internet_20_link" text:visited-style-name="Visited_20_Internet_20_Link">
informs</text:a>
Ministry of Reintegration of Temporarily Occupied Territories of Ukraine. It was noted that their number can reach from 16 to 300 thousand. Such a number of MEPUATES explained that the Russians began to take out our children in 2014 - since the occupation of the Krym and parts of Donetsk and Luhansk regions.</text:p>
      <text:p text:style-name="P4">
They also emphasized that violent deportation is again becoming stalmozing, because such crimes committed in the USSR were not at one time being. And the perpetrators have never been persecuted internationally. However, the current community was taken into account by this fact and the International Criminal Court of the Publishing House for the arrest of Russian dictator Vladimir Putin and the Russian Deputy for the Rights of the Child Maria Lviv-Belova.</text:p>
      <text:p text:style-name="P4">
The EU continues to support Ukraine in investigations into war crimes against humanity. The EU Commission has already allocated more than 10 million euros to the International Criminal Court in the Hague, as well as identified 16 Russian landlords responsible for the forcible movement of children from temporary -corresponding territories.</text:p>
      <text:p text:style-name="P4">
The next step in a joint effort would be a conference organized by the European Commission and Poland. It is intended to combine international efforts to find forcibly exposed children from Ukraine.</text:p>
      <text:p text:style-name="P4">
News Source: <text:a xlink:type="simple" xlink:href="https://armyinform.com.ua/2023/04/22/yevroparlament-obgovoryv-pytannya-povernennya-deportovanyh-do-rosiyi-ukrayinskyh-ditej/" text:style-name="Internet_20_link" text:visited-style-name="Visited_20_Internet_20_Link">
https://armyinform.com.ua/2023/04/22/yevroparlament-obgovoryv-pytannya-povernennya-deportovanyh-do-rosiyi-ukrayinskyh-ditej/</text:a>
</text:p>
      <!--NEWS-->
      <text:h text:style-name="P10" text:outline-level="1">
<text:span text:style-name="T4">
Russian representatives of so -called elites are afraid of their future - GUR</text:span>
</text:h>
      <text:p text:style-name="P4">
Author: ['АРМІЯINFORM']</text:p>
      <text:p text:style-name="P4">
Time: 2023-04-22T76:00:00-04:00</text:p>
      <text:p text:style-name="P4">
Description: Rosіyskі representers of so called “Elit” to be afraid for his Maybutni, there is noise to contact ... War with Ukraine 2022, war with Ukraine Latest news today, News War with Ukraine 2022 Last for today, will there be a war between Ukraine and Russia and when,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4/342718498_167603915895372_3323233829706224290_n.jpg" text:style-name="Internet_20_link" text:visited-style-name="Visited_20_Internet_20_Link">
342718498_167603915895372_3323233829706224290_n.jpg</text:a>
']</text:p>
      <text:p text:style-name="P4">
Tags: ['АНДРІЙ ЮСОВ', 'ГУР', 'ГУР МІНОБОРОНИ УКРАЇНИ']</text:p>
      <text:p text:style-name="P4">
Category: News</text:p>
      <!--METADATA-->
      <text:p text:style-name="P4">
<draw:frame draw:style-name="fr1" draw:name="Image268" text:anchor-type="as-char" svg:width="6.9236in" svg:height="3.894525in" draw:z-index="0">
<draw:image xlink:href="../Images/AРМІЯINFORM/2023-04-22T76-00-00-04-00/342718498_167603915895372_3323233829706224290_n.jpg" xlink:type="simple" xlink:show="embed" xlink:actuate="onLoad" draw:mime-type="image/jpeg"/>
</draw:frame>
Russian representatives of so -called "elites" are afraid of their future and therefore searches contacts with Ukraine and other countries to get possible guarantee of security after the defeat of</text:p>
      <text:p text:style-name="P4">
This was a representative of the Main Directorate of Intelligence of the Ministry of Defense of Ukraine Isov <text:a xlink:type="simple" xlink:href="https://www.facebook.com/DefenceIntelligenceofUkraine/posts/pfbid02U7DXfRMWzvbqYsofxR3nZCH6jF3WFdGsfDXUuBCxXSCY8wtwNYN81NT2n77zbMPKl" text:style-name="Internet_20_link" text:visited-style-name="Visited_20_Internet_20_Link">
declared</text:a>
On the air of the national telephone.</text:p>
      <text:p text:style-name="P4">
“They are looking for outputs, definitely. And not only with Ukraine. The geography, where they take advantage to get personal security guarantees for themselves, for their wealth, for their families, is quite wide, ”said the representative of the GUR of the Ministry of Defense of Ukraine.</text:p>
      <text:p text:style-name="P4">
Andriy Yusov noted that, first of all, the Russians make these efforts to get a possible future prosecution.</text:p>
      <text:p text:style-name="P4">
“Now this is more concerned with the conditional business elite, but there are also the representatives of the political segment of the Kremlin residents. This process will only be damaged, ”Andrei Yusov said.</text:p>
      <text:p text:style-name="P4">
According to the GRU of the Ministry of Defense of Ukraine, the greater the successes of the Ukrainian security forces and the defense will be more contacts.</text:p>
      <text:p text:style-name="P4">
“Ukraine, of course, uses any tools, the most creative approaches to accelerate the liberation of our territories, attracting an aggressor state to justice ... Many contacts and operations are realized, which we cannot talk about now. But after the victory, believe me, there will be a lot of interesting things, ”Andrei Yusov summed up.</text:p>
      <text:p text:style-name="P4">
News Source: <text:a xlink:type="simple" xlink:href="https://armyinform.com.ua/2023/04/22/rosijski-predstavnyky-tak-zvanyh-elit-boyatsya-za-svoye-majbutnye-i-tomu-shukayut-kontakty-z-ukrayinoyu-gur/" text:style-name="Internet_20_link" text:visited-style-name="Visited_20_Internet_20_Link">
https://armyinform.com.ua/2023/04/22/rosijski-predstavnyky-tak-zvanyh-elit-boyatsya-za-svoye-majbutnye-i-tomu-shukayut-kontakty-z-ukrayinoyu-gur/</text:a>
</text:p>
      <!--NEWS-->
      <text:h text:style-name="P10" text:outline-level="1">
<text:span text:style-name="T4">
12 more collaborators have been identified who have fabricated cases against Ukrainians</text:span>
</text:h>
      <text:p text:style-name="P4">
Author: ['АРМІЯINFORM']</text:p>
      <text:p text:style-name="P4">
Time: 2023-04-22T77:00:00-04:00</text:p>
      <text:p text:style-name="P4">
Description: The individuals of the twinatnadsi Kolabo -Underwall were armed, the Yaki entered the survivor with aggressor ... The war with Ukraine 2022, the war with Ukraine is the latest news today, the News War with Ukraine 2022 Last today, will there be a war between Ukraine and Russia and when, the war with Ukraine in 2022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download.jpeg" text:style-name="Internet_20_link" text:visited-style-name="Visited_20_Internet_20_Link">
download.jpeg</text:a>
']</text:p>
      <text:p text:style-name="P4">
Tags: ['КОЛАБОРАНТИ', 'СБУ']</text:p>
      <text:p text:style-name="P4">
Category: News</text:p>
      <!--METADATA-->
      <text:p text:style-name="P4">
<draw:frame draw:style-name="fr1" draw:name="Image269" text:anchor-type="as-char" svg:width="6.9236in" svg:height="3.894525in" draw:z-index="0">
<draw:image xlink:href="../Images/AРМІЯINFORM/2023-04-22T77-00-00-04-00/download.jpeg" xlink:type="simple" xlink:show="embed" xlink:actuate="onLoad" draw:mime-type="image/jpeg"/>
</draw:frame>
Persons of another twelve collaborators who entered the created by the "Main Directorate of the Ministry of Internal Affairs of the Russian Federation of Kherson region" were installed, <text:a xlink:type="simple" xlink:href="https://ssu.gov.ua/novyny/sbu-identyfikuvala-shche-12-kolaborantiv-z-okupatsiinoho-mvs-rf-na-khersonshchyni-yaki-fabrykuvaly-spravy-proty-ukraintsiv" text:style-name="Internet_20_link" text:visited-style-name="Visited_20_Internet_20_Link">
informs</text:a>
Security Service of Ukraine.</text:p>
      <text:p text:style-name="P4">
In the ranks of the Russian punitive body, they fulfilled Moscow's task for the distribution of the Kremlin regime and suppression of resistance movement on the temporarily seized part of the region.</text:p>
      <text:p text:style-name="P4">
Among the identified collaborators, a 30-year-old resident of the Regional Center, which advertised to become an investigator in one of the "regional departments" of the pseudo-institution.</text:p>
      <text:p text:style-name="P4">
Being in a "position", she participated in the illegal detentions of the locals who committed resistance to the occupiers.</text:p>
      <text:p text:style-name="P4">
For this purpose she was engaged in a "serial" factory of cases against the residents of the captured districts of the region.</text:p>
      <text:p text:style-name="P4">
It is also involved in the robbery of people's personal property during the searches in their homes.</text:p>
      <text:p text:style-name="P4">
In addition, the SBU staff exposed three former law enforcement officers who supported Russian armed aggression and joined the occupiers.</text:p>
      <text:p text:style-name="P4">
They were appointed by the invaders of the "Criminalist Center", which is responsible for the forgery of expertise in "criminal cases" against Ukrainian patriots.</text:p>
      <text:p text:style-name="P4">
On the basis of the evidence collected, the security service investigators informed them and other figures of suspicion under Part 7 of Art. 111-1 of the Criminal Code of Ukraine(Collaboration).</text:p>
      <text:p text:style-name="P4">
Наразі зловмисники переховуються від правосуддя у захоплених районах на півдніУкраїни.</text:p>
      <text:p text:style-name="P4">
Втім, співробітники СБУ знають про місця перебування ворожих поплічників іпроводять комплексні заходи для притягнення їх до відповідальності за злочинипроти нашої держави.</text:p>
      <text:p text:style-name="P4">
Розслідування проводили співробітники СБУ у Херсонській області спільно зНаціональною поліцією за процесуального керівництва органів прокуратури.</text:p>
      <text:p text:style-name="P4">
News Source: <text:a xlink:type="simple" xlink:href="https://armyinform.com.ua/2023/04/22/identyfikovano-shhe-12-kolaborantiv-yaki-fabrykuvaly-spravy-proty-ukrayincziv/" text:style-name="Internet_20_link" text:visited-style-name="Visited_20_Internet_20_Link">
https://armyinform.com.ua/2023/04/22/identyfikovano-shhe-12-kolaborantiv-yaki-fabrykuvaly-spravy-proty-ukrayincziv/</text:a>
</text:p>
      <!--NEWS-->
      <text:h text:style-name="P10" text:outline-level="1">
<text:span text:style-name="T4">
Today in the field of exchange of prisoners, Ukraine actually makes the impossible - Bogdan Okhrimenko</text:span>
</text:h>
      <text:p text:style-name="P4">
Author: ['Руслан Ткачук']</text:p>
      <text:p text:style-name="P4">
Time: 2023-04-22T78:00:00-04:00</text:p>
      <text:p text:style-name="P4">
Description: At the Military Media Center, the circle of STIL, the leads of Roboti’s specialities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5f9a6911-1.jpg" text:style-name="Internet_20_link" text:visited-style-name="Visited_20_Internet_20_Link">
5f9a6911-1.jpg</text:a>
']</text:p>
      <text:p text:style-name="P4">
Tags: []</text:p>
      <text:p text:style-name="P4">
Category: News</text:p>
      <!--METADATA-->
      <text:p text:style-name="P4">
<draw:frame draw:style-name="fr1" draw:name="Image270" text:anchor-type="as-char" svg:width="6.9236in" svg:height="6.190999in" draw:z-index="0">
<draw:image xlink:href="../Images/AРМІЯINFORM/2023-04-22T78-00-00-04-00/5f9a6911-1.jpg" xlink:type="simple" xlink:show="embed" xlink:actuate="onLoad" draw:mime-type="image/jpeg"/>
</draw:frame>
The Militation Media Center has a round table dedicated to the features of the robots returned from captivity by the military and the search for missing missing.</text:p>
      <ul>
        <li>
Ukraine is not really impossible in the field of prisoners' exchange, - the representative of the coordination headquarters on the management of prisoners of war Okhrimenko. - Because even the Geneva Conventions are provided for exchanges only after the fighting was over. We do it during the time. There are already repeated NATO appeals, European countries, the United States of America to exchange experience in this area. Western partners see their achievements and want to adopt them. So, now we do not go to them - they come to us with a request to share the acquired.</li>
      </ul>
      <text:p text:style-name="P4">
I understand the expectations of relatives and their expectations for our performance. One of them seeks to return their home from captivity as soon as possible. Aleks is that even now, in this second, hostilities are ongoing. And, perhaps even now, someone was missing at this moment, perhaps he was killed, and was taken prisoner. We know about every serviceman who has missed the missing, and we work for all. As soon as we manage to prove the process and get the result in the form of an exchange, the serviceman returns.</text:p>
      <text:p text:style-name="P4">
Read also:</text:p>
      <text:p text:style-name="P4">
The peculiarities of returning from captivity and the search for the missing persons discussed UKIEV.</text:p>
      <text:p text:style-name="P4">
<text:span text:style-name="T5">
Foto Nazar Voloshin</text:span>
</text:p>
      <text:p text:style-name="P4">
News Source: <text:a xlink:type="simple" xlink:href="https://armyinform.com.ua/2023/04/22/na-sogodnishnij-den-u-sferi-obminu-polonenymy-ukrayina-naspravdi-robyt-nemozhlyve-bogdan-ohrimenko/" text:style-name="Internet_20_link" text:visited-style-name="Visited_20_Internet_20_Link">
https://armyinform.com.ua/2023/04/22/na-sogodnishnij-den-u-sferi-obminu-polonenymy-ukrayina-naspravdi-robyt-nemozhlyve-bogdan-ohrimenko/</text:a>
</text:p>
      <!--NEWS-->
      <text:h text:style-name="P10" text:outline-level="1">
<text:span text:style-name="T4">
Until we return all the prisoners, the work will not stop - Bogdan Okhrimenko</text:span>
</text:h>
      <text:p text:style-name="P4">
Author: ['Руслан Ткачук']</text:p>
      <text:p text:style-name="P4">
Time: 2023-04-22T79:00:00-04:00</text:p>
      <text:p text:style-name="P4">
Description: About the relay of PID, the hour of the round table at the Military Media Center is represented ... the war with Ukraine 2022, the war with Ukraine is the latest news today, the war with Ukraine 2022 is the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5f9a6855.jpg" text:style-name="Internet_20_link" text:visited-style-name="Visited_20_Internet_20_Link">
5f9a6855.jpg</text:a>
']</text:p>
      <text:p text:style-name="P4">
Tags: ['БЕЗВІСТИ ЗНИКЛІ', 'ОБМІН ВІЙСЬКОВОПОЛОНЕНИМИ']</text:p>
      <text:p text:style-name="P4">
Category: News</text:p>
      <!--METADATA-->
      <text:p text:style-name="P4">
<draw:frame draw:style-name="fr1" draw:name="Image271" text:anchor-type="as-char" svg:width="6.9236in" svg:height="4.959029in" draw:z-index="0">
<draw:image xlink:href="../Images/AРМІЯINFORM/2023-04-22T79-00-00-04-00/5f9a6855.jpg" xlink:type="simple" xlink:show="embed" xlink:actuate="onLoad" draw:mime-type="image/jpeg"/>
</draw:frame>
This was stressed during a roundtable at the Military Media Center by the representative of the Coordination Staff on the management of prisoners of war Bogdanohrimenko.</text:p>
      <ul>
        <li>
It is because of the interaction and coordination of the efforts of different state bodies of Taministraism that we achieve results, - said Bogdan Okhrimenko. —The coordination headquarters makes queries for Russia, even if there are no confirming facts that a person is in captivity. And often in the process, it turns out that - yes, the serviceman is really in captivity. With this moment, planned work begins to return it.</li>
      </ul>
      <text:p text:style-name="P4">
For families who are worried that their boyfriend does not have the official status of the VREAER or in any database, I note separately: for the coordination headquarters, this is a problem. If there is at least a little hope that a person is alive, we will be able to redeem on the other side of his return home. This work is complex, far from public, but I think as soon as we can tell society everything, no one will hide anything from anyone. After the victory, we will open the information, how the negotiations were, what was focused on, what washed on the other side, and what mechanisms forced Russia to give our citizens, our servicemen, our defenders, our heroes. The work will not come down until we return everyone.</text:p>
      <text:p text:style-name="P4">
<text:span text:style-name="T5">
Foto Nazar Voloshin</text:span>
</text:p>
      <text:p text:style-name="P4">
News Source: <text:a xlink:type="simple" xlink:href="https://armyinform.com.ua/2023/04/22/yakshho-propalogo-bez-visti-ne-maye-v-yakijs-bazi-danyh-dlya-koordynaczijnogo-shtabu-cze-ne-problema/" text:style-name="Internet_20_link" text:visited-style-name="Visited_20_Internet_20_Link">
https://armyinform.com.ua/2023/04/22/yakshho-propalogo-bez-visti-ne-maye-v-yakijs-bazi-danyh-dlya-koordynaczijnogo-shtabu-cze-ne-problema/</text:a>
</text:p>
      <!--NEWS-->
      <text:h text:style-name="P10" text:outline-level="1">
<text:span text:style-name="T4">
MKCH should check the place of detention and health status</text:span>
</text:h>
      <text:p text:style-name="P4">
Author: ['Руслан Ткачук']</text:p>
      <text:p text:style-name="P4">
Time: 2023-04-22T80:00:00-04:00</text:p>
      <text:p text:style-name="P4">
Description: About the relay of PID, the hour of the round table at the Military Media Center is represented ... the war with Ukraine 2022, the war with Ukraine is the latest news today, the war with Ukraine 2022 is the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russiaistheenem_n_011-1000x550-1.jpg" text:style-name="Internet_20_link" text:visited-style-name="Visited_20_Internet_20_Link">
russiaistheenem_n_011-1000x550-1.jpg</text:a>
']</text:p>
      <text:p text:style-name="P4">
Tags: ['ВІЙСЬКОВОПОЛОНЕНІ', 'МІЖНАРОДНИЙ КОМІТЕТ ЧЕРВОНОГО ХРЕСТА']</text:p>
      <text:p text:style-name="P4">
Category: News</text:p>
      <!--METADATA-->
      <text:p text:style-name="P4">
<draw:frame draw:style-name="fr1" draw:name="Image272" text:anchor-type="as-char" svg:width="6.9236in" svg:height="3.80798in" draw:z-index="0">
<draw:image xlink:href="../Images/AРМІЯINFORM/2023-04-22T80-00-00-04-00/russiaistheenem_n_011-1000x550-1.jpg" xlink:type="simple" xlink:show="embed" xlink:actuate="onLoad" draw:mime-type="image/jpeg"/>
</draw:frame>
This was stressed during a roundtable at the Military Media Center by the representative of the Coordination Staff on the management of prisoners of war Bogdanohrimenko. - The ICCH, according to its mandate, should check the maintenance sites of the health of servicemen who are in captivity, but it is not at the extent that regulates international law, - he said. Since June 2022. This was headed by the first Viceremier-Minister, Head of the Ministry of Integration Irin Vereshchuk. The work she organized was crucial because in the Present Wars the military was focused on repeling the attacks of the enemy. At the same time, the CMU Resolution No. 257 was elaborated, which determined the status and direction of the coordination headquarters. Ms. Irina headed the headquarters until May, and after the threat of capture of Kyiv, Chernihiv, Sumy, Kharkiv was removed, the decision to change the leadership of the coordination headquarters to the military was made. The Unara was headed by the head of the Main Directorate of Intelligence of the Ministry of Defense of Ukraine Kirilobudanov. Since June, we have started our communication with the ICRC. I note that what was in this Tszarin in early summer last year and now are two different things. Improved communication with other state authorities, in particular with the office of the Ombudsman of Human Rights Dmitry Lubinz and the Commissioner for Persons missing in the special circumstances of Oleg Kotenko, in general - all state structures who have applied to the ICRC and now give its positive results. to visit some places of maintenance of our captives by the territories of occupied Ukraine and the Russian Federation. But this was a little - they must perform the whole mandate. In the ICRC, the Russian Federation does not allow them to keep them… Sometimes we tell you, it is the advice of interaction.</text:p>
      <text:p text:style-name="P4">
News Source: <text:a xlink:type="simple" xlink:href="https://armyinform.com.ua/2023/04/22/mkchh-zgidno-z-mandatom-maye-pereviryaty-misczya-utrymannya-i-stan-zdorovya-vijskovosluzhbovcziv/" text:style-name="Internet_20_link" text:visited-style-name="Visited_20_Internet_20_Link">
https://armyinform.com.ua/2023/04/22/mkchh-zgidno-z-mandatom-maye-pereviryaty-misczya-utrymannya-i-stan-zdorovya-vijskovosluzhbovcziv/</text:a>
</text:p>
      <!--NEWS-->
      <text:h text:style-name="P10" text:outline-level="1">
<text:span text:style-name="T4">
The inhabitants of dangerous regions of Donetsk region is also accepted by Zhytomyr region</text:span>
</text:h>
      <text:p text:style-name="P4">
Author: ['АРМІЯINFORM']</text:p>
      <text:p text:style-name="P4">
Time: 2023-04-22T81:00:00-04:00</text:p>
      <text:p text:style-name="P4">
Description: The Zhytomyrikiye Covered with a little Bezkoshtovni MISTSYA compact living for ... War with Ukraine 2022, the war with Ukraine Latest news today,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2/potyag-1.jpeg" text:style-name="Internet_20_link" text:visited-style-name="Visited_20_Internet_20_Link">
potyag-1.jpeg</text:a>
']</text:p>
      <text:p text:style-name="P4">
Tags: ['STOPRUSSIA', 'АГРЕСІЯ РФ', 'ВТОРГНЕННЯ РФ']</text:p>
      <text:p text:style-name="P4">
Category: News</text:p>
      <!--METADATA-->
      <text:p text:style-name="P4">
<draw:frame draw:style-name="fr1" draw:name="Image273" text:anchor-type="as-char" svg:width="6.9236in" svg:height="4.330592in" draw:z-index="0">
<draw:image xlink:href="../Images/AРМІЯINFORM/2023-04-22T81-00-00-04-00/potyag-1.jpeg" xlink:type="simple" xlink:show="embed" xlink:actuate="onLoad" draw:mime-type="image/jpeg"/>
</draw:frame>
Illustrative photo</text:p>
      <text:p text:style-name="P4">
In the Zhytomyr region, additional free compact habitats have been created for people arriving with evacuation train from dangerous regions of Donetsk region.</text:p>
      <text:p text:style-name="P4">
The first evacopovoys arrived internally displaced persons from Bakhmut, Konstantinovka, Slavyansk, Marinka, Pokrovsk and other settlements. They gave free shelter on the territory of the Andrushev community.</text:p>
      <text:p text:style-name="P4">
Immediately after arrival, they received cash guaranteed payments from the state, they were provided with humanitarian aid. Medical and psychological assistance is also provided to those who need it.</text:p>
      <text:p text:style-name="P4">
More information about free evacuation to the Zhytomyr region can be found at <text:a xlink:type="simple" xlink:href="https://minre.gov.ua/wp-content/uploads/2023/04/photo_2023-04-12_15-21-09.pdf" text:style-name="Internet_20_link" text:visited-style-name="Visited_20_Internet_20_Link">
link</text:a>
.</text:p>
      <text:p text:style-name="P4">
Нагадаємо, продовжується евакуація залізничним транспортом також з іншихнебезпечних регіонів. Зокрема, з Херсона та Запоріжжя. Їх мешканці можутьскористатися евакуаційними потягами:</text:p>
      <text:p text:style-name="P4">
– № 119/120 Запоріжжя – Кривий Ріг – Львів. Відправлення із Запоріжжя о 09:45,до кінцевої станції Львів потяг прибуває наступного дня об 11:44.</text:p>
      <text:p text:style-name="P4">
– № 110/109 Херсон – Львів. Відправлення з Херсона о 14:27. Прибуття до Львова– наступного дня о 10:18.</text:p>
      <text:p text:style-name="P4">
<text:span text:style-name="T4">
Джерело:</text:span>
 <text:a xlink:type="simple" xlink:href="https://www.kmu.gov.ua/news/zhyteliv-nebezpechnykh-rehioniv-donechchyny-vidteper-pryimaie-i-zhytomyrshchyna" text:style-name="Internet_20_link" text:visited-style-name="Visited_20_Internet_20_Link">
<text:span text:style-name="T5">
Урядовий портал</text:span>
</text:a>
</text:p>
      <text:p text:style-name="P4">
News Source: <text:a xlink:type="simple" xlink:href="https://armyinform.com.ua/2023/04/22/zhyteliv-nebezpechnyh-regioniv-donechchyny-vidteper-pryjmaye-j-zhytomyrshhyna/" text:style-name="Internet_20_link" text:visited-style-name="Visited_20_Internet_20_Link">
https://armyinform.com.ua/2023/04/22/zhyteliv-nebezpechnyh-regioniv-donechchyny-vidteper-pryjmaye-j-zhytomyrshhyna/</text:a>
</text:p>
      <!--NEWS-->
      <text:h text:style-name="P10" text:outline-level="1">
<text:span text:style-name="T4">
In Kiev, the IX International Festival of Historical Cinema "Out of Time" has started</text:span>
</text:h>
      <text:p text:style-name="P4">
Author: ['Володимир Загребельний']</text:p>
      <text:p text:style-name="P4">
Time: 2023-04-22T82:00:00-04:00</text:p>
      <text:p text:style-name="P4">
Description: At the Kamіnniyi National Istoriko-Architectural Museum “Kyivska Fortatsy” 22 kvіtny ... War with Ukraine 2022, war with Ukraine Latest news today, News War with Ukraine 2022 Last for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4/golovna-45.jpg" text:style-name="Internet_20_link" text:visited-style-name="Visited_20_Internet_20_Link">
golovna-45.jpg</text:a>
', '<text:a xlink:type="simple" xlink:href="https://armyinform.com.ua/wp-content/uploads/2023/04/kinofestyval-1-1-150x150.jpg" text:style-name="Internet_20_link" text:visited-style-name="Visited_20_Internet_20_Link">
kinofestyval-1-1-150x150.jpg</text:a>
', '<text:a xlink:type="simple" xlink:href="https://armyinform.com.ua/wp-content/uploads/2023/04/kinofestyval-2-150x150.jpg" text:style-name="Internet_20_link" text:visited-style-name="Visited_20_Internet_20_Link">
kinofestyval-2-150x150.jpg</text:a>
', '<text:a xlink:type="simple" xlink:href="https://armyinform.com.ua/wp-content/uploads/2023/04/kinofestyval-5-150x150.jpg" text:style-name="Internet_20_link" text:visited-style-name="Visited_20_Internet_20_Link">
kinofestyval-5-150x150.jpg</text:a>
', '<text:a xlink:type="simple" xlink:href="https://armyinform.com.ua/wp-content/uploads/2023/04/kinofestyval-4-150x150.jpg" text:style-name="Internet_20_link" text:visited-style-name="Visited_20_Internet_20_Link">
kinofestyval-4-150x150.jpg</text:a>
', '<text:a xlink:type="simple" xlink:href="https://armyinform.com.ua/wp-content/uploads/2023/04/kinofestyval-3-150x150.jpg" text:style-name="Internet_20_link" text:visited-style-name="Visited_20_Internet_20_Link">
kinofestyval-3-150x150.jpg</text:a>
']</text:p>
      <text:p text:style-name="P4">
Tags: []</text:p>
      <text:p text:style-name="P4">
Category: News</text:p>
      <!--METADATA-->
      <text:p text:style-name="P4">
<draw:frame draw:style-name="fr1" draw:name="Image274" text:anchor-type="as-char" svg:width="6.9236in" svg:height="5.1927in" draw:z-index="0">
<draw:image xlink:href="../Images/AРМІЯINFORM/2023-04-22T82-00-00-04-00/golovna-45.jpg" xlink:type="simple" xlink:show="embed" xlink:actuate="onLoad" draw:mime-type="image/jpeg"/>
</draw:frame>
On April 22, the IX International Festival of Historical Cinema "Polychar" was opened in the stone hall of the National Historical and Architectural Museum "Kyiv Fortress".</text:p>
      <text:p text:style-name="P4">
This year, the festival will be presented to the public of 15 films of Ukrainian and foreign cinematographers - since it is no longer possible to contain a two -day event, as the museum temporarily works for visitors exceptionally eternal days.</text:p>
      <text:p text:style-name="P4">
“Unfortunately, due to the large -scale aggression of Russia in 2022, the festival was not. However, this year we decided that there were a festival.</text:p>
      <text:p text:style-name="P4">
To date, historical cinema has become more relevant in view of the events that are now in our country, ”General Director Oksana Novikova-Vigran commented for the Armyinform.</text:p>
      <text:p text:style-name="P4">
<text:a xlink:type="simple" xlink:href="https://armyinform.com.ua/wp-content/uploads/2023/04/kinofestyval-1-1.jpg" text:style-name="Internet_20_link" text:visited-style-name="Visited_20_Internet_20_Link">
!(Images/AРМІЯINFORM/2023-04-22T82-00-00-04-00/kinofestyval-1-1-150x150.jpg)</text:a>
</text:p>
      <text:p text:style-name="P4">
<text:a xlink:type="simple" xlink:href="https://armyinform.com.ua/wp-content/uploads/2023/04/kinofestyval-2.jpg" text:style-name="Internet_20_link" text:visited-style-name="Visited_20_Internet_20_Link">
<draw:frame draw:style-name="fr1" draw:name="Image275" text:anchor-type="as-char" svg:width="6.9236in" svg:height="6.9236in" draw:z-index="0">
<draw:image xlink:href="../Images/AРМІЯINFORM/2023-04-22T82-00-00-04-00/kinofestyval-2-150x150.jpg" xlink:type="simple" xlink:show="embed" xlink:actuate="onLoad" draw:mime-type="image/jpeg"/>
</draw:frame>
</text:a>
The movie Festival will show such movies as:</text:p>
      <text:p text:style-name="P4">
"In the bomb shelter" is the psychological drama of Sergei Shevchyk. The tape introduces the viewer to women of Ukraine, united by the war and the pain experienced. The place of crossing the stories of the heroine of the movie was a bomb shelter that will protect their recaphepert of the non -fir -sky, or forever keep the secrets they have managed.</text:p>
      <text:p text:style-name="P4">
"Ordinary Rashism" by Igor Poddubny. The movie is an attempt to understand the causes of what is happening, to dispel myths. The tape is included in the cycle of documentary films "Inconvenient history".</text:p>
      <text:p text:style-name="P4">
Maria Maria Yaremchuk is the fourth movie of the Living UPA cycle. This is the story of the veterankiupa Maria Step, a resident of Chortkiv, who, being a very young girl, becomes a binding Ukrainian rebel.</text:p>
      <text:p text:style-name="P4">
“High School Gradation”(Graduation from high school)Alice is bluish. The film tells about the generation that is on the historic fracture of instability another period of change. Graduation is an allegory for people of the new generation that will live in this new world and others.</text:p>
      <text:p text:style-name="P4">
<text:a xlink:type="simple" xlink:href="https://armyinform.com.ua/wp-content/uploads/2023/04/kinofestyval-5.jpg" text:style-name="Internet_20_link" text:visited-style-name="Visited_20_Internet_20_Link">
!(Images/AРМІЯINFORM/2023-04-22T82-00-00-04-00/kinofestyval-5-150x150.jpg)</text:a>
</text:p>
      <text:p text:style-name="P4">
<text:a xlink:type="simple" xlink:href="https://armyinform.com.ua/wp-content/uploads/2023/04/kinofestyval-4.jpg" text:style-name="Internet_20_link" text:visited-style-name="Visited_20_Internet_20_Link">
<draw:frame draw:style-name="fr1" draw:name="Image276" text:anchor-type="as-char" svg:width="6.9236in" svg:height="6.9236in" draw:z-index="0">
<draw:image xlink:href="../Images/AРМІЯINFORM/2023-04-22T82-00-00-04-00/kinofestyval-4-150x150.jpg" xlink:type="simple" xlink:show="embed" xlink:actuate="onLoad" draw:mime-type="image/jpeg"/>
</draw:frame>
</text:a>
</text:p>
      <text:p text:style-name="P4">
In addition, the festival will show two US -made films that have become publicized and success in the world, but in Ukraine it will be their first show. We are talking about the films of director Eugene Athenieevsky. For the painting "Crying of Isria" about the civil war in Syria, the director received Critics' Choice Movieawards in New York. And as a director of the movie "Francesco", which describes the life of Pope Francis, he received the Kinéo Prize in the Vatican Gardens for "Promotion of Social, Humanitarian and Environmental Issues in Cinema".</text:p>
      <text:p text:style-name="P4">
At the end of the festival, the first open screening of the joint film production of Ukraine - the United States "Freedom in Fire" will be held(Director Yevgeny Athenievsky), which is a continuation of the movie "Winter on fire". The film is talking about Ukraine at the beginning of the large -scale phase of war since February 24, 2022. The world premiere of the tape was held at the 79th Venetian International Kinoefestige.</text:p>
      <text:p text:style-name="P4">
In a comment for the Army, the director of the festival Inna Goncharova noted that the historical cinema festival is the only one in Ukraine and one of the few festivals in Europe. Similar festivals are held in Croatia, Romania, France and Belgium.</text:p>
      <text:p text:style-name="P4">
“The next festival will be an anniversary and hope that it will be held with the assistance of central executive bodies, such as: the Ministry of Education and Science of Ukraine; Ministry of Culture and Information Policy of Ukraine; The State Agency of Ukraine for Cinema, ”Innagoncharova added.</text:p>
      <text:p text:style-name="P4">
The International Festival of Historical Cinema "Out of Time" is held through the joint efforts of public organizations "Creative Ukraine" and "Joifest" by the Tanational Historical and Architectural Museum "Kyiv Fortress".</text:p>
      <text:p text:style-name="P4">
<text:span text:style-name="T5">
Opto author</text:span>
</text:p>
      <text:p text:style-name="P4">
News Source: <text:a xlink:type="simple" xlink:href="https://armyinform.com.ua/2023/04/22/u-kyyevi-startuvav-ix-mizhnarodnyj-festyval-istorychnogo-kino-poza-chasom/" text:style-name="Internet_20_link" text:visited-style-name="Visited_20_Internet_20_Link">
https://armyinform.com.ua/2023/04/22/u-kyyevi-startuvav-ix-mizhnarodnyj-festyval-istorychnogo-kino-poza-chasom/</text:a>
</text:p>
      <!--NEWS-->
      <text:h text:style-name="P10" text:outline-level="1">
<text:span text:style-name="T4">
Russia is approaching Nuremberg-II-Alexei Reznikov</text:span>
</text:h>
      <text:p text:style-name="P4">
Author: ['АРМІЯINFORM']</text:p>
      <text:p text:style-name="P4">
Time: 2023-04-22T83:00:00-04:00</text:p>
      <text:p text:style-name="P4">
Description: The Buildnades of the Contact Grupi Zustrich Zwan Defense of Ukraine has been attracted by an attractive ... War with Ukraine 2022, War with Ukraine Latest news today,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4/fuuhmk6xgau_9yz.jpg" text:style-name="Internet_20_link" text:visited-style-name="Visited_20_Internet_20_Link">
fuuhmk6xgau_9yz.jpg</text:a>
']</text:p>
      <text:p text:style-name="P4">
Tags: ['STOPRUSSIA', 'АГРЕСІЯ РФ', 'ОЛЕКСІЙ РЕЗНІКОВ', 'СВІТ ПІДТРИМУЄ УКРАЇНУ']</text:p>
      <text:p text:style-name="P4">
Category: News</text:p>
      <!--METADATA-->
      <text:p text:style-name="P4">
<draw:frame draw:style-name="fr1" draw:name="Image277" text:anchor-type="as-char" svg:width="6.9236in" svg:height="4.600348in" draw:z-index="0">
<draw:image xlink:href="../Images/AРМІЯINFORM/2023-04-22T83-00-00-04-00/fuuhmk6xgau_9yz.jpg" xlink:type="simple" xlink:show="embed" xlink:actuate="onLoad" draw:mime-type="image/jpeg"/>
</draw:frame>
The eleventh meeting of the Contact Group on Defense of Ukraine approximated Russia.</text:p>
      <text:p text:style-name="P4">
About it the Minister of Defense of Ukraine Alexei Reznikov <text:a xlink:type="simple" xlink:href="https://twitter.com/oleksiireznikov/status/1649732749496836096" text:style-name="Internet_20_link" text:visited-style-name="Visited_20_Internet_20_Link">
wrote</text:a>
Votteri.</text:p>
      <text:p text:style-name="P4">
«Ramstin-11: Russia is approaching Nuremberg-II. Each meeting of the format of the format gives not only more useful "gifts" for the Ukrainian army, but also aimed at bringing criminals to justice, ” - emphasized Reznikov.</text:p>
      <text:p text:style-name="P4">
News Source: <text:a xlink:type="simple" xlink:href="https://armyinform.com.ua/2023/04/22/rosiya-nablyzhayetsya-do-nyurnberga-ii-oleksij-reznikov/" text:style-name="Internet_20_link" text:visited-style-name="Visited_20_Internet_20_Link">
https://armyinform.com.ua/2023/04/22/rosiya-nablyzhayetsya-do-nyurnberga-ii-oleksij-reznikov/</text:a>
</text:p>
      <!--NEWS-->
      <text:h text:style-name="P10" text:outline-level="1">
<text:span text:style-name="T4">
More than 1200 rockets and drones have released the Russian Federation on key facilities of Ukraine's power system</text:span>
</text:h>
      <text:p text:style-name="P4">
Author: ['АРМІЯINFORM']</text:p>
      <text:p text:style-name="P4">
Time: 2023-04-22T84:00:00-04:00</text:p>
      <text:p text:style-name="P4">
Description: Behind the words of Golovy the Comix of the Supreme for the sake of the sake of the Energetics, the housing and communal services Andriya Gerus, ... the war with Ukraine 2022, the war with Ukraine is the latest news today, the News War with Ukraine 2022 are the last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4/20220406123545.jpg" text:style-name="Internet_20_link" text:visited-style-name="Visited_20_Internet_20_Link">
20220406123545.jpg</text:a>
']</text:p>
      <text:p text:style-name="P4">
Tags: ['STOPRUSSIA', 'АГРЕСІЯ РФ', 'ВТОРГНЕННЯ РФ']</text:p>
      <text:p text:style-name="P4">
Category: News</text:p>
      <!--METADATA-->
      <text:p text:style-name="P4">
<draw:frame draw:style-name="fr1" draw:name="Image278" text:anchor-type="as-char" svg:width="6.9236in" svg:height="4.609139in" draw:z-index="0">
<draw:image xlink:href="../Images/AРМІЯINFORM/2023-04-22T84-00-00-04-00/20220406123545.jpg" xlink:type="simple" xlink:show="embed" xlink:actuate="onLoad" draw:mime-type="image/jpeg"/>
</draw:frame>
Illustrative photo</text:p>
      <text:p text:style-name="P4">
According to the Chairman of the Verkhovna Rada Committee on Energy and HCP Andriugers, more than 1,200 missiles and drones have released the Russian Federation on the key facilities of the country. Accordingly, the total loss caused by the Ukrainian energy system of Ukraine by attacks of Russian missiles and drones is estimated at billionardidals.</text:p>
      <text:p text:style-name="P4">
“Of course, the safety margin has significantly decreased and it needs to be drawn to the next winter. Today, we need to work for the passage of the next heating season is simpler and more predictable than this winter, ”Andrei Gerus said on the broadcasting of the only news.</text:p>
      <text:p text:style-name="P4">
The Chairman of the Committee informed that to prepare for the next winter, namely to restore the power system, Ukraine, according to the most conservative estimates, requires over UAH 40 billion.</text:p>
      <text:p text:style-name="P4">
"There are basic discussions around this: where to get money to repair the trapped objects of energy infrastructure, to establish additional protection and to create reserve stocks," - comments Andrei Gerus.</text:p>
      <text:p text:style-name="P4">
According to the Chairman of the Committee, Ukraine receives significant international assistance, but it is not enough to restore the power system to the level to abyigrand the uninterrupted supply of electricity to Ukrainians.</text:p>
      <text:p text:style-name="P4">
One way of accumulating money is to increase the tariff for electricity.</text:p>
      <text:p text:style-name="P4">
“In my opinion, the secured population has the opportunity to pay a higher tariff for electricity. If the business now has a tariff of 5.5 UAH per kWh, then the population consuming more than 250 kW-1.68 UAH, ”said Andrey Gerus.</text:p>
      <text:p text:style-name="P4">
The Chairman of the Committee added that the tariff for the population to the level of tariff for business will not be increased, but it is necessary to find the option that the society, the authorities and the opposition will be agreed.</text:p>
      <text:p text:style-name="P4">
The first deputy chairman of the Committee on Energy and HCP Alexei Kucherenkoconstaches that the electricity tariff for the population is significantly lower than the comprehensive European countries. But it is obvious that the wealth of most Ukrainians does not correspond to European.</text:p>
      <text:p text:style-name="P4">
According to the Deputy Chairman of the Committee, a key emphasis from 2019 should be made to prevent gas tariffs from growth and heat for the population to be released to their real cost. At the same time, it was possible to gradually increase the tariff for electricity for the category of relatively "wealthy consumers", but not to change the tariff for low -income Ukrainians, who are about a third.<text:span text:style-name="T4">
 Source: </text:span>
 <text:a xlink:type="simple" xlink:href="https://www.rada.gov.ua/news/news_kom/235622.html" text:style-name="Internet_20_link" text:visited-style-name="Visited_20_Internet_20_Link">
_ <text:span text:style-name="T5">
 _overvna Rada of Ukraine</text:span>
</text:a>
</text:p>
      <text:p text:style-name="P4">
News Source: <text:a xlink:type="simple" xlink:href="https://armyinform.com.ua/2023/04/22/ponad-1200-raket-ta-droniv-vypustyla-rf-po-klyuchovyh-obyektah-energosystemy-ukrayiny/" text:style-name="Internet_20_link" text:visited-style-name="Visited_20_Internet_20_Link">
https://armyinform.com.ua/2023/04/22/ponad-1200-raket-ta-droniv-vypustyla-rf-po-klyuchovyh-obyektah-energosystemy-ukrayiny/</text:a>
</text:p>
      <!--NEWS-->
      <text:h text:style-name="P10" text:outline-level="1">
<text:span text:style-name="T4">
The occupiers demand from the scientists to join the Russian Academy of Sciences</text:span>
</text:h>
      <text:p text:style-name="P4">
Author: ['АРМІЯINFORM']</text:p>
      <text:p text:style-name="P4">
Time: 2023-04-22T85:00:00-04:00</text:p>
      <text:p text:style-name="P4">
Description: At the Timchasovo of the Teriterii, the Vorog, having wrapped Chiniti Vindi on Akadіkіv, that members of the Koriv ... War with Ukraine 2022, the war with Ukraine Latest news today, News War with Ukraine 2022 The last ones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0_main_new.1521871735.jpg" text:style-name="Internet_20_link" text:visited-style-name="Visited_20_Internet_20_Link">
0_main_new.1521871735.jpg</text:a>
']</text:p>
      <text:p text:style-name="P4">
Tags: ['STOPRUSSIA', 'АГРЕСІЯ РФ', 'ВТОРГНЕННЯ РФ']</text:p>
      <text:p text:style-name="P4">
Category: News</text:p>
      <!--METADATA-->
      <text:p text:style-name="P4">
<draw:frame draw:style-name="fr1" draw:name="Image279" text:anchor-type="as-char" svg:width="6.9236in" svg:height="3.893106in" draw:z-index="0">
<draw:image xlink:href="../Images/AРМІЯINFORM/2023-04-22T85-00-00-04-00/0_main_new.1521871735.jpg" xlink:type="simple" xlink:show="embed" xlink:actuate="onLoad" draw:mime-type="image/jpeg"/>
</draw:frame>
Illustrative photo</text:p>
      <text:p text:style-name="P4">
In the temporarily occupied territories, the enemy began to put pressure on the academics of the Tacicine of the National Academy of Sciences of Ukraine.</text:p>
      <text:p text:style-name="P4">
About it <text:a xlink:type="simple" xlink:href="https://sprotyv.mod.gov.ua/2023/04/22/okupanty-tysnut-na-naukovcziv-yaki-zalyshylysya-na-tot-aby-ti-vstupaly-do-rosijskoyi-akademiyi-nauk/" text:style-name="Internet_20_link" text:visited-style-name="Visited_20_Internet_20_Link">
reports</text:a>
Center for National Resistance.</text:p>
      <text:p text:style-name="P4">
Yes, those who stayed in the captured territories were informed that they need to join the Russian Academy of Sciences and to refuse membership. Encourage payment of 40 to 80 thousand rubles, but in the case of refusal to block work and "further problems".</text:p>
      <text:p text:style-name="P4">
Also, all scientists have been informed that in order to enter the ranks of the Russian Academy, it is necessary to obtain a passport of the Russian Federation.</text:p>
      <text:p text:style-name="P4">
It should be noted that we know all the names of the Russian Possipak, and therefore everyone who is a consequence for scientists will not escape responsibility within the current legislation of Ukraine.</text:p>
      <text:p text:style-name="P4">
News Source: <text:a xlink:type="simple" xlink:href="https://armyinform.com.ua/2023/04/22/na-tot-okupanty-vymagayut-vid-naukovcziv-vstupaty-do-rosijskoyi-akademiyi-nauk/" text:style-name="Internet_20_link" text:visited-style-name="Visited_20_Internet_20_Link">
https://armyinform.com.ua/2023/04/22/na-tot-okupanty-vymagayut-vid-naukovcziv-vstupaty-do-rosijskoyi-akademiyi-nauk/</text:a>
</text:p>
      <!--NEWS-->
      <text:h text:style-name="P10" text:outline-level="1">
<text:span text:style-name="T4">
Education: The procedure for providing state aid for repair of damaged housing has been approved</text:span>
</text:h>
      <text:p text:style-name="P4">
Author: ['АРМІЯINFORM']</text:p>
      <text:p text:style-name="P4">
Time: 2023-04-22T86:00:00-04:00</text:p>
      <text:p text:style-name="P4">
Description: The order of the sovereign of the dopoxes for the repair of the Ned -Juper Zhitl was praised. Vin Vyn Rubachi ... War with Ukraine 2022, War with Ukraine latest news today, News War with Ukraine 2022 The last for today, will there be a war between Ukraine and Russia and when, the war with Ukraine in 2022 will be or not, will there be a war with Ukraine in the near future says, the war with Ukraine, Ukraine’s news today, Ukrainian news in Ukrainian media in Russian</text:p>
      <text:p text:style-name="P4">
Images: ['<text:a xlink:type="simple" xlink:href="https://armyinform.com.ua/wp-content/uploads/2023/04/solar_4.png" text:style-name="Internet_20_link" text:visited-style-name="Visited_20_Internet_20_Link">
solar_4.png</text:a>
']</text:p>
      <text:p text:style-name="P4">
Tags: ['STOPRUSSIA', 'АГРЕСІЯ РФ', 'ВТОРГНЕННЯ РФ', 'СОЦІАЛЬНИЙ ЗАХИСТ']</text:p>
      <text:p text:style-name="P4">
Category: News</text:p>
      <!--METADATA-->
      <text:p text:style-name="P4">
<draw:frame draw:style-name="fr1" draw:name="Image280" text:anchor-type="as-char" svg:width="6.9236in" svg:height="4.367818in" draw:z-index="0">
<draw:image xlink:href="../Images/AРМІЯINFORM/2023-04-22T86-00-00-04-00/solar_4.png" xlink:type="simple" xlink:show="embed" xlink:actuate="onLoad" draw:mime-type="image/png"/>
</draw:frame>
Illustrative photo</text:p>
      <text:p text:style-name="P4">
The procedure for providing state aid for the repair of damaged housing was approved. He provides for the provision to citizens whose housing was damaged as a result of armed aggression of the Russian Federation, state aid for current housing repair. You can do this by building an electronic service.</text:p>
      <text:p text:style-name="P4">
“Thanks to this order, every citizen whose apartment, a private house of Chikimnata in the hostel has been damaged as a result of Russian aggression and who have not yet been restored, will be able to receive funds to repair their home. This applies to over 160,000 households.</text:p>
      <text:p text:style-name="P4">
In the queue - testing the service is a renewal together with the Ministry of Defense. We plan to use in the next three weeks.</text:p>
      <text:p text:style-name="P4">
The sources for compensation will be both the state budget and the funds of international donors and creditors. We expect that we can make the main source of compensation of reparation of Russia in the closest source, ”said the Minister of Development of Ukraine, territories and infrastructure, Oleksandr Kubrakov.</text:p>
      <ul>
        <li>
Who can use the service?</li>
      </ul>
      <text:p text:style-name="P4">
All citizens of Ukraine, whose housing was damaged as a result of hostilities, has not been repaired earlier and is subject to restoration. This, in particular, applies to kichops, private homes and other living spaces, such as a way of arguing.</text:p>
      <text:p text:style-name="P4">
Priority will be given:</text:p>
      <ul>
        <li>
          <text:p text:style-name="P4">
participants of hostilities,</text:p>
        </li>
        <li>
          <text:p text:style-name="P4">
people with disabilities as a result of war,</text:p>
        </li>
        <li>
          <text:p text:style-name="P4">
War veterans,</text:p>
        </li>
        <li>
          <text:p text:style-name="P4">
members of the families of the dead military,</text:p>
        </li>
        <li>
          <text:p text:style-name="P4">
mobilized,</text:p>
        </li>
        <li>
          <text:p text:style-name="P4">
large families,</text:p>
        </li>
        <li>
          <text:p text:style-name="P4">
people with disabilities I and II of group,</text:p>
        </li>
        <li>
          <text:p text:style-name="P4">
Family-type orphanage parents;</text:p>
        </li>
        <li>
          <text:p text:style-name="P4">
guardian/guardians,</text:p>
        </li>
        <li>
          <text:p text:style-name="P4">
foster parents and patronage caregivers,</text:p>
        </li>
        <li>
          <text:p text:style-name="P4">
orphans and children deprived of parental care.</text:p>
        </li>
        <li>
          <text:p text:style-name="P4">
How to get compensation?</text:p>
        </li>
      </ul>
      <text:p text:style-name="P4">
First of all, you should submit an information notification of the damaged property. It is a tsing to make an action on the portal or in the application, as well as through the CNAP of the Bar.</text:p>
      <text:p text:style-name="P4">
Next, you need to open a specialized account in one of the program participating banks. You can open the card, both in the bank application, as well as the physical branch of the bank.</text:p>
      <text:p text:style-name="P4">
Then apply for compensation in the action.</text:p>
      <text:p text:style-name="P4">
Upon submission of the application, a special commission for consideration of compliance issues, created under the local self -government body, will consider the application, conduct a survey of damaged property, submit data on it in the registration and destroyed property and determine the cost of its restoration.After that, the citizen who applied for compensation will receive a confirmation of the funds on the specialized card is a renewal.</text:p>
      <ul>
        <li>
How can you use compensation?</li>
      </ul>
      <text:p text:style-name="P4">
The funds can be used for the purchase of building materials, windows, doors, roofs, as well as for payment of construction work.</text:p>
      <text:p text:style-name="P4">
It will only be possible to spend money on building materials or service providers with appropriate MCC codes or trading codes.</text:p>
      <text:p text:style-name="P4">
It will be possible to use compensation within 1 year of its accrual.</text:p>
      <text:p text:style-name="P4">
The relevant compensation procedure was developed by the Ministry of Communities, Territories and Infrastructure in cooperation with the Ministry of Digital Transformation of Ukraine with the support of USAID / UK AID Tapas Project / Transparency Taispage in the State Administration and Services.</text:p>
      <text:p text:style-name="P4">
<text:span text:style-name="T4">
 Source: </text:span>
 <text:a xlink:type="simple" xlink:href="https://www.kmu.gov.ua/news/yevidnovlennia-ukhvaleno-poriadok-nadannia-derzhavnoi-dopomohy-na-remont-poshkodzhenoho-zhytla" text:style-name="Internet_20_link" text:visited-style-name="Visited_20_Internet_20_Link">
<text:span text:style-name="T5">
asor portal</text:span>
</text:a>
</text:p>
      <text:p text:style-name="P4">
News Source: <text:a xlink:type="simple" xlink:href="https://armyinform.com.ua/2023/04/22/yevidnovlennya-uhvaleno-poryadok-nadannya-derzhavnoyi-dopomogy-na-remont-poshkodzhenogo-zhytla/" text:style-name="Internet_20_link" text:visited-style-name="Visited_20_Internet_20_Link">
https://armyinform.com.ua/2023/04/22/yevidnovlennya-uhvaleno-poryadok-nadannya-derzhavnoyi-dopomogy-na-remont-poshkodzhenogo-zhytla/</text:a>
</text:p>
      <!--NEWS-->
      <text:h text:style-name="P10" text:outline-level="1">
<text:span text:style-name="T4">
France will provide support in the restoration of Ukraine - Denis Shmigal</text:span>
</text:h>
      <text:p text:style-name="P4">
Author: ['АРМІЯINFORM']</text:p>
      <text:p text:style-name="P4">
Time: 2023-04-22T87:00:00-04:00</text:p>
      <text:p text:style-name="P4">
Description: Zokrem Mova Yee about specifically at the sphere of logism. About ... War with Ukraine 2022, War with Ukraine latest news today, News War with Ukraine 2022 The last for today, will there be a war between Ukraine and Russia and when, the war with Ukraine in 2022 will be or not, will there be a war with Ukraine In the near future they say, the war with Ukraine, Ukraine’s news today, Ukrainian news in Ukrainian media in Russian</text:p>
      <text:p text:style-name="P4">
Images: ['<text:a xlink:type="simple" xlink:href="https://armyinform.com.ua/wp-content/uploads/2023/04/342862078_621014199892999_3295165508934459933_n.jpg" text:style-name="Internet_20_link" text:visited-style-name="Visited_20_Internet_20_Link">
342862078_621014199892999_3295165508934459933_n.jpg</text:a>
']</text:p>
      <text:p text:style-name="P4">
Tags: ['STOPRUSSIA', 'АГРЕСІЯ РФ', 'ВТОРГНЕННЯ РФ', 'ДЕНИС ШМИГАЛЬ', 'СВІТ ПІДТРИМУЄ УКРАЇНУ']</text:p>
      <text:p text:style-name="P4">
Category: News</text:p>
      <!--METADATA-->
      <text:p text:style-name="P4">
<draw:frame draw:style-name="fr1" draw:name="Image281" text:anchor-type="as-char" svg:width="6.9236in" svg:height="4.113772in" draw:z-index="0">
<draw:image xlink:href="../Images/AРМІЯINFORM/2023-04-22T87-00-00-04-00/342862078_621014199892999_3295165508934459933_n.jpg" xlink:type="simple" xlink:show="embed" xlink:actuate="onLoad" draw:mime-type="image/jpeg"/>
</draw:frame>
In particular, we are talking about specific projects in the field of logistics and transport.</text:p>
      <text:p text:style-name="P4">
About this Prime Minister of Ukraine Denis Shmigal <text:a xlink:type="simple" xlink:href="https://www.facebook.com/dshmyhal/posts/pfbid0yDAoCK5R9kfQ4jVtu3SRm2BEQ7HRmBmpWtfqCdfbsW87Vo547fHUPqzUYKWUqXz6l" text:style-name="Internet_20_link" text:visited-style-name="Visited_20_Internet_20_Link">
spoke</text:a>
Today, at a meeting with French Transport Minister, Cleman Bon, the President of France, President of France for assistance and restoration of Ukraine by Pierre Elbron, is a specialist.</text:p>
      <text:p text:style-name="P4">
“He thanked the French partners for the help provided for the restoration of Chernihiv region, as well as for heavy support in all areas. The emphasis importance of the realization of the rapid reconstruction this year and called on France to the Iftsuzh business to join the implementation of these projects, ”Denisshmigal wrote on Facebook.</text:p>
      <text:p text:style-name="P4">
According to Mr Bon, French companies are interested in strengthening their representation in Ukraine. We expect close and fruitful cooperation.</text:p>
      <text:p text:style-name="P4">
News Source: <text:a xlink:type="simple" xlink:href="https://armyinform.com.ua/2023/04/22/francziya-nadavatyme-pidtrymku-u-vidnovlenni-ukrayiny-denys-shmygal/" text:style-name="Internet_20_link" text:visited-style-name="Visited_20_Internet_20_Link">
https://armyinform.com.ua/2023/04/22/francziya-nadavatyme-pidtrymku-u-vidnovlenni-ukrayiny-denys-shmygal/</text:a>
</text:p>
      <!--NEWS-->
      <text:h text:style-name="P10" text:outline-level="1">
<text:span text:style-name="T4">
Leopard tanks were in Donbass back in 2015 - GUR interception</text:span>
</text:h>
      <text:p text:style-name="P4">
Author: ['АРМІЯINFORM']</text:p>
      <text:p text:style-name="P4">
Time: 2023-04-22T88:00:00-04:00</text:p>
      <text:p text:style-name="P4">
Description: At the Cherrovy Perekholnnі GUR MOU VIISKOVIS ROZPOVIV about the NIBITO Tank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3/337531944_232614265847457_8544501692430122370_n.jpg" text:style-name="Internet_20_link" text:visited-style-name="Visited_20_Internet_20_Link">
337531944_232614265847457_8544501692430122370_n.jpg</text:a>
']</text:p>
      <text:p text:style-name="P4">
Tags: ['STOPRUSSIA', 'АГРЕСІЯ РФ', 'ВТОРГНЕННЯ РФ', 'ГУР МО УКРАЇНИ']</text:p>
      <text:p text:style-name="P4">
Category: News</text:p>
      <!--METADATA-->
      <text:p text:style-name="P4">
<draw:frame draw:style-name="fr1" draw:name="Image282" text:anchor-type="as-char" svg:width="6.9236in" svg:height="3.894525in" draw:z-index="0">
<draw:image xlink:href="../Images/AРМІЯINFORM/2023-04-22T88-00-00-04-00/337531944_232614265847457_8544501692430122370_n.jpg" xlink:type="simple" xlink:show="embed" xlink:actuate="onLoad" draw:mime-type="image/jpeg"/>
</draw:frame>
In the next <text:a xlink:type="simple" xlink:href="https://www.youtube.com/watch" text:style-name="Internet_20_link" text:visited-style-name="Visited_20_Internet_20_Link">
intercepting</text:a>
Gurmoou Military Russian spoke about the alleged seizure of the Leopard tank, the forced sending of people to attack and the participation of children in battles.</text:p>
      <text:p text:style-name="P4">
News Source: <text:a xlink:type="simple" xlink:href="https://armyinform.com.ua/2023/04/22/tanky-leopard-buly-na-donbasi-shhe-u-2015-roczi-perehoplennya-gur/" text:style-name="Internet_20_link" text:visited-style-name="Visited_20_Internet_20_Link">
https://armyinform.com.ua/2023/04/22/tanky-leopard-buly-na-donbasi-shhe-u-2015-roczi-perehoplennya-gur/</text:a>
</text:p>
      <!--NEWS-->
      <text:h text:style-name="P10" text:outline-level="1">
<text:span text:style-name="T4">
During the day the enemy has inflicted 27 rocket and aviation strikes in our territory</text:span>
</text:h>
      <text:p text:style-name="P4">
Author: ['АРМІЯINFORM']</text:p>
      <text:p text:style-name="P4">
Time: 2023-04-22T89:00:00-04:00</text:p>
      <text:p text:style-name="P4">
Description: Triv’s chotirist two -year -olds of adding a large scale of the zbroan aggression of Rosiysko ... War with Ukraine 2022, war with Ukraine Latest news today, News War with Ukraine 2022 Last for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1/167046-1_large.jpg" text:style-name="Internet_20_link" text:visited-style-name="Visited_20_Internet_20_Link">
167046-1_large.jpg</text:a>
']</text:p>
      <text:p text:style-name="P4">
Tags: ['STOPRUSSIA', 'АГРЕСІЯ РФ', 'ВТОРГНЕННЯ РФ', 'ГШ ЗСУ']</text:p>
      <text:p text:style-name="P4">
Category: News</text:p>
      <!--METADATA-->
      <text:p text:style-name="P4">
<draw:frame draw:style-name="fr1" draw:name="Image283" text:anchor-type="as-char" svg:width="6.9236in" svg:height="3.893007in" draw:z-index="0">
<draw:image xlink:href="../Images/AРМІЯINFORM/2023-04-22T89-00-00-04-00/167046-1_large.jpg" xlink:type="simple" xlink:show="embed" xlink:actuate="onLoad" draw:mime-type="image/jpeg"/>
</draw:frame>
Illustrative photo</text:p>
      <text:p text:style-name="P4">
<text:span text:style-name="T4">
 🔥 Situation on Russian invasion </text:span>
</text:p>
      <text:p text:style-name="P4">
Four hundred twenty -third days of large -scale armed aggression of the Russian Federation against our country are ongoing.</text:p>
      <text:p text:style-name="P4">
The Russian Federation does not give up its plans for the occupation of the Ukrainian territory. It continues to ignore international humanitarian law, strikes, shells not only on the positions of our troops, but also the train infrastructure of settlements, terrorizing civilians.</text:p>
      <text:p text:style-name="P4">
During the day, the enemy struck 3 missile, 24 aircraft strikes and made 20 shelling of rocket launchers. There are died among civilians, private residential buildings and other civilian infrastructure have been destroyed and damaged.</text:p>
      <text:p text:style-name="P4">
The likelihood of rocket and aviation strikes throughout Ukraine is quite high.</text:p>
      <text:p text:style-name="P4">
<text:span text:style-name="T4">
 Source: </text:span>
 <text:a xlink:type="simple" xlink:href="https://www.facebook.com/GeneralStaff.ua/posts/pfbid027xtQRHCZJQX3RtFnr5KMEiJ3LyrcW4azSpDMMrKrLWYAL42axmxTiGAboSxeNSfjl" text:style-name="Internet_20_link" text:visited-style-name="Visited_20_Internet_20_Link">
<text:span text:style-name="T5">
gshzu</text:span>
</text:a>
</text:p>
      <text:p text:style-name="P4">
News Source: <text:a xlink:type="simple" xlink:href="https://armyinform.com.ua/2023/04/22/protyagom-doby-protyvnyk-zavdav-27-raketnyh-ta-aviaczijnyh-udariv-po-nashij-terytoriyi/" text:style-name="Internet_20_link" text:visited-style-name="Visited_20_Internet_20_Link">
https://armyinform.com.ua/2023/04/22/protyagom-doby-protyvnyk-zavdav-27-raketnyh-ta-aviaczijnyh-udariv-po-nashij-terytoriyi/</text:a>
</text:p>
      <!--NEWS-->
      <text:h text:style-name="P10" text:outline-level="1">
<text:span text:style-name="T4">
About 40 enemy attacks were reflected in Bakhmut, Avdiiv and Mariinsky directions</text:span>
</text:h>
      <text:p text:style-name="P4">
Author: ['АРМІЯINFORM']</text:p>
      <text:p text:style-name="P4">
Time: 2023-04-22T90:00:00-04:00</text:p>
      <text:p text:style-name="P4">
Description: Basic Zusillya enemy ZoServzhu on the leading advanced ... war with Ukraine 2022, war with Ukraine Latest news today, News War with Ukraine 2022 Last for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4/170813-1_large.jpg" text:style-name="Internet_20_link" text:visited-style-name="Visited_20_Internet_20_Link">
170813-1_large.jpg</text:a>
']</text:p>
      <text:p text:style-name="P4">
Tags: ['STOPRUSSIA', 'АГРЕСІЯ РФ', 'ВТОРГНЕННЯ РФ', 'ГШ ЗСУ']</text:p>
      <text:p text:style-name="P4">
Category: News</text:p>
      <!--METADATA-->
      <text:p text:style-name="P4">
<draw:frame draw:style-name="fr1" draw:name="Image284" text:anchor-type="as-char" svg:width="6.9236in" svg:height="4.615733in" draw:z-index="0">
<draw:image xlink:href="../Images/AРМІЯINFORM/2023-04-22T90-00-00-04-00/170813-1_large.jpg" xlink:type="simple" xlink:show="embed" xlink:actuate="onLoad" draw:mime-type="image/jpeg"/>
</draw:frame>
Illustrative photo</text:p>
      <text:p text:style-name="P4">
<text:span text:style-name="T4">
 🔥 Situation on Russian invasion </text:span>
</text:p>
      <text:p text:style-name="P4">
The main efforts of the enemy focuses on conducting the offensive actions of the Nabakhmut, Avdeev and Mariinsky directions. They were reflected with 40 enemy attacks. The most fierce battles continue for Bakhmut and Marinka.</text:p>
      <text:p text:style-name="P4">
In the Volyn and Polissya directions, the operational situation remains personal changes. The identified units of the Armed Forces of the Republic of Belarus are preferable to carry out tasks in border areas with Ukraine.</text:p>
      <text:p text:style-name="P4">
In the Siversky and Slobozhansky directions, the enemy, during the day, struck the settlement of Orlykivka of Chernihiv region; fired at the settlements of Ulanov, Bruski, Stukalivka, Volfine, Korrenivka, Yunakivka of Sumy region, as well as Timofeeivka in Kharkiv.</text:p>
      <text:p text:style-name="P4">
In the Kupyansk direction of artillery shelling of the enemy, there is Valilinsk, Wesps, Masyutivka, Sinkivka, Kislivka and Berestovo Kharkiv region.</text:p>
      <text:p text:style-name="P4">
In the Liman direction of this era, the opponent of the offensive actions did not carry out the artillery shelling suffered Makeevka, Nevskoye, Bigorivka of Lugansk region and Dibrova, Verkhnamyansk, controversial Donetsk region.</text:p>
      <text:p text:style-name="P4">
In the Bakhmut direction, the enemy continues to take offensive actions.</text:p>
      <text:p text:style-name="P4">
Heavy battles are ongoing in Bakhmut. Near the settlements of Grigorivka, Chrome and Ivanivskoye, the enemy conducted unsuccessful offensive actions. Razdolivka, Vasyukivka, Orikhovo-Vasylivka, Novomarka, Grigorivka, Bogdanivka, Bakhmut, Ivanivske, Yar, Alexander-Shultine, White Gora, Diliyivka, Iron, North, South and New York, were injured from the gill.</text:p>
      <text:p text:style-name="P4">
In the Avdeevsky direction the enemy conducted offensive actions in the area of Novokalin Donetsk region, there was no success. He fired, in particular, Novokalin, Stepovo, Avdiivka, Tonenko, Pervomaisk and Nevelskoye Donetsk region.</text:p>
      <text:p text:style-name="P4">
In the Mariinsky direction during the day, our defenders reflect the numerous attacks of the enemy in the area of the settlement of Marinka of Donetsk region. At that time, hostile shelling was suffered by Krasnogorivka, St. George, Marinka, Novomikhailivka of Donetsk region.</text:p>
      <text:p text:style-name="P4">
In the mineral direction during the current day, the enemy of offensive actions was not. He fired at the settlements of Bogoyavlenko, Village, Novomayorsk Donetsk region.<text:span text:style-name="T4">
 Source: </text:span>
 <text:a xlink:type="simple" xlink:href="https://www.facebook.com/GeneralStaff.ua/posts/pfbid027xtQRHCZJQX3RtFnr5KMEiJ3LyrcW4azSpDMMrKrLWYAL42axmxTiGAboSxeNSfjl" text:style-name="Internet_20_link" text:visited-style-name="Visited_20_Internet_20_Link">
<text:span text:style-name="T5">
gshzu</text:span>
</text:a>
</text:p>
      <text:p text:style-name="P4">
News Source: <text:a xlink:type="simple" xlink:href="https://armyinform.com.ua/2023/04/22/na-bahmutskomu-avdiyivskomu-ta-maryinskomu-napryamkah-bulo-vidbyto-blyzko-40-atak-protyvnyka/" text:style-name="Internet_20_link" text:visited-style-name="Visited_20_Internet_20_Link">
https://armyinform.com.ua/2023/04/22/na-bahmutskomu-avdiyivskomu-ta-maryinskomu-napryamkah-bulo-vidbyto-blyzko-40-atak-protyvnyka/</text:a>
</text:p>
      <!--NEWS-->
      <text:h text:style-name="P10" text:outline-level="1">
<text:span text:style-name="T4">
The occupiers continue to strengthen the counterintelligence regime to Tot</text:span>
</text:h>
      <text:p text:style-name="P4">
Author: ['АРМІЯINFORM']</text:p>
      <text:p text:style-name="P4">
Time: 2023-04-22T91:00:00-04:00</text:p>
      <text:p text:style-name="P4">
Description: So, with the Energodari Zaporizhiko Kosty, Zbilki Kilkіst Patruliv, on ... War with Ukraine 2022, the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medium.jpg" text:style-name="Internet_20_link" text:visited-style-name="Visited_20_Internet_20_Link">
medium.jpg</text:a>
']</text:p>
      <text:p text:style-name="P4">
Tags: ['STOPRUSSIA', 'АГРЕСІЯ РФ', 'ГШ ЗСУ']</text:p>
      <text:p text:style-name="P4">
Category: News</text:p>
      <!--METADATA-->
      <text:p text:style-name="P4">
<draw:frame draw:style-name="fr1" draw:name="Image285" text:anchor-type="as-char" svg:width="6.9236in" svg:height="3.894525in" draw:z-index="0">
<draw:image xlink:href="../Images/AРМІЯINFORM/2023-04-22T91-00-00-04-00/medium.jpg" xlink:type="simple" xlink:show="embed" xlink:actuate="onLoad" draw:mime-type="image/jpeg"/>
</draw:frame>
Illustrative photo</text:p>
      <text:p text:style-name="P4">
<text:span text:style-name="T4">
 🔥 Situation on Russian invasion </text:span>
</text:p>
      <text:p text:style-name="P4">
Thus, in the Energodar of the Zaporizhzhya region, the number of patrols increased, the acquisitions began to check the personal documents and inspect the transport means more meticulously. The invaders restricted visiting forest areas. Citizens of Ukraine, which are observed in these locations, FSB employees take control, check their personal data.</text:p>
      <text:p text:style-name="P4">
At the same time, representatives of the Russian special services in the city organized hidden observations on citizens of Ukraine, who refused to receive a Russian passport. They take into account, in particular, sources of financial incomes. Representatives of the FSB of the Russian Federation are interested in how the funds from the territory of the controlled government of Ukraine to the temporarily seized territories of the region and how these funds are converted into cash are carried out.</text:p>
      <text:p text:style-name="P4">
<text:span text:style-name="T4">
 Source: </text:span>
 <text:a xlink:type="simple" xlink:href="https://www.facebook.com/GeneralStaff.ua/posts/pfbid027xtQRHCZJQX3RtFnr5KMEiJ3LyrcW4azSpDMMrKrLWYAL42axmxTiGAboSxeNSfjl" text:style-name="Internet_20_link" text:visited-style-name="Visited_20_Internet_20_Link">
<text:span text:style-name="T5">
gshzu</text:span>
</text:a>
</text:p>
      <text:p text:style-name="P4">
News Source: <text:a xlink:type="simple" xlink:href="https://armyinform.com.ua/2023/04/22/okupanty-prodovzhuyut-posylyuvaty-kontrrozviduvalnyj-rezhym-na-tot/" text:style-name="Internet_20_link" text:visited-style-name="Visited_20_Internet_20_Link">
https://armyinform.com.ua/2023/04/22/okupanty-prodovzhuyut-posylyuvaty-kontrrozviduvalnyj-rezhym-na-tot/</text:a>
</text:p>
      <!--NEWS-->
      <text:h text:style-name="P10" text:outline-level="1">
<text:span text:style-name="T4">
Russians do not want to go to work for the ZPP</text:span>
</text:h>
      <text:p text:style-name="P4">
Author: ['АРМІЯINFORM']</text:p>
      <text:p text:style-name="P4">
Time: 2023-04-22T92:00:00-04:00</text:p>
      <text:p text:style-name="P4">
Description: Through the critical nonsense on Zaporizkiy Aes Prazivaniki Pratsivnik, Yaki ... War with Ukraine 2022, War with Ukraine Latest News Today,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2/censor_social.jpg" text:style-name="Internet_20_link" text:visited-style-name="Visited_20_Internet_20_Link">
censor_social.jpg</text:a>
']</text:p>
      <text:p text:style-name="P4">
Tags: ['STOPRUSSIA', 'АГРЕСІЯ РФ', 'ВТОРГНЕННЯ РФ', 'ГШ ЗСУ']</text:p>
      <text:p text:style-name="P4">
Category: News</text:p>
      <!--METADATA-->
      <text:p text:style-name="P4">
<draw:frame draw:style-name="fr1" draw:name="Image286" text:anchor-type="as-char" svg:width="6.9236in" svg:height="3.63489in" draw:z-index="0">
<draw:image xlink:href="../Images/AРМІЯINFORM/2023-04-22T92-00-00-04-00/censor_social.jpg" xlink:type="simple" xlink:show="embed" xlink:actuate="onLoad" draw:mime-type="image/jpeg"/>
</draw:frame>
Illustrative photo</text:p>
      <text:p text:style-name="P4">
<text:span text:style-name="T4">
 🔥 Situation on Russian invasion </text:span>
</text:p>
      <text:p text:style-name="P4">
Due to the critical shortage at the Zaporizhzhya NPP of skilled workers, which is to work for the occupiers, the enemy increased the psychological and physical pressure of the Ukrainian employees of the NPP. Using intimidation, threats, blackmail of the tator, the enemy continues to force the latter to obtain Russian citizenship and sign employment contracts with Russian state corporation "Rosatom".</text:p>
      <text:p text:style-name="P4">
<text:span text:style-name="T4">
 Source: </text:span>
 <text:a xlink:type="simple" xlink:href="https://www.facebook.com/GeneralStaff.ua/posts/pfbid027xtQRHCZJQX3RtFnr5KMEiJ3LyrcW4azSpDMMrKrLWYAL42axmxTiGAboSxeNSfjl" text:style-name="Internet_20_link" text:visited-style-name="Visited_20_Internet_20_Link">
<text:span text:style-name="T5">
gshzu</text:span>
</text:a>
</text:p>
      <text:p text:style-name="P4">
News Source: <text:a xlink:type="simple" xlink:href="https://armyinform.com.ua/2023/04/22/rosiyany-ne-hochut-yihaty-praczyuvaty-na-zaes/" text:style-name="Internet_20_link" text:visited-style-name="Visited_20_Internet_20_Link">
https://armyinform.com.ua/2023/04/22/rosiyany-ne-hochut-yihaty-praczyuvaty-na-zaes/</text:a>
</text:p>
      <!--NEWS-->
      <text:h text:style-name="P10" text:outline-level="1">
<text:span text:style-name="T4">
Defense forces destroyed the helicopter and 4 UAVs - the GS of the Armed Forces</text:span>
</text:h>
      <text:p text:style-name="P4">
Author: ['АРМІЯINFORM']</text:p>
      <text:p text:style-name="P4">
Time: 2023-04-22T93:00:00-04:00</text:p>
      <text:p text:style-name="P4">
Description: Our wools Zlitzili 1 Vorozhi Gelikopter MI-24 TA 4 UPEA (2 Rosvilni-ine war with Ukraine 2022, War with Ukraine Latest news today, News War with Ukraine 2022 Last for today, will there be a war between Ukraine and Russia and when and when and when , The war with Ukraine in 2022 will be or not, will there be a war with Ukraine in the near future, the war with Ukraine, Ukrainian news today, Ukrainian news in Ukrainian media in Russian</text:p>
      <text:p text:style-name="P4">
Images: ['<text:a xlink:type="simple" xlink:href="https://armyinform.com.ua/wp-content/uploads/2023/04/342863377_226739456614665_5535882414242480268_n.jpg" text:style-name="Internet_20_link" text:visited-style-name="Visited_20_Internet_20_Link">
342863377_226739456614665_5535882414242480268_n.jpg</text:a>
']</text:p>
      <text:p text:style-name="P4">
Tags: ['STOPRUSSIA', 'АГРЕСІЯ РФ', 'ГШ ЗСУ']</text:p>
      <text:p text:style-name="P4">
Category: News</text:p>
      <!--METADATA-->
      <text:p text:style-name="P4">
<draw:frame draw:style-name="fr1" draw:name="Image287" text:anchor-type="as-char" svg:width="6.9236in" svg:height="4.32725in" draw:z-index="0">
<draw:image xlink:href="../Images/AРМІЯINFORM/2023-04-22T93-00-00-04-00/342863377_226739456614665_5535882414242480268_n.jpg" xlink:type="simple" xlink:show="embed" xlink:actuate="onLoad" draw:mime-type="image/jpeg"/>
</draw:frame>
Illustrative photo</text:p>
      <text:p text:style-name="P4">
Today our warriors knocked down 1 enemy Mi-24 and 4 UAV helicopter(2 exploration-"Orlan-10" and Zala, as well as 2 drones-Kamikadze type "Lancet"), <text:a xlink:type="simple" xlink:href="https://www.facebook.com/GeneralStaff.ua/posts/pfbid0G3wpUCKqvQCaoiD9hB8m8p7EJffxJ9uTxDqPqWaT4ywbGntJ1uUbLhjzCiAAE5hYl" text:style-name="Internet_20_link" text:visited-style-name="Visited_20_Internet_20_Link">
informs</text:a>
The General Staff of the Armed Forces of Ukraine.</text:p>
      <text:p text:style-name="P4">
News Source: <text:a xlink:type="simple" xlink:href="https://armyinform.com.ua/2023/04/22/syly-oborony-znyshhyly-gelikopter-ta-4-bpla-gsh-zsu/" text:style-name="Internet_20_link" text:visited-style-name="Visited_20_Internet_20_Link">
https://armyinform.com.ua/2023/04/22/syly-oborony-znyshhyly-gelikopter-ta-4-bpla-gsh-zsu/</text:a>
</text:p>
      <!--NEWS-->
      <text:h text:style-name="P10" text:outline-level="1">
<text:span text:style-name="T4">
Kharkiv, Kherson and Mykolaiv regions - Ruslan Beregulia were most affected by hostile mines and explosive substances.</text:span>
</text:h>
      <text:p text:style-name="P4">
Author: ['Дмитро Горбунов']</text:p>
      <text:p text:style-name="P4">
Time: 2023-04-22T94:00:00-04:00</text:p>
      <text:p text:style-name="P4">
Description: About the robot of the podo roseminovannya, de -deed, in Efiri ... War with Ukraine 2022, war with Ukraine Latest news today, News War with Ukraine 2022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4/photo_5341508942246824131_y.jpg" text:style-name="Internet_20_link" text:visited-style-name="Visited_20_Internet_20_Link">
photo_5341508942246824131_y.jpg</text:a>
', '<text:a xlink:type="simple" xlink:href="https://armyinform.com.ua/wp-content/uploads/2023/04/photo_5341508942246824132_y.jpg" text:style-name="Internet_20_link" text:visited-style-name="Visited_20_Internet_20_Link">
photo_5341508942246824132_y.jpg</text:a>
']</text:p>
      <text:p text:style-name="P4">
Tags: ['STOPRUSSIA', 'ВОЄННІ ЗЛОЧИНИ ЗС РФ', 'МІННА НЕБЕЗПЕКА']</text:p>
      <text:p text:style-name="P4">
Category: News</text:p>
      <!--METADATA-->
      <text:p text:style-name="P4">
<draw:frame draw:style-name="fr1" draw:name="Image288" text:anchor-type="as-char" svg:width="6.9236in" svg:height="3.369485in" draw:z-index="0">
<draw:image xlink:href="../Images/AРМІЯINFORM/2023-04-22T94-00-00-04-00/photo_5341508942246824131_y.jpg" xlink:type="simple" xlink:show="embed" xlink:actuate="onLoad" draw:mime-type="image/jpeg"/>
</draw:frame>
About work on the demining of the territory where active fighting was carried out in the Ethristen from the marshal <text:a xlink:type="simple" xlink:href="https://www.youtube.com/watch" text:style-name="Internet_20_link" text:visited-style-name="Visited_20_Internet_20_Link">
"only news"</text:a>
The Head of the Department of Environmental Safety and Mine Activities of the Defense Ministry of Ukraine, the head of the Secretariat of the National Activities of Mine Activities Colonel Ruslan Beregul.</text:p>
      <ul>
        <li>
From the moment of large -scale invasion of Russia into Ukraine, the occupiers constantly use different types of weapons. This has led to significant pollution of large areas with mines and other explosive objects. To date, polluted are considered to be all the territories in which hostilities were conducted by rocket launchers, as well as land under temporary occupation. According to our estimates, it is 174 thousand square kilometers, including marine waters, - said the Armed Forces officer.</li>
      </ul>
      <text:p text:style-name="P4">
He specified that the area of de -industrial areas where the local examination is currently about 45 thousand square kilometers. For the most part, agricultural land.</text:p>
      <text:p text:style-name="P4">
<draw:frame draw:style-name="fr1" draw:name="Image289" text:anchor-type="as-char" svg:width="6.9236in" svg:height="4.627273in" draw:z-index="0">
<draw:image xlink:href="../Images/AРМІЯINFORM/2023-04-22T94-00-00-04-00/photo_5341508942246824132_y.jpg" xlink:type="simple" xlink:show="embed" xlink:actuate="onLoad" draw:mime-type="image/jpeg"/>
</draw:frame>
- the implementation of measures for demining in the territories today is carried out in Kyiv, Chernihiv, Kharkiv, Mykolaiv and Sumy region. Most of the hostile mines and explosive substances of the victims, Kherson and Mykolaiv regions. The primary places are degraded, there are critical infrastructure, as well as electricity objects, gas or water supply. Also, priorities belong to the places of residence of the population and land -based purpose, - said the Army.</text:p>
      <text:p text:style-name="P4">
According to him, the measures for miners involve the engineering and syringe units of the Armed Forces of Ukraine, as well as relevant specialists from the NSU, DSST and SES. Also, explosive group -national police are widely involved as needed.</text:p>
      <ul>
        <li>
These subdivisions of the sappers carry out the most prompt demining, every time the removal of explosive objects in the territories of the highest -digestiveity. International and domestic non -governmental organizations that have passed the relevant certification are involved in the measures to humanitarian demining the decision -making of the national body on matters of mine activity, ”Colonel Ruslan Beregul said finally.</li>
      </ul>
      <text:p text:style-name="P4">
News Source: <text:a xlink:type="simple" xlink:href="https://armyinform.com.ua/2023/04/22/najbilshe-vid-vorozhyh-min-ta-vybuhonebezpechnyh-rechovyn-postrazhdaly-harkivska-hersonska-ta-mykolayivska-oblasti-ruslan-beregulya/" text:style-name="Internet_20_link" text:visited-style-name="Visited_20_Internet_20_Link">
https://armyinform.com.ua/2023/04/22/najbilshe-vid-vorozhyh-min-ta-vybuhonebezpechnyh-rechovyn-postrazhdaly-harkivska-hersonska-ta-mykolayivska-oblasti-ruslan-beregulya/</text:a>
</text:p>
      <!--NEWS-->
      <text:h text:style-name="P10" text:outline-level="1">
<text:span text:style-name="T4">
In Donetsk, enemy aviation strikes - Alexei Dmitrashkivsky</text:span>
</text:h>
      <text:p text:style-name="P4">
Author: ['Дмитро Горбунов']</text:p>
      <text:p text:style-name="P4">
Time: 2023-04-22T95:00:00-04:00</text:p>
      <text:p text:style-name="P4">
Description: About the situation on the PIVDNI Ukrainian, in the Donetskiy Vein on Vechir 22 kvіniks Roskazavavu ... War with Ukraine 2022, war with Ukraine Latest news today, News War with Ukraine 2022 The last to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4/photo_5341508942246824192_y.jpg" text:style-name="Internet_20_link" text:visited-style-name="Visited_20_Internet_20_Link">
photo_5341508942246824192_y.jpg</text:a>
']</text:p>
      <text:p text:style-name="P4">
Tags: ['STOPRUSSIA', 'АГРЕСІЯ РФ', 'ВІЙНА', 'ВТОРГНЕННЯ РФ']</text:p>
      <text:p text:style-name="P4">
Category: News</text:p>
      <!--METADATA-->
      <text:p text:style-name="P4">
<draw:frame draw:style-name="fr1" draw:name="Image290" text:anchor-type="as-char" svg:width="6.9236in" svg:height="3.190626in" draw:z-index="0">
<draw:image xlink:href="../Images/AРМІЯINFORM/2023-04-22T95-00-00-04-00/photo_5341508942246824192_y.jpg" xlink:type="simple" xlink:show="embed" xlink:actuate="onLoad" draw:mime-type="image/jpeg"/>
</draw:frame>
A spokesman of the united Press Center of Defense forces of Tavriysky Colonel Alexei Dmitrashkivsky on the air of Televahorfon ["Yeninovina"] told about the situation in the south of Ukraine and in the Donetsk region on the evening.(https://www.youtube.com/watch?v=WY8sDvZdWEA).</text:p>
      <text:p text:style-name="P4">
— Протягом сьогоднішнього дня ворог уже шість разів атакував Вугледаравіаційними бомбами типу ФАБ-500. Наразі уточнюється інформація пропостраждалих серед цивільного населення. Що стосується Мар’їнського таАвдіївського напрямків, то там ворог продовжує штурмувати наші позиції. Урезультаті дії окупантів був пошкоджений об’єкт критичної інфраструктури вКарлівці. Останнє створило проблеми з водопостачанням в 67 населених пунктах,— повідомив полковник Дмитрашківський.</text:p>
      <text:p text:style-name="P4">
За його словами, в Авдіївці, яку ворог щодня обстрілює, ще залишаються близько1800 цивільних осіб, в тому числі й діти. Проте росіян це не турбує й вонипродовжують руйнувати місто.</text:p>
      <text:p text:style-name="P4">
— Свою тактику ворог не міняє. Вони атакують мотострілецькими відділеннями.Наприклад, учора всі атаки були здійсненні саме відділеннями або групами до 10осіб. Проте на Донеччині почастішали ворожі авіаційні удари, а також обстрілиз артилерії та РСЗВ окупантів. Відносний спокій на Запорізькому напрямкупояснюється тим, що окупанти укріплюють свої оборонні позиції, бо боятьсянашого контрнаступу, — уточнив речник об’єднаного пресцентру Сил оборониТаврійського напрямку.</text:p>
      <text:p text:style-name="P4">
News Source: <text:a xlink:type="simple" xlink:href="https://armyinform.com.ua/2023/04/22/na-donechchyni-pochastishaly-vorozhi-aviaczijni-udary-oleksij-dmytrashkivskyj/" text:style-name="Internet_20_link" text:visited-style-name="Visited_20_Internet_20_Link">
https://armyinform.com.ua/2023/04/22/na-donechchyni-pochastishaly-vorozhi-aviaczijni-udary-oleksij-dmytrashkivskyj/</text:a>
</text:p>
      <!--NEWS-->
      <text:h text:style-name="P10" text:outline-level="1">
<text:span text:style-name="T4">
Task-to remove any opportunities for Russia to circumvent sanctions-President of Ukraine</text:span>
</text:h>
      <text:p text:style-name="P4">
Author: ['АРМІЯINFORM']</text:p>
      <text:p text:style-name="P4">
Time: 2023-04-22T96:00:00-04:00</text:p>
      <text:p text:style-name="P4">
Description: President of Ukraine Volodymyr Zelensky Floated by Zi Skhdennim to Ukrainian ... War with Ukraine 2022, War with Ukraine Latest news today, News War with Ukraine 2022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4/29c6c0f174ad7042e220823cf1002096_1682021633_extra_large.jpeg" text:style-name="Internet_20_link" text:visited-style-name="Visited_20_Internet_20_Link">
29c6c0f174ad7042e220823cf1002096_1682021633_extra_large.jpeg</text:a>
']</text:p>
      <text:p text:style-name="P4">
Tags: ['ВІДЕОЗВЕРНЕННЯ ПРЕЗИДЕНТА УКРАЇНИ', 'ВОЛОДИМИР ЗЕЛЕНСЬКИЙ']</text:p>
      <text:p text:style-name="P4">
Category: News</text:p>
      <!--METADATA-->
      <text:p text:style-name="P4">
<draw:frame draw:style-name="fr1" draw:name="Image291" text:anchor-type="as-char" svg:width="6.9236in" svg:height="3.888755in" draw:z-index="0">
<draw:image xlink:href="../Images/AРМІЯINFORM/2023-04-22T96-00-00-04-00/29c6c0f174ad7042e220823cf1002096_1682021633_extra_large.jpeg" xlink:type="simple" xlink:show="embed" xlink:actuate="onLoad" draw:mime-type="image/jpeg"/>
</draw:frame>
Volodymyr Zelenskyy</text:p>
      <text:p text:style-name="P4">
President of Ukraine Volodymyr Zelensky addressed the daily message of the D -Ukrainian people:</text:p>
      <ul>
        <li>
Today, three new sanction decisions have come into force on those who are hidden in Russian aggression and supports it, - <text:a xlink:type="simple" xlink:href="https://www.president.gov.ua/videos/zavdannya-pribrati-bud-yaki-mozhlivosti-rosiyi-obhoditi-sank-4573" text:style-name="Internet_20_link" text:visited-style-name="Visited_20_Internet_20_Link">
noted</text:a>
President. -First of all, it is a regular package of sanctions against the Russian MIC-enterprises that provide a terrorist army. This time, 322 companies were added to the sanctions lists: manufacturers of weapons, components and the like.</li>
      </ul>
      <text:p text:style-name="P4">
The other two sanctions lists are natural and legal persons that help sanctions against Russia, hold the property of military criminals and involve the reduction of freedom both in the territory of Russia itself and in our land.</text:p>
      <text:p text:style-name="P4">
Our sanction packages are elaborated in detail, and in particular - for synchronization from partners. This is one of our common tasks - absolutely everyone who will end the faster end of the war, faster than our victory. The task is to remove any opportunities for Russia to circumvent sanctions. Each Russian scheme that allows you to bypass sanctions, adds time to this war, adds opportunities to the aggressor.</text:p>
      <text:p text:style-name="P4">
Accordingly, the sanction regime against Russia, which is more restricted in front of the terrorist state and all related persons, against the whole Russian economic economy of war, will be more likely to complete aggression. And I thank everyone in the world who understands it.</text:p>
      <text:p text:style-name="P4">
Glory to all our soldiers!Glory to all our heroes of different times who fought for the independence!Ukraine will always be free!Glory to Ukraine!</text:p>
      <text:p text:style-name="P4">
News Source: <text:a xlink:type="simple" xlink:href="https://armyinform.com.ua/2023/04/22/zavdannya-prybraty-bud-yaki-mozhlyvosti-rosiyi-obhodyty-sankcziyi-prezydent-ukrayiny/" text:style-name="Internet_20_link" text:visited-style-name="Visited_20_Internet_20_Link">
https://armyinform.com.ua/2023/04/22/zavdannya-prybraty-bud-yaki-mozhlyvosti-rosiyi-obhodyty-sankcziyi-prezydent-ukrayiny/</text:a>
</text:p>
      <!--NEWS-->
      <text:h text:style-name="P10" text:outline-level="1">
<text:span text:style-name="T4">
The Ministry of Foreign Affairs together with 1+1 launched a video about an environmental disaster caused by Russian invasion</text:span>
</text:h>
      <text:p text:style-name="P4">
Author: ['АРМІЯINFORM']</text:p>
      <text:p text:style-name="P4">
Time: 2023-04-22T97:00:00-04:00</text:p>
      <text:p text:style-name="P4">
Description: Until the day of the Earth, the Yaki Schoroku is 22 kvіnya, the mini of the law enforcement officers of the Ukrainian ... War with Ukraine 2022, the war with Ukraine is the latest news today, the News War with Ukraine 2022 are the last ones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4/gettyimages-1239672882-4096x2731-1-scaled.jpeg" text:style-name="Internet_20_link" text:visited-style-name="Visited_20_Internet_20_Link">
gettyimages-1239672882-4096x2731-1-scaled.jpeg</text:a>
']</text:p>
      <text:p text:style-name="P4">
Tags: ['ВОЄННІ ЗЛОЧИНИ ЗС РФ', 'ЕКОЛОГІЧНА КАТАСТРОФА']</text:p>
      <text:p text:style-name="P4">
Category: News</text:p>
      <!--METADATA-->
      <text:p text:style-name="P4">
<draw:frame draw:style-name="fr1" draw:name="Image292" text:anchor-type="as-char" svg:width="6.9236in" svg:height="4.615733in" draw:z-index="0">
<draw:image xlink:href="../Images/AРМІЯINFORM/2023-04-22T97-00-00-04-00/gettyimages-1239672882-4096x2731-1-scaled.jpeg" xlink:type="simple" xlink:show="embed" xlink:actuate="onLoad" draw:mime-type="image/jpeg"/>
</draw:frame>
Illustrative photo</text:p>
      <text:p text:style-name="P4">
On the day of the Earth, which is celebrated annually on April 22, the Ministry of Foreign Levels of Ukraine together with the group 1+1 Media launched thematic video protoastrophic consequences for ecology around the world, caused by full -scale Russia against Ukraine, informs the Ministry of Foreign Affairs. The main idea of the video is to disappear at the fact that the Russian Federation causes irreparable damage to the All-and-planet by its actions, and war is not eco-freely.</text:p>
      <text:p text:style-name="P4">
“We sort, process, refuse. Choose ECO, Green, Cruelty-FREE.Tereside, go to an alternative, we put on a second time, use again. We save, plant, learn ... But this is not enough until it continues to war Ukraine. Russia's invasion has catastrophic consequences for Ukraine's ecology all over the world, ”the [video] reads(https://youtu.be/PzCz9zYGh7M).</text:p>
      <text:p text:style-name="P4">
Спеціальний відеоролик із закликом «Зупини росію, щоб врятувати Землю»поширюватиметься через дипломатичні представництва, а також — українськомовніта англомовні майданчики групи 1+1 media та ресурси міжнародних партнерів.</text:p>
      <text:p text:style-name="P4">
«Сьогодні під загрозою не лише наша країна, а самі основи світового порядку,системи безпеки та міжнародного права. росія нехтує всіма існуючимиміжнародними угодами у сфері охорони навколишнього середовища під часвійськових конфліктів. російські війська не лише вбивають українців і руйнуютьукраїнські міста та села, але і вчиняють екоцид, руйнуючи унікальні екосистеминашої країни та знищуючи сотні унікальних видів рослин і тварин. Все цевідбувається просто в центрі Європи. Захист природи є одним з важливихелементів Формули миру Президента Зеленського. Ми закликаємо партнерівоб’єднати зусилля і зупинити російський екоцид», — коментують в Міністерствізакордонних справ України.</text:p>
      <text:p text:style-name="P4">
Ініціатори акції закликають всіх небайдужих поширювати відео у соціальнихмережах українською та англійською мовами.</text:p>
      <text:p text:style-name="P4">
«Щоденно росія завдає збитків нашій країні, ведучи тактику „спаленої землі“.Обстрілюючи, знищуючи та мінуючи все на своєму шляху, країна-агресорканаближає суспільство до екологічної катастрофи. І йдеться не лише про наслідкидля території України, а й для всього світу. Ми повинні це зупинити. Саме томуспільно з Міністерством закордонних справ розробили тематичний ролик, абивкотре привернути увагу міжнародної спільноти до подій в Україні», —коментують в 1+1 media.</text:p>
      <text:p text:style-name="P4">
News Source: <text:a xlink:type="simple" xlink:href="https://armyinform.com.ua/2023/04/22/mzs-spilno-z-1-1-zapustyly-video-pro-katastrofichni-naslidky-dlya-ekologiyi-sprychyneni-vtorgnennyam-rf/" text:style-name="Internet_20_link" text:visited-style-name="Visited_20_Internet_20_Link">
https://armyinform.com.ua/2023/04/22/mzs-spilno-z-1-1-zapustyly-video-pro-katastrofichni-naslidky-dlya-ekologiyi-sprychyneni-vtorgnennyam-rf/</text:a>
</text:p>
      <!--NEWS-->
      <text:h text:style-name="P10" text:outline-level="1">
<text:span text:style-name="T4">
The "court" in Crimea appointed 7 years in the Crimean Tatar lattice for 500 UAH, which he allegedly transferred welfare</text:span>
</text:h>
      <text:p text:style-name="P4">
Author: ['АРМІЯINFORM']</text:p>
      <text:p text:style-name="P4">
Time: 2023-04-22T98:00:00-04:00</text:p>
      <text:p text:style-name="P4">
Description: About the cesspool of the relarms of the Supreme for the sake of Ukrainian, the rights of the people Dmitro Lubinets are right. ... War with Ukraine 2022, War with Ukraine latest news today, News War with Ukraine 2022 The last for today, will there be a war between Ukraine and Russia and when, the war with Ukraine in 2022 will be or not, will there be a war with Ukraine in In the near future they say, the war with Ukraine, Ukrainian news today, Ukrainian news in Ukrainian media in Russian</text:p>
      <text:p text:style-name="P4">
Images: ['<text:a xlink:type="simple" xlink:href="https://armyinform.com.ua/wp-content/uploads/2023/04/large-2.jpg" text:style-name="Internet_20_link" text:visited-style-name="Visited_20_Internet_20_Link">
large-2.jpg</text:a>
']</text:p>
      <text:p text:style-name="P4">
Tags: ['КРИМ', 'УПОВНОВАЖЕНИЙ ВРУ З ПРАВ ЛЮДИНИ']</text:p>
      <text:p text:style-name="P4">
Category: News</text:p>
      <!--METADATA-->
      <text:p text:style-name="P4">
<draw:frame draw:style-name="fr1" draw:name="Image293" text:anchor-type="as-char" svg:width="6.9236in" svg:height="6.9236in" draw:z-index="0">
<draw:image xlink:href="../Images/AРМІЯINFORM/2023-04-22T98-00-00-04-00/large-2.jpg" xlink:type="simple" xlink:show="embed" xlink:actuate="onLoad" draw:mime-type="image/jpeg"/>
</draw:frame>
About it <text:a xlink:type="simple" xlink:href="https://t.me/dmytro_lubinetzs/2226" text:style-name="Internet_20_link" text:visited-style-name="Visited_20_Internet_20_Link">
reported</text:a>
The Commissioner of the Verkhovna Rada of Ukraine for Human Rights Dmitry Lubinets.</text:p>
      <ul>
        <li>
7 years in prison in a strict regime colony with the first year in prison. Such a sentence of Russia -controlled "Kyiv District Suderopol" approved in relation to the Crimean Tatar Apas Kurtet, - said. -The 21-year-old boy was accused of "financing" of the Volunteer Battalion "Crimea".("Creation of armed formation, management and its formation or its financing" Part 1 of Article 208 of the Criminal Code of the Russian Federation). За версієюслідства, він переказав 500 гривень представнику батальйону. Насправді Аппазпозичив у борг ці гроші знайомому, котрий на той час вступив до добробату.</li>
      </ul>
      <text:p text:style-name="P4">
Нагадаю: Аппаза Куртамета російські силовики затримали 23 липня 2022 року наадмінмежі з тимчасово окупованим Кримом, куди він прямував до родичів. Того ждня звʼязок із ним зник. Про його місце перебування не було відомо до 8жовтня. Наприкінці лютого цього року окупанти розпочали судилище.</text:p>
      <text:p text:style-name="P4">
Росія не полишає репресивну політику стосовно представників корінного народуКриму — кримських татар. Усі обвинувачення на адресу громадян України єнадуманими і мають політично мотивоване підґрунтя, а вироки — незаконними.</text:p>
      <text:p text:style-name="P4">
Міжнародне гуманітарне право забороняє державі-окупанту застосовувати своєкримінальне законодавство на окупованій території.</text:p>
      <text:p text:style-name="P4">
Закликаю світову спільноту посилити політико-дипломатичний тиск на РФ доповного і безумовного звільнення всіх незаконно утримуваних українськихгромадян.</text:p>
      <text:p text:style-name="P4">
News Source: <text:a xlink:type="simple" xlink:href="https://armyinform.com.ua/2023/04/22/sud-u-krymu-pryznachyv-7-rokiv-za-gratamy-krymskomu-tatarynu-za-500-grn-yaki-toj-nibyto-perekazav-dobrobatu/" text:style-name="Internet_20_link" text:visited-style-name="Visited_20_Internet_20_Link">
https://armyinform.com.ua/2023/04/22/sud-u-krymu-pryznachyv-7-rokiv-za-gratamy-krymskomu-tatarynu-za-500-grn-yaki-toj-nibyto-perekazav-dobrobatu/</text:a>
</text:p>
      <!--NEWS-->
      <text:h text:style-name="P10" text:outline-level="1">
<text:span text:style-name="T4">
The Ministry of Reintegration has released a grant competition for the restoration of deoocular territories</text:span>
</text:h>
      <text:p text:style-name="P4">
Author: ['АРМІЯINFORM']</text:p>
      <text:p text:style-name="P4">
Time: 2023-04-22T99:00:00-04:00</text:p>
      <text:p text:style-name="P4">
Description: Gromadska Organization “Isar єdnannya” for the Pidrima USAID has stolen a Grantian competition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document42.webp" text:style-name="Internet_20_link" text:visited-style-name="Visited_20_Internet_20_Link">
document42.webp</text:a>
']</text:p>
      <text:p text:style-name="P4">
Tags: ['МІНРЕІНТЕГРАЦІЇ']</text:p>
      <text:p text:style-name="P4">
Category: News</text:p>
      <!--METADATA-->
      <text:p text:style-name="P4">
<draw:frame draw:style-name="fr1" draw:name="Image294" text:anchor-type="as-char" svg:width="6.9236in" svg:height="4.588039in" draw:z-index="0">
<draw:image xlink:href="../ConvertedIMGs/AРМІЯINFORM/2023-04-22T99-00-00-04-00/document42.png" xlink:type="simple" xlink:show="embed" xlink:actuate="onLoad" draw:mime-type="image/png"/>
</draw:frame>
The NGO "Isar Unity", with the support of USAID, has announced a Grand Contest for NGOs that contribute to the restoration and development of de -industrial territories <text:a xlink:type="simple" xlink:href="https://minre.gov.ua/2023/04/22/grantovyj-konkurs-dlya-gromadskyh-organizaczij-yaki-vidnovlyuyut-deokupovani-terytoriyi/" text:style-name="Internet_20_link" text:visited-style-name="Visited_20_Internet_20_Link">
informs</text:a>
Ministry of Reintegration of temporarily occupied territories of Ukraine.</text:p>
      <text:p text:style-name="P4">
First of all, it is aimed at the primary needs of communities: restoration of administrative and social services; creation of favorable conditions for local business, as well as support of public movements, volunteer initiatives and more.</text:p>
      <text:p text:style-name="P4">
The target areas of the projects are communities that are included in the list of areas in accordance with the order of the Ministry of Reintegration.</text:p>
      <text:p text:style-name="P4">
The maximum and minimum grant amount is not indicated. It is expected that up to 5 million hryvnias.</text:p>
      <text:p text:style-name="P4">
Applications can be submitted by 18:00 on May 31, 2023.</text:p>
      <text:p text:style-name="P4">
News Source: <text:a xlink:type="simple" xlink:href="https://armyinform.com.ua/2023/04/22/minreintegracziyi-oprylyudnyla-grantovyj-konkurs-na-vidnovlennya-deokupovanyh-terytorij/" text:style-name="Internet_20_link" text:visited-style-name="Visited_20_Internet_20_Link">
https://armyinform.com.ua/2023/04/22/minreintegracziyi-oprylyudnyla-grantovyj-konkurs-na-vidnovlennya-deokupovanyh-terytorij/</text:a>
</text:p>
      <!--NEWS-->
      <text:h text:style-name="P10" text:outline-level="1">
<text:span text:style-name="T4">
Italy wants to get out of the Chinese project "One Belt, One Way" - Bloomberg</text:span>
</text:h>
      <text:p text:style-name="P4">
Authors: Ukrinform (Person)</text:p>
      <text:p text:style-name="P4">
Publisher: Укринформ (Organization)</text:p>
      <text:p text:style-name="P4">
Published Time: 2023-04-23T-31:16:00+03:00</text:p>
      <text:p text:style-name="P4">
Modified Time: 2023-04-23T00:16:00+03:00</text:p>
      <text:p text:style-name="P4">
Description: The Italian Government reflects on the release of the Chinese initiative "One Belt, One Way" because of significant political risks. - Ukrinform.</text:p>
      <text:p text:style-name="P4">
Images: ["<text:a xlink:type="simple" xlink:href="https://static.ukrinform.com/photos/2022_12/thumb_files/630_360_1671767245-343.jpg" text:style-name="Internet_20_link" text:visited-style-name="Visited_20_Internet_20_Link">
630_360_16717...</text:a>
"]</text:p>
      <text:p text:style-name="P4">
Tags: ['Італія', 'Китай', 'Торгівля']</text:p>
      <text:p text:style-name="P4">
Type: Article</text:p>
      <!--METADATA-->
      <text:p text:style-name="P4">
<draw:frame draw:style-name="fr1" draw:name="Image295" text:anchor-type="as-char" svg:width="6.9236in" svg:height="3.956343in" draw:z-index="0">
<draw:image xlink:href="../Images/yкринформ/2023-04-23T-31-16-00-03-00/630_360_1671767245-343.jpg" xlink:type="simple" xlink:show="embed" xlink:actuate="onLoad" draw:mime-type="image/jpeg"/>
</draw:frame>
Government reflects on the release of the Chinese initiative "One Belt, One Way" because of significant political risks.</text:p>
      <text:p text:style-name="P4">
According to Ukrinform, it writes <text:a xlink:type="simple" xlink:href="https://www.bloomberg.com/news/articles/2023-04-22/italy-rethinks-its-close-china-ties-as-us-backs-stronger-break" text:style-name="Internet_20_link" text:visited-style-name="Visited_20_Internet_20_Link">
</text:a>
.</text:p>
      <text:p text:style-name="P4">
“According to people who are familiar with the process of thinking of the government, the Prime Minister of Italian Jewing Meloni, who holds right views and came to power less than a minority ago, leaving the agreement on joining the contradictory initiative“ One Belt, One Way ”, in The framework of which was funded in infrastructure projects for $ 900 billion in the world, ”the materials said.</text:p>
      <text:p text:style-name="P4">
<text:span text:style-name="T4">
 Read also: </text:span>
 <text:span text:style-name="T4">
 <text:a xlink:type="simple" xlink:href="https://www.ukrinform.ua/rubric-economy/3686677-meloni-zaboronila-prodavati-italijsku-firmu-kompanii-povazanij-iz-rosijskim-andeksom.html" text:style-name="Internet_20_link" text:visited-style-name="Visited_20_Internet_20_Link">
</text:a>
</text:span>
</text:p>
      <text:p text:style-name="P4">
It is noted that Italy is the only Member State of the Seven Group, which joined China's uplift.</text:p>
      <text:p text:style-name="P4">
“The agreement was agreed in 2019 during the Prime Ministry of Giuseppe Conte, but did not investigate a deeper integration between China and Italy compared to other EU states. However, the risks of exit are both economic and political, because China can take steps in response, ”Bloomberg says.</text:p>
      <text:p text:style-name="P4">
<text:span text:style-name="T4">
 Read also: </text:span>
 <text:span text:style-name="T4">
 <text:a xlink:type="simple" xlink:href="https://www.ukrinform.ua/rubric-economy/3699148-italia-zamorozila-rahunki-j-villu-sina-rosijskogo-oligarha-akij-vtik-z-pid-arestu-do-rf.html" text:style-name="Internet_20_link" text:visited-style-name="Visited_20_Internet_20_Link">
</text:a>
</text:span>
</text:p>
      <text:p text:style-name="P4">
The publication points out that such a decision by Italy will prevent the efforts of Presidential Tyinpin to sow discord between European countries, willing to protect economic ties with Beijing, and the United States, which is being implemented more and more confessional policies.</text:p>
      <text:p text:style-name="P4">
"It puts Italy and the European Union in a delicate position between two -manners," Bloomberg notes.</text:p>
      <text:p text:style-name="P4">
Note that <text:span text:style-name="T4">
 <text:a xlink:type="simple" xlink:href="https://www.ukrinform.ua/tag-italia" text:style-name="Internet_20_link" text:visited-style-name="Visited_20_Internet_20_Link">
</text:a>
</text:span>
 - the third one imported from China by the country of EU and the fourth most exporter to the Celestial, which is a key export market for elite brands.</text:p>
      <text:p text:style-name="P4">
"Meloni wanted to make an announcement of Italy's position in relation to" one belt, one way "to the May Summit G7, but to agree to this option for its coalition is harder than it seemed. The government is divided, and the Meloni Brothers Party mainly supports the way out, although others propose to leave it in force, ”the agency explains.Meloni also has not yet answered the official invitation to be implemented in China, which was previously planned for May.</text:p>
      <text:p text:style-name="P4">
"Preparing for the trip is suspended until Italy is looking for ways to continue the" one belt, one way ", while limiting the impact of this decision with China," the article concludes.</text:p>
      <text:p text:style-name="P4">
As the agency reported earlier, the Minister of Defense of Italy Guido Krozetto _ <text:span text:style-name="T4">
 <text:a xlink:type="simple" xlink:href="https://www.ukrinform.ua/rubric-world/3699322-ministr-oboroni-italii-vistupae-za-peregovori-miz-ukrainou-ta-rf-i-poserednictvo-kitau.html" text:style-name="Internet_20_link" text:visited-style-name="Visited_20_Internet_20_Link">
</text:a>
</text:span>
 _ that need to plant Ukraine and the Russian Federation at the negotiation table, and China could be intermediary.</text:p>
      <text:p text:style-name="P4">
News Source: <text:a xlink:type="simple" xlink:href="https://www.ukrinform.ua/rubric-world/3699435-italia-hoce-vijti-z-kitajskogo-proektu-odin-poas-odin-slah-bloomberg.html" text:style-name="Internet_20_link" text:visited-style-name="Visited_20_Internet_20_Link">
https://www.ukrinform.ua/rubric-world/3699435-italia-hoce-vijti-z-kitajskogo-proektu-odin-poas-odin-slah-bloomberg.html</text:a>
</text:p>
      <!--NEWS-->
      <text:h text:style-name="P10" text:outline-level="1">
<text:span text:style-name="T4">
Italy wants to get out of the Chinese project "One Belt, One Way" - Bloomberg</text:span>
</text:h>
      <text:p text:style-name="P4">
Authors: Ukrinform (Person)</text:p>
      <text:p text:style-name="P4">
Publisher: Укринформ (Organization)</text:p>
      <text:p text:style-name="P4">
Published Time: 2023-04-23T00:16:00+03:00</text:p>
      <text:p text:style-name="P4">
Modified Time: 2023-04-23T00:16:00+03:00</text:p>
      <text:p text:style-name="P4">
Description: The Italian Government reflects on the release of the Chinese initiative "One Belt, One Way" because of significant political risks. - Ukrinform.</text:p>
      <text:p text:style-name="P4">
Images: ["<text:a xlink:type="simple" xlink:href="https://static.ukrinform.com/photos/2022_12/thumb_files/630_360_1671767245-343.jpg" text:style-name="Internet_20_link" text:visited-style-name="Visited_20_Internet_20_Link">
630_360_16717...</text:a>
"]</text:p>
      <text:p text:style-name="P4">
Tags: ['Італія', 'Китай', 'Торгівля']</text:p>
      <text:p text:style-name="P4">
Type: Article</text:p>
      <!--METADATA-->
      <text:p text:style-name="P4">
<draw:frame draw:style-name="fr1" draw:name="Image296" text:anchor-type="as-char" svg:width="6.9236in" svg:height="3.956343in" draw:z-index="0">
<draw:image xlink:href="../Images/yкринформ/2023-04-23T00-16-00-03-00/630_360_1671767245-343.jpg" xlink:type="simple" xlink:show="embed" xlink:actuate="onLoad" draw:mime-type="image/jpeg"/>
</draw:frame>
Government reflects on the release of the Chinese initiative "One Belt, One Way" because of significant political risks.</text:p>
      <text:p text:style-name="P4">
According to Ukrinform, it writes <text:a xlink:type="simple" xlink:href="https://www.bloomberg.com/news/articles/2023-04-22/italy-rethinks-its-close-china-ties-as-us-backs-stronger-break" text:style-name="Internet_20_link" text:visited-style-name="Visited_20_Internet_20_Link">
</text:a>
.</text:p>
      <text:p text:style-name="P4">
“According to people who are familiar with the process of thinking of the government, the Prime Minister of Italian Jewing Meloni, who holds right views and came to power less than a minority ago, leaving the agreement on joining the contradictory initiative“ One Belt, One Way ”, in The framework of which was funded in infrastructure projects for $ 900 billion in the world, ”the materials said.</text:p>
      <text:p text:style-name="P4">
<text:span text:style-name="T4">
 Read also: </text:span>
 <text:span text:style-name="T4">
 <text:a xlink:type="simple" xlink:href="https://www.ukrinform.ua/rubric-economy/3686677-meloni-zaboronila-prodavati-italijsku-firmu-kompanii-povazanij-iz-rosijskim-andeksom.html" text:style-name="Internet_20_link" text:visited-style-name="Visited_20_Internet_20_Link">
</text:a>
</text:span>
</text:p>
      <text:p text:style-name="P4">
It is noted that Italy is the only Member State of the Seven Group, which joined China's uplift.</text:p>
      <text:p text:style-name="P4">
“The agreement was agreed in 2019 during the Prime Ministry of Giuseppe Conte, but did not investigate a deeper integration between China and Italy compared to other EU states. However, the risks of exit are both economic and political, because China can take steps in response, ”Bloomberg says.</text:p>
      <text:p text:style-name="P4">
<text:span text:style-name="T4">
 Read also: </text:span>
 <text:span text:style-name="T4">
 <text:a xlink:type="simple" xlink:href="https://www.ukrinform.ua/rubric-economy/3699148-italia-zamorozila-rahunki-j-villu-sina-rosijskogo-oligarha-akij-vtik-z-pid-arestu-do-rf.html" text:style-name="Internet_20_link" text:visited-style-name="Visited_20_Internet_20_Link">
</text:a>
</text:span>
</text:p>
      <text:p text:style-name="P4">
The publication points out that such a decision by Italy will prevent the efforts of Presidential Tyinpin to sow discord between European countries, willing to protect economic ties with Beijing, and the United States, which is being implemented more and more confessional policies.</text:p>
      <text:p text:style-name="P4">
"It puts Italy and the European Union in a delicate position between two -manners," Bloomberg notes.</text:p>
      <text:p text:style-name="P4">
Note that <text:span text:style-name="T4">
 <text:a xlink:type="simple" xlink:href="https://www.ukrinform.ua/tag-italia" text:style-name="Internet_20_link" text:visited-style-name="Visited_20_Internet_20_Link">
</text:a>
</text:span>
 - the third one imported from China by the country of EU and the fourth most exporter to the Celestial, which is a key export market for elite brands.</text:p>
      <text:p text:style-name="P4">
"Meloni wanted to make an announcement of Italy's position in relation to" one belt, one way "to the May Summit G7, but to agree to this option for its coalition is harder than it seemed. The government is divided, and the Meloni Brothers Party mainly supports the way out, although others propose to leave it in force, ”the agency explains.Meloni also has not yet answered the official invitation to be implemented in China, which was previously planned for May.</text:p>
      <text:p text:style-name="P4">
"Preparing for the trip is suspended until Italy is looking for ways to continue the" one belt, one way ", while limiting the impact of this decision with China," the article concludes.</text:p>
      <text:p text:style-name="P4">
As the agency reported earlier, the Minister of Defense of Italy Guido Krozetto _ <text:span text:style-name="T4">
 <text:a xlink:type="simple" xlink:href="https://www.ukrinform.ua/rubric-world/3699322-ministr-oboroni-italii-vistupae-za-peregovori-miz-ukrainou-ta-rf-i-poserednictvo-kitau.html" text:style-name="Internet_20_link" text:visited-style-name="Visited_20_Internet_20_Link">
</text:a>
</text:span>
 _ that need to plant Ukraine and the Russian Federation at the negotiation table, and China could be intermediary.</text:p>
      <text:p text:style-name="P4">
News Source: <text:a xlink:type="simple" xlink:href="https://www.ukrinform.ua/rubric-world/3699435-italia-hoce-vijti-z-kitajskogo-proektu-odin-poas-odin-slah-bloomberg.html" text:style-name="Internet_20_link" text:visited-style-name="Visited_20_Internet_20_Link">
https://www.ukrinform.ua/rubric-world/3699435-italia-hoce-vijti-z-kitajskogo-proektu-odin-poas-odin-slah-bloomberg.html</text:a>
</text:p>
      <!--NEWS-->
      <text:h text:style-name="P10" text:outline-level="1">
<text:span text:style-name="T4">
In Kherson region, the occupiers are forcibly strengthening the residents of the left bank of the Dnieper</text:span>
</text:h>
      <text:p text:style-name="P4">
Author: ['АРМІЯINFORM']</text:p>
      <text:p text:style-name="P4">
Time: 2023-04-23T99:00:00-04:00</text:p>
      <text:p text:style-name="P4">
Description: Rosiyani Vimagayut vid Meshkantzin of the Lithuanian coast of Kherson region, yaki live signs of Dnizra ... War with Ukraine 2022, war with Ukraine Latest news today, news War with Ukraine 2022 Last for today, will there be a war between Ukraine and Russia and when, the war with Ukraine in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ilyustratyvne-foto_large-1.jpg" text:style-name="Internet_20_link" text:visited-style-name="Visited_20_Internet_20_Link">
ilyustratyvne-foto_large-1.jpg</text:a>
']</text:p>
      <text:p text:style-name="P4">
Tags: ['STOPRUSSIA', 'АГРЕСІЯ РФ', 'ВТОРГНЕННЯ РФ']</text:p>
      <text:p text:style-name="P4">
Category: News</text:p>
      <!--METADATA-->
      <text:p text:style-name="P4">
<draw:frame draw:style-name="fr1" draw:name="Image297" text:anchor-type="as-char" svg:width="6.9236in" svg:height="3.893007in" draw:z-index="0">
<draw:image xlink:href="../Images/AРМІЯINFORM/2023-04-23T99-00-00-04-00/ilyustratyvne-foto_large-1.jpg" xlink:type="simple" xlink:show="embed" xlink:actuate="onLoad" draw:mime-type="image/jpeg"/>
</draw:frame>
Illustrative photo</text:p>
      <text:p text:style-name="P4">
The Russians demand from the inhabitants of the left bank of Kherson region, who live along the Dnieper to leave the region.</text:p>
      <text:p text:style-name="P4">
About it <text:a xlink:type="simple" xlink:href="https://sprotyv.mod.gov.ua/2023/04/22/okupanty-grabuyut-hersonshhynu-ta-provodyat-evakuacziyu-naselennya/" text:style-name="Internet_20_link" text:visited-style-name="Visited_20_Internet_20_Link">
reports</text:a>
Center of National Establishment.</text:p>
      <text:p text:style-name="P4">
Thus, in Nova Kakhovka and in the village of Dnipryany, the occupiers reported local residents that those who live on the first shoreline of the Dnieper have urgently abandoned. At the same time, the enemy has its equipment in the residential areas of these paints.</text:p>
      <text:p text:style-name="P4">
The Russians also continue to steal Ukrainian infrastructure on temporarily seized lands. In particular, in Brylivka town, about 150 invaders dismantled the elevator on scrap.</text:p>
      <text:p text:style-name="P4">
News Source: <text:a xlink:type="simple" xlink:href="https://armyinform.com.ua/2023/04/23/na-hersonshhyni-okupanty-prymusovo-vysylyayut-meshkancziv-livogo-berega-dnipra/" text:style-name="Internet_20_link" text:visited-style-name="Visited_20_Internet_20_Link">
https://armyinform.com.ua/2023/04/23/na-hersonshhyni-okupanty-prymusovo-vysylyayut-meshkancziv-livogo-berega-dnipra/</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